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hgBackGColour/ChgBGCol.xml" manifest:media-type="text/xml"/>
  <manifest:file-entry manifest:full-path="Basic/ChgBackGColour/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TCIcode/Input_on_Database.xml" manifest:media-type="text/xml"/>
  <manifest:file-entry manifest:full-path="Basic/TCIcode/Goto.xml" manifest:media-type="text/xml"/>
  <manifest:file-entry manifest:full-path="Basic/TCIcode/ProsesJwbPeserta.xml" manifest:media-type="text/xml"/>
  <manifest:file-entry manifest:full-path="Basic/TCIcode/script-lb.xml" manifest:media-type="text/xml"/>
  <manifest:file-entry manifest:full-path="Basic/TCIcode/ExportAsCsv.xml" manifest:media-type="text/xml"/>
  <manifest:file-entry manifest:full-path="Basic/TCIcode/EventProcess.xml" manifest:media-type="text/xml"/>
  <manifest:file-entry manifest:full-path="Basic/TCIcode/ValueInput.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TCIcode/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Courier New" svg:font-family="'Courier New'" style:font-pitch="variable"/>
    <style:font-face style:name="Segoe UI" svg:font-family="'Segoe UI'"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13.23mm"/>
    </style:style>
    <style:style style:name="co6" style:family="table-column">
      <style:table-column-properties fo:break-before="auto" style:column-width="105.85mm"/>
    </style:style>
    <style:style style:name="co7" style:family="table-column">
      <style:table-column-properties fo:break-before="auto" style:column-width="12.91mm"/>
    </style:style>
    <style:style style:name="co8" style:family="table-column">
      <style:table-column-properties fo:break-before="auto" style:column-width="10mm"/>
    </style:style>
    <style:style style:name="co9" style:family="table-column">
      <style:table-column-properties fo:break-before="auto" style:column-width="27.78mm"/>
    </style:style>
    <style:style style:name="co10" style:family="table-column">
      <style:table-column-properties fo:break-before="auto" style:column-width="19.09mm"/>
    </style:style>
    <style:style style:name="co11" style:family="table-column">
      <style:table-column-properties fo:break-before="auto" style:column-width="34.03mm"/>
    </style:style>
    <style:style style:name="co12" style:family="table-column">
      <style:table-column-properties fo:break-before="auto" style:column-width="37.27mm"/>
    </style:style>
    <style:style style:name="co13" style:family="table-column">
      <style:table-column-properties fo:break-before="auto" style:column-width="38.06mm"/>
    </style:style>
    <style:style style:name="co14" style:family="table-column">
      <style:table-column-properties fo:break-before="auto" style:column-width="34.84mm"/>
    </style:style>
    <style:style style:name="co15" style:family="table-column">
      <style:table-column-properties fo:break-before="auto" style:column-width="50.76mm"/>
    </style:style>
    <style:style style:name="co16" style:family="table-column">
      <style:table-column-properties fo:break-before="auto" style:column-width="48.88mm"/>
    </style:style>
    <style:style style:name="co17" style:family="table-column">
      <style:table-column-properties fo:break-before="auto" style:column-width="49.42mm"/>
    </style:style>
    <style:style style:name="co18" style:family="table-column">
      <style:table-column-properties fo:break-before="auto" style:column-width="55.63mm"/>
    </style:style>
    <style:style style:name="co19" style:family="table-column">
      <style:table-column-properties fo:break-before="auto" style:column-width="10.12mm"/>
    </style:style>
    <style:style style:name="co20" style:family="table-column">
      <style:table-column-properties fo:break-before="auto" style:column-width="72.48mm"/>
    </style:style>
    <style:style style:name="co21" style:family="table-column">
      <style:table-column-properties fo:break-before="auto" style:column-width="24.45mm"/>
    </style:style>
    <style:style style:name="co22" style:family="table-column">
      <style:table-column-properties fo:break-before="auto" style:column-width="100.82mm"/>
    </style:style>
    <style:style style:name="co23" style:family="table-column">
      <style:table-column-properties fo:break-before="auto" style:column-width="107mm"/>
    </style:style>
    <style:style style:name="co24" style:family="table-column">
      <style:table-column-properties fo:break-before="auto" style:column-width="40.16mm"/>
    </style:style>
    <style:style style:name="co25" style:family="table-column">
      <style:table-column-properties fo:break-before="auto" style:column-width="27.76mm"/>
    </style:style>
    <style:style style:name="co26" style:family="table-column">
      <style:table-column-properties fo:break-before="auto" style:column-width="15.35mm"/>
    </style:style>
    <style:style style:name="co27" style:family="table-column">
      <style:table-column-properties fo:break-before="auto" style:column-width="8.2mm"/>
    </style:style>
    <style:style style:name="co28" style:family="table-column">
      <style:table-column-properties fo:break-before="auto" style:column-width="21.7mm"/>
    </style:style>
    <style:style style:name="co29" style:family="table-column">
      <style:table-column-properties fo:break-before="auto" style:column-width="21.33mm"/>
    </style:style>
    <style:style style:name="co30" style:family="table-column">
      <style:table-column-properties fo:break-before="auto" style:column-width="19.44mm"/>
    </style:style>
    <style:style style:name="co31" style:family="table-column">
      <style:table-column-properties fo:break-before="auto" style:column-width="19.17mm"/>
    </style:style>
    <style:style style:name="co32" style:family="table-column">
      <style:table-column-properties fo:break-before="auto" style:column-width="19.83mm"/>
    </style:style>
    <style:style style:name="co33" style:family="table-column">
      <style:table-column-properties fo:break-before="auto" style:column-width="8.01mm"/>
    </style:style>
    <style:style style:name="co34" style:family="table-column">
      <style:table-column-properties fo:break-before="auto" style:column-width="22.6mm"/>
    </style:style>
    <style:style style:name="co35" style:family="table-column">
      <style:table-column-properties fo:break-before="auto" style:column-width="10.85mm"/>
    </style:style>
    <style:style style:name="co36" style:family="table-column">
      <style:table-column-properties fo:break-before="auto" style:column-width="31.56mm"/>
    </style:style>
    <style:style style:name="co37" style:family="table-column">
      <style:table-column-properties fo:break-before="auto" style:column-width="63.11mm"/>
    </style:style>
    <style:style style:name="co38" style:family="table-column">
      <style:table-column-properties fo:break-before="auto" style:column-width="24.09mm"/>
    </style:style>
    <style:style style:name="co39" style:family="table-column">
      <style:table-column-properties fo:break-before="auto" style:column-width="36.83mm"/>
    </style:style>
    <style:style style:name="co40" style:family="table-column">
      <style:table-column-properties fo:break-before="auto" style:column-width="69.48mm"/>
    </style:style>
    <style:style style:name="co41" style:family="table-column">
      <style:table-column-properties fo:break-before="auto" style:column-width="73.68mm"/>
    </style:style>
    <style:style style:name="co42" style:family="table-column">
      <style:table-column-properties fo:break-before="auto" style:column-width="67.08mm"/>
    </style:style>
    <style:style style:name="co43" style:family="table-column">
      <style:table-column-properties fo:break-before="auto" style:column-width="55.09mm"/>
    </style:style>
    <style:style style:name="co44" style:family="table-column">
      <style:table-column-properties fo:break-before="auto" style:column-width="95.46mm"/>
    </style:style>
    <style:style style:name="co45"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3.35mm" fo:break-before="auto" style:use-optimal-row-height="false"/>
    </style:style>
    <style:style style:name="ro6" style:family="table-row">
      <style:table-row-properties style:row-height="8.94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60.01mm" fo:break-before="auto" style:use-optimal-row-height="false"/>
    </style:style>
    <style:style style:name="ro9" style:family="table-row">
      <style:table-row-properties style:row-height="9.1mm"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4" style:family="table-cell" style:parent-style-name="Default">
      <style:table-cell-properties style:text-align-source="fix" style:repeat-content="false" fo:wrap-option="no-wrap" fo:border="0.06pt solid #000000" style:direction="ltr" style:rotation-angle="9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0"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0.06pt solid #000000"/>
      <style:paragraph-properties fo:text-align="center" fo:margin-left="0mm"/>
    </style:style>
    <style:style style:name="ce32" style:family="table-cell" style:parent-style-name="Default">
      <style:table-cell-properties style:text-align-source="fix" style:repeat-content="false" fo:border="0.06pt solid #000000"/>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fo:border="0.06pt solid #000000"/>
      <style:paragraph-properties fo:text-align="center" fo:margin-left="0mm"/>
    </style:style>
    <style:style style:name="ce45"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mm"/>
    </style:style>
    <style:style style:name="ce44"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6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1" style:family="table-cell" style:parent-style-name="Default">
      <style:table-cell-properties fo:border="0.06pt solid #000000"/>
    </style:style>
    <style:style style:name="ce74" style:family="table-cell" style:parent-style-name="Default">
      <style:table-cell-properties fo:border="0.06pt solid #00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78"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table-cell-properties style:text-align-source="fix" style:repeat-content="false" fo:border="0.06pt solid #000000" style:vertical-align="middle"/>
      <style:paragraph-properties fo:text-align="center" fo:margin-left="0mm"/>
    </style:style>
    <style:style style:name="ce47"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ext-properties style:text-outline="false" style:text-line-through-style="none" style:text-line-through-type="none" fo:language="en" fo:country="US" fo:font-style="italic"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hi" style:country-asian="IN" style:font-style-asian="normal" style:font-weight-asian="normal" style:font-name-complex="Segoe UI" style:font-size-complex="11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9"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Segoe UI" style:font-size-complex="11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98" style:family="table-cell" style:parent-style-name="Default" style:data-style-name="N0">
      <style:table-cell-properties style:text-align-source="fix" style:repeat-content="false" fo:border="0.06pt solid #000000"/>
      <style:paragraph-properties fo:text-align="center" fo:margin-left="0mm"/>
    </style:style>
    <style:style style:name="ce100" style:family="table-cell" style:parent-style-name="Default" style:data-style-name="N0">
      <style:table-cell-properties style:text-align-source="fix" style:repeat-content="false"/>
      <style:paragraph-properties fo:text-align="center" fo:margin-left="0mm"/>
    </style:style>
    <style:style style:name="ce27" style:family="table-cell" style:parent-style-name="Default">
      <style:table-cell-properties fo:border="0.06pt solid #000000"/>
    </style:style>
    <style:style style:name="ce84"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86" style:family="table-cell" style:parent-style-name="Default" style:data-style-name="N0">
      <style:table-cell-properties style:text-align-source="fix" style:repeat-content="false" style:vertical-align="middle"/>
      <style:paragraph-properties fo:text-align="center" fo:margin-left="0mm"/>
    </style:style>
    <style:style style:name="ce87" style:family="table-cell" style:parent-style-name="Default">
      <style:table-cell-properties style:text-align-source="fix" style:repeat-content="false" style:vertical-align="middle"/>
      <style:paragraph-properties fo:text-align="center" fo:margin-left="0mm"/>
    </style:style>
    <style:style style:name="ce123" style:family="table-cell" style:parent-style-name="Default">
      <style:table-cell-properties style:text-align-source="fix" style:repeat-content="false" fo:border="none" style:vertical-align="middle"/>
      <style:paragraph-properties fo:text-align="center" fo:margin-left="0mm"/>
    </style:style>
    <style:style style:name="ce49"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126"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130"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142"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144" style:family="table-cell" style:parent-style-name="Default" style:data-style-name="N80">
      <style:table-cell-properties style:text-align-source="fix" style:repeat-content="false"/>
      <style:paragraph-properties fo:text-align="center" fo:margin-left="0mm"/>
    </style:style>
    <style:style style:name="ce146"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49"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06" style:family="table-cell" style:parent-style-name="Default" style:data-style-name="N100"/>
    <style:style style:name="ce110" style:family="table-cell" style:parent-style-name="Default" style:data-style-name="N80"/>
    <style:style style:name="ce15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57" style:family="table-cell" style:parent-style-name="Default">
      <style:table-cell-properties fo:background-color="#00aaad" style:text-align-source="fix" style:repeat-content="false" fo:border="0.06pt solid #000000" style:vertical-align="middle"/>
      <style:paragraph-properties fo:text-align="center"/>
    </style:style>
    <style:style style:name="ce156" style:family="table-cell" style:parent-style-name="Default">
      <style:table-cell-properties style:text-align-source="fix" style:repeat-content="false" fo:wrap-option="wrap" fo:border="0.06pt solid #000000" style:rotation-angle="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90" style:family="table-cell" style:parent-style-name="Default">
      <style:table-cell-properties style:text-align-source="fix" style:repeat-content="false" fo:wrap-option="wrap" fo:border="0.06pt solid #000000"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60" style:family="table-cell" style:parent-style-name="Default">
      <style:table-cell-properties fo:wrap-option="wrap" fo:border="0.06pt solid #000000" style:rotation-angle="90" style:vertical-align="middle"/>
    </style:style>
    <style:style style:name="ce192" style:family="table-cell" style:parent-style-name="Default">
      <style:table-cell-properties fo:wrap-option="wrap" fo:border="0.06pt solid #000000" style:vertical-align="middle"/>
    </style:style>
    <style:style style:name="ce162" style:family="table-cell" style:parent-style-name="Default">
      <style:table-cell-properties style:text-align-source="fix" style:repeat-content="false" fo:wrap-option="wrap" fo:border="0.06pt solid #000000" style:rotation-angle="90" style:vertical-align="middle"/>
      <style:paragraph-properties fo:text-align="center" fo:margin-left="0mm"/>
    </style:style>
    <style:style style:name="ce163"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style:text-align-source="fix" style:repeat-content="false" fo:wrap-option="wrap" style:rotation-angle="90" style:vertical-align="middle"/>
      <style:paragraph-properties fo:text-align="center" fo:margin-left="0mm"/>
    </style:style>
    <style:style style:name="ce165"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6" style:family="table-cell" style:parent-style-name="Default">
      <style:table-cell-properties style:text-align-source="fix" style:repeat-content="false" fo:wrap-option="wrap" style:direction="ltr" style:rotation-angle="90" style:rotation-align="none" style:shrink-to-fit="false" style:vertical-align="middle" loext:vertical-justify="auto"/>
      <style:paragraph-properties fo:text-align="center" css3t:text-justify="auto" fo:margin-left="0mm" style:writing-mode="page"/>
    </style:style>
    <style:style style:name="ce16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68" style:family="table-cell" style:parent-style-name="Default">
      <style:table-cell-properties fo:wrap-option="wrap"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fo:wrap-option="wrap"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wrap-option="wrap" style:vertical-align="middle"/>
    </style:style>
    <style:style style:name="ce1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72" style:family="table-cell" style:parent-style-name="Default">
      <style:table-cell-properties fo:wrap-option="wrap" style:vertical-align="middle"/>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173" style:family="table-cell" style:parent-style-name="Default" style:data-style-name="N166">
      <style:table-cell-properties style:text-align-source="fix" style:repeat-content="false" fo:wrap-option="wrap" fo:border="0.06pt solid #000000" style:vertical-align="middle"/>
      <style:paragraph-properties fo:text-align="center" fo:margin-left="0mm"/>
    </style:style>
    <style:style style:name="ce174" style:family="table-cell" style:parent-style-name="Default" style:data-style-name="N166">
      <style:table-cell-properties style:text-align-source="fix" style:repeat-content="false" fo:wrap-option="wrap" style:vertical-align="middle"/>
      <style:paragraph-properties fo:text-align="center" fo:margin-left="0mm"/>
    </style:style>
    <style:style style:name="ce207"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id" fo:country="ID" fo:font-style="normal" fo:text-shadow="none" style:text-underline-style="none" fo:font-weight="bold" style:text-underline-mode="continuous" style:text-overline-mode="continuous" style:text-line-through-mode="continuous" style:language-asian="ar" style:country-asian="SA"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08" style:family="table-cell" style:parent-style-name="Default" style:data-style-name="N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0"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1"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13" style:family="table-cell" style:parent-style-name="Default">
      <style:table-cell-properties fo:border-bottom="0.06pt solid #000000" fo:background-color="#ffffff"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215" style:family="table-cell" style:parent-style-name="Default">
      <style:table-cell-properties fo:border-bottom="0.06pt solid #000000" style:text-align-source="fix" style:repeat-content="false" fo:wrap-option="wrap"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style:text-align-source="fix" style:repeat-content="false" fo:wrap-option="wrap" style:vertical-align="middle"/>
      <style:paragraph-properties fo:text-align="start" fo:margin-left="0mm"/>
    </style:style>
    <style:style style:name="ce185" style:family="table-cell" style:parent-style-name="Default">
      <style:table-cell-properties fo:wrap-option="wrap" style:vertical-align="middle"/>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6" style:family="table-cell" style:parent-style-name="Default">
      <style:table-cell-properties fo:wrap-option="wrap" style:vertical-align="middle"/>
      <style:text-properties style:font-name="Arial" fo:font-size="11pt" style:font-size-asian="11pt" style:font-size-complex="11pt"/>
    </style:style>
    <style:style style:name="ce187" style:family="table-cell" style:parent-style-name="Default">
      <style:table-cell-properties fo:wrap-option="wrap" style:vertical-align="middle"/>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8"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9" style:family="table-cell" style:parent-style-name="Default" style:data-style-name="N0">
      <style:table-cell-properties fo:wrap-option="wrap" style:vertical-align="middl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226" style:family="table-cell" style:parent-style-name="Default">
      <style:table-cell-properties fo:background-color="#bce4e5" style:cell-protect="protected formula-hidden" style:print-content="true"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227" style:family="table-cell" style:parent-style-name="Default">
      <style:table-cell-properties fo:background-color="#bce4e5"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224"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7" style:family="table-cell" style:parent-style-name="Default" style:data-style-name="N166">
      <style:table-cell-properties fo:background-color="#bce4e5" style:cell-protect="protected formula-hidden" style:print-content="true"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229" style:family="table-cell" style:parent-style-name="Default" style:data-style-name="N2">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2"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4"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245"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center"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center"/>
      <style:text-properties fo:font-family="'Noto Serif'" style:font-style-name="Regular" style:font-family-generic="roman" fo:font-size="11pt"/>
    </style:style>
    <style:style style:name="P8" style:family="paragraph">
      <style:paragraph-properties fo:text-align="center"/>
      <style:text-properties fo:color="#000000" fo:font-family="Arial" style:font-style-name="Regular" style:font-family-generic="swiss" fo:font-size="12pt"/>
    </style:style>
    <style:style style:name="P9" style:family="paragraph">
      <style:paragraph-properties fo:text-align="start"/>
    </style:style>
    <style:style style:name="P10"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Malgun Gothic" fo:font-size="10pt" style:font-name-asian="Malgun Gothic" style:font-name-complex="Malgun Gothic" style:font-size-asian="10pt"/>
    </style:style>
    <style:style style:name="T3" style:family="text">
      <style:text-properties style:font-name="Malgun Gothic" fo:font-size="10pt" style:font-name-asian="Malgun Gothic" style:font-name-complex="Malgun Gothic" style:font-size-asian="10pt" fo:language="en" fo:country="US"/>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normal" style:text-underline-style="none" style:text-underline-color="font-color" style:text-line-through-type="none" fo:font-style="normal" style:text-outline="false" fo:text-shadow="none" style:text-line-through-mode="continuous" style:language-complex="hi" style:country-complex="IN" style:font-size-complex="11pt" style:font-weight-asian="normal" style:font-weight-complex="normal" style:font-style-asian="normal" style:font-style-complex="normal" style:text-emphasize="none" style:font-relief="none" style:text-overline-style="none" style:text-overline-color="font-color" fo:color="#212121" style:font-name="Malgun Gothic" fo:font-size="10pt" fo:language="en" fo:country="US" style:language-asian="en" style:country-asian="US" style:font-name-asian="Courier New" style:font-name-complex="Malgun Gothic" style:font-size-asian="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number-columns-repeated="4" table:default-cell-style-name="ce2"/>
        <table:table-column table:style-name="co8" table:number-columns-repeated="6" table:default-cell-style-name="ce4"/>
        <table:table-column table:style-name="co9" table:default-cell-style-name="ce4"/>
        <table:table-column table:style-name="co9" table:default-cell-style-name="ce2"/>
        <table:table-column table:style-name="co3" table:default-cell-style-name="ce2"/>
        <table:table-column table:style-name="co10" table:number-columns-repeated="3" table:default-cell-style-name="ce4"/>
        <table:table-column table:style-name="co3" table:number-columns-repeated="2" table:default-cell-style-name="ce4"/>
        <table:table-column table:style-name="co11" table:default-cell-style-name="ce73"/>
        <table:table-column table:style-name="co3" table:number-columns-repeated="2" table:default-cell-style-name="ce4"/>
        <table:table-column table:style-name="co12" table:default-cell-style-name="ce4"/>
        <table:table-column table:style-name="co13" table:default-cell-style-name="ce4"/>
        <table:table-column table:style-name="co14" table:default-cell-style-name="ce73"/>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0" table:number-columns-repeated="965" table:default-cell-style-name="ce4"/>
        <table:table-column table:style-name="co10" table:number-columns-repeated="27" table:default-cell-style-name="Default"/>
        <table:table-row table:style-name="ro3">
          <table:table-cell/>
          <table:table-cell table:style-name="ce30" office:value-type="string" calcext:value-type="string" table:number-columns-spanned="2" table:number-rows-spanned="2">
            <text:p>Character Categories</text:p>
          </table:table-cell>
          <table:covered-table-cell table:style-name="ce64"/>
          <table:table-cell table:style-name="ce81" office:value-type="string" calcext:value-type="string" table:number-columns-spanned="13" table:number-rows-spanned="1">
            <text:p>Jawaban</text:p>
          </table:table-cell>
          <table:covered-table-cell table:number-columns-repeated="4" table:style-name="ce92"/>
          <table:covered-table-cell table:style-name="ce64"/>
          <table:covered-table-cell table:number-columns-repeated="6" table:style-name="ce55"/>
          <table:covered-table-cell table:style-name="ce76"/>
          <table:table-cell table:number-columns-repeated="2"/>
          <table:table-cell table:style-name="ce11"/>
          <table:table-cell table:number-columns-repeated="2"/>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table:style-name="ce35" office:value-type="float" office:value="101" calcext:value-type="float">
            <text:p>101</text:p>
          </table:table-cell>
          <table:table-cell table:style-name="ce35" office:value-type="float" office:value="102" calcext:value-type="float">
            <text:p>102</text:p>
          </table:table-cell>
          <table:table-cell table:style-name="ce35" office:value-type="float" office:value="103" calcext:value-type="float">
            <text:p>103</text:p>
          </table:table-cell>
          <table:table-cell table:style-name="ce35" office:value-type="float" office:value="104" calcext:value-type="float">
            <text:p>104</text:p>
          </table:table-cell>
          <table:table-cell table:style-name="ce35" office:value-type="float" office:value="105" calcext:value-type="float">
            <text:p>105</text:p>
          </table:table-cell>
          <table:table-cell table:style-name="ce35" office:value-type="float" office:value="106" calcext:value-type="float">
            <text:p>106</text:p>
          </table:table-cell>
          <table:table-cell table:style-name="ce35" office:value-type="float" office:value="107" calcext:value-type="float">
            <text:p>107</text:p>
          </table:table-cell>
          <table:table-cell table:style-name="ce35" office:value-type="float" office:value="108" calcext:value-type="float">
            <text:p>108</text:p>
          </table:table-cell>
          <table:table-cell table:style-name="ce35" office:value-type="float" office:value="109" calcext:value-type="float">
            <text:p>109</text:p>
          </table:table-cell>
          <table:table-cell table:style-name="ce35" office:value-type="float" office:value="110" calcext:value-type="float">
            <text:p>110</text:p>
          </table:table-cell>
          <table:table-cell table:style-name="ce35" office:value-type="float" office:value="111" calcext:value-type="float">
            <text:p>111</text:p>
          </table:table-cell>
          <table:table-cell table:style-name="ce35" office:value-type="float" office:value="112" calcext:value-type="float">
            <text:p>112</text:p>
          </table:table-cell>
          <table:table-cell table:style-name="ce35" office:value-type="float" office:value="113" calcext:value-type="float">
            <text:p>113</text:p>
          </table:table-cell>
          <table:table-cell table:style-name="ce35" office:value-type="float" office:value="114" calcext:value-type="float">
            <text:p>114</text:p>
          </table:table-cell>
          <table:table-cell table:style-name="ce35" office:value-type="float" office:value="115" calcext:value-type="float">
            <text:p>115</text:p>
          </table:table-cell>
          <table:table-cell table:style-name="ce35" office:value-type="float" office:value="116" calcext:value-type="float">
            <text:p>116</text:p>
          </table:table-cell>
          <table:table-cell table:style-name="ce35" office:value-type="float" office:value="117" calcext:value-type="float">
            <text:p>117</text:p>
          </table:table-cell>
          <table:table-cell table:style-name="ce35" office:value-type="float" office:value="118" calcext:value-type="float">
            <text:p>118</text:p>
          </table:table-cell>
          <table:table-cell table:style-name="ce35" office:value-type="float" office:value="119" calcext:value-type="float">
            <text:p>119</text:p>
          </table:table-cell>
          <table:table-cell table:style-name="ce35" office:value-type="float" office:value="120" calcext:value-type="float">
            <text:p>120</text:p>
          </table:table-cell>
          <table:table-cell table:style-name="ce35" office:value-type="float" office:value="121" calcext:value-type="float">
            <text:p>121</text:p>
          </table:table-cell>
          <table:table-cell table:style-name="ce35" office:value-type="float" office:value="122" calcext:value-type="float">
            <text:p>122</text:p>
          </table:table-cell>
          <table:table-cell table:style-name="ce35" office:value-type="float" office:value="123" calcext:value-type="float">
            <text:p>123</text:p>
          </table:table-cell>
          <table:table-cell table:style-name="ce35" office:value-type="float" office:value="124" calcext:value-type="float">
            <text:p>124</text:p>
          </table:table-cell>
          <table:table-cell table:style-name="ce35" office:value-type="float" office:value="125" calcext:value-type="float">
            <text:p>125</text:p>
          </table:table-cell>
          <table:table-cell table:style-name="ce35" office:value-type="float" office:value="126" calcext:value-type="float">
            <text:p>126</text:p>
          </table:table-cell>
          <table:table-cell table:style-name="ce35" office:value-type="float" office:value="127" calcext:value-type="float">
            <text:p>127</text:p>
          </table:table-cell>
          <table:table-cell table:style-name="ce35" office:value-type="float" office:value="128" calcext:value-type="float">
            <text:p>128</text:p>
          </table:table-cell>
          <table:table-cell table:style-name="ce35" office:value-type="float" office:value="129" calcext:value-type="float">
            <text:p>129</text:p>
          </table:table-cell>
          <table:table-cell table:style-name="ce35" office:value-type="float" office:value="130" calcext:value-type="float">
            <text:p>130</text:p>
          </table:table-cell>
          <table:table-cell table:style-name="ce35" office:value-type="float" office:value="131" calcext:value-type="float">
            <text:p>131</text:p>
          </table:table-cell>
          <table:table-cell table:style-name="ce35" office:value-type="float" office:value="132" calcext:value-type="float">
            <text:p>132</text:p>
          </table:table-cell>
          <table:table-cell table:style-name="ce35" office:value-type="float" office:value="133" calcext:value-type="float">
            <text:p>133</text:p>
          </table:table-cell>
          <table:table-cell table:style-name="ce35" office:value-type="float" office:value="134" calcext:value-type="float">
            <text:p>134</text:p>
          </table:table-cell>
          <table:table-cell table:style-name="ce35" office:value-type="float" office:value="135" calcext:value-type="float">
            <text:p>135</text:p>
          </table:table-cell>
          <table:table-cell table:style-name="ce35" office:value-type="float" office:value="136" calcext:value-type="float">
            <text:p>136</text:p>
          </table:table-cell>
          <table:table-cell table:style-name="ce35" office:value-type="float" office:value="137" calcext:value-type="float">
            <text:p>137</text:p>
          </table:table-cell>
          <table:table-cell table:style-name="ce35" office:value-type="float" office:value="138" calcext:value-type="float">
            <text:p>138</text:p>
          </table:table-cell>
          <table:table-cell table:style-name="ce35" office:value-type="float" office:value="139" calcext:value-type="float">
            <text:p>139</text:p>
          </table:table-cell>
          <table:table-cell table:style-name="ce35" office:value-type="float" office:value="140" calcext:value-type="float">
            <text:p>140</text:p>
          </table:table-cell>
          <table:table-cell table:style-name="ce35" office:value-type="float" office:value="141" calcext:value-type="float">
            <text:p>141</text:p>
          </table:table-cell>
          <table:table-cell table:style-name="ce35" office:value-type="float" office:value="142" calcext:value-type="float">
            <text:p>142</text:p>
          </table:table-cell>
          <table:table-cell table:style-name="ce35" office:value-type="float" office:value="143" calcext:value-type="float">
            <text:p>143</text:p>
          </table:table-cell>
          <table:table-cell table:style-name="ce35" office:value-type="float" office:value="144" calcext:value-type="float">
            <text:p>144</text:p>
          </table:table-cell>
          <table:table-cell table:style-name="ce35" office:value-type="float" office:value="145" calcext:value-type="float">
            <text:p>145</text:p>
          </table:table-cell>
          <table:table-cell table:style-name="ce35" office:value-type="float" office:value="146" calcext:value-type="float">
            <text:p>146</text:p>
          </table:table-cell>
          <table:table-cell table:style-name="ce35" office:value-type="float" office:value="147" calcext:value-type="float">
            <text:p>147</text:p>
          </table:table-cell>
          <table:table-cell table:style-name="ce35" office:value-type="float" office:value="148" calcext:value-type="float">
            <text:p>148</text:p>
          </table:table-cell>
          <table:table-cell table:style-name="ce35" office:value-type="float" office:value="149" calcext:value-type="float">
            <text:p>149</text:p>
          </table:table-cell>
          <table:table-cell table:style-name="ce35" office:value-type="float" office:value="150" calcext:value-type="float">
            <text:p>150</text:p>
          </table:table-cell>
          <table:table-cell table:style-name="ce35" office:value-type="float" office:value="151" calcext:value-type="float">
            <text:p>151</text:p>
          </table:table-cell>
          <table:table-cell table:style-name="ce35" office:value-type="float" office:value="152" calcext:value-type="float">
            <text:p>152</text:p>
          </table:table-cell>
          <table:table-cell table:style-name="ce35" office:value-type="float" office:value="153" calcext:value-type="float">
            <text:p>153</text:p>
          </table:table-cell>
          <table:table-cell table:style-name="ce35" office:value-type="float" office:value="154" calcext:value-type="float">
            <text:p>154</text:p>
          </table:table-cell>
          <table:table-cell table:style-name="ce35" office:value-type="float" office:value="155" calcext:value-type="float">
            <text:p>155</text:p>
          </table:table-cell>
          <table:table-cell table:style-name="ce35" office:value-type="float" office:value="156" calcext:value-type="float">
            <text:p>156</text:p>
          </table:table-cell>
          <table:table-cell table:style-name="ce35" office:value-type="float" office:value="157" calcext:value-type="float">
            <text:p>157</text:p>
          </table:table-cell>
          <table:table-cell table:style-name="ce35" office:value-type="float" office:value="158" calcext:value-type="float">
            <text:p>158</text:p>
          </table:table-cell>
          <table:table-cell table:style-name="ce35" office:value-type="float" office:value="159" calcext:value-type="float">
            <text:p>159</text:p>
          </table:table-cell>
          <table:table-cell table:style-name="ce35" office:value-type="float" office:value="160" calcext:value-type="float">
            <text:p>160</text:p>
          </table:table-cell>
          <table:table-cell table:style-name="ce35" office:value-type="float" office:value="161" calcext:value-type="float">
            <text:p>161</text:p>
          </table:table-cell>
          <table:table-cell table:style-name="ce35" office:value-type="float" office:value="162" calcext:value-type="float">
            <text:p>162</text:p>
          </table:table-cell>
          <table:table-cell table:style-name="ce35" office:value-type="float" office:value="163" calcext:value-type="float">
            <text:p>163</text:p>
          </table:table-cell>
          <table:table-cell table:style-name="ce35" office:value-type="float" office:value="164" calcext:value-type="float">
            <text:p>164</text:p>
          </table:table-cell>
          <table:table-cell table:style-name="ce35" office:value-type="float" office:value="165" calcext:value-type="float">
            <text:p>165</text:p>
          </table:table-cell>
          <table:table-cell table:style-name="ce35" office:value-type="float" office:value="166" calcext:value-type="float">
            <text:p>166</text:p>
          </table:table-cell>
          <table:table-cell table:style-name="ce35" office:value-type="float" office:value="167" calcext:value-type="float">
            <text:p>167</text:p>
          </table:table-cell>
          <table:table-cell table:style-name="ce35" office:value-type="float" office:value="168" calcext:value-type="float">
            <text:p>168</text:p>
          </table:table-cell>
          <table:table-cell table:style-name="ce35" office:value-type="float" office:value="169" calcext:value-type="float">
            <text:p>169</text:p>
          </table:table-cell>
          <table:table-cell table:style-name="ce35" office:value-type="float" office:value="170" calcext:value-type="float">
            <text:p>170</text:p>
          </table:table-cell>
          <table:table-cell table:style-name="ce35" office:value-type="float" office:value="171" calcext:value-type="float">
            <text:p>171</text:p>
          </table:table-cell>
          <table:table-cell table:style-name="ce35" office:value-type="float" office:value="172" calcext:value-type="float">
            <text:p>172</text:p>
          </table:table-cell>
          <table:table-cell table:style-name="ce35" office:value-type="float" office:value="173" calcext:value-type="float">
            <text:p>173</text:p>
          </table:table-cell>
          <table:table-cell table:style-name="ce35" office:value-type="float" office:value="174" calcext:value-type="float">
            <text:p>174</text:p>
          </table:table-cell>
          <table:table-cell table:style-name="ce35" office:value-type="float" office:value="175" calcext:value-type="float">
            <text:p>175</text:p>
          </table:table-cell>
          <table:table-cell table:style-name="ce35" office:value-type="float" office:value="176" calcext:value-type="float">
            <text:p>176</text:p>
          </table:table-cell>
          <table:table-cell table:style-name="ce35" office:value-type="float" office:value="177" calcext:value-type="float">
            <text:p>177</text:p>
          </table:table-cell>
          <table:table-cell table:style-name="ce35" office:value-type="float" office:value="178" calcext:value-type="float">
            <text:p>178</text:p>
          </table:table-cell>
          <table:table-cell table:style-name="ce35" office:value-type="float" office:value="179" calcext:value-type="float">
            <text:p>179</text:p>
          </table:table-cell>
          <table:table-cell table:style-name="ce35" office:value-type="float" office:value="180" calcext:value-type="float">
            <text:p>180</text:p>
          </table:table-cell>
          <table:table-cell table:style-name="ce35" office:value-type="float" office:value="181" calcext:value-type="float">
            <text:p>181</text:p>
          </table:table-cell>
          <table:table-cell table:style-name="ce35" office:value-type="float" office:value="182" calcext:value-type="float">
            <text:p>182</text:p>
          </table:table-cell>
          <table:table-cell table:style-name="ce35" office:value-type="float" office:value="183" calcext:value-type="float">
            <text:p>183</text:p>
          </table:table-cell>
          <table:table-cell table:style-name="ce35" office:value-type="float" office:value="184" calcext:value-type="float">
            <text:p>184</text:p>
          </table:table-cell>
          <table:table-cell table:style-name="ce35" office:value-type="float" office:value="185" calcext:value-type="float">
            <text:p>185</text:p>
          </table:table-cell>
          <table:table-cell table:style-name="ce35" office:value-type="float" office:value="186" calcext:value-type="float">
            <text:p>186</text:p>
          </table:table-cell>
          <table:table-cell table:style-name="ce35" office:value-type="float" office:value="187" calcext:value-type="float">
            <text:p>187</text:p>
          </table:table-cell>
          <table:table-cell table:style-name="ce35" office:value-type="float" office:value="188" calcext:value-type="float">
            <text:p>188</text:p>
          </table:table-cell>
          <table:table-cell table:style-name="ce35" office:value-type="float" office:value="189" calcext:value-type="float">
            <text:p>189</text:p>
          </table:table-cell>
          <table:table-cell table:style-name="ce35" office:value-type="float" office:value="190" calcext:value-type="float">
            <text:p>190</text:p>
          </table:table-cell>
          <table:table-cell table:style-name="ce35" office:value-type="float" office:value="191" calcext:value-type="float">
            <text:p>191</text:p>
          </table:table-cell>
          <table:table-cell table:style-name="ce35" office:value-type="float" office:value="192" calcext:value-type="float">
            <text:p>192</text:p>
          </table:table-cell>
          <table:table-cell table:style-name="ce35" office:value-type="float" office:value="193" calcext:value-type="float">
            <text:p>193</text:p>
          </table:table-cell>
          <table:table-cell table:style-name="ce35" office:value-type="float" office:value="194" calcext:value-type="float">
            <text:p>194</text:p>
          </table:table-cell>
          <table:table-cell table:style-name="ce35" office:value-type="float" office:value="195" calcext:value-type="float">
            <text:p>195</text:p>
          </table:table-cell>
          <table:table-cell table:style-name="ce35" office:value-type="float" office:value="196" calcext:value-type="float">
            <text:p>196</text:p>
          </table:table-cell>
          <table:table-cell table:style-name="ce35" office:value-type="float" office:value="197" calcext:value-type="float">
            <text:p>197</text:p>
          </table:table-cell>
          <table:table-cell table:style-name="ce35" office:value-type="float" office:value="198" calcext:value-type="float">
            <text:p>198</text:p>
          </table:table-cell>
          <table:table-cell table:style-name="ce35" office:value-type="float" office:value="199" calcext:value-type="float">
            <text:p>199</text:p>
          </table:table-cell>
          <table:table-cell table:style-name="ce35" office:value-type="float" office:value="200" calcext:value-type="float">
            <text:p>200</text:p>
          </table:table-cell>
          <table:table-cell table:style-name="ce35" office:value-type="float" office:value="201" calcext:value-type="float">
            <text:p>201</text:p>
          </table:table-cell>
          <table:table-cell table:style-name="ce35" office:value-type="float" office:value="202" calcext:value-type="float">
            <text:p>202</text:p>
          </table:table-cell>
          <table:table-cell table:style-name="ce35" office:value-type="float" office:value="203" calcext:value-type="float">
            <text:p>203</text:p>
          </table:table-cell>
          <table:table-cell table:style-name="ce35" office:value-type="float" office:value="204" calcext:value-type="float">
            <text:p>204</text:p>
          </table:table-cell>
          <table:table-cell table:style-name="ce35" office:value-type="float" office:value="205" calcext:value-type="float">
            <text:p>205</text:p>
          </table:table-cell>
          <table:table-cell table:style-name="ce35" office:value-type="float" office:value="206" calcext:value-type="float">
            <text:p>206</text:p>
          </table:table-cell>
          <table:table-cell table:style-name="ce35" office:value-type="float" office:value="207" calcext:value-type="float">
            <text:p>207</text:p>
          </table:table-cell>
          <table:table-cell table:style-name="ce35" office:value-type="float" office:value="208" calcext:value-type="float">
            <text:p>208</text:p>
          </table:table-cell>
          <table:table-cell table:style-name="ce35" office:value-type="float" office:value="209" calcext:value-type="float">
            <text:p>209</text:p>
          </table:table-cell>
          <table:table-cell table:style-name="ce35" office:value-type="float" office:value="210" calcext:value-type="float">
            <text:p>210</text:p>
          </table:table-cell>
          <table:table-cell table:style-name="ce35" office:value-type="float" office:value="211" calcext:value-type="float">
            <text:p>211</text:p>
          </table:table-cell>
          <table:table-cell table:style-name="ce35" office:value-type="float" office:value="212" calcext:value-type="float">
            <text:p>212</text:p>
          </table:table-cell>
          <table:table-cell table:style-name="ce35" office:value-type="float" office:value="213" calcext:value-type="float">
            <text:p>213</text:p>
          </table:table-cell>
          <table:table-cell table:style-name="ce35" office:value-type="float" office:value="214" calcext:value-type="float">
            <text:p>214</text:p>
          </table:table-cell>
          <table:table-cell table:style-name="ce35" office:value-type="float" office:value="215" calcext:value-type="float">
            <text:p>215</text:p>
          </table:table-cell>
          <table:table-cell table:style-name="ce35" office:value-type="float" office:value="216" calcext:value-type="float">
            <text:p>216</text:p>
          </table:table-cell>
          <table:table-cell table:style-name="ce35" office:value-type="float" office:value="217" calcext:value-type="float">
            <text:p>217</text:p>
          </table:table-cell>
          <table:table-cell table:style-name="ce35" office:value-type="float" office:value="218" calcext:value-type="float">
            <text:p>218</text:p>
          </table:table-cell>
          <table:table-cell table:style-name="ce35" office:value-type="float" office:value="219" calcext:value-type="float">
            <text:p>219</text:p>
          </table:table-cell>
          <table:table-cell table:style-name="ce35" office:value-type="float" office:value="220" calcext:value-type="float">
            <text:p>220</text:p>
          </table:table-cell>
          <table:table-cell table:style-name="ce35" office:value-type="float" office:value="221" calcext:value-type="float">
            <text:p>221</text:p>
          </table:table-cell>
          <table:table-cell table:style-name="ce35" office:value-type="float" office:value="222" calcext:value-type="float">
            <text:p>222</text:p>
          </table:table-cell>
          <table:table-cell table:style-name="ce35" office:value-type="float" office:value="223" calcext:value-type="float">
            <text:p>223</text:p>
          </table:table-cell>
          <table:table-cell table:style-name="ce35" office:value-type="float" office:value="224" calcext:value-type="float">
            <text:p>224</text:p>
          </table:table-cell>
          <table:table-cell table:style-name="ce35" office:value-type="float" office:value="225" calcext:value-type="float">
            <text:p>225</text:p>
          </table:table-cell>
          <table:table-cell table:style-name="ce35" office:value-type="float" office:value="226" calcext:value-type="float">
            <text:p>226</text:p>
          </table:table-cell>
          <table:table-cell table:style-name="ce35" office:value-type="float" office:value="227" calcext:value-type="float">
            <text:p>227</text:p>
          </table:table-cell>
          <table:table-cell table:style-name="ce35" office:value-type="float" office:value="228" calcext:value-type="float">
            <text:p>228</text:p>
          </table:table-cell>
          <table:table-cell table:style-name="ce35" office:value-type="float" office:value="229" calcext:value-type="float">
            <text:p>229</text:p>
          </table:table-cell>
          <table:table-cell table:style-name="ce35" office:value-type="float" office:value="230" calcext:value-type="float">
            <text:p>230</text:p>
          </table:table-cell>
          <table:table-cell table:style-name="ce35" office:value-type="float" office:value="231" calcext:value-type="float">
            <text:p>231</text:p>
          </table:table-cell>
          <table:table-cell table:style-name="ce35" office:value-type="float" office:value="232" calcext:value-type="float">
            <text:p>232</text:p>
          </table:table-cell>
          <table:table-cell table:style-name="ce35" office:value-type="float" office:value="233" calcext:value-type="float">
            <text:p>233</text:p>
          </table:table-cell>
          <table:table-cell table:style-name="ce35" office:value-type="float" office:value="234" calcext:value-type="float">
            <text:p>234</text:p>
          </table:table-cell>
          <table:table-cell table:style-name="ce35" office:value-type="float" office:value="235" calcext:value-type="float">
            <text:p>235</text:p>
          </table:table-cell>
          <table:table-cell table:style-name="ce35" office:value-type="float" office:value="236" calcext:value-type="float">
            <text:p>236</text:p>
          </table:table-cell>
          <table:table-cell table:style-name="ce35" office:value-type="float" office:value="237" calcext:value-type="float">
            <text:p>237</text:p>
          </table:table-cell>
          <table:table-cell table:style-name="ce35" office:value-type="float" office:value="238" calcext:value-type="float">
            <text:p>238</text:p>
          </table:table-cell>
          <table:table-cell table:style-name="ce35" office:value-type="float" office:value="239" calcext:value-type="float">
            <text:p>239</text:p>
          </table:table-cell>
          <table:table-cell table:style-name="ce35" office:value-type="float" office:value="240" calcext:value-type="float">
            <text:p>240</text:p>
          </table:table-cell>
          <table:table-cell table:number-columns-repeated="752"/>
        </table:table-row>
        <table:table-row table:style-name="ro3">
          <table:table-cell/>
          <table:covered-table-cell table:style-name="ce29"/>
          <table:covered-table-cell table:style-name="ce64"/>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cell table:style-name="ce8" office:value-type="float" office:value="10" calcext:value-type="float">
            <text:p>10</text:p>
          </table:table-cell>
          <table:table-cell table:style-name="ce8" office:value-type="float" office:value="11" calcext:value-type="float">
            <text:p>11</text:p>
          </table:table-cell>
          <table:table-cell table:style-name="ce8" office:value-type="string" calcext:value-type="string">
            <text:p>Count</text:p>
          </table:table-cell>
          <table:table-cell table:style-name="ce8" office:value-type="string" calcext:value-type="string">
            <text:p>Total</text:p>
          </table:table-cell>
          <table:table-cell/>
          <table:table-cell table:style-name="ce92" office:value-type="string" calcext:value-type="string" table:number-columns-spanned="2" table:number-rows-spanned="1">
            <text:p>Logika jawaban</text:p>
          </table:table-cell>
          <table:covered-table-cell table:style-name="ce92"/>
          <table:table-cell table:style-name="ce6" table:number-columns-repeated="2"/>
          <table:table-cell table:style-name="ce72" table:number-columns-repeated="2"/>
          <table:table-cell/>
          <table:table-cell table:style-name="ce72"/>
          <table:table-cell table:number-columns-repeated="2"/>
          <table:table-cell table:style-name="ce72"/>
          <table:table-cell table:number-columns-repeated="2"/>
          <table:table-cell office:value-type="string" calcext:value-type="string">
            <text:p>SALES/MARKETING</text:p>
          </table:table-cell>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5" calcext:value-type="float">
            <text:p>5</text:p>
          </table:table-cell>
          <table:table-cell table:number-columns-repeated="4" table:style-name="ce6" office:value-type="float" office:value="1" calcext:value-type="float">
            <text:p>1</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2"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5" calcext:value-type="float">
            <text:p>5</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3" calcext:value-type="float">
            <text:p>3</text:p>
          </table:table-cell>
          <table:table-cell table:number-columns-repeated="3"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2"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2" table:style-name="ce6" office:value-type="float" office:value="4" calcext:value-type="float">
            <text:p>4</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3"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4"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number-columns-repeated="3"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2" table:style-name="ce6" office:value-type="float" office:value="2" calcext:value-type="float">
            <text:p>2</text:p>
          </table:table-cell>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table:number-columns-repeated="725"/>
          <table:table-cell table:number-columns-repeated="27"/>
        </table:table-row>
        <table:table-row table:style-name="ro3">
          <table:table-cell table:style-name="ce14" office:value-type="string" calcext:value-type="string" table:number-columns-spanned="1" table:number-rows-spanned="37">
            <text:p>Scope Of Indicators</text:p>
          </table:table-cell>
          <table:table-cell table:style-name="ce30" office:value-type="string" calcext:value-type="string" table:number-columns-spanned="2" table:number-rows-spanned="1">
            <text:p>Novelty-seeking</text:p>
          </table:table-cell>
          <table:covered-table-cell table:style-name="ce51"/>
          <table:table-cell table:style-name="ce8" table:number-columns-repeated="11"/>
          <table:table-cell table:style-name="ce8" table:formula="of:=COUNT([.O4:.O7])" office:value-type="float" office:value="4" calcext:value-type="float">
            <text:p>4</text:p>
          </table:table-cell>
          <table:table-cell table:style-name="ce8" table:formula="of:=SUM([.P4:.P7])/[.O3]" office:value-type="float" office:value="2.93293650793651" calcext:value-type="float">
            <text:p>2.93293650793651</text:p>
          </table:table-cell>
          <table:table-cell/>
          <table:table-cell table:style-name="ce42" office:value-type="float" office:value="1" calcext:value-type="float">
            <text:p>1</text:p>
          </table:table-cell>
          <table:table-cell table:style-name="ce42" office:value-type="float" office:value="5" calcext:value-type="float">
            <text:p>5</text:p>
          </table:table-cell>
          <table:table-cell table:number-columns-repeated="2"/>
          <table:table-cell table:formula="of:=COUNTA([$Database.A$1:$Database.A$1048576])"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9" office:value-type="float" office:value="0" calcext:value-type="float">
            <text:p>0</text:p>
          </table:table-cell>
          <table:table-cell table:number-columns-repeated="883"/>
        </table:table-row>
        <table:table-row table:style-name="ro3">
          <table:covered-table-cell table:style-name="ce19"/>
          <table:table-cell table:style-name="ce32" office:value-type="string" calcext:value-type="string">
            <text:p>NS1</text:p>
          </table:table-cell>
          <table:table-cell table:style-name="ce74" office:value-type="string" calcext:value-type="string">
            <text:p>Exploratory excitability v. stoic rigidity (10 items)</text:p>
          </table:table-cell>
          <table:table-cell table:style-name="ce8" office:value-type="float" office:value="1" calcext:value-type="float">
            <text:p>1</text:p>
          </table:table-cell>
          <table:table-cell table:style-name="ce47" office:value-type="float" office:value="53" calcext:value-type="float">
            <text:p>53</text:p>
          </table:table-cell>
          <table:table-cell table:style-name="ce8" office:value-type="float" office:value="63" calcext:value-type="float">
            <text:p>63</text:p>
          </table:table-cell>
          <table:table-cell table:style-name="ce47" office:value-type="float" office:value="104" calcext:value-type="float">
            <text:p>104</text:p>
          </table:table-cell>
          <table:table-cell table:style-name="ce8" office:value-type="float" office:value="122" calcext:value-type="float">
            <text:p>122</text:p>
          </table:table-cell>
          <table:table-cell table:style-name="ce8" office:value-type="float" office:value="145" calcext:value-type="float">
            <text:p>145</text:p>
          </table:table-cell>
          <table:table-cell table:style-name="ce8" office:value-type="float" office:value="156" calcext:value-type="float">
            <text:p>156</text:p>
          </table:table-cell>
          <table:table-cell table:style-name="ce8" office:value-type="float" office:value="165" calcext:value-type="float">
            <text:p>165</text:p>
          </table:table-cell>
          <table:table-cell table:style-name="ce8" office:value-type="float" office:value="176" calcext:value-type="float">
            <text:p>176</text:p>
          </table:table-cell>
          <table:table-cell table:style-name="ce8" office:value-type="float" office:value="205" calcext:value-type="float">
            <text:p>205</text:p>
          </table:table-cell>
          <table:table-cell table:style-name="ce8"/>
          <table:table-cell table:style-name="ce8" table:formula="of:=COUNT([.D4:.N4])" office:value-type="float" office:value="10" calcext:value-type="float">
            <text:p>10</text:p>
          </table:table-cell>
          <table:table-cell table:style-name="ce59" table:formula="of:=SUMIF([$'jawaban peserta'.$O$2:$'jawaban peserta'.$O$241];[.$C4];[$'jawaban peserta'.$B$2:$'jawaban peserta'.$B$241])/[.$O4]" office:value-type="float" office:value="2.7" calcext:value-type="float">
            <text:p>2.7</text:p>
          </table:table-cell>
          <table:table-cell table:style-name="ce62"/>
          <table:table-cell table:style-name="ce42" office:value-type="float" office:value="2" calcext:value-type="float">
            <text:p>2</text:p>
          </table:table-cell>
          <table:table-cell table:style-name="ce42" office:value-type="float" office:value="4" calcext:value-type="float">
            <text:p>4</text:p>
          </table:table-cell>
          <table:table-cell table:number-columns-repeated="3"/>
          <table:table-cell table:formula="of:=TODAY()" office:value-type="date" office:date-value="2018-09-03" calcext:value-type="date">
            <text:p>3. Sep. 2018</text:p>
          </table:table-cell>
          <table:table-cell table:number-columns-repeated="1001"/>
        </table:table-row>
        <table:table-row table:style-name="ro3">
          <table:covered-table-cell table:style-name="ce19"/>
          <table:table-cell table:style-name="ce32" office:value-type="string" calcext:value-type="string">
            <text:p>NS2</text:p>
          </table:table-cell>
          <table:table-cell table:style-name="ce74" office:value-type="string" calcext:value-type="string">
            <text:p>Impulsiveness v. reflection (9 items)</text:p>
          </table:table-cell>
          <table:table-cell table:style-name="ce8" office:value-type="float" office:value="10" calcext:value-type="float">
            <text:p>10</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float" office:value="102" calcext:value-type="float">
            <text:p>102</text:p>
          </table:table-cell>
          <table:table-cell table:style-name="ce8" office:value-type="float" office:value="123" calcext:value-type="float">
            <text:p>123</text:p>
          </table:table-cell>
          <table:table-cell table:style-name="ce8" office:value-type="float" office:value="179" calcext:value-type="float">
            <text:p>179</text:p>
          </table:table-cell>
          <table:table-cell table:style-name="ce8" office:value-type="float" office:value="193" calcext:value-type="float">
            <text:p>193</text:p>
          </table:table-cell>
          <table:table-cell table:style-name="ce8" office:value-type="float" office:value="210" calcext:value-type="float">
            <text:p>210</text:p>
          </table:table-cell>
          <table:table-cell table:style-name="ce8" office:value-type="float" office:value="239" calcext:value-type="float">
            <text:p>239</text:p>
          </table:table-cell>
          <table:table-cell table:style-name="ce8" table:number-columns-repeated="2"/>
          <table:table-cell table:style-name="ce8" table:formula="of:=COUNT([.D5:.N5])" office:value-type="float" office:value="9" calcext:value-type="float">
            <text:p>9</text:p>
          </table:table-cell>
          <table:table-cell table:style-name="ce59" table:formula="of:=SUMIF([$'jawaban peserta'.$O$2:$'jawaban peserta'.$O$241];[.$C5];[$'jawaban peserta'.$B$2:$'jawaban peserta'.$B$241])/[.$O5]" office:value-type="float" office:value="3.11111111111111" calcext:value-type="float">
            <text:p>3.11111111111111</text:p>
          </table:table-cell>
          <table:table-cell/>
          <table:table-cell table:number-columns-repeated="2" table:style-name="ce42" office:value-type="float" office:value="3" calcext:value-type="float">
            <text:p>3</text:p>
          </table:table-cell>
          <table:table-cell table:number-columns-repeated="1005"/>
        </table:table-row>
        <table:table-row table:style-name="ro3">
          <table:covered-table-cell table:style-name="ce19"/>
          <table:table-cell table:style-name="ce32" office:value-type="string" calcext:value-type="string">
            <text:p>NS3</text:p>
          </table:table-cell>
          <table:table-cell table:style-name="ce74" office:value-type="string" calcext:value-type="string">
            <text:p>Extravagance v. reserve (9 items)</text:p>
          </table:table-cell>
          <table:table-cell table:style-name="ce46" office:value-type="float" office:value="24" calcext:value-type="float">
            <text:p>24</text:p>
          </table:table-cell>
          <table:table-cell table:style-name="ce46" office:value-type="float" office:value="59" calcext:value-type="float">
            <text:p>59</text:p>
          </table:table-cell>
          <table:table-cell table:style-name="ce46" office:value-type="float" office:value="215" calcext:value-type="float">
            <text:p>215</text:p>
          </table:table-cell>
          <table:table-cell table:style-name="ce46" office:value-type="float" office:value="222" calcext:value-type="float">
            <text:p>222</text:p>
          </table:table-cell>
          <table:table-cell table:style-name="ce46" office:value-type="float" office:value="14" calcext:value-type="float">
            <text:p>14</text:p>
          </table:table-cell>
          <table:table-cell table:style-name="ce46" office:value-type="float" office:value="105" calcext:value-type="float">
            <text:p>105</text:p>
          </table:table-cell>
          <table:table-cell table:style-name="ce46" office:value-type="float" office:value="139" calcext:value-type="float">
            <text:p>139</text:p>
          </table:table-cell>
          <table:table-cell table:style-name="ce46" office:value-type="float" office:value="155" calcext:value-type="float">
            <text:p>155</text:p>
          </table:table-cell>
          <table:table-cell table:style-name="ce46" office:value-type="float" office:value="172" calcext:value-type="float">
            <text:p>172</text:p>
          </table:table-cell>
          <table:table-cell table:style-name="ce46"/>
          <table:table-cell table:style-name="ce8"/>
          <table:table-cell table:style-name="ce8" table:formula="of:=COUNT([.D6:.N6])" office:value-type="float" office:value="9" calcext:value-type="float">
            <text:p>9</text:p>
          </table:table-cell>
          <table:table-cell table:style-name="ce59" table:formula="of:=SUMIF([$'jawaban peserta'.$O$2:$'jawaban peserta'.$O$241];[.$C6];[$'jawaban peserta'.$B$2:$'jawaban peserta'.$B$241])/[.$O6]" office:value-type="float" office:value="2.77777777777778" calcext:value-type="float">
            <text:p>2.77777777777778</text:p>
          </table:table-cell>
          <table:table-cell/>
          <table:table-cell table:style-name="ce42" office:value-type="float" office:value="4" calcext:value-type="float">
            <text:p>4</text:p>
          </table:table-cell>
          <table:table-cell table:style-name="ce42" office:value-type="float" office:value="2" calcext:value-type="float">
            <text:p>2</text:p>
          </table:table-cell>
          <table:table-cell table:number-columns-repeated="1005"/>
        </table:table-row>
        <table:table-row table:style-name="ro3">
          <table:covered-table-cell table:style-name="ce19"/>
          <table:table-cell table:style-name="ce32" office:value-type="string" calcext:value-type="string">
            <text:p>NS4</text:p>
          </table:table-cell>
          <table:table-cell table:style-name="ce74" office:value-type="string" calcext:value-type="string">
            <text:p>Disorderliness v. regimentation (7 items)</text:p>
          </table:table-cell>
          <table:table-cell table:style-name="ce46" office:value-type="float" office:value="44" calcext:value-type="float">
            <text:p>44</text:p>
          </table:table-cell>
          <table:table-cell table:style-name="ce46" office:value-type="float" office:value="51" calcext:value-type="float">
            <text:p>51</text:p>
          </table:table-cell>
          <table:table-cell table:style-name="ce46" office:value-type="float" office:value="109" calcext:value-type="float">
            <text:p>109</text:p>
          </table:table-cell>
          <table:table-cell table:style-name="ce46" office:value-type="float" office:value="135" calcext:value-type="float">
            <text:p>135</text:p>
          </table:table-cell>
          <table:table-cell table:style-name="ce46" office:value-type="float" office:value="77" calcext:value-type="float">
            <text:p>77</text:p>
          </table:table-cell>
          <table:table-cell table:style-name="ce46" office:value-type="float" office:value="159" calcext:value-type="float">
            <text:p>159</text:p>
          </table:table-cell>
          <table:table-cell table:style-name="ce46" office:value-type="float" office:value="170" calcext:value-type="float">
            <text:p>170</text:p>
          </table:table-cell>
          <table:table-cell table:style-name="ce8" table:number-columns-repeated="2"/>
          <table:table-cell table:style-name="ce46"/>
          <table:table-cell table:style-name="ce8"/>
          <table:table-cell table:style-name="ce8" table:formula="of:=COUNT([.D7:.N7])" office:value-type="float" office:value="7" calcext:value-type="float">
            <text:p>7</text:p>
          </table:table-cell>
          <table:table-cell table:style-name="ce59" table:formula="of:=SUMIF([$'jawaban peserta'.$O$2:$'jawaban peserta'.$O$241];[.$C7];[$'jawaban peserta'.$B$2:$'jawaban peserta'.$B$241])/[.$O7]" office:value-type="float" office:value="3.14285714285714" calcext:value-type="float">
            <text:p>3.14285714285714</text:p>
          </table:table-cell>
          <table:table-cell/>
          <table:table-cell table:style-name="ce42" office:value-type="float" office:value="5" calcext:value-type="float">
            <text:p>5</text:p>
          </table:table-cell>
          <table:table-cell table:style-name="ce42" office:value-type="float" office:value="1" calcext:value-type="float">
            <text:p>1</text:p>
          </table:table-cell>
          <table:table-cell table:number-columns-repeated="1005"/>
        </table:table-row>
        <table:table-row table:style-name="ro3">
          <table:covered-table-cell table:style-name="ce19"/>
          <table:table-cell table:style-name="ce30" office:value-type="string" calcext:value-type="string" table:number-columns-spanned="2" table:number-rows-spanned="1">
            <text:p>Harm Avoidance</text:p>
          </table:table-cell>
          <table:covered-table-cell table:style-name="ce74"/>
          <table:table-cell table:style-name="ce46" table:number-columns-repeated="11"/>
          <table:table-cell table:style-name="ce8" table:formula="of:=COUNT([.O9:.O12])" office:value-type="float" office:value="4" calcext:value-type="float">
            <text:p>4</text:p>
          </table:table-cell>
          <table:table-cell table:style-name="ce8" table:formula="of:=SUM([.P9:.P12])/[.O8]" office:value-type="float" office:value="3.06939935064935" calcext:value-type="float">
            <text:p>3.06939935064935</text:p>
          </table:table-cell>
          <table:table-cell table:number-columns-repeated="1008"/>
        </table:table-row>
        <table:table-row table:style-name="ro3">
          <table:covered-table-cell table:style-name="ce19"/>
          <table:table-cell table:style-name="ce32" office:value-type="string" calcext:value-type="string">
            <text:p>HA1</text:p>
          </table:table-cell>
          <table:table-cell table:style-name="ce74" office:value-type="string" calcext:value-type="string">
            <text:p><text:span text:style-name="T1">Anticipatory worry &amp; pessimismv. uninhibited optimism (11 items)</text:span></text:p>
          </table:table-cell>
          <table:table-cell table:style-name="ce46" office:value-type="float" office:value="46" calcext:value-type="float">
            <text:p>46</text:p>
          </table:table-cell>
          <table:table-cell table:style-name="ce46" office:value-type="float" office:value="82" calcext:value-type="float">
            <text:p>82</text:p>
          </table:table-cell>
          <table:table-cell table:style-name="ce46" office:value-type="float" office:value="144" calcext:value-type="float">
            <text:p>144</text:p>
          </table:table-cell>
          <table:table-cell table:style-name="ce46" office:value-type="float" office:value="150" calcext:value-type="float">
            <text:p>150</text:p>
          </table:table-cell>
          <table:table-cell table:style-name="ce46" office:value-type="float" office:value="2" calcext:value-type="float">
            <text:p>2</text:p>
          </table:table-cell>
          <table:table-cell table:style-name="ce46" office:value-type="float" office:value="61" calcext:value-type="float">
            <text:p>61</text:p>
          </table:table-cell>
          <table:table-cell table:style-name="ce46" office:value-type="float" office:value="64" calcext:value-type="float">
            <text:p>64</text:p>
          </table:table-cell>
          <table:table-cell table:style-name="ce46" office:value-type="float" office:value="161" calcext:value-type="float">
            <text:p>161</text:p>
          </table:table-cell>
          <table:table-cell table:style-name="ce46" office:value-type="float" office:value="171" calcext:value-type="float">
            <text:p>171</text:p>
          </table:table-cell>
          <table:table-cell table:style-name="ce46" office:value-type="float" office:value="217" calcext:value-type="float">
            <text:p>217</text:p>
          </table:table-cell>
          <table:table-cell table:style-name="ce46" office:value-type="float" office:value="230" calcext:value-type="float">
            <text:p>230</text:p>
          </table:table-cell>
          <table:table-cell table:style-name="ce8" table:formula="of:=COUNT([.D9:.N9])" office:value-type="float" office:value="11" calcext:value-type="float">
            <text:p>11</text:p>
          </table:table-cell>
          <table:table-cell table:style-name="ce59" table:formula="of:=SUMIF([$'jawaban peserta'.$O$2:$'jawaban peserta'.$O$241];[.$C9];[$'jawaban peserta'.$B$2:$'jawaban peserta'.$B$241])/[.$O9]" office:value-type="float" office:value="3.54545454545455" calcext:value-type="float">
            <text:p>3.54545454545455</text:p>
          </table:table-cell>
          <table:table-cell table:number-columns-repeated="1008"/>
        </table:table-row>
        <table:table-row table:style-name="ro3">
          <table:covered-table-cell table:style-name="ce19"/>
          <table:table-cell table:style-name="ce32" office:value-type="string" calcext:value-type="string">
            <text:p>HA2</text:p>
          </table:table-cell>
          <table:table-cell table:style-name="ce74" office:value-type="string" calcext:value-type="string">
            <text:p>Fear of uncertainty (7 items)</text:p>
          </table:table-cell>
          <table:table-cell table:style-name="ce46" office:value-type="float" office:value="9" calcext:value-type="float">
            <text:p>9</text:p>
          </table:table-cell>
          <table:table-cell table:style-name="ce46" office:value-type="float" office:value="70" calcext:value-type="float">
            <text:p>70</text:p>
          </table:table-cell>
          <table:table-cell table:style-name="ce46" office:value-type="float" office:value="113" calcext:value-type="float">
            <text:p>113</text:p>
          </table:table-cell>
          <table:table-cell table:style-name="ce46" office:value-type="float" office:value="38" calcext:value-type="float">
            <text:p>38</text:p>
          </table:table-cell>
          <table:table-cell table:style-name="ce46" office:value-type="float" office:value="103" calcext:value-type="float">
            <text:p>103</text:p>
          </table:table-cell>
          <table:table-cell table:style-name="ce46" office:value-type="float" office:value="154" calcext:value-type="float">
            <text:p>154</text:p>
          </table:table-cell>
          <table:table-cell table:style-name="ce46" office:value-type="float" office:value="214" calcext:value-type="float">
            <text:p>214</text:p>
          </table:table-cell>
          <table:table-cell table:style-name="ce46"/>
          <table:table-cell table:style-name="ce56" table:number-columns-repeated="3"/>
          <table:table-cell table:style-name="ce8" table:formula="of:=COUNT([.D10:.N10])" office:value-type="float" office:value="7" calcext:value-type="float">
            <text:p>7</text:p>
          </table:table-cell>
          <table:table-cell table:style-name="ce59" table:formula="of:=SUMIF([$'jawaban peserta'.$O$2:$'jawaban peserta'.$O$241];[.$C10];[$'jawaban peserta'.$B$2:$'jawaban peserta'.$B$241])/[.$O10]" office:value-type="float" office:value="2.57142857142857" calcext:value-type="float">
            <text:p>2.57142857142857</text:p>
          </table:table-cell>
          <table:table-cell table:number-columns-repeated="1008"/>
        </table:table-row>
        <table:table-row table:style-name="ro3">
          <table:covered-table-cell table:style-name="ce19"/>
          <table:table-cell table:style-name="ce32" office:value-type="string" calcext:value-type="string">
            <text:p>HA3</text:p>
          </table:table-cell>
          <table:table-cell table:style-name="ce74" office:value-type="string" calcext:value-type="string">
            <text:p>Shyness with strangers (7 items)</text:p>
          </table:table-cell>
          <table:table-cell table:style-name="ce46" office:value-type="float" office:value="19" calcext:value-type="float">
            <text:p>19</text:p>
          </table:table-cell>
          <table:table-cell table:style-name="ce46" office:value-type="float" office:value="30" calcext:value-type="float">
            <text:p>30</text:p>
          </table:table-cell>
          <table:table-cell table:style-name="ce46" office:value-type="float" office:value="147" calcext:value-type="float">
            <text:p>147</text:p>
          </table:table-cell>
          <table:table-cell table:style-name="ce46" office:value-type="float" office:value="78" calcext:value-type="float">
            <text:p>78</text:p>
          </table:table-cell>
          <table:table-cell table:style-name="ce46" office:value-type="float" office:value="86" calcext:value-type="float">
            <text:p>86</text:p>
          </table:table-cell>
          <table:table-cell table:style-name="ce46" office:value-type="float" office:value="131" calcext:value-type="float">
            <text:p>131</text:p>
          </table:table-cell>
          <table:table-cell table:style-name="ce46" office:value-type="float" office:value="180" calcext:value-type="float">
            <text:p>180</text:p>
          </table:table-cell>
          <table:table-cell table:style-name="ce46"/>
          <table:table-cell table:style-name="ce56" table:number-columns-repeated="3"/>
          <table:table-cell table:style-name="ce8" table:formula="of:=COUNT([.D11:.N11])" office:value-type="float" office:value="7" calcext:value-type="float">
            <text:p>7</text:p>
          </table:table-cell>
          <table:table-cell table:style-name="ce59" table:formula="of:=SUMIF([$'jawaban peserta'.$O$2:$'jawaban peserta'.$O$241];[.$C11];[$'jawaban peserta'.$B$2:$'jawaban peserta'.$B$241])/[.$O11]" office:value-type="float" office:value="3.28571428571429" calcext:value-type="float">
            <text:p>3.28571428571429</text:p>
          </table:table-cell>
          <table:table-cell table:number-columns-repeated="1008"/>
        </table:table-row>
        <table:table-row table:style-name="ro3">
          <table:covered-table-cell table:style-name="ce19"/>
          <table:table-cell table:style-name="ce32" office:value-type="string" calcext:value-type="string">
            <text:p>HA4</text:p>
          </table:table-cell>
          <table:table-cell table:style-name="ce74" office:value-type="string" calcext:value-type="string">
            <text:p>Fatigability v. asthenia (8 items)</text:p>
          </table:table-cell>
          <table:table-cell table:style-name="ce46" office:value-type="float" office:value="16" calcext:value-type="float">
            <text:p>16</text:p>
          </table:table-cell>
          <table:table-cell table:style-name="ce46" office:value-type="float" office:value="136" calcext:value-type="float">
            <text:p>136</text:p>
          </table:table-cell>
          <table:table-cell table:style-name="ce46" office:value-type="float" office:value="169" calcext:value-type="float">
            <text:p>169</text:p>
          </table:table-cell>
          <table:table-cell table:style-name="ce46" office:value-type="float" office:value="186" calcext:value-type="float">
            <text:p>186</text:p>
          </table:table-cell>
          <table:table-cell table:style-name="ce46" office:value-type="float" office:value="81" calcext:value-type="float">
            <text:p>81</text:p>
          </table:table-cell>
          <table:table-cell table:style-name="ce46" office:value-type="float" office:value="98" calcext:value-type="float">
            <text:p>98</text:p>
          </table:table-cell>
          <table:table-cell table:style-name="ce46" office:value-type="float" office:value="121" calcext:value-type="float">
            <text:p>121</text:p>
          </table:table-cell>
          <table:table-cell table:style-name="ce46" office:value-type="float" office:value="237" calcext:value-type="float">
            <text:p>237</text:p>
          </table:table-cell>
          <table:table-cell table:style-name="ce56" table:number-columns-repeated="3"/>
          <table:table-cell table:style-name="ce8" table:formula="of:=COUNT([.D12:.N12])" office:value-type="float" office:value="8" calcext:value-type="float">
            <text:p>8</text:p>
          </table:table-cell>
          <table:table-cell table:style-name="ce59" table:formula="of:=SUMIF([$'jawaban peserta'.$O$2:$'jawaban peserta'.$O$241];[.$C12];[$'jawaban peserta'.$B$2:$'jawaban peserta'.$B$241])/[.$O12]" office:value-type="float" office:value="2.875" calcext:value-type="float">
            <text:p>2.87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Reward Dependence</text:p>
          </table:table-cell>
          <table:covered-table-cell table:style-name="ce51"/>
          <table:table-cell table:style-name="ce46" table:number-columns-repeated="10"/>
          <table:table-cell table:style-name="ce56"/>
          <table:table-cell table:style-name="ce8" table:formula="of:=COUNT([.O14:.O17])" office:value-type="float" office:value="4" calcext:value-type="float">
            <text:p>4</text:p>
          </table:table-cell>
          <table:table-cell table:style-name="ce8" table:formula="of:=SUM([.P14:.P17])/[.O13]" office:value-type="float" office:value="2.89583333333333" calcext:value-type="float">
            <text:p>2.89583333333333</text:p>
          </table:table-cell>
          <table:table-cell table:number-columns-repeated="1008"/>
        </table:table-row>
        <table:table-row table:style-name="ro3">
          <table:covered-table-cell table:style-name="ce19"/>
          <table:table-cell table:style-name="ce32" office:value-type="string" calcext:value-type="string">
            <text:p>RD1</text:p>
          </table:table-cell>
          <table:table-cell table:style-name="ce74" office:value-type="string" calcext:value-type="string">
            <text:p>Sentimentality (8 items)</text:p>
          </table:table-cell>
          <table:table-cell table:style-name="ce46" office:value-type="float" office:value="20" calcext:value-type="float">
            <text:p>20</text:p>
          </table:table-cell>
          <table:table-cell table:style-name="ce46" office:value-type="float" office:value="31" calcext:value-type="float">
            <text:p>31</text:p>
          </table:table-cell>
          <table:table-cell table:style-name="ce46" office:value-type="float" office:value="54" calcext:value-type="float">
            <text:p>54</text:p>
          </table:table-cell>
          <table:table-cell table:style-name="ce46" office:value-type="float" office:value="97" calcext:value-type="float">
            <text:p>97</text:p>
          </table:table-cell>
          <table:table-cell table:style-name="ce46" office:value-type="float" office:value="181" calcext:value-type="float">
            <text:p>181</text:p>
          </table:table-cell>
          <table:table-cell table:style-name="ce46" office:value-type="float" office:value="216" calcext:value-type="float">
            <text:p>216</text:p>
          </table:table-cell>
          <table:table-cell table:style-name="ce46" office:value-type="float" office:value="218" calcext:value-type="float">
            <text:p>218</text:p>
          </table:table-cell>
          <table:table-cell table:style-name="ce46" office:value-type="float" office:value="65" calcext:value-type="float">
            <text:p>65</text:p>
          </table:table-cell>
          <table:table-cell table:style-name="ce56" table:number-columns-repeated="3"/>
          <table:table-cell table:style-name="ce8" table:formula="of:=COUNT([.D14:.N14])" office:value-type="float" office:value="8" calcext:value-type="float">
            <text:p>8</text:p>
          </table:table-cell>
          <table:table-cell table:style-name="ce59" table:formula="of:=SUMIF([$'jawaban peserta'.$O$2:$'jawaban peserta'.$O$241];[.$C14];[$'jawaban peserta'.$B$2:$'jawaban peserta'.$B$241])/[.$O14]" office:value-type="float" office:value="3.25" calcext:value-type="float">
            <text:p>3.25</text:p>
          </table:table-cell>
          <table:table-cell table:number-columns-repeated="1008"/>
        </table:table-row>
        <table:table-row table:style-name="ro3">
          <table:covered-table-cell table:style-name="ce19"/>
          <table:table-cell table:style-name="ce32" office:value-type="string" calcext:value-type="string">
            <text:p>RD2</text:p>
          </table:table-cell>
          <table:table-cell table:style-name="ce74" office:value-type="string" calcext:value-type="string">
            <text:p>Openness to warm communication vs aloofness (10 items)</text:p>
          </table:table-cell>
          <table:table-cell table:style-name="ce46" office:value-type="float" office:value="80" calcext:value-type="float">
            <text:p>80</text:p>
          </table:table-cell>
          <table:table-cell table:style-name="ce46" office:value-type="float" office:value="125" calcext:value-type="float">
            <text:p>125</text:p>
          </table:table-cell>
          <table:table-cell table:style-name="ce46" office:value-type="float" office:value="130" calcext:value-type="float">
            <text:p>130</text:p>
          </table:table-cell>
          <table:table-cell table:style-name="ce46" office:value-type="float" office:value="162" calcext:value-type="float">
            <text:p>162</text:p>
          </table:table-cell>
          <table:table-cell table:style-name="ce46" office:value-type="float" office:value="166" calcext:value-type="float">
            <text:p>166</text:p>
          </table:table-cell>
          <table:table-cell table:style-name="ce46" office:value-type="float" office:value="177" calcext:value-type="float">
            <text:p>177</text:p>
          </table:table-cell>
          <table:table-cell table:style-name="ce46" office:value-type="float" office:value="213" calcext:value-type="float">
            <text:p>213</text:p>
          </table:table-cell>
          <table:table-cell table:style-name="ce46" office:value-type="float" office:value="92" calcext:value-type="float">
            <text:p>92</text:p>
          </table:table-cell>
          <table:table-cell table:style-name="ce46" office:value-type="float" office:value="127" calcext:value-type="float">
            <text:p>127</text:p>
          </table:table-cell>
          <table:table-cell table:style-name="ce46" office:value-type="float" office:value="194" calcext:value-type="float">
            <text:p>194</text:p>
          </table:table-cell>
          <table:table-cell table:style-name="ce56"/>
          <table:table-cell table:style-name="ce8" table:formula="of:=COUNT([.D15:.N15])" office:value-type="float" office:value="10" calcext:value-type="float">
            <text:p>10</text:p>
          </table:table-cell>
          <table:table-cell table:style-name="ce59" table:formula="of:=SUMIF([$'jawaban peserta'.$O$2:$'jawaban peserta'.$O$241];[.$C15];[$'jawaban peserta'.$B$2:$'jawaban peserta'.$B$241])/[.$O15]"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RD3</text:p>
          </table:table-cell>
          <table:table-cell table:style-name="ce74" office:value-type="string" calcext:value-type="string">
            <text:p>Attachment (6 items)</text:p>
          </table:table-cell>
          <table:table-cell table:style-name="ce46" office:value-type="float" office:value="15" calcext:value-type="float">
            <text:p>15</text:p>
          </table:table-cell>
          <table:table-cell table:style-name="ce46" office:value-type="float" office:value="116" calcext:value-type="float">
            <text:p>116</text:p>
          </table:table-cell>
          <table:table-cell table:style-name="ce46" office:value-type="float" office:value="79" calcext:value-type="float">
            <text:p>79</text:p>
          </table:table-cell>
          <table:table-cell table:style-name="ce46" office:value-type="float" office:value="96" calcext:value-type="float">
            <text:p>96</text:p>
          </table:table-cell>
          <table:table-cell table:style-name="ce46" office:value-type="float" office:value="110" calcext:value-type="float">
            <text:p>110</text:p>
          </table:table-cell>
          <table:table-cell table:style-name="ce46" office:value-type="float" office:value="174" calcext:value-type="float">
            <text:p>174</text:p>
          </table:table-cell>
          <table:table-cell table:style-name="ce46" table:number-columns-repeated="2"/>
          <table:table-cell table:style-name="ce56" table:number-columns-repeated="3"/>
          <table:table-cell table:style-name="ce8" table:formula="of:=COUNT([.D16:.N16])" office:value-type="float" office:value="6" calcext:value-type="float">
            <text:p>6</text:p>
          </table:table-cell>
          <table:table-cell table:style-name="ce59" table:formula="of:=SUMIF([$'jawaban peserta'.$O$2:$'jawaban peserta'.$O$241];[.$C16];[$'jawaban peserta'.$B$2:$'jawaban peserta'.$B$241])/[.$O16]"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RD4</text:p>
          </table:table-cell>
          <table:table-cell table:style-name="ce74" office:value-type="string" calcext:value-type="string">
            <text:p>Dependence (6 items)</text:p>
          </table:table-cell>
          <table:table-cell table:style-name="ce46" office:value-type="float" office:value="11" calcext:value-type="float">
            <text:p>11</text:p>
          </table:table-cell>
          <table:table-cell table:style-name="ce46" office:value-type="float" office:value="26" calcext:value-type="float">
            <text:p>26</text:p>
          </table:table-cell>
          <table:table-cell table:style-name="ce46" office:value-type="float" office:value="39" calcext:value-type="float">
            <text:p>39</text:p>
          </table:table-cell>
          <table:table-cell table:style-name="ce46" office:value-type="float" office:value="85" calcext:value-type="float">
            <text:p>85</text:p>
          </table:table-cell>
          <table:table-cell table:style-name="ce46" office:value-type="float" office:value="138" calcext:value-type="float">
            <text:p>138</text:p>
          </table:table-cell>
          <table:table-cell table:style-name="ce46" office:value-type="float" office:value="233" calcext:value-type="float">
            <text:p>233</text:p>
          </table:table-cell>
          <table:table-cell table:style-name="ce46" table:number-columns-repeated="2"/>
          <table:table-cell table:style-name="ce56" table:number-columns-repeated="3"/>
          <table:table-cell table:style-name="ce8" table:formula="of:=COUNT([.D17:.N17])" office:value-type="float" office:value="6" calcext:value-type="float">
            <text:p>6</text:p>
          </table:table-cell>
          <table:table-cell table:style-name="ce59" table:formula="of:=SUMIF([$'jawaban peserta'.$O$2:$'jawaban peserta'.$O$241];[.$C17];[$'jawaban peserta'.$B$2:$'jawaban peserta'.$B$241])/[.$O17]" office:value-type="float" office:value="2.33333333333333" calcext:value-type="float">
            <text:p>2.33333333333333</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Persistence</text:p>
          </table:table-cell>
          <table:covered-table-cell table:style-name="ce74"/>
          <table:table-cell table:style-name="ce46" table:number-columns-repeated="10"/>
          <table:table-cell table:style-name="ce56"/>
          <table:table-cell table:style-name="ce8" table:formula="of:=COUNT([.O19:.O22])" office:value-type="float" office:value="4" calcext:value-type="float">
            <text:p>4</text:p>
          </table:table-cell>
          <table:table-cell table:style-name="ce8" table:formula="of:=SUM([.P19:.P22])/[.O18]" office:value-type="float" office:value="2.79375" calcext:value-type="float">
            <text:p>2.79375</text:p>
          </table:table-cell>
          <table:table-cell table:number-columns-repeated="1008"/>
        </table:table-row>
        <table:table-row table:style-name="ro3">
          <table:covered-table-cell table:style-name="ce19"/>
          <table:table-cell table:style-name="ce32" office:value-type="string" calcext:value-type="string">
            <text:p>P1</text:p>
          </table:table-cell>
          <table:table-cell table:style-name="ce74" office:value-type="string" calcext:value-type="string">
            <text:p>Eagerness of effort vs laziness (9 items)</text:p>
          </table:table-cell>
          <table:table-cell table:style-name="ce46" office:value-type="float" office:value="8" calcext:value-type="float">
            <text:p>8</text:p>
          </table:table-cell>
          <table:table-cell table:style-name="ce46" office:value-type="float" office:value="60" calcext:value-type="float">
            <text:p>60</text:p>
          </table:table-cell>
          <table:table-cell table:style-name="ce46" office:value-type="float" office:value="94" calcext:value-type="float">
            <text:p>94</text:p>
          </table:table-cell>
          <table:table-cell table:style-name="ce46" office:value-type="float" office:value="114" calcext:value-type="float">
            <text:p>114</text:p>
          </table:table-cell>
          <table:table-cell table:style-name="ce46" office:value-type="float" office:value="197" calcext:value-type="float">
            <text:p>197</text:p>
          </table:table-cell>
          <table:table-cell table:style-name="ce46" office:value-type="float" office:value="200" calcext:value-type="float">
            <text:p>200</text:p>
          </table:table-cell>
          <table:table-cell table:style-name="ce46" office:value-type="float" office:value="240" calcext:value-type="float">
            <text:p>240</text:p>
          </table:table-cell>
          <table:table-cell table:style-name="ce46" office:value-type="float" office:value="134" calcext:value-type="float">
            <text:p>134</text:p>
          </table:table-cell>
          <table:table-cell table:style-name="ce46" office:value-type="float" office:value="189" calcext:value-type="float">
            <text:p>189</text:p>
          </table:table-cell>
          <table:table-cell table:style-name="ce56" table:number-columns-repeated="2"/>
          <table:table-cell table:style-name="ce8" table:formula="of:=COUNT([.D19:.N19])" office:value-type="float" office:value="9" calcext:value-type="float">
            <text:p>9</text:p>
          </table:table-cell>
          <table:table-cell table:style-name="ce59" table:formula="of:=SUMIF([$'jawaban peserta'.$O$2:$'jawaban peserta'.$O$241];[.$C19];[$'jawaban peserta'.$B$2:$'jawaban peserta'.$B$241])/[.$O19]"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P2</text:p>
          </table:table-cell>
          <table:table-cell table:style-name="ce74" office:value-type="string" calcext:value-type="string">
            <text:p>Work hardened vs spoiled (8 items)</text:p>
          </table:table-cell>
          <table:table-cell table:style-name="ce46" office:value-type="float" office:value="5" calcext:value-type="float">
            <text:p>5</text:p>
          </table:table-cell>
          <table:table-cell table:style-name="ce46" office:value-type="float" office:value="22" calcext:value-type="float">
            <text:p>22</text:p>
          </table:table-cell>
          <table:table-cell table:style-name="ce46" office:value-type="float" office:value="45" calcext:value-type="float">
            <text:p>45</text:p>
          </table:table-cell>
          <table:table-cell table:style-name="ce46" office:value-type="float" office:value="111" calcext:value-type="float">
            <text:p>111</text:p>
          </table:table-cell>
          <table:table-cell table:style-name="ce46" office:value-type="float" office:value="163" calcext:value-type="float">
            <text:p>163</text:p>
          </table:table-cell>
          <table:table-cell table:style-name="ce46" office:value-type="float" office:value="173" calcext:value-type="float">
            <text:p>173</text:p>
          </table:table-cell>
          <table:table-cell table:style-name="ce46" office:value-type="float" office:value="228" calcext:value-type="float">
            <text:p>228</text:p>
          </table:table-cell>
          <table:table-cell table:style-name="ce46" office:value-type="float" office:value="140" calcext:value-type="float">
            <text:p>140</text:p>
          </table:table-cell>
          <table:table-cell table:style-name="ce56" table:number-columns-repeated="3"/>
          <table:table-cell table:style-name="ce8" table:formula="of:=COUNT([.D20:.N20])" office:value-type="float" office:value="8" calcext:value-type="float">
            <text:p>8</text:p>
          </table:table-cell>
          <table:table-cell table:style-name="ce59" table:formula="of:=SUMIF([$'jawaban peserta'.$O$2:$'jawaban peserta'.$O$241];[.$C20];[$'jawaban peserta'.$B$2:$'jawaban peserta'.$B$241])/[.$O20]" office:value-type="float" office:value="2" calcext:value-type="float">
            <text:p>2</text:p>
          </table:table-cell>
          <table:table-cell table:number-columns-repeated="1008"/>
        </table:table-row>
        <table:table-row table:style-name="ro3">
          <table:covered-table-cell table:style-name="ce19"/>
          <table:table-cell table:style-name="ce32" office:value-type="string" calcext:value-type="string">
            <text:p>P3</text:p>
          </table:table-cell>
          <table:table-cell table:style-name="ce74" office:value-type="string" calcext:value-type="string">
            <text:p>Ambitious vs underachieving (10 items)</text:p>
          </table:table-cell>
          <table:table-cell table:style-name="ce46" office:value-type="float" office:value="37" calcext:value-type="float">
            <text:p>37</text:p>
          </table:table-cell>
          <table:table-cell table:style-name="ce46" office:value-type="float" office:value="62" calcext:value-type="float">
            <text:p>62</text:p>
          </table:table-cell>
          <table:table-cell table:style-name="ce46" office:value-type="float" office:value="72" calcext:value-type="float">
            <text:p>72</text:p>
          </table:table-cell>
          <table:table-cell table:style-name="ce46" office:value-type="float" office:value="117" calcext:value-type="float">
            <text:p>117</text:p>
          </table:table-cell>
          <table:table-cell table:style-name="ce46" office:value-type="float" office:value="126" calcext:value-type="float">
            <text:p>126</text:p>
          </table:table-cell>
          <table:table-cell table:style-name="ce46" office:value-type="float" office:value="191" calcext:value-type="float">
            <text:p>191</text:p>
          </table:table-cell>
          <table:table-cell table:style-name="ce46" office:value-type="float" office:value="202" calcext:value-type="float">
            <text:p>202</text:p>
          </table:table-cell>
          <table:table-cell table:style-name="ce46" office:value-type="float" office:value="207" calcext:value-type="float">
            <text:p>207</text:p>
          </table:table-cell>
          <table:table-cell table:style-name="ce46" office:value-type="float" office:value="153" calcext:value-type="float">
            <text:p>153</text:p>
          </table:table-cell>
          <table:table-cell table:style-name="ce56" office:value-type="float" office:value="238" calcext:value-type="float">
            <text:p>238</text:p>
          </table:table-cell>
          <table:table-cell table:style-name="ce56"/>
          <table:table-cell table:style-name="ce8" table:formula="of:=COUNT([.D21:.N21])" office:value-type="float" office:value="10" calcext:value-type="float">
            <text:p>10</text:p>
          </table:table-cell>
          <table:table-cell table:style-name="ce59" table:formula="of:=SUMIF([$'jawaban peserta'.$O$2:$'jawaban peserta'.$O$241];[.$C21];[$'jawaban peserta'.$B$2:$'jawaban peserta'.$B$241])/[.$O21]" office:value-type="float" office:value="3.3" calcext:value-type="float">
            <text:p>3.3</text:p>
          </table:table-cell>
          <table:table-cell table:number-columns-repeated="1008"/>
        </table:table-row>
        <table:table-row table:style-name="ro3">
          <table:covered-table-cell table:style-name="ce19"/>
          <table:table-cell table:style-name="ce32" office:value-type="string" calcext:value-type="string">
            <text:p>P4</text:p>
          </table:table-cell>
          <table:table-cell table:style-name="ce74" office:value-type="string" calcext:value-type="string">
            <text:p>Perfectionist vs pragmatist (8 items)</text:p>
          </table:table-cell>
          <table:table-cell table:style-name="ce46" office:value-type="float" office:value="55" calcext:value-type="float">
            <text:p>55</text:p>
          </table:table-cell>
          <table:table-cell table:style-name="ce46" office:value-type="float" office:value="76" calcext:value-type="float">
            <text:p>76</text:p>
          </table:table-cell>
          <table:table-cell table:style-name="ce46" office:value-type="float" office:value="119" calcext:value-type="float">
            <text:p>119</text:p>
          </table:table-cell>
          <table:table-cell table:style-name="ce46" office:value-type="float" office:value="137" calcext:value-type="float">
            <text:p>137</text:p>
          </table:table-cell>
          <table:table-cell table:style-name="ce46" office:value-type="float" office:value="158" calcext:value-type="float">
            <text:p>158</text:p>
          </table:table-cell>
          <table:table-cell table:style-name="ce46" office:value-type="float" office:value="229" calcext:value-type="float">
            <text:p>229</text:p>
          </table:table-cell>
          <table:table-cell table:style-name="ce46" office:value-type="float" office:value="129" calcext:value-type="float">
            <text:p>129</text:p>
          </table:table-cell>
          <table:table-cell table:style-name="ce46" office:value-type="float" office:value="146" calcext:value-type="float">
            <text:p>146</text:p>
          </table:table-cell>
          <table:table-cell table:style-name="ce56" table:number-columns-repeated="3"/>
          <table:table-cell table:style-name="ce8" table:formula="of:=COUNT([.D22:.N22])" office:value-type="float" office:value="8" calcext:value-type="float">
            <text:p>8</text:p>
          </table:table-cell>
          <table:table-cell table:style-name="ce59" table:formula="of:=SUMIF([$'jawaban peserta'.$O$2:$'jawaban peserta'.$O$241];[.$C22];[$'jawaban peserta'.$B$2:$'jawaban peserta'.$B$241])/[.$O22]" office:value-type="float" office:value="2.875" calcext:value-type="float">
            <text:p>2.87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Self-Directedness</text:p>
          </table:table-cell>
          <table:covered-table-cell table:style-name="ce51"/>
          <table:table-cell table:style-name="ce46" table:number-columns-repeated="9"/>
          <table:table-cell table:style-name="ce56"/>
          <table:table-cell table:style-name="ce8"/>
          <table:table-cell table:style-name="ce8" table:formula="of:=COUNT([.O24:.O27])" office:value-type="float" office:value="4" calcext:value-type="float">
            <text:p>4</text:p>
          </table:table-cell>
          <table:table-cell table:style-name="ce8" table:formula="of:=SUM([.P24:.P27])/[.O23]" office:value-type="float" office:value="2.64791666666667" calcext:value-type="float">
            <text:p>2.64791666666667</text:p>
          </table:table-cell>
          <table:table-cell table:number-columns-repeated="1008"/>
        </table:table-row>
        <table:table-row table:style-name="ro3">
          <table:covered-table-cell table:style-name="ce19"/>
          <table:table-cell table:style-name="ce32" office:value-type="string" calcext:value-type="string">
            <text:p>S1</text:p>
          </table:table-cell>
          <table:table-cell table:style-name="ce74" office:value-type="string" calcext:value-type="string">
            <text:p>Responsibility vs. blaming (8 items)</text:p>
          </table:table-cell>
          <table:table-cell table:style-name="ce46" office:value-type="float" office:value="211" calcext:value-type="float">
            <text:p>211</text:p>
          </table:table-cell>
          <table:table-cell table:style-name="ce46" office:value-type="float" office:value="3" calcext:value-type="float">
            <text:p>3</text:p>
          </table:table-cell>
          <table:table-cell table:style-name="ce46" office:value-type="float" office:value="17" calcext:value-type="float">
            <text:p>17</text:p>
          </table:table-cell>
          <table:table-cell table:style-name="ce46" office:value-type="float" office:value="34" calcext:value-type="float">
            <text:p>34</text:p>
          </table:table-cell>
          <table:table-cell table:style-name="ce46" office:value-type="float" office:value="49" calcext:value-type="float">
            <text:p>49</text:p>
          </table:table-cell>
          <table:table-cell table:style-name="ce46" office:value-type="float" office:value="66" calcext:value-type="float">
            <text:p>66</text:p>
          </table:table-cell>
          <table:table-cell table:style-name="ce46" office:value-type="float" office:value="167" calcext:value-type="float">
            <text:p>167</text:p>
          </table:table-cell>
          <table:table-cell table:style-name="ce46" office:value-type="float" office:value="236" calcext:value-type="float">
            <text:p>236</text:p>
          </table:table-cell>
          <table:table-cell table:style-name="ce56" table:number-columns-repeated="2"/>
          <table:table-cell table:style-name="ce8"/>
          <table:table-cell table:style-name="ce8" table:formula="of:=COUNT([.D24:.N24])" office:value-type="float" office:value="8" calcext:value-type="float">
            <text:p>8</text:p>
          </table:table-cell>
          <table:table-cell table:style-name="ce59" table:formula="of:=SUMIF([$'jawaban peserta'.$O$2:$'jawaban peserta'.$O$241];[.$C24];[$'jawaban peserta'.$B$2:$'jawaban peserta'.$B$241])/[.$O24]" office:value-type="float" office:value="2.125" calcext:value-type="float">
            <text:p>2.125</text:p>
          </table:table-cell>
          <table:table-cell table:number-columns-repeated="1008"/>
        </table:table-row>
        <table:table-row table:style-name="ro3">
          <table:covered-table-cell table:style-name="ce19"/>
          <table:table-cell table:style-name="ce32" office:value-type="string" calcext:value-type="string">
            <text:p>S2</text:p>
          </table:table-cell>
          <table:table-cell table:style-name="ce74" office:value-type="string" calcext:value-type="string">
            <text:p>Purposefulness vs. lack of goal direction (6 items)</text:p>
          </table:table-cell>
          <table:table-cell table:style-name="ce46" office:value-type="float" office:value="35" calcext:value-type="float">
            <text:p>35</text:p>
          </table:table-cell>
          <table:table-cell table:style-name="ce46" office:value-type="float" office:value="57" calcext:value-type="float">
            <text:p>57</text:p>
          </table:table-cell>
          <table:table-cell table:style-name="ce46" office:value-type="float" office:value="225" calcext:value-type="float">
            <text:p>225</text:p>
          </table:table-cell>
          <table:table-cell table:style-name="ce46" office:value-type="float" office:value="6" calcext:value-type="float">
            <text:p>6</text:p>
          </table:table-cell>
          <table:table-cell table:style-name="ce46" office:value-type="float" office:value="69" calcext:value-type="float">
            <text:p>69</text:p>
          </table:table-cell>
          <table:table-cell table:style-name="ce46" office:value-type="float" office:value="87" calcext:value-type="float">
            <text:p>87</text:p>
          </table:table-cell>
          <table:table-cell table:style-name="ce46" table:number-columns-repeated="2"/>
          <table:table-cell table:style-name="ce56" table:number-columns-repeated="2"/>
          <table:table-cell table:style-name="ce8"/>
          <table:table-cell table:style-name="ce8" table:formula="of:=COUNT([.D25:.N25])" office:value-type="float" office:value="6" calcext:value-type="float">
            <text:p>6</text:p>
          </table:table-cell>
          <table:table-cell table:style-name="ce59" table:formula="of:=SUMIF([$'jawaban peserta'.$O$2:$'jawaban peserta'.$O$241];[.$C25];[$'jawaban peserta'.$B$2:$'jawaban peserta'.$B$241])/[.$O25]" office:value-type="float" office:value="3.16666666666667" calcext:value-type="float">
            <text:p>3.16666666666667</text:p>
          </table:table-cell>
          <table:table-cell table:number-columns-repeated="1008"/>
        </table:table-row>
        <table:table-row table:style-name="ro3">
          <table:covered-table-cell table:style-name="ce19"/>
          <table:table-cell table:style-name="ce32" office:value-type="string" calcext:value-type="string">
            <text:p>S3</text:p>
          </table:table-cell>
          <table:table-cell table:style-name="ce74" office:value-type="string" calcext:value-type="string">
            <text:p>Resourcefulness (5 items)</text:p>
          </table:table-cell>
          <table:table-cell table:style-name="ce46" office:value-type="float" office:value="184" calcext:value-type="float">
            <text:p>184</text:p>
          </table:table-cell>
          <table:table-cell table:style-name="ce46" office:value-type="float" office:value="23" calcext:value-type="float">
            <text:p>23</text:p>
          </table:table-cell>
          <table:table-cell table:style-name="ce46" office:value-type="float" office:value="58" calcext:value-type="float">
            <text:p>58</text:p>
          </table:table-cell>
          <table:table-cell table:style-name="ce46" office:value-type="float" office:value="108" calcext:value-type="float">
            <text:p>108</text:p>
          </table:table-cell>
          <table:table-cell table:style-name="ce46" office:value-type="float" office:value="221" calcext:value-type="float">
            <text:p>221</text:p>
          </table:table-cell>
          <table:table-cell table:style-name="ce46" table:number-columns-repeated="3"/>
          <table:table-cell table:style-name="ce56" table:number-columns-repeated="2"/>
          <table:table-cell table:style-name="ce8"/>
          <table:table-cell table:style-name="ce8" table:formula="of:=COUNT([.D26:.N26])" office:value-type="float" office:value="5" calcext:value-type="float">
            <text:p>5</text:p>
          </table:table-cell>
          <table:table-cell table:style-name="ce59" table:formula="of:=SUMIF([$'jawaban peserta'.$O$2:$'jawaban peserta'.$O$241];[.$C26];[$'jawaban peserta'.$B$2:$'jawaban peserta'.$B$241])/[.$O26]" office:value-type="float" office:value="2.4" calcext:value-type="float">
            <text:p>2.4</text:p>
          </table:table-cell>
          <table:table-cell table:number-columns-repeated="1008"/>
        </table:table-row>
        <table:table-row table:style-name="ro3">
          <table:covered-table-cell table:style-name="ce19"/>
          <table:table-cell table:style-name="ce32" office:value-type="string" calcext:value-type="string">
            <text:p>S4</text:p>
          </table:table-cell>
          <table:table-cell table:style-name="ce74" office:value-type="string" calcext:value-type="string">
            <text:p>Self-acceptance vs. self-striving (10 items)</text:p>
          </table:table-cell>
          <table:table-cell table:style-name="ce46" office:value-type="float" office:value="195" calcext:value-type="float">
            <text:p>195</text:p>
          </table:table-cell>
          <table:table-cell table:style-name="ce46" office:value-type="float" office:value="21" calcext:value-type="float">
            <text:p>21</text:p>
          </table:table-cell>
          <table:table-cell table:style-name="ce46" office:value-type="float" office:value="83" calcext:value-type="float">
            <text:p>83</text:p>
          </table:table-cell>
          <table:table-cell table:style-name="ce46" office:value-type="float" office:value="168" calcext:value-type="float">
            <text:p>168</text:p>
          </table:table-cell>
          <table:table-cell table:style-name="ce46" office:value-type="float" office:value="178" calcext:value-type="float">
            <text:p>178</text:p>
          </table:table-cell>
          <table:table-cell table:style-name="ce46" office:value-type="float" office:value="182" calcext:value-type="float">
            <text:p>182</text:p>
          </table:table-cell>
          <table:table-cell table:style-name="ce46" office:value-type="float" office:value="188" calcext:value-type="float">
            <text:p>188</text:p>
          </table:table-cell>
          <table:table-cell table:style-name="ce46" office:value-type="float" office:value="192" calcext:value-type="float">
            <text:p>192</text:p>
          </table:table-cell>
          <table:table-cell table:style-name="ce46" office:value-type="float" office:value="227" calcext:value-type="float">
            <text:p>227</text:p>
          </table:table-cell>
          <table:table-cell table:style-name="ce46" office:value-type="float" office:value="231" calcext:value-type="float">
            <text:p>231</text:p>
          </table:table-cell>
          <table:table-cell table:style-name="ce8"/>
          <table:table-cell table:style-name="ce8" table:formula="of:=COUNT([.D27:.N27])" office:value-type="float" office:value="10" calcext:value-type="float">
            <text:p>10</text:p>
          </table:table-cell>
          <table:table-cell table:style-name="ce59" table:formula="of:=SUMIF([$'jawaban peserta'.$O$2:$'jawaban peserta'.$O$241];[.$C27];[$'jawaban peserta'.$B$2:$'jawaban peserta'.$B$241])/[.$O27]" office:value-type="float" office:value="2.9" calcext:value-type="float">
            <text:p>2.9</text:p>
          </table:table-cell>
          <table:table-cell table:number-columns-repeated="1008"/>
        </table:table-row>
        <table:table-row table:style-name="ro3">
          <table:covered-table-cell table:style-name="ce19"/>
          <table:table-cell table:style-name="ce32" office:value-type="string" calcext:value-type="string">
            <text:p>S5</text:p>
          </table:table-cell>
          <table:table-cell table:style-name="ce74" office:value-type="string" calcext:value-type="string">
            <text:p>Enlightened second nature (11 items)</text:p>
          </table:table-cell>
          <table:table-cell table:style-name="ce46" office:value-type="float" office:value="149" calcext:value-type="float">
            <text:p>149</text:p>
          </table:table-cell>
          <table:table-cell table:style-name="ce46" office:value-type="float" office:value="160" calcext:value-type="float">
            <text:p>160</text:p>
          </table:table-cell>
          <table:table-cell table:style-name="ce46" office:value-type="float" office:value="204" calcext:value-type="float">
            <text:p>204</text:p>
          </table:table-cell>
          <table:table-cell table:style-name="ce46" office:value-type="float" office:value="220" calcext:value-type="float">
            <text:p>220</text:p>
          </table:table-cell>
          <table:table-cell table:style-name="ce46" office:value-type="float" office:value="235" calcext:value-type="float">
            <text:p>235</text:p>
          </table:table-cell>
          <table:table-cell table:style-name="ce46" office:value-type="float" office:value="48" calcext:value-type="float">
            <text:p>48</text:p>
          </table:table-cell>
          <table:table-cell table:style-name="ce46" office:value-type="float" office:value="90" calcext:value-type="float">
            <text:p>90</text:p>
          </table:table-cell>
          <table:table-cell table:style-name="ce46" office:value-type="float" office:value="100" calcext:value-type="float">
            <text:p>100</text:p>
          </table:table-cell>
          <table:table-cell table:style-name="ce46" office:value-type="float" office:value="107" calcext:value-type="float">
            <text:p>107</text:p>
          </table:table-cell>
          <table:table-cell table:style-name="ce46" office:value-type="float" office:value="115" calcext:value-type="float">
            <text:p>115</text:p>
          </table:table-cell>
          <table:table-cell table:style-name="ce46" office:value-type="float" office:value="196" calcext:value-type="float">
            <text:p>196</text:p>
          </table:table-cell>
          <table:table-cell table:style-name="ce8" table:formula="of:=COUNT([.D28:.N28])" office:value-type="float" office:value="11" calcext:value-type="float">
            <text:p>11</text:p>
          </table:table-cell>
          <table:table-cell table:style-name="ce59" table:formula="of:=SUMIF([$'jawaban peserta'.$O$2:$'jawaban peserta'.$O$241];[.$C28];[$'jawaban peserta'.$B$2:$'jawaban peserta'.$B$241])/[.$O28]" office:value-type="float" office:value="3.09090909090909" calcext:value-type="float">
            <text:p>3.09090909090909</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Cooperativeness</text:p>
          </table:table-cell>
          <table:covered-table-cell table:style-name="ce51"/>
          <table:table-cell table:style-name="ce46" table:number-columns-repeated="8"/>
          <table:table-cell table:style-name="ce56" table:number-columns-repeated="3"/>
          <table:table-cell table:style-name="ce8" table:formula="of:=COUNT([.O30:.O33])" office:value-type="float" office:value="4" calcext:value-type="float">
            <text:p>4</text:p>
          </table:table-cell>
          <table:table-cell table:style-name="ce8" table:formula="of:=SUM([.P30:.P33])/[.O29]" office:value-type="float" office:value="2.40446428571429" calcext:value-type="float">
            <text:p>2.40446428571429</text:p>
          </table:table-cell>
          <table:table-cell table:number-columns-repeated="1008"/>
        </table:table-row>
        <table:table-row table:style-name="ro3">
          <table:covered-table-cell table:style-name="ce19"/>
          <table:table-cell table:style-name="ce32" office:value-type="string" calcext:value-type="string">
            <text:p>C1</text:p>
          </table:table-cell>
          <table:table-cell table:style-name="ce74" office:value-type="string" calcext:value-type="string">
            <text:p>Social acceptance vs. social intolerance (8 items)</text:p>
          </table:table-cell>
          <table:table-cell table:style-name="ce46" office:value-type="float" office:value="4" calcext:value-type="float">
            <text:p>4</text:p>
          </table:table-cell>
          <table:table-cell table:style-name="ce46" office:value-type="float" office:value="142" calcext:value-type="float">
            <text:p>142</text:p>
          </table:table-cell>
          <table:table-cell table:style-name="ce46" office:value-type="float" office:value="203" calcext:value-type="float">
            <text:p>203</text:p>
          </table:table-cell>
          <table:table-cell table:style-name="ce46" office:value-type="float" office:value="224" calcext:value-type="float">
            <text:p>224</text:p>
          </table:table-cell>
          <table:table-cell table:style-name="ce46" office:value-type="float" office:value="28" calcext:value-type="float">
            <text:p>28</text:p>
          </table:table-cell>
          <table:table-cell table:style-name="ce46" office:value-type="float" office:value="124" calcext:value-type="float">
            <text:p>124</text:p>
          </table:table-cell>
          <table:table-cell table:style-name="ce46" office:value-type="float" office:value="133" calcext:value-type="float">
            <text:p>133</text:p>
          </table:table-cell>
          <table:table-cell table:style-name="ce46" office:value-type="float" office:value="198" calcext:value-type="float">
            <text:p>198</text:p>
          </table:table-cell>
          <table:table-cell table:style-name="ce56" table:number-columns-repeated="3"/>
          <table:table-cell table:style-name="ce8" table:formula="of:=COUNT([.D30:.N30])" office:value-type="float" office:value="8" calcext:value-type="float">
            <text:p>8</text:p>
          </table:table-cell>
          <table:table-cell table:style-name="ce59" table:formula="of:=SUMIF([$'jawaban peserta'.$O$2:$'jawaban peserta'.$O$241];[.$C30];[$'jawaban peserta'.$B$2:$'jawaban peserta'.$B$241])/[.$O30]" office:value-type="float" office:value="2.625" calcext:value-type="float">
            <text:p>2.625</text:p>
          </table:table-cell>
          <table:table-cell table:number-columns-repeated="1008"/>
        </table:table-row>
        <table:table-row table:style-name="ro3">
          <table:covered-table-cell table:style-name="ce19"/>
          <table:table-cell table:style-name="ce32" office:value-type="string" calcext:value-type="string">
            <text:p>C2</text:p>
          </table:table-cell>
          <table:table-cell table:style-name="ce74" office:value-type="string" calcext:value-type="string">
            <text:p>Empathy vs. social disinterest (5 items)</text:p>
          </table:table-cell>
          <table:table-cell table:style-name="ce46" office:value-type="float" office:value="41" calcext:value-type="float">
            <text:p>41</text:p>
          </table:table-cell>
          <table:table-cell table:style-name="ce46" office:value-type="float" office:value="74" calcext:value-type="float">
            <text:p>74</text:p>
          </table:table-cell>
          <table:table-cell table:style-name="ce46" office:value-type="float" office:value="89" calcext:value-type="float">
            <text:p>89</text:p>
          </table:table-cell>
          <table:table-cell table:style-name="ce46" office:value-type="float" office:value="152" calcext:value-type="float">
            <text:p>152</text:p>
          </table:table-cell>
          <table:table-cell table:style-name="ce46" office:value-type="float" office:value="18" calcext:value-type="float">
            <text:p>18</text:p>
          </table:table-cell>
          <table:table-cell table:style-name="ce46" table:number-columns-repeated="3"/>
          <table:table-cell table:style-name="ce56" table:number-columns-repeated="3"/>
          <table:table-cell table:style-name="ce8" table:formula="of:=COUNT([.D31:.N31])" office:value-type="float" office:value="5" calcext:value-type="float">
            <text:p>5</text:p>
          </table:table-cell>
          <table:table-cell table:style-name="ce59" table:formula="of:=SUMIF([$'jawaban peserta'.$O$2:$'jawaban peserta'.$O$241];[.$C31];[$'jawaban peserta'.$B$2:$'jawaban peserta'.$B$241])/[.$O31]" office:value-type="float" office:value="1.6" calcext:value-type="float">
            <text:p>1.6</text:p>
          </table:table-cell>
          <table:table-cell table:number-columns-repeated="1008"/>
        </table:table-row>
        <table:table-row table:style-name="ro3">
          <table:covered-table-cell table:style-name="ce19"/>
          <table:table-cell table:style-name="ce32" office:value-type="string" calcext:value-type="string">
            <text:p>C3</text:p>
          </table:table-cell>
          <table:table-cell table:style-name="ce74" office:value-type="string" calcext:value-type="string">
            <text:p>Helpfulness vs. unhelpfulness (8 items)</text:p>
          </table:table-cell>
          <table:table-cell table:style-name="ce46" office:value-type="float" office:value="7" calcext:value-type="float">
            <text:p>7</text:p>
          </table:table-cell>
          <table:table-cell table:style-name="ce46" office:value-type="float" office:value="50" calcext:value-type="float">
            <text:p>50</text:p>
          </table:table-cell>
          <table:table-cell table:style-name="ce46" office:value-type="float" office:value="183" calcext:value-type="float">
            <text:p>183</text:p>
          </table:table-cell>
          <table:table-cell table:style-name="ce46" office:value-type="float" office:value="201" calcext:value-type="float">
            <text:p>201</text:p>
          </table:table-cell>
          <table:table-cell table:style-name="ce46" office:value-type="float" office:value="27" calcext:value-type="float">
            <text:p>27</text:p>
          </table:table-cell>
          <table:table-cell table:style-name="ce46" office:value-type="float" office:value="84" calcext:value-type="float">
            <text:p>84</text:p>
          </table:table-cell>
          <table:table-cell table:style-name="ce46" office:value-type="float" office:value="185" calcext:value-type="float">
            <text:p>185</text:p>
          </table:table-cell>
          <table:table-cell table:style-name="ce46" office:value-type="float" office:value="226" calcext:value-type="float">
            <text:p>226</text:p>
          </table:table-cell>
          <table:table-cell table:style-name="ce56" table:number-columns-repeated="3"/>
          <table:table-cell table:style-name="ce8" table:formula="of:=COUNT([.D32:.N32])" office:value-type="float" office:value="8" calcext:value-type="float">
            <text:p>8</text:p>
          </table:table-cell>
          <table:table-cell table:style-name="ce59" table:formula="of:=SUMIF([$'jawaban peserta'.$O$2:$'jawaban peserta'.$O$241];[.$C32];[$'jawaban peserta'.$B$2:$'jawaban peserta'.$B$241])/[.$O32]" office:value-type="float" office:value="3.25" calcext:value-type="float">
            <text:p>3.25</text:p>
          </table:table-cell>
          <table:table-cell table:number-columns-repeated="1008"/>
        </table:table-row>
        <table:table-row table:style-name="ro3">
          <table:covered-table-cell table:style-name="ce19"/>
          <table:table-cell table:style-name="ce32" office:value-type="string" calcext:value-type="string">
            <text:p>C4</text:p>
          </table:table-cell>
          <table:table-cell table:style-name="ce74" office:value-type="string" calcext:value-type="string">
            <text:p>Compassion vs. revengefulness (7 items)</text:p>
          </table:table-cell>
          <table:table-cell table:style-name="ce46" office:value-type="float" office:value="199" calcext:value-type="float">
            <text:p>199</text:p>
          </table:table-cell>
          <table:table-cell table:style-name="ce46" office:value-type="float" office:value="219" calcext:value-type="float">
            <text:p>219</text:p>
          </table:table-cell>
          <table:table-cell table:style-name="ce46" office:value-type="float" office:value="33" calcext:value-type="float">
            <text:p>33</text:p>
          </table:table-cell>
          <table:table-cell table:style-name="ce46" office:value-type="float" office:value="67" calcext:value-type="float">
            <text:p>67</text:p>
          </table:table-cell>
          <table:table-cell table:style-name="ce46" office:value-type="float" office:value="93" calcext:value-type="float">
            <text:p>93</text:p>
          </table:table-cell>
          <table:table-cell table:style-name="ce46" office:value-type="float" office:value="128" calcext:value-type="float">
            <text:p>128</text:p>
          </table:table-cell>
          <table:table-cell table:style-name="ce46" office:value-type="float" office:value="208" calcext:value-type="float">
            <text:p>208</text:p>
          </table:table-cell>
          <table:table-cell table:style-name="ce46"/>
          <table:table-cell table:style-name="ce56" table:number-columns-repeated="3"/>
          <table:table-cell table:style-name="ce8" table:formula="of:=COUNT([.D33:.N33])" office:value-type="float" office:value="7" calcext:value-type="float">
            <text:p>7</text:p>
          </table:table-cell>
          <table:table-cell table:style-name="ce59" table:formula="of:=SUMIF([$'jawaban peserta'.$O$2:$'jawaban peserta'.$O$241];[.$C33];[$'jawaban peserta'.$B$2:$'jawaban peserta'.$B$241])/[.$O33]" office:value-type="float" office:value="2.14285714285714" calcext:value-type="float">
            <text:p>2.14285714285714</text:p>
          </table:table-cell>
          <table:table-cell table:number-columns-repeated="1008"/>
        </table:table-row>
        <table:table-row table:style-name="ro3">
          <table:covered-table-cell table:style-name="ce19"/>
          <table:table-cell table:style-name="ce32" office:value-type="string" calcext:value-type="string">
            <text:p>C5</text:p>
          </table:table-cell>
          <table:table-cell table:style-name="ce74" office:value-type="string" calcext:value-type="string">
            <text:p><text:span text:style-name="T1">Pure-hearted conscience vs. self-serving advantage (8 items)</text:span></text:p>
          </table:table-cell>
          <table:table-cell table:style-name="ce46" office:value-type="float" office:value="40" calcext:value-type="float">
            <text:p>40</text:p>
          </table:table-cell>
          <table:table-cell table:style-name="ce46" office:value-type="float" office:value="164" calcext:value-type="float">
            <text:p>164</text:p>
          </table:table-cell>
          <table:table-cell table:style-name="ce46" office:value-type="float" office:value="187" calcext:value-type="float">
            <text:p>187</text:p>
          </table:table-cell>
          <table:table-cell table:style-name="ce46" office:value-type="float" office:value="13" calcext:value-type="float">
            <text:p>13</text:p>
          </table:table-cell>
          <table:table-cell table:style-name="ce46" office:value-type="float" office:value="75" calcext:value-type="float">
            <text:p>75</text:p>
          </table:table-cell>
          <table:table-cell table:style-name="ce46" office:value-type="float" office:value="88" calcext:value-type="float">
            <text:p>88</text:p>
          </table:table-cell>
          <table:table-cell table:style-name="ce46" office:value-type="float" office:value="141" calcext:value-type="float">
            <text:p>141</text:p>
          </table:table-cell>
          <table:table-cell table:style-name="ce46" office:value-type="float" office:value="234" calcext:value-type="float">
            <text:p>234</text:p>
          </table:table-cell>
          <table:table-cell table:style-name="ce56" table:number-columns-repeated="3"/>
          <table:table-cell table:style-name="ce8" table:formula="of:=COUNT([.D34:.N34])" office:value-type="float" office:value="8" calcext:value-type="float">
            <text:p>8</text:p>
          </table:table-cell>
          <table:table-cell table:style-name="ce59" table:formula="of:=SUMIF([$'jawaban peserta'.$O$2:$'jawaban peserta'.$O$241];[.$C34];[$'jawaban peserta'.$B$2:$'jawaban peserta'.$B$241])/[.$O34]" office:value-type="float" office:value="2.75" calcext:value-type="float">
            <text:p>2.7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Self-Tanscendence</text:p>
          </table:table-cell>
          <table:covered-table-cell table:style-name="ce51"/>
          <table:table-cell table:style-name="ce46" table:number-columns-repeated="8"/>
          <table:table-cell table:style-name="ce56" table:number-columns-repeated="3"/>
          <table:table-cell table:style-name="ce8" table:formula="of:=COUNT([.O36:.O39])" office:value-type="float" office:value="4" calcext:value-type="float">
            <text:p>4</text:p>
          </table:table-cell>
          <table:table-cell table:style-name="ce8" table:formula="of:=SUM([.P36:.P39])/[.O35]" office:value-type="float" office:value="1.95625" calcext:value-type="float">
            <text:p>1.95625</text:p>
          </table:table-cell>
          <table:table-cell table:number-columns-repeated="1008"/>
        </table:table-row>
        <table:table-row table:style-name="ro3">
          <table:covered-table-cell table:style-name="ce19"/>
          <table:table-cell table:style-name="ce32" office:value-type="string" calcext:value-type="string">
            <text:p>ST1</text:p>
          </table:table-cell>
          <table:table-cell table:style-name="ce74" office:value-type="string" calcext:value-type="string">
            <text:p>Self-forgetful vs. self-conscious experience (10 items)</text:p>
          </table:table-cell>
          <table:table-cell table:style-name="ce46" office:value-type="float" office:value="25" calcext:value-type="float">
            <text:p>25</text:p>
          </table:table-cell>
          <table:table-cell table:style-name="ce46" office:value-type="float" office:value="42" calcext:value-type="float">
            <text:p>42</text:p>
          </table:table-cell>
          <table:table-cell table:style-name="ce46" office:value-type="float" office:value="56" calcext:value-type="float">
            <text:p>56</text:p>
          </table:table-cell>
          <table:table-cell table:style-name="ce46" office:value-type="float" office:value="68" calcext:value-type="float">
            <text:p>68</text:p>
          </table:table-cell>
          <table:table-cell table:style-name="ce46" office:value-type="float" office:value="95" calcext:value-type="float">
            <text:p>95</text:p>
          </table:table-cell>
          <table:table-cell table:style-name="ce46" office:value-type="float" office:value="112" calcext:value-type="float">
            <text:p>112</text:p>
          </table:table-cell>
          <table:table-cell table:style-name="ce46" office:value-type="float" office:value="151" calcext:value-type="float">
            <text:p>151</text:p>
          </table:table-cell>
          <table:table-cell table:style-name="ce46" office:value-type="float" office:value="175" calcext:value-type="float">
            <text:p>175</text:p>
          </table:table-cell>
          <table:table-cell table:style-name="ce47" office:value-type="float" office:value="212" calcext:value-type="float">
            <text:p>212</text:p>
          </table:table-cell>
          <table:table-cell table:style-name="ce58" office:value-type="float" office:value="223" calcext:value-type="float">
            <text:p>223</text:p>
          </table:table-cell>
          <table:table-cell table:style-name="ce56"/>
          <table:table-cell table:style-name="ce8" table:formula="of:=COUNT([.D36:.N36])" office:value-type="float" office:value="10" calcext:value-type="float">
            <text:p>10</text:p>
          </table:table-cell>
          <table:table-cell table:style-name="ce59" table:formula="of:=SUMIF([$'jawaban peserta'.$O$2:$'jawaban peserta'.$O$241];[.$C36];[$'jawaban peserta'.$B$2:$'jawaban peserta'.$B$241])/[.$O36]" office:value-type="float" office:value="2.2" calcext:value-type="float">
            <text:p>2.2</text:p>
          </table:table-cell>
          <table:table-cell table:number-columns-repeated="1008"/>
        </table:table-row>
        <table:table-row table:style-name="ro3">
          <table:covered-table-cell table:style-name="ce19"/>
          <table:table-cell table:style-name="ce32" office:value-type="string" calcext:value-type="string">
            <text:p>ST2</text:p>
          </table:table-cell>
          <table:table-cell table:style-name="ce74" office:value-type="string" calcext:value-type="string">
            <text:p><text:span text:style-name="T1">Transpersonal identification vs. self-differentiation (8 items)</text:span></text:p>
          </table:table-cell>
          <table:table-cell table:style-name="ce46" office:value-type="float" office:value="12" calcext:value-type="float">
            <text:p>12</text:p>
          </table:table-cell>
          <table:table-cell table:style-name="ce46" office:value-type="float" office:value="29" calcext:value-type="float">
            <text:p>29</text:p>
          </table:table-cell>
          <table:table-cell table:style-name="ce46" office:value-type="float" office:value="73" calcext:value-type="float">
            <text:p>73</text:p>
          </table:table-cell>
          <table:table-cell table:style-name="ce46" office:value-type="float" office:value="91" calcext:value-type="float">
            <text:p>91</text:p>
          </table:table-cell>
          <table:table-cell table:style-name="ce46" office:value-type="float" office:value="99" calcext:value-type="float">
            <text:p>99</text:p>
          </table:table-cell>
          <table:table-cell table:style-name="ce46" office:value-type="float" office:value="148" calcext:value-type="float">
            <text:p>148</text:p>
          </table:table-cell>
          <table:table-cell table:style-name="ce46" office:value-type="float" office:value="157" calcext:value-type="float">
            <text:p>157</text:p>
          </table:table-cell>
          <table:table-cell table:style-name="ce46" office:value-type="float" office:value="190" calcext:value-type="float">
            <text:p>190</text:p>
          </table:table-cell>
          <table:table-cell table:style-name="ce56" table:number-columns-repeated="3"/>
          <table:table-cell table:style-name="ce8" table:formula="of:=COUNT([.D37:.N37])" office:value-type="float" office:value="8" calcext:value-type="float">
            <text:p>8</text:p>
          </table:table-cell>
          <table:table-cell table:style-name="ce59" table:formula="of:=SUMIF([$'jawaban peserta'.$O$2:$'jawaban peserta'.$O$241];[.$C37];[$'jawaban peserta'.$B$2:$'jawaban peserta'.$B$241])/[.$O37]" office:value-type="float" office:value="3.125" calcext:value-type="float">
            <text:p>3.125</text:p>
          </table:table-cell>
          <table:table-cell table:number-columns-repeated="1008"/>
        </table:table-row>
        <table:table-row table:style-name="ro3">
          <table:covered-table-cell table:style-name="ce19" office:value-type="float" office:value="0" calcext:value-type="float">
            <text:p>0</text:p>
          </table:covered-table-cell>
          <table:table-cell table:style-name="ce32" office:value-type="string" calcext:value-type="string">
            <text:p>ST3</text:p>
          </table:table-cell>
          <table:table-cell table:style-name="ce74" office:value-type="string" calcext:value-type="string">
            <text:p>Spiritual acceptance vs. rational materialism (8 items)</text:p>
          </table:table-cell>
          <table:table-cell table:style-name="ce46" office:value-type="float" office:value="43" calcext:value-type="float">
            <text:p>43</text:p>
          </table:table-cell>
          <table:table-cell table:style-name="ce46" office:value-type="float" office:value="52" calcext:value-type="float">
            <text:p>52</text:p>
          </table:table-cell>
          <table:table-cell table:style-name="ce46" office:value-type="float" office:value="106" calcext:value-type="float">
            <text:p>106</text:p>
          </table:table-cell>
          <table:table-cell table:style-name="ce46" office:value-type="float" office:value="118" calcext:value-type="float">
            <text:p>118</text:p>
          </table:table-cell>
          <table:table-cell table:style-name="ce46" office:value-type="float" office:value="143" calcext:value-type="float">
            <text:p>143</text:p>
          </table:table-cell>
          <table:table-cell table:style-name="ce46" office:value-type="float" office:value="32" calcext:value-type="float">
            <text:p>32</text:p>
          </table:table-cell>
          <table:table-cell table:style-name="ce46" office:value-type="float" office:value="206" calcext:value-type="float">
            <text:p>206</text:p>
          </table:table-cell>
          <table:table-cell table:style-name="ce46" office:value-type="float" office:value="232" calcext:value-type="float">
            <text:p>232</text:p>
          </table:table-cell>
          <table:table-cell table:style-name="ce56" table:number-columns-repeated="3"/>
          <table:table-cell table:style-name="ce8" table:formula="of:=COUNT([.D38:.N38])" office:value-type="float" office:value="8" calcext:value-type="float">
            <text:p>8</text:p>
          </table:table-cell>
          <table:table-cell table:style-name="ce59" table:formula="of:=SUMIF([$'jawaban peserta'.$O$2:$'jawaban peserta'.$O$241];[.$C38];[$'jawaban peserta'.$B$2:$'jawaban peserta'.$B$241])/[.$O38]" office:value-type="float" office:value="2.5" calcext:value-type="float">
            <text:p>2.5</text:p>
          </table:table-cell>
          <table:table-cell table:number-columns-repeated="1008"/>
        </table:table-row>
        <table:table-row table:style-name="ro3">
          <table:covered-table-cell table:style-name="ce23"/>
          <table:table-cell table:style-name="ce97"/>
          <table:table-cell table:style-name="ce74" office:value-type="string" calcext:value-type="string">
            <text:p>Validity Scale (5 items)</text:p>
          </table:table-cell>
          <table:table-cell table:style-name="ce47" office:value-type="float" office:value="36" calcext:value-type="float">
            <text:p>36</text:p>
          </table:table-cell>
          <table:table-cell table:style-name="ce46" office:value-type="float" office:value="101" calcext:value-type="float">
            <text:p>101</text:p>
          </table:table-cell>
          <table:table-cell table:style-name="ce46" office:value-type="float" office:value="120" calcext:value-type="float">
            <text:p>120</text:p>
          </table:table-cell>
          <table:table-cell table:style-name="ce46" office:value-type="float" office:value="132" calcext:value-type="float">
            <text:p>132</text:p>
          </table:table-cell>
          <table:table-cell table:style-name="ce46" office:value-type="float" office:value="209" calcext:value-type="float">
            <text:p>209</text:p>
          </table:table-cell>
          <table:table-cell table:style-name="ce46" table:number-columns-repeated="3"/>
          <table:table-cell table:style-name="ce56" table:number-columns-repeated="3"/>
          <table:table-cell table:style-name="ce8" table:formula="of:=COUNT([.D39:.N39])" office:value-type="float" office:value="5" calcext:value-type="float">
            <text:p>5</text:p>
          </table:table-cell>
          <table:table-cell table:style-name="ce59" table:formula="of:=IF(SUMIF([$'jawaban peserta'.$O$2:$'jawaban peserta'.$O$241];[.$C39];[$'jawaban peserta'.$B$2:$'jawaban peserta'.$B$241])=15;&quot;Kandidat Mengisi dengan sungguh-sungguh&quot;;&quot;Kandidat asal menjawab&quot;)" office:value-type="string" office:string-value="Kandidat asal menjawab" calcext:value-type="string">
            <text:p>Kandidat asal menjawab</text:p>
          </table:table-cell>
          <table:table-cell table:number-columns-repeated="1008"/>
        </table:table-row>
        <table:table-row table:style-name="ro3">
          <table:table-cell/>
          <table:table-cell table:style-name="ce45"/>
          <table:table-cell table:style-name="ce75" table:number-columns-repeated="2"/>
          <table:table-cell table:style-name="Default" table:number-columns-repeated="9"/>
          <table:table-cell/>
          <table:table-cell table:style-name="ce2"/>
          <table:table-cell table:style-name="Default"/>
          <table:table-cell table:number-columns-repeated="1008"/>
        </table:table-row>
        <table:table-row table:style-name="ro3">
          <table:table-cell/>
          <table:table-cell table:style-name="ce37"/>
          <table:table-cell table:style-name="Default" table:number-columns-repeated="9"/>
          <table:table-cell table:number-columns-repeated="3"/>
          <table:table-cell table:style-name="ce2"/>
          <table:table-cell table:number-columns-repeated="1009"/>
        </table:table-row>
        <table:table-row table:style-name="ro3">
          <table:table-cell/>
          <table:table-cell table:style-name="ce45"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4"/>
          <table:table-cell table:style-name="ce44"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28"/>
          <table:table-cell table:number-columns-repeated="2"/>
          <table:table-cell table:style-name="Default" table:number-columns-repeated="8"/>
          <table:table-cell table:number-columns-repeated="3"/>
          <table:table-cell table:style-name="ce2"/>
          <table:table-cell table:number-columns-repeated="1009"/>
        </table:table-row>
        <table:table-row table:style-name="ro3">
          <table:table-cell table:number-columns-repeated="3"/>
          <table:table-cell table:style-name="Default" table:number-columns-repeated="8"/>
          <table:table-cell table:number-columns-repeated="3"/>
          <table:table-cell table:style-name="ce2"/>
          <table:table-cell table:number-columns-repeated="1009"/>
        </table:table-row>
        <table:table-row table:style-name="ro3">
          <table:table-cell table:number-columns-repeated="1024"/>
        </table:table-row>
        <table:table-row table:style-name="ro3">
          <table:table-cell table:number-columns-repeated="2"/>
          <table:table-cell table:style-name="ce38"/>
          <table:table-cell table:style-name="ce48"/>
          <table:table-cell table:style-name="Default"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8"/>
          <table:table-cell table:style-name="ce50"/>
          <table:table-cell table:style-name="Default"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10"/>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office:value-type="string" calcext:value-type="string">
            <text:p>Opsi Kembali</text:p>
          </table:table-cell>
          <table:table-cell/>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style-name="ce4" office:value-type="float" office:value="0" calcext:value-type="float">
            <text:p>0</text:p>
          </table:table-cell>
          <table:table-cell/>
          <table:table-cell table:style-name="ce78"/>
          <table:table-cell table:style-name="ce75"/>
          <table:table-cell table:style-name="Default" table:number-columns-repeated="11"/>
          <table:table-cell table:number-columns-repeated="1009"/>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0"/>
          <table:table-cell table:number-columns-repeated="1010"/>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9"/>
          <table:table-cell table:number-columns-repeated="1011"/>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9"/>
          <table:table-cell table:number-columns-repeated="1011"/>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number-rows-repeated="2">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0"/>
          <table:table-cell table:number-columns-repeated="1010"/>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43"/>
          <table:table-cell table:style-name="ce75"/>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1"/>
          <table:table-cell table:number-columns-repeated="1009"/>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style-name="ce75" table:number-columns-spanned="2" table:number-rows-spanned="1"/>
          <table:covered-table-cell/>
          <table:table-cell table:number-columns-repeated="1010"/>
        </table:table-row>
        <table:table-row table:style-name="ro3">
          <table:table-cell table:number-columns-repeated="2"/>
          <table:table-cell table:style-name="Default" table:number-columns-repeated="10"/>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3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5" table:number-columns-repeated="4"/>
          <table:table-cell table:number-columns-repeated="1018"/>
        </table:table-row>
        <table:table-row table:style-name="ro3" table:number-rows-repeated="1048461">
          <table:table-cell table:number-columns-repeated="1024"/>
        </table:table-row>
        <table:table-row table:style-name="ro3">
          <table:table-cell table:number-columns-repeated="1024"/>
        </table:table-row>
      </table:table>
      <table:table table:name="jawaban peserta" table:style-name="ta3">
        <office:forms form:automatic-focus="false" form:apply-design-mode="false"/>
        <table:table-column table:style-name="co19" table:default-cell-style-name="ce37"/>
        <table:table-column table:style-name="co20" table:default-cell-style-name="ce37"/>
        <table:table-column table:style-name="co21" table:visibility="collapse" table:default-cell-style-name="ce100"/>
        <table:table-column table:style-name="co8" table:visibility="collapse" table:number-columns-repeated="10"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default-cell-style-name="ce86"/>
        <table:table-column table:style-name="co25" table:default-cell-style-name="ce87"/>
        <table:table-column table:style-name="co3" table:number-columns-repeated="2" table:default-cell-style-name="ce87"/>
        <table:table-column table:style-name="co3" table:default-cell-style-name="Default"/>
        <table:table-column table:style-name="co26" table:default-cell-style-name="Default"/>
        <table:table-column table:style-name="co8" table:number-columns-repeated="240" table:default-cell-style-name="Default"/>
        <table:table-column table:style-name="co10" table:number-columns-repeated="763" table:default-cell-style-name="Default"/>
        <table:table-row table:style-name="ro3">
          <table:table-cell table:style-name="ce29" office:value-type="string" calcext:value-type="string">
            <text:p>No</text:p>
          </table:table-cell>
          <table:table-cell table:style-name="ce29" office:value-type="string" calcext:value-type="string">
            <text:p>Answer</text:p>
          </table:table-cell>
          <table:table-cell table:style-name="ce98" office:value-type="string" calcext:value-type="string">
            <text:p>Link Answer</text:p>
          </table:table-cell>
          <table:table-cell table:style-name="ce27" office:value-type="string" calcext:value-type="string">
            <text:p>Kategori Character</text:p>
          </table:table-cell>
          <table:table-cell table:style-name="ce27" table:number-columns-repeated="10"/>
          <table:table-cell table:style-name="ce27" table:formula="of:=CONCATENATE([.D1];[.E1];[.F1];[.G1];[.H1];[.I1];[.J1];[.K1];[.L1];[.M1])" office:value-type="string" office:string-value="Kategori Character" calcext:value-type="string">
            <text:p>Kategori Character</text:p>
          </table:table-cell>
          <table:table-cell table:style-name="ce84" office:value-type="string" calcext:value-type="string">
            <text:p>Link Answer View Input</text:p>
          </table:table-cell>
          <table:table-cell table:style-name="ce46" office:value-type="string" calcext:value-type="string">
            <text:p>Answer Reversed</text:p>
          </table:table-cell>
          <table:table-cell table:style-name="ce46" office:value-type="string" calcext:value-type="string">
            <text:p>Interesting</text:p>
          </table:table-cell>
          <table:table-cell table:style-name="ce123"/>
          <table:table-cell/>
          <table:table-cell table:style-name="ce27" office:value-type="string" calcext:value-type="string">
            <text:p>No</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9" office:value-type="float" office:value="13" calcext:value-type="float">
            <text:p>13</text:p>
          </table:table-cell>
          <table:table-cell table:style-name="ce29" office:value-type="float" office:value="14" calcext:value-type="float">
            <text:p>14</text:p>
          </table:table-cell>
          <table:table-cell table:style-name="ce29" office:value-type="float" office:value="15" calcext:value-type="float">
            <text:p>15</text:p>
          </table:table-cell>
          <table:table-cell table:style-name="ce29" office:value-type="float" office:value="16" calcext:value-type="float">
            <text:p>16</text:p>
          </table:table-cell>
          <table:table-cell table:style-name="ce29" office:value-type="float" office:value="17" calcext:value-type="float">
            <text:p>17</text:p>
          </table:table-cell>
          <table:table-cell table:style-name="ce29" office:value-type="float" office:value="18" calcext:value-type="float">
            <text:p>18</text:p>
          </table:table-cell>
          <table:table-cell table:style-name="ce29" office:value-type="float" office:value="19" calcext:value-type="float">
            <text:p>19</text:p>
          </table:table-cell>
          <table:table-cell table:style-name="ce29" office:value-type="float" office:value="20" calcext:value-type="float">
            <text:p>20</text:p>
          </table:table-cell>
          <table:table-cell table:style-name="ce29" office:value-type="float" office:value="21" calcext:value-type="float">
            <text:p>21</text:p>
          </table:table-cell>
          <table:table-cell table:style-name="ce29" office:value-type="float" office:value="22" calcext:value-type="float">
            <text:p>22</text:p>
          </table:table-cell>
          <table:table-cell table:style-name="ce29" office:value-type="float" office:value="23" calcext:value-type="float">
            <text:p>23</text:p>
          </table:table-cell>
          <table:table-cell table:style-name="ce29" office:value-type="float" office:value="24" calcext:value-type="float">
            <text:p>24</text:p>
          </table:table-cell>
          <table:table-cell table:style-name="ce29" office:value-type="float" office:value="25" calcext:value-type="float">
            <text:p>25</text:p>
          </table:table-cell>
          <table:table-cell table:style-name="ce29" office:value-type="float" office:value="26" calcext:value-type="float">
            <text:p>26</text:p>
          </table:table-cell>
          <table:table-cell table:style-name="ce29" office:value-type="float" office:value="27" calcext:value-type="float">
            <text:p>27</text:p>
          </table:table-cell>
          <table:table-cell table:style-name="ce29" office:value-type="float" office:value="28" calcext:value-type="float">
            <text:p>28</text:p>
          </table:table-cell>
          <table:table-cell table:style-name="ce29" office:value-type="float" office:value="29" calcext:value-type="float">
            <text:p>29</text:p>
          </table:table-cell>
          <table:table-cell table:style-name="ce29" office:value-type="float" office:value="30" calcext:value-type="float">
            <text:p>30</text:p>
          </table:table-cell>
          <table:table-cell table:style-name="ce29" office:value-type="float" office:value="31" calcext:value-type="float">
            <text:p>31</text:p>
          </table:table-cell>
          <table:table-cell table:style-name="ce29" office:value-type="float" office:value="32" calcext:value-type="float">
            <text:p>32</text:p>
          </table:table-cell>
          <table:table-cell table:style-name="ce29" office:value-type="float" office:value="33" calcext:value-type="float">
            <text:p>33</text:p>
          </table:table-cell>
          <table:table-cell table:style-name="ce29" office:value-type="float" office:value="34" calcext:value-type="float">
            <text:p>34</text:p>
          </table:table-cell>
          <table:table-cell table:style-name="ce29" office:value-type="float" office:value="35" calcext:value-type="float">
            <text:p>35</text:p>
          </table:table-cell>
          <table:table-cell table:style-name="ce29" office:value-type="float" office:value="36" calcext:value-type="float">
            <text:p>36</text:p>
          </table:table-cell>
          <table:table-cell table:style-name="ce29" office:value-type="float" office:value="37" calcext:value-type="float">
            <text:p>37</text:p>
          </table:table-cell>
          <table:table-cell table:style-name="ce29" office:value-type="float" office:value="38" calcext:value-type="float">
            <text:p>38</text:p>
          </table:table-cell>
          <table:table-cell table:style-name="ce29" office:value-type="float" office:value="39" calcext:value-type="float">
            <text:p>39</text:p>
          </table:table-cell>
          <table:table-cell table:style-name="ce29" office:value-type="float" office:value="40" calcext:value-type="float">
            <text:p>40</text:p>
          </table:table-cell>
          <table:table-cell table:style-name="ce29" office:value-type="float" office:value="41" calcext:value-type="float">
            <text:p>41</text:p>
          </table:table-cell>
          <table:table-cell table:style-name="ce29" office:value-type="float" office:value="42" calcext:value-type="float">
            <text:p>42</text:p>
          </table:table-cell>
          <table:table-cell table:style-name="ce29" office:value-type="float" office:value="43" calcext:value-type="float">
            <text:p>43</text:p>
          </table:table-cell>
          <table:table-cell table:style-name="ce29" office:value-type="float" office:value="44" calcext:value-type="float">
            <text:p>44</text:p>
          </table:table-cell>
          <table:table-cell table:style-name="ce29" office:value-type="float" office:value="45" calcext:value-type="float">
            <text:p>45</text:p>
          </table:table-cell>
          <table:table-cell table:style-name="ce29" office:value-type="float" office:value="46" calcext:value-type="float">
            <text:p>46</text:p>
          </table:table-cell>
          <table:table-cell table:style-name="ce29" office:value-type="float" office:value="47" calcext:value-type="float">
            <text:p>47</text:p>
          </table:table-cell>
          <table:table-cell table:style-name="ce29" office:value-type="float" office:value="48" calcext:value-type="float">
            <text:p>48</text:p>
          </table:table-cell>
          <table:table-cell table:style-name="ce29" office:value-type="float" office:value="49" calcext:value-type="float">
            <text:p>49</text:p>
          </table:table-cell>
          <table:table-cell table:style-name="ce29" office:value-type="float" office:value="50" calcext:value-type="float">
            <text:p>50</text:p>
          </table:table-cell>
          <table:table-cell table:style-name="ce29" office:value-type="float" office:value="51" calcext:value-type="float">
            <text:p>51</text:p>
          </table:table-cell>
          <table:table-cell table:style-name="ce29" office:value-type="float" office:value="52" calcext:value-type="float">
            <text:p>52</text:p>
          </table:table-cell>
          <table:table-cell table:style-name="ce29" office:value-type="float" office:value="53" calcext:value-type="float">
            <text:p>53</text:p>
          </table:table-cell>
          <table:table-cell table:style-name="ce29" office:value-type="float" office:value="54" calcext:value-type="float">
            <text:p>54</text:p>
          </table:table-cell>
          <table:table-cell table:style-name="ce29" office:value-type="float" office:value="55" calcext:value-type="float">
            <text:p>55</text:p>
          </table:table-cell>
          <table:table-cell table:style-name="ce29" office:value-type="float" office:value="56" calcext:value-type="float">
            <text:p>56</text:p>
          </table:table-cell>
          <table:table-cell table:style-name="ce29" office:value-type="float" office:value="57" calcext:value-type="float">
            <text:p>57</text:p>
          </table:table-cell>
          <table:table-cell table:style-name="ce29" office:value-type="float" office:value="58" calcext:value-type="float">
            <text:p>58</text:p>
          </table:table-cell>
          <table:table-cell table:style-name="ce29" office:value-type="float" office:value="59" calcext:value-type="float">
            <text:p>59</text:p>
          </table:table-cell>
          <table:table-cell table:style-name="ce29" office:value-type="float" office:value="60" calcext:value-type="float">
            <text:p>60</text:p>
          </table:table-cell>
          <table:table-cell table:style-name="ce29" office:value-type="float" office:value="61" calcext:value-type="float">
            <text:p>61</text:p>
          </table:table-cell>
          <table:table-cell table:style-name="ce29" office:value-type="float" office:value="62" calcext:value-type="float">
            <text:p>62</text:p>
          </table:table-cell>
          <table:table-cell table:style-name="ce29" office:value-type="float" office:value="63" calcext:value-type="float">
            <text:p>63</text:p>
          </table:table-cell>
          <table:table-cell table:style-name="ce29" office:value-type="float" office:value="64" calcext:value-type="float">
            <text:p>64</text:p>
          </table:table-cell>
          <table:table-cell table:style-name="ce29" office:value-type="float" office:value="65" calcext:value-type="float">
            <text:p>65</text:p>
          </table:table-cell>
          <table:table-cell table:style-name="ce29" office:value-type="float" office:value="66" calcext:value-type="float">
            <text:p>66</text:p>
          </table:table-cell>
          <table:table-cell table:style-name="ce29" office:value-type="float" office:value="67" calcext:value-type="float">
            <text:p>67</text:p>
          </table:table-cell>
          <table:table-cell table:style-name="ce29" office:value-type="float" office:value="68" calcext:value-type="float">
            <text:p>68</text:p>
          </table:table-cell>
          <table:table-cell table:style-name="ce29" office:value-type="float" office:value="69" calcext:value-type="float">
            <text:p>69</text:p>
          </table:table-cell>
          <table:table-cell table:style-name="ce29" office:value-type="float" office:value="70" calcext:value-type="float">
            <text:p>70</text:p>
          </table:table-cell>
          <table:table-cell table:style-name="ce29" office:value-type="float" office:value="71" calcext:value-type="float">
            <text:p>71</text:p>
          </table:table-cell>
          <table:table-cell table:style-name="ce29" office:value-type="float" office:value="72" calcext:value-type="float">
            <text:p>72</text:p>
          </table:table-cell>
          <table:table-cell table:style-name="ce29" office:value-type="float" office:value="73" calcext:value-type="float">
            <text:p>73</text:p>
          </table:table-cell>
          <table:table-cell table:style-name="ce29" office:value-type="float" office:value="74" calcext:value-type="float">
            <text:p>74</text:p>
          </table:table-cell>
          <table:table-cell table:style-name="ce29" office:value-type="float" office:value="75" calcext:value-type="float">
            <text:p>75</text:p>
          </table:table-cell>
          <table:table-cell table:style-name="ce29" office:value-type="float" office:value="76" calcext:value-type="float">
            <text:p>76</text:p>
          </table:table-cell>
          <table:table-cell table:style-name="ce29" office:value-type="float" office:value="77" calcext:value-type="float">
            <text:p>77</text:p>
          </table:table-cell>
          <table:table-cell table:style-name="ce29" office:value-type="float" office:value="78" calcext:value-type="float">
            <text:p>78</text:p>
          </table:table-cell>
          <table:table-cell table:style-name="ce29" office:value-type="float" office:value="79" calcext:value-type="float">
            <text:p>79</text:p>
          </table:table-cell>
          <table:table-cell table:style-name="ce29" office:value-type="float" office:value="80" calcext:value-type="float">
            <text:p>80</text:p>
          </table:table-cell>
          <table:table-cell table:style-name="ce29" office:value-type="float" office:value="81" calcext:value-type="float">
            <text:p>81</text:p>
          </table:table-cell>
          <table:table-cell table:style-name="ce29" office:value-type="float" office:value="82" calcext:value-type="float">
            <text:p>82</text:p>
          </table:table-cell>
          <table:table-cell table:style-name="ce29" office:value-type="float" office:value="83" calcext:value-type="float">
            <text:p>83</text:p>
          </table:table-cell>
          <table:table-cell table:style-name="ce29" office:value-type="float" office:value="84" calcext:value-type="float">
            <text:p>84</text:p>
          </table:table-cell>
          <table:table-cell table:style-name="ce29" office:value-type="float" office:value="85" calcext:value-type="float">
            <text:p>85</text:p>
          </table:table-cell>
          <table:table-cell table:style-name="ce29" office:value-type="float" office:value="86" calcext:value-type="float">
            <text:p>86</text:p>
          </table:table-cell>
          <table:table-cell table:style-name="ce29" office:value-type="float" office:value="87" calcext:value-type="float">
            <text:p>87</text:p>
          </table:table-cell>
          <table:table-cell table:style-name="ce29" office:value-type="float" office:value="88" calcext:value-type="float">
            <text:p>88</text:p>
          </table:table-cell>
          <table:table-cell table:style-name="ce29" office:value-type="float" office:value="89" calcext:value-type="float">
            <text:p>89</text:p>
          </table:table-cell>
          <table:table-cell table:style-name="ce29" office:value-type="float" office:value="90" calcext:value-type="float">
            <text:p>90</text:p>
          </table:table-cell>
          <table:table-cell table:style-name="ce29" office:value-type="float" office:value="91" calcext:value-type="float">
            <text:p>91</text:p>
          </table:table-cell>
          <table:table-cell table:style-name="ce29" office:value-type="float" office:value="92" calcext:value-type="float">
            <text:p>92</text:p>
          </table:table-cell>
          <table:table-cell table:style-name="ce29" office:value-type="float" office:value="93" calcext:value-type="float">
            <text:p>93</text:p>
          </table:table-cell>
          <table:table-cell table:style-name="ce29" office:value-type="float" office:value="94" calcext:value-type="float">
            <text:p>94</text:p>
          </table:table-cell>
          <table:table-cell table:style-name="ce29" office:value-type="float" office:value="95" calcext:value-type="float">
            <text:p>95</text:p>
          </table:table-cell>
          <table:table-cell table:style-name="ce29" office:value-type="float" office:value="96" calcext:value-type="float">
            <text:p>96</text:p>
          </table:table-cell>
          <table:table-cell table:style-name="ce29" office:value-type="float" office:value="97" calcext:value-type="float">
            <text:p>97</text:p>
          </table:table-cell>
          <table:table-cell table:style-name="ce29" office:value-type="float" office:value="98" calcext:value-type="float">
            <text:p>98</text:p>
          </table:table-cell>
          <table:table-cell table:style-name="ce29" office:value-type="float" office:value="99" calcext:value-type="float">
            <text:p>99</text:p>
          </table:table-cell>
          <table:table-cell table:style-name="ce29" office:value-type="float" office:value="100" calcext:value-type="float">
            <text:p>100</text:p>
          </table:table-cell>
          <table:table-cell table:style-name="ce29" office:value-type="float" office:value="101" calcext:value-type="float">
            <text:p>101</text:p>
          </table:table-cell>
          <table:table-cell table:style-name="ce29" office:value-type="float" office:value="102" calcext:value-type="float">
            <text:p>102</text:p>
          </table:table-cell>
          <table:table-cell table:style-name="ce29" office:value-type="float" office:value="103" calcext:value-type="float">
            <text:p>103</text:p>
          </table:table-cell>
          <table:table-cell table:style-name="ce29" office:value-type="float" office:value="104" calcext:value-type="float">
            <text:p>104</text:p>
          </table:table-cell>
          <table:table-cell table:style-name="ce29" office:value-type="float" office:value="105" calcext:value-type="float">
            <text:p>105</text:p>
          </table:table-cell>
          <table:table-cell table:style-name="ce29" office:value-type="float" office:value="106" calcext:value-type="float">
            <text:p>106</text:p>
          </table:table-cell>
          <table:table-cell table:style-name="ce29" office:value-type="float" office:value="107" calcext:value-type="float">
            <text:p>107</text:p>
          </table:table-cell>
          <table:table-cell table:style-name="ce29" office:value-type="float" office:value="108" calcext:value-type="float">
            <text:p>108</text:p>
          </table:table-cell>
          <table:table-cell table:style-name="ce29" office:value-type="float" office:value="109" calcext:value-type="float">
            <text:p>109</text:p>
          </table:table-cell>
          <table:table-cell table:style-name="ce29" office:value-type="float" office:value="110" calcext:value-type="float">
            <text:p>110</text:p>
          </table:table-cell>
          <table:table-cell table:style-name="ce29" office:value-type="float" office:value="111" calcext:value-type="float">
            <text:p>111</text:p>
          </table:table-cell>
          <table:table-cell table:style-name="ce29" office:value-type="float" office:value="112" calcext:value-type="float">
            <text:p>112</text:p>
          </table:table-cell>
          <table:table-cell table:style-name="ce29" office:value-type="float" office:value="113" calcext:value-type="float">
            <text:p>113</text:p>
          </table:table-cell>
          <table:table-cell table:style-name="ce29" office:value-type="float" office:value="114" calcext:value-type="float">
            <text:p>114</text:p>
          </table:table-cell>
          <table:table-cell table:style-name="ce29" office:value-type="float" office:value="115" calcext:value-type="float">
            <text:p>115</text:p>
          </table:table-cell>
          <table:table-cell table:style-name="ce29" office:value-type="float" office:value="116" calcext:value-type="float">
            <text:p>116</text:p>
          </table:table-cell>
          <table:table-cell table:style-name="ce29" office:value-type="float" office:value="117" calcext:value-type="float">
            <text:p>117</text:p>
          </table:table-cell>
          <table:table-cell table:style-name="ce29" office:value-type="float" office:value="118" calcext:value-type="float">
            <text:p>118</text:p>
          </table:table-cell>
          <table:table-cell table:style-name="ce29" office:value-type="float" office:value="119" calcext:value-type="float">
            <text:p>119</text:p>
          </table:table-cell>
          <table:table-cell table:style-name="ce29" office:value-type="float" office:value="120" calcext:value-type="float">
            <text:p>120</text:p>
          </table:table-cell>
          <table:table-cell table:style-name="ce29" office:value-type="float" office:value="121" calcext:value-type="float">
            <text:p>121</text:p>
          </table:table-cell>
          <table:table-cell table:style-name="ce29" office:value-type="float" office:value="122" calcext:value-type="float">
            <text:p>122</text:p>
          </table:table-cell>
          <table:table-cell table:style-name="ce29" office:value-type="float" office:value="123" calcext:value-type="float">
            <text:p>123</text:p>
          </table:table-cell>
          <table:table-cell table:style-name="ce29" office:value-type="float" office:value="124" calcext:value-type="float">
            <text:p>124</text:p>
          </table:table-cell>
          <table:table-cell table:style-name="ce29" office:value-type="float" office:value="125" calcext:value-type="float">
            <text:p>125</text:p>
          </table:table-cell>
          <table:table-cell table:style-name="ce29" office:value-type="float" office:value="126" calcext:value-type="float">
            <text:p>126</text:p>
          </table:table-cell>
          <table:table-cell table:style-name="ce29" office:value-type="float" office:value="127" calcext:value-type="float">
            <text:p>127</text:p>
          </table:table-cell>
          <table:table-cell table:style-name="ce29" office:value-type="float" office:value="128" calcext:value-type="float">
            <text:p>128</text:p>
          </table:table-cell>
          <table:table-cell table:style-name="ce29" office:value-type="float" office:value="129" calcext:value-type="float">
            <text:p>129</text:p>
          </table:table-cell>
          <table:table-cell table:style-name="ce29" office:value-type="float" office:value="130" calcext:value-type="float">
            <text:p>130</text:p>
          </table:table-cell>
          <table:table-cell table:style-name="ce29" office:value-type="float" office:value="131" calcext:value-type="float">
            <text:p>131</text:p>
          </table:table-cell>
          <table:table-cell table:style-name="ce29" office:value-type="float" office:value="132" calcext:value-type="float">
            <text:p>132</text:p>
          </table:table-cell>
          <table:table-cell table:style-name="ce29" office:value-type="float" office:value="133" calcext:value-type="float">
            <text:p>133</text:p>
          </table:table-cell>
          <table:table-cell table:style-name="ce29" office:value-type="float" office:value="134" calcext:value-type="float">
            <text:p>134</text:p>
          </table:table-cell>
          <table:table-cell table:style-name="ce29" office:value-type="float" office:value="135" calcext:value-type="float">
            <text:p>135</text:p>
          </table:table-cell>
          <table:table-cell table:style-name="ce29" office:value-type="float" office:value="136" calcext:value-type="float">
            <text:p>136</text:p>
          </table:table-cell>
          <table:table-cell table:style-name="ce29" office:value-type="float" office:value="137" calcext:value-type="float">
            <text:p>137</text:p>
          </table:table-cell>
          <table:table-cell table:style-name="ce29" office:value-type="float" office:value="138" calcext:value-type="float">
            <text:p>138</text:p>
          </table:table-cell>
          <table:table-cell table:style-name="ce29" office:value-type="float" office:value="139" calcext:value-type="float">
            <text:p>139</text:p>
          </table:table-cell>
          <table:table-cell table:style-name="ce29" office:value-type="float" office:value="140" calcext:value-type="float">
            <text:p>140</text:p>
          </table:table-cell>
          <table:table-cell table:style-name="ce29" office:value-type="float" office:value="141" calcext:value-type="float">
            <text:p>141</text:p>
          </table:table-cell>
          <table:table-cell table:style-name="ce29" office:value-type="float" office:value="142" calcext:value-type="float">
            <text:p>142</text:p>
          </table:table-cell>
          <table:table-cell table:style-name="ce29" office:value-type="float" office:value="143" calcext:value-type="float">
            <text:p>143</text:p>
          </table:table-cell>
          <table:table-cell table:style-name="ce29" office:value-type="float" office:value="144" calcext:value-type="float">
            <text:p>144</text:p>
          </table:table-cell>
          <table:table-cell table:style-name="ce29" office:value-type="float" office:value="145" calcext:value-type="float">
            <text:p>145</text:p>
          </table:table-cell>
          <table:table-cell table:style-name="ce29" office:value-type="float" office:value="146" calcext:value-type="float">
            <text:p>146</text:p>
          </table:table-cell>
          <table:table-cell table:style-name="ce29" office:value-type="float" office:value="147" calcext:value-type="float">
            <text:p>147</text:p>
          </table:table-cell>
          <table:table-cell table:style-name="ce29" office:value-type="float" office:value="148" calcext:value-type="float">
            <text:p>148</text:p>
          </table:table-cell>
          <table:table-cell table:style-name="ce29" office:value-type="float" office:value="149" calcext:value-type="float">
            <text:p>149</text:p>
          </table:table-cell>
          <table:table-cell table:style-name="ce29" office:value-type="float" office:value="150" calcext:value-type="float">
            <text:p>150</text:p>
          </table:table-cell>
          <table:table-cell table:style-name="ce29" office:value-type="float" office:value="151" calcext:value-type="float">
            <text:p>151</text:p>
          </table:table-cell>
          <table:table-cell table:style-name="ce29" office:value-type="float" office:value="152" calcext:value-type="float">
            <text:p>152</text:p>
          </table:table-cell>
          <table:table-cell table:style-name="ce29" office:value-type="float" office:value="153" calcext:value-type="float">
            <text:p>153</text:p>
          </table:table-cell>
          <table:table-cell table:style-name="ce29" office:value-type="float" office:value="154" calcext:value-type="float">
            <text:p>154</text:p>
          </table:table-cell>
          <table:table-cell table:style-name="ce29" office:value-type="float" office:value="155" calcext:value-type="float">
            <text:p>155</text:p>
          </table:table-cell>
          <table:table-cell table:style-name="ce29" office:value-type="float" office:value="156" calcext:value-type="float">
            <text:p>156</text:p>
          </table:table-cell>
          <table:table-cell table:style-name="ce29" office:value-type="float" office:value="157" calcext:value-type="float">
            <text:p>157</text:p>
          </table:table-cell>
          <table:table-cell table:style-name="ce29" office:value-type="float" office:value="158" calcext:value-type="float">
            <text:p>158</text:p>
          </table:table-cell>
          <table:table-cell table:style-name="ce29" office:value-type="float" office:value="159" calcext:value-type="float">
            <text:p>159</text:p>
          </table:table-cell>
          <table:table-cell table:style-name="ce29" office:value-type="float" office:value="160" calcext:value-type="float">
            <text:p>160</text:p>
          </table:table-cell>
          <table:table-cell table:style-name="ce29" office:value-type="float" office:value="161" calcext:value-type="float">
            <text:p>161</text:p>
          </table:table-cell>
          <table:table-cell table:style-name="ce29" office:value-type="float" office:value="162" calcext:value-type="float">
            <text:p>162</text:p>
          </table:table-cell>
          <table:table-cell table:style-name="ce29" office:value-type="float" office:value="163" calcext:value-type="float">
            <text:p>163</text:p>
          </table:table-cell>
          <table:table-cell table:style-name="ce29" office:value-type="float" office:value="164" calcext:value-type="float">
            <text:p>164</text:p>
          </table:table-cell>
          <table:table-cell table:style-name="ce29" office:value-type="float" office:value="165" calcext:value-type="float">
            <text:p>165</text:p>
          </table:table-cell>
          <table:table-cell table:style-name="ce29" office:value-type="float" office:value="166" calcext:value-type="float">
            <text:p>166</text:p>
          </table:table-cell>
          <table:table-cell table:style-name="ce29" office:value-type="float" office:value="167" calcext:value-type="float">
            <text:p>167</text:p>
          </table:table-cell>
          <table:table-cell table:style-name="ce29" office:value-type="float" office:value="168" calcext:value-type="float">
            <text:p>168</text:p>
          </table:table-cell>
          <table:table-cell table:style-name="ce29" office:value-type="float" office:value="169" calcext:value-type="float">
            <text:p>169</text:p>
          </table:table-cell>
          <table:table-cell table:style-name="ce29" office:value-type="float" office:value="170" calcext:value-type="float">
            <text:p>170</text:p>
          </table:table-cell>
          <table:table-cell table:style-name="ce29" office:value-type="float" office:value="171" calcext:value-type="float">
            <text:p>171</text:p>
          </table:table-cell>
          <table:table-cell table:style-name="ce29" office:value-type="float" office:value="172" calcext:value-type="float">
            <text:p>172</text:p>
          </table:table-cell>
          <table:table-cell table:style-name="ce29" office:value-type="float" office:value="173" calcext:value-type="float">
            <text:p>173</text:p>
          </table:table-cell>
          <table:table-cell table:style-name="ce29" office:value-type="float" office:value="174" calcext:value-type="float">
            <text:p>174</text:p>
          </table:table-cell>
          <table:table-cell table:style-name="ce29" office:value-type="float" office:value="175" calcext:value-type="float">
            <text:p>175</text:p>
          </table:table-cell>
          <table:table-cell table:style-name="ce29" office:value-type="float" office:value="176" calcext:value-type="float">
            <text:p>176</text:p>
          </table:table-cell>
          <table:table-cell table:style-name="ce29" office:value-type="float" office:value="177" calcext:value-type="float">
            <text:p>177</text:p>
          </table:table-cell>
          <table:table-cell table:style-name="ce29" office:value-type="float" office:value="178" calcext:value-type="float">
            <text:p>178</text:p>
          </table:table-cell>
          <table:table-cell table:style-name="ce29" office:value-type="float" office:value="179" calcext:value-type="float">
            <text:p>179</text:p>
          </table:table-cell>
          <table:table-cell table:style-name="ce29" office:value-type="float" office:value="180" calcext:value-type="float">
            <text:p>180</text:p>
          </table:table-cell>
          <table:table-cell table:style-name="ce29" office:value-type="float" office:value="181" calcext:value-type="float">
            <text:p>181</text:p>
          </table:table-cell>
          <table:table-cell table:style-name="ce29" office:value-type="float" office:value="182" calcext:value-type="float">
            <text:p>182</text:p>
          </table:table-cell>
          <table:table-cell table:style-name="ce29" office:value-type="float" office:value="183" calcext:value-type="float">
            <text:p>183</text:p>
          </table:table-cell>
          <table:table-cell table:style-name="ce29" office:value-type="float" office:value="184" calcext:value-type="float">
            <text:p>184</text:p>
          </table:table-cell>
          <table:table-cell table:style-name="ce29" office:value-type="float" office:value="185" calcext:value-type="float">
            <text:p>185</text:p>
          </table:table-cell>
          <table:table-cell table:style-name="ce29" office:value-type="float" office:value="186" calcext:value-type="float">
            <text:p>186</text:p>
          </table:table-cell>
          <table:table-cell table:style-name="ce29" office:value-type="float" office:value="187" calcext:value-type="float">
            <text:p>187</text:p>
          </table:table-cell>
          <table:table-cell table:style-name="ce29" office:value-type="float" office:value="188" calcext:value-type="float">
            <text:p>188</text:p>
          </table:table-cell>
          <table:table-cell table:style-name="ce29" office:value-type="float" office:value="189" calcext:value-type="float">
            <text:p>189</text:p>
          </table:table-cell>
          <table:table-cell table:style-name="ce29" office:value-type="float" office:value="190" calcext:value-type="float">
            <text:p>190</text:p>
          </table:table-cell>
          <table:table-cell table:style-name="ce29" office:value-type="float" office:value="191" calcext:value-type="float">
            <text:p>191</text:p>
          </table:table-cell>
          <table:table-cell table:style-name="ce29" office:value-type="float" office:value="192" calcext:value-type="float">
            <text:p>192</text:p>
          </table:table-cell>
          <table:table-cell table:style-name="ce29" office:value-type="float" office:value="193" calcext:value-type="float">
            <text:p>193</text:p>
          </table:table-cell>
          <table:table-cell table:style-name="ce29" office:value-type="float" office:value="194" calcext:value-type="float">
            <text:p>194</text:p>
          </table:table-cell>
          <table:table-cell table:style-name="ce29" office:value-type="float" office:value="195" calcext:value-type="float">
            <text:p>195</text:p>
          </table:table-cell>
          <table:table-cell table:style-name="ce29" office:value-type="float" office:value="196" calcext:value-type="float">
            <text:p>196</text:p>
          </table:table-cell>
          <table:table-cell table:style-name="ce29" office:value-type="float" office:value="197" calcext:value-type="float">
            <text:p>197</text:p>
          </table:table-cell>
          <table:table-cell table:style-name="ce29" office:value-type="float" office:value="198" calcext:value-type="float">
            <text:p>198</text:p>
          </table:table-cell>
          <table:table-cell table:style-name="ce29" office:value-type="float" office:value="199" calcext:value-type="float">
            <text:p>199</text:p>
          </table:table-cell>
          <table:table-cell table:style-name="ce29" office:value-type="float" office:value="200" calcext:value-type="float">
            <text:p>200</text:p>
          </table:table-cell>
          <table:table-cell table:style-name="ce29" office:value-type="float" office:value="201" calcext:value-type="float">
            <text:p>201</text:p>
          </table:table-cell>
          <table:table-cell table:style-name="ce29" office:value-type="float" office:value="202" calcext:value-type="float">
            <text:p>202</text:p>
          </table:table-cell>
          <table:table-cell table:style-name="ce29" office:value-type="float" office:value="203" calcext:value-type="float">
            <text:p>203</text:p>
          </table:table-cell>
          <table:table-cell table:style-name="ce29" office:value-type="float" office:value="204" calcext:value-type="float">
            <text:p>204</text:p>
          </table:table-cell>
          <table:table-cell table:style-name="ce29" office:value-type="float" office:value="205" calcext:value-type="float">
            <text:p>205</text:p>
          </table:table-cell>
          <table:table-cell table:style-name="ce29" office:value-type="float" office:value="206" calcext:value-type="float">
            <text:p>206</text:p>
          </table:table-cell>
          <table:table-cell table:style-name="ce29" office:value-type="float" office:value="207" calcext:value-type="float">
            <text:p>207</text:p>
          </table:table-cell>
          <table:table-cell table:style-name="ce29" office:value-type="float" office:value="208" calcext:value-type="float">
            <text:p>208</text:p>
          </table:table-cell>
          <table:table-cell table:style-name="ce29" office:value-type="float" office:value="209" calcext:value-type="float">
            <text:p>209</text:p>
          </table:table-cell>
          <table:table-cell table:style-name="ce29" office:value-type="float" office:value="210" calcext:value-type="float">
            <text:p>210</text:p>
          </table:table-cell>
          <table:table-cell table:style-name="ce29" office:value-type="float" office:value="211" calcext:value-type="float">
            <text:p>211</text:p>
          </table:table-cell>
          <table:table-cell table:style-name="ce29" office:value-type="float" office:value="212" calcext:value-type="float">
            <text:p>212</text:p>
          </table:table-cell>
          <table:table-cell table:style-name="ce29" office:value-type="float" office:value="213" calcext:value-type="float">
            <text:p>213</text:p>
          </table:table-cell>
          <table:table-cell table:style-name="ce29" office:value-type="float" office:value="214" calcext:value-type="float">
            <text:p>214</text:p>
          </table:table-cell>
          <table:table-cell table:style-name="ce29" office:value-type="float" office:value="215" calcext:value-type="float">
            <text:p>215</text:p>
          </table:table-cell>
          <table:table-cell table:style-name="ce29" office:value-type="float" office:value="216" calcext:value-type="float">
            <text:p>216</text:p>
          </table:table-cell>
          <table:table-cell table:style-name="ce29" office:value-type="float" office:value="217" calcext:value-type="float">
            <text:p>217</text:p>
          </table:table-cell>
          <table:table-cell table:style-name="ce29" office:value-type="float" office:value="218" calcext:value-type="float">
            <text:p>218</text:p>
          </table:table-cell>
          <table:table-cell table:style-name="ce29" office:value-type="float" office:value="219" calcext:value-type="float">
            <text:p>219</text:p>
          </table:table-cell>
          <table:table-cell table:style-name="ce29" office:value-type="float" office:value="220" calcext:value-type="float">
            <text:p>220</text:p>
          </table:table-cell>
          <table:table-cell table:style-name="ce29" office:value-type="float" office:value="221" calcext:value-type="float">
            <text:p>221</text:p>
          </table:table-cell>
          <table:table-cell table:style-name="ce29" office:value-type="float" office:value="222" calcext:value-type="float">
            <text:p>222</text:p>
          </table:table-cell>
          <table:table-cell table:style-name="ce29" office:value-type="float" office:value="223" calcext:value-type="float">
            <text:p>223</text:p>
          </table:table-cell>
          <table:table-cell table:style-name="ce29" office:value-type="float" office:value="224" calcext:value-type="float">
            <text:p>224</text:p>
          </table:table-cell>
          <table:table-cell table:style-name="ce29" office:value-type="float" office:value="225" calcext:value-type="float">
            <text:p>225</text:p>
          </table:table-cell>
          <table:table-cell table:style-name="ce29" office:value-type="float" office:value="226" calcext:value-type="float">
            <text:p>226</text:p>
          </table:table-cell>
          <table:table-cell table:style-name="ce29" office:value-type="float" office:value="227" calcext:value-type="float">
            <text:p>227</text:p>
          </table:table-cell>
          <table:table-cell table:style-name="ce29" office:value-type="float" office:value="228" calcext:value-type="float">
            <text:p>228</text:p>
          </table:table-cell>
          <table:table-cell table:style-name="ce29" office:value-type="float" office:value="229" calcext:value-type="float">
            <text:p>229</text:p>
          </table:table-cell>
          <table:table-cell table:style-name="ce29" office:value-type="float" office:value="230" calcext:value-type="float">
            <text:p>230</text:p>
          </table:table-cell>
          <table:table-cell table:style-name="ce29" office:value-type="float" office:value="231" calcext:value-type="float">
            <text:p>231</text:p>
          </table:table-cell>
          <table:table-cell table:style-name="ce29" office:value-type="float" office:value="232" calcext:value-type="float">
            <text:p>232</text:p>
          </table:table-cell>
          <table:table-cell table:style-name="ce29" office:value-type="float" office:value="233" calcext:value-type="float">
            <text:p>233</text:p>
          </table:table-cell>
          <table:table-cell table:style-name="ce29" office:value-type="float" office:value="234" calcext:value-type="float">
            <text:p>234</text:p>
          </table:table-cell>
          <table:table-cell table:style-name="ce29" office:value-type="float" office:value="235" calcext:value-type="float">
            <text:p>235</text:p>
          </table:table-cell>
          <table:table-cell table:style-name="ce29" office:value-type="float" office:value="236" calcext:value-type="float">
            <text:p>236</text:p>
          </table:table-cell>
          <table:table-cell table:style-name="ce29" office:value-type="float" office:value="237" calcext:value-type="float">
            <text:p>237</text:p>
          </table:table-cell>
          <table:table-cell table:style-name="ce29" office:value-type="float" office:value="238" calcext:value-type="float">
            <text:p>238</text:p>
          </table:table-cell>
          <table:table-cell table:style-name="ce29" office:value-type="float" office:value="239" calcext:value-type="float">
            <text:p>239</text:p>
          </table:table-cell>
          <table:table-cell table:style-name="ce29" office:value-type="float" office:value="240" calcext:value-type="float">
            <text:p>240</text:p>
          </table:table-cell>
          <table:table-cell table:number-columns-repeated="763"/>
        </table:table-row>
        <table:table-row table:style-name="ro3">
          <table:table-cell table:style-name="ce29" office:value-type="float" office:value="1" calcext:value-type="float">
            <text:p>1</text:p>
          </table:table-cell>
          <table:table-cell table:style-name="ce98" office:value-type="float" office:value="4" calcext:value-type="float">
            <text:p>4</text:p>
          </table:table-cell>
          <table:table-cell table:style-name="ce98" table:formula="of:=IF([.R2]=&quot;&quot;;IF([.Q2]=&quot;R&quot;;VLOOKUP([.P2];[$'olah data'.$R$3:$'olah data'.$S$7];2);[.P2]);IF([.R2]=[.P2];[.P2];[.Q2]))" office:value-type="float" office:value="4" calcext:value-type="float">
            <text:p>4</text:p>
          </table:table-cell>
          <table:table-cell table:style-name="ce27" table:formula="of:=IFERROR(INDEX([$'olah data'.$B$4:$'olah data'.$N$39];MATCH([.$A2];[$'olah data'.D$4:$'olah data'.D$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olah data'.E$4:$'olah data'.E$39];0);2);&quot;&quot;)">
            <text:p/>
          </table:table-cell>
          <table:table-cell table:style-name="ce27" table:formula="of:=IFERROR(INDEX([$'olah data'.$B$4:$'olah data'.$N$39];MATCH([.$A2];[$'olah data'.F$4:$'olah data'.F$39];0);2);&quot;&quot;)">
            <text:p/>
          </table:table-cell>
          <table:table-cell table:style-name="ce27" table:formula="of:=IFERROR(INDEX([$'olah data'.$B$4:$'olah data'.$N$39];MATCH([.$A2];[$'olah data'.G$4:$'olah data'.G$39];0);2);&quot;&quot;)">
            <text:p/>
          </table:table-cell>
          <table:table-cell table:style-name="ce27" table:formula="of:=IFERROR(INDEX([$'olah data'.$B$4:$'olah data'.$N$39];MATCH([.$A2];[$'olah data'.H$4:$'olah data'.H$39];0);2);&quot;&quot;)">
            <text:p/>
          </table:table-cell>
          <table:table-cell table:style-name="ce27" table:formula="of:=IFERROR(INDEX([$'olah data'.$B$4:$'olah data'.$N$39];MATCH([.$A2];[$'olah data'.I$4:$'olah data'.I$39];0);2);&quot;&quot;)">
            <text:p/>
          </table:table-cell>
          <table:table-cell table:style-name="ce27" table:formula="of:=IFERROR(INDEX([$'olah data'.$B$4:$'olah data'.$N$39];MATCH([.$A2];[$'olah data'.J$4:$'olah data'.J$39];0);2);&quot;&quot;)">
            <text:p/>
          </table:table-cell>
          <table:table-cell table:style-name="ce27" table:formula="of:=IFERROR(INDEX([$'olah data'.$B$4:$'olah data'.$N$39];MATCH([.$A2];[$'olah data'.K$4:$'olah data'.K$39];0);2);&quot;&quot;)">
            <text:p/>
          </table:table-cell>
          <table:table-cell table:style-name="ce27" table:formula="of:=IFERROR(INDEX([$'olah data'.$B$4:$'olah data'.$N$39];MATCH([.$A2];[$'olah data'.L$4:$'olah data'.L$39];0);2);&quot;&quot;)">
            <text:p/>
          </table:table-cell>
          <table:table-cell table:style-name="ce27" table:formula="of:=IFERROR(INDEX([$'olah data'.$B$4:$'olah data'.$N$39];MATCH([.$A2];[$'olah data'.M$4:$'olah data'.M$39];0);2);&quot;&quot;)">
            <text:p/>
          </table:table-cell>
          <table:table-cell table:style-name="ce27" table:formula="of:=IFERROR(INDEX([$'olah data'.$B$4:$'olah data'.$N$39];MATCH([.$A2];[$'olah data'.N$4:$'olah data'.N$39];0);2);&quot;&quot;)">
            <text:p/>
          </table:table-cell>
          <table:table-cell table:style-name="ce27" table:formula="of:=CONCATENATE([.D2];[.E2];[.F2];[.G2];[.H2];[.I2];[.J2];[.K2];[.L2];[.M2];[.N2])" office:value-type="string" office:string-value="Exploratory excitability v. stoic rigidity (10 items)" calcext:value-type="string">
            <text:p>Exploratory excitability v. stoic rigidity (10 items)</text:p>
          </table:table-cell>
          <table:table-cell table:style-name="ce84" table:formula="of:=[$'View Input'.B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table-cell table:style-name="ce27"/>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4"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number-columns-repeated="3" table:style-name="ce29" office:value-type="float" office:value="4" calcext:value-type="float">
            <text:p>4</text:p>
          </table:table-cell>
          <table:table-cell table:number-columns-repeated="2" table:style-name="ce29" office:value-type="float" office:value="1" calcext:value-type="float">
            <text:p>1</text:p>
          </table:table-cell>
          <table:table-cell table:style-name="ce29" office:value-type="float" office:value="4" calcext:value-type="float">
            <text:p>4</text:p>
          </table:table-cell>
          <table:table-cell table:number-columns-repeated="2" table:style-name="ce29" office:value-type="float" office:value="2" calcext:value-type="float">
            <text:p>2</text:p>
          </table:table-cell>
          <table:table-cell table:number-columns-repeated="2"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2" calcext:value-type="float">
            <text:p>2</text:p>
          </table:table-cell>
          <table:table-cell table:number-columns-repeated="2"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number-columns-repeated="2"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number-columns-repeated="4" table:style-name="ce29" office:value-type="float" office:value="1" calcext:value-type="float">
            <text:p>1</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5" calcext:value-type="float">
            <text:p>5</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2" calcext:value-type="float">
            <text:p>2</text:p>
          </table:table-cell>
          <table:table-cell table:number-columns-repeated="2"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3" calcext:value-type="float">
            <text:p>3</text:p>
          </table:table-cell>
          <table:table-cell table:number-columns-repeated="3"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style-name="ce29" office:value-type="float" office:value="5" calcext:value-type="float">
            <text:p>5</text:p>
          </table:table-cell>
          <table:table-cell table:number-columns-repeated="2"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number-columns-repeated="3"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5" calcext:value-type="float">
            <text:p>5</text:p>
          </table:table-cell>
          <table:table-cell table:style-name="ce29" office:value-type="float" office:value="4" calcext:value-type="float">
            <text:p>4</text:p>
          </table:table-cell>
          <table:table-cell table:number-columns-repeated="4"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5" calcext:value-type="float">
            <text:p>5</text:p>
          </table:table-cell>
          <table:table-cell table:number-columns-repeated="2" table:style-name="ce29" office:value-type="float" office:value="3" calcext:value-type="float">
            <text:p>3</text:p>
          </table:table-cell>
          <table:table-cell table:number-columns-repeated="2"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number-columns-repeated="3"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number-columns-repeated="2"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number-columns-repeated="2"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number-columns-repeated="763"/>
        </table:table-row>
        <table:table-row table:style-name="ro3">
          <table:table-cell table:style-name="ce29" office:value-type="float" office:value="2" calcext:value-type="float">
            <text:p>2</text:p>
          </table:table-cell>
          <table:table-cell table:style-name="ce64" office:value-type="float" office:value="5" calcext:value-type="float">
            <text:p>5</text:p>
          </table:table-cell>
          <table:table-cell table:style-name="ce98" table:formula="of:=IF([.R3]=&quot;&quot;;IF([.Q3]=&quot;R&quot;;VLOOKUP([.P3];[$'olah data'.$R$3:$'olah data'.$S$7];2);[.P3]);IF([.R3]=[.P3];[.P3];[.Q3]))" office:value-type="float" office:value="1" calcext:value-type="float">
            <text:p>1</text:p>
          </table:table-cell>
          <table:table-cell table:style-name="ce27" table:formula="of:=IFERROR(INDEX([$'olah data'.$B$4:$'olah data'.$N$39];MATCH([.$A3];[$'olah data'.D$4:$'olah data'.D$39];0);2);&quot;&quot;)">
            <text:p/>
          </table:table-cell>
          <table:table-cell table:style-name="ce27" table:formula="of:=IFERROR(INDEX([$'olah data'.$B$4:$'olah data'.$N$39];MATCH([.$A3];[$'olah data'.E$4:$'olah data'.E$39];0);2);&quot;&quot;)">
            <text:p/>
          </table:table-cell>
          <table:table-cell table:style-name="ce27" table:formula="of:=IFERROR(INDEX([$'olah data'.$B$4:$'olah data'.$N$39];MATCH([.$A3];[$'olah data'.F$4:$'olah data'.F$39];0);2);&quot;&quot;)">
            <text:p/>
          </table:table-cell>
          <table:table-cell table:style-name="ce27" table:formula="of:=IFERROR(INDEX([$'olah data'.$B$4:$'olah data'.$N$39];MATCH([.$A3];[$'olah data'.G$4:$'olah data'.G$39];0);2);&quot;&quot;)">
            <text:p/>
          </table:table-cell>
          <table:table-cell table:style-name="ce27" table:formula="of:=IFERROR(INDEX([$'olah data'.$B$4:$'olah data'.$N$39];MATCH([.$A3];[$'olah data'.H$4:$'olah data'.H$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3];[$'olah data'.I$4:$'olah data'.I$39];0);2);&quot;&quot;)">
            <text:p/>
          </table:table-cell>
          <table:table-cell table:style-name="ce27" table:formula="of:=IFERROR(INDEX([$'olah data'.$B$4:$'olah data'.$N$39];MATCH([.$A3];[$'olah data'.J$4:$'olah data'.J$39];0);2);&quot;&quot;)">
            <text:p/>
          </table:table-cell>
          <table:table-cell table:style-name="ce27" table:formula="of:=IFERROR(INDEX([$'olah data'.$B$4:$'olah data'.$N$39];MATCH([.$A3];[$'olah data'.K$4:$'olah data'.K$39];0);2);&quot;&quot;)">
            <text:p/>
          </table:table-cell>
          <table:table-cell table:style-name="ce27" table:formula="of:=IFERROR(INDEX([$'olah data'.$B$4:$'olah data'.$N$39];MATCH([.$A3];[$'olah data'.L$4:$'olah data'.L$39];0);2);&quot;&quot;)">
            <text:p/>
          </table:table-cell>
          <table:table-cell table:style-name="ce27" table:formula="of:=IFERROR(INDEX([$'olah data'.$B$4:$'olah data'.$N$39];MATCH([.$A3];[$'olah data'.M$4:$'olah data'.M$39];0);2);&quot;&quot;)">
            <text:p/>
          </table:table-cell>
          <table:table-cell table:style-name="ce27" table:formula="of:=IFERROR(INDEX([$'olah data'.$B$4:$'olah data'.$N$39];MATCH([.$A3];[$'olah data'.N$4:$'olah data'.N$39];0);2);&quot;&quot;)">
            <text:p/>
          </table:table-cell>
          <table:table-cell table:style-name="ce27" table:formula="of:=CONCATENATE([.D3];[.E3];[.F3];[.G3];[.H3];[.I3];[.J3];[.K3];[.L3];[.M3];[.N3])" office:value-type="string" office:string-value="Anticipatory worry &amp; pessimismv. uninhibited optimism (11 items)" calcext:value-type="string">
            <text:p>Anticipatory worry &amp; pessimismv. uninhibited optimism (11 items)</text:p>
          </table:table-cell>
          <table:table-cell table:style-name="ce84" table:formula="of:=[$'View Input'.B1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 calcext:value-type="float">
            <text:p>3</text:p>
          </table:table-cell>
          <table:table-cell table:style-name="ce64" office:value-type="float" office:value="1" calcext:value-type="float">
            <text:p>1</text:p>
          </table:table-cell>
          <table:table-cell table:style-name="ce98" table:formula="of:=IF([.R4]=&quot;&quot;;IF([.Q4]=&quot;R&quot;;VLOOKUP([.P4];[$'olah data'.$R$3:$'olah data'.$S$7];2);[.P4]);IF([.R4]=[.P4];[.P4];[.Q4]))" office:value-type="float" office:value="3" calcext:value-type="float">
            <text:p>3</text:p>
          </table:table-cell>
          <table:table-cell table:style-name="ce27" table:formula="of:=IFERROR(INDEX([$'olah data'.$B$4:$'olah data'.$N$39];MATCH([.$A4];[$'olah data'.D$4:$'olah data'.D$39];0);2);&quot;&quot;)">
            <text:p/>
          </table:table-cell>
          <table:table-cell table:style-name="ce27" table:formula="of:=IFERROR(INDEX([$'olah data'.$B$4:$'olah data'.$N$39];MATCH([.$A4];[$'olah data'.E$4:$'olah data'.E$39];0);2);&quot;&quot;)" office:value-type="string" office:string-value="Responsibility vs. blaming (8 items)" calcext:value-type="string">
            <text:p>Responsibility vs. blaming (8 items)</text:p>
          </table:table-cell>
          <table:table-cell table:style-name="ce27" table:formula="of:=IFERROR(INDEX([$'olah data'.$B$4:$'olah data'.$N$39];MATCH([.$A4];[$'olah data'.F$4:$'olah data'.F$39];0);2);&quot;&quot;)">
            <text:p/>
          </table:table-cell>
          <table:table-cell table:style-name="ce27" table:formula="of:=IFERROR(INDEX([$'olah data'.$B$4:$'olah data'.$N$39];MATCH([.$A4];[$'olah data'.G$4:$'olah data'.G$39];0);2);&quot;&quot;)">
            <text:p/>
          </table:table-cell>
          <table:table-cell table:style-name="ce27" table:formula="of:=IFERROR(INDEX([$'olah data'.$B$4:$'olah data'.$N$39];MATCH([.$A4];[$'olah data'.H$4:$'olah data'.H$39];0);2);&quot;&quot;)">
            <text:p/>
          </table:table-cell>
          <table:table-cell table:style-name="ce27" table:formula="of:=IFERROR(INDEX([$'olah data'.$B$4:$'olah data'.$N$39];MATCH([.$A4];[$'olah data'.I$4:$'olah data'.I$39];0);2);&quot;&quot;)">
            <text:p/>
          </table:table-cell>
          <table:table-cell table:style-name="ce27" table:formula="of:=IFERROR(INDEX([$'olah data'.$B$4:$'olah data'.$N$39];MATCH([.$A4];[$'olah data'.J$4:$'olah data'.J$39];0);2);&quot;&quot;)">
            <text:p/>
          </table:table-cell>
          <table:table-cell table:style-name="ce27" table:formula="of:=IFERROR(INDEX([$'olah data'.$B$4:$'olah data'.$N$39];MATCH([.$A4];[$'olah data'.K$4:$'olah data'.K$39];0);2);&quot;&quot;)">
            <text:p/>
          </table:table-cell>
          <table:table-cell table:style-name="ce27" table:formula="of:=IFERROR(INDEX([$'olah data'.$B$4:$'olah data'.$N$39];MATCH([.$A4];[$'olah data'.L$4:$'olah data'.L$39];0);2);&quot;&quot;)">
            <text:p/>
          </table:table-cell>
          <table:table-cell table:style-name="ce27" table:formula="of:=IFERROR(INDEX([$'olah data'.$B$4:$'olah data'.$N$39];MATCH([.$A4];[$'olah data'.M$4:$'olah data'.M$39];0);2);&quot;&quot;)">
            <text:p/>
          </table:table-cell>
          <table:table-cell table:style-name="ce27" table:formula="of:=IFERROR(INDEX([$'olah data'.$B$4:$'olah data'.$N$39];MATCH([.$A4];[$'olah data'.N$4:$'olah data'.N$39];0);2);&quot;&quot;)">
            <text:p/>
          </table:table-cell>
          <table:table-cell table:style-name="ce27" table:formula="of:=CONCATENATE([.D4];[.E4];[.F4];[.G4];[.H4];[.I4];[.J4];[.K4];[.L4];[.M4];[.N4])" office:value-type="string" office:string-value="Responsibility vs. blaming (8 items)" calcext:value-type="string">
            <text:p>Responsibility vs. blaming (8 items)</text:p>
          </table:table-cell>
          <table:table-cell table:style-name="ce84" table:formula="of:=[$'View Input'.B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 calcext:value-type="float">
            <text:p>4</text:p>
          </table:table-cell>
          <table:table-cell table:style-name="ce64" office:value-type="float" office:value="2" calcext:value-type="float">
            <text:p>2</text:p>
          </table:table-cell>
          <table:table-cell table:style-name="ce98" table:formula="of:=IF([.R5]=&quot;&quot;;IF([.Q5]=&quot;R&quot;;VLOOKUP([.P5];[$'olah data'.$R$3:$'olah data'.$S$7];2);[.P5]);IF([.R5]=[.P5];[.P5];[.Q5]))" office:value-type="float" office:value="1" calcext:value-type="float">
            <text:p>1</text:p>
          </table:table-cell>
          <table:table-cell table:style-name="ce27" table:formula="of:=IFERROR(INDEX([$'olah data'.$B$4:$'olah data'.$N$39];MATCH([.$A5];[$'olah data'.D$4:$'olah data'.D$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5];[$'olah data'.E$4:$'olah data'.E$39];0);2);&quot;&quot;)">
            <text:p/>
          </table:table-cell>
          <table:table-cell table:style-name="ce27" table:formula="of:=IFERROR(INDEX([$'olah data'.$B$4:$'olah data'.$N$39];MATCH([.$A5];[$'olah data'.F$4:$'olah data'.F$39];0);2);&quot;&quot;)">
            <text:p/>
          </table:table-cell>
          <table:table-cell table:style-name="ce27" table:formula="of:=IFERROR(INDEX([$'olah data'.$B$4:$'olah data'.$N$39];MATCH([.$A5];[$'olah data'.G$4:$'olah data'.G$39];0);2);&quot;&quot;)">
            <text:p/>
          </table:table-cell>
          <table:table-cell table:style-name="ce27" table:formula="of:=IFERROR(INDEX([$'olah data'.$B$4:$'olah data'.$N$39];MATCH([.$A5];[$'olah data'.H$4:$'olah data'.H$39];0);2);&quot;&quot;)">
            <text:p/>
          </table:table-cell>
          <table:table-cell table:style-name="ce27" table:formula="of:=IFERROR(INDEX([$'olah data'.$B$4:$'olah data'.$N$39];MATCH([.$A5];[$'olah data'.I$4:$'olah data'.I$39];0);2);&quot;&quot;)">
            <text:p/>
          </table:table-cell>
          <table:table-cell table:style-name="ce27" table:formula="of:=IFERROR(INDEX([$'olah data'.$B$4:$'olah data'.$N$39];MATCH([.$A5];[$'olah data'.J$4:$'olah data'.J$39];0);2);&quot;&quot;)">
            <text:p/>
          </table:table-cell>
          <table:table-cell table:style-name="ce27" table:formula="of:=IFERROR(INDEX([$'olah data'.$B$4:$'olah data'.$N$39];MATCH([.$A5];[$'olah data'.K$4:$'olah data'.K$39];0);2);&quot;&quot;)">
            <text:p/>
          </table:table-cell>
          <table:table-cell table:style-name="ce27" table:formula="of:=IFERROR(INDEX([$'olah data'.$B$4:$'olah data'.$N$39];MATCH([.$A5];[$'olah data'.L$4:$'olah data'.L$39];0);2);&quot;&quot;)">
            <text:p/>
          </table:table-cell>
          <table:table-cell table:style-name="ce27" table:formula="of:=IFERROR(INDEX([$'olah data'.$B$4:$'olah data'.$N$39];MATCH([.$A5];[$'olah data'.M$4:$'olah data'.M$39];0);2);&quot;&quot;)">
            <text:p/>
          </table:table-cell>
          <table:table-cell table:style-name="ce27" table:formula="of:=IFERROR(INDEX([$'olah data'.$B$4:$'olah data'.$N$39];MATCH([.$A5];[$'olah data'.N$4:$'olah data'.N$39];0);2);&quot;&quot;)">
            <text:p/>
          </table:table-cell>
          <table:table-cell table:style-name="ce27" table:formula="of:=CONCATENATE([.D5];[.E5];[.F5];[.G5];[.H5];[.I5];[.J5];[.K5];[.L5];[.M5];[.N5])" office:value-type="string" office:string-value="Social acceptance vs. social intolerance (8 items)" calcext:value-type="string">
            <text:p>Social acceptance vs. social intolerance (8 items)</text:p>
          </table:table-cell>
          <table:table-cell table:style-name="ce84" table:formula="of:=[$'View Input'.B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 calcext:value-type="float">
            <text:p>5</text:p>
          </table:table-cell>
          <table:table-cell table:style-name="ce64" office:value-type="float" office:value="3" calcext:value-type="float">
            <text:p>3</text:p>
          </table:table-cell>
          <table:table-cell table:style-name="ce98" table:formula="of:=IF([.R6]=&quot;&quot;;IF([.Q6]=&quot;R&quot;;VLOOKUP([.P6];[$'olah data'.$R$3:$'olah data'.$S$7];2);[.P6]);IF([.R6]=[.P6];[.P6];[.Q6]))" office:value-type="float" office:value="5" calcext:value-type="float">
            <text:p>5</text:p>
          </table:table-cell>
          <table:table-cell table:style-name="ce27" table:formula="of:=IFERROR(INDEX([$'olah data'.$B$4:$'olah data'.$N$39];MATCH([.$A6];[$'olah data'.D$4:$'olah data'.D$39];0);2);&quot;&quot;)" office:value-type="string" office:string-value="Work hardened vs spoiled (8 items)" calcext:value-type="string">
            <text:p>Work hardened vs spoiled (8 items)</text:p>
          </table:table-cell>
          <table:table-cell table:style-name="ce27" table:formula="of:=IFERROR(INDEX([$'olah data'.$B$4:$'olah data'.$N$39];MATCH([.$A6];[$'olah data'.E$4:$'olah data'.E$39];0);2);&quot;&quot;)">
            <text:p/>
          </table:table-cell>
          <table:table-cell table:style-name="ce27" table:formula="of:=IFERROR(INDEX([$'olah data'.$B$4:$'olah data'.$N$39];MATCH([.$A6];[$'olah data'.F$4:$'olah data'.F$39];0);2);&quot;&quot;)">
            <text:p/>
          </table:table-cell>
          <table:table-cell table:style-name="ce27" table:formula="of:=IFERROR(INDEX([$'olah data'.$B$4:$'olah data'.$N$39];MATCH([.$A6];[$'olah data'.G$4:$'olah data'.G$39];0);2);&quot;&quot;)">
            <text:p/>
          </table:table-cell>
          <table:table-cell table:style-name="ce27" table:formula="of:=IFERROR(INDEX([$'olah data'.$B$4:$'olah data'.$N$39];MATCH([.$A6];[$'olah data'.H$4:$'olah data'.H$39];0);2);&quot;&quot;)">
            <text:p/>
          </table:table-cell>
          <table:table-cell table:style-name="ce27" table:formula="of:=IFERROR(INDEX([$'olah data'.$B$4:$'olah data'.$N$39];MATCH([.$A6];[$'olah data'.I$4:$'olah data'.I$39];0);2);&quot;&quot;)">
            <text:p/>
          </table:table-cell>
          <table:table-cell table:style-name="ce27" table:formula="of:=IFERROR(INDEX([$'olah data'.$B$4:$'olah data'.$N$39];MATCH([.$A6];[$'olah data'.J$4:$'olah data'.J$39];0);2);&quot;&quot;)">
            <text:p/>
          </table:table-cell>
          <table:table-cell table:style-name="ce27" table:formula="of:=IFERROR(INDEX([$'olah data'.$B$4:$'olah data'.$N$39];MATCH([.$A6];[$'olah data'.K$4:$'olah data'.K$39];0);2);&quot;&quot;)">
            <text:p/>
          </table:table-cell>
          <table:table-cell table:style-name="ce27" table:formula="of:=IFERROR(INDEX([$'olah data'.$B$4:$'olah data'.$N$39];MATCH([.$A6];[$'olah data'.L$4:$'olah data'.L$39];0);2);&quot;&quot;)">
            <text:p/>
          </table:table-cell>
          <table:table-cell table:style-name="ce27" table:formula="of:=IFERROR(INDEX([$'olah data'.$B$4:$'olah data'.$N$39];MATCH([.$A6];[$'olah data'.M$4:$'olah data'.M$39];0);2);&quot;&quot;)">
            <text:p/>
          </table:table-cell>
          <table:table-cell table:style-name="ce27" table:formula="of:=IFERROR(INDEX([$'olah data'.$B$4:$'olah data'.$N$39];MATCH([.$A6];[$'olah data'.N$4:$'olah data'.N$39];0);2);&quot;&quot;)">
            <text:p/>
          </table:table-cell>
          <table:table-cell table:style-name="ce27" table:formula="of:=CONCATENATE([.D6];[.E6];[.F6];[.G6];[.H6];[.I6];[.J6];[.K6];[.L6];[.M6];[.N6])" office:value-type="string" office:string-value="Work hardened vs spoiled (8 items)" calcext:value-type="string">
            <text:p>Work hardened vs spoiled (8 items)</text:p>
          </table:table-cell>
          <table:table-cell table:style-name="ce84" table:formula="of:=[$'View Input'.B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 calcext:value-type="float">
            <text:p>6</text:p>
          </table:table-cell>
          <table:table-cell table:style-name="ce64" office:value-type="float" office:value="5" calcext:value-type="float">
            <text:p>5</text:p>
          </table:table-cell>
          <table:table-cell table:style-name="ce98" table:formula="of:=IF([.R7]=&quot;&quot;;IF([.Q7]=&quot;R&quot;;VLOOKUP([.P7];[$'olah data'.$R$3:$'olah data'.$S$7];2);[.P7]);IF([.R7]=[.P7];[.P7];[.Q7]))" office:value-type="float" office:value="5" calcext:value-type="float">
            <text:p>5</text:p>
          </table:table-cell>
          <table:table-cell table:style-name="ce27" table:formula="of:=IFERROR(INDEX([$'olah data'.$B$4:$'olah data'.$N$39];MATCH([.$A7];[$'olah data'.D$4:$'olah data'.D$39];0);2);&quot;&quot;)">
            <text:p/>
          </table:table-cell>
          <table:table-cell table:style-name="ce27" table:formula="of:=IFERROR(INDEX([$'olah data'.$B$4:$'olah data'.$N$39];MATCH([.$A7];[$'olah data'.E$4:$'olah data'.E$39];0);2);&quot;&quot;)">
            <text:p/>
          </table:table-cell>
          <table:table-cell table:style-name="ce27" table:formula="of:=IFERROR(INDEX([$'olah data'.$B$4:$'olah data'.$N$39];MATCH([.$A7];[$'olah data'.F$4:$'olah data'.F$39];0);2);&quot;&quot;)">
            <text:p/>
          </table:table-cell>
          <table:table-cell table:style-name="ce27" table:formula="of:=IFERROR(INDEX([$'olah data'.$B$4:$'olah data'.$N$39];MATCH([.$A7];[$'olah data'.G$4:$'olah data'.G$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olah data'.H$4:$'olah data'.H$39];0);2);&quot;&quot;)">
            <text:p/>
          </table:table-cell>
          <table:table-cell table:style-name="ce27" table:formula="of:=IFERROR(INDEX([$'olah data'.$B$4:$'olah data'.$N$39];MATCH([.$A7];[$'olah data'.I$4:$'olah data'.I$39];0);2);&quot;&quot;)">
            <text:p/>
          </table:table-cell>
          <table:table-cell table:style-name="ce27" table:formula="of:=IFERROR(INDEX([$'olah data'.$B$4:$'olah data'.$N$39];MATCH([.$A7];[$'olah data'.J$4:$'olah data'.J$39];0);2);&quot;&quot;)">
            <text:p/>
          </table:table-cell>
          <table:table-cell table:style-name="ce27" table:formula="of:=IFERROR(INDEX([$'olah data'.$B$4:$'olah data'.$N$39];MATCH([.$A7];[$'olah data'.K$4:$'olah data'.K$39];0);2);&quot;&quot;)">
            <text:p/>
          </table:table-cell>
          <table:table-cell table:style-name="ce27" table:formula="of:=IFERROR(INDEX([$'olah data'.$B$4:$'olah data'.$N$39];MATCH([.$A7];[$'olah data'.L$4:$'olah data'.L$39];0);2);&quot;&quot;)">
            <text:p/>
          </table:table-cell>
          <table:table-cell table:style-name="ce27" table:formula="of:=IFERROR(INDEX([$'olah data'.$B$4:$'olah data'.$N$39];MATCH([.$A7];[$'olah data'.M$4:$'olah data'.M$39];0);2);&quot;&quot;)">
            <text:p/>
          </table:table-cell>
          <table:table-cell table:style-name="ce27" table:formula="of:=IFERROR(INDEX([$'olah data'.$B$4:$'olah data'.$N$39];MATCH([.$A7];[$'olah data'.N$4:$'olah data'.N$39];0);2);&quot;&quot;)">
            <text:p/>
          </table:table-cell>
          <table:table-cell table:style-name="ce27" table:formula="of:=CONCATENATE([.D7];[.E7];[.F7];[.G7];[.H7];[.I7];[.J7];[.K7];[.L7];[.M7];[.N7])" office:value-type="string" office:string-value="Purposefulness vs. lack of goal direction (6 items)" calcext:value-type="string">
            <text:p>Purposefulness vs. lack of goal direction (6 items)</text:p>
          </table:table-cell>
          <table:table-cell table:style-name="ce84" table:formula="of:=[$'View Input'.B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 calcext:value-type="float">
            <text:p>7</text:p>
          </table:table-cell>
          <table:table-cell table:style-name="ce64" office:value-type="float" office:value="1" calcext:value-type="float">
            <text:p>1</text:p>
          </table:table-cell>
          <table:table-cell table:style-name="ce98" table:formula="of:=IF([.R8]=&quot;&quot;;IF([.Q8]=&quot;R&quot;;VLOOKUP([.P8];[$'olah data'.$R$3:$'olah data'.$S$7];2);[.P8]);IF([.R8]=[.P8];[.P8];[.Q8]))" office:value-type="float" office:value="4" calcext:value-type="float">
            <text:p>4</text:p>
          </table:table-cell>
          <table:table-cell table:style-name="ce27" table:formula="of:=IFERROR(INDEX([$'olah data'.$B$4:$'olah data'.$N$39];MATCH([.$A8];[$'olah data'.D$4:$'olah data'.D$39];0);2);&quot;&quot;)" office:value-type="string" office:string-value="Helpfulness vs. unhelpfulness (8 items)" calcext:value-type="string">
            <text:p>Helpfulness vs. unhelpfulness (8 items)</text:p>
          </table:table-cell>
          <table:table-cell table:style-name="ce27" table:formula="of:=IFERROR(INDEX([$'olah data'.$B$4:$'olah data'.$N$39];MATCH([.$A8];[$'olah data'.E$4:$'olah data'.E$39];0);2);&quot;&quot;)">
            <text:p/>
          </table:table-cell>
          <table:table-cell table:style-name="ce27" table:formula="of:=IFERROR(INDEX([$'olah data'.$B$4:$'olah data'.$N$39];MATCH([.$A8];[$'olah data'.F$4:$'olah data'.F$39];0);2);&quot;&quot;)">
            <text:p/>
          </table:table-cell>
          <table:table-cell table:style-name="ce27" table:formula="of:=IFERROR(INDEX([$'olah data'.$B$4:$'olah data'.$N$39];MATCH([.$A8];[$'olah data'.G$4:$'olah data'.G$39];0);2);&quot;&quot;)">
            <text:p/>
          </table:table-cell>
          <table:table-cell table:style-name="ce27" table:formula="of:=IFERROR(INDEX([$'olah data'.$B$4:$'olah data'.$N$39];MATCH([.$A8];[$'olah data'.H$4:$'olah data'.H$39];0);2);&quot;&quot;)">
            <text:p/>
          </table:table-cell>
          <table:table-cell table:style-name="ce27" table:formula="of:=IFERROR(INDEX([$'olah data'.$B$4:$'olah data'.$N$39];MATCH([.$A8];[$'olah data'.I$4:$'olah data'.I$39];0);2);&quot;&quot;)">
            <text:p/>
          </table:table-cell>
          <table:table-cell table:style-name="ce27" table:formula="of:=IFERROR(INDEX([$'olah data'.$B$4:$'olah data'.$N$39];MATCH([.$A8];[$'olah data'.J$4:$'olah data'.J$39];0);2);&quot;&quot;)">
            <text:p/>
          </table:table-cell>
          <table:table-cell table:style-name="ce27" table:formula="of:=IFERROR(INDEX([$'olah data'.$B$4:$'olah data'.$N$39];MATCH([.$A8];[$'olah data'.K$4:$'olah data'.K$39];0);2);&quot;&quot;)">
            <text:p/>
          </table:table-cell>
          <table:table-cell table:style-name="ce27" table:formula="of:=IFERROR(INDEX([$'olah data'.$B$4:$'olah data'.$N$39];MATCH([.$A8];[$'olah data'.L$4:$'olah data'.L$39];0);2);&quot;&quot;)">
            <text:p/>
          </table:table-cell>
          <table:table-cell table:style-name="ce27" table:formula="of:=IFERROR(INDEX([$'olah data'.$B$4:$'olah data'.$N$39];MATCH([.$A8];[$'olah data'.M$4:$'olah data'.M$39];0);2);&quot;&quot;)">
            <text:p/>
          </table:table-cell>
          <table:table-cell table:style-name="ce27" table:formula="of:=IFERROR(INDEX([$'olah data'.$B$4:$'olah data'.$N$39];MATCH([.$A8];[$'olah data'.N$4:$'olah data'.N$39];0);2);&quot;&quot;)">
            <text:p/>
          </table:table-cell>
          <table:table-cell table:style-name="ce27" table:formula="of:=CONCATENATE([.D8];[.E8];[.F8];[.G8];[.H8];[.I8];[.J8];[.K8];[.L8];[.M8];[.N8])" office:value-type="string" office:string-value="Helpfulness vs. unhelpfulness (8 items)" calcext:value-type="string">
            <text:p>Helpfulness vs. unhelpfulness (8 items)</text:p>
          </table:table-cell>
          <table:table-cell table:style-name="ce84" table:formula="of:=[$'View Input'.B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8" calcext:value-type="float">
            <text:p>8</text:p>
          </table:table-cell>
          <table:table-cell table:style-name="ce64" office:value-type="float" office:value="5" calcext:value-type="float">
            <text:p>5</text:p>
          </table:table-cell>
          <table:table-cell table:style-name="ce98" table:formula="of:=IF([.R9]=&quot;&quot;;IF([.Q9]=&quot;R&quot;;VLOOKUP([.P9];[$'olah data'.$R$3:$'olah data'.$S$7];2);[.P9]);IF([.R9]=[.P9];[.P9];[.Q9]))" office:value-type="float" office:value="3" calcext:value-type="float">
            <text:p>3</text:p>
          </table:table-cell>
          <table:table-cell table:style-name="ce27" table:formula="of:=IFERROR(INDEX([$'olah data'.$B$4:$'olah data'.$N$39];MATCH([.$A9];[$'olah data'.D$4:$'olah data'.D$39];0);2);&quot;&quot;)" office:value-type="string" office:string-value="Eagerness of effort vs laziness (9 items)" calcext:value-type="string">
            <text:p>Eagerness of effort vs laziness (9 items)</text:p>
          </table:table-cell>
          <table:table-cell table:style-name="ce27" table:formula="of:=IFERROR(INDEX([$'olah data'.$B$4:$'olah data'.$N$39];MATCH([.$A9];[$'olah data'.E$4:$'olah data'.E$39];0);2);&quot;&quot;)">
            <text:p/>
          </table:table-cell>
          <table:table-cell table:style-name="ce27" table:formula="of:=IFERROR(INDEX([$'olah data'.$B$4:$'olah data'.$N$39];MATCH([.$A9];[$'olah data'.F$4:$'olah data'.F$39];0);2);&quot;&quot;)">
            <text:p/>
          </table:table-cell>
          <table:table-cell table:style-name="ce27" table:formula="of:=IFERROR(INDEX([$'olah data'.$B$4:$'olah data'.$N$39];MATCH([.$A9];[$'olah data'.G$4:$'olah data'.G$39];0);2);&quot;&quot;)">
            <text:p/>
          </table:table-cell>
          <table:table-cell table:style-name="ce27" table:formula="of:=IFERROR(INDEX([$'olah data'.$B$4:$'olah data'.$N$39];MATCH([.$A9];[$'olah data'.H$4:$'olah data'.H$39];0);2);&quot;&quot;)">
            <text:p/>
          </table:table-cell>
          <table:table-cell table:style-name="ce27" table:formula="of:=IFERROR(INDEX([$'olah data'.$B$4:$'olah data'.$N$39];MATCH([.$A9];[$'olah data'.I$4:$'olah data'.I$39];0);2);&quot;&quot;)">
            <text:p/>
          </table:table-cell>
          <table:table-cell table:style-name="ce27" table:formula="of:=IFERROR(INDEX([$'olah data'.$B$4:$'olah data'.$N$39];MATCH([.$A9];[$'olah data'.J$4:$'olah data'.J$39];0);2);&quot;&quot;)">
            <text:p/>
          </table:table-cell>
          <table:table-cell table:style-name="ce27" table:formula="of:=IFERROR(INDEX([$'olah data'.$B$4:$'olah data'.$N$39];MATCH([.$A9];[$'olah data'.K$4:$'olah data'.K$39];0);2);&quot;&quot;)">
            <text:p/>
          </table:table-cell>
          <table:table-cell table:style-name="ce27" table:formula="of:=IFERROR(INDEX([$'olah data'.$B$4:$'olah data'.$N$39];MATCH([.$A9];[$'olah data'.L$4:$'olah data'.L$39];0);2);&quot;&quot;)">
            <text:p/>
          </table:table-cell>
          <table:table-cell table:style-name="ce27" table:formula="of:=IFERROR(INDEX([$'olah data'.$B$4:$'olah data'.$N$39];MATCH([.$A9];[$'olah data'.M$4:$'olah data'.M$39];0);2);&quot;&quot;)">
            <text:p/>
          </table:table-cell>
          <table:table-cell table:style-name="ce27" table:formula="of:=IFERROR(INDEX([$'olah data'.$B$4:$'olah data'.$N$39];MATCH([.$A9];[$'olah data'.N$4:$'olah data'.N$39];0);2);&quot;&quot;)">
            <text:p/>
          </table:table-cell>
          <table:table-cell table:style-name="ce27" table:formula="of:=CONCATENATE([.D9];[.E9];[.F9];[.G9];[.H9];[.I9];[.J9];[.K9];[.L9];[.M9];[.N9])" office:value-type="string" office:string-value="Eagerness of effort vs laziness (9 items)" calcext:value-type="string">
            <text:p>Eagerness of effort vs laziness (9 items)</text:p>
          </table:table-cell>
          <table:table-cell table:style-name="ce84" table:formula="of:=[$'View Input'.B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9" calcext:value-type="float">
            <text:p>9</text:p>
          </table:table-cell>
          <table:table-cell table:style-name="ce64" office:value-type="float" office:value="4" calcext:value-type="float">
            <text:p>4</text:p>
          </table:table-cell>
          <table:table-cell table:style-name="ce98" table:formula="of:=IF([.R10]=&quot;&quot;;IF([.Q10]=&quot;R&quot;;VLOOKUP([.P10];[$'olah data'.$R$3:$'olah data'.$S$7];2);[.P10]);IF([.R10]=[.P10];[.P10];[.Q10]))" office:value-type="float" office:value="1" calcext:value-type="float">
            <text:p>1</text:p>
          </table:table-cell>
          <table:table-cell table:style-name="ce27" table:formula="of:=IFERROR(INDEX([$'olah data'.$B$4:$'olah data'.$N$39];MATCH([.$A10];[$'olah data'.D$4:$'olah data'.D$39];0);2);&quot;&quot;)" office:value-type="string" office:string-value="Fear of uncertainty (7 items)" calcext:value-type="string">
            <text:p>Fear of uncertainty (7 items)</text:p>
          </table:table-cell>
          <table:table-cell table:style-name="ce27" table:formula="of:=IFERROR(INDEX([$'olah data'.$B$4:$'olah data'.$N$39];MATCH([.$A10];[$'olah data'.E$4:$'olah data'.E$39];0);2);&quot;&quot;)">
            <text:p/>
          </table:table-cell>
          <table:table-cell table:style-name="ce27" table:formula="of:=IFERROR(INDEX([$'olah data'.$B$4:$'olah data'.$N$39];MATCH([.$A10];[$'olah data'.F$4:$'olah data'.F$39];0);2);&quot;&quot;)">
            <text:p/>
          </table:table-cell>
          <table:table-cell table:style-name="ce27" table:formula="of:=IFERROR(INDEX([$'olah data'.$B$4:$'olah data'.$N$39];MATCH([.$A10];[$'olah data'.G$4:$'olah data'.G$39];0);2);&quot;&quot;)">
            <text:p/>
          </table:table-cell>
          <table:table-cell table:style-name="ce27" table:formula="of:=IFERROR(INDEX([$'olah data'.$B$4:$'olah data'.$N$39];MATCH([.$A10];[$'olah data'.H$4:$'olah data'.H$39];0);2);&quot;&quot;)">
            <text:p/>
          </table:table-cell>
          <table:table-cell table:style-name="ce27" table:formula="of:=IFERROR(INDEX([$'olah data'.$B$4:$'olah data'.$N$39];MATCH([.$A10];[$'olah data'.I$4:$'olah data'.I$39];0);2);&quot;&quot;)">
            <text:p/>
          </table:table-cell>
          <table:table-cell table:style-name="ce27" table:formula="of:=IFERROR(INDEX([$'olah data'.$B$4:$'olah data'.$N$39];MATCH([.$A10];[$'olah data'.J$4:$'olah data'.J$39];0);2);&quot;&quot;)">
            <text:p/>
          </table:table-cell>
          <table:table-cell table:style-name="ce27" table:formula="of:=IFERROR(INDEX([$'olah data'.$B$4:$'olah data'.$N$39];MATCH([.$A10];[$'olah data'.K$4:$'olah data'.K$39];0);2);&quot;&quot;)">
            <text:p/>
          </table:table-cell>
          <table:table-cell table:style-name="ce27" table:formula="of:=IFERROR(INDEX([$'olah data'.$B$4:$'olah data'.$N$39];MATCH([.$A10];[$'olah data'.L$4:$'olah data'.L$39];0);2);&quot;&quot;)">
            <text:p/>
          </table:table-cell>
          <table:table-cell table:style-name="ce27" table:formula="of:=IFERROR(INDEX([$'olah data'.$B$4:$'olah data'.$N$39];MATCH([.$A10];[$'olah data'.M$4:$'olah data'.M$39];0);2);&quot;&quot;)">
            <text:p/>
          </table:table-cell>
          <table:table-cell table:style-name="ce27" table:formula="of:=IFERROR(INDEX([$'olah data'.$B$4:$'olah data'.$N$39];MATCH([.$A10];[$'olah data'.N$4:$'olah data'.N$39];0);2);&quot;&quot;)">
            <text:p/>
          </table:table-cell>
          <table:table-cell table:style-name="ce27" table:formula="of:=CONCATENATE([.D10];[.E10];[.F10];[.G10];[.H10];[.I10];[.J10];[.K10];[.L10];[.M10];[.N10])" office:value-type="string" office:string-value="Fear of uncertainty (7 items)" calcext:value-type="string">
            <text:p>Fear of uncertainty (7 items)</text:p>
          </table:table-cell>
          <table:table-cell table:style-name="ce84" table:formula="of:=[$'View Input'.B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 calcext:value-type="float">
            <text:p>10</text:p>
          </table:table-cell>
          <table:table-cell table:style-name="ce64" office:value-type="float" office:value="1" calcext:value-type="float">
            <text:p>1</text:p>
          </table:table-cell>
          <table:table-cell table:style-name="ce98" table:formula="of:=IF([.R11]=&quot;&quot;;IF([.Q11]=&quot;R&quot;;VLOOKUP([.P11];[$'olah data'.$R$3:$'olah data'.$S$7];2);[.P11]);IF([.R11]=[.P11];[.P11];[.Q11]))" office:value-type="float" office:value="1" calcext:value-type="float">
            <text:p>1</text:p>
          </table:table-cell>
          <table:table-cell table:style-name="ce27" table:formula="of:=IFERROR(INDEX([$'olah data'.$B$4:$'olah data'.$N$39];MATCH([.$A11];[$'olah data'.D$4:$'olah data'.D$39];0);2);&quot;&quot;)" office:value-type="string" office:string-value="Impulsiveness v. reflection (9 items)" calcext:value-type="string">
            <text:p>Impulsiveness v. reflection (9 items)</text:p>
          </table:table-cell>
          <table:table-cell table:style-name="ce27" table:formula="of:=IFERROR(INDEX([$'olah data'.$B$4:$'olah data'.$N$39];MATCH([.$A11];[$'olah data'.E$4:$'olah data'.E$39];0);2);&quot;&quot;)">
            <text:p/>
          </table:table-cell>
          <table:table-cell table:style-name="ce27" table:formula="of:=IFERROR(INDEX([$'olah data'.$B$4:$'olah data'.$N$39];MATCH([.$A11];[$'olah data'.F$4:$'olah data'.F$39];0);2);&quot;&quot;)">
            <text:p/>
          </table:table-cell>
          <table:table-cell table:style-name="ce27" table:formula="of:=IFERROR(INDEX([$'olah data'.$B$4:$'olah data'.$N$39];MATCH([.$A11];[$'olah data'.G$4:$'olah data'.G$39];0);2);&quot;&quot;)">
            <text:p/>
          </table:table-cell>
          <table:table-cell table:style-name="ce27" table:formula="of:=IFERROR(INDEX([$'olah data'.$B$4:$'olah data'.$N$39];MATCH([.$A11];[$'olah data'.H$4:$'olah data'.H$39];0);2);&quot;&quot;)">
            <text:p/>
          </table:table-cell>
          <table:table-cell table:style-name="ce27" table:formula="of:=IFERROR(INDEX([$'olah data'.$B$4:$'olah data'.$N$39];MATCH([.$A11];[$'olah data'.I$4:$'olah data'.I$39];0);2);&quot;&quot;)">
            <text:p/>
          </table:table-cell>
          <table:table-cell table:style-name="ce27" table:formula="of:=IFERROR(INDEX([$'olah data'.$B$4:$'olah data'.$N$39];MATCH([.$A11];[$'olah data'.J$4:$'olah data'.J$39];0);2);&quot;&quot;)">
            <text:p/>
          </table:table-cell>
          <table:table-cell table:style-name="ce27" table:formula="of:=IFERROR(INDEX([$'olah data'.$B$4:$'olah data'.$N$39];MATCH([.$A11];[$'olah data'.K$4:$'olah data'.K$39];0);2);&quot;&quot;)">
            <text:p/>
          </table:table-cell>
          <table:table-cell table:style-name="ce27" table:formula="of:=IFERROR(INDEX([$'olah data'.$B$4:$'olah data'.$N$39];MATCH([.$A11];[$'olah data'.L$4:$'olah data'.L$39];0);2);&quot;&quot;)">
            <text:p/>
          </table:table-cell>
          <table:table-cell table:style-name="ce27" table:formula="of:=IFERROR(INDEX([$'olah data'.$B$4:$'olah data'.$N$39];MATCH([.$A11];[$'olah data'.M$4:$'olah data'.M$39];0);2);&quot;&quot;)">
            <text:p/>
          </table:table-cell>
          <table:table-cell table:style-name="ce27" table:formula="of:=IFERROR(INDEX([$'olah data'.$B$4:$'olah data'.$N$39];MATCH([.$A11];[$'olah data'.N$4:$'olah data'.N$39];0);2);&quot;&quot;)">
            <text:p/>
          </table:table-cell>
          <table:table-cell table:style-name="ce27" table:formula="of:=CONCATENATE([.D11];[.E11];[.F11];[.G11];[.H11];[.I11];[.J11];[.K11];[.L11];[.M11];[.N11])" office:value-type="string" office:string-value="Impulsiveness v. reflection (9 items)" calcext:value-type="string">
            <text:p>Impulsiveness v. reflection (9 items)</text:p>
          </table:table-cell>
          <table:table-cell table:style-name="ce84" table:formula="of:=[$'View Input'.B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 calcext:value-type="float">
            <text:p>11</text:p>
          </table:table-cell>
          <table:table-cell table:style-name="ce64" office:value-type="float" office:value="2" calcext:value-type="float">
            <text:p>2</text:p>
          </table:table-cell>
          <table:table-cell table:style-name="ce98" table:formula="of:=IF([.R12]=&quot;&quot;;IF([.Q12]=&quot;R&quot;;VLOOKUP([.P12];[$'olah data'.$R$3:$'olah data'.$S$7];2);[.P12]);IF([.R12]=[.P12];[.P12];[.Q12]))" office:value-type="float" office:value="5" calcext:value-type="float">
            <text:p>5</text:p>
          </table:table-cell>
          <table:table-cell table:style-name="ce27" table:formula="of:=IFERROR(INDEX([$'olah data'.$B$4:$'olah data'.$N$39];MATCH([.$A12];[$'olah data'.D$4:$'olah data'.D$39];0);2);&quot;&quot;)" office:value-type="string" office:string-value="Dependence (6 items)" calcext:value-type="string">
            <text:p>Dependence (6 items)</text:p>
          </table:table-cell>
          <table:table-cell table:style-name="ce27" table:formula="of:=IFERROR(INDEX([$'olah data'.$B$4:$'olah data'.$N$39];MATCH([.$A12];[$'olah data'.E$4:$'olah data'.E$39];0);2);&quot;&quot;)">
            <text:p/>
          </table:table-cell>
          <table:table-cell table:style-name="ce27" table:formula="of:=IFERROR(INDEX([$'olah data'.$B$4:$'olah data'.$N$39];MATCH([.$A12];[$'olah data'.F$4:$'olah data'.F$39];0);2);&quot;&quot;)">
            <text:p/>
          </table:table-cell>
          <table:table-cell table:style-name="ce27" table:formula="of:=IFERROR(INDEX([$'olah data'.$B$4:$'olah data'.$N$39];MATCH([.$A12];[$'olah data'.G$4:$'olah data'.G$39];0);2);&quot;&quot;)">
            <text:p/>
          </table:table-cell>
          <table:table-cell table:style-name="ce27" table:formula="of:=IFERROR(INDEX([$'olah data'.$B$4:$'olah data'.$N$39];MATCH([.$A12];[$'olah data'.H$4:$'olah data'.H$39];0);2);&quot;&quot;)">
            <text:p/>
          </table:table-cell>
          <table:table-cell table:style-name="ce27" table:formula="of:=IFERROR(INDEX([$'olah data'.$B$4:$'olah data'.$N$39];MATCH([.$A12];[$'olah data'.I$4:$'olah data'.I$39];0);2);&quot;&quot;)">
            <text:p/>
          </table:table-cell>
          <table:table-cell table:style-name="ce27" table:formula="of:=IFERROR(INDEX([$'olah data'.$B$4:$'olah data'.$N$39];MATCH([.$A12];[$'olah data'.J$4:$'olah data'.J$39];0);2);&quot;&quot;)">
            <text:p/>
          </table:table-cell>
          <table:table-cell table:style-name="ce27" table:formula="of:=IFERROR(INDEX([$'olah data'.$B$4:$'olah data'.$N$39];MATCH([.$A12];[$'olah data'.K$4:$'olah data'.K$39];0);2);&quot;&quot;)">
            <text:p/>
          </table:table-cell>
          <table:table-cell table:style-name="ce27" table:formula="of:=IFERROR(INDEX([$'olah data'.$B$4:$'olah data'.$N$39];MATCH([.$A12];[$'olah data'.L$4:$'olah data'.L$39];0);2);&quot;&quot;)">
            <text:p/>
          </table:table-cell>
          <table:table-cell table:style-name="ce27" table:formula="of:=IFERROR(INDEX([$'olah data'.$B$4:$'olah data'.$N$39];MATCH([.$A12];[$'olah data'.M$4:$'olah data'.M$39];0);2);&quot;&quot;)">
            <text:p/>
          </table:table-cell>
          <table:table-cell table:style-name="ce27" table:formula="of:=IFERROR(INDEX([$'olah data'.$B$4:$'olah data'.$N$39];MATCH([.$A12];[$'olah data'.N$4:$'olah data'.N$39];0);2);&quot;&quot;)">
            <text:p/>
          </table:table-cell>
          <table:table-cell table:style-name="ce27" table:formula="of:=CONCATENATE([.D12];[.E12];[.F12];[.G12];[.H12];[.I12];[.J12];[.K12];[.L12];[.M12];[.N12])" office:value-type="string" office:string-value="Dependence (6 items)" calcext:value-type="string">
            <text:p>Dependence (6 items)</text:p>
          </table:table-cell>
          <table:table-cell table:style-name="ce84" table:formula="of:=[$'View Input'.B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 calcext:value-type="float">
            <text:p>12</text:p>
          </table:table-cell>
          <table:table-cell table:style-name="ce64" office:value-type="float" office:value="2" calcext:value-type="float">
            <text:p>2</text:p>
          </table:table-cell>
          <table:table-cell table:style-name="ce98" table:formula="of:=IF([.R13]=&quot;&quot;;IF([.Q13]=&quot;R&quot;;VLOOKUP([.P13];[$'olah data'.$R$3:$'olah data'.$S$7];2);[.P13]);IF([.R13]=[.P13];[.P13];[.Q13]))" office:value-type="float" office:value="5" calcext:value-type="float">
            <text:p>5</text:p>
          </table:table-cell>
          <table:table-cell table:style-name="ce27" table:formula="of:=IFERROR(INDEX([$'olah data'.$B$4:$'olah data'.$N$39];MATCH([.$A13];[$'olah data'.D$4:$'olah data'.D$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3];[$'olah data'.E$4:$'olah data'.E$39];0);2);&quot;&quot;)">
            <text:p/>
          </table:table-cell>
          <table:table-cell table:style-name="ce27" table:formula="of:=IFERROR(INDEX([$'olah data'.$B$4:$'olah data'.$N$39];MATCH([.$A13];[$'olah data'.F$4:$'olah data'.F$39];0);2);&quot;&quot;)">
            <text:p/>
          </table:table-cell>
          <table:table-cell table:style-name="ce27" table:formula="of:=IFERROR(INDEX([$'olah data'.$B$4:$'olah data'.$N$39];MATCH([.$A13];[$'olah data'.G$4:$'olah data'.G$39];0);2);&quot;&quot;)">
            <text:p/>
          </table:table-cell>
          <table:table-cell table:style-name="ce27" table:formula="of:=IFERROR(INDEX([$'olah data'.$B$4:$'olah data'.$N$39];MATCH([.$A13];[$'olah data'.H$4:$'olah data'.H$39];0);2);&quot;&quot;)">
            <text:p/>
          </table:table-cell>
          <table:table-cell table:style-name="ce27" table:formula="of:=IFERROR(INDEX([$'olah data'.$B$4:$'olah data'.$N$39];MATCH([.$A13];[$'olah data'.I$4:$'olah data'.I$39];0);2);&quot;&quot;)">
            <text:p/>
          </table:table-cell>
          <table:table-cell table:style-name="ce27" table:formula="of:=IFERROR(INDEX([$'olah data'.$B$4:$'olah data'.$N$39];MATCH([.$A13];[$'olah data'.J$4:$'olah data'.J$39];0);2);&quot;&quot;)">
            <text:p/>
          </table:table-cell>
          <table:table-cell table:style-name="ce27" table:formula="of:=IFERROR(INDEX([$'olah data'.$B$4:$'olah data'.$N$39];MATCH([.$A13];[$'olah data'.K$4:$'olah data'.K$39];0);2);&quot;&quot;)">
            <text:p/>
          </table:table-cell>
          <table:table-cell table:style-name="ce27" table:formula="of:=IFERROR(INDEX([$'olah data'.$B$4:$'olah data'.$N$39];MATCH([.$A13];[$'olah data'.L$4:$'olah data'.L$39];0);2);&quot;&quot;)">
            <text:p/>
          </table:table-cell>
          <table:table-cell table:style-name="ce27" table:formula="of:=IFERROR(INDEX([$'olah data'.$B$4:$'olah data'.$N$39];MATCH([.$A13];[$'olah data'.M$4:$'olah data'.M$39];0);2);&quot;&quot;)">
            <text:p/>
          </table:table-cell>
          <table:table-cell table:style-name="ce27" table:formula="of:=IFERROR(INDEX([$'olah data'.$B$4:$'olah data'.$N$39];MATCH([.$A13];[$'olah data'.N$4:$'olah data'.N$39];0);2);&quot;&quot;)">
            <text:p/>
          </table:table-cell>
          <table:table-cell table:style-name="ce27" table:formula="of:=CONCATENATE([.D13];[.E13];[.F13];[.G13];[.H13];[.I13];[.J13];[.K13];[.L13];[.M13];[.N13])" office:value-type="string" office:string-value="Transpersonal identification vs. self-differentiation (8 items)" calcext:value-type="string">
            <text:p>Transpersonal identification vs. self-differentiation (8 items)</text:p>
          </table:table-cell>
          <table:table-cell table:style-name="ce84" table:formula="of:=[$'View Input'.B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3" calcext:value-type="float">
            <text:p>13</text:p>
          </table:table-cell>
          <table:table-cell table:style-name="ce64" office:value-type="float" office:value="3" calcext:value-type="float">
            <text:p>3</text:p>
          </table:table-cell>
          <table:table-cell table:style-name="ce98" table:formula="of:=IF([.R14]=&quot;&quot;;IF([.Q14]=&quot;R&quot;;VLOOKUP([.P14];[$'olah data'.$R$3:$'olah data'.$S$7];2);[.P14]);IF([.R14]=[.P14];[.P14];[.Q14]))" office:value-type="float" office:value="1" calcext:value-type="float">
            <text:p>1</text:p>
          </table:table-cell>
          <table:table-cell table:style-name="ce27" table:formula="of:=IFERROR(INDEX([$'olah data'.$B$4:$'olah data'.$N$39];MATCH([.$A14];[$'olah data'.D$4:$'olah data'.D$39];0);2);&quot;&quot;)">
            <text:p/>
          </table:table-cell>
          <table:table-cell table:style-name="ce27" table:formula="of:=IFERROR(INDEX([$'olah data'.$B$4:$'olah data'.$N$39];MATCH([.$A14];[$'olah data'.E$4:$'olah data'.E$39];0);2);&quot;&quot;)">
            <text:p/>
          </table:table-cell>
          <table:table-cell table:style-name="ce27" table:formula="of:=IFERROR(INDEX([$'olah data'.$B$4:$'olah data'.$N$39];MATCH([.$A14];[$'olah data'.F$4:$'olah data'.F$39];0);2);&quot;&quot;)">
            <text:p/>
          </table:table-cell>
          <table:table-cell table:style-name="ce27" table:formula="of:=IFERROR(INDEX([$'olah data'.$B$4:$'olah data'.$N$39];MATCH([.$A14];[$'olah data'.G$4:$'olah data'.G$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olah data'.H$4:$'olah data'.H$39];0);2);&quot;&quot;)">
            <text:p/>
          </table:table-cell>
          <table:table-cell table:style-name="ce27" table:formula="of:=IFERROR(INDEX([$'olah data'.$B$4:$'olah data'.$N$39];MATCH([.$A14];[$'olah data'.I$4:$'olah data'.I$39];0);2);&quot;&quot;)">
            <text:p/>
          </table:table-cell>
          <table:table-cell table:style-name="ce27" table:formula="of:=IFERROR(INDEX([$'olah data'.$B$4:$'olah data'.$N$39];MATCH([.$A14];[$'olah data'.J$4:$'olah data'.J$39];0);2);&quot;&quot;)">
            <text:p/>
          </table:table-cell>
          <table:table-cell table:style-name="ce27" table:formula="of:=IFERROR(INDEX([$'olah data'.$B$4:$'olah data'.$N$39];MATCH([.$A14];[$'olah data'.K$4:$'olah data'.K$39];0);2);&quot;&quot;)">
            <text:p/>
          </table:table-cell>
          <table:table-cell table:style-name="ce27" table:formula="of:=IFERROR(INDEX([$'olah data'.$B$4:$'olah data'.$N$39];MATCH([.$A14];[$'olah data'.L$4:$'olah data'.L$39];0);2);&quot;&quot;)">
            <text:p/>
          </table:table-cell>
          <table:table-cell table:style-name="ce27" table:formula="of:=IFERROR(INDEX([$'olah data'.$B$4:$'olah data'.$N$39];MATCH([.$A14];[$'olah data'.M$4:$'olah data'.M$39];0);2);&quot;&quot;)">
            <text:p/>
          </table:table-cell>
          <table:table-cell table:style-name="ce27" table:formula="of:=IFERROR(INDEX([$'olah data'.$B$4:$'olah data'.$N$39];MATCH([.$A14];[$'olah data'.N$4:$'olah data'.N$39];0);2);&quot;&quot;)">
            <text:p/>
          </table:table-cell>
          <table:table-cell table:style-name="ce27" table:formula="of:=CONCATENATE([.D14];[.E14];[.F14];[.G14];[.H14];[.I14];[.J14];[.K14];[.L14];[.M14];[.N14])" office:value-type="string" office:string-value="Pure-hearted conscience vs. self-serving advantage (8 items)" calcext:value-type="string">
            <text:p>Pure-hearted conscience vs. self-serving advantage (8 items)</text:p>
          </table:table-cell>
          <table:table-cell table:style-name="ce84" table:formula="of:=[$'View Input'.B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 calcext:value-type="float">
            <text:p>14</text:p>
          </table:table-cell>
          <table:table-cell table:style-name="ce64" office:value-type="float" office:value="5" calcext:value-type="float">
            <text:p>5</text:p>
          </table:table-cell>
          <table:table-cell table:style-name="ce98" table:formula="of:=IF([.R15]=&quot;&quot;;IF([.Q15]=&quot;R&quot;;VLOOKUP([.P15];[$'olah data'.$R$3:$'olah data'.$S$7];2);[.P15]);IF([.R15]=[.P15];[.P15];[.Q15]))" office:value-type="float" office:value="4" calcext:value-type="float">
            <text:p>4</text:p>
          </table:table-cell>
          <table:table-cell table:style-name="ce27" table:formula="of:=IFERROR(INDEX([$'olah data'.$B$4:$'olah data'.$N$39];MATCH([.$A15];[$'olah data'.D$4:$'olah data'.D$39];0);2);&quot;&quot;)">
            <text:p/>
          </table:table-cell>
          <table:table-cell table:style-name="ce27" table:formula="of:=IFERROR(INDEX([$'olah data'.$B$4:$'olah data'.$N$39];MATCH([.$A15];[$'olah data'.E$4:$'olah data'.E$39];0);2);&quot;&quot;)">
            <text:p/>
          </table:table-cell>
          <table:table-cell table:style-name="ce27" table:formula="of:=IFERROR(INDEX([$'olah data'.$B$4:$'olah data'.$N$39];MATCH([.$A15];[$'olah data'.F$4:$'olah data'.F$39];0);2);&quot;&quot;)">
            <text:p/>
          </table:table-cell>
          <table:table-cell table:style-name="ce27" table:formula="of:=IFERROR(INDEX([$'olah data'.$B$4:$'olah data'.$N$39];MATCH([.$A15];[$'olah data'.G$4:$'olah data'.G$39];0);2);&quot;&quot;)">
            <text:p/>
          </table:table-cell>
          <table:table-cell table:style-name="ce27" table:formula="of:=IFERROR(INDEX([$'olah data'.$B$4:$'olah data'.$N$39];MATCH([.$A15];[$'olah data'.H$4:$'olah data'.H$39];0);2);&quot;&quot;)" office:value-type="string" office:string-value="Extravagance v. reserve (9 items)" calcext:value-type="string">
            <text:p>Extravagance v. reserve (9 items)</text:p>
          </table:table-cell>
          <table:table-cell table:style-name="ce27" table:formula="of:=IFERROR(INDEX([$'olah data'.$B$4:$'olah data'.$N$39];MATCH([.$A15];[$'olah data'.I$4:$'olah data'.I$39];0);2);&quot;&quot;)">
            <text:p/>
          </table:table-cell>
          <table:table-cell table:style-name="ce27" table:formula="of:=IFERROR(INDEX([$'olah data'.$B$4:$'olah data'.$N$39];MATCH([.$A15];[$'olah data'.J$4:$'olah data'.J$39];0);2);&quot;&quot;)">
            <text:p/>
          </table:table-cell>
          <table:table-cell table:style-name="ce27" table:formula="of:=IFERROR(INDEX([$'olah data'.$B$4:$'olah data'.$N$39];MATCH([.$A15];[$'olah data'.K$4:$'olah data'.K$39];0);2);&quot;&quot;)">
            <text:p/>
          </table:table-cell>
          <table:table-cell table:style-name="ce27" table:formula="of:=IFERROR(INDEX([$'olah data'.$B$4:$'olah data'.$N$39];MATCH([.$A15];[$'olah data'.L$4:$'olah data'.L$39];0);2);&quot;&quot;)">
            <text:p/>
          </table:table-cell>
          <table:table-cell table:style-name="ce27" table:formula="of:=IFERROR(INDEX([$'olah data'.$B$4:$'olah data'.$N$39];MATCH([.$A15];[$'olah data'.M$4:$'olah data'.M$39];0);2);&quot;&quot;)">
            <text:p/>
          </table:table-cell>
          <table:table-cell table:style-name="ce27" table:formula="of:=IFERROR(INDEX([$'olah data'.$B$4:$'olah data'.$N$39];MATCH([.$A15];[$'olah data'.N$4:$'olah data'.N$39];0);2);&quot;&quot;)">
            <text:p/>
          </table:table-cell>
          <table:table-cell table:style-name="ce27" table:formula="of:=CONCATENATE([.D15];[.E15];[.F15];[.G15];[.H15];[.I15];[.J15];[.K15];[.L15];[.M15];[.N15])" office:value-type="string" office:string-value="Extravagance v. reserve (9 items)" calcext:value-type="string">
            <text:p>Extravagance v. reserve (9 items)</text:p>
          </table:table-cell>
          <table:table-cell table:style-name="ce84" table:formula="of:=[$'View Input'.B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 calcext:value-type="float">
            <text:p>15</text:p>
          </table:table-cell>
          <table:table-cell table:style-name="ce64" office:value-type="float" office:value="2" calcext:value-type="float">
            <text:p>2</text:p>
          </table:table-cell>
          <table:table-cell table:style-name="ce98" table:formula="of:=IF([.R16]=&quot;&quot;;IF([.Q16]=&quot;R&quot;;VLOOKUP([.P16];[$'olah data'.$R$3:$'olah data'.$S$7];2);[.P16]);IF([.R16]=[.P16];[.P16];[.Q16]))" office:value-type="float" office:value="5" calcext:value-type="float">
            <text:p>5</text:p>
          </table:table-cell>
          <table:table-cell table:style-name="ce27" table:formula="of:=IFERROR(INDEX([$'olah data'.$B$4:$'olah data'.$N$39];MATCH([.$A16];[$'olah data'.D$4:$'olah data'.D$39];0);2);&quot;&quot;)" office:value-type="string" office:string-value="Attachment (6 items)" calcext:value-type="string">
            <text:p>Attachment (6 items)</text:p>
          </table:table-cell>
          <table:table-cell table:style-name="ce27" table:formula="of:=IFERROR(INDEX([$'olah data'.$B$4:$'olah data'.$N$39];MATCH([.$A16];[$'olah data'.E$4:$'olah data'.E$39];0);2);&quot;&quot;)">
            <text:p/>
          </table:table-cell>
          <table:table-cell table:style-name="ce27" table:formula="of:=IFERROR(INDEX([$'olah data'.$B$4:$'olah data'.$N$39];MATCH([.$A16];[$'olah data'.F$4:$'olah data'.F$39];0);2);&quot;&quot;)">
            <text:p/>
          </table:table-cell>
          <table:table-cell table:style-name="ce27" table:formula="of:=IFERROR(INDEX([$'olah data'.$B$4:$'olah data'.$N$39];MATCH([.$A16];[$'olah data'.G$4:$'olah data'.G$39];0);2);&quot;&quot;)">
            <text:p/>
          </table:table-cell>
          <table:table-cell table:style-name="ce27" table:formula="of:=IFERROR(INDEX([$'olah data'.$B$4:$'olah data'.$N$39];MATCH([.$A16];[$'olah data'.H$4:$'olah data'.H$39];0);2);&quot;&quot;)">
            <text:p/>
          </table:table-cell>
          <table:table-cell table:style-name="ce27" table:formula="of:=IFERROR(INDEX([$'olah data'.$B$4:$'olah data'.$N$39];MATCH([.$A16];[$'olah data'.I$4:$'olah data'.I$39];0);2);&quot;&quot;)">
            <text:p/>
          </table:table-cell>
          <table:table-cell table:style-name="ce27" table:formula="of:=IFERROR(INDEX([$'olah data'.$B$4:$'olah data'.$N$39];MATCH([.$A16];[$'olah data'.J$4:$'olah data'.J$39];0);2);&quot;&quot;)">
            <text:p/>
          </table:table-cell>
          <table:table-cell table:style-name="ce27" table:formula="of:=IFERROR(INDEX([$'olah data'.$B$4:$'olah data'.$N$39];MATCH([.$A16];[$'olah data'.K$4:$'olah data'.K$39];0);2);&quot;&quot;)">
            <text:p/>
          </table:table-cell>
          <table:table-cell table:style-name="ce27" table:formula="of:=IFERROR(INDEX([$'olah data'.$B$4:$'olah data'.$N$39];MATCH([.$A16];[$'olah data'.L$4:$'olah data'.L$39];0);2);&quot;&quot;)">
            <text:p/>
          </table:table-cell>
          <table:table-cell table:style-name="ce27" table:formula="of:=IFERROR(INDEX([$'olah data'.$B$4:$'olah data'.$N$39];MATCH([.$A16];[$'olah data'.M$4:$'olah data'.M$39];0);2);&quot;&quot;)">
            <text:p/>
          </table:table-cell>
          <table:table-cell table:style-name="ce27" table:formula="of:=IFERROR(INDEX([$'olah data'.$B$4:$'olah data'.$N$39];MATCH([.$A16];[$'olah data'.N$4:$'olah data'.N$39];0);2);&quot;&quot;)">
            <text:p/>
          </table:table-cell>
          <table:table-cell table:style-name="ce27" table:formula="of:=CONCATENATE([.D16];[.E16];[.F16];[.G16];[.H16];[.I16];[.J16];[.K16];[.L16];[.M16];[.N16])" office:value-type="string" office:string-value="Attachment (6 items)" calcext:value-type="string">
            <text:p>Attachment (6 items)</text:p>
          </table:table-cell>
          <table:table-cell table:style-name="ce84" table:formula="of:=[$'View Input'.B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6" calcext:value-type="float">
            <text:p>16</text:p>
          </table:table-cell>
          <table:table-cell table:style-name="ce64" office:value-type="float" office:value="1" calcext:value-type="float">
            <text:p>1</text:p>
          </table:table-cell>
          <table:table-cell table:style-name="ce98" table:formula="of:=IF([.R17]=&quot;&quot;;IF([.Q17]=&quot;R&quot;;VLOOKUP([.P17];[$'olah data'.$R$3:$'olah data'.$S$7];2);[.P17]);IF([.R17]=[.P17];[.P17];[.Q17]))" office:value-type="float" office:value="1" calcext:value-type="float">
            <text:p>1</text:p>
          </table:table-cell>
          <table:table-cell table:style-name="ce27" table:formula="of:=IFERROR(INDEX([$'olah data'.$B$4:$'olah data'.$N$39];MATCH([.$A17];[$'olah data'.D$4:$'olah data'.D$39];0);2);&quot;&quot;)" office:value-type="string" office:string-value="Fatigability v. asthenia (8 items)" calcext:value-type="string">
            <text:p>Fatigability v. asthenia (8 items)</text:p>
          </table:table-cell>
          <table:table-cell table:style-name="ce27" table:formula="of:=IFERROR(INDEX([$'olah data'.$B$4:$'olah data'.$N$39];MATCH([.$A17];[$'olah data'.E$4:$'olah data'.E$39];0);2);&quot;&quot;)">
            <text:p/>
          </table:table-cell>
          <table:table-cell table:style-name="ce27" table:formula="of:=IFERROR(INDEX([$'olah data'.$B$4:$'olah data'.$N$39];MATCH([.$A17];[$'olah data'.F$4:$'olah data'.F$39];0);2);&quot;&quot;)">
            <text:p/>
          </table:table-cell>
          <table:table-cell table:style-name="ce27" table:formula="of:=IFERROR(INDEX([$'olah data'.$B$4:$'olah data'.$N$39];MATCH([.$A17];[$'olah data'.G$4:$'olah data'.G$39];0);2);&quot;&quot;)">
            <text:p/>
          </table:table-cell>
          <table:table-cell table:style-name="ce27" table:formula="of:=IFERROR(INDEX([$'olah data'.$B$4:$'olah data'.$N$39];MATCH([.$A17];[$'olah data'.H$4:$'olah data'.H$39];0);2);&quot;&quot;)">
            <text:p/>
          </table:table-cell>
          <table:table-cell table:style-name="ce27" table:formula="of:=IFERROR(INDEX([$'olah data'.$B$4:$'olah data'.$N$39];MATCH([.$A17];[$'olah data'.I$4:$'olah data'.I$39];0);2);&quot;&quot;)">
            <text:p/>
          </table:table-cell>
          <table:table-cell table:style-name="ce27" table:formula="of:=IFERROR(INDEX([$'olah data'.$B$4:$'olah data'.$N$39];MATCH([.$A17];[$'olah data'.J$4:$'olah data'.J$39];0);2);&quot;&quot;)">
            <text:p/>
          </table:table-cell>
          <table:table-cell table:style-name="ce27" table:formula="of:=IFERROR(INDEX([$'olah data'.$B$4:$'olah data'.$N$39];MATCH([.$A17];[$'olah data'.K$4:$'olah data'.K$39];0);2);&quot;&quot;)">
            <text:p/>
          </table:table-cell>
          <table:table-cell table:style-name="ce27" table:formula="of:=IFERROR(INDEX([$'olah data'.$B$4:$'olah data'.$N$39];MATCH([.$A17];[$'olah data'.L$4:$'olah data'.L$39];0);2);&quot;&quot;)">
            <text:p/>
          </table:table-cell>
          <table:table-cell table:style-name="ce27" table:formula="of:=IFERROR(INDEX([$'olah data'.$B$4:$'olah data'.$N$39];MATCH([.$A17];[$'olah data'.M$4:$'olah data'.M$39];0);2);&quot;&quot;)">
            <text:p/>
          </table:table-cell>
          <table:table-cell table:style-name="ce27" table:formula="of:=IFERROR(INDEX([$'olah data'.$B$4:$'olah data'.$N$39];MATCH([.$A17];[$'olah data'.N$4:$'olah data'.N$39];0);2);&quot;&quot;)">
            <text:p/>
          </table:table-cell>
          <table:table-cell table:style-name="ce27" table:formula="of:=CONCATENATE([.D17];[.E17];[.F17];[.G17];[.H17];[.I17];[.J17];[.K17];[.L17];[.M17];[.N17])" office:value-type="string" office:string-value="Fatigability v. asthenia (8 items)" calcext:value-type="string">
            <text:p>Fatigability v. asthenia (8 items)</text:p>
          </table:table-cell>
          <table:table-cell table:style-name="ce84" table:formula="of:=[$'View Input'.B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 calcext:value-type="float">
            <text:p>17</text:p>
          </table:table-cell>
          <table:table-cell table:style-name="ce64" office:value-type="float" office:value="4" calcext:value-type="float">
            <text:p>4</text:p>
          </table:table-cell>
          <table:table-cell table:style-name="ce98" table:formula="of:=IF([.R18]=&quot;&quot;;IF([.Q18]=&quot;R&quot;;VLOOKUP([.P18];[$'olah data'.$R$3:$'olah data'.$S$7];2);[.P18]);IF([.R18]=[.P18];[.P18];[.Q18]))" office:value-type="float" office:value="5" calcext:value-type="float">
            <text:p>5</text:p>
          </table:table-cell>
          <table:table-cell table:style-name="ce27" table:formula="of:=IFERROR(INDEX([$'olah data'.$B$4:$'olah data'.$N$39];MATCH([.$A18];[$'olah data'.D$4:$'olah data'.D$39];0);2);&quot;&quot;)">
            <text:p/>
          </table:table-cell>
          <table:table-cell table:style-name="ce27" table:formula="of:=IFERROR(INDEX([$'olah data'.$B$4:$'olah data'.$N$39];MATCH([.$A18];[$'olah data'.E$4:$'olah data'.E$39];0);2);&quot;&quot;)">
            <text:p/>
          </table:table-cell>
          <table:table-cell table:style-name="ce27" table:formula="of:=IFERROR(INDEX([$'olah data'.$B$4:$'olah data'.$N$39];MATCH([.$A18];[$'olah data'.F$4:$'olah data'.F$39];0);2);&quot;&quot;)" office:value-type="string" office:string-value="Responsibility vs. blaming (8 items)" calcext:value-type="string">
            <text:p>Responsibility vs. blaming (8 items)</text:p>
          </table:table-cell>
          <table:table-cell table:style-name="ce27" table:formula="of:=IFERROR(INDEX([$'olah data'.$B$4:$'olah data'.$N$39];MATCH([.$A18];[$'olah data'.G$4:$'olah data'.G$39];0);2);&quot;&quot;)">
            <text:p/>
          </table:table-cell>
          <table:table-cell table:style-name="ce27" table:formula="of:=IFERROR(INDEX([$'olah data'.$B$4:$'olah data'.$N$39];MATCH([.$A18];[$'olah data'.H$4:$'olah data'.H$39];0);2);&quot;&quot;)">
            <text:p/>
          </table:table-cell>
          <table:table-cell table:style-name="ce27" table:formula="of:=IFERROR(INDEX([$'olah data'.$B$4:$'olah data'.$N$39];MATCH([.$A18];[$'olah data'.I$4:$'olah data'.I$39];0);2);&quot;&quot;)">
            <text:p/>
          </table:table-cell>
          <table:table-cell table:style-name="ce27" table:formula="of:=IFERROR(INDEX([$'olah data'.$B$4:$'olah data'.$N$39];MATCH([.$A18];[$'olah data'.J$4:$'olah data'.J$39];0);2);&quot;&quot;)">
            <text:p/>
          </table:table-cell>
          <table:table-cell table:style-name="ce27" table:formula="of:=IFERROR(INDEX([$'olah data'.$B$4:$'olah data'.$N$39];MATCH([.$A18];[$'olah data'.K$4:$'olah data'.K$39];0);2);&quot;&quot;)">
            <text:p/>
          </table:table-cell>
          <table:table-cell table:style-name="ce27" table:formula="of:=IFERROR(INDEX([$'olah data'.$B$4:$'olah data'.$N$39];MATCH([.$A18];[$'olah data'.L$4:$'olah data'.L$39];0);2);&quot;&quot;)">
            <text:p/>
          </table:table-cell>
          <table:table-cell table:style-name="ce27" table:formula="of:=IFERROR(INDEX([$'olah data'.$B$4:$'olah data'.$N$39];MATCH([.$A18];[$'olah data'.M$4:$'olah data'.M$39];0);2);&quot;&quot;)">
            <text:p/>
          </table:table-cell>
          <table:table-cell table:style-name="ce27" table:formula="of:=IFERROR(INDEX([$'olah data'.$B$4:$'olah data'.$N$39];MATCH([.$A18];[$'olah data'.N$4:$'olah data'.N$39];0);2);&quot;&quot;)">
            <text:p/>
          </table:table-cell>
          <table:table-cell table:style-name="ce27" table:formula="of:=CONCATENATE([.D18];[.E18];[.F18];[.G18];[.H18];[.I18];[.J18];[.K18];[.L18];[.M18];[.N18])" office:value-type="string" office:string-value="Responsibility vs. blaming (8 items)" calcext:value-type="string">
            <text:p>Responsibility vs. blaming (8 items)</text:p>
          </table:table-cell>
          <table:table-cell table:style-name="ce84" table:formula="of:=[$'View Input'.B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 calcext:value-type="float">
            <text:p>18</text:p>
          </table:table-cell>
          <table:table-cell table:style-name="ce64" office:value-type="float" office:value="3" calcext:value-type="float">
            <text:p>3</text:p>
          </table:table-cell>
          <table:table-cell table:style-name="ce98" table:formula="of:=IF([.R19]=&quot;&quot;;IF([.Q19]=&quot;R&quot;;VLOOKUP([.P19];[$'olah data'.$R$3:$'olah data'.$S$7];2);[.P19]);IF([.R19]=[.P19];[.P19];[.Q19]))" office:value-type="float" office:value="1" calcext:value-type="float">
            <text:p>1</text:p>
          </table:table-cell>
          <table:table-cell table:style-name="ce27" table:formula="of:=IFERROR(INDEX([$'olah data'.$B$4:$'olah data'.$N$39];MATCH([.$A19];[$'olah data'.D$4:$'olah data'.D$39];0);2);&quot;&quot;)">
            <text:p/>
          </table:table-cell>
          <table:table-cell table:style-name="ce27" table:formula="of:=IFERROR(INDEX([$'olah data'.$B$4:$'olah data'.$N$39];MATCH([.$A19];[$'olah data'.E$4:$'olah data'.E$39];0);2);&quot;&quot;)">
            <text:p/>
          </table:table-cell>
          <table:table-cell table:style-name="ce27" table:formula="of:=IFERROR(INDEX([$'olah data'.$B$4:$'olah data'.$N$39];MATCH([.$A19];[$'olah data'.F$4:$'olah data'.F$39];0);2);&quot;&quot;)">
            <text:p/>
          </table:table-cell>
          <table:table-cell table:style-name="ce27" table:formula="of:=IFERROR(INDEX([$'olah data'.$B$4:$'olah data'.$N$39];MATCH([.$A19];[$'olah data'.G$4:$'olah data'.G$39];0);2);&quot;&quot;)">
            <text:p/>
          </table:table-cell>
          <table:table-cell table:style-name="ce27" table:formula="of:=IFERROR(INDEX([$'olah data'.$B$4:$'olah data'.$N$39];MATCH([.$A19];[$'olah data'.H$4:$'olah data'.H$39];0);2);&quot;&quot;)" office:value-type="string" office:string-value="Empathy vs. social disinterest (5 items)" calcext:value-type="string">
            <text:p>Empathy vs. social disinterest (5 items)</text:p>
          </table:table-cell>
          <table:table-cell table:style-name="ce27" table:formula="of:=IFERROR(INDEX([$'olah data'.$B$4:$'olah data'.$N$39];MATCH([.$A19];[$'olah data'.I$4:$'olah data'.I$39];0);2);&quot;&quot;)">
            <text:p/>
          </table:table-cell>
          <table:table-cell table:style-name="ce27" table:formula="of:=IFERROR(INDEX([$'olah data'.$B$4:$'olah data'.$N$39];MATCH([.$A19];[$'olah data'.J$4:$'olah data'.J$39];0);2);&quot;&quot;)">
            <text:p/>
          </table:table-cell>
          <table:table-cell table:style-name="ce27" table:formula="of:=IFERROR(INDEX([$'olah data'.$B$4:$'olah data'.$N$39];MATCH([.$A19];[$'olah data'.K$4:$'olah data'.K$39];0);2);&quot;&quot;)">
            <text:p/>
          </table:table-cell>
          <table:table-cell table:style-name="ce27" table:formula="of:=IFERROR(INDEX([$'olah data'.$B$4:$'olah data'.$N$39];MATCH([.$A19];[$'olah data'.L$4:$'olah data'.L$39];0);2);&quot;&quot;)">
            <text:p/>
          </table:table-cell>
          <table:table-cell table:style-name="ce27" table:formula="of:=IFERROR(INDEX([$'olah data'.$B$4:$'olah data'.$N$39];MATCH([.$A19];[$'olah data'.M$4:$'olah data'.M$39];0);2);&quot;&quot;)">
            <text:p/>
          </table:table-cell>
          <table:table-cell table:style-name="ce27" table:formula="of:=IFERROR(INDEX([$'olah data'.$B$4:$'olah data'.$N$39];MATCH([.$A19];[$'olah data'.N$4:$'olah data'.N$39];0);2);&quot;&quot;)">
            <text:p/>
          </table:table-cell>
          <table:table-cell table:style-name="ce27" table:formula="of:=CONCATENATE([.D19];[.E19];[.F19];[.G19];[.H19];[.I19];[.J19];[.K19];[.L19];[.M19];[.N19])" office:value-type="string" office:string-value="Empathy vs. social disinterest (5 items)" calcext:value-type="string">
            <text:p>Empathy vs. social disinterest (5 items)</text:p>
          </table:table-cell>
          <table:table-cell table:style-name="ce84" table:formula="of:=[$'View Input'.B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 calcext:value-type="float">
            <text:p>19</text:p>
          </table:table-cell>
          <table:table-cell table:style-name="ce64" office:value-type="float" office:value="5" calcext:value-type="float">
            <text:p>5</text:p>
          </table:table-cell>
          <table:table-cell table:style-name="ce98" table:formula="of:=IF([.R20]=&quot;&quot;;IF([.Q20]=&quot;R&quot;;VLOOKUP([.P20];[$'olah data'.$R$3:$'olah data'.$S$7];2);[.P20]);IF([.R20]=[.P20];[.P20];[.Q20]))" office:value-type="float" office:value="4" calcext:value-type="float">
            <text:p>4</text:p>
          </table:table-cell>
          <table:table-cell table:style-name="ce27" table:formula="of:=IFERROR(INDEX([$'olah data'.$B$4:$'olah data'.$N$39];MATCH([.$A20];[$'olah data'.D$4:$'olah data'.D$39];0);2);&quot;&quot;)" office:value-type="string" office:string-value="Shyness with strangers (7 items)" calcext:value-type="string">
            <text:p>Shyness with strangers (7 items)</text:p>
          </table:table-cell>
          <table:table-cell table:style-name="ce27" table:formula="of:=IFERROR(INDEX([$'olah data'.$B$4:$'olah data'.$N$39];MATCH([.$A20];[$'olah data'.E$4:$'olah data'.E$39];0);2);&quot;&quot;)">
            <text:p/>
          </table:table-cell>
          <table:table-cell table:style-name="ce27" table:formula="of:=IFERROR(INDEX([$'olah data'.$B$4:$'olah data'.$N$39];MATCH([.$A20];[$'olah data'.F$4:$'olah data'.F$39];0);2);&quot;&quot;)">
            <text:p/>
          </table:table-cell>
          <table:table-cell table:style-name="ce27" table:formula="of:=IFERROR(INDEX([$'olah data'.$B$4:$'olah data'.$N$39];MATCH([.$A20];[$'olah data'.G$4:$'olah data'.G$39];0);2);&quot;&quot;)">
            <text:p/>
          </table:table-cell>
          <table:table-cell table:style-name="ce27" table:formula="of:=IFERROR(INDEX([$'olah data'.$B$4:$'olah data'.$N$39];MATCH([.$A20];[$'olah data'.H$4:$'olah data'.H$39];0);2);&quot;&quot;)">
            <text:p/>
          </table:table-cell>
          <table:table-cell table:style-name="ce27" table:formula="of:=IFERROR(INDEX([$'olah data'.$B$4:$'olah data'.$N$39];MATCH([.$A20];[$'olah data'.I$4:$'olah data'.I$39];0);2);&quot;&quot;)">
            <text:p/>
          </table:table-cell>
          <table:table-cell table:style-name="ce27" table:formula="of:=IFERROR(INDEX([$'olah data'.$B$4:$'olah data'.$N$39];MATCH([.$A20];[$'olah data'.J$4:$'olah data'.J$39];0);2);&quot;&quot;)">
            <text:p/>
          </table:table-cell>
          <table:table-cell table:style-name="ce27" table:formula="of:=IFERROR(INDEX([$'olah data'.$B$4:$'olah data'.$N$39];MATCH([.$A20];[$'olah data'.K$4:$'olah data'.K$39];0);2);&quot;&quot;)">
            <text:p/>
          </table:table-cell>
          <table:table-cell table:style-name="ce27" table:formula="of:=IFERROR(INDEX([$'olah data'.$B$4:$'olah data'.$N$39];MATCH([.$A20];[$'olah data'.L$4:$'olah data'.L$39];0);2);&quot;&quot;)">
            <text:p/>
          </table:table-cell>
          <table:table-cell table:style-name="ce27" table:formula="of:=IFERROR(INDEX([$'olah data'.$B$4:$'olah data'.$N$39];MATCH([.$A20];[$'olah data'.M$4:$'olah data'.M$39];0);2);&quot;&quot;)">
            <text:p/>
          </table:table-cell>
          <table:table-cell table:style-name="ce27" table:formula="of:=IFERROR(INDEX([$'olah data'.$B$4:$'olah data'.$N$39];MATCH([.$A20];[$'olah data'.N$4:$'olah data'.N$39];0);2);&quot;&quot;)">
            <text:p/>
          </table:table-cell>
          <table:table-cell table:style-name="ce27" table:formula="of:=CONCATENATE([.D20];[.E20];[.F20];[.G20];[.H20];[.I20];[.J20];[.K20];[.L20];[.M20];[.N20])" office:value-type="string" office:string-value="Shyness with strangers (7 items)" calcext:value-type="string">
            <text:p>Shyness with strangers (7 items)</text:p>
          </table:table-cell>
          <table:table-cell table:style-name="ce84" table:formula="of:=[$'View Input'.B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 calcext:value-type="float">
            <text:p>20</text:p>
          </table:table-cell>
          <table:table-cell table:style-name="ce64" office:value-type="float" office:value="3" calcext:value-type="float">
            <text:p>3</text:p>
          </table:table-cell>
          <table:table-cell table:style-name="ce98" table:formula="of:=IF([.R21]=&quot;&quot;;IF([.Q21]=&quot;R&quot;;VLOOKUP([.P21];[$'olah data'.$R$3:$'olah data'.$S$7];2);[.P21]);IF([.R21]=[.P21];[.P21];[.Q21]))" office:value-type="float" office:value="4" calcext:value-type="float">
            <text:p>4</text:p>
          </table:table-cell>
          <table:table-cell table:style-name="ce27" table:formula="of:=IFERROR(INDEX([$'olah data'.$B$4:$'olah data'.$N$39];MATCH([.$A21];[$'olah data'.D$4:$'olah data'.D$39];0);2);&quot;&quot;)" office:value-type="string" office:string-value="Sentimentality (8 items)" calcext:value-type="string">
            <text:p>Sentimentality (8 items)</text:p>
          </table:table-cell>
          <table:table-cell table:style-name="ce27" table:formula="of:=IFERROR(INDEX([$'olah data'.$B$4:$'olah data'.$N$39];MATCH([.$A21];[$'olah data'.E$4:$'olah data'.E$39];0);2);&quot;&quot;)">
            <text:p/>
          </table:table-cell>
          <table:table-cell table:style-name="ce27" table:formula="of:=IFERROR(INDEX([$'olah data'.$B$4:$'olah data'.$N$39];MATCH([.$A21];[$'olah data'.F$4:$'olah data'.F$39];0);2);&quot;&quot;)">
            <text:p/>
          </table:table-cell>
          <table:table-cell table:style-name="ce27" table:formula="of:=IFERROR(INDEX([$'olah data'.$B$4:$'olah data'.$N$39];MATCH([.$A21];[$'olah data'.G$4:$'olah data'.G$39];0);2);&quot;&quot;)">
            <text:p/>
          </table:table-cell>
          <table:table-cell table:style-name="ce27" table:formula="of:=IFERROR(INDEX([$'olah data'.$B$4:$'olah data'.$N$39];MATCH([.$A21];[$'olah data'.H$4:$'olah data'.H$39];0);2);&quot;&quot;)">
            <text:p/>
          </table:table-cell>
          <table:table-cell table:style-name="ce27" table:formula="of:=IFERROR(INDEX([$'olah data'.$B$4:$'olah data'.$N$39];MATCH([.$A21];[$'olah data'.I$4:$'olah data'.I$39];0);2);&quot;&quot;)">
            <text:p/>
          </table:table-cell>
          <table:table-cell table:style-name="ce27" table:formula="of:=IFERROR(INDEX([$'olah data'.$B$4:$'olah data'.$N$39];MATCH([.$A21];[$'olah data'.J$4:$'olah data'.J$39];0);2);&quot;&quot;)">
            <text:p/>
          </table:table-cell>
          <table:table-cell table:style-name="ce27" table:formula="of:=IFERROR(INDEX([$'olah data'.$B$4:$'olah data'.$N$39];MATCH([.$A21];[$'olah data'.K$4:$'olah data'.K$39];0);2);&quot;&quot;)">
            <text:p/>
          </table:table-cell>
          <table:table-cell table:style-name="ce27" table:formula="of:=IFERROR(INDEX([$'olah data'.$B$4:$'olah data'.$N$39];MATCH([.$A21];[$'olah data'.L$4:$'olah data'.L$39];0);2);&quot;&quot;)">
            <text:p/>
          </table:table-cell>
          <table:table-cell table:style-name="ce27" table:formula="of:=IFERROR(INDEX([$'olah data'.$B$4:$'olah data'.$N$39];MATCH([.$A21];[$'olah data'.M$4:$'olah data'.M$39];0);2);&quot;&quot;)">
            <text:p/>
          </table:table-cell>
          <table:table-cell table:style-name="ce27" table:formula="of:=IFERROR(INDEX([$'olah data'.$B$4:$'olah data'.$N$39];MATCH([.$A21];[$'olah data'.N$4:$'olah data'.N$39];0);2);&quot;&quot;)">
            <text:p/>
          </table:table-cell>
          <table:table-cell table:style-name="ce27" table:formula="of:=CONCATENATE([.D21];[.E21];[.F21];[.G21];[.H21];[.I21];[.J21];[.K21];[.L21];[.M21];[.N21])" office:value-type="string" office:string-value="Sentimentality (8 items)" calcext:value-type="string">
            <text:p>Sentimentality (8 items)</text:p>
          </table:table-cell>
          <table:table-cell table:style-name="ce84" table:formula="of:=[$'View Input'.B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1" calcext:value-type="float">
            <text:p>21</text:p>
          </table:table-cell>
          <table:table-cell table:style-name="ce64" office:value-type="float" office:value="4" calcext:value-type="float">
            <text:p>4</text:p>
          </table:table-cell>
          <table:table-cell table:style-name="ce98" table:formula="of:=IF([.R22]=&quot;&quot;;IF([.Q22]=&quot;R&quot;;VLOOKUP([.P22];[$'olah data'.$R$3:$'olah data'.$S$7];2);[.P22]);IF([.R22]=[.P22];[.P22];[.Q22]))" office:value-type="float" office:value="4" calcext:value-type="float">
            <text:p>4</text:p>
          </table:table-cell>
          <table:table-cell table:style-name="ce27" table:formula="of:=IFERROR(INDEX([$'olah data'.$B$4:$'olah data'.$N$39];MATCH([.$A22];[$'olah data'.D$4:$'olah data'.D$39];0);2);&quot;&quot;)">
            <text:p/>
          </table:table-cell>
          <table:table-cell table:style-name="ce27" table:formula="of:=IFERROR(INDEX([$'olah data'.$B$4:$'olah data'.$N$39];MATCH([.$A22];[$'olah data'.E$4:$'olah data'.E$39];0);2);&quot;&quot;)" office:value-type="string" office:string-value="Self-acceptance vs. self-striving (10 items)" calcext:value-type="string">
            <text:p>Self-acceptance vs. self-striving (10 items)</text:p>
          </table:table-cell>
          <table:table-cell table:style-name="ce27" table:formula="of:=IFERROR(INDEX([$'olah data'.$B$4:$'olah data'.$N$39];MATCH([.$A22];[$'olah data'.F$4:$'olah data'.F$39];0);2);&quot;&quot;)">
            <text:p/>
          </table:table-cell>
          <table:table-cell table:style-name="ce27" table:formula="of:=IFERROR(INDEX([$'olah data'.$B$4:$'olah data'.$N$39];MATCH([.$A22];[$'olah data'.G$4:$'olah data'.G$39];0);2);&quot;&quot;)">
            <text:p/>
          </table:table-cell>
          <table:table-cell table:style-name="ce27" table:formula="of:=IFERROR(INDEX([$'olah data'.$B$4:$'olah data'.$N$39];MATCH([.$A22];[$'olah data'.H$4:$'olah data'.H$39];0);2);&quot;&quot;)">
            <text:p/>
          </table:table-cell>
          <table:table-cell table:style-name="ce27" table:formula="of:=IFERROR(INDEX([$'olah data'.$B$4:$'olah data'.$N$39];MATCH([.$A22];[$'olah data'.I$4:$'olah data'.I$39];0);2);&quot;&quot;)">
            <text:p/>
          </table:table-cell>
          <table:table-cell table:style-name="ce27" table:formula="of:=IFERROR(INDEX([$'olah data'.$B$4:$'olah data'.$N$39];MATCH([.$A22];[$'olah data'.J$4:$'olah data'.J$39];0);2);&quot;&quot;)">
            <text:p/>
          </table:table-cell>
          <table:table-cell table:style-name="ce27" table:formula="of:=IFERROR(INDEX([$'olah data'.$B$4:$'olah data'.$N$39];MATCH([.$A22];[$'olah data'.K$4:$'olah data'.K$39];0);2);&quot;&quot;)">
            <text:p/>
          </table:table-cell>
          <table:table-cell table:style-name="ce27" table:formula="of:=IFERROR(INDEX([$'olah data'.$B$4:$'olah data'.$N$39];MATCH([.$A22];[$'olah data'.L$4:$'olah data'.L$39];0);2);&quot;&quot;)">
            <text:p/>
          </table:table-cell>
          <table:table-cell table:style-name="ce27" table:formula="of:=IFERROR(INDEX([$'olah data'.$B$4:$'olah data'.$N$39];MATCH([.$A22];[$'olah data'.M$4:$'olah data'.M$39];0);2);&quot;&quot;)">
            <text:p/>
          </table:table-cell>
          <table:table-cell table:style-name="ce27" table:formula="of:=IFERROR(INDEX([$'olah data'.$B$4:$'olah data'.$N$39];MATCH([.$A22];[$'olah data'.N$4:$'olah data'.N$39];0);2);&quot;&quot;)">
            <text:p/>
          </table:table-cell>
          <table:table-cell table:style-name="ce27" table:formula="of:=CONCATENATE([.D22];[.E22];[.F22];[.G22];[.H22];[.I22];[.J22];[.K22];[.L22];[.M22];[.N22])" office:value-type="string" office:string-value="Self-acceptance vs. self-striving (10 items)" calcext:value-type="string">
            <text:p>Self-acceptance vs. self-striving (10 items)</text:p>
          </table:table-cell>
          <table:table-cell table:style-name="ce84" table:formula="of:=[$'View Input'.E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 calcext:value-type="float">
            <text:p>22</text:p>
          </table:table-cell>
          <table:table-cell table:style-name="ce64" office:value-type="float" office:value="1" calcext:value-type="float">
            <text:p>1</text:p>
          </table:table-cell>
          <table:table-cell table:style-name="ce98" table:formula="of:=IF([.R23]=&quot;&quot;;IF([.Q23]=&quot;R&quot;;VLOOKUP([.P23];[$'olah data'.$R$3:$'olah data'.$S$7];2);[.P23]);IF([.R23]=[.P23];[.P23];[.Q23]))" office:value-type="float" office:value="5" calcext:value-type="float">
            <text:p>5</text:p>
          </table:table-cell>
          <table:table-cell table:style-name="ce27" table:formula="of:=IFERROR(INDEX([$'olah data'.$B$4:$'olah data'.$N$39];MATCH([.$A23];[$'olah data'.D$4:$'olah data'.D$39];0);2);&quot;&quot;)">
            <text:p/>
          </table:table-cell>
          <table:table-cell table:style-name="ce27" table:formula="of:=IFERROR(INDEX([$'olah data'.$B$4:$'olah data'.$N$39];MATCH([.$A23];[$'olah data'.E$4:$'olah data'.E$39];0);2);&quot;&quot;)" office:value-type="string" office:string-value="Work hardened vs spoiled (8 items)" calcext:value-type="string">
            <text:p>Work hardened vs spoiled (8 items)</text:p>
          </table:table-cell>
          <table:table-cell table:style-name="ce27" table:formula="of:=IFERROR(INDEX([$'olah data'.$B$4:$'olah data'.$N$39];MATCH([.$A23];[$'olah data'.F$4:$'olah data'.F$39];0);2);&quot;&quot;)">
            <text:p/>
          </table:table-cell>
          <table:table-cell table:style-name="ce27" table:formula="of:=IFERROR(INDEX([$'olah data'.$B$4:$'olah data'.$N$39];MATCH([.$A23];[$'olah data'.G$4:$'olah data'.G$39];0);2);&quot;&quot;)">
            <text:p/>
          </table:table-cell>
          <table:table-cell table:style-name="ce27" table:formula="of:=IFERROR(INDEX([$'olah data'.$B$4:$'olah data'.$N$39];MATCH([.$A23];[$'olah data'.H$4:$'olah data'.H$39];0);2);&quot;&quot;)">
            <text:p/>
          </table:table-cell>
          <table:table-cell table:style-name="ce27" table:formula="of:=IFERROR(INDEX([$'olah data'.$B$4:$'olah data'.$N$39];MATCH([.$A23];[$'olah data'.I$4:$'olah data'.I$39];0);2);&quot;&quot;)">
            <text:p/>
          </table:table-cell>
          <table:table-cell table:style-name="ce27" table:formula="of:=IFERROR(INDEX([$'olah data'.$B$4:$'olah data'.$N$39];MATCH([.$A23];[$'olah data'.J$4:$'olah data'.J$39];0);2);&quot;&quot;)">
            <text:p/>
          </table:table-cell>
          <table:table-cell table:style-name="ce27" table:formula="of:=IFERROR(INDEX([$'olah data'.$B$4:$'olah data'.$N$39];MATCH([.$A23];[$'olah data'.K$4:$'olah data'.K$39];0);2);&quot;&quot;)">
            <text:p/>
          </table:table-cell>
          <table:table-cell table:style-name="ce27" table:formula="of:=IFERROR(INDEX([$'olah data'.$B$4:$'olah data'.$N$39];MATCH([.$A23];[$'olah data'.L$4:$'olah data'.L$39];0);2);&quot;&quot;)">
            <text:p/>
          </table:table-cell>
          <table:table-cell table:style-name="ce27" table:formula="of:=IFERROR(INDEX([$'olah data'.$B$4:$'olah data'.$N$39];MATCH([.$A23];[$'olah data'.M$4:$'olah data'.M$39];0);2);&quot;&quot;)">
            <text:p/>
          </table:table-cell>
          <table:table-cell table:style-name="ce27" table:formula="of:=IFERROR(INDEX([$'olah data'.$B$4:$'olah data'.$N$39];MATCH([.$A23];[$'olah data'.N$4:$'olah data'.N$39];0);2);&quot;&quot;)">
            <text:p/>
          </table:table-cell>
          <table:table-cell table:style-name="ce27" table:formula="of:=CONCATENATE([.D23];[.E23];[.F23];[.G23];[.H23];[.I23];[.J23];[.K23];[.L23];[.M23];[.N23])" office:value-type="string" office:string-value="Work hardened vs spoiled (8 items)" calcext:value-type="string">
            <text:p>Work hardened vs spoiled (8 items)</text:p>
          </table:table-cell>
          <table:table-cell table:style-name="ce84" table:formula="of:=[$'View Input'.E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 calcext:value-type="float">
            <text:p>23</text:p>
          </table:table-cell>
          <table:table-cell table:style-name="ce64" office:value-type="float" office:value="3" calcext:value-type="float">
            <text:p>3</text:p>
          </table:table-cell>
          <table:table-cell table:style-name="ce98" table:formula="of:=IF([.R24]=&quot;&quot;;IF([.Q24]=&quot;R&quot;;VLOOKUP([.P24];[$'olah data'.$R$3:$'olah data'.$S$7];2);[.P24]);IF([.R24]=[.P24];[.P24];[.Q24]))" office:value-type="float" office:value="3" calcext:value-type="float">
            <text:p>3</text:p>
          </table:table-cell>
          <table:table-cell table:style-name="ce27" table:formula="of:=IFERROR(INDEX([$'olah data'.$B$4:$'olah data'.$N$39];MATCH([.$A24];[$'olah data'.D$4:$'olah data'.D$39];0);2);&quot;&quot;)">
            <text:p/>
          </table:table-cell>
          <table:table-cell table:style-name="ce27" table:formula="of:=IFERROR(INDEX([$'olah data'.$B$4:$'olah data'.$N$39];MATCH([.$A24];[$'olah data'.E$4:$'olah data'.E$39];0);2);&quot;&quot;)" office:value-type="string" office:string-value="Resourcefulness (5 items)" calcext:value-type="string">
            <text:p>Resourcefulness (5 items)</text:p>
          </table:table-cell>
          <table:table-cell table:style-name="ce27" table:formula="of:=IFERROR(INDEX([$'olah data'.$B$4:$'olah data'.$N$39];MATCH([.$A24];[$'olah data'.F$4:$'olah data'.F$39];0);2);&quot;&quot;)">
            <text:p/>
          </table:table-cell>
          <table:table-cell table:style-name="ce27" table:formula="of:=IFERROR(INDEX([$'olah data'.$B$4:$'olah data'.$N$39];MATCH([.$A24];[$'olah data'.G$4:$'olah data'.G$39];0);2);&quot;&quot;)">
            <text:p/>
          </table:table-cell>
          <table:table-cell table:style-name="ce27" table:formula="of:=IFERROR(INDEX([$'olah data'.$B$4:$'olah data'.$N$39];MATCH([.$A24];[$'olah data'.H$4:$'olah data'.H$39];0);2);&quot;&quot;)">
            <text:p/>
          </table:table-cell>
          <table:table-cell table:style-name="ce27" table:formula="of:=IFERROR(INDEX([$'olah data'.$B$4:$'olah data'.$N$39];MATCH([.$A24];[$'olah data'.I$4:$'olah data'.I$39];0);2);&quot;&quot;)">
            <text:p/>
          </table:table-cell>
          <table:table-cell table:style-name="ce27" table:formula="of:=IFERROR(INDEX([$'olah data'.$B$4:$'olah data'.$N$39];MATCH([.$A24];[$'olah data'.J$4:$'olah data'.J$39];0);2);&quot;&quot;)">
            <text:p/>
          </table:table-cell>
          <table:table-cell table:style-name="ce27" table:formula="of:=IFERROR(INDEX([$'olah data'.$B$4:$'olah data'.$N$39];MATCH([.$A24];[$'olah data'.K$4:$'olah data'.K$39];0);2);&quot;&quot;)">
            <text:p/>
          </table:table-cell>
          <table:table-cell table:style-name="ce27" table:formula="of:=IFERROR(INDEX([$'olah data'.$B$4:$'olah data'.$N$39];MATCH([.$A24];[$'olah data'.L$4:$'olah data'.L$39];0);2);&quot;&quot;)">
            <text:p/>
          </table:table-cell>
          <table:table-cell table:style-name="ce27" table:formula="of:=IFERROR(INDEX([$'olah data'.$B$4:$'olah data'.$N$39];MATCH([.$A24];[$'olah data'.M$4:$'olah data'.M$39];0);2);&quot;&quot;)">
            <text:p/>
          </table:table-cell>
          <table:table-cell table:style-name="ce27" table:formula="of:=IFERROR(INDEX([$'olah data'.$B$4:$'olah data'.$N$39];MATCH([.$A24];[$'olah data'.N$4:$'olah data'.N$39];0);2);&quot;&quot;)">
            <text:p/>
          </table:table-cell>
          <table:table-cell table:style-name="ce27" table:formula="of:=CONCATENATE([.D24];[.E24];[.F24];[.G24];[.H24];[.I24];[.J24];[.K24];[.L24];[.M24];[.N24])" office:value-type="string" office:string-value="Resourcefulness (5 items)" calcext:value-type="string">
            <text:p>Resourcefulness (5 items)</text:p>
          </table:table-cell>
          <table:table-cell table:style-name="ce84" table:formula="of:=[$'View Input'.E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4" calcext:value-type="float">
            <text:p>24</text:p>
          </table:table-cell>
          <table:table-cell table:style-name="ce64" office:value-type="float" office:value="1" calcext:value-type="float">
            <text:p>1</text:p>
          </table:table-cell>
          <table:table-cell table:style-name="ce98" table:formula="of:=IF([.R25]=&quot;&quot;;IF([.Q25]=&quot;R&quot;;VLOOKUP([.P25];[$'olah data'.$R$3:$'olah data'.$S$7];2);[.P25]);IF([.R25]=[.P25];[.P25];[.Q25]))" office:value-type="float" office:value="1" calcext:value-type="float">
            <text:p>1</text:p>
          </table:table-cell>
          <table:table-cell table:style-name="ce27" table:formula="of:=IFERROR(INDEX([$'olah data'.$B$4:$'olah data'.$N$39];MATCH([.$A25];[$'olah data'.D$4:$'olah data'.D$39];0);2);&quot;&quot;)" office:value-type="string" office:string-value="Extravagance v. reserve (9 items)" calcext:value-type="string">
            <text:p>Extravagance v. reserve (9 items)</text:p>
          </table:table-cell>
          <table:table-cell table:style-name="ce27" table:formula="of:=IFERROR(INDEX([$'olah data'.$B$4:$'olah data'.$N$39];MATCH([.$A25];[$'olah data'.E$4:$'olah data'.E$39];0);2);&quot;&quot;)">
            <text:p/>
          </table:table-cell>
          <table:table-cell table:style-name="ce27" table:formula="of:=IFERROR(INDEX([$'olah data'.$B$4:$'olah data'.$N$39];MATCH([.$A25];[$'olah data'.F$4:$'olah data'.F$39];0);2);&quot;&quot;)">
            <text:p/>
          </table:table-cell>
          <table:table-cell table:style-name="ce27" table:formula="of:=IFERROR(INDEX([$'olah data'.$B$4:$'olah data'.$N$39];MATCH([.$A25];[$'olah data'.G$4:$'olah data'.G$39];0);2);&quot;&quot;)">
            <text:p/>
          </table:table-cell>
          <table:table-cell table:style-name="ce27" table:formula="of:=IFERROR(INDEX([$'olah data'.$B$4:$'olah data'.$N$39];MATCH([.$A25];[$'olah data'.H$4:$'olah data'.H$39];0);2);&quot;&quot;)">
            <text:p/>
          </table:table-cell>
          <table:table-cell table:style-name="ce27" table:formula="of:=IFERROR(INDEX([$'olah data'.$B$4:$'olah data'.$N$39];MATCH([.$A25];[$'olah data'.I$4:$'olah data'.I$39];0);2);&quot;&quot;)">
            <text:p/>
          </table:table-cell>
          <table:table-cell table:style-name="ce27" table:formula="of:=IFERROR(INDEX([$'olah data'.$B$4:$'olah data'.$N$39];MATCH([.$A25];[$'olah data'.J$4:$'olah data'.J$39];0);2);&quot;&quot;)">
            <text:p/>
          </table:table-cell>
          <table:table-cell table:style-name="ce27" table:formula="of:=IFERROR(INDEX([$'olah data'.$B$4:$'olah data'.$N$39];MATCH([.$A25];[$'olah data'.K$4:$'olah data'.K$39];0);2);&quot;&quot;)">
            <text:p/>
          </table:table-cell>
          <table:table-cell table:style-name="ce27" table:formula="of:=IFERROR(INDEX([$'olah data'.$B$4:$'olah data'.$N$39];MATCH([.$A25];[$'olah data'.L$4:$'olah data'.L$39];0);2);&quot;&quot;)">
            <text:p/>
          </table:table-cell>
          <table:table-cell table:style-name="ce27" table:formula="of:=IFERROR(INDEX([$'olah data'.$B$4:$'olah data'.$N$39];MATCH([.$A25];[$'olah data'.M$4:$'olah data'.M$39];0);2);&quot;&quot;)">
            <text:p/>
          </table:table-cell>
          <table:table-cell table:style-name="ce27" table:formula="of:=IFERROR(INDEX([$'olah data'.$B$4:$'olah data'.$N$39];MATCH([.$A25];[$'olah data'.N$4:$'olah data'.N$39];0);2);&quot;&quot;)">
            <text:p/>
          </table:table-cell>
          <table:table-cell table:style-name="ce27" table:formula="of:=CONCATENATE([.D25];[.E25];[.F25];[.G25];[.H25];[.I25];[.J25];[.K25];[.L25];[.M25];[.N25])" office:value-type="string" office:string-value="Extravagance v. reserve (9 items)" calcext:value-type="string">
            <text:p>Extravagance v. reserve (9 items)</text:p>
          </table:table-cell>
          <table:table-cell table:style-name="ce84" table:formula="of:=[$'View Input'.E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5" calcext:value-type="float">
            <text:p>25</text:p>
          </table:table-cell>
          <table:table-cell table:style-name="ce64" office:value-type="float" office:value="1" calcext:value-type="float">
            <text:p>1</text:p>
          </table:table-cell>
          <table:table-cell table:style-name="ce98" table:formula="of:=IF([.R26]=&quot;&quot;;IF([.Q26]=&quot;R&quot;;VLOOKUP([.P26];[$'olah data'.$R$3:$'olah data'.$S$7];2);[.P26]);IF([.R26]=[.P26];[.P26];[.Q26]))" office:value-type="float" office:value="5" calcext:value-type="float">
            <text:p>5</text:p>
          </table:table-cell>
          <table:table-cell table:style-name="ce27" table:formula="of:=IFERROR(INDEX([$'olah data'.$B$4:$'olah data'.$N$39];MATCH([.$A26];[$'olah data'.D$4:$'olah data'.D$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6];[$'olah data'.E$4:$'olah data'.E$39];0);2);&quot;&quot;)">
            <text:p/>
          </table:table-cell>
          <table:table-cell table:style-name="ce27" table:formula="of:=IFERROR(INDEX([$'olah data'.$B$4:$'olah data'.$N$39];MATCH([.$A26];[$'olah data'.F$4:$'olah data'.F$39];0);2);&quot;&quot;)">
            <text:p/>
          </table:table-cell>
          <table:table-cell table:style-name="ce27" table:formula="of:=IFERROR(INDEX([$'olah data'.$B$4:$'olah data'.$N$39];MATCH([.$A26];[$'olah data'.G$4:$'olah data'.G$39];0);2);&quot;&quot;)">
            <text:p/>
          </table:table-cell>
          <table:table-cell table:style-name="ce27" table:formula="of:=IFERROR(INDEX([$'olah data'.$B$4:$'olah data'.$N$39];MATCH([.$A26];[$'olah data'.H$4:$'olah data'.H$39];0);2);&quot;&quot;)">
            <text:p/>
          </table:table-cell>
          <table:table-cell table:style-name="ce27" table:formula="of:=IFERROR(INDEX([$'olah data'.$B$4:$'olah data'.$N$39];MATCH([.$A26];[$'olah data'.I$4:$'olah data'.I$39];0);2);&quot;&quot;)">
            <text:p/>
          </table:table-cell>
          <table:table-cell table:style-name="ce27" table:formula="of:=IFERROR(INDEX([$'olah data'.$B$4:$'olah data'.$N$39];MATCH([.$A26];[$'olah data'.J$4:$'olah data'.J$39];0);2);&quot;&quot;)">
            <text:p/>
          </table:table-cell>
          <table:table-cell table:style-name="ce27" table:formula="of:=IFERROR(INDEX([$'olah data'.$B$4:$'olah data'.$N$39];MATCH([.$A26];[$'olah data'.K$4:$'olah data'.K$39];0);2);&quot;&quot;)">
            <text:p/>
          </table:table-cell>
          <table:table-cell table:style-name="ce27" table:formula="of:=IFERROR(INDEX([$'olah data'.$B$4:$'olah data'.$N$39];MATCH([.$A26];[$'olah data'.L$4:$'olah data'.L$39];0);2);&quot;&quot;)">
            <text:p/>
          </table:table-cell>
          <table:table-cell table:style-name="ce27" table:formula="of:=IFERROR(INDEX([$'olah data'.$B$4:$'olah data'.$N$39];MATCH([.$A26];[$'olah data'.M$4:$'olah data'.M$39];0);2);&quot;&quot;)">
            <text:p/>
          </table:table-cell>
          <table:table-cell table:style-name="ce27" table:formula="of:=IFERROR(INDEX([$'olah data'.$B$4:$'olah data'.$N$39];MATCH([.$A26];[$'olah data'.N$4:$'olah data'.N$39];0);2);&quot;&quot;)">
            <text:p/>
          </table:table-cell>
          <table:table-cell table:style-name="ce27" table:formula="of:=CONCATENATE([.D26];[.E26];[.F26];[.G26];[.H26];[.I26];[.J26];[.K26];[.L26];[.M26];[.N26])" office:value-type="string" office:string-value="Self-forgetful vs. self-conscious experience (10 items)" calcext:value-type="string">
            <text:p>Self-forgetful vs. self-conscious experience (10 items)</text:p>
          </table:table-cell>
          <table:table-cell table:style-name="ce84" table:formula="of:=[$'View Input'.E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6" calcext:value-type="float">
            <text:p>26</text:p>
          </table:table-cell>
          <table:table-cell table:style-name="ce64" office:value-type="float" office:value="1" calcext:value-type="float">
            <text:p>1</text:p>
          </table:table-cell>
          <table:table-cell table:style-name="ce98" table:formula="of:=IF([.R27]=&quot;&quot;;IF([.Q27]=&quot;R&quot;;VLOOKUP([.P27];[$'olah data'.$R$3:$'olah data'.$S$7];2);[.P27]);IF([.R27]=[.P27];[.P27];[.Q27]))" office:value-type="float" office:value="5" calcext:value-type="float">
            <text:p>5</text:p>
          </table:table-cell>
          <table:table-cell table:style-name="ce27" table:formula="of:=IFERROR(INDEX([$'olah data'.$B$4:$'olah data'.$N$39];MATCH([.$A27];[$'olah data'.D$4:$'olah data'.D$39];0);2);&quot;&quot;)">
            <text:p/>
          </table:table-cell>
          <table:table-cell table:style-name="ce27" table:formula="of:=IFERROR(INDEX([$'olah data'.$B$4:$'olah data'.$N$39];MATCH([.$A27];[$'olah data'.E$4:$'olah data'.E$39];0);2);&quot;&quot;)" office:value-type="string" office:string-value="Dependence (6 items)" calcext:value-type="string">
            <text:p>Dependence (6 items)</text:p>
          </table:table-cell>
          <table:table-cell table:style-name="ce27" table:formula="of:=IFERROR(INDEX([$'olah data'.$B$4:$'olah data'.$N$39];MATCH([.$A27];[$'olah data'.F$4:$'olah data'.F$39];0);2);&quot;&quot;)">
            <text:p/>
          </table:table-cell>
          <table:table-cell table:style-name="ce27" table:formula="of:=IFERROR(INDEX([$'olah data'.$B$4:$'olah data'.$N$39];MATCH([.$A27];[$'olah data'.G$4:$'olah data'.G$39];0);2);&quot;&quot;)">
            <text:p/>
          </table:table-cell>
          <table:table-cell table:style-name="ce27" table:formula="of:=IFERROR(INDEX([$'olah data'.$B$4:$'olah data'.$N$39];MATCH([.$A27];[$'olah data'.H$4:$'olah data'.H$39];0);2);&quot;&quot;)">
            <text:p/>
          </table:table-cell>
          <table:table-cell table:style-name="ce27" table:formula="of:=IFERROR(INDEX([$'olah data'.$B$4:$'olah data'.$N$39];MATCH([.$A27];[$'olah data'.I$4:$'olah data'.I$39];0);2);&quot;&quot;)">
            <text:p/>
          </table:table-cell>
          <table:table-cell table:style-name="ce27" table:formula="of:=IFERROR(INDEX([$'olah data'.$B$4:$'olah data'.$N$39];MATCH([.$A27];[$'olah data'.J$4:$'olah data'.J$39];0);2);&quot;&quot;)">
            <text:p/>
          </table:table-cell>
          <table:table-cell table:style-name="ce27" table:formula="of:=IFERROR(INDEX([$'olah data'.$B$4:$'olah data'.$N$39];MATCH([.$A27];[$'olah data'.K$4:$'olah data'.K$39];0);2);&quot;&quot;)">
            <text:p/>
          </table:table-cell>
          <table:table-cell table:style-name="ce27" table:formula="of:=IFERROR(INDEX([$'olah data'.$B$4:$'olah data'.$N$39];MATCH([.$A27];[$'olah data'.L$4:$'olah data'.L$39];0);2);&quot;&quot;)">
            <text:p/>
          </table:table-cell>
          <table:table-cell table:style-name="ce27" table:formula="of:=IFERROR(INDEX([$'olah data'.$B$4:$'olah data'.$N$39];MATCH([.$A27];[$'olah data'.M$4:$'olah data'.M$39];0);2);&quot;&quot;)">
            <text:p/>
          </table:table-cell>
          <table:table-cell table:style-name="ce27" table:formula="of:=IFERROR(INDEX([$'olah data'.$B$4:$'olah data'.$N$39];MATCH([.$A27];[$'olah data'.N$4:$'olah data'.N$39];0);2);&quot;&quot;)">
            <text:p/>
          </table:table-cell>
          <table:table-cell table:style-name="ce27" table:formula="of:=CONCATENATE([.D27];[.E27];[.F27];[.G27];[.H27];[.I27];[.J27];[.K27];[.L27];[.M27];[.N27])" office:value-type="string" office:string-value="Dependence (6 items)" calcext:value-type="string">
            <text:p>Dependence (6 items)</text:p>
          </table:table-cell>
          <table:table-cell table:style-name="ce84" table:formula="of:=[$'View Input'.E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7" calcext:value-type="float">
            <text:p>27</text:p>
          </table:table-cell>
          <table:table-cell table:style-name="ce64" office:value-type="float" office:value="1" calcext:value-type="float">
            <text:p>1</text:p>
          </table:table-cell>
          <table:table-cell table:style-name="ce98" table:formula="of:=IF([.R28]=&quot;&quot;;IF([.Q28]=&quot;R&quot;;VLOOKUP([.P28];[$'olah data'.$R$3:$'olah data'.$S$7];2);[.P28]);IF([.R28]=[.P28];[.P28];[.Q28]))" office:value-type="float" office:value="2" calcext:value-type="float">
            <text:p>2</text:p>
          </table:table-cell>
          <table:table-cell table:style-name="ce27" table:formula="of:=IFERROR(INDEX([$'olah data'.$B$4:$'olah data'.$N$39];MATCH([.$A28];[$'olah data'.D$4:$'olah data'.D$39];0);2);&quot;&quot;)">
            <text:p/>
          </table:table-cell>
          <table:table-cell table:style-name="ce27" table:formula="of:=IFERROR(INDEX([$'olah data'.$B$4:$'olah data'.$N$39];MATCH([.$A28];[$'olah data'.E$4:$'olah data'.E$39];0);2);&quot;&quot;)">
            <text:p/>
          </table:table-cell>
          <table:table-cell table:style-name="ce27" table:formula="of:=IFERROR(INDEX([$'olah data'.$B$4:$'olah data'.$N$39];MATCH([.$A28];[$'olah data'.F$4:$'olah data'.F$39];0);2);&quot;&quot;)">
            <text:p/>
          </table:table-cell>
          <table:table-cell table:style-name="ce27" table:formula="of:=IFERROR(INDEX([$'olah data'.$B$4:$'olah data'.$N$39];MATCH([.$A28];[$'olah data'.G$4:$'olah data'.G$39];0);2);&quot;&quot;)">
            <text:p/>
          </table:table-cell>
          <table:table-cell table:style-name="ce27" table:formula="of:=IFERROR(INDEX([$'olah data'.$B$4:$'olah data'.$N$39];MATCH([.$A28];[$'olah data'.H$4:$'olah data'.H$39];0);2);&quot;&quot;)" office:value-type="string" office:string-value="Helpfulness vs. unhelpfulness (8 items)" calcext:value-type="string">
            <text:p>Helpfulness vs. unhelpfulness (8 items)</text:p>
          </table:table-cell>
          <table:table-cell table:style-name="ce27" table:formula="of:=IFERROR(INDEX([$'olah data'.$B$4:$'olah data'.$N$39];MATCH([.$A28];[$'olah data'.I$4:$'olah data'.I$39];0);2);&quot;&quot;)">
            <text:p/>
          </table:table-cell>
          <table:table-cell table:style-name="ce27" table:formula="of:=IFERROR(INDEX([$'olah data'.$B$4:$'olah data'.$N$39];MATCH([.$A28];[$'olah data'.J$4:$'olah data'.J$39];0);2);&quot;&quot;)">
            <text:p/>
          </table:table-cell>
          <table:table-cell table:style-name="ce27" table:formula="of:=IFERROR(INDEX([$'olah data'.$B$4:$'olah data'.$N$39];MATCH([.$A28];[$'olah data'.K$4:$'olah data'.K$39];0);2);&quot;&quot;)">
            <text:p/>
          </table:table-cell>
          <table:table-cell table:style-name="ce27" table:formula="of:=IFERROR(INDEX([$'olah data'.$B$4:$'olah data'.$N$39];MATCH([.$A28];[$'olah data'.L$4:$'olah data'.L$39];0);2);&quot;&quot;)">
            <text:p/>
          </table:table-cell>
          <table:table-cell table:style-name="ce27" table:formula="of:=IFERROR(INDEX([$'olah data'.$B$4:$'olah data'.$N$39];MATCH([.$A28];[$'olah data'.M$4:$'olah data'.M$39];0);2);&quot;&quot;)">
            <text:p/>
          </table:table-cell>
          <table:table-cell table:style-name="ce27" table:formula="of:=IFERROR(INDEX([$'olah data'.$B$4:$'olah data'.$N$39];MATCH([.$A28];[$'olah data'.N$4:$'olah data'.N$39];0);2);&quot;&quot;)">
            <text:p/>
          </table:table-cell>
          <table:table-cell table:style-name="ce27" table:formula="of:=CONCATENATE([.D28];[.E28];[.F28];[.G28];[.H28];[.I28];[.J28];[.K28];[.L28];[.M28];[.N28])" office:value-type="string" office:string-value="Helpfulness vs. unhelpfulness (8 items)" calcext:value-type="string">
            <text:p>Helpfulness vs. unhelpfulness (8 items)</text:p>
          </table:table-cell>
          <table:table-cell table:style-name="ce84" table:formula="of:=[$'View Input'.E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8" calcext:value-type="float">
            <text:p>28</text:p>
          </table:table-cell>
          <table:table-cell table:style-name="ce64" office:value-type="float" office:value="4" calcext:value-type="float">
            <text:p>4</text:p>
          </table:table-cell>
          <table:table-cell table:style-name="ce98" table:formula="of:=IF([.R29]=&quot;&quot;;IF([.Q29]=&quot;R&quot;;VLOOKUP([.P29];[$'olah data'.$R$3:$'olah data'.$S$7];2);[.P29]);IF([.R29]=[.P29];[.P29];[.Q29]))" office:value-type="float" office:value="3" calcext:value-type="float">
            <text:p>3</text:p>
          </table:table-cell>
          <table:table-cell table:style-name="ce27" table:formula="of:=IFERROR(INDEX([$'olah data'.$B$4:$'olah data'.$N$39];MATCH([.$A29];[$'olah data'.D$4:$'olah data'.D$39];0);2);&quot;&quot;)">
            <text:p/>
          </table:table-cell>
          <table:table-cell table:style-name="ce27" table:formula="of:=IFERROR(INDEX([$'olah data'.$B$4:$'olah data'.$N$39];MATCH([.$A29];[$'olah data'.E$4:$'olah data'.E$39];0);2);&quot;&quot;)">
            <text:p/>
          </table:table-cell>
          <table:table-cell table:style-name="ce27" table:formula="of:=IFERROR(INDEX([$'olah data'.$B$4:$'olah data'.$N$39];MATCH([.$A29];[$'olah data'.F$4:$'olah data'.F$39];0);2);&quot;&quot;)">
            <text:p/>
          </table:table-cell>
          <table:table-cell table:style-name="ce27" table:formula="of:=IFERROR(INDEX([$'olah data'.$B$4:$'olah data'.$N$39];MATCH([.$A29];[$'olah data'.G$4:$'olah data'.G$39];0);2);&quot;&quot;)">
            <text:p/>
          </table:table-cell>
          <table:table-cell table:style-name="ce27" table:formula="of:=IFERROR(INDEX([$'olah data'.$B$4:$'olah data'.$N$39];MATCH([.$A29];[$'olah data'.H$4:$'olah data'.H$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9];[$'olah data'.I$4:$'olah data'.I$39];0);2);&quot;&quot;)">
            <text:p/>
          </table:table-cell>
          <table:table-cell table:style-name="ce27" table:formula="of:=IFERROR(INDEX([$'olah data'.$B$4:$'olah data'.$N$39];MATCH([.$A29];[$'olah data'.J$4:$'olah data'.J$39];0);2);&quot;&quot;)">
            <text:p/>
          </table:table-cell>
          <table:table-cell table:style-name="ce27" table:formula="of:=IFERROR(INDEX([$'olah data'.$B$4:$'olah data'.$N$39];MATCH([.$A29];[$'olah data'.K$4:$'olah data'.K$39];0);2);&quot;&quot;)">
            <text:p/>
          </table:table-cell>
          <table:table-cell table:style-name="ce27" table:formula="of:=IFERROR(INDEX([$'olah data'.$B$4:$'olah data'.$N$39];MATCH([.$A29];[$'olah data'.L$4:$'olah data'.L$39];0);2);&quot;&quot;)">
            <text:p/>
          </table:table-cell>
          <table:table-cell table:style-name="ce27" table:formula="of:=IFERROR(INDEX([$'olah data'.$B$4:$'olah data'.$N$39];MATCH([.$A29];[$'olah data'.M$4:$'olah data'.M$39];0);2);&quot;&quot;)">
            <text:p/>
          </table:table-cell>
          <table:table-cell table:style-name="ce27" table:formula="of:=IFERROR(INDEX([$'olah data'.$B$4:$'olah data'.$N$39];MATCH([.$A29];[$'olah data'.N$4:$'olah data'.N$39];0);2);&quot;&quot;)">
            <text:p/>
          </table:table-cell>
          <table:table-cell table:style-name="ce27" table:formula="of:=CONCATENATE([.D29];[.E29];[.F29];[.G29];[.H29];[.I29];[.J29];[.K29];[.L29];[.M29];[.N29])" office:value-type="string" office:string-value="Social acceptance vs. social intolerance (8 items)" calcext:value-type="string">
            <text:p>Social acceptance vs. social intolerance (8 items)</text:p>
          </table:table-cell>
          <table:table-cell table:style-name="ce84" table:formula="of:=[$'View Input'.E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9" calcext:value-type="float">
            <text:p>29</text:p>
          </table:table-cell>
          <table:table-cell table:style-name="ce64" office:value-type="float" office:value="3" calcext:value-type="float">
            <text:p>3</text:p>
          </table:table-cell>
          <table:table-cell table:style-name="ce98" table:formula="of:=IF([.R30]=&quot;&quot;;IF([.Q30]=&quot;R&quot;;VLOOKUP([.P30];[$'olah data'.$R$3:$'olah data'.$S$7];2);[.P30]);IF([.R30]=[.P30];[.P30];[.Q30]))" office:value-type="float" office:value="1" calcext:value-type="float">
            <text:p>1</text:p>
          </table:table-cell>
          <table:table-cell table:style-name="ce27" table:formula="of:=IFERROR(INDEX([$'olah data'.$B$4:$'olah data'.$N$39];MATCH([.$A30];[$'olah data'.D$4:$'olah data'.D$39];0);2);&quot;&quot;)">
            <text:p/>
          </table:table-cell>
          <table:table-cell table:style-name="ce27" table:formula="of:=IFERROR(INDEX([$'olah data'.$B$4:$'olah data'.$N$39];MATCH([.$A30];[$'olah data'.E$4:$'olah data'.E$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30];[$'olah data'.F$4:$'olah data'.F$39];0);2);&quot;&quot;)">
            <text:p/>
          </table:table-cell>
          <table:table-cell table:style-name="ce27" table:formula="of:=IFERROR(INDEX([$'olah data'.$B$4:$'olah data'.$N$39];MATCH([.$A30];[$'olah data'.G$4:$'olah data'.G$39];0);2);&quot;&quot;)">
            <text:p/>
          </table:table-cell>
          <table:table-cell table:style-name="ce27" table:formula="of:=IFERROR(INDEX([$'olah data'.$B$4:$'olah data'.$N$39];MATCH([.$A30];[$'olah data'.H$4:$'olah data'.H$39];0);2);&quot;&quot;)">
            <text:p/>
          </table:table-cell>
          <table:table-cell table:style-name="ce27" table:formula="of:=IFERROR(INDEX([$'olah data'.$B$4:$'olah data'.$N$39];MATCH([.$A30];[$'olah data'.I$4:$'olah data'.I$39];0);2);&quot;&quot;)">
            <text:p/>
          </table:table-cell>
          <table:table-cell table:style-name="ce27" table:formula="of:=IFERROR(INDEX([$'olah data'.$B$4:$'olah data'.$N$39];MATCH([.$A30];[$'olah data'.J$4:$'olah data'.J$39];0);2);&quot;&quot;)">
            <text:p/>
          </table:table-cell>
          <table:table-cell table:style-name="ce27" table:formula="of:=IFERROR(INDEX([$'olah data'.$B$4:$'olah data'.$N$39];MATCH([.$A30];[$'olah data'.K$4:$'olah data'.K$39];0);2);&quot;&quot;)">
            <text:p/>
          </table:table-cell>
          <table:table-cell table:style-name="ce27" table:formula="of:=IFERROR(INDEX([$'olah data'.$B$4:$'olah data'.$N$39];MATCH([.$A30];[$'olah data'.L$4:$'olah data'.L$39];0);2);&quot;&quot;)">
            <text:p/>
          </table:table-cell>
          <table:table-cell table:style-name="ce27" table:formula="of:=IFERROR(INDEX([$'olah data'.$B$4:$'olah data'.$N$39];MATCH([.$A30];[$'olah data'.M$4:$'olah data'.M$39];0);2);&quot;&quot;)">
            <text:p/>
          </table:table-cell>
          <table:table-cell table:style-name="ce27" table:formula="of:=IFERROR(INDEX([$'olah data'.$B$4:$'olah data'.$N$39];MATCH([.$A30];[$'olah data'.N$4:$'olah data'.N$39];0);2);&quot;&quot;)">
            <text:p/>
          </table:table-cell>
          <table:table-cell table:style-name="ce27" table:formula="of:=CONCATENATE([.D30];[.E30];[.F30];[.G30];[.H30];[.I30];[.J30];[.K30];[.L30];[.M30];[.N30])" office:value-type="string" office:string-value="Transpersonal identification vs. self-differentiation (8 items)" calcext:value-type="string">
            <text:p>Transpersonal identification vs. self-differentiation (8 items)</text:p>
          </table:table-cell>
          <table:table-cell table:style-name="ce84" table:formula="of:=[$'View Input'.E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0" calcext:value-type="float">
            <text:p>30</text:p>
          </table:table-cell>
          <table:table-cell table:style-name="ce64" office:value-type="float" office:value="2" calcext:value-type="float">
            <text:p>2</text:p>
          </table:table-cell>
          <table:table-cell table:style-name="ce98" table:formula="of:=IF([.R31]=&quot;&quot;;IF([.Q31]=&quot;R&quot;;VLOOKUP([.P31];[$'olah data'.$R$3:$'olah data'.$S$7];2);[.P31]);IF([.R31]=[.P31];[.P31];[.Q31]))" office:value-type="float" office:value="1" calcext:value-type="float">
            <text:p>1</text:p>
          </table:table-cell>
          <table:table-cell table:style-name="ce27" table:formula="of:=IFERROR(INDEX([$'olah data'.$B$4:$'olah data'.$N$39];MATCH([.$A31];[$'olah data'.D$4:$'olah data'.D$39];0);2);&quot;&quot;)">
            <text:p/>
          </table:table-cell>
          <table:table-cell table:style-name="ce27" table:formula="of:=IFERROR(INDEX([$'olah data'.$B$4:$'olah data'.$N$39];MATCH([.$A31];[$'olah data'.E$4:$'olah data'.E$39];0);2);&quot;&quot;)" office:value-type="string" office:string-value="Shyness with strangers (7 items)" calcext:value-type="string">
            <text:p>Shyness with strangers (7 items)</text:p>
          </table:table-cell>
          <table:table-cell table:style-name="ce27" table:formula="of:=IFERROR(INDEX([$'olah data'.$B$4:$'olah data'.$N$39];MATCH([.$A31];[$'olah data'.F$4:$'olah data'.F$39];0);2);&quot;&quot;)">
            <text:p/>
          </table:table-cell>
          <table:table-cell table:style-name="ce27" table:formula="of:=IFERROR(INDEX([$'olah data'.$B$4:$'olah data'.$N$39];MATCH([.$A31];[$'olah data'.G$4:$'olah data'.G$39];0);2);&quot;&quot;)">
            <text:p/>
          </table:table-cell>
          <table:table-cell table:style-name="ce27" table:formula="of:=IFERROR(INDEX([$'olah data'.$B$4:$'olah data'.$N$39];MATCH([.$A31];[$'olah data'.H$4:$'olah data'.H$39];0);2);&quot;&quot;)">
            <text:p/>
          </table:table-cell>
          <table:table-cell table:style-name="ce27" table:formula="of:=IFERROR(INDEX([$'olah data'.$B$4:$'olah data'.$N$39];MATCH([.$A31];[$'olah data'.I$4:$'olah data'.I$39];0);2);&quot;&quot;)">
            <text:p/>
          </table:table-cell>
          <table:table-cell table:style-name="ce27" table:formula="of:=IFERROR(INDEX([$'olah data'.$B$4:$'olah data'.$N$39];MATCH([.$A31];[$'olah data'.J$4:$'olah data'.J$39];0);2);&quot;&quot;)">
            <text:p/>
          </table:table-cell>
          <table:table-cell table:style-name="ce27" table:formula="of:=IFERROR(INDEX([$'olah data'.$B$4:$'olah data'.$N$39];MATCH([.$A31];[$'olah data'.K$4:$'olah data'.K$39];0);2);&quot;&quot;)">
            <text:p/>
          </table:table-cell>
          <table:table-cell table:style-name="ce27" table:formula="of:=IFERROR(INDEX([$'olah data'.$B$4:$'olah data'.$N$39];MATCH([.$A31];[$'olah data'.L$4:$'olah data'.L$39];0);2);&quot;&quot;)">
            <text:p/>
          </table:table-cell>
          <table:table-cell table:style-name="ce27" table:formula="of:=IFERROR(INDEX([$'olah data'.$B$4:$'olah data'.$N$39];MATCH([.$A31];[$'olah data'.M$4:$'olah data'.M$39];0);2);&quot;&quot;)">
            <text:p/>
          </table:table-cell>
          <table:table-cell table:style-name="ce27" table:formula="of:=IFERROR(INDEX([$'olah data'.$B$4:$'olah data'.$N$39];MATCH([.$A31];[$'olah data'.N$4:$'olah data'.N$39];0);2);&quot;&quot;)">
            <text:p/>
          </table:table-cell>
          <table:table-cell table:style-name="ce27" table:formula="of:=CONCATENATE([.D31];[.E31];[.F31];[.G31];[.H31];[.I31];[.J31];[.K31];[.L31];[.M31];[.N31])" office:value-type="string" office:string-value="Shyness with strangers (7 items)" calcext:value-type="string">
            <text:p>Shyness with strangers (7 items)</text:p>
          </table:table-cell>
          <table:table-cell table:style-name="ce84" table:formula="of:=[$'View Input'.E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1" calcext:value-type="float">
            <text:p>31</text:p>
          </table:table-cell>
          <table:table-cell table:style-name="ce64" office:value-type="float" office:value="3" calcext:value-type="float">
            <text:p>3</text:p>
          </table:table-cell>
          <table:table-cell table:style-name="ce98" table:formula="of:=IF([.R32]=&quot;&quot;;IF([.Q32]=&quot;R&quot;;VLOOKUP([.P32];[$'olah data'.$R$3:$'olah data'.$S$7];2);[.P32]);IF([.R32]=[.P32];[.P32];[.Q32]))" office:value-type="float" office:value="1" calcext:value-type="float">
            <text:p>1</text:p>
          </table:table-cell>
          <table:table-cell table:style-name="ce27" table:formula="of:=IFERROR(INDEX([$'olah data'.$B$4:$'olah data'.$N$39];MATCH([.$A32];[$'olah data'.D$4:$'olah data'.D$39];0);2);&quot;&quot;)">
            <text:p/>
          </table:table-cell>
          <table:table-cell table:style-name="ce27" table:formula="of:=IFERROR(INDEX([$'olah data'.$B$4:$'olah data'.$N$39];MATCH([.$A32];[$'olah data'.E$4:$'olah data'.E$39];0);2);&quot;&quot;)" office:value-type="string" office:string-value="Sentimentality (8 items)" calcext:value-type="string">
            <text:p>Sentimentality (8 items)</text:p>
          </table:table-cell>
          <table:table-cell table:style-name="ce27" table:formula="of:=IFERROR(INDEX([$'olah data'.$B$4:$'olah data'.$N$39];MATCH([.$A32];[$'olah data'.F$4:$'olah data'.F$39];0);2);&quot;&quot;)">
            <text:p/>
          </table:table-cell>
          <table:table-cell table:style-name="ce27" table:formula="of:=IFERROR(INDEX([$'olah data'.$B$4:$'olah data'.$N$39];MATCH([.$A32];[$'olah data'.G$4:$'olah data'.G$39];0);2);&quot;&quot;)">
            <text:p/>
          </table:table-cell>
          <table:table-cell table:style-name="ce27" table:formula="of:=IFERROR(INDEX([$'olah data'.$B$4:$'olah data'.$N$39];MATCH([.$A32];[$'olah data'.H$4:$'olah data'.H$39];0);2);&quot;&quot;)">
            <text:p/>
          </table:table-cell>
          <table:table-cell table:style-name="ce27" table:formula="of:=IFERROR(INDEX([$'olah data'.$B$4:$'olah data'.$N$39];MATCH([.$A32];[$'olah data'.I$4:$'olah data'.I$39];0);2);&quot;&quot;)">
            <text:p/>
          </table:table-cell>
          <table:table-cell table:style-name="ce27" table:formula="of:=IFERROR(INDEX([$'olah data'.$B$4:$'olah data'.$N$39];MATCH([.$A32];[$'olah data'.J$4:$'olah data'.J$39];0);2);&quot;&quot;)">
            <text:p/>
          </table:table-cell>
          <table:table-cell table:style-name="ce27" table:formula="of:=IFERROR(INDEX([$'olah data'.$B$4:$'olah data'.$N$39];MATCH([.$A32];[$'olah data'.K$4:$'olah data'.K$39];0);2);&quot;&quot;)">
            <text:p/>
          </table:table-cell>
          <table:table-cell table:style-name="ce27" table:formula="of:=IFERROR(INDEX([$'olah data'.$B$4:$'olah data'.$N$39];MATCH([.$A32];[$'olah data'.L$4:$'olah data'.L$39];0);2);&quot;&quot;)">
            <text:p/>
          </table:table-cell>
          <table:table-cell table:style-name="ce27" table:formula="of:=IFERROR(INDEX([$'olah data'.$B$4:$'olah data'.$N$39];MATCH([.$A32];[$'olah data'.M$4:$'olah data'.M$39];0);2);&quot;&quot;)">
            <text:p/>
          </table:table-cell>
          <table:table-cell table:style-name="ce27" table:formula="of:=IFERROR(INDEX([$'olah data'.$B$4:$'olah data'.$N$39];MATCH([.$A32];[$'olah data'.N$4:$'olah data'.N$39];0);2);&quot;&quot;)">
            <text:p/>
          </table:table-cell>
          <table:table-cell table:style-name="ce27" table:formula="of:=CONCATENATE([.D32];[.E32];[.F32];[.G32];[.H32];[.I32];[.J32];[.K32];[.L32];[.M32];[.N32])" office:value-type="string" office:string-value="Sentimentality (8 items)" calcext:value-type="string">
            <text:p>Sentimentality (8 items)</text:p>
          </table:table-cell>
          <table:table-cell table:style-name="ce84" table:formula="of:=[$'View Input'.E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2" calcext:value-type="float">
            <text:p>32</text:p>
          </table:table-cell>
          <table:table-cell table:style-name="ce64" office:value-type="float" office:value="1" calcext:value-type="float">
            <text:p>1</text:p>
          </table:table-cell>
          <table:table-cell table:style-name="ce98" table:formula="of:=IF([.R33]=&quot;&quot;;IF([.Q33]=&quot;R&quot;;VLOOKUP([.P33];[$'olah data'.$R$3:$'olah data'.$S$7];2);[.P33]);IF([.R33]=[.P33];[.P33];[.Q33]))" office:value-type="float" office:value="1" calcext:value-type="float">
            <text:p>1</text:p>
          </table:table-cell>
          <table:table-cell table:style-name="ce27" table:formula="of:=IFERROR(INDEX([$'olah data'.$B$4:$'olah data'.$N$39];MATCH([.$A33];[$'olah data'.D$4:$'olah data'.D$39];0);2);&quot;&quot;)">
            <text:p/>
          </table:table-cell>
          <table:table-cell table:style-name="ce27" table:formula="of:=IFERROR(INDEX([$'olah data'.$B$4:$'olah data'.$N$39];MATCH([.$A33];[$'olah data'.E$4:$'olah data'.E$39];0);2);&quot;&quot;)">
            <text:p/>
          </table:table-cell>
          <table:table-cell table:style-name="ce27" table:formula="of:=IFERROR(INDEX([$'olah data'.$B$4:$'olah data'.$N$39];MATCH([.$A33];[$'olah data'.F$4:$'olah data'.F$39];0);2);&quot;&quot;)">
            <text:p/>
          </table:table-cell>
          <table:table-cell table:style-name="ce27" table:formula="of:=IFERROR(INDEX([$'olah data'.$B$4:$'olah data'.$N$39];MATCH([.$A33];[$'olah data'.G$4:$'olah data'.G$39];0);2);&quot;&quot;)">
            <text:p/>
          </table:table-cell>
          <table:table-cell table:style-name="ce27" table:formula="of:=IFERROR(INDEX([$'olah data'.$B$4:$'olah data'.$N$39];MATCH([.$A33];[$'olah data'.H$4:$'olah data'.H$39];0);2);&quot;&quot;)">
            <text:p/>
          </table:table-cell>
          <table:table-cell table:style-name="ce27" table:formula="of:=IFERROR(INDEX([$'olah data'.$B$4:$'olah data'.$N$39];MATCH([.$A33];[$'olah data'.I$4:$'olah data'.I$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33];[$'olah data'.J$4:$'olah data'.J$39];0);2);&quot;&quot;)">
            <text:p/>
          </table:table-cell>
          <table:table-cell table:style-name="ce27" table:formula="of:=IFERROR(INDEX([$'olah data'.$B$4:$'olah data'.$N$39];MATCH([.$A33];[$'olah data'.K$4:$'olah data'.K$39];0);2);&quot;&quot;)">
            <text:p/>
          </table:table-cell>
          <table:table-cell table:style-name="ce27" table:formula="of:=IFERROR(INDEX([$'olah data'.$B$4:$'olah data'.$N$39];MATCH([.$A33];[$'olah data'.L$4:$'olah data'.L$39];0);2);&quot;&quot;)">
            <text:p/>
          </table:table-cell>
          <table:table-cell table:style-name="ce27" table:formula="of:=IFERROR(INDEX([$'olah data'.$B$4:$'olah data'.$N$39];MATCH([.$A33];[$'olah data'.M$4:$'olah data'.M$39];0);2);&quot;&quot;)">
            <text:p/>
          </table:table-cell>
          <table:table-cell table:style-name="ce27" table:formula="of:=IFERROR(INDEX([$'olah data'.$B$4:$'olah data'.$N$39];MATCH([.$A33];[$'olah data'.N$4:$'olah data'.N$39];0);2);&quot;&quot;)">
            <text:p/>
          </table:table-cell>
          <table:table-cell table:style-name="ce27" table:formula="of:=CONCATENATE([.D33];[.E33];[.F33];[.G33];[.H33];[.I33];[.J33];[.K33];[.L33];[.M33];[.N33])" office:value-type="string" office:string-value="Spiritual acceptance vs. rational materialism (8 items)" calcext:value-type="string">
            <text:p>Spiritual acceptance vs. rational materialism (8 items)</text:p>
          </table:table-cell>
          <table:table-cell table:style-name="ce84" table:formula="of:=[$'View Input'.E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3" calcext:value-type="float">
            <text:p>33</text:p>
          </table:table-cell>
          <table:table-cell table:style-name="ce64" office:value-type="float" office:value="4" calcext:value-type="float">
            <text:p>4</text:p>
          </table:table-cell>
          <table:table-cell table:style-name="ce98" table:formula="of:=IF([.R34]=&quot;&quot;;IF([.Q34]=&quot;R&quot;;VLOOKUP([.P34];[$'olah data'.$R$3:$'olah data'.$S$7];2);[.P34]);IF([.R34]=[.P34];[.P34];[.Q34]))" office:value-type="float" office:value="1" calcext:value-type="float">
            <text:p>1</text:p>
          </table:table-cell>
          <table:table-cell table:style-name="ce27" table:formula="of:=IFERROR(INDEX([$'olah data'.$B$4:$'olah data'.$N$39];MATCH([.$A34];[$'olah data'.D$4:$'olah data'.D$39];0);2);&quot;&quot;)">
            <text:p/>
          </table:table-cell>
          <table:table-cell table:style-name="ce27" table:formula="of:=IFERROR(INDEX([$'olah data'.$B$4:$'olah data'.$N$39];MATCH([.$A34];[$'olah data'.E$4:$'olah data'.E$39];0);2);&quot;&quot;)">
            <text:p/>
          </table:table-cell>
          <table:table-cell table:style-name="ce27" table:formula="of:=IFERROR(INDEX([$'olah data'.$B$4:$'olah data'.$N$39];MATCH([.$A34];[$'olah data'.F$4:$'olah data'.F$39];0);2);&quot;&quot;)" office:value-type="string" office:string-value="Compassion vs. revengefulness (7 items)" calcext:value-type="string">
            <text:p>Compassion vs. revengefulness (7 items)</text:p>
          </table:table-cell>
          <table:table-cell table:style-name="ce27" table:formula="of:=IFERROR(INDEX([$'olah data'.$B$4:$'olah data'.$N$39];MATCH([.$A34];[$'olah data'.G$4:$'olah data'.G$39];0);2);&quot;&quot;)">
            <text:p/>
          </table:table-cell>
          <table:table-cell table:style-name="ce27" table:formula="of:=IFERROR(INDEX([$'olah data'.$B$4:$'olah data'.$N$39];MATCH([.$A34];[$'olah data'.H$4:$'olah data'.H$39];0);2);&quot;&quot;)">
            <text:p/>
          </table:table-cell>
          <table:table-cell table:style-name="ce27" table:formula="of:=IFERROR(INDEX([$'olah data'.$B$4:$'olah data'.$N$39];MATCH([.$A34];[$'olah data'.I$4:$'olah data'.I$39];0);2);&quot;&quot;)">
            <text:p/>
          </table:table-cell>
          <table:table-cell table:style-name="ce27" table:formula="of:=IFERROR(INDEX([$'olah data'.$B$4:$'olah data'.$N$39];MATCH([.$A34];[$'olah data'.J$4:$'olah data'.J$39];0);2);&quot;&quot;)">
            <text:p/>
          </table:table-cell>
          <table:table-cell table:style-name="ce27" table:formula="of:=IFERROR(INDEX([$'olah data'.$B$4:$'olah data'.$N$39];MATCH([.$A34];[$'olah data'.K$4:$'olah data'.K$39];0);2);&quot;&quot;)">
            <text:p/>
          </table:table-cell>
          <table:table-cell table:style-name="ce27" table:formula="of:=IFERROR(INDEX([$'olah data'.$B$4:$'olah data'.$N$39];MATCH([.$A34];[$'olah data'.L$4:$'olah data'.L$39];0);2);&quot;&quot;)">
            <text:p/>
          </table:table-cell>
          <table:table-cell table:style-name="ce27" table:formula="of:=IFERROR(INDEX([$'olah data'.$B$4:$'olah data'.$N$39];MATCH([.$A34];[$'olah data'.M$4:$'olah data'.M$39];0);2);&quot;&quot;)">
            <text:p/>
          </table:table-cell>
          <table:table-cell table:style-name="ce27" table:formula="of:=IFERROR(INDEX([$'olah data'.$B$4:$'olah data'.$N$39];MATCH([.$A34];[$'olah data'.N$4:$'olah data'.N$39];0);2);&quot;&quot;)">
            <text:p/>
          </table:table-cell>
          <table:table-cell table:style-name="ce27" table:formula="of:=CONCATENATE([.D34];[.E34];[.F34];[.G34];[.H34];[.I34];[.J34];[.K34];[.L34];[.M34];[.N34])" office:value-type="string" office:string-value="Compassion vs. revengefulness (7 items)" calcext:value-type="string">
            <text:p>Compassion vs. revengefulness (7 items)</text:p>
          </table:table-cell>
          <table:table-cell table:style-name="ce84" table:formula="of:=[$'View Input'.E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4" calcext:value-type="float">
            <text:p>34</text:p>
          </table:table-cell>
          <table:table-cell table:style-name="ce64" office:value-type="float" office:value="1" calcext:value-type="float">
            <text:p>1</text:p>
          </table:table-cell>
          <table:table-cell table:style-name="ce98" table:formula="of:=IF([.R35]=&quot;&quot;;IF([.Q35]=&quot;R&quot;;VLOOKUP([.P35];[$'olah data'.$R$3:$'olah data'.$S$7];2);[.P35]);IF([.R35]=[.P35];[.P35];[.Q35]))" office:value-type="float" office:value="4" calcext:value-type="float">
            <text:p>4</text:p>
          </table:table-cell>
          <table:table-cell table:style-name="ce27" table:formula="of:=IFERROR(INDEX([$'olah data'.$B$4:$'olah data'.$N$39];MATCH([.$A35];[$'olah data'.D$4:$'olah data'.D$39];0);2);&quot;&quot;)">
            <text:p/>
          </table:table-cell>
          <table:table-cell table:style-name="ce27" table:formula="of:=IFERROR(INDEX([$'olah data'.$B$4:$'olah data'.$N$39];MATCH([.$A35];[$'olah data'.E$4:$'olah data'.E$39];0);2);&quot;&quot;)">
            <text:p/>
          </table:table-cell>
          <table:table-cell table:style-name="ce27" table:formula="of:=IFERROR(INDEX([$'olah data'.$B$4:$'olah data'.$N$39];MATCH([.$A35];[$'olah data'.F$4:$'olah data'.F$39];0);2);&quot;&quot;)">
            <text:p/>
          </table:table-cell>
          <table:table-cell table:style-name="ce27" table:formula="of:=IFERROR(INDEX([$'olah data'.$B$4:$'olah data'.$N$39];MATCH([.$A35];[$'olah data'.G$4:$'olah data'.G$39];0);2);&quot;&quot;)" office:value-type="string" office:string-value="Responsibility vs. blaming (8 items)" calcext:value-type="string">
            <text:p>Responsibility vs. blaming (8 items)</text:p>
          </table:table-cell>
          <table:table-cell table:style-name="ce27" table:formula="of:=IFERROR(INDEX([$'olah data'.$B$4:$'olah data'.$N$39];MATCH([.$A35];[$'olah data'.H$4:$'olah data'.H$39];0);2);&quot;&quot;)">
            <text:p/>
          </table:table-cell>
          <table:table-cell table:style-name="ce27" table:formula="of:=IFERROR(INDEX([$'olah data'.$B$4:$'olah data'.$N$39];MATCH([.$A35];[$'olah data'.I$4:$'olah data'.I$39];0);2);&quot;&quot;)">
            <text:p/>
          </table:table-cell>
          <table:table-cell table:style-name="ce27" table:formula="of:=IFERROR(INDEX([$'olah data'.$B$4:$'olah data'.$N$39];MATCH([.$A35];[$'olah data'.J$4:$'olah data'.J$39];0);2);&quot;&quot;)">
            <text:p/>
          </table:table-cell>
          <table:table-cell table:style-name="ce27" table:formula="of:=IFERROR(INDEX([$'olah data'.$B$4:$'olah data'.$N$39];MATCH([.$A35];[$'olah data'.K$4:$'olah data'.K$39];0);2);&quot;&quot;)">
            <text:p/>
          </table:table-cell>
          <table:table-cell table:style-name="ce27" table:formula="of:=IFERROR(INDEX([$'olah data'.$B$4:$'olah data'.$N$39];MATCH([.$A35];[$'olah data'.L$4:$'olah data'.L$39];0);2);&quot;&quot;)">
            <text:p/>
          </table:table-cell>
          <table:table-cell table:style-name="ce27" table:formula="of:=IFERROR(INDEX([$'olah data'.$B$4:$'olah data'.$N$39];MATCH([.$A35];[$'olah data'.M$4:$'olah data'.M$39];0);2);&quot;&quot;)">
            <text:p/>
          </table:table-cell>
          <table:table-cell table:style-name="ce27" table:formula="of:=IFERROR(INDEX([$'olah data'.$B$4:$'olah data'.$N$39];MATCH([.$A35];[$'olah data'.N$4:$'olah data'.N$39];0);2);&quot;&quot;)">
            <text:p/>
          </table:table-cell>
          <table:table-cell table:style-name="ce27" table:formula="of:=CONCATENATE([.D35];[.E35];[.F35];[.G35];[.H35];[.I35];[.J35];[.K35];[.L35];[.M35];[.N35])" office:value-type="string" office:string-value="Responsibility vs. blaming (8 items)" calcext:value-type="string">
            <text:p>Responsibility vs. blaming (8 items)</text:p>
          </table:table-cell>
          <table:table-cell table:style-name="ce84" table:formula="of:=[$'View Input'.E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5" calcext:value-type="float">
            <text:p>35</text:p>
          </table:table-cell>
          <table:table-cell table:style-name="ce64" office:value-type="float" office:value="3" calcext:value-type="float">
            <text:p>3</text:p>
          </table:table-cell>
          <table:table-cell table:style-name="ce98" table:formula="of:=IF([.R36]=&quot;&quot;;IF([.Q36]=&quot;R&quot;;VLOOKUP([.P36];[$'olah data'.$R$3:$'olah data'.$S$7];2);[.P36]);IF([.R36]=[.P36];[.P36];[.Q36]))" office:value-type="float" office:value="5" calcext:value-type="float">
            <text:p>5</text:p>
          </table:table-cell>
          <table:table-cell table:style-name="ce27" table:formula="of:=IFERROR(INDEX([$'olah data'.$B$4:$'olah data'.$N$39];MATCH([.$A36];[$'olah data'.D$4:$'olah data'.D$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36];[$'olah data'.E$4:$'olah data'.E$39];0);2);&quot;&quot;)">
            <text:p/>
          </table:table-cell>
          <table:table-cell table:style-name="ce27" table:formula="of:=IFERROR(INDEX([$'olah data'.$B$4:$'olah data'.$N$39];MATCH([.$A36];[$'olah data'.F$4:$'olah data'.F$39];0);2);&quot;&quot;)">
            <text:p/>
          </table:table-cell>
          <table:table-cell table:style-name="ce27" table:formula="of:=IFERROR(INDEX([$'olah data'.$B$4:$'olah data'.$N$39];MATCH([.$A36];[$'olah data'.G$4:$'olah data'.G$39];0);2);&quot;&quot;)">
            <text:p/>
          </table:table-cell>
          <table:table-cell table:style-name="ce27" table:formula="of:=IFERROR(INDEX([$'olah data'.$B$4:$'olah data'.$N$39];MATCH([.$A36];[$'olah data'.H$4:$'olah data'.H$39];0);2);&quot;&quot;)">
            <text:p/>
          </table:table-cell>
          <table:table-cell table:style-name="ce27" table:formula="of:=IFERROR(INDEX([$'olah data'.$B$4:$'olah data'.$N$39];MATCH([.$A36];[$'olah data'.I$4:$'olah data'.I$39];0);2);&quot;&quot;)">
            <text:p/>
          </table:table-cell>
          <table:table-cell table:style-name="ce27" table:formula="of:=IFERROR(INDEX([$'olah data'.$B$4:$'olah data'.$N$39];MATCH([.$A36];[$'olah data'.J$4:$'olah data'.J$39];0);2);&quot;&quot;)">
            <text:p/>
          </table:table-cell>
          <table:table-cell table:style-name="ce27" table:formula="of:=IFERROR(INDEX([$'olah data'.$B$4:$'olah data'.$N$39];MATCH([.$A36];[$'olah data'.K$4:$'olah data'.K$39];0);2);&quot;&quot;)">
            <text:p/>
          </table:table-cell>
          <table:table-cell table:style-name="ce27" table:formula="of:=IFERROR(INDEX([$'olah data'.$B$4:$'olah data'.$N$39];MATCH([.$A36];[$'olah data'.L$4:$'olah data'.L$39];0);2);&quot;&quot;)">
            <text:p/>
          </table:table-cell>
          <table:table-cell table:style-name="ce27" table:formula="of:=IFERROR(INDEX([$'olah data'.$B$4:$'olah data'.$N$39];MATCH([.$A36];[$'olah data'.M$4:$'olah data'.M$39];0);2);&quot;&quot;)">
            <text:p/>
          </table:table-cell>
          <table:table-cell table:style-name="ce27" table:formula="of:=IFERROR(INDEX([$'olah data'.$B$4:$'olah data'.$N$39];MATCH([.$A36];[$'olah data'.N$4:$'olah data'.N$39];0);2);&quot;&quot;)">
            <text:p/>
          </table:table-cell>
          <table:table-cell table:style-name="ce27" table:formula="of:=CONCATENATE([.D36];[.E36];[.F36];[.G36];[.H36];[.I36];[.J36];[.K36];[.L36];[.M36];[.N36])" office:value-type="string" office:string-value="Purposefulness vs. lack of goal direction (6 items)" calcext:value-type="string">
            <text:p>Purposefulness vs. lack of goal direction (6 items)</text:p>
          </table:table-cell>
          <table:table-cell table:style-name="ce84" table:formula="of:=[$'View Input'.E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36" calcext:value-type="float">
            <text:p>36</text:p>
          </table:table-cell>
          <table:table-cell table:style-name="ce98" office:value-type="float" office:value="5" calcext:value-type="float">
            <text:p>5</text:p>
          </table:table-cell>
          <table:table-cell table:style-name="ce98" table:formula="of:=IF([.R37]=&quot;&quot;;IF([.Q37]=&quot;R&quot;;VLOOKUP([.P37];[$'olah data'.$R$3:$'olah data'.$S$7];2);[.P37]);IF([.R37]=[.P37];[.P37];[.Q37]))" office:value-type="string" office:string-value="Tidak Mudeng" calcext:value-type="string">
            <text:p>Tidak Mudeng</text:p>
          </table:table-cell>
          <table:table-cell table:style-name="ce27" table:formula="of:=IFERROR(INDEX([$'olah data'.$B$4:$'olah data'.$N$39];MATCH([.$A37];[$'olah data'.D$4:$'olah data'.D$39];0);2);&quot;&quot;)" office:value-type="string" office:string-value="Validity Scale (5 items)" calcext:value-type="string">
            <text:p>Validity Scale (5 items)</text:p>
          </table:table-cell>
          <table:table-cell table:style-name="ce27" table:formula="of:=IFERROR(INDEX([$'olah data'.$B$4:$'olah data'.$N$39];MATCH([.$A37];[$'olah data'.E$4:$'olah data'.E$39];0);2);&quot;&quot;)">
            <text:p/>
          </table:table-cell>
          <table:table-cell table:style-name="ce27" table:formula="of:=IFERROR(INDEX([$'olah data'.$B$4:$'olah data'.$N$39];MATCH([.$A37];[$'olah data'.F$4:$'olah data'.F$39];0);2);&quot;&quot;)">
            <text:p/>
          </table:table-cell>
          <table:table-cell table:style-name="ce27" table:formula="of:=IFERROR(INDEX([$'olah data'.$B$4:$'olah data'.$N$39];MATCH([.$A37];[$'olah data'.G$4:$'olah data'.G$39];0);2);&quot;&quot;)">
            <text:p/>
          </table:table-cell>
          <table:table-cell table:style-name="ce27" table:formula="of:=IFERROR(INDEX([$'olah data'.$B$4:$'olah data'.$N$39];MATCH([.$A37];[$'olah data'.H$4:$'olah data'.H$39];0);2);&quot;&quot;)">
            <text:p/>
          </table:table-cell>
          <table:table-cell table:style-name="ce27" table:formula="of:=IFERROR(INDEX([$'olah data'.$B$4:$'olah data'.$N$39];MATCH([.$A37];[$'olah data'.I$4:$'olah data'.I$39];0);2);&quot;&quot;)">
            <text:p/>
          </table:table-cell>
          <table:table-cell table:style-name="ce27" table:formula="of:=IFERROR(INDEX([$'olah data'.$B$4:$'olah data'.$N$39];MATCH([.$A37];[$'olah data'.J$4:$'olah data'.J$39];0);2);&quot;&quot;)">
            <text:p/>
          </table:table-cell>
          <table:table-cell table:style-name="ce27" table:formula="of:=IFERROR(INDEX([$'olah data'.$B$4:$'olah data'.$N$39];MATCH([.$A37];[$'olah data'.K$4:$'olah data'.K$39];0);2);&quot;&quot;)">
            <text:p/>
          </table:table-cell>
          <table:table-cell table:style-name="ce27" table:formula="of:=IFERROR(INDEX([$'olah data'.$B$4:$'olah data'.$N$39];MATCH([.$A37];[$'olah data'.L$4:$'olah data'.L$39];0);2);&quot;&quot;)">
            <text:p/>
          </table:table-cell>
          <table:table-cell table:style-name="ce27" table:formula="of:=IFERROR(INDEX([$'olah data'.$B$4:$'olah data'.$N$39];MATCH([.$A37];[$'olah data'.M$4:$'olah data'.M$39];0);2);&quot;&quot;)">
            <text:p/>
          </table:table-cell>
          <table:table-cell table:style-name="ce27" table:formula="of:=IFERROR(INDEX([$'olah data'.$B$4:$'olah data'.$N$39];MATCH([.$A37];[$'olah data'.N$4:$'olah data'.N$39];0);2);&quot;&quot;)">
            <text:p/>
          </table:table-cell>
          <table:table-cell table:style-name="ce27" table:formula="of:=CONCATENATE([.D37];[.E37];[.F37];[.G37];[.H37];[.I37];[.J37];[.K37];[.L37];[.M37];[.N37])" office:value-type="string" office:string-value="Validity Scale (5 items)" calcext:value-type="string">
            <text:p>Validity Scale (5 items)</text:p>
          </table:table-cell>
          <table:table-cell table:style-name="ce84" table:formula="of:=[$'View Input'.E26]" office:value-type="float" office:value="1" calcext:value-type="float">
            <text:p>1</text:p>
          </table:table-cell>
          <table:table-cell table:style-name="ce98" office:value-type="string" calcext:value-type="string">
            <text:p>Tidak Mudeng</text:p>
          </table:table-cell>
          <table:table-cell table:style-name="ce46" office:value-type="float" office:value="4" calcext:value-type="float">
            <text:p>4</text:p>
          </table:table-cell>
          <table:table-cell table:style-name="ce123"/>
          <table:table-cell table:number-columns-repeated="1005"/>
        </table:table-row>
        <table:table-row table:style-name="ro3">
          <table:table-cell table:style-name="ce29" office:value-type="float" office:value="37" calcext:value-type="float">
            <text:p>37</text:p>
          </table:table-cell>
          <table:table-cell table:style-name="ce64" office:value-type="float" office:value="3" calcext:value-type="float">
            <text:p>3</text:p>
          </table:table-cell>
          <table:table-cell table:style-name="ce98" table:formula="of:=IF([.R38]=&quot;&quot;;IF([.Q38]=&quot;R&quot;;VLOOKUP([.P38];[$'olah data'.$R$3:$'olah data'.$S$7];2);[.P38]);IF([.R38]=[.P38];[.P38];[.Q38]))" office:value-type="float" office:value="1" calcext:value-type="float">
            <text:p>1</text:p>
          </table:table-cell>
          <table:table-cell table:style-name="ce27" table:formula="of:=IFERROR(INDEX([$'olah data'.$B$4:$'olah data'.$N$39];MATCH([.$A38];[$'olah data'.D$4:$'olah data'.D$39];0);2);&quot;&quot;)" office:value-type="string" office:string-value="Ambitious vs underachieving (10 items)" calcext:value-type="string">
            <text:p>Ambitious vs underachieving (10 items)</text:p>
          </table:table-cell>
          <table:table-cell table:style-name="ce27" table:formula="of:=IFERROR(INDEX([$'olah data'.$B$4:$'olah data'.$N$39];MATCH([.$A38];[$'olah data'.E$4:$'olah data'.E$39];0);2);&quot;&quot;)">
            <text:p/>
          </table:table-cell>
          <table:table-cell table:style-name="ce27" table:formula="of:=IFERROR(INDEX([$'olah data'.$B$4:$'olah data'.$N$39];MATCH([.$A38];[$'olah data'.F$4:$'olah data'.F$39];0);2);&quot;&quot;)">
            <text:p/>
          </table:table-cell>
          <table:table-cell table:style-name="ce27" table:formula="of:=IFERROR(INDEX([$'olah data'.$B$4:$'olah data'.$N$39];MATCH([.$A38];[$'olah data'.G$4:$'olah data'.G$39];0);2);&quot;&quot;)">
            <text:p/>
          </table:table-cell>
          <table:table-cell table:style-name="ce27" table:formula="of:=IFERROR(INDEX([$'olah data'.$B$4:$'olah data'.$N$39];MATCH([.$A38];[$'olah data'.H$4:$'olah data'.H$39];0);2);&quot;&quot;)">
            <text:p/>
          </table:table-cell>
          <table:table-cell table:style-name="ce27" table:formula="of:=IFERROR(INDEX([$'olah data'.$B$4:$'olah data'.$N$39];MATCH([.$A38];[$'olah data'.I$4:$'olah data'.I$39];0);2);&quot;&quot;)">
            <text:p/>
          </table:table-cell>
          <table:table-cell table:style-name="ce27" table:formula="of:=IFERROR(INDEX([$'olah data'.$B$4:$'olah data'.$N$39];MATCH([.$A38];[$'olah data'.J$4:$'olah data'.J$39];0);2);&quot;&quot;)">
            <text:p/>
          </table:table-cell>
          <table:table-cell table:style-name="ce27" table:formula="of:=IFERROR(INDEX([$'olah data'.$B$4:$'olah data'.$N$39];MATCH([.$A38];[$'olah data'.K$4:$'olah data'.K$39];0);2);&quot;&quot;)">
            <text:p/>
          </table:table-cell>
          <table:table-cell table:style-name="ce27" table:formula="of:=IFERROR(INDEX([$'olah data'.$B$4:$'olah data'.$N$39];MATCH([.$A38];[$'olah data'.L$4:$'olah data'.L$39];0);2);&quot;&quot;)">
            <text:p/>
          </table:table-cell>
          <table:table-cell table:style-name="ce27" table:formula="of:=IFERROR(INDEX([$'olah data'.$B$4:$'olah data'.$N$39];MATCH([.$A38];[$'olah data'.M$4:$'olah data'.M$39];0);2);&quot;&quot;)">
            <text:p/>
          </table:table-cell>
          <table:table-cell table:style-name="ce27" table:formula="of:=IFERROR(INDEX([$'olah data'.$B$4:$'olah data'.$N$39];MATCH([.$A38];[$'olah data'.N$4:$'olah data'.N$39];0);2);&quot;&quot;)">
            <text:p/>
          </table:table-cell>
          <table:table-cell table:style-name="ce27" table:formula="of:=CONCATENATE([.D38];[.E38];[.F38];[.G38];[.H38];[.I38];[.J38];[.K38];[.L38];[.M38];[.N38])" office:value-type="string" office:string-value="Ambitious vs underachieving (10 items)" calcext:value-type="string">
            <text:p>Ambitious vs underachieving (10 items)</text:p>
          </table:table-cell>
          <table:table-cell table:style-name="ce84" table:formula="of:=[$'View Input'.E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8" calcext:value-type="float">
            <text:p>38</text:p>
          </table:table-cell>
          <table:table-cell table:style-name="ce64" office:value-type="float" office:value="1" calcext:value-type="float">
            <text:p>1</text:p>
          </table:table-cell>
          <table:table-cell table:style-name="ce98" table:formula="of:=IF([.R39]=&quot;&quot;;IF([.Q39]=&quot;R&quot;;VLOOKUP([.P39];[$'olah data'.$R$3:$'olah data'.$S$7];2);[.P39]);IF([.R39]=[.P39];[.P39];[.Q39]))" office:value-type="float" office:value="1" calcext:value-type="float">
            <text:p>1</text:p>
          </table:table-cell>
          <table:table-cell table:style-name="ce27" table:formula="of:=IFERROR(INDEX([$'olah data'.$B$4:$'olah data'.$N$39];MATCH([.$A39];[$'olah data'.D$4:$'olah data'.D$39];0);2);&quot;&quot;)">
            <text:p/>
          </table:table-cell>
          <table:table-cell table:style-name="ce27" table:formula="of:=IFERROR(INDEX([$'olah data'.$B$4:$'olah data'.$N$39];MATCH([.$A39];[$'olah data'.E$4:$'olah data'.E$39];0);2);&quot;&quot;)">
            <text:p/>
          </table:table-cell>
          <table:table-cell table:style-name="ce27" table:formula="of:=IFERROR(INDEX([$'olah data'.$B$4:$'olah data'.$N$39];MATCH([.$A39];[$'olah data'.F$4:$'olah data'.F$39];0);2);&quot;&quot;)">
            <text:p/>
          </table:table-cell>
          <table:table-cell table:style-name="ce27" table:formula="of:=IFERROR(INDEX([$'olah data'.$B$4:$'olah data'.$N$39];MATCH([.$A39];[$'olah data'.G$4:$'olah data'.G$39];0);2);&quot;&quot;)" office:value-type="string" office:string-value="Fear of uncertainty (7 items)" calcext:value-type="string">
            <text:p>Fear of uncertainty (7 items)</text:p>
          </table:table-cell>
          <table:table-cell table:style-name="ce27" table:formula="of:=IFERROR(INDEX([$'olah data'.$B$4:$'olah data'.$N$39];MATCH([.$A39];[$'olah data'.H$4:$'olah data'.H$39];0);2);&quot;&quot;)">
            <text:p/>
          </table:table-cell>
          <table:table-cell table:style-name="ce27" table:formula="of:=IFERROR(INDEX([$'olah data'.$B$4:$'olah data'.$N$39];MATCH([.$A39];[$'olah data'.I$4:$'olah data'.I$39];0);2);&quot;&quot;)">
            <text:p/>
          </table:table-cell>
          <table:table-cell table:style-name="ce27" table:formula="of:=IFERROR(INDEX([$'olah data'.$B$4:$'olah data'.$N$39];MATCH([.$A39];[$'olah data'.J$4:$'olah data'.J$39];0);2);&quot;&quot;)">
            <text:p/>
          </table:table-cell>
          <table:table-cell table:style-name="ce27" table:formula="of:=IFERROR(INDEX([$'olah data'.$B$4:$'olah data'.$N$39];MATCH([.$A39];[$'olah data'.K$4:$'olah data'.K$39];0);2);&quot;&quot;)">
            <text:p/>
          </table:table-cell>
          <table:table-cell table:style-name="ce27" table:formula="of:=IFERROR(INDEX([$'olah data'.$B$4:$'olah data'.$N$39];MATCH([.$A39];[$'olah data'.L$4:$'olah data'.L$39];0);2);&quot;&quot;)">
            <text:p/>
          </table:table-cell>
          <table:table-cell table:style-name="ce27" table:formula="of:=IFERROR(INDEX([$'olah data'.$B$4:$'olah data'.$N$39];MATCH([.$A39];[$'olah data'.M$4:$'olah data'.M$39];0);2);&quot;&quot;)">
            <text:p/>
          </table:table-cell>
          <table:table-cell table:style-name="ce27" table:formula="of:=IFERROR(INDEX([$'olah data'.$B$4:$'olah data'.$N$39];MATCH([.$A39];[$'olah data'.N$4:$'olah data'.N$39];0);2);&quot;&quot;)">
            <text:p/>
          </table:table-cell>
          <table:table-cell table:style-name="ce27" table:formula="of:=CONCATENATE([.D39];[.E39];[.F39];[.G39];[.H39];[.I39];[.J39];[.K39];[.L39];[.M39];[.N39])" office:value-type="string" office:string-value="Fear of uncertainty (7 items)" calcext:value-type="string">
            <text:p>Fear of uncertainty (7 items)</text:p>
          </table:table-cell>
          <table:table-cell table:style-name="ce84" table:formula="of:=[$'View Input'.E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9" calcext:value-type="float">
            <text:p>39</text:p>
          </table:table-cell>
          <table:table-cell table:style-name="ce64" office:value-type="float" office:value="4" calcext:value-type="float">
            <text:p>4</text:p>
          </table:table-cell>
          <table:table-cell table:style-name="ce98" table:formula="of:=IF([.R40]=&quot;&quot;;IF([.Q40]=&quot;R&quot;;VLOOKUP([.P40];[$'olah data'.$R$3:$'olah data'.$S$7];2);[.P40]);IF([.R40]=[.P40];[.P40];[.Q40]))" office:value-type="float" office:value="2" calcext:value-type="float">
            <text:p>2</text:p>
          </table:table-cell>
          <table:table-cell table:style-name="ce27" table:formula="of:=IFERROR(INDEX([$'olah data'.$B$4:$'olah data'.$N$39];MATCH([.$A40];[$'olah data'.D$4:$'olah data'.D$39];0);2);&quot;&quot;)">
            <text:p/>
          </table:table-cell>
          <table:table-cell table:style-name="ce27" table:formula="of:=IFERROR(INDEX([$'olah data'.$B$4:$'olah data'.$N$39];MATCH([.$A40];[$'olah data'.E$4:$'olah data'.E$39];0);2);&quot;&quot;)">
            <text:p/>
          </table:table-cell>
          <table:table-cell table:style-name="ce27" table:formula="of:=IFERROR(INDEX([$'olah data'.$B$4:$'olah data'.$N$39];MATCH([.$A40];[$'olah data'.F$4:$'olah data'.F$39];0);2);&quot;&quot;)" office:value-type="string" office:string-value="Dependence (6 items)" calcext:value-type="string">
            <text:p>Dependence (6 items)</text:p>
          </table:table-cell>
          <table:table-cell table:style-name="ce27" table:formula="of:=IFERROR(INDEX([$'olah data'.$B$4:$'olah data'.$N$39];MATCH([.$A40];[$'olah data'.G$4:$'olah data'.G$39];0);2);&quot;&quot;)">
            <text:p/>
          </table:table-cell>
          <table:table-cell table:style-name="ce27" table:formula="of:=IFERROR(INDEX([$'olah data'.$B$4:$'olah data'.$N$39];MATCH([.$A40];[$'olah data'.H$4:$'olah data'.H$39];0);2);&quot;&quot;)">
            <text:p/>
          </table:table-cell>
          <table:table-cell table:style-name="ce27" table:formula="of:=IFERROR(INDEX([$'olah data'.$B$4:$'olah data'.$N$39];MATCH([.$A40];[$'olah data'.I$4:$'olah data'.I$39];0);2);&quot;&quot;)">
            <text:p/>
          </table:table-cell>
          <table:table-cell table:style-name="ce27" table:formula="of:=IFERROR(INDEX([$'olah data'.$B$4:$'olah data'.$N$39];MATCH([.$A40];[$'olah data'.J$4:$'olah data'.J$39];0);2);&quot;&quot;)">
            <text:p/>
          </table:table-cell>
          <table:table-cell table:style-name="ce27" table:formula="of:=IFERROR(INDEX([$'olah data'.$B$4:$'olah data'.$N$39];MATCH([.$A40];[$'olah data'.K$4:$'olah data'.K$39];0);2);&quot;&quot;)">
            <text:p/>
          </table:table-cell>
          <table:table-cell table:style-name="ce27" table:formula="of:=IFERROR(INDEX([$'olah data'.$B$4:$'olah data'.$N$39];MATCH([.$A40];[$'olah data'.L$4:$'olah data'.L$39];0);2);&quot;&quot;)">
            <text:p/>
          </table:table-cell>
          <table:table-cell table:style-name="ce27" table:formula="of:=IFERROR(INDEX([$'olah data'.$B$4:$'olah data'.$N$39];MATCH([.$A40];[$'olah data'.M$4:$'olah data'.M$39];0);2);&quot;&quot;)">
            <text:p/>
          </table:table-cell>
          <table:table-cell table:style-name="ce27" table:formula="of:=IFERROR(INDEX([$'olah data'.$B$4:$'olah data'.$N$39];MATCH([.$A40];[$'olah data'.N$4:$'olah data'.N$39];0);2);&quot;&quot;)">
            <text:p/>
          </table:table-cell>
          <table:table-cell table:style-name="ce27" table:formula="of:=CONCATENATE([.D40];[.E40];[.F40];[.G40];[.H40];[.I40];[.J40];[.K40];[.L40];[.M40];[.N40])" office:value-type="string" office:string-value="Dependence (6 items)" calcext:value-type="string">
            <text:p>Dependence (6 items)</text:p>
          </table:table-cell>
          <table:table-cell table:style-name="ce84" table:formula="of:=[$'View Input'.E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0" calcext:value-type="float">
            <text:p>40</text:p>
          </table:table-cell>
          <table:table-cell table:style-name="ce64" office:value-type="float" office:value="5" calcext:value-type="float">
            <text:p>5</text:p>
          </table:table-cell>
          <table:table-cell table:style-name="ce98" table:formula="of:=IF([.R41]=&quot;&quot;;IF([.Q41]=&quot;R&quot;;VLOOKUP([.P41];[$'olah data'.$R$3:$'olah data'.$S$7];2);[.P41]);IF([.R41]=[.P41];[.P41];[.Q41]))" office:value-type="float" office:value="4" calcext:value-type="float">
            <text:p>4</text:p>
          </table:table-cell>
          <table:table-cell table:style-name="ce27" table:formula="of:=IFERROR(INDEX([$'olah data'.$B$4:$'olah data'.$N$39];MATCH([.$A41];[$'olah data'.D$4:$'olah data'.D$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41];[$'olah data'.E$4:$'olah data'.E$39];0);2);&quot;&quot;)">
            <text:p/>
          </table:table-cell>
          <table:table-cell table:style-name="ce27" table:formula="of:=IFERROR(INDEX([$'olah data'.$B$4:$'olah data'.$N$39];MATCH([.$A41];[$'olah data'.F$4:$'olah data'.F$39];0);2);&quot;&quot;)">
            <text:p/>
          </table:table-cell>
          <table:table-cell table:style-name="ce27" table:formula="of:=IFERROR(INDEX([$'olah data'.$B$4:$'olah data'.$N$39];MATCH([.$A41];[$'olah data'.G$4:$'olah data'.G$39];0);2);&quot;&quot;)">
            <text:p/>
          </table:table-cell>
          <table:table-cell table:style-name="ce27" table:formula="of:=IFERROR(INDEX([$'olah data'.$B$4:$'olah data'.$N$39];MATCH([.$A41];[$'olah data'.H$4:$'olah data'.H$39];0);2);&quot;&quot;)">
            <text:p/>
          </table:table-cell>
          <table:table-cell table:style-name="ce27" table:formula="of:=IFERROR(INDEX([$'olah data'.$B$4:$'olah data'.$N$39];MATCH([.$A41];[$'olah data'.I$4:$'olah data'.I$39];0);2);&quot;&quot;)">
            <text:p/>
          </table:table-cell>
          <table:table-cell table:style-name="ce27" table:formula="of:=IFERROR(INDEX([$'olah data'.$B$4:$'olah data'.$N$39];MATCH([.$A41];[$'olah data'.J$4:$'olah data'.J$39];0);2);&quot;&quot;)">
            <text:p/>
          </table:table-cell>
          <table:table-cell table:style-name="ce27" table:formula="of:=IFERROR(INDEX([$'olah data'.$B$4:$'olah data'.$N$39];MATCH([.$A41];[$'olah data'.K$4:$'olah data'.K$39];0);2);&quot;&quot;)">
            <text:p/>
          </table:table-cell>
          <table:table-cell table:style-name="ce27" table:formula="of:=IFERROR(INDEX([$'olah data'.$B$4:$'olah data'.$N$39];MATCH([.$A41];[$'olah data'.L$4:$'olah data'.L$39];0);2);&quot;&quot;)">
            <text:p/>
          </table:table-cell>
          <table:table-cell table:style-name="ce27" table:formula="of:=IFERROR(INDEX([$'olah data'.$B$4:$'olah data'.$N$39];MATCH([.$A41];[$'olah data'.M$4:$'olah data'.M$39];0);2);&quot;&quot;)">
            <text:p/>
          </table:table-cell>
          <table:table-cell table:style-name="ce27" table:formula="of:=IFERROR(INDEX([$'olah data'.$B$4:$'olah data'.$N$39];MATCH([.$A41];[$'olah data'.N$4:$'olah data'.N$39];0);2);&quot;&quot;)">
            <text:p/>
          </table:table-cell>
          <table:table-cell table:style-name="ce27" table:formula="of:=CONCATENATE([.D41];[.E41];[.F41];[.G41];[.H41];[.I41];[.J41];[.K41];[.L41];[.M41];[.N41])" office:value-type="string" office:string-value="Pure-hearted conscience vs. self-serving advantage (8 items)" calcext:value-type="string">
            <text:p>Pure-hearted conscience vs. self-serving advantage (8 items)</text:p>
          </table:table-cell>
          <table:table-cell table:style-name="ce84" table:formula="of:=[$'View Input'.E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41" calcext:value-type="float">
            <text:p>41</text:p>
          </table:table-cell>
          <table:table-cell table:style-name="ce64" office:value-type="float" office:value="1" calcext:value-type="float">
            <text:p>1</text:p>
          </table:table-cell>
          <table:table-cell table:style-name="ce98" table:formula="of:=IF([.R42]=&quot;&quot;;IF([.Q42]=&quot;R&quot;;VLOOKUP([.P42];[$'olah data'.$R$3:$'olah data'.$S$7];2);[.P42]);IF([.R42]=[.P42];[.P42];[.Q42]))" office:value-type="float" office:value="2" calcext:value-type="float">
            <text:p>2</text:p>
          </table:table-cell>
          <table:table-cell table:style-name="ce27" table:formula="of:=IFERROR(INDEX([$'olah data'.$B$4:$'olah data'.$N$39];MATCH([.$A42];[$'olah data'.D$4:$'olah data'.D$39];0);2);&quot;&quot;)" office:value-type="string" office:string-value="Empathy vs. social disinterest (5 items)" calcext:value-type="string">
            <text:p>Empathy vs. social disinterest (5 items)</text:p>
          </table:table-cell>
          <table:table-cell table:style-name="ce27" table:formula="of:=IFERROR(INDEX([$'olah data'.$B$4:$'olah data'.$N$39];MATCH([.$A42];[$'olah data'.E$4:$'olah data'.E$39];0);2);&quot;&quot;)">
            <text:p/>
          </table:table-cell>
          <table:table-cell table:style-name="ce27" table:formula="of:=IFERROR(INDEX([$'olah data'.$B$4:$'olah data'.$N$39];MATCH([.$A42];[$'olah data'.F$4:$'olah data'.F$39];0);2);&quot;&quot;)">
            <text:p/>
          </table:table-cell>
          <table:table-cell table:style-name="ce27" table:formula="of:=IFERROR(INDEX([$'olah data'.$B$4:$'olah data'.$N$39];MATCH([.$A42];[$'olah data'.G$4:$'olah data'.G$39];0);2);&quot;&quot;)">
            <text:p/>
          </table:table-cell>
          <table:table-cell table:style-name="ce27" table:formula="of:=IFERROR(INDEX([$'olah data'.$B$4:$'olah data'.$N$39];MATCH([.$A42];[$'olah data'.H$4:$'olah data'.H$39];0);2);&quot;&quot;)">
            <text:p/>
          </table:table-cell>
          <table:table-cell table:style-name="ce27" table:formula="of:=IFERROR(INDEX([$'olah data'.$B$4:$'olah data'.$N$39];MATCH([.$A42];[$'olah data'.I$4:$'olah data'.I$39];0);2);&quot;&quot;)">
            <text:p/>
          </table:table-cell>
          <table:table-cell table:style-name="ce27" table:formula="of:=IFERROR(INDEX([$'olah data'.$B$4:$'olah data'.$N$39];MATCH([.$A42];[$'olah data'.J$4:$'olah data'.J$39];0);2);&quot;&quot;)">
            <text:p/>
          </table:table-cell>
          <table:table-cell table:style-name="ce27" table:formula="of:=IFERROR(INDEX([$'olah data'.$B$4:$'olah data'.$N$39];MATCH([.$A42];[$'olah data'.K$4:$'olah data'.K$39];0);2);&quot;&quot;)">
            <text:p/>
          </table:table-cell>
          <table:table-cell table:style-name="ce27" table:formula="of:=IFERROR(INDEX([$'olah data'.$B$4:$'olah data'.$N$39];MATCH([.$A42];[$'olah data'.L$4:$'olah data'.L$39];0);2);&quot;&quot;)">
            <text:p/>
          </table:table-cell>
          <table:table-cell table:style-name="ce27" table:formula="of:=IFERROR(INDEX([$'olah data'.$B$4:$'olah data'.$N$39];MATCH([.$A42];[$'olah data'.M$4:$'olah data'.M$39];0);2);&quot;&quot;)">
            <text:p/>
          </table:table-cell>
          <table:table-cell table:style-name="ce27" table:formula="of:=IFERROR(INDEX([$'olah data'.$B$4:$'olah data'.$N$39];MATCH([.$A42];[$'olah data'.N$4:$'olah data'.N$39];0);2);&quot;&quot;)">
            <text:p/>
          </table:table-cell>
          <table:table-cell table:style-name="ce27" table:formula="of:=CONCATENATE([.D42];[.E42];[.F42];[.G42];[.H42];[.I42];[.J42];[.K42];[.L42];[.M42];[.N42])" office:value-type="string" office:string-value="Empathy vs. social disinterest (5 items)" calcext:value-type="string">
            <text:p>Empathy vs. social disinterest (5 items)</text:p>
          </table:table-cell>
          <table:table-cell table:style-name="ce84" table:formula="of:=[$'View Input'.H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42" calcext:value-type="float">
            <text:p>42</text:p>
          </table:table-cell>
          <table:table-cell table:style-name="ce64" office:value-type="float" office:value="3" calcext:value-type="float">
            <text:p>3</text:p>
          </table:table-cell>
          <table:table-cell table:style-name="ce98" table:formula="of:=IF([.R43]=&quot;&quot;;IF([.Q43]=&quot;R&quot;;VLOOKUP([.P43];[$'olah data'.$R$3:$'olah data'.$S$7];2);[.P43]);IF([.R43]=[.P43];[.P43];[.Q43]))" office:value-type="float" office:value="5" calcext:value-type="float">
            <text:p>5</text:p>
          </table:table-cell>
          <table:table-cell table:style-name="ce27" table:formula="of:=IFERROR(INDEX([$'olah data'.$B$4:$'olah data'.$N$39];MATCH([.$A43];[$'olah data'.D$4:$'olah data'.D$39];0);2);&quot;&quot;)">
            <text:p/>
          </table:table-cell>
          <table:table-cell table:style-name="ce27" table:formula="of:=IFERROR(INDEX([$'olah data'.$B$4:$'olah data'.$N$39];MATCH([.$A43];[$'olah data'.E$4:$'olah data'.E$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43];[$'olah data'.F$4:$'olah data'.F$39];0);2);&quot;&quot;)">
            <text:p/>
          </table:table-cell>
          <table:table-cell table:style-name="ce27" table:formula="of:=IFERROR(INDEX([$'olah data'.$B$4:$'olah data'.$N$39];MATCH([.$A43];[$'olah data'.G$4:$'olah data'.G$39];0);2);&quot;&quot;)">
            <text:p/>
          </table:table-cell>
          <table:table-cell table:style-name="ce27" table:formula="of:=IFERROR(INDEX([$'olah data'.$B$4:$'olah data'.$N$39];MATCH([.$A43];[$'olah data'.H$4:$'olah data'.H$39];0);2);&quot;&quot;)">
            <text:p/>
          </table:table-cell>
          <table:table-cell table:style-name="ce27" table:formula="of:=IFERROR(INDEX([$'olah data'.$B$4:$'olah data'.$N$39];MATCH([.$A43];[$'olah data'.I$4:$'olah data'.I$39];0);2);&quot;&quot;)">
            <text:p/>
          </table:table-cell>
          <table:table-cell table:style-name="ce27" table:formula="of:=IFERROR(INDEX([$'olah data'.$B$4:$'olah data'.$N$39];MATCH([.$A43];[$'olah data'.J$4:$'olah data'.J$39];0);2);&quot;&quot;)">
            <text:p/>
          </table:table-cell>
          <table:table-cell table:style-name="ce27" table:formula="of:=IFERROR(INDEX([$'olah data'.$B$4:$'olah data'.$N$39];MATCH([.$A43];[$'olah data'.K$4:$'olah data'.K$39];0);2);&quot;&quot;)">
            <text:p/>
          </table:table-cell>
          <table:table-cell table:style-name="ce27" table:formula="of:=IFERROR(INDEX([$'olah data'.$B$4:$'olah data'.$N$39];MATCH([.$A43];[$'olah data'.L$4:$'olah data'.L$39];0);2);&quot;&quot;)">
            <text:p/>
          </table:table-cell>
          <table:table-cell table:style-name="ce27" table:formula="of:=IFERROR(INDEX([$'olah data'.$B$4:$'olah data'.$N$39];MATCH([.$A43];[$'olah data'.M$4:$'olah data'.M$39];0);2);&quot;&quot;)">
            <text:p/>
          </table:table-cell>
          <table:table-cell table:style-name="ce27" table:formula="of:=IFERROR(INDEX([$'olah data'.$B$4:$'olah data'.$N$39];MATCH([.$A43];[$'olah data'.N$4:$'olah data'.N$39];0);2);&quot;&quot;)">
            <text:p/>
          </table:table-cell>
          <table:table-cell table:style-name="ce27" table:formula="of:=CONCATENATE([.D43];[.E43];[.F43];[.G43];[.H43];[.I43];[.J43];[.K43];[.L43];[.M43];[.N43])" office:value-type="string" office:string-value="Self-forgetful vs. self-conscious experience (10 items)" calcext:value-type="string">
            <text:p>Self-forgetful vs. self-conscious experience (10 items)</text:p>
          </table:table-cell>
          <table:table-cell table:style-name="ce84" table:formula="of:=[$'View Input'.H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43" calcext:value-type="float">
            <text:p>43</text:p>
          </table:table-cell>
          <table:table-cell table:style-name="ce64" office:value-type="float" office:value="3" calcext:value-type="float">
            <text:p>3</text:p>
          </table:table-cell>
          <table:table-cell table:style-name="ce98" table:formula="of:=IF([.R44]=&quot;&quot;;IF([.Q44]=&quot;R&quot;;VLOOKUP([.P44];[$'olah data'.$R$3:$'olah data'.$S$7];2);[.P44]);IF([.R44]=[.P44];[.P44];[.Q44]))" office:value-type="float" office:value="3" calcext:value-type="float">
            <text:p>3</text:p>
          </table:table-cell>
          <table:table-cell table:style-name="ce27" table:formula="of:=IFERROR(INDEX([$'olah data'.$B$4:$'olah data'.$N$39];MATCH([.$A44];[$'olah data'.D$4:$'olah data'.D$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44];[$'olah data'.E$4:$'olah data'.E$39];0);2);&quot;&quot;)">
            <text:p/>
          </table:table-cell>
          <table:table-cell table:style-name="ce27" table:formula="of:=IFERROR(INDEX([$'olah data'.$B$4:$'olah data'.$N$39];MATCH([.$A44];[$'olah data'.F$4:$'olah data'.F$39];0);2);&quot;&quot;)">
            <text:p/>
          </table:table-cell>
          <table:table-cell table:style-name="ce27" table:formula="of:=IFERROR(INDEX([$'olah data'.$B$4:$'olah data'.$N$39];MATCH([.$A44];[$'olah data'.G$4:$'olah data'.G$39];0);2);&quot;&quot;)">
            <text:p/>
          </table:table-cell>
          <table:table-cell table:style-name="ce27" table:formula="of:=IFERROR(INDEX([$'olah data'.$B$4:$'olah data'.$N$39];MATCH([.$A44];[$'olah data'.H$4:$'olah data'.H$39];0);2);&quot;&quot;)">
            <text:p/>
          </table:table-cell>
          <table:table-cell table:style-name="ce27" table:formula="of:=IFERROR(INDEX([$'olah data'.$B$4:$'olah data'.$N$39];MATCH([.$A44];[$'olah data'.I$4:$'olah data'.I$39];0);2);&quot;&quot;)">
            <text:p/>
          </table:table-cell>
          <table:table-cell table:style-name="ce27" table:formula="of:=IFERROR(INDEX([$'olah data'.$B$4:$'olah data'.$N$39];MATCH([.$A44];[$'olah data'.J$4:$'olah data'.J$39];0);2);&quot;&quot;)">
            <text:p/>
          </table:table-cell>
          <table:table-cell table:style-name="ce27" table:formula="of:=IFERROR(INDEX([$'olah data'.$B$4:$'olah data'.$N$39];MATCH([.$A44];[$'olah data'.K$4:$'olah data'.K$39];0);2);&quot;&quot;)">
            <text:p/>
          </table:table-cell>
          <table:table-cell table:style-name="ce27" table:formula="of:=IFERROR(INDEX([$'olah data'.$B$4:$'olah data'.$N$39];MATCH([.$A44];[$'olah data'.L$4:$'olah data'.L$39];0);2);&quot;&quot;)">
            <text:p/>
          </table:table-cell>
          <table:table-cell table:style-name="ce27" table:formula="of:=IFERROR(INDEX([$'olah data'.$B$4:$'olah data'.$N$39];MATCH([.$A44];[$'olah data'.M$4:$'olah data'.M$39];0);2);&quot;&quot;)">
            <text:p/>
          </table:table-cell>
          <table:table-cell table:style-name="ce27" table:formula="of:=IFERROR(INDEX([$'olah data'.$B$4:$'olah data'.$N$39];MATCH([.$A44];[$'olah data'.N$4:$'olah data'.N$39];0);2);&quot;&quot;)">
            <text:p/>
          </table:table-cell>
          <table:table-cell table:style-name="ce27" table:formula="of:=CONCATENATE([.D44];[.E44];[.F44];[.G44];[.H44];[.I44];[.J44];[.K44];[.L44];[.M44];[.N44])" office:value-type="string" office:string-value="Spiritual acceptance vs. rational materialism (8 items)" calcext:value-type="string">
            <text:p>Spiritual acceptance vs. rational materialism (8 items)</text:p>
          </table:table-cell>
          <table:table-cell table:style-name="ce84" table:formula="of:=[$'View Input'.H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44" calcext:value-type="float">
            <text:p>44</text:p>
          </table:table-cell>
          <table:table-cell table:style-name="ce64" office:value-type="float" office:value="5" calcext:value-type="float">
            <text:p>5</text:p>
          </table:table-cell>
          <table:table-cell table:style-name="ce98" table:formula="of:=IF([.R45]=&quot;&quot;;IF([.Q45]=&quot;R&quot;;VLOOKUP([.P45];[$'olah data'.$R$3:$'olah data'.$S$7];2);[.P45]);IF([.R45]=[.P45];[.P45];[.Q45]))" office:value-type="float" office:value="1" calcext:value-type="float">
            <text:p>1</text:p>
          </table:table-cell>
          <table:table-cell table:style-name="ce27" table:formula="of:=IFERROR(INDEX([$'olah data'.$B$4:$'olah data'.$N$39];MATCH([.$A45];[$'olah data'.D$4:$'olah data'.D$39];0);2);&quot;&quot;)" office:value-type="string" office:string-value="Disorderliness v. regimentation (7 items)" calcext:value-type="string">
            <text:p>Disorderliness v. regimentation (7 items)</text:p>
          </table:table-cell>
          <table:table-cell table:style-name="ce27" table:formula="of:=IFERROR(INDEX([$'olah data'.$B$4:$'olah data'.$N$39];MATCH([.$A45];[$'olah data'.E$4:$'olah data'.E$39];0);2);&quot;&quot;)">
            <text:p/>
          </table:table-cell>
          <table:table-cell table:style-name="ce27" table:formula="of:=IFERROR(INDEX([$'olah data'.$B$4:$'olah data'.$N$39];MATCH([.$A45];[$'olah data'.F$4:$'olah data'.F$39];0);2);&quot;&quot;)">
            <text:p/>
          </table:table-cell>
          <table:table-cell table:style-name="ce27" table:formula="of:=IFERROR(INDEX([$'olah data'.$B$4:$'olah data'.$N$39];MATCH([.$A45];[$'olah data'.G$4:$'olah data'.G$39];0);2);&quot;&quot;)">
            <text:p/>
          </table:table-cell>
          <table:table-cell table:style-name="ce27" table:formula="of:=IFERROR(INDEX([$'olah data'.$B$4:$'olah data'.$N$39];MATCH([.$A45];[$'olah data'.H$4:$'olah data'.H$39];0);2);&quot;&quot;)">
            <text:p/>
          </table:table-cell>
          <table:table-cell table:style-name="ce27" table:formula="of:=IFERROR(INDEX([$'olah data'.$B$4:$'olah data'.$N$39];MATCH([.$A45];[$'olah data'.I$4:$'olah data'.I$39];0);2);&quot;&quot;)">
            <text:p/>
          </table:table-cell>
          <table:table-cell table:style-name="ce27" table:formula="of:=IFERROR(INDEX([$'olah data'.$B$4:$'olah data'.$N$39];MATCH([.$A45];[$'olah data'.J$4:$'olah data'.J$39];0);2);&quot;&quot;)">
            <text:p/>
          </table:table-cell>
          <table:table-cell table:style-name="ce27" table:formula="of:=IFERROR(INDEX([$'olah data'.$B$4:$'olah data'.$N$39];MATCH([.$A45];[$'olah data'.K$4:$'olah data'.K$39];0);2);&quot;&quot;)">
            <text:p/>
          </table:table-cell>
          <table:table-cell table:style-name="ce27" table:formula="of:=IFERROR(INDEX([$'olah data'.$B$4:$'olah data'.$N$39];MATCH([.$A45];[$'olah data'.L$4:$'olah data'.L$39];0);2);&quot;&quot;)">
            <text:p/>
          </table:table-cell>
          <table:table-cell table:style-name="ce27" table:formula="of:=IFERROR(INDEX([$'olah data'.$B$4:$'olah data'.$N$39];MATCH([.$A45];[$'olah data'.M$4:$'olah data'.M$39];0);2);&quot;&quot;)">
            <text:p/>
          </table:table-cell>
          <table:table-cell table:style-name="ce27" table:formula="of:=IFERROR(INDEX([$'olah data'.$B$4:$'olah data'.$N$39];MATCH([.$A45];[$'olah data'.N$4:$'olah data'.N$39];0);2);&quot;&quot;)">
            <text:p/>
          </table:table-cell>
          <table:table-cell table:style-name="ce27" table:formula="of:=CONCATENATE([.D45];[.E45];[.F45];[.G45];[.H45];[.I45];[.J45];[.K45];[.L45];[.M45];[.N45])" office:value-type="string" office:string-value="Disorderliness v. regimentation (7 items)" calcext:value-type="string">
            <text:p>Disorderliness v. regimentation (7 items)</text:p>
          </table:table-cell>
          <table:table-cell table:style-name="ce84" table:formula="of:=[$'View Input'.H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45" calcext:value-type="float">
            <text:p>45</text:p>
          </table:table-cell>
          <table:table-cell table:style-name="ce64" office:value-type="float" office:value="4" calcext:value-type="float">
            <text:p>4</text:p>
          </table:table-cell>
          <table:table-cell table:style-name="ce98" table:formula="of:=IF([.R46]=&quot;&quot;;IF([.Q46]=&quot;R&quot;;VLOOKUP([.P46];[$'olah data'.$R$3:$'olah data'.$S$7];2);[.P46]);IF([.R46]=[.P46];[.P46];[.Q46]))" office:value-type="float" office:value="5" calcext:value-type="float">
            <text:p>5</text:p>
          </table:table-cell>
          <table:table-cell table:style-name="ce27" table:formula="of:=IFERROR(INDEX([$'olah data'.$B$4:$'olah data'.$N$39];MATCH([.$A46];[$'olah data'.D$4:$'olah data'.D$39];0);2);&quot;&quot;)">
            <text:p/>
          </table:table-cell>
          <table:table-cell table:style-name="ce27" table:formula="of:=IFERROR(INDEX([$'olah data'.$B$4:$'olah data'.$N$39];MATCH([.$A46];[$'olah data'.E$4:$'olah data'.E$39];0);2);&quot;&quot;)">
            <text:p/>
          </table:table-cell>
          <table:table-cell table:style-name="ce27" table:formula="of:=IFERROR(INDEX([$'olah data'.$B$4:$'olah data'.$N$39];MATCH([.$A46];[$'olah data'.F$4:$'olah data'.F$39];0);2);&quot;&quot;)" office:value-type="string" office:string-value="Work hardened vs spoiled (8 items)" calcext:value-type="string">
            <text:p>Work hardened vs spoiled (8 items)</text:p>
          </table:table-cell>
          <table:table-cell table:style-name="ce27" table:formula="of:=IFERROR(INDEX([$'olah data'.$B$4:$'olah data'.$N$39];MATCH([.$A46];[$'olah data'.G$4:$'olah data'.G$39];0);2);&quot;&quot;)">
            <text:p/>
          </table:table-cell>
          <table:table-cell table:style-name="ce27" table:formula="of:=IFERROR(INDEX([$'olah data'.$B$4:$'olah data'.$N$39];MATCH([.$A46];[$'olah data'.H$4:$'olah data'.H$39];0);2);&quot;&quot;)">
            <text:p/>
          </table:table-cell>
          <table:table-cell table:style-name="ce27" table:formula="of:=IFERROR(INDEX([$'olah data'.$B$4:$'olah data'.$N$39];MATCH([.$A46];[$'olah data'.I$4:$'olah data'.I$39];0);2);&quot;&quot;)">
            <text:p/>
          </table:table-cell>
          <table:table-cell table:style-name="ce27" table:formula="of:=IFERROR(INDEX([$'olah data'.$B$4:$'olah data'.$N$39];MATCH([.$A46];[$'olah data'.J$4:$'olah data'.J$39];0);2);&quot;&quot;)">
            <text:p/>
          </table:table-cell>
          <table:table-cell table:style-name="ce27" table:formula="of:=IFERROR(INDEX([$'olah data'.$B$4:$'olah data'.$N$39];MATCH([.$A46];[$'olah data'.K$4:$'olah data'.K$39];0);2);&quot;&quot;)">
            <text:p/>
          </table:table-cell>
          <table:table-cell table:style-name="ce27" table:formula="of:=IFERROR(INDEX([$'olah data'.$B$4:$'olah data'.$N$39];MATCH([.$A46];[$'olah data'.L$4:$'olah data'.L$39];0);2);&quot;&quot;)">
            <text:p/>
          </table:table-cell>
          <table:table-cell table:style-name="ce27" table:formula="of:=IFERROR(INDEX([$'olah data'.$B$4:$'olah data'.$N$39];MATCH([.$A46];[$'olah data'.M$4:$'olah data'.M$39];0);2);&quot;&quot;)">
            <text:p/>
          </table:table-cell>
          <table:table-cell table:style-name="ce27" table:formula="of:=IFERROR(INDEX([$'olah data'.$B$4:$'olah data'.$N$39];MATCH([.$A46];[$'olah data'.N$4:$'olah data'.N$39];0);2);&quot;&quot;)">
            <text:p/>
          </table:table-cell>
          <table:table-cell table:style-name="ce27" table:formula="of:=CONCATENATE([.D46];[.E46];[.F46];[.G46];[.H46];[.I46];[.J46];[.K46];[.L46];[.M46];[.N46])" office:value-type="string" office:string-value="Work hardened vs spoiled (8 items)" calcext:value-type="string">
            <text:p>Work hardened vs spoiled (8 items)</text:p>
          </table:table-cell>
          <table:table-cell table:style-name="ce84" table:formula="of:=[$'View Input'.H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46" calcext:value-type="float">
            <text:p>46</text:p>
          </table:table-cell>
          <table:table-cell table:style-name="ce64" office:value-type="float" office:value="4" calcext:value-type="float">
            <text:p>4</text:p>
          </table:table-cell>
          <table:table-cell table:style-name="ce98" table:formula="of:=IF([.R47]=&quot;&quot;;IF([.Q47]=&quot;R&quot;;VLOOKUP([.P47];[$'olah data'.$R$3:$'olah data'.$S$7];2);[.P47]);IF([.R47]=[.P47];[.P47];[.Q47]))" office:value-type="float" office:value="1" calcext:value-type="float">
            <text:p>1</text:p>
          </table:table-cell>
          <table:table-cell table:style-name="ce27" table:formula="of:=IFERROR(INDEX([$'olah data'.$B$4:$'olah data'.$N$39];MATCH([.$A47];[$'olah data'.D$4:$'olah data'.D$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47];[$'olah data'.E$4:$'olah data'.E$39];0);2);&quot;&quot;)">
            <text:p/>
          </table:table-cell>
          <table:table-cell table:style-name="ce27" table:formula="of:=IFERROR(INDEX([$'olah data'.$B$4:$'olah data'.$N$39];MATCH([.$A47];[$'olah data'.F$4:$'olah data'.F$39];0);2);&quot;&quot;)">
            <text:p/>
          </table:table-cell>
          <table:table-cell table:style-name="ce27" table:formula="of:=IFERROR(INDEX([$'olah data'.$B$4:$'olah data'.$N$39];MATCH([.$A47];[$'olah data'.G$4:$'olah data'.G$39];0);2);&quot;&quot;)">
            <text:p/>
          </table:table-cell>
          <table:table-cell table:style-name="ce27" table:formula="of:=IFERROR(INDEX([$'olah data'.$B$4:$'olah data'.$N$39];MATCH([.$A47];[$'olah data'.H$4:$'olah data'.H$39];0);2);&quot;&quot;)">
            <text:p/>
          </table:table-cell>
          <table:table-cell table:style-name="ce27" table:formula="of:=IFERROR(INDEX([$'olah data'.$B$4:$'olah data'.$N$39];MATCH([.$A47];[$'olah data'.I$4:$'olah data'.I$39];0);2);&quot;&quot;)">
            <text:p/>
          </table:table-cell>
          <table:table-cell table:style-name="ce27" table:formula="of:=IFERROR(INDEX([$'olah data'.$B$4:$'olah data'.$N$39];MATCH([.$A47];[$'olah data'.J$4:$'olah data'.J$39];0);2);&quot;&quot;)">
            <text:p/>
          </table:table-cell>
          <table:table-cell table:style-name="ce27" table:formula="of:=IFERROR(INDEX([$'olah data'.$B$4:$'olah data'.$N$39];MATCH([.$A47];[$'olah data'.K$4:$'olah data'.K$39];0);2);&quot;&quot;)">
            <text:p/>
          </table:table-cell>
          <table:table-cell table:style-name="ce27" table:formula="of:=IFERROR(INDEX([$'olah data'.$B$4:$'olah data'.$N$39];MATCH([.$A47];[$'olah data'.L$4:$'olah data'.L$39];0);2);&quot;&quot;)">
            <text:p/>
          </table:table-cell>
          <table:table-cell table:style-name="ce27" table:formula="of:=IFERROR(INDEX([$'olah data'.$B$4:$'olah data'.$N$39];MATCH([.$A47];[$'olah data'.M$4:$'olah data'.M$39];0);2);&quot;&quot;)">
            <text:p/>
          </table:table-cell>
          <table:table-cell table:style-name="ce27" table:formula="of:=IFERROR(INDEX([$'olah data'.$B$4:$'olah data'.$N$39];MATCH([.$A47];[$'olah data'.N$4:$'olah data'.N$39];0);2);&quot;&quot;)">
            <text:p/>
          </table:table-cell>
          <table:table-cell table:style-name="ce27" table:formula="of:=CONCATENATE([.D47];[.E47];[.F47];[.G47];[.H47];[.I47];[.J47];[.K47];[.L47];[.M47];[.N47])" office:value-type="string" office:string-value="Anticipatory worry &amp; pessimismv. uninhibited optimism (11 items)" calcext:value-type="string">
            <text:p>Anticipatory worry &amp; pessimismv. uninhibited optimism (11 items)</text:p>
          </table:table-cell>
          <table:table-cell table:style-name="ce84" table:formula="of:=[$'View Input'.H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47" calcext:value-type="float">
            <text:p>47</text:p>
          </table:table-cell>
          <table:table-cell table:style-name="ce64" office:value-type="float" office:value="4" calcext:value-type="float">
            <text:p>4</text:p>
          </table:table-cell>
          <table:table-cell table:style-name="ce98" table:formula="of:=IF([.R48]=&quot;&quot;;IF([.Q48]=&quot;R&quot;;VLOOKUP([.P48];[$'olah data'.$R$3:$'olah data'.$S$7];2);[.P48]);IF([.R48]=[.P48];[.P48];[.Q48]))" office:value-type="float" office:value="2" calcext:value-type="float">
            <text:p>2</text:p>
          </table:table-cell>
          <table:table-cell table:style-name="ce27" table:formula="of:=IFERROR(INDEX([$'olah data'.$B$4:$'olah data'.$N$39];MATCH([.$A48];[$'olah data'.D$4:$'olah data'.D$39];0);2);&quot;&quot;)">
            <text:p/>
          </table:table-cell>
          <table:table-cell table:style-name="ce27" table:formula="of:=IFERROR(INDEX([$'olah data'.$B$4:$'olah data'.$N$39];MATCH([.$A48];[$'olah data'.E$4:$'olah data'.E$39];0);2);&quot;&quot;)" office:value-type="string" office:string-value="Impulsiveness v. reflection (9 items)" calcext:value-type="string">
            <text:p>Impulsiveness v. reflection (9 items)</text:p>
          </table:table-cell>
          <table:table-cell table:style-name="ce27" table:formula="of:=IFERROR(INDEX([$'olah data'.$B$4:$'olah data'.$N$39];MATCH([.$A48];[$'olah data'.F$4:$'olah data'.F$39];0);2);&quot;&quot;)">
            <text:p/>
          </table:table-cell>
          <table:table-cell table:style-name="ce27" table:formula="of:=IFERROR(INDEX([$'olah data'.$B$4:$'olah data'.$N$39];MATCH([.$A48];[$'olah data'.G$4:$'olah data'.G$39];0);2);&quot;&quot;)">
            <text:p/>
          </table:table-cell>
          <table:table-cell table:style-name="ce27" table:formula="of:=IFERROR(INDEX([$'olah data'.$B$4:$'olah data'.$N$39];MATCH([.$A48];[$'olah data'.H$4:$'olah data'.H$39];0);2);&quot;&quot;)">
            <text:p/>
          </table:table-cell>
          <table:table-cell table:style-name="ce27" table:formula="of:=IFERROR(INDEX([$'olah data'.$B$4:$'olah data'.$N$39];MATCH([.$A48];[$'olah data'.I$4:$'olah data'.I$39];0);2);&quot;&quot;)">
            <text:p/>
          </table:table-cell>
          <table:table-cell table:style-name="ce27" table:formula="of:=IFERROR(INDEX([$'olah data'.$B$4:$'olah data'.$N$39];MATCH([.$A48];[$'olah data'.J$4:$'olah data'.J$39];0);2);&quot;&quot;)">
            <text:p/>
          </table:table-cell>
          <table:table-cell table:style-name="ce27" table:formula="of:=IFERROR(INDEX([$'olah data'.$B$4:$'olah data'.$N$39];MATCH([.$A48];[$'olah data'.K$4:$'olah data'.K$39];0);2);&quot;&quot;)">
            <text:p/>
          </table:table-cell>
          <table:table-cell table:style-name="ce27" table:formula="of:=IFERROR(INDEX([$'olah data'.$B$4:$'olah data'.$N$39];MATCH([.$A48];[$'olah data'.L$4:$'olah data'.L$39];0);2);&quot;&quot;)">
            <text:p/>
          </table:table-cell>
          <table:table-cell table:style-name="ce27" table:formula="of:=IFERROR(INDEX([$'olah data'.$B$4:$'olah data'.$N$39];MATCH([.$A48];[$'olah data'.M$4:$'olah data'.M$39];0);2);&quot;&quot;)">
            <text:p/>
          </table:table-cell>
          <table:table-cell table:style-name="ce27" table:formula="of:=IFERROR(INDEX([$'olah data'.$B$4:$'olah data'.$N$39];MATCH([.$A48];[$'olah data'.N$4:$'olah data'.N$39];0);2);&quot;&quot;)">
            <text:p/>
          </table:table-cell>
          <table:table-cell table:style-name="ce27" table:formula="of:=CONCATENATE([.D48];[.E48];[.F48];[.G48];[.H48];[.I48];[.J48];[.K48];[.L48];[.M48];[.N48])" office:value-type="string" office:string-value="Impulsiveness v. reflection (9 items)" calcext:value-type="string">
            <text:p>Impulsiveness v. reflection (9 items)</text:p>
          </table:table-cell>
          <table:table-cell table:style-name="ce84" table:formula="of:=[$'View Input'.H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8" calcext:value-type="float">
            <text:p>48</text:p>
          </table:table-cell>
          <table:table-cell table:style-name="ce64" office:value-type="float" office:value="1" calcext:value-type="float">
            <text:p>1</text:p>
          </table:table-cell>
          <table:table-cell table:style-name="ce98" table:formula="of:=IF([.R49]=&quot;&quot;;IF([.Q49]=&quot;R&quot;;VLOOKUP([.P49];[$'olah data'.$R$3:$'olah data'.$S$7];2);[.P49]);IF([.R49]=[.P49];[.P49];[.Q49]))" office:value-type="float" office:value="3" calcext:value-type="float">
            <text:p>3</text:p>
          </table:table-cell>
          <table:table-cell table:style-name="ce27" table:formula="of:=IFERROR(INDEX([$'olah data'.$B$4:$'olah data'.$N$39];MATCH([.$A49];[$'olah data'.D$4:$'olah data'.D$39];0);2);&quot;&quot;)">
            <text:p/>
          </table:table-cell>
          <table:table-cell table:style-name="ce27" table:formula="of:=IFERROR(INDEX([$'olah data'.$B$4:$'olah data'.$N$39];MATCH([.$A49];[$'olah data'.E$4:$'olah data'.E$39];0);2);&quot;&quot;)">
            <text:p/>
          </table:table-cell>
          <table:table-cell table:style-name="ce27" table:formula="of:=IFERROR(INDEX([$'olah data'.$B$4:$'olah data'.$N$39];MATCH([.$A49];[$'olah data'.F$4:$'olah data'.F$39];0);2);&quot;&quot;)">
            <text:p/>
          </table:table-cell>
          <table:table-cell table:style-name="ce27" table:formula="of:=IFERROR(INDEX([$'olah data'.$B$4:$'olah data'.$N$39];MATCH([.$A49];[$'olah data'.G$4:$'olah data'.G$39];0);2);&quot;&quot;)">
            <text:p/>
          </table:table-cell>
          <table:table-cell table:style-name="ce27" table:formula="of:=IFERROR(INDEX([$'olah data'.$B$4:$'olah data'.$N$39];MATCH([.$A49];[$'olah data'.H$4:$'olah data'.H$39];0);2);&quot;&quot;)">
            <text:p/>
          </table:table-cell>
          <table:table-cell table:style-name="ce27" table:formula="of:=IFERROR(INDEX([$'olah data'.$B$4:$'olah data'.$N$39];MATCH([.$A49];[$'olah data'.I$4:$'olah data'.I$39];0);2);&quot;&quot;)" office:value-type="string" office:string-value="Enlightened second nature (11 items)" calcext:value-type="string">
            <text:p>Enlightened second nature (11 items)</text:p>
          </table:table-cell>
          <table:table-cell table:style-name="ce27" table:formula="of:=IFERROR(INDEX([$'olah data'.$B$4:$'olah data'.$N$39];MATCH([.$A49];[$'olah data'.J$4:$'olah data'.J$39];0);2);&quot;&quot;)">
            <text:p/>
          </table:table-cell>
          <table:table-cell table:style-name="ce27" table:formula="of:=IFERROR(INDEX([$'olah data'.$B$4:$'olah data'.$N$39];MATCH([.$A49];[$'olah data'.K$4:$'olah data'.K$39];0);2);&quot;&quot;)">
            <text:p/>
          </table:table-cell>
          <table:table-cell table:style-name="ce27" table:formula="of:=IFERROR(INDEX([$'olah data'.$B$4:$'olah data'.$N$39];MATCH([.$A49];[$'olah data'.L$4:$'olah data'.L$39];0);2);&quot;&quot;)">
            <text:p/>
          </table:table-cell>
          <table:table-cell table:style-name="ce27" table:formula="of:=IFERROR(INDEX([$'olah data'.$B$4:$'olah data'.$N$39];MATCH([.$A49];[$'olah data'.M$4:$'olah data'.M$39];0);2);&quot;&quot;)">
            <text:p/>
          </table:table-cell>
          <table:table-cell table:style-name="ce27" table:formula="of:=IFERROR(INDEX([$'olah data'.$B$4:$'olah data'.$N$39];MATCH([.$A49];[$'olah data'.N$4:$'olah data'.N$39];0);2);&quot;&quot;)">
            <text:p/>
          </table:table-cell>
          <table:table-cell table:style-name="ce27" table:formula="of:=CONCATENATE([.D49];[.E49];[.F49];[.G49];[.H49];[.I49];[.J49];[.K49];[.L49];[.M49];[.N49])" office:value-type="string" office:string-value="Enlightened second nature (11 items)" calcext:value-type="string">
            <text:p>Enlightened second nature (11 items)</text:p>
          </table:table-cell>
          <table:table-cell table:style-name="ce84" table:formula="of:=[$'View Input'.H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9" calcext:value-type="float">
            <text:p>49</text:p>
          </table:table-cell>
          <table:table-cell table:style-name="ce64" office:value-type="float" office:value="1" calcext:value-type="float">
            <text:p>1</text:p>
          </table:table-cell>
          <table:table-cell table:style-name="ce98" table:formula="of:=IF([.R50]=&quot;&quot;;IF([.Q50]=&quot;R&quot;;VLOOKUP([.P50];[$'olah data'.$R$3:$'olah data'.$S$7];2);[.P50]);IF([.R50]=[.P50];[.P50];[.Q50]))" office:value-type="float" office:value="5" calcext:value-type="float">
            <text:p>5</text:p>
          </table:table-cell>
          <table:table-cell table:style-name="ce27" table:formula="of:=IFERROR(INDEX([$'olah data'.$B$4:$'olah data'.$N$39];MATCH([.$A50];[$'olah data'.D$4:$'olah data'.D$39];0);2);&quot;&quot;)">
            <text:p/>
          </table:table-cell>
          <table:table-cell table:style-name="ce27" table:formula="of:=IFERROR(INDEX([$'olah data'.$B$4:$'olah data'.$N$39];MATCH([.$A50];[$'olah data'.E$4:$'olah data'.E$39];0);2);&quot;&quot;)">
            <text:p/>
          </table:table-cell>
          <table:table-cell table:style-name="ce27" table:formula="of:=IFERROR(INDEX([$'olah data'.$B$4:$'olah data'.$N$39];MATCH([.$A50];[$'olah data'.F$4:$'olah data'.F$39];0);2);&quot;&quot;)">
            <text:p/>
          </table:table-cell>
          <table:table-cell table:style-name="ce27" table:formula="of:=IFERROR(INDEX([$'olah data'.$B$4:$'olah data'.$N$39];MATCH([.$A50];[$'olah data'.G$4:$'olah data'.G$39];0);2);&quot;&quot;)">
            <text:p/>
          </table:table-cell>
          <table:table-cell table:style-name="ce27" table:formula="of:=IFERROR(INDEX([$'olah data'.$B$4:$'olah data'.$N$39];MATCH([.$A50];[$'olah data'.H$4:$'olah data'.H$39];0);2);&quot;&quot;)" office:value-type="string" office:string-value="Responsibility vs. blaming (8 items)" calcext:value-type="string">
            <text:p>Responsibility vs. blaming (8 items)</text:p>
          </table:table-cell>
          <table:table-cell table:style-name="ce27" table:formula="of:=IFERROR(INDEX([$'olah data'.$B$4:$'olah data'.$N$39];MATCH([.$A50];[$'olah data'.I$4:$'olah data'.I$39];0);2);&quot;&quot;)">
            <text:p/>
          </table:table-cell>
          <table:table-cell table:style-name="ce27" table:formula="of:=IFERROR(INDEX([$'olah data'.$B$4:$'olah data'.$N$39];MATCH([.$A50];[$'olah data'.J$4:$'olah data'.J$39];0);2);&quot;&quot;)">
            <text:p/>
          </table:table-cell>
          <table:table-cell table:style-name="ce27" table:formula="of:=IFERROR(INDEX([$'olah data'.$B$4:$'olah data'.$N$39];MATCH([.$A50];[$'olah data'.K$4:$'olah data'.K$39];0);2);&quot;&quot;)">
            <text:p/>
          </table:table-cell>
          <table:table-cell table:style-name="ce27" table:formula="of:=IFERROR(INDEX([$'olah data'.$B$4:$'olah data'.$N$39];MATCH([.$A50];[$'olah data'.L$4:$'olah data'.L$39];0);2);&quot;&quot;)">
            <text:p/>
          </table:table-cell>
          <table:table-cell table:style-name="ce27" table:formula="of:=IFERROR(INDEX([$'olah data'.$B$4:$'olah data'.$N$39];MATCH([.$A50];[$'olah data'.M$4:$'olah data'.M$39];0);2);&quot;&quot;)">
            <text:p/>
          </table:table-cell>
          <table:table-cell table:style-name="ce27" table:formula="of:=IFERROR(INDEX([$'olah data'.$B$4:$'olah data'.$N$39];MATCH([.$A50];[$'olah data'.N$4:$'olah data'.N$39];0);2);&quot;&quot;)">
            <text:p/>
          </table:table-cell>
          <table:table-cell table:style-name="ce27" table:formula="of:=CONCATENATE([.D50];[.E50];[.F50];[.G50];[.H50];[.I50];[.J50];[.K50];[.L50];[.M50];[.N50])" office:value-type="string" office:string-value="Responsibility vs. blaming (8 items)" calcext:value-type="string">
            <text:p>Responsibility vs. blaming (8 items)</text:p>
          </table:table-cell>
          <table:table-cell table:style-name="ce84" table:formula="of:=[$'View Input'.H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0" calcext:value-type="float">
            <text:p>50</text:p>
          </table:table-cell>
          <table:table-cell table:style-name="ce64" office:value-type="float" office:value="4" calcext:value-type="float">
            <text:p>4</text:p>
          </table:table-cell>
          <table:table-cell table:style-name="ce98" table:formula="of:=IF([.R51]=&quot;&quot;;IF([.Q51]=&quot;R&quot;;VLOOKUP([.P51];[$'olah data'.$R$3:$'olah data'.$S$7];2);[.P51]);IF([.R51]=[.P51];[.P51];[.Q51]))" office:value-type="float" office:value="1" calcext:value-type="float">
            <text:p>1</text:p>
          </table:table-cell>
          <table:table-cell table:style-name="ce27" table:formula="of:=IFERROR(INDEX([$'olah data'.$B$4:$'olah data'.$N$39];MATCH([.$A51];[$'olah data'.D$4:$'olah data'.D$39];0);2);&quot;&quot;)">
            <text:p/>
          </table:table-cell>
          <table:table-cell table:style-name="ce27" table:formula="of:=IFERROR(INDEX([$'olah data'.$B$4:$'olah data'.$N$39];MATCH([.$A51];[$'olah data'.E$4:$'olah data'.E$39];0);2);&quot;&quot;)" office:value-type="string" office:string-value="Helpfulness vs. unhelpfulness (8 items)" calcext:value-type="string">
            <text:p>Helpfulness vs. unhelpfulness (8 items)</text:p>
          </table:table-cell>
          <table:table-cell table:style-name="ce27" table:formula="of:=IFERROR(INDEX([$'olah data'.$B$4:$'olah data'.$N$39];MATCH([.$A51];[$'olah data'.F$4:$'olah data'.F$39];0);2);&quot;&quot;)">
            <text:p/>
          </table:table-cell>
          <table:table-cell table:style-name="ce27" table:formula="of:=IFERROR(INDEX([$'olah data'.$B$4:$'olah data'.$N$39];MATCH([.$A51];[$'olah data'.G$4:$'olah data'.G$39];0);2);&quot;&quot;)">
            <text:p/>
          </table:table-cell>
          <table:table-cell table:style-name="ce27" table:formula="of:=IFERROR(INDEX([$'olah data'.$B$4:$'olah data'.$N$39];MATCH([.$A51];[$'olah data'.H$4:$'olah data'.H$39];0);2);&quot;&quot;)">
            <text:p/>
          </table:table-cell>
          <table:table-cell table:style-name="ce27" table:formula="of:=IFERROR(INDEX([$'olah data'.$B$4:$'olah data'.$N$39];MATCH([.$A51];[$'olah data'.I$4:$'olah data'.I$39];0);2);&quot;&quot;)">
            <text:p/>
          </table:table-cell>
          <table:table-cell table:style-name="ce27" table:formula="of:=IFERROR(INDEX([$'olah data'.$B$4:$'olah data'.$N$39];MATCH([.$A51];[$'olah data'.J$4:$'olah data'.J$39];0);2);&quot;&quot;)">
            <text:p/>
          </table:table-cell>
          <table:table-cell table:style-name="ce27" table:formula="of:=IFERROR(INDEX([$'olah data'.$B$4:$'olah data'.$N$39];MATCH([.$A51];[$'olah data'.K$4:$'olah data'.K$39];0);2);&quot;&quot;)">
            <text:p/>
          </table:table-cell>
          <table:table-cell table:style-name="ce27" table:formula="of:=IFERROR(INDEX([$'olah data'.$B$4:$'olah data'.$N$39];MATCH([.$A51];[$'olah data'.L$4:$'olah data'.L$39];0);2);&quot;&quot;)">
            <text:p/>
          </table:table-cell>
          <table:table-cell table:style-name="ce27" table:formula="of:=IFERROR(INDEX([$'olah data'.$B$4:$'olah data'.$N$39];MATCH([.$A51];[$'olah data'.M$4:$'olah data'.M$39];0);2);&quot;&quot;)">
            <text:p/>
          </table:table-cell>
          <table:table-cell table:style-name="ce27" table:formula="of:=IFERROR(INDEX([$'olah data'.$B$4:$'olah data'.$N$39];MATCH([.$A51];[$'olah data'.N$4:$'olah data'.N$39];0);2);&quot;&quot;)">
            <text:p/>
          </table:table-cell>
          <table:table-cell table:style-name="ce27" table:formula="of:=CONCATENATE([.D51];[.E51];[.F51];[.G51];[.H51];[.I51];[.J51];[.K51];[.L51];[.M51];[.N51])" office:value-type="string" office:string-value="Helpfulness vs. unhelpfulness (8 items)" calcext:value-type="string">
            <text:p>Helpfulness vs. unhelpfulness (8 items)</text:p>
          </table:table-cell>
          <table:table-cell table:style-name="ce84" table:formula="of:=[$'View Input'.H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1" calcext:value-type="float">
            <text:p>51</text:p>
          </table:table-cell>
          <table:table-cell table:style-name="ce64" office:value-type="float" office:value="2" calcext:value-type="float">
            <text:p>2</text:p>
          </table:table-cell>
          <table:table-cell table:style-name="ce98" table:formula="of:=IF([.R52]=&quot;&quot;;IF([.Q52]=&quot;R&quot;;VLOOKUP([.P52];[$'olah data'.$R$3:$'olah data'.$S$7];2);[.P52]);IF([.R52]=[.P52];[.P52];[.Q52]))" office:value-type="float" office:value="1" calcext:value-type="float">
            <text:p>1</text:p>
          </table:table-cell>
          <table:table-cell table:style-name="ce27" table:formula="of:=IFERROR(INDEX([$'olah data'.$B$4:$'olah data'.$N$39];MATCH([.$A52];[$'olah data'.D$4:$'olah data'.D$39];0);2);&quot;&quot;)">
            <text:p/>
          </table:table-cell>
          <table:table-cell table:style-name="ce27" table:formula="of:=IFERROR(INDEX([$'olah data'.$B$4:$'olah data'.$N$39];MATCH([.$A52];[$'olah data'.E$4:$'olah data'.E$39];0);2);&quot;&quot;)" office:value-type="string" office:string-value="Disorderliness v. regimentation (7 items)" calcext:value-type="string">
            <text:p>Disorderliness v. regimentation (7 items)</text:p>
          </table:table-cell>
          <table:table-cell table:style-name="ce27" table:formula="of:=IFERROR(INDEX([$'olah data'.$B$4:$'olah data'.$N$39];MATCH([.$A52];[$'olah data'.F$4:$'olah data'.F$39];0);2);&quot;&quot;)">
            <text:p/>
          </table:table-cell>
          <table:table-cell table:style-name="ce27" table:formula="of:=IFERROR(INDEX([$'olah data'.$B$4:$'olah data'.$N$39];MATCH([.$A52];[$'olah data'.G$4:$'olah data'.G$39];0);2);&quot;&quot;)">
            <text:p/>
          </table:table-cell>
          <table:table-cell table:style-name="ce27" table:formula="of:=IFERROR(INDEX([$'olah data'.$B$4:$'olah data'.$N$39];MATCH([.$A52];[$'olah data'.H$4:$'olah data'.H$39];0);2);&quot;&quot;)">
            <text:p/>
          </table:table-cell>
          <table:table-cell table:style-name="ce27" table:formula="of:=IFERROR(INDEX([$'olah data'.$B$4:$'olah data'.$N$39];MATCH([.$A52];[$'olah data'.I$4:$'olah data'.I$39];0);2);&quot;&quot;)">
            <text:p/>
          </table:table-cell>
          <table:table-cell table:style-name="ce27" table:formula="of:=IFERROR(INDEX([$'olah data'.$B$4:$'olah data'.$N$39];MATCH([.$A52];[$'olah data'.J$4:$'olah data'.J$39];0);2);&quot;&quot;)">
            <text:p/>
          </table:table-cell>
          <table:table-cell table:style-name="ce27" table:formula="of:=IFERROR(INDEX([$'olah data'.$B$4:$'olah data'.$N$39];MATCH([.$A52];[$'olah data'.K$4:$'olah data'.K$39];0);2);&quot;&quot;)">
            <text:p/>
          </table:table-cell>
          <table:table-cell table:style-name="ce27" table:formula="of:=IFERROR(INDEX([$'olah data'.$B$4:$'olah data'.$N$39];MATCH([.$A52];[$'olah data'.L$4:$'olah data'.L$39];0);2);&quot;&quot;)">
            <text:p/>
          </table:table-cell>
          <table:table-cell table:style-name="ce27" table:formula="of:=IFERROR(INDEX([$'olah data'.$B$4:$'olah data'.$N$39];MATCH([.$A52];[$'olah data'.M$4:$'olah data'.M$39];0);2);&quot;&quot;)">
            <text:p/>
          </table:table-cell>
          <table:table-cell table:style-name="ce27" table:formula="of:=IFERROR(INDEX([$'olah data'.$B$4:$'olah data'.$N$39];MATCH([.$A52];[$'olah data'.N$4:$'olah data'.N$39];0);2);&quot;&quot;)">
            <text:p/>
          </table:table-cell>
          <table:table-cell table:style-name="ce27" table:formula="of:=CONCATENATE([.D52];[.E52];[.F52];[.G52];[.H52];[.I52];[.J52];[.K52];[.L52];[.M52];[.N52])" office:value-type="string" office:string-value="Disorderliness v. regimentation (7 items)" calcext:value-type="string">
            <text:p>Disorderliness v. regimentation (7 items)</text:p>
          </table:table-cell>
          <table:table-cell table:style-name="ce84" table:formula="of:=[$'View Input'.H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2" calcext:value-type="float">
            <text:p>52</text:p>
          </table:table-cell>
          <table:table-cell table:style-name="ce64" office:value-type="float" office:value="2" calcext:value-type="float">
            <text:p>2</text:p>
          </table:table-cell>
          <table:table-cell table:style-name="ce98" table:formula="of:=IF([.R53]=&quot;&quot;;IF([.Q53]=&quot;R&quot;;VLOOKUP([.P53];[$'olah data'.$R$3:$'olah data'.$S$7];2);[.P53]);IF([.R53]=[.P53];[.P53];[.Q53]))" office:value-type="float" office:value="5" calcext:value-type="float">
            <text:p>5</text:p>
          </table:table-cell>
          <table:table-cell table:style-name="ce27" table:formula="of:=IFERROR(INDEX([$'olah data'.$B$4:$'olah data'.$N$39];MATCH([.$A53];[$'olah data'.D$4:$'olah data'.D$39];0);2);&quot;&quot;)">
            <text:p/>
          </table:table-cell>
          <table:table-cell table:style-name="ce27" table:formula="of:=IFERROR(INDEX([$'olah data'.$B$4:$'olah data'.$N$39];MATCH([.$A53];[$'olah data'.E$4:$'olah data'.E$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53];[$'olah data'.F$4:$'olah data'.F$39];0);2);&quot;&quot;)">
            <text:p/>
          </table:table-cell>
          <table:table-cell table:style-name="ce27" table:formula="of:=IFERROR(INDEX([$'olah data'.$B$4:$'olah data'.$N$39];MATCH([.$A53];[$'olah data'.G$4:$'olah data'.G$39];0);2);&quot;&quot;)">
            <text:p/>
          </table:table-cell>
          <table:table-cell table:style-name="ce27" table:formula="of:=IFERROR(INDEX([$'olah data'.$B$4:$'olah data'.$N$39];MATCH([.$A53];[$'olah data'.H$4:$'olah data'.H$39];0);2);&quot;&quot;)">
            <text:p/>
          </table:table-cell>
          <table:table-cell table:style-name="ce27" table:formula="of:=IFERROR(INDEX([$'olah data'.$B$4:$'olah data'.$N$39];MATCH([.$A53];[$'olah data'.I$4:$'olah data'.I$39];0);2);&quot;&quot;)">
            <text:p/>
          </table:table-cell>
          <table:table-cell table:style-name="ce27" table:formula="of:=IFERROR(INDEX([$'olah data'.$B$4:$'olah data'.$N$39];MATCH([.$A53];[$'olah data'.J$4:$'olah data'.J$39];0);2);&quot;&quot;)">
            <text:p/>
          </table:table-cell>
          <table:table-cell table:style-name="ce27" table:formula="of:=IFERROR(INDEX([$'olah data'.$B$4:$'olah data'.$N$39];MATCH([.$A53];[$'olah data'.K$4:$'olah data'.K$39];0);2);&quot;&quot;)">
            <text:p/>
          </table:table-cell>
          <table:table-cell table:style-name="ce27" table:formula="of:=IFERROR(INDEX([$'olah data'.$B$4:$'olah data'.$N$39];MATCH([.$A53];[$'olah data'.L$4:$'olah data'.L$39];0);2);&quot;&quot;)">
            <text:p/>
          </table:table-cell>
          <table:table-cell table:style-name="ce27" table:formula="of:=IFERROR(INDEX([$'olah data'.$B$4:$'olah data'.$N$39];MATCH([.$A53];[$'olah data'.M$4:$'olah data'.M$39];0);2);&quot;&quot;)">
            <text:p/>
          </table:table-cell>
          <table:table-cell table:style-name="ce27" table:formula="of:=IFERROR(INDEX([$'olah data'.$B$4:$'olah data'.$N$39];MATCH([.$A53];[$'olah data'.N$4:$'olah data'.N$39];0);2);&quot;&quot;)">
            <text:p/>
          </table:table-cell>
          <table:table-cell table:style-name="ce27" table:formula="of:=CONCATENATE([.D53];[.E53];[.F53];[.G53];[.H53];[.I53];[.J53];[.K53];[.L53];[.M53];[.N53])" office:value-type="string" office:string-value="Spiritual acceptance vs. rational materialism (8 items)" calcext:value-type="string">
            <text:p>Spiritual acceptance vs. rational materialism (8 items)</text:p>
          </table:table-cell>
          <table:table-cell table:style-name="ce84" table:formula="of:=[$'View Input'.H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3" calcext:value-type="float">
            <text:p>53</text:p>
          </table:table-cell>
          <table:table-cell table:style-name="ce64" office:value-type="float" office:value="5" calcext:value-type="float">
            <text:p>5</text:p>
          </table:table-cell>
          <table:table-cell table:style-name="ce98" table:formula="of:=IF([.R54]=&quot;&quot;;IF([.Q54]=&quot;R&quot;;VLOOKUP([.P54];[$'olah data'.$R$3:$'olah data'.$S$7];2);[.P54]);IF([.R54]=[.P54];[.P54];[.Q54]))" office:value-type="float" office:value="5" calcext:value-type="float">
            <text:p>5</text:p>
          </table:table-cell>
          <table:table-cell table:style-name="ce27" table:formula="of:=IFERROR(INDEX([$'olah data'.$B$4:$'olah data'.$N$39];MATCH([.$A54];[$'olah data'.D$4:$'olah data'.D$39];0);2);&quot;&quot;)">
            <text:p/>
          </table:table-cell>
          <table:table-cell table:style-name="ce27" table:formula="of:=IFERROR(INDEX([$'olah data'.$B$4:$'olah data'.$N$39];MATCH([.$A54];[$'olah data'.E$4:$'olah data'.E$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54];[$'olah data'.F$4:$'olah data'.F$39];0);2);&quot;&quot;)">
            <text:p/>
          </table:table-cell>
          <table:table-cell table:style-name="ce27" table:formula="of:=IFERROR(INDEX([$'olah data'.$B$4:$'olah data'.$N$39];MATCH([.$A54];[$'olah data'.G$4:$'olah data'.G$39];0);2);&quot;&quot;)">
            <text:p/>
          </table:table-cell>
          <table:table-cell table:style-name="ce27" table:formula="of:=IFERROR(INDEX([$'olah data'.$B$4:$'olah data'.$N$39];MATCH([.$A54];[$'olah data'.H$4:$'olah data'.H$39];0);2);&quot;&quot;)">
            <text:p/>
          </table:table-cell>
          <table:table-cell table:style-name="ce27" table:formula="of:=IFERROR(INDEX([$'olah data'.$B$4:$'olah data'.$N$39];MATCH([.$A54];[$'olah data'.I$4:$'olah data'.I$39];0);2);&quot;&quot;)">
            <text:p/>
          </table:table-cell>
          <table:table-cell table:style-name="ce27" table:formula="of:=IFERROR(INDEX([$'olah data'.$B$4:$'olah data'.$N$39];MATCH([.$A54];[$'olah data'.J$4:$'olah data'.J$39];0);2);&quot;&quot;)">
            <text:p/>
          </table:table-cell>
          <table:table-cell table:style-name="ce27" table:formula="of:=IFERROR(INDEX([$'olah data'.$B$4:$'olah data'.$N$39];MATCH([.$A54];[$'olah data'.K$4:$'olah data'.K$39];0);2);&quot;&quot;)">
            <text:p/>
          </table:table-cell>
          <table:table-cell table:style-name="ce27" table:formula="of:=IFERROR(INDEX([$'olah data'.$B$4:$'olah data'.$N$39];MATCH([.$A54];[$'olah data'.L$4:$'olah data'.L$39];0);2);&quot;&quot;)">
            <text:p/>
          </table:table-cell>
          <table:table-cell table:style-name="ce27" table:formula="of:=IFERROR(INDEX([$'olah data'.$B$4:$'olah data'.$N$39];MATCH([.$A54];[$'olah data'.M$4:$'olah data'.M$39];0);2);&quot;&quot;)">
            <text:p/>
          </table:table-cell>
          <table:table-cell table:style-name="ce27" table:formula="of:=IFERROR(INDEX([$'olah data'.$B$4:$'olah data'.$N$39];MATCH([.$A54];[$'olah data'.N$4:$'olah data'.N$39];0);2);&quot;&quot;)">
            <text:p/>
          </table:table-cell>
          <table:table-cell table:style-name="ce27" table:formula="of:=CONCATENATE([.D54];[.E54];[.F54];[.G54];[.H54];[.I54];[.J54];[.K54];[.L54];[.M54];[.N54])" office:value-type="string" office:string-value="Exploratory excitability v. stoic rigidity (10 items)" calcext:value-type="string">
            <text:p>Exploratory excitability v. stoic rigidity (10 items)</text:p>
          </table:table-cell>
          <table:table-cell table:style-name="ce84" table:formula="of:=[$'View Input'.H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4" calcext:value-type="float">
            <text:p>54</text:p>
          </table:table-cell>
          <table:table-cell table:style-name="ce64" office:value-type="float" office:value="5" calcext:value-type="float">
            <text:p>5</text:p>
          </table:table-cell>
          <table:table-cell table:style-name="ce98" table:formula="of:=IF([.R55]=&quot;&quot;;IF([.Q55]=&quot;R&quot;;VLOOKUP([.P55];[$'olah data'.$R$3:$'olah data'.$S$7];2);[.P55]);IF([.R55]=[.P55];[.P55];[.Q55]))" office:value-type="float" office:value="2" calcext:value-type="float">
            <text:p>2</text:p>
          </table:table-cell>
          <table:table-cell table:style-name="ce27" table:formula="of:=IFERROR(INDEX([$'olah data'.$B$4:$'olah data'.$N$39];MATCH([.$A55];[$'olah data'.D$4:$'olah data'.D$39];0);2);&quot;&quot;)">
            <text:p/>
          </table:table-cell>
          <table:table-cell table:style-name="ce27" table:formula="of:=IFERROR(INDEX([$'olah data'.$B$4:$'olah data'.$N$39];MATCH([.$A55];[$'olah data'.E$4:$'olah data'.E$39];0);2);&quot;&quot;)">
            <text:p/>
          </table:table-cell>
          <table:table-cell table:style-name="ce27" table:formula="of:=IFERROR(INDEX([$'olah data'.$B$4:$'olah data'.$N$39];MATCH([.$A55];[$'olah data'.F$4:$'olah data'.F$39];0);2);&quot;&quot;)" office:value-type="string" office:string-value="Sentimentality (8 items)" calcext:value-type="string">
            <text:p>Sentimentality (8 items)</text:p>
          </table:table-cell>
          <table:table-cell table:style-name="ce27" table:formula="of:=IFERROR(INDEX([$'olah data'.$B$4:$'olah data'.$N$39];MATCH([.$A55];[$'olah data'.G$4:$'olah data'.G$39];0);2);&quot;&quot;)">
            <text:p/>
          </table:table-cell>
          <table:table-cell table:style-name="ce27" table:formula="of:=IFERROR(INDEX([$'olah data'.$B$4:$'olah data'.$N$39];MATCH([.$A55];[$'olah data'.H$4:$'olah data'.H$39];0);2);&quot;&quot;)">
            <text:p/>
          </table:table-cell>
          <table:table-cell table:style-name="ce27" table:formula="of:=IFERROR(INDEX([$'olah data'.$B$4:$'olah data'.$N$39];MATCH([.$A55];[$'olah data'.I$4:$'olah data'.I$39];0);2);&quot;&quot;)">
            <text:p/>
          </table:table-cell>
          <table:table-cell table:style-name="ce27" table:formula="of:=IFERROR(INDEX([$'olah data'.$B$4:$'olah data'.$N$39];MATCH([.$A55];[$'olah data'.J$4:$'olah data'.J$39];0);2);&quot;&quot;)">
            <text:p/>
          </table:table-cell>
          <table:table-cell table:style-name="ce27" table:formula="of:=IFERROR(INDEX([$'olah data'.$B$4:$'olah data'.$N$39];MATCH([.$A55];[$'olah data'.K$4:$'olah data'.K$39];0);2);&quot;&quot;)">
            <text:p/>
          </table:table-cell>
          <table:table-cell table:style-name="ce27" table:formula="of:=IFERROR(INDEX([$'olah data'.$B$4:$'olah data'.$N$39];MATCH([.$A55];[$'olah data'.L$4:$'olah data'.L$39];0);2);&quot;&quot;)">
            <text:p/>
          </table:table-cell>
          <table:table-cell table:style-name="ce27" table:formula="of:=IFERROR(INDEX([$'olah data'.$B$4:$'olah data'.$N$39];MATCH([.$A55];[$'olah data'.M$4:$'olah data'.M$39];0);2);&quot;&quot;)">
            <text:p/>
          </table:table-cell>
          <table:table-cell table:style-name="ce27" table:formula="of:=IFERROR(INDEX([$'olah data'.$B$4:$'olah data'.$N$39];MATCH([.$A55];[$'olah data'.N$4:$'olah data'.N$39];0);2);&quot;&quot;)">
            <text:p/>
          </table:table-cell>
          <table:table-cell table:style-name="ce27" table:formula="of:=CONCATENATE([.D55];[.E55];[.F55];[.G55];[.H55];[.I55];[.J55];[.K55];[.L55];[.M55];[.N55])" office:value-type="string" office:string-value="Sentimentality (8 items)" calcext:value-type="string">
            <text:p>Sentimentality (8 items)</text:p>
          </table:table-cell>
          <table:table-cell table:style-name="ce84" table:formula="of:=[$'View Input'.H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55" calcext:value-type="float">
            <text:p>55</text:p>
          </table:table-cell>
          <table:table-cell table:style-name="ce64" office:value-type="float" office:value="4" calcext:value-type="float">
            <text:p>4</text:p>
          </table:table-cell>
          <table:table-cell table:style-name="ce98" table:formula="of:=IF([.R56]=&quot;&quot;;IF([.Q56]=&quot;R&quot;;VLOOKUP([.P56];[$'olah data'.$R$3:$'olah data'.$S$7];2);[.P56]);IF([.R56]=[.P56];[.P56];[.Q56]))" office:value-type="float" office:value="5" calcext:value-type="float">
            <text:p>5</text:p>
          </table:table-cell>
          <table:table-cell table:style-name="ce27" table:formula="of:=IFERROR(INDEX([$'olah data'.$B$4:$'olah data'.$N$39];MATCH([.$A56];[$'olah data'.D$4:$'olah data'.D$39];0);2);&quot;&quot;)" office:value-type="string" office:string-value="Perfectionist vs pragmatist (8 items)" calcext:value-type="string">
            <text:p>Perfectionist vs pragmatist (8 items)</text:p>
          </table:table-cell>
          <table:table-cell table:style-name="ce27" table:formula="of:=IFERROR(INDEX([$'olah data'.$B$4:$'olah data'.$N$39];MATCH([.$A56];[$'olah data'.E$4:$'olah data'.E$39];0);2);&quot;&quot;)">
            <text:p/>
          </table:table-cell>
          <table:table-cell table:style-name="ce27" table:formula="of:=IFERROR(INDEX([$'olah data'.$B$4:$'olah data'.$N$39];MATCH([.$A56];[$'olah data'.F$4:$'olah data'.F$39];0);2);&quot;&quot;)">
            <text:p/>
          </table:table-cell>
          <table:table-cell table:style-name="ce27" table:formula="of:=IFERROR(INDEX([$'olah data'.$B$4:$'olah data'.$N$39];MATCH([.$A56];[$'olah data'.G$4:$'olah data'.G$39];0);2);&quot;&quot;)">
            <text:p/>
          </table:table-cell>
          <table:table-cell table:style-name="ce27" table:formula="of:=IFERROR(INDEX([$'olah data'.$B$4:$'olah data'.$N$39];MATCH([.$A56];[$'olah data'.H$4:$'olah data'.H$39];0);2);&quot;&quot;)">
            <text:p/>
          </table:table-cell>
          <table:table-cell table:style-name="ce27" table:formula="of:=IFERROR(INDEX([$'olah data'.$B$4:$'olah data'.$N$39];MATCH([.$A56];[$'olah data'.I$4:$'olah data'.I$39];0);2);&quot;&quot;)">
            <text:p/>
          </table:table-cell>
          <table:table-cell table:style-name="ce27" table:formula="of:=IFERROR(INDEX([$'olah data'.$B$4:$'olah data'.$N$39];MATCH([.$A56];[$'olah data'.J$4:$'olah data'.J$39];0);2);&quot;&quot;)">
            <text:p/>
          </table:table-cell>
          <table:table-cell table:style-name="ce27" table:formula="of:=IFERROR(INDEX([$'olah data'.$B$4:$'olah data'.$N$39];MATCH([.$A56];[$'olah data'.K$4:$'olah data'.K$39];0);2);&quot;&quot;)">
            <text:p/>
          </table:table-cell>
          <table:table-cell table:style-name="ce27" table:formula="of:=IFERROR(INDEX([$'olah data'.$B$4:$'olah data'.$N$39];MATCH([.$A56];[$'olah data'.L$4:$'olah data'.L$39];0);2);&quot;&quot;)">
            <text:p/>
          </table:table-cell>
          <table:table-cell table:style-name="ce27" table:formula="of:=IFERROR(INDEX([$'olah data'.$B$4:$'olah data'.$N$39];MATCH([.$A56];[$'olah data'.M$4:$'olah data'.M$39];0);2);&quot;&quot;)">
            <text:p/>
          </table:table-cell>
          <table:table-cell table:style-name="ce27" table:formula="of:=IFERROR(INDEX([$'olah data'.$B$4:$'olah data'.$N$39];MATCH([.$A56];[$'olah data'.N$4:$'olah data'.N$39];0);2);&quot;&quot;)">
            <text:p/>
          </table:table-cell>
          <table:table-cell table:style-name="ce27" table:formula="of:=CONCATENATE([.D56];[.E56];[.F56];[.G56];[.H56];[.I56];[.J56];[.K56];[.L56];[.M56];[.N56])" office:value-type="string" office:string-value="Perfectionist vs pragmatist (8 items)" calcext:value-type="string">
            <text:p>Perfectionist vs pragmatist (8 items)</text:p>
          </table:table-cell>
          <table:table-cell table:style-name="ce84" table:formula="of:=[$'View Input'.H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6" calcext:value-type="float">
            <text:p>56</text:p>
          </table:table-cell>
          <table:table-cell table:style-name="ce64" office:value-type="float" office:value="5" calcext:value-type="float">
            <text:p>5</text:p>
          </table:table-cell>
          <table:table-cell table:style-name="ce98" table:formula="of:=IF([.R57]=&quot;&quot;;IF([.Q57]=&quot;R&quot;;VLOOKUP([.P57];[$'olah data'.$R$3:$'olah data'.$S$7];2);[.P57]);IF([.R57]=[.P57];[.P57];[.Q57]))" office:value-type="float" office:value="5" calcext:value-type="float">
            <text:p>5</text:p>
          </table:table-cell>
          <table:table-cell table:style-name="ce27" table:formula="of:=IFERROR(INDEX([$'olah data'.$B$4:$'olah data'.$N$39];MATCH([.$A57];[$'olah data'.D$4:$'olah data'.D$39];0);2);&quot;&quot;)">
            <text:p/>
          </table:table-cell>
          <table:table-cell table:style-name="ce27" table:formula="of:=IFERROR(INDEX([$'olah data'.$B$4:$'olah data'.$N$39];MATCH([.$A57];[$'olah data'.E$4:$'olah data'.E$39];0);2);&quot;&quot;)">
            <text:p/>
          </table:table-cell>
          <table:table-cell table:style-name="ce27" table:formula="of:=IFERROR(INDEX([$'olah data'.$B$4:$'olah data'.$N$39];MATCH([.$A57];[$'olah data'.F$4:$'olah data'.F$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57];[$'olah data'.G$4:$'olah data'.G$39];0);2);&quot;&quot;)">
            <text:p/>
          </table:table-cell>
          <table:table-cell table:style-name="ce27" table:formula="of:=IFERROR(INDEX([$'olah data'.$B$4:$'olah data'.$N$39];MATCH([.$A57];[$'olah data'.H$4:$'olah data'.H$39];0);2);&quot;&quot;)">
            <text:p/>
          </table:table-cell>
          <table:table-cell table:style-name="ce27" table:formula="of:=IFERROR(INDEX([$'olah data'.$B$4:$'olah data'.$N$39];MATCH([.$A57];[$'olah data'.I$4:$'olah data'.I$39];0);2);&quot;&quot;)">
            <text:p/>
          </table:table-cell>
          <table:table-cell table:style-name="ce27" table:formula="of:=IFERROR(INDEX([$'olah data'.$B$4:$'olah data'.$N$39];MATCH([.$A57];[$'olah data'.J$4:$'olah data'.J$39];0);2);&quot;&quot;)">
            <text:p/>
          </table:table-cell>
          <table:table-cell table:style-name="ce27" table:formula="of:=IFERROR(INDEX([$'olah data'.$B$4:$'olah data'.$N$39];MATCH([.$A57];[$'olah data'.K$4:$'olah data'.K$39];0);2);&quot;&quot;)">
            <text:p/>
          </table:table-cell>
          <table:table-cell table:style-name="ce27" table:formula="of:=IFERROR(INDEX([$'olah data'.$B$4:$'olah data'.$N$39];MATCH([.$A57];[$'olah data'.L$4:$'olah data'.L$39];0);2);&quot;&quot;)">
            <text:p/>
          </table:table-cell>
          <table:table-cell table:style-name="ce27" table:formula="of:=IFERROR(INDEX([$'olah data'.$B$4:$'olah data'.$N$39];MATCH([.$A57];[$'olah data'.M$4:$'olah data'.M$39];0);2);&quot;&quot;)">
            <text:p/>
          </table:table-cell>
          <table:table-cell table:style-name="ce27" table:formula="of:=IFERROR(INDEX([$'olah data'.$B$4:$'olah data'.$N$39];MATCH([.$A57];[$'olah data'.N$4:$'olah data'.N$39];0);2);&quot;&quot;)">
            <text:p/>
          </table:table-cell>
          <table:table-cell table:style-name="ce27" table:formula="of:=CONCATENATE([.D57];[.E57];[.F57];[.G57];[.H57];[.I57];[.J57];[.K57];[.L57];[.M57];[.N57])" office:value-type="string" office:string-value="Self-forgetful vs. self-conscious experience (10 items)" calcext:value-type="string">
            <text:p>Self-forgetful vs. self-conscious experience (10 items)</text:p>
          </table:table-cell>
          <table:table-cell table:style-name="ce84" table:formula="of:=[$'View Input'.H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7" calcext:value-type="float">
            <text:p>57</text:p>
          </table:table-cell>
          <table:table-cell table:style-name="ce64" office:value-type="float" office:value="3" calcext:value-type="float">
            <text:p>3</text:p>
          </table:table-cell>
          <table:table-cell table:style-name="ce98" table:formula="of:=IF([.R58]=&quot;&quot;;IF([.Q58]=&quot;R&quot;;VLOOKUP([.P58];[$'olah data'.$R$3:$'olah data'.$S$7];2);[.P58]);IF([.R58]=[.P58];[.P58];[.Q58]))" office:value-type="float" office:value="1" calcext:value-type="float">
            <text:p>1</text:p>
          </table:table-cell>
          <table:table-cell table:style-name="ce27" table:formula="of:=IFERROR(INDEX([$'olah data'.$B$4:$'olah data'.$N$39];MATCH([.$A58];[$'olah data'.D$4:$'olah data'.D$39];0);2);&quot;&quot;)">
            <text:p/>
          </table:table-cell>
          <table:table-cell table:style-name="ce27" table:formula="of:=IFERROR(INDEX([$'olah data'.$B$4:$'olah data'.$N$39];MATCH([.$A58];[$'olah data'.E$4:$'olah data'.E$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58];[$'olah data'.F$4:$'olah data'.F$39];0);2);&quot;&quot;)">
            <text:p/>
          </table:table-cell>
          <table:table-cell table:style-name="ce27" table:formula="of:=IFERROR(INDEX([$'olah data'.$B$4:$'olah data'.$N$39];MATCH([.$A58];[$'olah data'.G$4:$'olah data'.G$39];0);2);&quot;&quot;)">
            <text:p/>
          </table:table-cell>
          <table:table-cell table:style-name="ce27" table:formula="of:=IFERROR(INDEX([$'olah data'.$B$4:$'olah data'.$N$39];MATCH([.$A58];[$'olah data'.H$4:$'olah data'.H$39];0);2);&quot;&quot;)">
            <text:p/>
          </table:table-cell>
          <table:table-cell table:style-name="ce27" table:formula="of:=IFERROR(INDEX([$'olah data'.$B$4:$'olah data'.$N$39];MATCH([.$A58];[$'olah data'.I$4:$'olah data'.I$39];0);2);&quot;&quot;)">
            <text:p/>
          </table:table-cell>
          <table:table-cell table:style-name="ce27" table:formula="of:=IFERROR(INDEX([$'olah data'.$B$4:$'olah data'.$N$39];MATCH([.$A58];[$'olah data'.J$4:$'olah data'.J$39];0);2);&quot;&quot;)">
            <text:p/>
          </table:table-cell>
          <table:table-cell table:style-name="ce27" table:formula="of:=IFERROR(INDEX([$'olah data'.$B$4:$'olah data'.$N$39];MATCH([.$A58];[$'olah data'.K$4:$'olah data'.K$39];0);2);&quot;&quot;)">
            <text:p/>
          </table:table-cell>
          <table:table-cell table:style-name="ce27" table:formula="of:=IFERROR(INDEX([$'olah data'.$B$4:$'olah data'.$N$39];MATCH([.$A58];[$'olah data'.L$4:$'olah data'.L$39];0);2);&quot;&quot;)">
            <text:p/>
          </table:table-cell>
          <table:table-cell table:style-name="ce27" table:formula="of:=IFERROR(INDEX([$'olah data'.$B$4:$'olah data'.$N$39];MATCH([.$A58];[$'olah data'.M$4:$'olah data'.M$39];0);2);&quot;&quot;)">
            <text:p/>
          </table:table-cell>
          <table:table-cell table:style-name="ce27" table:formula="of:=IFERROR(INDEX([$'olah data'.$B$4:$'olah data'.$N$39];MATCH([.$A58];[$'olah data'.N$4:$'olah data'.N$39];0);2);&quot;&quot;)">
            <text:p/>
          </table:table-cell>
          <table:table-cell table:style-name="ce27" table:formula="of:=CONCATENATE([.D58];[.E58];[.F58];[.G58];[.H58];[.I58];[.J58];[.K58];[.L58];[.M58];[.N58])" office:value-type="string" office:string-value="Purposefulness vs. lack of goal direction (6 items)" calcext:value-type="string">
            <text:p>Purposefulness vs. lack of goal direction (6 items)</text:p>
          </table:table-cell>
          <table:table-cell table:style-name="ce84" table:formula="of:=[$'View Input'.H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8" calcext:value-type="float">
            <text:p>58</text:p>
          </table:table-cell>
          <table:table-cell table:style-name="ce64" office:value-type="float" office:value="2" calcext:value-type="float">
            <text:p>2</text:p>
          </table:table-cell>
          <table:table-cell table:style-name="ce98" table:formula="of:=IF([.R59]=&quot;&quot;;IF([.Q59]=&quot;R&quot;;VLOOKUP([.P59];[$'olah data'.$R$3:$'olah data'.$S$7];2);[.P59]);IF([.R59]=[.P59];[.P59];[.Q59]))" office:value-type="float" office:value="1" calcext:value-type="float">
            <text:p>1</text:p>
          </table:table-cell>
          <table:table-cell table:style-name="ce27" table:formula="of:=IFERROR(INDEX([$'olah data'.$B$4:$'olah data'.$N$39];MATCH([.$A59];[$'olah data'.D$4:$'olah data'.D$39];0);2);&quot;&quot;)">
            <text:p/>
          </table:table-cell>
          <table:table-cell table:style-name="ce27" table:formula="of:=IFERROR(INDEX([$'olah data'.$B$4:$'olah data'.$N$39];MATCH([.$A59];[$'olah data'.E$4:$'olah data'.E$39];0);2);&quot;&quot;)">
            <text:p/>
          </table:table-cell>
          <table:table-cell table:style-name="ce27" table:formula="of:=IFERROR(INDEX([$'olah data'.$B$4:$'olah data'.$N$39];MATCH([.$A59];[$'olah data'.F$4:$'olah data'.F$39];0);2);&quot;&quot;)" office:value-type="string" office:string-value="Resourcefulness (5 items)" calcext:value-type="string">
            <text:p>Resourcefulness (5 items)</text:p>
          </table:table-cell>
          <table:table-cell table:style-name="ce27" table:formula="of:=IFERROR(INDEX([$'olah data'.$B$4:$'olah data'.$N$39];MATCH([.$A59];[$'olah data'.G$4:$'olah data'.G$39];0);2);&quot;&quot;)">
            <text:p/>
          </table:table-cell>
          <table:table-cell table:style-name="ce27" table:formula="of:=IFERROR(INDEX([$'olah data'.$B$4:$'olah data'.$N$39];MATCH([.$A59];[$'olah data'.H$4:$'olah data'.H$39];0);2);&quot;&quot;)">
            <text:p/>
          </table:table-cell>
          <table:table-cell table:style-name="ce27" table:formula="of:=IFERROR(INDEX([$'olah data'.$B$4:$'olah data'.$N$39];MATCH([.$A59];[$'olah data'.I$4:$'olah data'.I$39];0);2);&quot;&quot;)">
            <text:p/>
          </table:table-cell>
          <table:table-cell table:style-name="ce27" table:formula="of:=IFERROR(INDEX([$'olah data'.$B$4:$'olah data'.$N$39];MATCH([.$A59];[$'olah data'.J$4:$'olah data'.J$39];0);2);&quot;&quot;)">
            <text:p/>
          </table:table-cell>
          <table:table-cell table:style-name="ce27" table:formula="of:=IFERROR(INDEX([$'olah data'.$B$4:$'olah data'.$N$39];MATCH([.$A59];[$'olah data'.K$4:$'olah data'.K$39];0);2);&quot;&quot;)">
            <text:p/>
          </table:table-cell>
          <table:table-cell table:style-name="ce27" table:formula="of:=IFERROR(INDEX([$'olah data'.$B$4:$'olah data'.$N$39];MATCH([.$A59];[$'olah data'.L$4:$'olah data'.L$39];0);2);&quot;&quot;)">
            <text:p/>
          </table:table-cell>
          <table:table-cell table:style-name="ce27" table:formula="of:=IFERROR(INDEX([$'olah data'.$B$4:$'olah data'.$N$39];MATCH([.$A59];[$'olah data'.M$4:$'olah data'.M$39];0);2);&quot;&quot;)">
            <text:p/>
          </table:table-cell>
          <table:table-cell table:style-name="ce27" table:formula="of:=IFERROR(INDEX([$'olah data'.$B$4:$'olah data'.$N$39];MATCH([.$A59];[$'olah data'.N$4:$'olah data'.N$39];0);2);&quot;&quot;)">
            <text:p/>
          </table:table-cell>
          <table:table-cell table:style-name="ce27" table:formula="of:=CONCATENATE([.D59];[.E59];[.F59];[.G59];[.H59];[.I59];[.J59];[.K59];[.L59];[.M59];[.N59])" office:value-type="string" office:string-value="Resourcefulness (5 items)" calcext:value-type="string">
            <text:p>Resourcefulness (5 items)</text:p>
          </table:table-cell>
          <table:table-cell table:style-name="ce84" table:formula="of:=[$'View Input'.H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9" calcext:value-type="float">
            <text:p>59</text:p>
          </table:table-cell>
          <table:table-cell table:style-name="ce64" office:value-type="float" office:value="3" calcext:value-type="float">
            <text:p>3</text:p>
          </table:table-cell>
          <table:table-cell table:style-name="ce98" table:formula="of:=IF([.R60]=&quot;&quot;;IF([.Q60]=&quot;R&quot;;VLOOKUP([.P60];[$'olah data'.$R$3:$'olah data'.$S$7];2);[.P60]);IF([.R60]=[.P60];[.P60];[.Q60]))" office:value-type="float" office:value="4" calcext:value-type="float">
            <text:p>4</text:p>
          </table:table-cell>
          <table:table-cell table:style-name="ce27" table:formula="of:=IFERROR(INDEX([$'olah data'.$B$4:$'olah data'.$N$39];MATCH([.$A60];[$'olah data'.D$4:$'olah data'.D$39];0);2);&quot;&quot;)">
            <text:p/>
          </table:table-cell>
          <table:table-cell table:style-name="ce27" table:formula="of:=IFERROR(INDEX([$'olah data'.$B$4:$'olah data'.$N$39];MATCH([.$A60];[$'olah data'.E$4:$'olah data'.E$39];0);2);&quot;&quot;)" office:value-type="string" office:string-value="Extravagance v. reserve (9 items)" calcext:value-type="string">
            <text:p>Extravagance v. reserve (9 items)</text:p>
          </table:table-cell>
          <table:table-cell table:style-name="ce27" table:formula="of:=IFERROR(INDEX([$'olah data'.$B$4:$'olah data'.$N$39];MATCH([.$A60];[$'olah data'.F$4:$'olah data'.F$39];0);2);&quot;&quot;)">
            <text:p/>
          </table:table-cell>
          <table:table-cell table:style-name="ce27" table:formula="of:=IFERROR(INDEX([$'olah data'.$B$4:$'olah data'.$N$39];MATCH([.$A60];[$'olah data'.G$4:$'olah data'.G$39];0);2);&quot;&quot;)">
            <text:p/>
          </table:table-cell>
          <table:table-cell table:style-name="ce27" table:formula="of:=IFERROR(INDEX([$'olah data'.$B$4:$'olah data'.$N$39];MATCH([.$A60];[$'olah data'.H$4:$'olah data'.H$39];0);2);&quot;&quot;)">
            <text:p/>
          </table:table-cell>
          <table:table-cell table:style-name="ce27" table:formula="of:=IFERROR(INDEX([$'olah data'.$B$4:$'olah data'.$N$39];MATCH([.$A60];[$'olah data'.I$4:$'olah data'.I$39];0);2);&quot;&quot;)">
            <text:p/>
          </table:table-cell>
          <table:table-cell table:style-name="ce27" table:formula="of:=IFERROR(INDEX([$'olah data'.$B$4:$'olah data'.$N$39];MATCH([.$A60];[$'olah data'.J$4:$'olah data'.J$39];0);2);&quot;&quot;)">
            <text:p/>
          </table:table-cell>
          <table:table-cell table:style-name="ce27" table:formula="of:=IFERROR(INDEX([$'olah data'.$B$4:$'olah data'.$N$39];MATCH([.$A60];[$'olah data'.K$4:$'olah data'.K$39];0);2);&quot;&quot;)">
            <text:p/>
          </table:table-cell>
          <table:table-cell table:style-name="ce27" table:formula="of:=IFERROR(INDEX([$'olah data'.$B$4:$'olah data'.$N$39];MATCH([.$A60];[$'olah data'.L$4:$'olah data'.L$39];0);2);&quot;&quot;)">
            <text:p/>
          </table:table-cell>
          <table:table-cell table:style-name="ce27" table:formula="of:=IFERROR(INDEX([$'olah data'.$B$4:$'olah data'.$N$39];MATCH([.$A60];[$'olah data'.M$4:$'olah data'.M$39];0);2);&quot;&quot;)">
            <text:p/>
          </table:table-cell>
          <table:table-cell table:style-name="ce27" table:formula="of:=IFERROR(INDEX([$'olah data'.$B$4:$'olah data'.$N$39];MATCH([.$A60];[$'olah data'.N$4:$'olah data'.N$39];0);2);&quot;&quot;)">
            <text:p/>
          </table:table-cell>
          <table:table-cell table:style-name="ce27" table:formula="of:=CONCATENATE([.D60];[.E60];[.F60];[.G60];[.H60];[.I60];[.J60];[.K60];[.L60];[.M60];[.N60])" office:value-type="string" office:string-value="Extravagance v. reserve (9 items)" calcext:value-type="string">
            <text:p>Extravagance v. reserve (9 items)</text:p>
          </table:table-cell>
          <table:table-cell table:style-name="ce84" table:formula="of:=[$'View Input'.H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60" calcext:value-type="float">
            <text:p>60</text:p>
          </table:table-cell>
          <table:table-cell table:style-name="ce64" office:value-type="float" office:value="3" calcext:value-type="float">
            <text:p>3</text:p>
          </table:table-cell>
          <table:table-cell table:style-name="ce98" table:formula="of:=IF([.R61]=&quot;&quot;;IF([.Q61]=&quot;R&quot;;VLOOKUP([.P61];[$'olah data'.$R$3:$'olah data'.$S$7];2);[.P61]);IF([.R61]=[.P61];[.P61];[.Q61]))" office:value-type="float" office:value="4" calcext:value-type="float">
            <text:p>4</text:p>
          </table:table-cell>
          <table:table-cell table:style-name="ce27" table:formula="of:=IFERROR(INDEX([$'olah data'.$B$4:$'olah data'.$N$39];MATCH([.$A61];[$'olah data'.D$4:$'olah data'.D$39];0);2);&quot;&quot;)">
            <text:p/>
          </table:table-cell>
          <table:table-cell table:style-name="ce27" table:formula="of:=IFERROR(INDEX([$'olah data'.$B$4:$'olah data'.$N$39];MATCH([.$A61];[$'olah data'.E$4:$'olah data'.E$39];0);2);&quot;&quot;)" office:value-type="string" office:string-value="Eagerness of effort vs laziness (9 items)" calcext:value-type="string">
            <text:p>Eagerness of effort vs laziness (9 items)</text:p>
          </table:table-cell>
          <table:table-cell table:style-name="ce27" table:formula="of:=IFERROR(INDEX([$'olah data'.$B$4:$'olah data'.$N$39];MATCH([.$A61];[$'olah data'.F$4:$'olah data'.F$39];0);2);&quot;&quot;)">
            <text:p/>
          </table:table-cell>
          <table:table-cell table:style-name="ce27" table:formula="of:=IFERROR(INDEX([$'olah data'.$B$4:$'olah data'.$N$39];MATCH([.$A61];[$'olah data'.G$4:$'olah data'.G$39];0);2);&quot;&quot;)">
            <text:p/>
          </table:table-cell>
          <table:table-cell table:style-name="ce27" table:formula="of:=IFERROR(INDEX([$'olah data'.$B$4:$'olah data'.$N$39];MATCH([.$A61];[$'olah data'.H$4:$'olah data'.H$39];0);2);&quot;&quot;)">
            <text:p/>
          </table:table-cell>
          <table:table-cell table:style-name="ce27" table:formula="of:=IFERROR(INDEX([$'olah data'.$B$4:$'olah data'.$N$39];MATCH([.$A61];[$'olah data'.I$4:$'olah data'.I$39];0);2);&quot;&quot;)">
            <text:p/>
          </table:table-cell>
          <table:table-cell table:style-name="ce27" table:formula="of:=IFERROR(INDEX([$'olah data'.$B$4:$'olah data'.$N$39];MATCH([.$A61];[$'olah data'.J$4:$'olah data'.J$39];0);2);&quot;&quot;)">
            <text:p/>
          </table:table-cell>
          <table:table-cell table:style-name="ce27" table:formula="of:=IFERROR(INDEX([$'olah data'.$B$4:$'olah data'.$N$39];MATCH([.$A61];[$'olah data'.K$4:$'olah data'.K$39];0);2);&quot;&quot;)">
            <text:p/>
          </table:table-cell>
          <table:table-cell table:style-name="ce27" table:formula="of:=IFERROR(INDEX([$'olah data'.$B$4:$'olah data'.$N$39];MATCH([.$A61];[$'olah data'.L$4:$'olah data'.L$39];0);2);&quot;&quot;)">
            <text:p/>
          </table:table-cell>
          <table:table-cell table:style-name="ce27" table:formula="of:=IFERROR(INDEX([$'olah data'.$B$4:$'olah data'.$N$39];MATCH([.$A61];[$'olah data'.M$4:$'olah data'.M$39];0);2);&quot;&quot;)">
            <text:p/>
          </table:table-cell>
          <table:table-cell table:style-name="ce27" table:formula="of:=IFERROR(INDEX([$'olah data'.$B$4:$'olah data'.$N$39];MATCH([.$A61];[$'olah data'.N$4:$'olah data'.N$39];0);2);&quot;&quot;)">
            <text:p/>
          </table:table-cell>
          <table:table-cell table:style-name="ce27" table:formula="of:=CONCATENATE([.D61];[.E61];[.F61];[.G61];[.H61];[.I61];[.J61];[.K61];[.L61];[.M61];[.N61])" office:value-type="string" office:string-value="Eagerness of effort vs laziness (9 items)" calcext:value-type="string">
            <text:p>Eagerness of effort vs laziness (9 items)</text:p>
          </table:table-cell>
          <table:table-cell table:style-name="ce84" table:formula="of:=[$'View Input'.H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61" calcext:value-type="float">
            <text:p>61</text:p>
          </table:table-cell>
          <table:table-cell table:style-name="ce64" office:value-type="float" office:value="2" calcext:value-type="float">
            <text:p>2</text:p>
          </table:table-cell>
          <table:table-cell table:style-name="ce98" table:formula="of:=IF([.R62]=&quot;&quot;;IF([.Q62]=&quot;R&quot;;VLOOKUP([.P62];[$'olah data'.$R$3:$'olah data'.$S$7];2);[.P62]);IF([.R62]=[.P62];[.P62];[.Q62]))" office:value-type="float" office:value="4" calcext:value-type="float">
            <text:p>4</text:p>
          </table:table-cell>
          <table:table-cell table:style-name="ce27" table:formula="of:=IFERROR(INDEX([$'olah data'.$B$4:$'olah data'.$N$39];MATCH([.$A62];[$'olah data'.D$4:$'olah data'.D$39];0);2);&quot;&quot;)">
            <text:p/>
          </table:table-cell>
          <table:table-cell table:style-name="ce27" table:formula="of:=IFERROR(INDEX([$'olah data'.$B$4:$'olah data'.$N$39];MATCH([.$A62];[$'olah data'.E$4:$'olah data'.E$39];0);2);&quot;&quot;)">
            <text:p/>
          </table:table-cell>
          <table:table-cell table:style-name="ce27" table:formula="of:=IFERROR(INDEX([$'olah data'.$B$4:$'olah data'.$N$39];MATCH([.$A62];[$'olah data'.F$4:$'olah data'.F$39];0);2);&quot;&quot;)">
            <text:p/>
          </table:table-cell>
          <table:table-cell table:style-name="ce27" table:formula="of:=IFERROR(INDEX([$'olah data'.$B$4:$'olah data'.$N$39];MATCH([.$A62];[$'olah data'.G$4:$'olah data'.G$39];0);2);&quot;&quot;)">
            <text:p/>
          </table:table-cell>
          <table:table-cell table:style-name="ce27" table:formula="of:=IFERROR(INDEX([$'olah data'.$B$4:$'olah data'.$N$39];MATCH([.$A62];[$'olah data'.H$4:$'olah data'.H$39];0);2);&quot;&quot;)">
            <text:p/>
          </table:table-cell>
          <table:table-cell table:style-name="ce27" table:formula="of:=IFERROR(INDEX([$'olah data'.$B$4:$'olah data'.$N$39];MATCH([.$A62];[$'olah data'.I$4:$'olah data'.I$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2];[$'olah data'.J$4:$'olah data'.J$39];0);2);&quot;&quot;)">
            <text:p/>
          </table:table-cell>
          <table:table-cell table:style-name="ce27" table:formula="of:=IFERROR(INDEX([$'olah data'.$B$4:$'olah data'.$N$39];MATCH([.$A62];[$'olah data'.K$4:$'olah data'.K$39];0);2);&quot;&quot;)">
            <text:p/>
          </table:table-cell>
          <table:table-cell table:style-name="ce27" table:formula="of:=IFERROR(INDEX([$'olah data'.$B$4:$'olah data'.$N$39];MATCH([.$A62];[$'olah data'.L$4:$'olah data'.L$39];0);2);&quot;&quot;)">
            <text:p/>
          </table:table-cell>
          <table:table-cell table:style-name="ce27" table:formula="of:=IFERROR(INDEX([$'olah data'.$B$4:$'olah data'.$N$39];MATCH([.$A62];[$'olah data'.M$4:$'olah data'.M$39];0);2);&quot;&quot;)">
            <text:p/>
          </table:table-cell>
          <table:table-cell table:style-name="ce27" table:formula="of:=IFERROR(INDEX([$'olah data'.$B$4:$'olah data'.$N$39];MATCH([.$A62];[$'olah data'.N$4:$'olah data'.N$39];0);2);&quot;&quot;)">
            <text:p/>
          </table:table-cell>
          <table:table-cell table:style-name="ce27" table:formula="of:=CONCATENATE([.D62];[.E62];[.F62];[.G62];[.H62];[.I62];[.J62];[.K62];[.L62];[.M62];[.N62])" office:value-type="string" office:string-value="Anticipatory worry &amp; pessimismv. uninhibited optimism (11 items)" calcext:value-type="string">
            <text:p>Anticipatory worry &amp; pessimismv. uninhibited optimism (11 items)</text:p>
          </table:table-cell>
          <table:table-cell table:style-name="ce84" table:formula="of:=[$'View Input'.K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2" calcext:value-type="float">
            <text:p>62</text:p>
          </table:table-cell>
          <table:table-cell table:style-name="ce64" office:value-type="float" office:value="3" calcext:value-type="float">
            <text:p>3</text:p>
          </table:table-cell>
          <table:table-cell table:style-name="ce98" table:formula="of:=IF([.R63]=&quot;&quot;;IF([.Q63]=&quot;R&quot;;VLOOKUP([.P63];[$'olah data'.$R$3:$'olah data'.$S$7];2);[.P63]);IF([.R63]=[.P63];[.P63];[.Q63]))" office:value-type="float" office:value="5" calcext:value-type="float">
            <text:p>5</text:p>
          </table:table-cell>
          <table:table-cell table:style-name="ce27" table:formula="of:=IFERROR(INDEX([$'olah data'.$B$4:$'olah data'.$N$39];MATCH([.$A63];[$'olah data'.D$4:$'olah data'.D$39];0);2);&quot;&quot;)">
            <text:p/>
          </table:table-cell>
          <table:table-cell table:style-name="ce27" table:formula="of:=IFERROR(INDEX([$'olah data'.$B$4:$'olah data'.$N$39];MATCH([.$A63];[$'olah data'.E$4:$'olah data'.E$39];0);2);&quot;&quot;)" office:value-type="string" office:string-value="Ambitious vs underachieving (10 items)" calcext:value-type="string">
            <text:p>Ambitious vs underachieving (10 items)</text:p>
          </table:table-cell>
          <table:table-cell table:style-name="ce27" table:formula="of:=IFERROR(INDEX([$'olah data'.$B$4:$'olah data'.$N$39];MATCH([.$A63];[$'olah data'.F$4:$'olah data'.F$39];0);2);&quot;&quot;)">
            <text:p/>
          </table:table-cell>
          <table:table-cell table:style-name="ce27" table:formula="of:=IFERROR(INDEX([$'olah data'.$B$4:$'olah data'.$N$39];MATCH([.$A63];[$'olah data'.G$4:$'olah data'.G$39];0);2);&quot;&quot;)">
            <text:p/>
          </table:table-cell>
          <table:table-cell table:style-name="ce27" table:formula="of:=IFERROR(INDEX([$'olah data'.$B$4:$'olah data'.$N$39];MATCH([.$A63];[$'olah data'.H$4:$'olah data'.H$39];0);2);&quot;&quot;)">
            <text:p/>
          </table:table-cell>
          <table:table-cell table:style-name="ce27" table:formula="of:=IFERROR(INDEX([$'olah data'.$B$4:$'olah data'.$N$39];MATCH([.$A63];[$'olah data'.I$4:$'olah data'.I$39];0);2);&quot;&quot;)">
            <text:p/>
          </table:table-cell>
          <table:table-cell table:style-name="ce27" table:formula="of:=IFERROR(INDEX([$'olah data'.$B$4:$'olah data'.$N$39];MATCH([.$A63];[$'olah data'.J$4:$'olah data'.J$39];0);2);&quot;&quot;)">
            <text:p/>
          </table:table-cell>
          <table:table-cell table:style-name="ce27" table:formula="of:=IFERROR(INDEX([$'olah data'.$B$4:$'olah data'.$N$39];MATCH([.$A63];[$'olah data'.K$4:$'olah data'.K$39];0);2);&quot;&quot;)">
            <text:p/>
          </table:table-cell>
          <table:table-cell table:style-name="ce27" table:formula="of:=IFERROR(INDEX([$'olah data'.$B$4:$'olah data'.$N$39];MATCH([.$A63];[$'olah data'.L$4:$'olah data'.L$39];0);2);&quot;&quot;)">
            <text:p/>
          </table:table-cell>
          <table:table-cell table:style-name="ce27" table:formula="of:=IFERROR(INDEX([$'olah data'.$B$4:$'olah data'.$N$39];MATCH([.$A63];[$'olah data'.M$4:$'olah data'.M$39];0);2);&quot;&quot;)">
            <text:p/>
          </table:table-cell>
          <table:table-cell table:style-name="ce27" table:formula="of:=IFERROR(INDEX([$'olah data'.$B$4:$'olah data'.$N$39];MATCH([.$A63];[$'olah data'.N$4:$'olah data'.N$39];0);2);&quot;&quot;)">
            <text:p/>
          </table:table-cell>
          <table:table-cell table:style-name="ce27" table:formula="of:=CONCATENATE([.D63];[.E63];[.F63];[.G63];[.H63];[.I63];[.J63];[.K63];[.L63];[.M63];[.N63])" office:value-type="string" office:string-value="Ambitious vs underachieving (10 items)" calcext:value-type="string">
            <text:p>Ambitious vs underachieving (10 items)</text:p>
          </table:table-cell>
          <table:table-cell table:style-name="ce84" table:formula="of:=[$'View Input'.K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3" calcext:value-type="float">
            <text:p>63</text:p>
          </table:table-cell>
          <table:table-cell table:style-name="ce64" office:value-type="float" office:value="1" calcext:value-type="float">
            <text:p>1</text:p>
          </table:table-cell>
          <table:table-cell table:style-name="ce98" table:formula="of:=IF([.R64]=&quot;&quot;;IF([.Q64]=&quot;R&quot;;VLOOKUP([.P64];[$'olah data'.$R$3:$'olah data'.$S$7];2);[.P64]);IF([.R64]=[.P64];[.P64];[.Q64]))" office:value-type="float" office:value="3" calcext:value-type="float">
            <text:p>3</text:p>
          </table:table-cell>
          <table:table-cell table:style-name="ce27" table:formula="of:=IFERROR(INDEX([$'olah data'.$B$4:$'olah data'.$N$39];MATCH([.$A64];[$'olah data'.D$4:$'olah data'.D$39];0);2);&quot;&quot;)">
            <text:p/>
          </table:table-cell>
          <table:table-cell table:style-name="ce27" table:formula="of:=IFERROR(INDEX([$'olah data'.$B$4:$'olah data'.$N$39];MATCH([.$A64];[$'olah data'.E$4:$'olah data'.E$39];0);2);&quot;&quot;)">
            <text:p/>
          </table:table-cell>
          <table:table-cell table:style-name="ce27" table:formula="of:=IFERROR(INDEX([$'olah data'.$B$4:$'olah data'.$N$39];MATCH([.$A64];[$'olah data'.F$4:$'olah data'.F$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64];[$'olah data'.G$4:$'olah data'.G$39];0);2);&quot;&quot;)">
            <text:p/>
          </table:table-cell>
          <table:table-cell table:style-name="ce27" table:formula="of:=IFERROR(INDEX([$'olah data'.$B$4:$'olah data'.$N$39];MATCH([.$A64];[$'olah data'.H$4:$'olah data'.H$39];0);2);&quot;&quot;)">
            <text:p/>
          </table:table-cell>
          <table:table-cell table:style-name="ce27" table:formula="of:=IFERROR(INDEX([$'olah data'.$B$4:$'olah data'.$N$39];MATCH([.$A64];[$'olah data'.I$4:$'olah data'.I$39];0);2);&quot;&quot;)">
            <text:p/>
          </table:table-cell>
          <table:table-cell table:style-name="ce27" table:formula="of:=IFERROR(INDEX([$'olah data'.$B$4:$'olah data'.$N$39];MATCH([.$A64];[$'olah data'.J$4:$'olah data'.J$39];0);2);&quot;&quot;)">
            <text:p/>
          </table:table-cell>
          <table:table-cell table:style-name="ce27" table:formula="of:=IFERROR(INDEX([$'olah data'.$B$4:$'olah data'.$N$39];MATCH([.$A64];[$'olah data'.K$4:$'olah data'.K$39];0);2);&quot;&quot;)">
            <text:p/>
          </table:table-cell>
          <table:table-cell table:style-name="ce27" table:formula="of:=IFERROR(INDEX([$'olah data'.$B$4:$'olah data'.$N$39];MATCH([.$A64];[$'olah data'.L$4:$'olah data'.L$39];0);2);&quot;&quot;)">
            <text:p/>
          </table:table-cell>
          <table:table-cell table:style-name="ce27" table:formula="of:=IFERROR(INDEX([$'olah data'.$B$4:$'olah data'.$N$39];MATCH([.$A64];[$'olah data'.M$4:$'olah data'.M$39];0);2);&quot;&quot;)">
            <text:p/>
          </table:table-cell>
          <table:table-cell table:style-name="ce27" table:formula="of:=IFERROR(INDEX([$'olah data'.$B$4:$'olah data'.$N$39];MATCH([.$A64];[$'olah data'.N$4:$'olah data'.N$39];0);2);&quot;&quot;)">
            <text:p/>
          </table:table-cell>
          <table:table-cell table:style-name="ce27" table:formula="of:=CONCATENATE([.D64];[.E64];[.F64];[.G64];[.H64];[.I64];[.J64];[.K64];[.L64];[.M64];[.N64])" office:value-type="string" office:string-value="Exploratory excitability v. stoic rigidity (10 items)" calcext:value-type="string">
            <text:p>Exploratory excitability v. stoic rigidity (10 items)</text:p>
          </table:table-cell>
          <table:table-cell table:style-name="ce84" table:formula="of:=[$'View Input'.K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4" calcext:value-type="float">
            <text:p>64</text:p>
          </table:table-cell>
          <table:table-cell table:style-name="ce64" office:value-type="float" office:value="4" calcext:value-type="float">
            <text:p>4</text:p>
          </table:table-cell>
          <table:table-cell table:style-name="ce98" table:formula="of:=IF([.R65]=&quot;&quot;;IF([.Q65]=&quot;R&quot;;VLOOKUP([.P65];[$'olah data'.$R$3:$'olah data'.$S$7];2);[.P65]);IF([.R65]=[.P65];[.P65];[.Q65]))" office:value-type="float" office:value="5" calcext:value-type="float">
            <text:p>5</text:p>
          </table:table-cell>
          <table:table-cell table:style-name="ce27" table:formula="of:=IFERROR(INDEX([$'olah data'.$B$4:$'olah data'.$N$39];MATCH([.$A65];[$'olah data'.D$4:$'olah data'.D$39];0);2);&quot;&quot;)">
            <text:p/>
          </table:table-cell>
          <table:table-cell table:style-name="ce27" table:formula="of:=IFERROR(INDEX([$'olah data'.$B$4:$'olah data'.$N$39];MATCH([.$A65];[$'olah data'.E$4:$'olah data'.E$39];0);2);&quot;&quot;)">
            <text:p/>
          </table:table-cell>
          <table:table-cell table:style-name="ce27" table:formula="of:=IFERROR(INDEX([$'olah data'.$B$4:$'olah data'.$N$39];MATCH([.$A65];[$'olah data'.F$4:$'olah data'.F$39];0);2);&quot;&quot;)">
            <text:p/>
          </table:table-cell>
          <table:table-cell table:style-name="ce27" table:formula="of:=IFERROR(INDEX([$'olah data'.$B$4:$'olah data'.$N$39];MATCH([.$A65];[$'olah data'.G$4:$'olah data'.G$39];0);2);&quot;&quot;)">
            <text:p/>
          </table:table-cell>
          <table:table-cell table:style-name="ce27" table:formula="of:=IFERROR(INDEX([$'olah data'.$B$4:$'olah data'.$N$39];MATCH([.$A65];[$'olah data'.H$4:$'olah data'.H$39];0);2);&quot;&quot;)">
            <text:p/>
          </table:table-cell>
          <table:table-cell table:style-name="ce27" table:formula="of:=IFERROR(INDEX([$'olah data'.$B$4:$'olah data'.$N$39];MATCH([.$A65];[$'olah data'.I$4:$'olah data'.I$39];0);2);&quot;&quot;)">
            <text:p/>
          </table:table-cell>
          <table:table-cell table:style-name="ce27" table:formula="of:=IFERROR(INDEX([$'olah data'.$B$4:$'olah data'.$N$39];MATCH([.$A65];[$'olah data'.J$4:$'olah data'.J$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5];[$'olah data'.K$4:$'olah data'.K$39];0);2);&quot;&quot;)">
            <text:p/>
          </table:table-cell>
          <table:table-cell table:style-name="ce27" table:formula="of:=IFERROR(INDEX([$'olah data'.$B$4:$'olah data'.$N$39];MATCH([.$A65];[$'olah data'.L$4:$'olah data'.L$39];0);2);&quot;&quot;)">
            <text:p/>
          </table:table-cell>
          <table:table-cell table:style-name="ce27" table:formula="of:=IFERROR(INDEX([$'olah data'.$B$4:$'olah data'.$N$39];MATCH([.$A65];[$'olah data'.M$4:$'olah data'.M$39];0);2);&quot;&quot;)">
            <text:p/>
          </table:table-cell>
          <table:table-cell table:style-name="ce27" table:formula="of:=IFERROR(INDEX([$'olah data'.$B$4:$'olah data'.$N$39];MATCH([.$A65];[$'olah data'.N$4:$'olah data'.N$39];0);2);&quot;&quot;)">
            <text:p/>
          </table:table-cell>
          <table:table-cell table:style-name="ce27" table:formula="of:=CONCATENATE([.D65];[.E65];[.F65];[.G65];[.H65];[.I65];[.J65];[.K65];[.L65];[.M65];[.N65])" office:value-type="string" office:string-value="Anticipatory worry &amp; pessimismv. uninhibited optimism (11 items)" calcext:value-type="string">
            <text:p>Anticipatory worry &amp; pessimismv. uninhibited optimism (11 items)</text:p>
          </table:table-cell>
          <table:table-cell table:style-name="ce84" table:formula="of:=[$'View Input'.K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5" calcext:value-type="float">
            <text:p>65</text:p>
          </table:table-cell>
          <table:table-cell table:style-name="ce64" office:value-type="float" office:value="1" calcext:value-type="float">
            <text:p>1</text:p>
          </table:table-cell>
          <table:table-cell table:style-name="ce98" table:formula="of:=IF([.R66]=&quot;&quot;;IF([.Q66]=&quot;R&quot;;VLOOKUP([.P66];[$'olah data'.$R$3:$'olah data'.$S$7];2);[.P66]);IF([.R66]=[.P66];[.P66];[.Q66]))" office:value-type="float" office:value="5" calcext:value-type="float">
            <text:p>5</text:p>
          </table:table-cell>
          <table:table-cell table:style-name="ce27" table:formula="of:=IFERROR(INDEX([$'olah data'.$B$4:$'olah data'.$N$39];MATCH([.$A66];[$'olah data'.D$4:$'olah data'.D$39];0);2);&quot;&quot;)">
            <text:p/>
          </table:table-cell>
          <table:table-cell table:style-name="ce27" table:formula="of:=IFERROR(INDEX([$'olah data'.$B$4:$'olah data'.$N$39];MATCH([.$A66];[$'olah data'.E$4:$'olah data'.E$39];0);2);&quot;&quot;)">
            <text:p/>
          </table:table-cell>
          <table:table-cell table:style-name="ce27" table:formula="of:=IFERROR(INDEX([$'olah data'.$B$4:$'olah data'.$N$39];MATCH([.$A66];[$'olah data'.F$4:$'olah data'.F$39];0);2);&quot;&quot;)">
            <text:p/>
          </table:table-cell>
          <table:table-cell table:style-name="ce27" table:formula="of:=IFERROR(INDEX([$'olah data'.$B$4:$'olah data'.$N$39];MATCH([.$A66];[$'olah data'.G$4:$'olah data'.G$39];0);2);&quot;&quot;)">
            <text:p/>
          </table:table-cell>
          <table:table-cell table:style-name="ce27" table:formula="of:=IFERROR(INDEX([$'olah data'.$B$4:$'olah data'.$N$39];MATCH([.$A66];[$'olah data'.H$4:$'olah data'.H$39];0);2);&quot;&quot;)">
            <text:p/>
          </table:table-cell>
          <table:table-cell table:style-name="ce27" table:formula="of:=IFERROR(INDEX([$'olah data'.$B$4:$'olah data'.$N$39];MATCH([.$A66];[$'olah data'.I$4:$'olah data'.I$39];0);2);&quot;&quot;)">
            <text:p/>
          </table:table-cell>
          <table:table-cell table:style-name="ce27" table:formula="of:=IFERROR(INDEX([$'olah data'.$B$4:$'olah data'.$N$39];MATCH([.$A66];[$'olah data'.J$4:$'olah data'.J$39];0);2);&quot;&quot;)">
            <text:p/>
          </table:table-cell>
          <table:table-cell table:style-name="ce27" table:formula="of:=IFERROR(INDEX([$'olah data'.$B$4:$'olah data'.$N$39];MATCH([.$A66];[$'olah data'.K$4:$'olah data'.K$39];0);2);&quot;&quot;)" office:value-type="string" office:string-value="Sentimentality (8 items)" calcext:value-type="string">
            <text:p>Sentimentality (8 items)</text:p>
          </table:table-cell>
          <table:table-cell table:style-name="ce27" table:formula="of:=IFERROR(INDEX([$'olah data'.$B$4:$'olah data'.$N$39];MATCH([.$A66];[$'olah data'.L$4:$'olah data'.L$39];0);2);&quot;&quot;)">
            <text:p/>
          </table:table-cell>
          <table:table-cell table:style-name="ce27" table:formula="of:=IFERROR(INDEX([$'olah data'.$B$4:$'olah data'.$N$39];MATCH([.$A66];[$'olah data'.M$4:$'olah data'.M$39];0);2);&quot;&quot;)">
            <text:p/>
          </table:table-cell>
          <table:table-cell table:style-name="ce27" table:formula="of:=IFERROR(INDEX([$'olah data'.$B$4:$'olah data'.$N$39];MATCH([.$A66];[$'olah data'.N$4:$'olah data'.N$39];0);2);&quot;&quot;)">
            <text:p/>
          </table:table-cell>
          <table:table-cell table:style-name="ce27" table:formula="of:=CONCATENATE([.D66];[.E66];[.F66];[.G66];[.H66];[.I66];[.J66];[.K66];[.L66];[.M66];[.N66])" office:value-type="string" office:string-value="Sentimentality (8 items)" calcext:value-type="string">
            <text:p>Sentimentality (8 items)</text:p>
          </table:table-cell>
          <table:table-cell table:style-name="ce84" table:formula="of:=[$'View Input'.K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6" calcext:value-type="float">
            <text:p>66</text:p>
          </table:table-cell>
          <table:table-cell table:style-name="ce64" office:value-type="float" office:value="1" calcext:value-type="float">
            <text:p>1</text:p>
          </table:table-cell>
          <table:table-cell table:style-name="ce98" table:formula="of:=IF([.R67]=&quot;&quot;;IF([.Q67]=&quot;R&quot;;VLOOKUP([.P67];[$'olah data'.$R$3:$'olah data'.$S$7];2);[.P67]);IF([.R67]=[.P67];[.P67];[.Q67]))" office:value-type="float" office:value="5" calcext:value-type="float">
            <text:p>5</text:p>
          </table:table-cell>
          <table:table-cell table:style-name="ce27" table:formula="of:=IFERROR(INDEX([$'olah data'.$B$4:$'olah data'.$N$39];MATCH([.$A67];[$'olah data'.D$4:$'olah data'.D$39];0);2);&quot;&quot;)">
            <text:p/>
          </table:table-cell>
          <table:table-cell table:style-name="ce27" table:formula="of:=IFERROR(INDEX([$'olah data'.$B$4:$'olah data'.$N$39];MATCH([.$A67];[$'olah data'.E$4:$'olah data'.E$39];0);2);&quot;&quot;)">
            <text:p/>
          </table:table-cell>
          <table:table-cell table:style-name="ce27" table:formula="of:=IFERROR(INDEX([$'olah data'.$B$4:$'olah data'.$N$39];MATCH([.$A67];[$'olah data'.F$4:$'olah data'.F$39];0);2);&quot;&quot;)">
            <text:p/>
          </table:table-cell>
          <table:table-cell table:style-name="ce27" table:formula="of:=IFERROR(INDEX([$'olah data'.$B$4:$'olah data'.$N$39];MATCH([.$A67];[$'olah data'.G$4:$'olah data'.G$39];0);2);&quot;&quot;)">
            <text:p/>
          </table:table-cell>
          <table:table-cell table:style-name="ce27" table:formula="of:=IFERROR(INDEX([$'olah data'.$B$4:$'olah data'.$N$39];MATCH([.$A67];[$'olah data'.H$4:$'olah data'.H$39];0);2);&quot;&quot;)">
            <text:p/>
          </table:table-cell>
          <table:table-cell table:style-name="ce27" table:formula="of:=IFERROR(INDEX([$'olah data'.$B$4:$'olah data'.$N$39];MATCH([.$A67];[$'olah data'.I$4:$'olah data'.I$39];0);2);&quot;&quot;)" office:value-type="string" office:string-value="Responsibility vs. blaming (8 items)" calcext:value-type="string">
            <text:p>Responsibility vs. blaming (8 items)</text:p>
          </table:table-cell>
          <table:table-cell table:style-name="ce27" table:formula="of:=IFERROR(INDEX([$'olah data'.$B$4:$'olah data'.$N$39];MATCH([.$A67];[$'olah data'.J$4:$'olah data'.J$39];0);2);&quot;&quot;)">
            <text:p/>
          </table:table-cell>
          <table:table-cell table:style-name="ce27" table:formula="of:=IFERROR(INDEX([$'olah data'.$B$4:$'olah data'.$N$39];MATCH([.$A67];[$'olah data'.K$4:$'olah data'.K$39];0);2);&quot;&quot;)">
            <text:p/>
          </table:table-cell>
          <table:table-cell table:style-name="ce27" table:formula="of:=IFERROR(INDEX([$'olah data'.$B$4:$'olah data'.$N$39];MATCH([.$A67];[$'olah data'.L$4:$'olah data'.L$39];0);2);&quot;&quot;)">
            <text:p/>
          </table:table-cell>
          <table:table-cell table:style-name="ce27" table:formula="of:=IFERROR(INDEX([$'olah data'.$B$4:$'olah data'.$N$39];MATCH([.$A67];[$'olah data'.M$4:$'olah data'.M$39];0);2);&quot;&quot;)">
            <text:p/>
          </table:table-cell>
          <table:table-cell table:style-name="ce27" table:formula="of:=IFERROR(INDEX([$'olah data'.$B$4:$'olah data'.$N$39];MATCH([.$A67];[$'olah data'.N$4:$'olah data'.N$39];0);2);&quot;&quot;)">
            <text:p/>
          </table:table-cell>
          <table:table-cell table:style-name="ce27" table:formula="of:=CONCATENATE([.D67];[.E67];[.F67];[.G67];[.H67];[.I67];[.J67];[.K67];[.L67];[.M67];[.N67])" office:value-type="string" office:string-value="Responsibility vs. blaming (8 items)" calcext:value-type="string">
            <text:p>Responsibility vs. blaming (8 items)</text:p>
          </table:table-cell>
          <table:table-cell table:style-name="ce84" table:formula="of:=[$'View Input'.K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7" calcext:value-type="float">
            <text:p>67</text:p>
          </table:table-cell>
          <table:table-cell table:style-name="ce64" office:value-type="float" office:value="3" calcext:value-type="float">
            <text:p>3</text:p>
          </table:table-cell>
          <table:table-cell table:style-name="ce98" table:formula="of:=IF([.R68]=&quot;&quot;;IF([.Q68]=&quot;R&quot;;VLOOKUP([.P68];[$'olah data'.$R$3:$'olah data'.$S$7];2);[.P68]);IF([.R68]=[.P68];[.P68];[.Q68]))" office:value-type="float" office:value="2" calcext:value-type="float">
            <text:p>2</text:p>
          </table:table-cell>
          <table:table-cell table:style-name="ce27" table:formula="of:=IFERROR(INDEX([$'olah data'.$B$4:$'olah data'.$N$39];MATCH([.$A68];[$'olah data'.D$4:$'olah data'.D$39];0);2);&quot;&quot;)">
            <text:p/>
          </table:table-cell>
          <table:table-cell table:style-name="ce27" table:formula="of:=IFERROR(INDEX([$'olah data'.$B$4:$'olah data'.$N$39];MATCH([.$A68];[$'olah data'.E$4:$'olah data'.E$39];0);2);&quot;&quot;)">
            <text:p/>
          </table:table-cell>
          <table:table-cell table:style-name="ce27" table:formula="of:=IFERROR(INDEX([$'olah data'.$B$4:$'olah data'.$N$39];MATCH([.$A68];[$'olah data'.F$4:$'olah data'.F$39];0);2);&quot;&quot;)">
            <text:p/>
          </table:table-cell>
          <table:table-cell table:style-name="ce27" table:formula="of:=IFERROR(INDEX([$'olah data'.$B$4:$'olah data'.$N$39];MATCH([.$A68];[$'olah data'.G$4:$'olah data'.G$39];0);2);&quot;&quot;)" office:value-type="string" office:string-value="Compassion vs. revengefulness (7 items)" calcext:value-type="string">
            <text:p>Compassion vs. revengefulness (7 items)</text:p>
          </table:table-cell>
          <table:table-cell table:style-name="ce27" table:formula="of:=IFERROR(INDEX([$'olah data'.$B$4:$'olah data'.$N$39];MATCH([.$A68];[$'olah data'.H$4:$'olah data'.H$39];0);2);&quot;&quot;)">
            <text:p/>
          </table:table-cell>
          <table:table-cell table:style-name="ce27" table:formula="of:=IFERROR(INDEX([$'olah data'.$B$4:$'olah data'.$N$39];MATCH([.$A68];[$'olah data'.I$4:$'olah data'.I$39];0);2);&quot;&quot;)">
            <text:p/>
          </table:table-cell>
          <table:table-cell table:style-name="ce27" table:formula="of:=IFERROR(INDEX([$'olah data'.$B$4:$'olah data'.$N$39];MATCH([.$A68];[$'olah data'.J$4:$'olah data'.J$39];0);2);&quot;&quot;)">
            <text:p/>
          </table:table-cell>
          <table:table-cell table:style-name="ce27" table:formula="of:=IFERROR(INDEX([$'olah data'.$B$4:$'olah data'.$N$39];MATCH([.$A68];[$'olah data'.K$4:$'olah data'.K$39];0);2);&quot;&quot;)">
            <text:p/>
          </table:table-cell>
          <table:table-cell table:style-name="ce27" table:formula="of:=IFERROR(INDEX([$'olah data'.$B$4:$'olah data'.$N$39];MATCH([.$A68];[$'olah data'.L$4:$'olah data'.L$39];0);2);&quot;&quot;)">
            <text:p/>
          </table:table-cell>
          <table:table-cell table:style-name="ce27" table:formula="of:=IFERROR(INDEX([$'olah data'.$B$4:$'olah data'.$N$39];MATCH([.$A68];[$'olah data'.M$4:$'olah data'.M$39];0);2);&quot;&quot;)">
            <text:p/>
          </table:table-cell>
          <table:table-cell table:style-name="ce27" table:formula="of:=IFERROR(INDEX([$'olah data'.$B$4:$'olah data'.$N$39];MATCH([.$A68];[$'olah data'.N$4:$'olah data'.N$39];0);2);&quot;&quot;)">
            <text:p/>
          </table:table-cell>
          <table:table-cell table:style-name="ce27" table:formula="of:=CONCATENATE([.D68];[.E68];[.F68];[.G68];[.H68];[.I68];[.J68];[.K68];[.L68];[.M68];[.N68])" office:value-type="string" office:string-value="Compassion vs. revengefulness (7 items)" calcext:value-type="string">
            <text:p>Compassion vs. revengefulness (7 items)</text:p>
          </table:table-cell>
          <table:table-cell table:style-name="ce84" table:formula="of:=[$'View Input'.K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8" calcext:value-type="float">
            <text:p>68</text:p>
          </table:table-cell>
          <table:table-cell table:style-name="ce64" office:value-type="float" office:value="1" calcext:value-type="float">
            <text:p>1</text:p>
          </table:table-cell>
          <table:table-cell table:style-name="ce98" table:formula="of:=IF([.R69]=&quot;&quot;;IF([.Q69]=&quot;R&quot;;VLOOKUP([.P69];[$'olah data'.$R$3:$'olah data'.$S$7];2);[.P69]);IF([.R69]=[.P69];[.P69];[.Q69]))" office:value-type="float" office:value="3" calcext:value-type="float">
            <text:p>3</text:p>
          </table:table-cell>
          <table:table-cell table:style-name="ce27" table:formula="of:=IFERROR(INDEX([$'olah data'.$B$4:$'olah data'.$N$39];MATCH([.$A69];[$'olah data'.D$4:$'olah data'.D$39];0);2);&quot;&quot;)">
            <text:p/>
          </table:table-cell>
          <table:table-cell table:style-name="ce27" table:formula="of:=IFERROR(INDEX([$'olah data'.$B$4:$'olah data'.$N$39];MATCH([.$A69];[$'olah data'.E$4:$'olah data'.E$39];0);2);&quot;&quot;)">
            <text:p/>
          </table:table-cell>
          <table:table-cell table:style-name="ce27" table:formula="of:=IFERROR(INDEX([$'olah data'.$B$4:$'olah data'.$N$39];MATCH([.$A69];[$'olah data'.F$4:$'olah data'.F$39];0);2);&quot;&quot;)">
            <text:p/>
          </table:table-cell>
          <table:table-cell table:style-name="ce27" table:formula="of:=IFERROR(INDEX([$'olah data'.$B$4:$'olah data'.$N$39];MATCH([.$A69];[$'olah data'.G$4:$'olah data'.G$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69];[$'olah data'.H$4:$'olah data'.H$39];0);2);&quot;&quot;)">
            <text:p/>
          </table:table-cell>
          <table:table-cell table:style-name="ce27" table:formula="of:=IFERROR(INDEX([$'olah data'.$B$4:$'olah data'.$N$39];MATCH([.$A69];[$'olah data'.I$4:$'olah data'.I$39];0);2);&quot;&quot;)">
            <text:p/>
          </table:table-cell>
          <table:table-cell table:style-name="ce27" table:formula="of:=IFERROR(INDEX([$'olah data'.$B$4:$'olah data'.$N$39];MATCH([.$A69];[$'olah data'.J$4:$'olah data'.J$39];0);2);&quot;&quot;)">
            <text:p/>
          </table:table-cell>
          <table:table-cell table:style-name="ce27" table:formula="of:=IFERROR(INDEX([$'olah data'.$B$4:$'olah data'.$N$39];MATCH([.$A69];[$'olah data'.K$4:$'olah data'.K$39];0);2);&quot;&quot;)">
            <text:p/>
          </table:table-cell>
          <table:table-cell table:style-name="ce27" table:formula="of:=IFERROR(INDEX([$'olah data'.$B$4:$'olah data'.$N$39];MATCH([.$A69];[$'olah data'.L$4:$'olah data'.L$39];0);2);&quot;&quot;)">
            <text:p/>
          </table:table-cell>
          <table:table-cell table:style-name="ce27" table:formula="of:=IFERROR(INDEX([$'olah data'.$B$4:$'olah data'.$N$39];MATCH([.$A69];[$'olah data'.M$4:$'olah data'.M$39];0);2);&quot;&quot;)">
            <text:p/>
          </table:table-cell>
          <table:table-cell table:style-name="ce27" table:formula="of:=IFERROR(INDEX([$'olah data'.$B$4:$'olah data'.$N$39];MATCH([.$A69];[$'olah data'.N$4:$'olah data'.N$39];0);2);&quot;&quot;)">
            <text:p/>
          </table:table-cell>
          <table:table-cell table:style-name="ce27" table:formula="of:=CONCATENATE([.D69];[.E69];[.F69];[.G69];[.H69];[.I69];[.J69];[.K69];[.L69];[.M69];[.N69])" office:value-type="string" office:string-value="Self-forgetful vs. self-conscious experience (10 items)" calcext:value-type="string">
            <text:p>Self-forgetful vs. self-conscious experience (10 items)</text:p>
          </table:table-cell>
          <table:table-cell table:style-name="ce84" table:formula="of:=[$'View Input'.K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69" calcext:value-type="float">
            <text:p>69</text:p>
          </table:table-cell>
          <table:table-cell table:style-name="ce64" office:value-type="float" office:value="1" calcext:value-type="float">
            <text:p>1</text:p>
          </table:table-cell>
          <table:table-cell table:style-name="ce98" table:formula="of:=IF([.R70]=&quot;&quot;;IF([.Q70]=&quot;R&quot;;VLOOKUP([.P70];[$'olah data'.$R$3:$'olah data'.$S$7];2);[.P70]);IF([.R70]=[.P70];[.P70];[.Q70]))" office:value-type="float" office:value="5" calcext:value-type="float">
            <text:p>5</text:p>
          </table:table-cell>
          <table:table-cell table:style-name="ce27" table:formula="of:=IFERROR(INDEX([$'olah data'.$B$4:$'olah data'.$N$39];MATCH([.$A70];[$'olah data'.D$4:$'olah data'.D$39];0);2);&quot;&quot;)">
            <text:p/>
          </table:table-cell>
          <table:table-cell table:style-name="ce27" table:formula="of:=IFERROR(INDEX([$'olah data'.$B$4:$'olah data'.$N$39];MATCH([.$A70];[$'olah data'.E$4:$'olah data'.E$39];0);2);&quot;&quot;)">
            <text:p/>
          </table:table-cell>
          <table:table-cell table:style-name="ce27" table:formula="of:=IFERROR(INDEX([$'olah data'.$B$4:$'olah data'.$N$39];MATCH([.$A70];[$'olah data'.F$4:$'olah data'.F$39];0);2);&quot;&quot;)">
            <text:p/>
          </table:table-cell>
          <table:table-cell table:style-name="ce27" table:formula="of:=IFERROR(INDEX([$'olah data'.$B$4:$'olah data'.$N$39];MATCH([.$A70];[$'olah data'.G$4:$'olah data'.G$39];0);2);&quot;&quot;)">
            <text:p/>
          </table:table-cell>
          <table:table-cell table:style-name="ce27" table:formula="of:=IFERROR(INDEX([$'olah data'.$B$4:$'olah data'.$N$39];MATCH([.$A70];[$'olah data'.H$4:$'olah data'.H$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0];[$'olah data'.I$4:$'olah data'.I$39];0);2);&quot;&quot;)">
            <text:p/>
          </table:table-cell>
          <table:table-cell table:style-name="ce27" table:formula="of:=IFERROR(INDEX([$'olah data'.$B$4:$'olah data'.$N$39];MATCH([.$A70];[$'olah data'.J$4:$'olah data'.J$39];0);2);&quot;&quot;)">
            <text:p/>
          </table:table-cell>
          <table:table-cell table:style-name="ce27" table:formula="of:=IFERROR(INDEX([$'olah data'.$B$4:$'olah data'.$N$39];MATCH([.$A70];[$'olah data'.K$4:$'olah data'.K$39];0);2);&quot;&quot;)">
            <text:p/>
          </table:table-cell>
          <table:table-cell table:style-name="ce27" table:formula="of:=IFERROR(INDEX([$'olah data'.$B$4:$'olah data'.$N$39];MATCH([.$A70];[$'olah data'.L$4:$'olah data'.L$39];0);2);&quot;&quot;)">
            <text:p/>
          </table:table-cell>
          <table:table-cell table:style-name="ce27" table:formula="of:=IFERROR(INDEX([$'olah data'.$B$4:$'olah data'.$N$39];MATCH([.$A70];[$'olah data'.M$4:$'olah data'.M$39];0);2);&quot;&quot;)">
            <text:p/>
          </table:table-cell>
          <table:table-cell table:style-name="ce27" table:formula="of:=IFERROR(INDEX([$'olah data'.$B$4:$'olah data'.$N$39];MATCH([.$A70];[$'olah data'.N$4:$'olah data'.N$39];0);2);&quot;&quot;)">
            <text:p/>
          </table:table-cell>
          <table:table-cell table:style-name="ce27" table:formula="of:=CONCATENATE([.D70];[.E70];[.F70];[.G70];[.H70];[.I70];[.J70];[.K70];[.L70];[.M70];[.N70])" office:value-type="string" office:string-value="Purposefulness vs. lack of goal direction (6 items)" calcext:value-type="string">
            <text:p>Purposefulness vs. lack of goal direction (6 items)</text:p>
          </table:table-cell>
          <table:table-cell table:style-name="ce84" table:formula="of:=[$'View Input'.K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0" calcext:value-type="float">
            <text:p>70</text:p>
          </table:table-cell>
          <table:table-cell table:style-name="ce64" office:value-type="float" office:value="3" calcext:value-type="float">
            <text:p>3</text:p>
          </table:table-cell>
          <table:table-cell table:style-name="ce98" table:formula="of:=IF([.R71]=&quot;&quot;;IF([.Q71]=&quot;R&quot;;VLOOKUP([.P71];[$'olah data'.$R$3:$'olah data'.$S$7];2);[.P71]);IF([.R71]=[.P71];[.P71];[.Q71]))" office:value-type="float" office:value="1" calcext:value-type="float">
            <text:p>1</text:p>
          </table:table-cell>
          <table:table-cell table:style-name="ce27" table:formula="of:=IFERROR(INDEX([$'olah data'.$B$4:$'olah data'.$N$39];MATCH([.$A71];[$'olah data'.D$4:$'olah data'.D$39];0);2);&quot;&quot;)">
            <text:p/>
          </table:table-cell>
          <table:table-cell table:style-name="ce27" table:formula="of:=IFERROR(INDEX([$'olah data'.$B$4:$'olah data'.$N$39];MATCH([.$A71];[$'olah data'.E$4:$'olah data'.E$39];0);2);&quot;&quot;)" office:value-type="string" office:string-value="Fear of uncertainty (7 items)" calcext:value-type="string">
            <text:p>Fear of uncertainty (7 items)</text:p>
          </table:table-cell>
          <table:table-cell table:style-name="ce27" table:formula="of:=IFERROR(INDEX([$'olah data'.$B$4:$'olah data'.$N$39];MATCH([.$A71];[$'olah data'.F$4:$'olah data'.F$39];0);2);&quot;&quot;)">
            <text:p/>
          </table:table-cell>
          <table:table-cell table:style-name="ce27" table:formula="of:=IFERROR(INDEX([$'olah data'.$B$4:$'olah data'.$N$39];MATCH([.$A71];[$'olah data'.G$4:$'olah data'.G$39];0);2);&quot;&quot;)">
            <text:p/>
          </table:table-cell>
          <table:table-cell table:style-name="ce27" table:formula="of:=IFERROR(INDEX([$'olah data'.$B$4:$'olah data'.$N$39];MATCH([.$A71];[$'olah data'.H$4:$'olah data'.H$39];0);2);&quot;&quot;)">
            <text:p/>
          </table:table-cell>
          <table:table-cell table:style-name="ce27" table:formula="of:=IFERROR(INDEX([$'olah data'.$B$4:$'olah data'.$N$39];MATCH([.$A71];[$'olah data'.I$4:$'olah data'.I$39];0);2);&quot;&quot;)">
            <text:p/>
          </table:table-cell>
          <table:table-cell table:style-name="ce27" table:formula="of:=IFERROR(INDEX([$'olah data'.$B$4:$'olah data'.$N$39];MATCH([.$A71];[$'olah data'.J$4:$'olah data'.J$39];0);2);&quot;&quot;)">
            <text:p/>
          </table:table-cell>
          <table:table-cell table:style-name="ce27" table:formula="of:=IFERROR(INDEX([$'olah data'.$B$4:$'olah data'.$N$39];MATCH([.$A71];[$'olah data'.K$4:$'olah data'.K$39];0);2);&quot;&quot;)">
            <text:p/>
          </table:table-cell>
          <table:table-cell table:style-name="ce27" table:formula="of:=IFERROR(INDEX([$'olah data'.$B$4:$'olah data'.$N$39];MATCH([.$A71];[$'olah data'.L$4:$'olah data'.L$39];0);2);&quot;&quot;)">
            <text:p/>
          </table:table-cell>
          <table:table-cell table:style-name="ce27" table:formula="of:=IFERROR(INDEX([$'olah data'.$B$4:$'olah data'.$N$39];MATCH([.$A71];[$'olah data'.M$4:$'olah data'.M$39];0);2);&quot;&quot;)">
            <text:p/>
          </table:table-cell>
          <table:table-cell table:style-name="ce27" table:formula="of:=IFERROR(INDEX([$'olah data'.$B$4:$'olah data'.$N$39];MATCH([.$A71];[$'olah data'.N$4:$'olah data'.N$39];0);2);&quot;&quot;)">
            <text:p/>
          </table:table-cell>
          <table:table-cell table:style-name="ce27" table:formula="of:=CONCATENATE([.D71];[.E71];[.F71];[.G71];[.H71];[.I71];[.J71];[.K71];[.L71];[.M71];[.N71])" office:value-type="string" office:string-value="Fear of uncertainty (7 items)" calcext:value-type="string">
            <text:p>Fear of uncertainty (7 items)</text:p>
          </table:table-cell>
          <table:table-cell table:style-name="ce84" table:formula="of:=[$'View Input'.K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1" calcext:value-type="float">
            <text:p>71</text:p>
          </table:table-cell>
          <table:table-cell table:style-name="ce64" office:value-type="float" office:value="4" calcext:value-type="float">
            <text:p>4</text:p>
          </table:table-cell>
          <table:table-cell table:style-name="ce98" table:formula="of:=IF([.R72]=&quot;&quot;;IF([.Q72]=&quot;R&quot;;VLOOKUP([.P72];[$'olah data'.$R$3:$'olah data'.$S$7];2);[.P72]);IF([.R72]=[.P72];[.P72];[.Q72]))" office:value-type="float" office:value="1" calcext:value-type="float">
            <text:p>1</text:p>
          </table:table-cell>
          <table:table-cell table:style-name="ce27" table:formula="of:=IFERROR(INDEX([$'olah data'.$B$4:$'olah data'.$N$39];MATCH([.$A72];[$'olah data'.D$4:$'olah data'.D$39];0);2);&quot;&quot;)">
            <text:p/>
          </table:table-cell>
          <table:table-cell table:style-name="ce27" table:formula="of:=IFERROR(INDEX([$'olah data'.$B$4:$'olah data'.$N$39];MATCH([.$A72];[$'olah data'.E$4:$'olah data'.E$39];0);2);&quot;&quot;)">
            <text:p/>
          </table:table-cell>
          <table:table-cell table:style-name="ce27" table:formula="of:=IFERROR(INDEX([$'olah data'.$B$4:$'olah data'.$N$39];MATCH([.$A72];[$'olah data'.F$4:$'olah data'.F$39];0);2);&quot;&quot;)" office:value-type="string" office:string-value="Impulsiveness v. reflection (9 items)" calcext:value-type="string">
            <text:p>Impulsiveness v. reflection (9 items)</text:p>
          </table:table-cell>
          <table:table-cell table:style-name="ce27" table:formula="of:=IFERROR(INDEX([$'olah data'.$B$4:$'olah data'.$N$39];MATCH([.$A72];[$'olah data'.G$4:$'olah data'.G$39];0);2);&quot;&quot;)">
            <text:p/>
          </table:table-cell>
          <table:table-cell table:style-name="ce27" table:formula="of:=IFERROR(INDEX([$'olah data'.$B$4:$'olah data'.$N$39];MATCH([.$A72];[$'olah data'.H$4:$'olah data'.H$39];0);2);&quot;&quot;)">
            <text:p/>
          </table:table-cell>
          <table:table-cell table:style-name="ce27" table:formula="of:=IFERROR(INDEX([$'olah data'.$B$4:$'olah data'.$N$39];MATCH([.$A72];[$'olah data'.I$4:$'olah data'.I$39];0);2);&quot;&quot;)">
            <text:p/>
          </table:table-cell>
          <table:table-cell table:style-name="ce27" table:formula="of:=IFERROR(INDEX([$'olah data'.$B$4:$'olah data'.$N$39];MATCH([.$A72];[$'olah data'.J$4:$'olah data'.J$39];0);2);&quot;&quot;)">
            <text:p/>
          </table:table-cell>
          <table:table-cell table:style-name="ce27" table:formula="of:=IFERROR(INDEX([$'olah data'.$B$4:$'olah data'.$N$39];MATCH([.$A72];[$'olah data'.K$4:$'olah data'.K$39];0);2);&quot;&quot;)">
            <text:p/>
          </table:table-cell>
          <table:table-cell table:style-name="ce27" table:formula="of:=IFERROR(INDEX([$'olah data'.$B$4:$'olah data'.$N$39];MATCH([.$A72];[$'olah data'.L$4:$'olah data'.L$39];0);2);&quot;&quot;)">
            <text:p/>
          </table:table-cell>
          <table:table-cell table:style-name="ce27" table:formula="of:=IFERROR(INDEX([$'olah data'.$B$4:$'olah data'.$N$39];MATCH([.$A72];[$'olah data'.M$4:$'olah data'.M$39];0);2);&quot;&quot;)">
            <text:p/>
          </table:table-cell>
          <table:table-cell table:style-name="ce27" table:formula="of:=IFERROR(INDEX([$'olah data'.$B$4:$'olah data'.$N$39];MATCH([.$A72];[$'olah data'.N$4:$'olah data'.N$39];0);2);&quot;&quot;)">
            <text:p/>
          </table:table-cell>
          <table:table-cell table:style-name="ce27" table:formula="of:=CONCATENATE([.D72];[.E72];[.F72];[.G72];[.H72];[.I72];[.J72];[.K72];[.L72];[.M72];[.N72])" office:value-type="string" office:string-value="Impulsiveness v. reflection (9 items)" calcext:value-type="string">
            <text:p>Impulsiveness v. reflection (9 items)</text:p>
          </table:table-cell>
          <table:table-cell table:style-name="ce84" table:formula="of:=[$'View Input'.K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2" calcext:value-type="float">
            <text:p>72</text:p>
          </table:table-cell>
          <table:table-cell table:style-name="ce64" office:value-type="float" office:value="1" calcext:value-type="float">
            <text:p>1</text:p>
          </table:table-cell>
          <table:table-cell table:style-name="ce98" table:formula="of:=IF([.R73]=&quot;&quot;;IF([.Q73]=&quot;R&quot;;VLOOKUP([.P73];[$'olah data'.$R$3:$'olah data'.$S$7];2);[.P73]);IF([.R73]=[.P73];[.P73];[.Q73]))" office:value-type="float" office:value="5" calcext:value-type="float">
            <text:p>5</text:p>
          </table:table-cell>
          <table:table-cell table:style-name="ce27" table:formula="of:=IFERROR(INDEX([$'olah data'.$B$4:$'olah data'.$N$39];MATCH([.$A73];[$'olah data'.D$4:$'olah data'.D$39];0);2);&quot;&quot;)">
            <text:p/>
          </table:table-cell>
          <table:table-cell table:style-name="ce27" table:formula="of:=IFERROR(INDEX([$'olah data'.$B$4:$'olah data'.$N$39];MATCH([.$A73];[$'olah data'.E$4:$'olah data'.E$39];0);2);&quot;&quot;)">
            <text:p/>
          </table:table-cell>
          <table:table-cell table:style-name="ce27" table:formula="of:=IFERROR(INDEX([$'olah data'.$B$4:$'olah data'.$N$39];MATCH([.$A73];[$'olah data'.F$4:$'olah data'.F$39];0);2);&quot;&quot;)" office:value-type="string" office:string-value="Ambitious vs underachieving (10 items)" calcext:value-type="string">
            <text:p>Ambitious vs underachieving (10 items)</text:p>
          </table:table-cell>
          <table:table-cell table:style-name="ce27" table:formula="of:=IFERROR(INDEX([$'olah data'.$B$4:$'olah data'.$N$39];MATCH([.$A73];[$'olah data'.G$4:$'olah data'.G$39];0);2);&quot;&quot;)">
            <text:p/>
          </table:table-cell>
          <table:table-cell table:style-name="ce27" table:formula="of:=IFERROR(INDEX([$'olah data'.$B$4:$'olah data'.$N$39];MATCH([.$A73];[$'olah data'.H$4:$'olah data'.H$39];0);2);&quot;&quot;)">
            <text:p/>
          </table:table-cell>
          <table:table-cell table:style-name="ce27" table:formula="of:=IFERROR(INDEX([$'olah data'.$B$4:$'olah data'.$N$39];MATCH([.$A73];[$'olah data'.I$4:$'olah data'.I$39];0);2);&quot;&quot;)">
            <text:p/>
          </table:table-cell>
          <table:table-cell table:style-name="ce27" table:formula="of:=IFERROR(INDEX([$'olah data'.$B$4:$'olah data'.$N$39];MATCH([.$A73];[$'olah data'.J$4:$'olah data'.J$39];0);2);&quot;&quot;)">
            <text:p/>
          </table:table-cell>
          <table:table-cell table:style-name="ce27" table:formula="of:=IFERROR(INDEX([$'olah data'.$B$4:$'olah data'.$N$39];MATCH([.$A73];[$'olah data'.K$4:$'olah data'.K$39];0);2);&quot;&quot;)">
            <text:p/>
          </table:table-cell>
          <table:table-cell table:style-name="ce27" table:formula="of:=IFERROR(INDEX([$'olah data'.$B$4:$'olah data'.$N$39];MATCH([.$A73];[$'olah data'.L$4:$'olah data'.L$39];0);2);&quot;&quot;)">
            <text:p/>
          </table:table-cell>
          <table:table-cell table:style-name="ce27" table:formula="of:=IFERROR(INDEX([$'olah data'.$B$4:$'olah data'.$N$39];MATCH([.$A73];[$'olah data'.M$4:$'olah data'.M$39];0);2);&quot;&quot;)">
            <text:p/>
          </table:table-cell>
          <table:table-cell table:style-name="ce27" table:formula="of:=IFERROR(INDEX([$'olah data'.$B$4:$'olah data'.$N$39];MATCH([.$A73];[$'olah data'.N$4:$'olah data'.N$39];0);2);&quot;&quot;)">
            <text:p/>
          </table:table-cell>
          <table:table-cell table:style-name="ce27" table:formula="of:=CONCATENATE([.D73];[.E73];[.F73];[.G73];[.H73];[.I73];[.J73];[.K73];[.L73];[.M73];[.N73])" office:value-type="string" office:string-value="Ambitious vs underachieving (10 items)" calcext:value-type="string">
            <text:p>Ambitious vs underachieving (10 items)</text:p>
          </table:table-cell>
          <table:table-cell table:style-name="ce84" table:formula="of:=[$'View Input'.K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73" calcext:value-type="float">
            <text:p>73</text:p>
          </table:table-cell>
          <table:table-cell table:style-name="ce64" office:value-type="float" office:value="5" calcext:value-type="float">
            <text:p>5</text:p>
          </table:table-cell>
          <table:table-cell table:style-name="ce98" table:formula="of:=IF([.R74]=&quot;&quot;;IF([.Q74]=&quot;R&quot;;VLOOKUP([.P74];[$'olah data'.$R$3:$'olah data'.$S$7];2);[.P74]);IF([.R74]=[.P74];[.P74];[.Q74]))" office:value-type="float" office:value="5" calcext:value-type="float">
            <text:p>5</text:p>
          </table:table-cell>
          <table:table-cell table:style-name="ce27" table:formula="of:=IFERROR(INDEX([$'olah data'.$B$4:$'olah data'.$N$39];MATCH([.$A74];[$'olah data'.D$4:$'olah data'.D$39];0);2);&quot;&quot;)">
            <text:p/>
          </table:table-cell>
          <table:table-cell table:style-name="ce27" table:formula="of:=IFERROR(INDEX([$'olah data'.$B$4:$'olah data'.$N$39];MATCH([.$A74];[$'olah data'.E$4:$'olah data'.E$39];0);2);&quot;&quot;)">
            <text:p/>
          </table:table-cell>
          <table:table-cell table:style-name="ce27" table:formula="of:=IFERROR(INDEX([$'olah data'.$B$4:$'olah data'.$N$39];MATCH([.$A74];[$'olah data'.F$4:$'olah data'.F$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74];[$'olah data'.G$4:$'olah data'.G$39];0);2);&quot;&quot;)">
            <text:p/>
          </table:table-cell>
          <table:table-cell table:style-name="ce27" table:formula="of:=IFERROR(INDEX([$'olah data'.$B$4:$'olah data'.$N$39];MATCH([.$A74];[$'olah data'.H$4:$'olah data'.H$39];0);2);&quot;&quot;)">
            <text:p/>
          </table:table-cell>
          <table:table-cell table:style-name="ce27" table:formula="of:=IFERROR(INDEX([$'olah data'.$B$4:$'olah data'.$N$39];MATCH([.$A74];[$'olah data'.I$4:$'olah data'.I$39];0);2);&quot;&quot;)">
            <text:p/>
          </table:table-cell>
          <table:table-cell table:style-name="ce27" table:formula="of:=IFERROR(INDEX([$'olah data'.$B$4:$'olah data'.$N$39];MATCH([.$A74];[$'olah data'.J$4:$'olah data'.J$39];0);2);&quot;&quot;)">
            <text:p/>
          </table:table-cell>
          <table:table-cell table:style-name="ce27" table:formula="of:=IFERROR(INDEX([$'olah data'.$B$4:$'olah data'.$N$39];MATCH([.$A74];[$'olah data'.K$4:$'olah data'.K$39];0);2);&quot;&quot;)">
            <text:p/>
          </table:table-cell>
          <table:table-cell table:style-name="ce27" table:formula="of:=IFERROR(INDEX([$'olah data'.$B$4:$'olah data'.$N$39];MATCH([.$A74];[$'olah data'.L$4:$'olah data'.L$39];0);2);&quot;&quot;)">
            <text:p/>
          </table:table-cell>
          <table:table-cell table:style-name="ce27" table:formula="of:=IFERROR(INDEX([$'olah data'.$B$4:$'olah data'.$N$39];MATCH([.$A74];[$'olah data'.M$4:$'olah data'.M$39];0);2);&quot;&quot;)">
            <text:p/>
          </table:table-cell>
          <table:table-cell table:style-name="ce27" table:formula="of:=IFERROR(INDEX([$'olah data'.$B$4:$'olah data'.$N$39];MATCH([.$A74];[$'olah data'.N$4:$'olah data'.N$39];0);2);&quot;&quot;)">
            <text:p/>
          </table:table-cell>
          <table:table-cell table:style-name="ce27" table:formula="of:=CONCATENATE([.D74];[.E74];[.F74];[.G74];[.H74];[.I74];[.J74];[.K74];[.L74];[.M74];[.N74])" office:value-type="string" office:string-value="Transpersonal identification vs. self-differentiation (8 items)" calcext:value-type="string">
            <text:p>Transpersonal identification vs. self-differentiation (8 items)</text:p>
          </table:table-cell>
          <table:table-cell table:style-name="ce84" table:formula="of:=[$'View Input'.K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74" calcext:value-type="float">
            <text:p>74</text:p>
          </table:table-cell>
          <table:table-cell table:style-name="ce64" office:value-type="float" office:value="1" calcext:value-type="float">
            <text:p>1</text:p>
          </table:table-cell>
          <table:table-cell table:style-name="ce98" table:formula="of:=IF([.R75]=&quot;&quot;;IF([.Q75]=&quot;R&quot;;VLOOKUP([.P75];[$'olah data'.$R$3:$'olah data'.$S$7];2);[.P75]);IF([.R75]=[.P75];[.P75];[.Q75]))" office:value-type="float" office:value="2" calcext:value-type="float">
            <text:p>2</text:p>
          </table:table-cell>
          <table:table-cell table:style-name="ce27" table:formula="of:=IFERROR(INDEX([$'olah data'.$B$4:$'olah data'.$N$39];MATCH([.$A75];[$'olah data'.D$4:$'olah data'.D$39];0);2);&quot;&quot;)">
            <text:p/>
          </table:table-cell>
          <table:table-cell table:style-name="ce27" table:formula="of:=IFERROR(INDEX([$'olah data'.$B$4:$'olah data'.$N$39];MATCH([.$A75];[$'olah data'.E$4:$'olah data'.E$39];0);2);&quot;&quot;)" office:value-type="string" office:string-value="Empathy vs. social disinterest (5 items)" calcext:value-type="string">
            <text:p>Empathy vs. social disinterest (5 items)</text:p>
          </table:table-cell>
          <table:table-cell table:style-name="ce27" table:formula="of:=IFERROR(INDEX([$'olah data'.$B$4:$'olah data'.$N$39];MATCH([.$A75];[$'olah data'.F$4:$'olah data'.F$39];0);2);&quot;&quot;)">
            <text:p/>
          </table:table-cell>
          <table:table-cell table:style-name="ce27" table:formula="of:=IFERROR(INDEX([$'olah data'.$B$4:$'olah data'.$N$39];MATCH([.$A75];[$'olah data'.G$4:$'olah data'.G$39];0);2);&quot;&quot;)">
            <text:p/>
          </table:table-cell>
          <table:table-cell table:style-name="ce27" table:formula="of:=IFERROR(INDEX([$'olah data'.$B$4:$'olah data'.$N$39];MATCH([.$A75];[$'olah data'.H$4:$'olah data'.H$39];0);2);&quot;&quot;)">
            <text:p/>
          </table:table-cell>
          <table:table-cell table:style-name="ce27" table:formula="of:=IFERROR(INDEX([$'olah data'.$B$4:$'olah data'.$N$39];MATCH([.$A75];[$'olah data'.I$4:$'olah data'.I$39];0);2);&quot;&quot;)">
            <text:p/>
          </table:table-cell>
          <table:table-cell table:style-name="ce27" table:formula="of:=IFERROR(INDEX([$'olah data'.$B$4:$'olah data'.$N$39];MATCH([.$A75];[$'olah data'.J$4:$'olah data'.J$39];0);2);&quot;&quot;)">
            <text:p/>
          </table:table-cell>
          <table:table-cell table:style-name="ce27" table:formula="of:=IFERROR(INDEX([$'olah data'.$B$4:$'olah data'.$N$39];MATCH([.$A75];[$'olah data'.K$4:$'olah data'.K$39];0);2);&quot;&quot;)">
            <text:p/>
          </table:table-cell>
          <table:table-cell table:style-name="ce27" table:formula="of:=IFERROR(INDEX([$'olah data'.$B$4:$'olah data'.$N$39];MATCH([.$A75];[$'olah data'.L$4:$'olah data'.L$39];0);2);&quot;&quot;)">
            <text:p/>
          </table:table-cell>
          <table:table-cell table:style-name="ce27" table:formula="of:=IFERROR(INDEX([$'olah data'.$B$4:$'olah data'.$N$39];MATCH([.$A75];[$'olah data'.M$4:$'olah data'.M$39];0);2);&quot;&quot;)">
            <text:p/>
          </table:table-cell>
          <table:table-cell table:style-name="ce27" table:formula="of:=IFERROR(INDEX([$'olah data'.$B$4:$'olah data'.$N$39];MATCH([.$A75];[$'olah data'.N$4:$'olah data'.N$39];0);2);&quot;&quot;)">
            <text:p/>
          </table:table-cell>
          <table:table-cell table:style-name="ce27" table:formula="of:=CONCATENATE([.D75];[.E75];[.F75];[.G75];[.H75];[.I75];[.J75];[.K75];[.L75];[.M75];[.N75])" office:value-type="string" office:string-value="Empathy vs. social disinterest (5 items)" calcext:value-type="string">
            <text:p>Empathy vs. social disinterest (5 items)</text:p>
          </table:table-cell>
          <table:table-cell table:style-name="ce84" table:formula="of:=[$'View Input'.K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75" calcext:value-type="float">
            <text:p>75</text:p>
          </table:table-cell>
          <table:table-cell table:style-name="ce64" office:value-type="float" office:value="3" calcext:value-type="float">
            <text:p>3</text:p>
          </table:table-cell>
          <table:table-cell table:style-name="ce98" table:formula="of:=IF([.R76]=&quot;&quot;;IF([.Q76]=&quot;R&quot;;VLOOKUP([.P76];[$'olah data'.$R$3:$'olah data'.$S$7];2);[.P76]);IF([.R76]=[.P76];[.P76];[.Q76]))" office:value-type="float" office:value="1" calcext:value-type="float">
            <text:p>1</text:p>
          </table:table-cell>
          <table:table-cell table:style-name="ce27" table:formula="of:=IFERROR(INDEX([$'olah data'.$B$4:$'olah data'.$N$39];MATCH([.$A76];[$'olah data'.D$4:$'olah data'.D$39];0);2);&quot;&quot;)">
            <text:p/>
          </table:table-cell>
          <table:table-cell table:style-name="ce27" table:formula="of:=IFERROR(INDEX([$'olah data'.$B$4:$'olah data'.$N$39];MATCH([.$A76];[$'olah data'.E$4:$'olah data'.E$39];0);2);&quot;&quot;)">
            <text:p/>
          </table:table-cell>
          <table:table-cell table:style-name="ce27" table:formula="of:=IFERROR(INDEX([$'olah data'.$B$4:$'olah data'.$N$39];MATCH([.$A76];[$'olah data'.F$4:$'olah data'.F$39];0);2);&quot;&quot;)">
            <text:p/>
          </table:table-cell>
          <table:table-cell table:style-name="ce27" table:formula="of:=IFERROR(INDEX([$'olah data'.$B$4:$'olah data'.$N$39];MATCH([.$A76];[$'olah data'.G$4:$'olah data'.G$39];0);2);&quot;&quot;)">
            <text:p/>
          </table:table-cell>
          <table:table-cell table:style-name="ce27" table:formula="of:=IFERROR(INDEX([$'olah data'.$B$4:$'olah data'.$N$39];MATCH([.$A76];[$'olah data'.H$4:$'olah data'.H$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76];[$'olah data'.I$4:$'olah data'.I$39];0);2);&quot;&quot;)">
            <text:p/>
          </table:table-cell>
          <table:table-cell table:style-name="ce27" table:formula="of:=IFERROR(INDEX([$'olah data'.$B$4:$'olah data'.$N$39];MATCH([.$A76];[$'olah data'.J$4:$'olah data'.J$39];0);2);&quot;&quot;)">
            <text:p/>
          </table:table-cell>
          <table:table-cell table:style-name="ce27" table:formula="of:=IFERROR(INDEX([$'olah data'.$B$4:$'olah data'.$N$39];MATCH([.$A76];[$'olah data'.K$4:$'olah data'.K$39];0);2);&quot;&quot;)">
            <text:p/>
          </table:table-cell>
          <table:table-cell table:style-name="ce27" table:formula="of:=IFERROR(INDEX([$'olah data'.$B$4:$'olah data'.$N$39];MATCH([.$A76];[$'olah data'.L$4:$'olah data'.L$39];0);2);&quot;&quot;)">
            <text:p/>
          </table:table-cell>
          <table:table-cell table:style-name="ce27" table:formula="of:=IFERROR(INDEX([$'olah data'.$B$4:$'olah data'.$N$39];MATCH([.$A76];[$'olah data'.M$4:$'olah data'.M$39];0);2);&quot;&quot;)">
            <text:p/>
          </table:table-cell>
          <table:table-cell table:style-name="ce27" table:formula="of:=IFERROR(INDEX([$'olah data'.$B$4:$'olah data'.$N$39];MATCH([.$A76];[$'olah data'.N$4:$'olah data'.N$39];0);2);&quot;&quot;)">
            <text:p/>
          </table:table-cell>
          <table:table-cell table:style-name="ce27" table:formula="of:=CONCATENATE([.D76];[.E76];[.F76];[.G76];[.H76];[.I76];[.J76];[.K76];[.L76];[.M76];[.N76])" office:value-type="string" office:string-value="Pure-hearted conscience vs. self-serving advantage (8 items)" calcext:value-type="string">
            <text:p>Pure-hearted conscience vs. self-serving advantage (8 items)</text:p>
          </table:table-cell>
          <table:table-cell table:style-name="ce84" table:formula="of:=[$'View Input'.K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6" calcext:value-type="float">
            <text:p>76</text:p>
          </table:table-cell>
          <table:table-cell table:style-name="ce64" office:value-type="float" office:value="1" calcext:value-type="float">
            <text:p>1</text:p>
          </table:table-cell>
          <table:table-cell table:style-name="ce98" table:formula="of:=IF([.R77]=&quot;&quot;;IF([.Q77]=&quot;R&quot;;VLOOKUP([.P77];[$'olah data'.$R$3:$'olah data'.$S$7];2);[.P77]);IF([.R77]=[.P77];[.P77];[.Q77]))" office:value-type="float" office:value="1" calcext:value-type="float">
            <text:p>1</text:p>
          </table:table-cell>
          <table:table-cell table:style-name="ce27" table:formula="of:=IFERROR(INDEX([$'olah data'.$B$4:$'olah data'.$N$39];MATCH([.$A77];[$'olah data'.D$4:$'olah data'.D$39];0);2);&quot;&quot;)">
            <text:p/>
          </table:table-cell>
          <table:table-cell table:style-name="ce27" table:formula="of:=IFERROR(INDEX([$'olah data'.$B$4:$'olah data'.$N$39];MATCH([.$A77];[$'olah data'.E$4:$'olah data'.E$39];0);2);&quot;&quot;)" office:value-type="string" office:string-value="Perfectionist vs pragmatist (8 items)" calcext:value-type="string">
            <text:p>Perfectionist vs pragmatist (8 items)</text:p>
          </table:table-cell>
          <table:table-cell table:style-name="ce27" table:formula="of:=IFERROR(INDEX([$'olah data'.$B$4:$'olah data'.$N$39];MATCH([.$A77];[$'olah data'.F$4:$'olah data'.F$39];0);2);&quot;&quot;)">
            <text:p/>
          </table:table-cell>
          <table:table-cell table:style-name="ce27" table:formula="of:=IFERROR(INDEX([$'olah data'.$B$4:$'olah data'.$N$39];MATCH([.$A77];[$'olah data'.G$4:$'olah data'.G$39];0);2);&quot;&quot;)">
            <text:p/>
          </table:table-cell>
          <table:table-cell table:style-name="ce27" table:formula="of:=IFERROR(INDEX([$'olah data'.$B$4:$'olah data'.$N$39];MATCH([.$A77];[$'olah data'.H$4:$'olah data'.H$39];0);2);&quot;&quot;)">
            <text:p/>
          </table:table-cell>
          <table:table-cell table:style-name="ce27" table:formula="of:=IFERROR(INDEX([$'olah data'.$B$4:$'olah data'.$N$39];MATCH([.$A77];[$'olah data'.I$4:$'olah data'.I$39];0);2);&quot;&quot;)">
            <text:p/>
          </table:table-cell>
          <table:table-cell table:style-name="ce27" table:formula="of:=IFERROR(INDEX([$'olah data'.$B$4:$'olah data'.$N$39];MATCH([.$A77];[$'olah data'.J$4:$'olah data'.J$39];0);2);&quot;&quot;)">
            <text:p/>
          </table:table-cell>
          <table:table-cell table:style-name="ce27" table:formula="of:=IFERROR(INDEX([$'olah data'.$B$4:$'olah data'.$N$39];MATCH([.$A77];[$'olah data'.K$4:$'olah data'.K$39];0);2);&quot;&quot;)">
            <text:p/>
          </table:table-cell>
          <table:table-cell table:style-name="ce27" table:formula="of:=IFERROR(INDEX([$'olah data'.$B$4:$'olah data'.$N$39];MATCH([.$A77];[$'olah data'.L$4:$'olah data'.L$39];0);2);&quot;&quot;)">
            <text:p/>
          </table:table-cell>
          <table:table-cell table:style-name="ce27" table:formula="of:=IFERROR(INDEX([$'olah data'.$B$4:$'olah data'.$N$39];MATCH([.$A77];[$'olah data'.M$4:$'olah data'.M$39];0);2);&quot;&quot;)">
            <text:p/>
          </table:table-cell>
          <table:table-cell table:style-name="ce27" table:formula="of:=IFERROR(INDEX([$'olah data'.$B$4:$'olah data'.$N$39];MATCH([.$A77];[$'olah data'.N$4:$'olah data'.N$39];0);2);&quot;&quot;)">
            <text:p/>
          </table:table-cell>
          <table:table-cell table:style-name="ce27" table:formula="of:=CONCATENATE([.D77];[.E77];[.F77];[.G77];[.H77];[.I77];[.J77];[.K77];[.L77];[.M77];[.N77])" office:value-type="string" office:string-value="Perfectionist vs pragmatist (8 items)" calcext:value-type="string">
            <text:p>Perfectionist vs pragmatist (8 items)</text:p>
          </table:table-cell>
          <table:table-cell table:style-name="ce84" table:formula="of:=[$'View Input'.K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7" calcext:value-type="float">
            <text:p>77</text:p>
          </table:table-cell>
          <table:table-cell table:style-name="ce64" office:value-type="float" office:value="3" calcext:value-type="float">
            <text:p>3</text:p>
          </table:table-cell>
          <table:table-cell table:style-name="ce98" table:formula="of:=IF([.R78]=&quot;&quot;;IF([.Q78]=&quot;R&quot;;VLOOKUP([.P78];[$'olah data'.$R$3:$'olah data'.$S$7];2);[.P78]);IF([.R78]=[.P78];[.P78];[.Q78]))" office:value-type="float" office:value="5" calcext:value-type="float">
            <text:p>5</text:p>
          </table:table-cell>
          <table:table-cell table:style-name="ce27" table:formula="of:=IFERROR(INDEX([$'olah data'.$B$4:$'olah data'.$N$39];MATCH([.$A78];[$'olah data'.D$4:$'olah data'.D$39];0);2);&quot;&quot;)">
            <text:p/>
          </table:table-cell>
          <table:table-cell table:style-name="ce27" table:formula="of:=IFERROR(INDEX([$'olah data'.$B$4:$'olah data'.$N$39];MATCH([.$A78];[$'olah data'.E$4:$'olah data'.E$39];0);2);&quot;&quot;)">
            <text:p/>
          </table:table-cell>
          <table:table-cell table:style-name="ce27" table:formula="of:=IFERROR(INDEX([$'olah data'.$B$4:$'olah data'.$N$39];MATCH([.$A78];[$'olah data'.F$4:$'olah data'.F$39];0);2);&quot;&quot;)">
            <text:p/>
          </table:table-cell>
          <table:table-cell table:style-name="ce27" table:formula="of:=IFERROR(INDEX([$'olah data'.$B$4:$'olah data'.$N$39];MATCH([.$A78];[$'olah data'.G$4:$'olah data'.G$39];0);2);&quot;&quot;)">
            <text:p/>
          </table:table-cell>
          <table:table-cell table:style-name="ce27" table:formula="of:=IFERROR(INDEX([$'olah data'.$B$4:$'olah data'.$N$39];MATCH([.$A78];[$'olah data'.H$4:$'olah data'.H$39];0);2);&quot;&quot;)" office:value-type="string" office:string-value="Disorderliness v. regimentation (7 items)" calcext:value-type="string">
            <text:p>Disorderliness v. regimentation (7 items)</text:p>
          </table:table-cell>
          <table:table-cell table:style-name="ce27" table:formula="of:=IFERROR(INDEX([$'olah data'.$B$4:$'olah data'.$N$39];MATCH([.$A78];[$'olah data'.I$4:$'olah data'.I$39];0);2);&quot;&quot;)">
            <text:p/>
          </table:table-cell>
          <table:table-cell table:style-name="ce27" table:formula="of:=IFERROR(INDEX([$'olah data'.$B$4:$'olah data'.$N$39];MATCH([.$A78];[$'olah data'.J$4:$'olah data'.J$39];0);2);&quot;&quot;)">
            <text:p/>
          </table:table-cell>
          <table:table-cell table:style-name="ce27" table:formula="of:=IFERROR(INDEX([$'olah data'.$B$4:$'olah data'.$N$39];MATCH([.$A78];[$'olah data'.K$4:$'olah data'.K$39];0);2);&quot;&quot;)">
            <text:p/>
          </table:table-cell>
          <table:table-cell table:style-name="ce27" table:formula="of:=IFERROR(INDEX([$'olah data'.$B$4:$'olah data'.$N$39];MATCH([.$A78];[$'olah data'.L$4:$'olah data'.L$39];0);2);&quot;&quot;)">
            <text:p/>
          </table:table-cell>
          <table:table-cell table:style-name="ce27" table:formula="of:=IFERROR(INDEX([$'olah data'.$B$4:$'olah data'.$N$39];MATCH([.$A78];[$'olah data'.M$4:$'olah data'.M$39];0);2);&quot;&quot;)">
            <text:p/>
          </table:table-cell>
          <table:table-cell table:style-name="ce27" table:formula="of:=IFERROR(INDEX([$'olah data'.$B$4:$'olah data'.$N$39];MATCH([.$A78];[$'olah data'.N$4:$'olah data'.N$39];0);2);&quot;&quot;)">
            <text:p/>
          </table:table-cell>
          <table:table-cell table:style-name="ce27" table:formula="of:=CONCATENATE([.D78];[.E78];[.F78];[.G78];[.H78];[.I78];[.J78];[.K78];[.L78];[.M78];[.N78])" office:value-type="string" office:string-value="Disorderliness v. regimentation (7 items)" calcext:value-type="string">
            <text:p>Disorderliness v. regimentation (7 items)</text:p>
          </table:table-cell>
          <table:table-cell table:style-name="ce84" table:formula="of:=[$'View Input'.K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8" calcext:value-type="float">
            <text:p>78</text:p>
          </table:table-cell>
          <table:table-cell table:style-name="ce64" office:value-type="float" office:value="4" calcext:value-type="float">
            <text:p>4</text:p>
          </table:table-cell>
          <table:table-cell table:style-name="ce98" table:formula="of:=IF([.R79]=&quot;&quot;;IF([.Q79]=&quot;R&quot;;VLOOKUP([.P79];[$'olah data'.$R$3:$'olah data'.$S$7];2);[.P79]);IF([.R79]=[.P79];[.P79];[.Q79]))" office:value-type="float" office:value="1" calcext:value-type="float">
            <text:p>1</text:p>
          </table:table-cell>
          <table:table-cell table:style-name="ce27" table:formula="of:=IFERROR(INDEX([$'olah data'.$B$4:$'olah data'.$N$39];MATCH([.$A79];[$'olah data'.D$4:$'olah data'.D$39];0);2);&quot;&quot;)">
            <text:p/>
          </table:table-cell>
          <table:table-cell table:style-name="ce27" table:formula="of:=IFERROR(INDEX([$'olah data'.$B$4:$'olah data'.$N$39];MATCH([.$A79];[$'olah data'.E$4:$'olah data'.E$39];0);2);&quot;&quot;)">
            <text:p/>
          </table:table-cell>
          <table:table-cell table:style-name="ce27" table:formula="of:=IFERROR(INDEX([$'olah data'.$B$4:$'olah data'.$N$39];MATCH([.$A79];[$'olah data'.F$4:$'olah data'.F$39];0);2);&quot;&quot;)">
            <text:p/>
          </table:table-cell>
          <table:table-cell table:style-name="ce27" table:formula="of:=IFERROR(INDEX([$'olah data'.$B$4:$'olah data'.$N$39];MATCH([.$A79];[$'olah data'.G$4:$'olah data'.G$39];0);2);&quot;&quot;)" office:value-type="string" office:string-value="Shyness with strangers (7 items)" calcext:value-type="string">
            <text:p>Shyness with strangers (7 items)</text:p>
          </table:table-cell>
          <table:table-cell table:style-name="ce27" table:formula="of:=IFERROR(INDEX([$'olah data'.$B$4:$'olah data'.$N$39];MATCH([.$A79];[$'olah data'.H$4:$'olah data'.H$39];0);2);&quot;&quot;)">
            <text:p/>
          </table:table-cell>
          <table:table-cell table:style-name="ce27" table:formula="of:=IFERROR(INDEX([$'olah data'.$B$4:$'olah data'.$N$39];MATCH([.$A79];[$'olah data'.I$4:$'olah data'.I$39];0);2);&quot;&quot;)">
            <text:p/>
          </table:table-cell>
          <table:table-cell table:style-name="ce27" table:formula="of:=IFERROR(INDEX([$'olah data'.$B$4:$'olah data'.$N$39];MATCH([.$A79];[$'olah data'.J$4:$'olah data'.J$39];0);2);&quot;&quot;)">
            <text:p/>
          </table:table-cell>
          <table:table-cell table:style-name="ce27" table:formula="of:=IFERROR(INDEX([$'olah data'.$B$4:$'olah data'.$N$39];MATCH([.$A79];[$'olah data'.K$4:$'olah data'.K$39];0);2);&quot;&quot;)">
            <text:p/>
          </table:table-cell>
          <table:table-cell table:style-name="ce27" table:formula="of:=IFERROR(INDEX([$'olah data'.$B$4:$'olah data'.$N$39];MATCH([.$A79];[$'olah data'.L$4:$'olah data'.L$39];0);2);&quot;&quot;)">
            <text:p/>
          </table:table-cell>
          <table:table-cell table:style-name="ce27" table:formula="of:=IFERROR(INDEX([$'olah data'.$B$4:$'olah data'.$N$39];MATCH([.$A79];[$'olah data'.M$4:$'olah data'.M$39];0);2);&quot;&quot;)">
            <text:p/>
          </table:table-cell>
          <table:table-cell table:style-name="ce27" table:formula="of:=IFERROR(INDEX([$'olah data'.$B$4:$'olah data'.$N$39];MATCH([.$A79];[$'olah data'.N$4:$'olah data'.N$39];0);2);&quot;&quot;)">
            <text:p/>
          </table:table-cell>
          <table:table-cell table:style-name="ce27" table:formula="of:=CONCATENATE([.D79];[.E79];[.F79];[.G79];[.H79];[.I79];[.J79];[.K79];[.L79];[.M79];[.N79])" office:value-type="string" office:string-value="Shyness with strangers (7 items)" calcext:value-type="string">
            <text:p>Shyness with strangers (7 items)</text:p>
          </table:table-cell>
          <table:table-cell table:style-name="ce84" table:formula="of:=[$'View Input'.K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9" calcext:value-type="float">
            <text:p>79</text:p>
          </table:table-cell>
          <table:table-cell table:style-name="ce64" office:value-type="float" office:value="4" calcext:value-type="float">
            <text:p>4</text:p>
          </table:table-cell>
          <table:table-cell table:style-name="ce98" table:formula="of:=IF([.R80]=&quot;&quot;;IF([.Q80]=&quot;R&quot;;VLOOKUP([.P80];[$'olah data'.$R$3:$'olah data'.$S$7];2);[.P80]);IF([.R80]=[.P80];[.P80];[.Q80]))" office:value-type="float" office:value="2" calcext:value-type="float">
            <text:p>2</text:p>
          </table:table-cell>
          <table:table-cell table:style-name="ce27" table:formula="of:=IFERROR(INDEX([$'olah data'.$B$4:$'olah data'.$N$39];MATCH([.$A80];[$'olah data'.D$4:$'olah data'.D$39];0);2);&quot;&quot;)">
            <text:p/>
          </table:table-cell>
          <table:table-cell table:style-name="ce27" table:formula="of:=IFERROR(INDEX([$'olah data'.$B$4:$'olah data'.$N$39];MATCH([.$A80];[$'olah data'.E$4:$'olah data'.E$39];0);2);&quot;&quot;)">
            <text:p/>
          </table:table-cell>
          <table:table-cell table:style-name="ce27" table:formula="of:=IFERROR(INDEX([$'olah data'.$B$4:$'olah data'.$N$39];MATCH([.$A80];[$'olah data'.F$4:$'olah data'.F$39];0);2);&quot;&quot;)" office:value-type="string" office:string-value="Attachment (6 items)" calcext:value-type="string">
            <text:p>Attachment (6 items)</text:p>
          </table:table-cell>
          <table:table-cell table:style-name="ce27" table:formula="of:=IFERROR(INDEX([$'olah data'.$B$4:$'olah data'.$N$39];MATCH([.$A80];[$'olah data'.G$4:$'olah data'.G$39];0);2);&quot;&quot;)">
            <text:p/>
          </table:table-cell>
          <table:table-cell table:style-name="ce27" table:formula="of:=IFERROR(INDEX([$'olah data'.$B$4:$'olah data'.$N$39];MATCH([.$A80];[$'olah data'.H$4:$'olah data'.H$39];0);2);&quot;&quot;)">
            <text:p/>
          </table:table-cell>
          <table:table-cell table:style-name="ce27" table:formula="of:=IFERROR(INDEX([$'olah data'.$B$4:$'olah data'.$N$39];MATCH([.$A80];[$'olah data'.I$4:$'olah data'.I$39];0);2);&quot;&quot;)">
            <text:p/>
          </table:table-cell>
          <table:table-cell table:style-name="ce27" table:formula="of:=IFERROR(INDEX([$'olah data'.$B$4:$'olah data'.$N$39];MATCH([.$A80];[$'olah data'.J$4:$'olah data'.J$39];0);2);&quot;&quot;)">
            <text:p/>
          </table:table-cell>
          <table:table-cell table:style-name="ce27" table:formula="of:=IFERROR(INDEX([$'olah data'.$B$4:$'olah data'.$N$39];MATCH([.$A80];[$'olah data'.K$4:$'olah data'.K$39];0);2);&quot;&quot;)">
            <text:p/>
          </table:table-cell>
          <table:table-cell table:style-name="ce27" table:formula="of:=IFERROR(INDEX([$'olah data'.$B$4:$'olah data'.$N$39];MATCH([.$A80];[$'olah data'.L$4:$'olah data'.L$39];0);2);&quot;&quot;)">
            <text:p/>
          </table:table-cell>
          <table:table-cell table:style-name="ce27" table:formula="of:=IFERROR(INDEX([$'olah data'.$B$4:$'olah data'.$N$39];MATCH([.$A80];[$'olah data'.M$4:$'olah data'.M$39];0);2);&quot;&quot;)">
            <text:p/>
          </table:table-cell>
          <table:table-cell table:style-name="ce27" table:formula="of:=IFERROR(INDEX([$'olah data'.$B$4:$'olah data'.$N$39];MATCH([.$A80];[$'olah data'.N$4:$'olah data'.N$39];0);2);&quot;&quot;)">
            <text:p/>
          </table:table-cell>
          <table:table-cell table:style-name="ce27" table:formula="of:=CONCATENATE([.D80];[.E80];[.F80];[.G80];[.H80];[.I80];[.J80];[.K80];[.L80];[.M80];[.N80])" office:value-type="string" office:string-value="Attachment (6 items)" calcext:value-type="string">
            <text:p>Attachment (6 items)</text:p>
          </table:table-cell>
          <table:table-cell table:style-name="ce84" table:formula="of:=[$'View Input'.K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0" calcext:value-type="float">
            <text:p>80</text:p>
          </table:table-cell>
          <table:table-cell table:style-name="ce64" office:value-type="float" office:value="3" calcext:value-type="float">
            <text:p>3</text:p>
          </table:table-cell>
          <table:table-cell table:style-name="ce98" table:formula="of:=IF([.R81]=&quot;&quot;;IF([.Q81]=&quot;R&quot;;VLOOKUP([.P81];[$'olah data'.$R$3:$'olah data'.$S$7];2);[.P81]);IF([.R81]=[.P81];[.P81];[.Q81]))" office:value-type="float" office:value="4" calcext:value-type="float">
            <text:p>4</text:p>
          </table:table-cell>
          <table:table-cell table:style-name="ce27" table:formula="of:=IFERROR(INDEX([$'olah data'.$B$4:$'olah data'.$N$39];MATCH([.$A81];[$'olah data'.D$4:$'olah data'.D$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81];[$'olah data'.E$4:$'olah data'.E$39];0);2);&quot;&quot;)">
            <text:p/>
          </table:table-cell>
          <table:table-cell table:style-name="ce27" table:formula="of:=IFERROR(INDEX([$'olah data'.$B$4:$'olah data'.$N$39];MATCH([.$A81];[$'olah data'.F$4:$'olah data'.F$39];0);2);&quot;&quot;)">
            <text:p/>
          </table:table-cell>
          <table:table-cell table:style-name="ce27" table:formula="of:=IFERROR(INDEX([$'olah data'.$B$4:$'olah data'.$N$39];MATCH([.$A81];[$'olah data'.G$4:$'olah data'.G$39];0);2);&quot;&quot;)">
            <text:p/>
          </table:table-cell>
          <table:table-cell table:style-name="ce27" table:formula="of:=IFERROR(INDEX([$'olah data'.$B$4:$'olah data'.$N$39];MATCH([.$A81];[$'olah data'.H$4:$'olah data'.H$39];0);2);&quot;&quot;)">
            <text:p/>
          </table:table-cell>
          <table:table-cell table:style-name="ce27" table:formula="of:=IFERROR(INDEX([$'olah data'.$B$4:$'olah data'.$N$39];MATCH([.$A81];[$'olah data'.I$4:$'olah data'.I$39];0);2);&quot;&quot;)">
            <text:p/>
          </table:table-cell>
          <table:table-cell table:style-name="ce27" table:formula="of:=IFERROR(INDEX([$'olah data'.$B$4:$'olah data'.$N$39];MATCH([.$A81];[$'olah data'.J$4:$'olah data'.J$39];0);2);&quot;&quot;)">
            <text:p/>
          </table:table-cell>
          <table:table-cell table:style-name="ce27" table:formula="of:=IFERROR(INDEX([$'olah data'.$B$4:$'olah data'.$N$39];MATCH([.$A81];[$'olah data'.K$4:$'olah data'.K$39];0);2);&quot;&quot;)">
            <text:p/>
          </table:table-cell>
          <table:table-cell table:style-name="ce27" table:formula="of:=IFERROR(INDEX([$'olah data'.$B$4:$'olah data'.$N$39];MATCH([.$A81];[$'olah data'.L$4:$'olah data'.L$39];0);2);&quot;&quot;)">
            <text:p/>
          </table:table-cell>
          <table:table-cell table:style-name="ce27" table:formula="of:=IFERROR(INDEX([$'olah data'.$B$4:$'olah data'.$N$39];MATCH([.$A81];[$'olah data'.M$4:$'olah data'.M$39];0);2);&quot;&quot;)">
            <text:p/>
          </table:table-cell>
          <table:table-cell table:style-name="ce27" table:formula="of:=IFERROR(INDEX([$'olah data'.$B$4:$'olah data'.$N$39];MATCH([.$A81];[$'olah data'.N$4:$'olah data'.N$39];0);2);&quot;&quot;)">
            <text:p/>
          </table:table-cell>
          <table:table-cell table:style-name="ce27" table:formula="of:=CONCATENATE([.D81];[.E81];[.F81];[.G81];[.H81];[.I81];[.J81];[.K81];[.L81];[.M81];[.N81])" office:value-type="string" office:string-value="Openness to warm communication vs aloofness (10 items)" calcext:value-type="string">
            <text:p>Openness to warm communication vs aloofness (10 items)</text:p>
          </table:table-cell>
          <table:table-cell table:style-name="ce84" table:formula="of:=[$'View Input'.K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81" calcext:value-type="float">
            <text:p>81</text:p>
          </table:table-cell>
          <table:table-cell table:style-name="ce64" office:value-type="float" office:value="5" calcext:value-type="float">
            <text:p>5</text:p>
          </table:table-cell>
          <table:table-cell table:style-name="ce98" table:formula="of:=IF([.R82]=&quot;&quot;;IF([.Q82]=&quot;R&quot;;VLOOKUP([.P82];[$'olah data'.$R$3:$'olah data'.$S$7];2);[.P82]);IF([.R82]=[.P82];[.P82];[.Q82]))" office:value-type="float" office:value="4" calcext:value-type="float">
            <text:p>4</text:p>
          </table:table-cell>
          <table:table-cell table:style-name="ce27" table:formula="of:=IFERROR(INDEX([$'olah data'.$B$4:$'olah data'.$N$39];MATCH([.$A82];[$'olah data'.D$4:$'olah data'.D$39];0);2);&quot;&quot;)">
            <text:p/>
          </table:table-cell>
          <table:table-cell table:style-name="ce27" table:formula="of:=IFERROR(INDEX([$'olah data'.$B$4:$'olah data'.$N$39];MATCH([.$A82];[$'olah data'.E$4:$'olah data'.E$39];0);2);&quot;&quot;)">
            <text:p/>
          </table:table-cell>
          <table:table-cell table:style-name="ce27" table:formula="of:=IFERROR(INDEX([$'olah data'.$B$4:$'olah data'.$N$39];MATCH([.$A82];[$'olah data'.F$4:$'olah data'.F$39];0);2);&quot;&quot;)">
            <text:p/>
          </table:table-cell>
          <table:table-cell table:style-name="ce27" table:formula="of:=IFERROR(INDEX([$'olah data'.$B$4:$'olah data'.$N$39];MATCH([.$A82];[$'olah data'.G$4:$'olah data'.G$39];0);2);&quot;&quot;)">
            <text:p/>
          </table:table-cell>
          <table:table-cell table:style-name="ce27" table:formula="of:=IFERROR(INDEX([$'olah data'.$B$4:$'olah data'.$N$39];MATCH([.$A82];[$'olah data'.H$4:$'olah data'.H$39];0);2);&quot;&quot;)" office:value-type="string" office:string-value="Fatigability v. asthenia (8 items)" calcext:value-type="string">
            <text:p>Fatigability v. asthenia (8 items)</text:p>
          </table:table-cell>
          <table:table-cell table:style-name="ce27" table:formula="of:=IFERROR(INDEX([$'olah data'.$B$4:$'olah data'.$N$39];MATCH([.$A82];[$'olah data'.I$4:$'olah data'.I$39];0);2);&quot;&quot;)">
            <text:p/>
          </table:table-cell>
          <table:table-cell table:style-name="ce27" table:formula="of:=IFERROR(INDEX([$'olah data'.$B$4:$'olah data'.$N$39];MATCH([.$A82];[$'olah data'.J$4:$'olah data'.J$39];0);2);&quot;&quot;)">
            <text:p/>
          </table:table-cell>
          <table:table-cell table:style-name="ce27" table:formula="of:=IFERROR(INDEX([$'olah data'.$B$4:$'olah data'.$N$39];MATCH([.$A82];[$'olah data'.K$4:$'olah data'.K$39];0);2);&quot;&quot;)">
            <text:p/>
          </table:table-cell>
          <table:table-cell table:style-name="ce27" table:formula="of:=IFERROR(INDEX([$'olah data'.$B$4:$'olah data'.$N$39];MATCH([.$A82];[$'olah data'.L$4:$'olah data'.L$39];0);2);&quot;&quot;)">
            <text:p/>
          </table:table-cell>
          <table:table-cell table:style-name="ce27" table:formula="of:=IFERROR(INDEX([$'olah data'.$B$4:$'olah data'.$N$39];MATCH([.$A82];[$'olah data'.M$4:$'olah data'.M$39];0);2);&quot;&quot;)">
            <text:p/>
          </table:table-cell>
          <table:table-cell table:style-name="ce27" table:formula="of:=IFERROR(INDEX([$'olah data'.$B$4:$'olah data'.$N$39];MATCH([.$A82];[$'olah data'.N$4:$'olah data'.N$39];0);2);&quot;&quot;)">
            <text:p/>
          </table:table-cell>
          <table:table-cell table:style-name="ce27" table:formula="of:=CONCATENATE([.D82];[.E82];[.F82];[.G82];[.H82];[.I82];[.J82];[.K82];[.L82];[.M82];[.N82])" office:value-type="string" office:string-value="Fatigability v. asthenia (8 items)" calcext:value-type="string">
            <text:p>Fatigability v. asthenia (8 items)</text:p>
          </table:table-cell>
          <table:table-cell table:style-name="ce84" table:formula="of:=[$'View Input'.N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2" calcext:value-type="float">
            <text:p>82</text:p>
          </table:table-cell>
          <table:table-cell table:style-name="ce64" office:value-type="float" office:value="4" calcext:value-type="float">
            <text:p>4</text:p>
          </table:table-cell>
          <table:table-cell table:style-name="ce98" table:formula="of:=IF([.R83]=&quot;&quot;;IF([.Q83]=&quot;R&quot;;VLOOKUP([.P83];[$'olah data'.$R$3:$'olah data'.$S$7];2);[.P83]);IF([.R83]=[.P83];[.P83];[.Q83]))" office:value-type="float" office:value="5" calcext:value-type="float">
            <text:p>5</text:p>
          </table:table-cell>
          <table:table-cell table:style-name="ce27" table:formula="of:=IFERROR(INDEX([$'olah data'.$B$4:$'olah data'.$N$39];MATCH([.$A83];[$'olah data'.D$4:$'olah data'.D$39];0);2);&quot;&quot;)">
            <text:p/>
          </table:table-cell>
          <table:table-cell table:style-name="ce27" table:formula="of:=IFERROR(INDEX([$'olah data'.$B$4:$'olah data'.$N$39];MATCH([.$A83];[$'olah data'.E$4:$'olah data'.E$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83];[$'olah data'.F$4:$'olah data'.F$39];0);2);&quot;&quot;)">
            <text:p/>
          </table:table-cell>
          <table:table-cell table:style-name="ce27" table:formula="of:=IFERROR(INDEX([$'olah data'.$B$4:$'olah data'.$N$39];MATCH([.$A83];[$'olah data'.G$4:$'olah data'.G$39];0);2);&quot;&quot;)">
            <text:p/>
          </table:table-cell>
          <table:table-cell table:style-name="ce27" table:formula="of:=IFERROR(INDEX([$'olah data'.$B$4:$'olah data'.$N$39];MATCH([.$A83];[$'olah data'.H$4:$'olah data'.H$39];0);2);&quot;&quot;)">
            <text:p/>
          </table:table-cell>
          <table:table-cell table:style-name="ce27" table:formula="of:=IFERROR(INDEX([$'olah data'.$B$4:$'olah data'.$N$39];MATCH([.$A83];[$'olah data'.I$4:$'olah data'.I$39];0);2);&quot;&quot;)">
            <text:p/>
          </table:table-cell>
          <table:table-cell table:style-name="ce27" table:formula="of:=IFERROR(INDEX([$'olah data'.$B$4:$'olah data'.$N$39];MATCH([.$A83];[$'olah data'.J$4:$'olah data'.J$39];0);2);&quot;&quot;)">
            <text:p/>
          </table:table-cell>
          <table:table-cell table:style-name="ce27" table:formula="of:=IFERROR(INDEX([$'olah data'.$B$4:$'olah data'.$N$39];MATCH([.$A83];[$'olah data'.K$4:$'olah data'.K$39];0);2);&quot;&quot;)">
            <text:p/>
          </table:table-cell>
          <table:table-cell table:style-name="ce27" table:formula="of:=IFERROR(INDEX([$'olah data'.$B$4:$'olah data'.$N$39];MATCH([.$A83];[$'olah data'.L$4:$'olah data'.L$39];0);2);&quot;&quot;)">
            <text:p/>
          </table:table-cell>
          <table:table-cell table:style-name="ce27" table:formula="of:=IFERROR(INDEX([$'olah data'.$B$4:$'olah data'.$N$39];MATCH([.$A83];[$'olah data'.M$4:$'olah data'.M$39];0);2);&quot;&quot;)">
            <text:p/>
          </table:table-cell>
          <table:table-cell table:style-name="ce27" table:formula="of:=IFERROR(INDEX([$'olah data'.$B$4:$'olah data'.$N$39];MATCH([.$A83];[$'olah data'.N$4:$'olah data'.N$39];0);2);&quot;&quot;)">
            <text:p/>
          </table:table-cell>
          <table:table-cell table:style-name="ce27" table:formula="of:=CONCATENATE([.D83];[.E83];[.F83];[.G83];[.H83];[.I83];[.J83];[.K83];[.L83];[.M83];[.N83])" office:value-type="string" office:string-value="Anticipatory worry &amp; pessimismv. uninhibited optimism (11 items)" calcext:value-type="string">
            <text:p>Anticipatory worry &amp; pessimismv. uninhibited optimism (11 items)</text:p>
          </table:table-cell>
          <table:table-cell table:style-name="ce84" table:formula="of:=[$'View Input'.N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83" calcext:value-type="float">
            <text:p>83</text:p>
          </table:table-cell>
          <table:table-cell table:style-name="ce64" office:value-type="float" office:value="2" calcext:value-type="float">
            <text:p>2</text:p>
          </table:table-cell>
          <table:table-cell table:style-name="ce98" table:formula="of:=IF([.R84]=&quot;&quot;;IF([.Q84]=&quot;R&quot;;VLOOKUP([.P84];[$'olah data'.$R$3:$'olah data'.$S$7];2);[.P84]);IF([.R84]=[.P84];[.P84];[.Q84]))" office:value-type="float" office:value="3" calcext:value-type="float">
            <text:p>3</text:p>
          </table:table-cell>
          <table:table-cell table:style-name="ce27" table:formula="of:=IFERROR(INDEX([$'olah data'.$B$4:$'olah data'.$N$39];MATCH([.$A84];[$'olah data'.D$4:$'olah data'.D$39];0);2);&quot;&quot;)">
            <text:p/>
          </table:table-cell>
          <table:table-cell table:style-name="ce27" table:formula="of:=IFERROR(INDEX([$'olah data'.$B$4:$'olah data'.$N$39];MATCH([.$A84];[$'olah data'.E$4:$'olah data'.E$39];0);2);&quot;&quot;)">
            <text:p/>
          </table:table-cell>
          <table:table-cell table:style-name="ce27" table:formula="of:=IFERROR(INDEX([$'olah data'.$B$4:$'olah data'.$N$39];MATCH([.$A84];[$'olah data'.F$4:$'olah data'.F$39];0);2);&quot;&quot;)" office:value-type="string" office:string-value="Self-acceptance vs. self-striving (10 items)" calcext:value-type="string">
            <text:p>Self-acceptance vs. self-striving (10 items)</text:p>
          </table:table-cell>
          <table:table-cell table:style-name="ce27" table:formula="of:=IFERROR(INDEX([$'olah data'.$B$4:$'olah data'.$N$39];MATCH([.$A84];[$'olah data'.G$4:$'olah data'.G$39];0);2);&quot;&quot;)">
            <text:p/>
          </table:table-cell>
          <table:table-cell table:style-name="ce27" table:formula="of:=IFERROR(INDEX([$'olah data'.$B$4:$'olah data'.$N$39];MATCH([.$A84];[$'olah data'.H$4:$'olah data'.H$39];0);2);&quot;&quot;)">
            <text:p/>
          </table:table-cell>
          <table:table-cell table:style-name="ce27" table:formula="of:=IFERROR(INDEX([$'olah data'.$B$4:$'olah data'.$N$39];MATCH([.$A84];[$'olah data'.I$4:$'olah data'.I$39];0);2);&quot;&quot;)">
            <text:p/>
          </table:table-cell>
          <table:table-cell table:style-name="ce27" table:formula="of:=IFERROR(INDEX([$'olah data'.$B$4:$'olah data'.$N$39];MATCH([.$A84];[$'olah data'.J$4:$'olah data'.J$39];0);2);&quot;&quot;)">
            <text:p/>
          </table:table-cell>
          <table:table-cell table:style-name="ce27" table:formula="of:=IFERROR(INDEX([$'olah data'.$B$4:$'olah data'.$N$39];MATCH([.$A84];[$'olah data'.K$4:$'olah data'.K$39];0);2);&quot;&quot;)">
            <text:p/>
          </table:table-cell>
          <table:table-cell table:style-name="ce27" table:formula="of:=IFERROR(INDEX([$'olah data'.$B$4:$'olah data'.$N$39];MATCH([.$A84];[$'olah data'.L$4:$'olah data'.L$39];0);2);&quot;&quot;)">
            <text:p/>
          </table:table-cell>
          <table:table-cell table:style-name="ce27" table:formula="of:=IFERROR(INDEX([$'olah data'.$B$4:$'olah data'.$N$39];MATCH([.$A84];[$'olah data'.M$4:$'olah data'.M$39];0);2);&quot;&quot;)">
            <text:p/>
          </table:table-cell>
          <table:table-cell table:style-name="ce27" table:formula="of:=IFERROR(INDEX([$'olah data'.$B$4:$'olah data'.$N$39];MATCH([.$A84];[$'olah data'.N$4:$'olah data'.N$39];0);2);&quot;&quot;)">
            <text:p/>
          </table:table-cell>
          <table:table-cell table:style-name="ce27" table:formula="of:=CONCATENATE([.D84];[.E84];[.F84];[.G84];[.H84];[.I84];[.J84];[.K84];[.L84];[.M84];[.N84])" office:value-type="string" office:string-value="Self-acceptance vs. self-striving (10 items)" calcext:value-type="string">
            <text:p>Self-acceptance vs. self-striving (10 items)</text:p>
          </table:table-cell>
          <table:table-cell table:style-name="ce84" table:formula="of:=[$'View Input'.N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4" calcext:value-type="float">
            <text:p>84</text:p>
          </table:table-cell>
          <table:table-cell table:style-name="ce64" office:value-type="float" office:value="5" calcext:value-type="float">
            <text:p>5</text:p>
          </table:table-cell>
          <table:table-cell table:style-name="ce98" table:formula="of:=IF([.R85]=&quot;&quot;;IF([.Q85]=&quot;R&quot;;VLOOKUP([.P85];[$'olah data'.$R$3:$'olah data'.$S$7];2);[.P85]);IF([.R85]=[.P85];[.P85];[.Q85]))" office:value-type="float" office:value="5" calcext:value-type="float">
            <text:p>5</text:p>
          </table:table-cell>
          <table:table-cell table:style-name="ce27" table:formula="of:=IFERROR(INDEX([$'olah data'.$B$4:$'olah data'.$N$39];MATCH([.$A85];[$'olah data'.D$4:$'olah data'.D$39];0);2);&quot;&quot;)">
            <text:p/>
          </table:table-cell>
          <table:table-cell table:style-name="ce27" table:formula="of:=IFERROR(INDEX([$'olah data'.$B$4:$'olah data'.$N$39];MATCH([.$A85];[$'olah data'.E$4:$'olah data'.E$39];0);2);&quot;&quot;)">
            <text:p/>
          </table:table-cell>
          <table:table-cell table:style-name="ce27" table:formula="of:=IFERROR(INDEX([$'olah data'.$B$4:$'olah data'.$N$39];MATCH([.$A85];[$'olah data'.F$4:$'olah data'.F$39];0);2);&quot;&quot;)">
            <text:p/>
          </table:table-cell>
          <table:table-cell table:style-name="ce27" table:formula="of:=IFERROR(INDEX([$'olah data'.$B$4:$'olah data'.$N$39];MATCH([.$A85];[$'olah data'.G$4:$'olah data'.G$39];0);2);&quot;&quot;)">
            <text:p/>
          </table:table-cell>
          <table:table-cell table:style-name="ce27" table:formula="of:=IFERROR(INDEX([$'olah data'.$B$4:$'olah data'.$N$39];MATCH([.$A85];[$'olah data'.H$4:$'olah data'.H$39];0);2);&quot;&quot;)">
            <text:p/>
          </table:table-cell>
          <table:table-cell table:style-name="ce27" table:formula="of:=IFERROR(INDEX([$'olah data'.$B$4:$'olah data'.$N$39];MATCH([.$A85];[$'olah data'.I$4:$'olah data'.I$39];0);2);&quot;&quot;)" office:value-type="string" office:string-value="Helpfulness vs. unhelpfulness (8 items)" calcext:value-type="string">
            <text:p>Helpfulness vs. unhelpfulness (8 items)</text:p>
          </table:table-cell>
          <table:table-cell table:style-name="ce27" table:formula="of:=IFERROR(INDEX([$'olah data'.$B$4:$'olah data'.$N$39];MATCH([.$A85];[$'olah data'.J$4:$'olah data'.J$39];0);2);&quot;&quot;)">
            <text:p/>
          </table:table-cell>
          <table:table-cell table:style-name="ce27" table:formula="of:=IFERROR(INDEX([$'olah data'.$B$4:$'olah data'.$N$39];MATCH([.$A85];[$'olah data'.K$4:$'olah data'.K$39];0);2);&quot;&quot;)">
            <text:p/>
          </table:table-cell>
          <table:table-cell table:style-name="ce27" table:formula="of:=IFERROR(INDEX([$'olah data'.$B$4:$'olah data'.$N$39];MATCH([.$A85];[$'olah data'.L$4:$'olah data'.L$39];0);2);&quot;&quot;)">
            <text:p/>
          </table:table-cell>
          <table:table-cell table:style-name="ce27" table:formula="of:=IFERROR(INDEX([$'olah data'.$B$4:$'olah data'.$N$39];MATCH([.$A85];[$'olah data'.M$4:$'olah data'.M$39];0);2);&quot;&quot;)">
            <text:p/>
          </table:table-cell>
          <table:table-cell table:style-name="ce27" table:formula="of:=IFERROR(INDEX([$'olah data'.$B$4:$'olah data'.$N$39];MATCH([.$A85];[$'olah data'.N$4:$'olah data'.N$39];0);2);&quot;&quot;)">
            <text:p/>
          </table:table-cell>
          <table:table-cell table:style-name="ce27" table:formula="of:=CONCATENATE([.D85];[.E85];[.F85];[.G85];[.H85];[.I85];[.J85];[.K85];[.L85];[.M85];[.N85])" office:value-type="string" office:string-value="Helpfulness vs. unhelpfulness (8 items)" calcext:value-type="string">
            <text:p>Helpfulness vs. unhelpfulness (8 items)</text:p>
          </table:table-cell>
          <table:table-cell table:style-name="ce84" table:formula="of:=[$'View Input'.N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5" calcext:value-type="float">
            <text:p>85</text:p>
          </table:table-cell>
          <table:table-cell table:style-name="ce64" office:value-type="float" office:value="3" calcext:value-type="float">
            <text:p>3</text:p>
          </table:table-cell>
          <table:table-cell table:style-name="ce98" table:formula="of:=IF([.R86]=&quot;&quot;;IF([.Q86]=&quot;R&quot;;VLOOKUP([.P86];[$'olah data'.$R$3:$'olah data'.$S$7];2);[.P86]);IF([.R86]=[.P86];[.P86];[.Q86]))" office:value-type="float" office:value="1" calcext:value-type="float">
            <text:p>1</text:p>
          </table:table-cell>
          <table:table-cell table:style-name="ce27" table:formula="of:=IFERROR(INDEX([$'olah data'.$B$4:$'olah data'.$N$39];MATCH([.$A86];[$'olah data'.D$4:$'olah data'.D$39];0);2);&quot;&quot;)">
            <text:p/>
          </table:table-cell>
          <table:table-cell table:style-name="ce27" table:formula="of:=IFERROR(INDEX([$'olah data'.$B$4:$'olah data'.$N$39];MATCH([.$A86];[$'olah data'.E$4:$'olah data'.E$39];0);2);&quot;&quot;)">
            <text:p/>
          </table:table-cell>
          <table:table-cell table:style-name="ce27" table:formula="of:=IFERROR(INDEX([$'olah data'.$B$4:$'olah data'.$N$39];MATCH([.$A86];[$'olah data'.F$4:$'olah data'.F$39];0);2);&quot;&quot;)">
            <text:p/>
          </table:table-cell>
          <table:table-cell table:style-name="ce27" table:formula="of:=IFERROR(INDEX([$'olah data'.$B$4:$'olah data'.$N$39];MATCH([.$A86];[$'olah data'.G$4:$'olah data'.G$39];0);2);&quot;&quot;)" office:value-type="string" office:string-value="Dependence (6 items)" calcext:value-type="string">
            <text:p>Dependence (6 items)</text:p>
          </table:table-cell>
          <table:table-cell table:style-name="ce27" table:formula="of:=IFERROR(INDEX([$'olah data'.$B$4:$'olah data'.$N$39];MATCH([.$A86];[$'olah data'.H$4:$'olah data'.H$39];0);2);&quot;&quot;)">
            <text:p/>
          </table:table-cell>
          <table:table-cell table:style-name="ce27" table:formula="of:=IFERROR(INDEX([$'olah data'.$B$4:$'olah data'.$N$39];MATCH([.$A86];[$'olah data'.I$4:$'olah data'.I$39];0);2);&quot;&quot;)">
            <text:p/>
          </table:table-cell>
          <table:table-cell table:style-name="ce27" table:formula="of:=IFERROR(INDEX([$'olah data'.$B$4:$'olah data'.$N$39];MATCH([.$A86];[$'olah data'.J$4:$'olah data'.J$39];0);2);&quot;&quot;)">
            <text:p/>
          </table:table-cell>
          <table:table-cell table:style-name="ce27" table:formula="of:=IFERROR(INDEX([$'olah data'.$B$4:$'olah data'.$N$39];MATCH([.$A86];[$'olah data'.K$4:$'olah data'.K$39];0);2);&quot;&quot;)">
            <text:p/>
          </table:table-cell>
          <table:table-cell table:style-name="ce27" table:formula="of:=IFERROR(INDEX([$'olah data'.$B$4:$'olah data'.$N$39];MATCH([.$A86];[$'olah data'.L$4:$'olah data'.L$39];0);2);&quot;&quot;)">
            <text:p/>
          </table:table-cell>
          <table:table-cell table:style-name="ce27" table:formula="of:=IFERROR(INDEX([$'olah data'.$B$4:$'olah data'.$N$39];MATCH([.$A86];[$'olah data'.M$4:$'olah data'.M$39];0);2);&quot;&quot;)">
            <text:p/>
          </table:table-cell>
          <table:table-cell table:style-name="ce27" table:formula="of:=IFERROR(INDEX([$'olah data'.$B$4:$'olah data'.$N$39];MATCH([.$A86];[$'olah data'.N$4:$'olah data'.N$39];0);2);&quot;&quot;)">
            <text:p/>
          </table:table-cell>
          <table:table-cell table:style-name="ce27" table:formula="of:=CONCATENATE([.D86];[.E86];[.F86];[.G86];[.H86];[.I86];[.J86];[.K86];[.L86];[.M86];[.N86])" office:value-type="string" office:string-value="Dependence (6 items)" calcext:value-type="string">
            <text:p>Dependence (6 items)</text:p>
          </table:table-cell>
          <table:table-cell table:style-name="ce84" table:formula="of:=[$'View Input'.N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6" calcext:value-type="float">
            <text:p>86</text:p>
          </table:table-cell>
          <table:table-cell table:style-name="ce64" office:value-type="float" office:value="1" calcext:value-type="float">
            <text:p>1</text:p>
          </table:table-cell>
          <table:table-cell table:style-name="ce98" table:formula="of:=IF([.R87]=&quot;&quot;;IF([.Q87]=&quot;R&quot;;VLOOKUP([.P87];[$'olah data'.$R$3:$'olah data'.$S$7];2);[.P87]);IF([.R87]=[.P87];[.P87];[.Q87]))" office:value-type="float" office:value="5" calcext:value-type="float">
            <text:p>5</text:p>
          </table:table-cell>
          <table:table-cell table:style-name="ce27" table:formula="of:=IFERROR(INDEX([$'olah data'.$B$4:$'olah data'.$N$39];MATCH([.$A87];[$'olah data'.D$4:$'olah data'.D$39];0);2);&quot;&quot;)">
            <text:p/>
          </table:table-cell>
          <table:table-cell table:style-name="ce27" table:formula="of:=IFERROR(INDEX([$'olah data'.$B$4:$'olah data'.$N$39];MATCH([.$A87];[$'olah data'.E$4:$'olah data'.E$39];0);2);&quot;&quot;)">
            <text:p/>
          </table:table-cell>
          <table:table-cell table:style-name="ce27" table:formula="of:=IFERROR(INDEX([$'olah data'.$B$4:$'olah data'.$N$39];MATCH([.$A87];[$'olah data'.F$4:$'olah data'.F$39];0);2);&quot;&quot;)">
            <text:p/>
          </table:table-cell>
          <table:table-cell table:style-name="ce27" table:formula="of:=IFERROR(INDEX([$'olah data'.$B$4:$'olah data'.$N$39];MATCH([.$A87];[$'olah data'.G$4:$'olah data'.G$39];0);2);&quot;&quot;)">
            <text:p/>
          </table:table-cell>
          <table:table-cell table:style-name="ce27" table:formula="of:=IFERROR(INDEX([$'olah data'.$B$4:$'olah data'.$N$39];MATCH([.$A87];[$'olah data'.H$4:$'olah data'.H$39];0);2);&quot;&quot;)" office:value-type="string" office:string-value="Shyness with strangers (7 items)" calcext:value-type="string">
            <text:p>Shyness with strangers (7 items)</text:p>
          </table:table-cell>
          <table:table-cell table:style-name="ce27" table:formula="of:=IFERROR(INDEX([$'olah data'.$B$4:$'olah data'.$N$39];MATCH([.$A87];[$'olah data'.I$4:$'olah data'.I$39];0);2);&quot;&quot;)">
            <text:p/>
          </table:table-cell>
          <table:table-cell table:style-name="ce27" table:formula="of:=IFERROR(INDEX([$'olah data'.$B$4:$'olah data'.$N$39];MATCH([.$A87];[$'olah data'.J$4:$'olah data'.J$39];0);2);&quot;&quot;)">
            <text:p/>
          </table:table-cell>
          <table:table-cell table:style-name="ce27" table:formula="of:=IFERROR(INDEX([$'olah data'.$B$4:$'olah data'.$N$39];MATCH([.$A87];[$'olah data'.K$4:$'olah data'.K$39];0);2);&quot;&quot;)">
            <text:p/>
          </table:table-cell>
          <table:table-cell table:style-name="ce27" table:formula="of:=IFERROR(INDEX([$'olah data'.$B$4:$'olah data'.$N$39];MATCH([.$A87];[$'olah data'.L$4:$'olah data'.L$39];0);2);&quot;&quot;)">
            <text:p/>
          </table:table-cell>
          <table:table-cell table:style-name="ce27" table:formula="of:=IFERROR(INDEX([$'olah data'.$B$4:$'olah data'.$N$39];MATCH([.$A87];[$'olah data'.M$4:$'olah data'.M$39];0);2);&quot;&quot;)">
            <text:p/>
          </table:table-cell>
          <table:table-cell table:style-name="ce27" table:formula="of:=IFERROR(INDEX([$'olah data'.$B$4:$'olah data'.$N$39];MATCH([.$A87];[$'olah data'.N$4:$'olah data'.N$39];0);2);&quot;&quot;)">
            <text:p/>
          </table:table-cell>
          <table:table-cell table:style-name="ce27" table:formula="of:=CONCATENATE([.D87];[.E87];[.F87];[.G87];[.H87];[.I87];[.J87];[.K87];[.L87];[.M87];[.N87])" office:value-type="string" office:string-value="Shyness with strangers (7 items)" calcext:value-type="string">
            <text:p>Shyness with strangers (7 items)</text:p>
          </table:table-cell>
          <table:table-cell table:style-name="ce84" table:formula="of:=[$'View Input'.N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7" calcext:value-type="float">
            <text:p>87</text:p>
          </table:table-cell>
          <table:table-cell table:style-name="ce64" office:value-type="float" office:value="5" calcext:value-type="float">
            <text:p>5</text:p>
          </table:table-cell>
          <table:table-cell table:style-name="ce98" table:formula="of:=IF([.R88]=&quot;&quot;;IF([.Q88]=&quot;R&quot;;VLOOKUP([.P88];[$'olah data'.$R$3:$'olah data'.$S$7];2);[.P88]);IF([.R88]=[.P88];[.P88];[.Q88]))" office:value-type="float" office:value="2" calcext:value-type="float">
            <text:p>2</text:p>
          </table:table-cell>
          <table:table-cell table:style-name="ce27" table:formula="of:=IFERROR(INDEX([$'olah data'.$B$4:$'olah data'.$N$39];MATCH([.$A88];[$'olah data'.D$4:$'olah data'.D$39];0);2);&quot;&quot;)">
            <text:p/>
          </table:table-cell>
          <table:table-cell table:style-name="ce27" table:formula="of:=IFERROR(INDEX([$'olah data'.$B$4:$'olah data'.$N$39];MATCH([.$A88];[$'olah data'.E$4:$'olah data'.E$39];0);2);&quot;&quot;)">
            <text:p/>
          </table:table-cell>
          <table:table-cell table:style-name="ce27" table:formula="of:=IFERROR(INDEX([$'olah data'.$B$4:$'olah data'.$N$39];MATCH([.$A88];[$'olah data'.F$4:$'olah data'.F$39];0);2);&quot;&quot;)">
            <text:p/>
          </table:table-cell>
          <table:table-cell table:style-name="ce27" table:formula="of:=IFERROR(INDEX([$'olah data'.$B$4:$'olah data'.$N$39];MATCH([.$A88];[$'olah data'.G$4:$'olah data'.G$39];0);2);&quot;&quot;)">
            <text:p/>
          </table:table-cell>
          <table:table-cell table:style-name="ce27" table:formula="of:=IFERROR(INDEX([$'olah data'.$B$4:$'olah data'.$N$39];MATCH([.$A88];[$'olah data'.H$4:$'olah data'.H$39];0);2);&quot;&quot;)">
            <text:p/>
          </table:table-cell>
          <table:table-cell table:style-name="ce27" table:formula="of:=IFERROR(INDEX([$'olah data'.$B$4:$'olah data'.$N$39];MATCH([.$A88];[$'olah data'.I$4:$'olah data'.I$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88];[$'olah data'.J$4:$'olah data'.J$39];0);2);&quot;&quot;)">
            <text:p/>
          </table:table-cell>
          <table:table-cell table:style-name="ce27" table:formula="of:=IFERROR(INDEX([$'olah data'.$B$4:$'olah data'.$N$39];MATCH([.$A88];[$'olah data'.K$4:$'olah data'.K$39];0);2);&quot;&quot;)">
            <text:p/>
          </table:table-cell>
          <table:table-cell table:style-name="ce27" table:formula="of:=IFERROR(INDEX([$'olah data'.$B$4:$'olah data'.$N$39];MATCH([.$A88];[$'olah data'.L$4:$'olah data'.L$39];0);2);&quot;&quot;)">
            <text:p/>
          </table:table-cell>
          <table:table-cell table:style-name="ce27" table:formula="of:=IFERROR(INDEX([$'olah data'.$B$4:$'olah data'.$N$39];MATCH([.$A88];[$'olah data'.M$4:$'olah data'.M$39];0);2);&quot;&quot;)">
            <text:p/>
          </table:table-cell>
          <table:table-cell table:style-name="ce27" table:formula="of:=IFERROR(INDEX([$'olah data'.$B$4:$'olah data'.$N$39];MATCH([.$A88];[$'olah data'.N$4:$'olah data'.N$39];0);2);&quot;&quot;)">
            <text:p/>
          </table:table-cell>
          <table:table-cell table:style-name="ce27" table:formula="of:=CONCATENATE([.D88];[.E88];[.F88];[.G88];[.H88];[.I88];[.J88];[.K88];[.L88];[.M88];[.N88])" office:value-type="string" office:string-value="Purposefulness vs. lack of goal direction (6 items)" calcext:value-type="string">
            <text:p>Purposefulness vs. lack of goal direction (6 items)</text:p>
          </table:table-cell>
          <table:table-cell table:style-name="ce84" table:formula="of:=[$'View Input'.N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8" calcext:value-type="float">
            <text:p>88</text:p>
          </table:table-cell>
          <table:table-cell table:style-name="ce64" office:value-type="float" office:value="4" calcext:value-type="float">
            <text:p>4</text:p>
          </table:table-cell>
          <table:table-cell table:style-name="ce98" table:formula="of:=IF([.R89]=&quot;&quot;;IF([.Q89]=&quot;R&quot;;VLOOKUP([.P89];[$'olah data'.$R$3:$'olah data'.$S$7];2);[.P89]);IF([.R89]=[.P89];[.P89];[.Q89]))" office:value-type="float" office:value="3" calcext:value-type="float">
            <text:p>3</text:p>
          </table:table-cell>
          <table:table-cell table:style-name="ce27" table:formula="of:=IFERROR(INDEX([$'olah data'.$B$4:$'olah data'.$N$39];MATCH([.$A89];[$'olah data'.D$4:$'olah data'.D$39];0);2);&quot;&quot;)">
            <text:p/>
          </table:table-cell>
          <table:table-cell table:style-name="ce27" table:formula="of:=IFERROR(INDEX([$'olah data'.$B$4:$'olah data'.$N$39];MATCH([.$A89];[$'olah data'.E$4:$'olah data'.E$39];0);2);&quot;&quot;)">
            <text:p/>
          </table:table-cell>
          <table:table-cell table:style-name="ce27" table:formula="of:=IFERROR(INDEX([$'olah data'.$B$4:$'olah data'.$N$39];MATCH([.$A89];[$'olah data'.F$4:$'olah data'.F$39];0);2);&quot;&quot;)">
            <text:p/>
          </table:table-cell>
          <table:table-cell table:style-name="ce27" table:formula="of:=IFERROR(INDEX([$'olah data'.$B$4:$'olah data'.$N$39];MATCH([.$A89];[$'olah data'.G$4:$'olah data'.G$39];0);2);&quot;&quot;)">
            <text:p/>
          </table:table-cell>
          <table:table-cell table:style-name="ce27" table:formula="of:=IFERROR(INDEX([$'olah data'.$B$4:$'olah data'.$N$39];MATCH([.$A89];[$'olah data'.H$4:$'olah data'.H$39];0);2);&quot;&quot;)">
            <text:p/>
          </table:table-cell>
          <table:table-cell table:style-name="ce27" table:formula="of:=IFERROR(INDEX([$'olah data'.$B$4:$'olah data'.$N$39];MATCH([.$A89];[$'olah data'.I$4:$'olah data'.I$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89];[$'olah data'.J$4:$'olah data'.J$39];0);2);&quot;&quot;)">
            <text:p/>
          </table:table-cell>
          <table:table-cell table:style-name="ce27" table:formula="of:=IFERROR(INDEX([$'olah data'.$B$4:$'olah data'.$N$39];MATCH([.$A89];[$'olah data'.K$4:$'olah data'.K$39];0);2);&quot;&quot;)">
            <text:p/>
          </table:table-cell>
          <table:table-cell table:style-name="ce27" table:formula="of:=IFERROR(INDEX([$'olah data'.$B$4:$'olah data'.$N$39];MATCH([.$A89];[$'olah data'.L$4:$'olah data'.L$39];0);2);&quot;&quot;)">
            <text:p/>
          </table:table-cell>
          <table:table-cell table:style-name="ce27" table:formula="of:=IFERROR(INDEX([$'olah data'.$B$4:$'olah data'.$N$39];MATCH([.$A89];[$'olah data'.M$4:$'olah data'.M$39];0);2);&quot;&quot;)">
            <text:p/>
          </table:table-cell>
          <table:table-cell table:style-name="ce27" table:formula="of:=IFERROR(INDEX([$'olah data'.$B$4:$'olah data'.$N$39];MATCH([.$A89];[$'olah data'.N$4:$'olah data'.N$39];0);2);&quot;&quot;)">
            <text:p/>
          </table:table-cell>
          <table:table-cell table:style-name="ce27" table:formula="of:=CONCATENATE([.D89];[.E89];[.F89];[.G89];[.H89];[.I89];[.J89];[.K89];[.L89];[.M89];[.N89])" office:value-type="string" office:string-value="Pure-hearted conscience vs. self-serving advantage (8 items)" calcext:value-type="string">
            <text:p>Pure-hearted conscience vs. self-serving advantage (8 items)</text:p>
          </table:table-cell>
          <table:table-cell table:style-name="ce84" table:formula="of:=[$'View Input'.N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9" calcext:value-type="float">
            <text:p>89</text:p>
          </table:table-cell>
          <table:table-cell table:style-name="ce64" office:value-type="float" office:value="2" calcext:value-type="float">
            <text:p>2</text:p>
          </table:table-cell>
          <table:table-cell table:style-name="ce98" table:formula="of:=IF([.R90]=&quot;&quot;;IF([.Q90]=&quot;R&quot;;VLOOKUP([.P90];[$'olah data'.$R$3:$'olah data'.$S$7];2);[.P90]);IF([.R90]=[.P90];[.P90];[.Q90]))" office:value-type="float" office:value="1" calcext:value-type="float">
            <text:p>1</text:p>
          </table:table-cell>
          <table:table-cell table:style-name="ce27" table:formula="of:=IFERROR(INDEX([$'olah data'.$B$4:$'olah data'.$N$39];MATCH([.$A90];[$'olah data'.D$4:$'olah data'.D$39];0);2);&quot;&quot;)">
            <text:p/>
          </table:table-cell>
          <table:table-cell table:style-name="ce27" table:formula="of:=IFERROR(INDEX([$'olah data'.$B$4:$'olah data'.$N$39];MATCH([.$A90];[$'olah data'.E$4:$'olah data'.E$39];0);2);&quot;&quot;)">
            <text:p/>
          </table:table-cell>
          <table:table-cell table:style-name="ce27" table:formula="of:=IFERROR(INDEX([$'olah data'.$B$4:$'olah data'.$N$39];MATCH([.$A90];[$'olah data'.F$4:$'olah data'.F$39];0);2);&quot;&quot;)" office:value-type="string" office:string-value="Empathy vs. social disinterest (5 items)" calcext:value-type="string">
            <text:p>Empathy vs. social disinterest (5 items)</text:p>
          </table:table-cell>
          <table:table-cell table:style-name="ce27" table:formula="of:=IFERROR(INDEX([$'olah data'.$B$4:$'olah data'.$N$39];MATCH([.$A90];[$'olah data'.G$4:$'olah data'.G$39];0);2);&quot;&quot;)">
            <text:p/>
          </table:table-cell>
          <table:table-cell table:style-name="ce27" table:formula="of:=IFERROR(INDEX([$'olah data'.$B$4:$'olah data'.$N$39];MATCH([.$A90];[$'olah data'.H$4:$'olah data'.H$39];0);2);&quot;&quot;)">
            <text:p/>
          </table:table-cell>
          <table:table-cell table:style-name="ce27" table:formula="of:=IFERROR(INDEX([$'olah data'.$B$4:$'olah data'.$N$39];MATCH([.$A90];[$'olah data'.I$4:$'olah data'.I$39];0);2);&quot;&quot;)">
            <text:p/>
          </table:table-cell>
          <table:table-cell table:style-name="ce27" table:formula="of:=IFERROR(INDEX([$'olah data'.$B$4:$'olah data'.$N$39];MATCH([.$A90];[$'olah data'.J$4:$'olah data'.J$39];0);2);&quot;&quot;)">
            <text:p/>
          </table:table-cell>
          <table:table-cell table:style-name="ce27" table:formula="of:=IFERROR(INDEX([$'olah data'.$B$4:$'olah data'.$N$39];MATCH([.$A90];[$'olah data'.K$4:$'olah data'.K$39];0);2);&quot;&quot;)">
            <text:p/>
          </table:table-cell>
          <table:table-cell table:style-name="ce27" table:formula="of:=IFERROR(INDEX([$'olah data'.$B$4:$'olah data'.$N$39];MATCH([.$A90];[$'olah data'.L$4:$'olah data'.L$39];0);2);&quot;&quot;)">
            <text:p/>
          </table:table-cell>
          <table:table-cell table:style-name="ce27" table:formula="of:=IFERROR(INDEX([$'olah data'.$B$4:$'olah data'.$N$39];MATCH([.$A90];[$'olah data'.M$4:$'olah data'.M$39];0);2);&quot;&quot;)">
            <text:p/>
          </table:table-cell>
          <table:table-cell table:style-name="ce27" table:formula="of:=IFERROR(INDEX([$'olah data'.$B$4:$'olah data'.$N$39];MATCH([.$A90];[$'olah data'.N$4:$'olah data'.N$39];0);2);&quot;&quot;)">
            <text:p/>
          </table:table-cell>
          <table:table-cell table:style-name="ce27" table:formula="of:=CONCATENATE([.D90];[.E90];[.F90];[.G90];[.H90];[.I90];[.J90];[.K90];[.L90];[.M90];[.N90])" office:value-type="string" office:string-value="Empathy vs. social disinterest (5 items)" calcext:value-type="string">
            <text:p>Empathy vs. social disinterest (5 items)</text:p>
          </table:table-cell>
          <table:table-cell table:style-name="ce84" table:formula="of:=[$'View Input'.N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0" calcext:value-type="float">
            <text:p>90</text:p>
          </table:table-cell>
          <table:table-cell table:style-name="ce64" office:value-type="float" office:value="1" calcext:value-type="float">
            <text:p>1</text:p>
          </table:table-cell>
          <table:table-cell table:style-name="ce98" table:formula="of:=IF([.R91]=&quot;&quot;;IF([.Q91]=&quot;R&quot;;VLOOKUP([.P91];[$'olah data'.$R$3:$'olah data'.$S$7];2);[.P91]);IF([.R91]=[.P91];[.P91];[.Q91]))" office:value-type="float" office:value="5" calcext:value-type="float">
            <text:p>5</text:p>
          </table:table-cell>
          <table:table-cell table:style-name="ce27" table:formula="of:=IFERROR(INDEX([$'olah data'.$B$4:$'olah data'.$N$39];MATCH([.$A91];[$'olah data'.D$4:$'olah data'.D$39];0);2);&quot;&quot;)">
            <text:p/>
          </table:table-cell>
          <table:table-cell table:style-name="ce27" table:formula="of:=IFERROR(INDEX([$'olah data'.$B$4:$'olah data'.$N$39];MATCH([.$A91];[$'olah data'.E$4:$'olah data'.E$39];0);2);&quot;&quot;)">
            <text:p/>
          </table:table-cell>
          <table:table-cell table:style-name="ce27" table:formula="of:=IFERROR(INDEX([$'olah data'.$B$4:$'olah data'.$N$39];MATCH([.$A91];[$'olah data'.F$4:$'olah data'.F$39];0);2);&quot;&quot;)">
            <text:p/>
          </table:table-cell>
          <table:table-cell table:style-name="ce27" table:formula="of:=IFERROR(INDEX([$'olah data'.$B$4:$'olah data'.$N$39];MATCH([.$A91];[$'olah data'.G$4:$'olah data'.G$39];0);2);&quot;&quot;)">
            <text:p/>
          </table:table-cell>
          <table:table-cell table:style-name="ce27" table:formula="of:=IFERROR(INDEX([$'olah data'.$B$4:$'olah data'.$N$39];MATCH([.$A91];[$'olah data'.H$4:$'olah data'.H$39];0);2);&quot;&quot;)">
            <text:p/>
          </table:table-cell>
          <table:table-cell table:style-name="ce27" table:formula="of:=IFERROR(INDEX([$'olah data'.$B$4:$'olah data'.$N$39];MATCH([.$A91];[$'olah data'.I$4:$'olah data'.I$39];0);2);&quot;&quot;)">
            <text:p/>
          </table:table-cell>
          <table:table-cell table:style-name="ce27" table:formula="of:=IFERROR(INDEX([$'olah data'.$B$4:$'olah data'.$N$39];MATCH([.$A91];[$'olah data'.J$4:$'olah data'.J$39];0);2);&quot;&quot;)" office:value-type="string" office:string-value="Enlightened second nature (11 items)" calcext:value-type="string">
            <text:p>Enlightened second nature (11 items)</text:p>
          </table:table-cell>
          <table:table-cell table:style-name="ce27" table:formula="of:=IFERROR(INDEX([$'olah data'.$B$4:$'olah data'.$N$39];MATCH([.$A91];[$'olah data'.K$4:$'olah data'.K$39];0);2);&quot;&quot;)">
            <text:p/>
          </table:table-cell>
          <table:table-cell table:style-name="ce27" table:formula="of:=IFERROR(INDEX([$'olah data'.$B$4:$'olah data'.$N$39];MATCH([.$A91];[$'olah data'.L$4:$'olah data'.L$39];0);2);&quot;&quot;)">
            <text:p/>
          </table:table-cell>
          <table:table-cell table:style-name="ce27" table:formula="of:=IFERROR(INDEX([$'olah data'.$B$4:$'olah data'.$N$39];MATCH([.$A91];[$'olah data'.M$4:$'olah data'.M$39];0);2);&quot;&quot;)">
            <text:p/>
          </table:table-cell>
          <table:table-cell table:style-name="ce27" table:formula="of:=IFERROR(INDEX([$'olah data'.$B$4:$'olah data'.$N$39];MATCH([.$A91];[$'olah data'.N$4:$'olah data'.N$39];0);2);&quot;&quot;)">
            <text:p/>
          </table:table-cell>
          <table:table-cell table:style-name="ce27" table:formula="of:=CONCATENATE([.D91];[.E91];[.F91];[.G91];[.H91];[.I91];[.J91];[.K91];[.L91];[.M91];[.N91])" office:value-type="string" office:string-value="Enlightened second nature (11 items)" calcext:value-type="string">
            <text:p>Enlightened second nature (11 items)</text:p>
          </table:table-cell>
          <table:table-cell table:style-name="ce84" table:formula="of:=[$'View Input'.N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1" calcext:value-type="float">
            <text:p>91</text:p>
          </table:table-cell>
          <table:table-cell table:style-name="ce64" office:value-type="float" office:value="1" calcext:value-type="float">
            <text:p>1</text:p>
          </table:table-cell>
          <table:table-cell table:style-name="ce98" table:formula="of:=IF([.R92]=&quot;&quot;;IF([.Q92]=&quot;R&quot;;VLOOKUP([.P92];[$'olah data'.$R$3:$'olah data'.$S$7];2);[.P92]);IF([.R92]=[.P92];[.P92];[.Q92]))" office:value-type="float" office:value="1" calcext:value-type="float">
            <text:p>1</text:p>
          </table:table-cell>
          <table:table-cell table:style-name="ce27" table:formula="of:=IFERROR(INDEX([$'olah data'.$B$4:$'olah data'.$N$39];MATCH([.$A92];[$'olah data'.D$4:$'olah data'.D$39];0);2);&quot;&quot;)">
            <text:p/>
          </table:table-cell>
          <table:table-cell table:style-name="ce27" table:formula="of:=IFERROR(INDEX([$'olah data'.$B$4:$'olah data'.$N$39];MATCH([.$A92];[$'olah data'.E$4:$'olah data'.E$39];0);2);&quot;&quot;)">
            <text:p/>
          </table:table-cell>
          <table:table-cell table:style-name="ce27" table:formula="of:=IFERROR(INDEX([$'olah data'.$B$4:$'olah data'.$N$39];MATCH([.$A92];[$'olah data'.F$4:$'olah data'.F$39];0);2);&quot;&quot;)">
            <text:p/>
          </table:table-cell>
          <table:table-cell table:style-name="ce27" table:formula="of:=IFERROR(INDEX([$'olah data'.$B$4:$'olah data'.$N$39];MATCH([.$A92];[$'olah data'.G$4:$'olah data'.G$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92];[$'olah data'.H$4:$'olah data'.H$39];0);2);&quot;&quot;)">
            <text:p/>
          </table:table-cell>
          <table:table-cell table:style-name="ce27" table:formula="of:=IFERROR(INDEX([$'olah data'.$B$4:$'olah data'.$N$39];MATCH([.$A92];[$'olah data'.I$4:$'olah data'.I$39];0);2);&quot;&quot;)">
            <text:p/>
          </table:table-cell>
          <table:table-cell table:style-name="ce27" table:formula="of:=IFERROR(INDEX([$'olah data'.$B$4:$'olah data'.$N$39];MATCH([.$A92];[$'olah data'.J$4:$'olah data'.J$39];0);2);&quot;&quot;)">
            <text:p/>
          </table:table-cell>
          <table:table-cell table:style-name="ce27" table:formula="of:=IFERROR(INDEX([$'olah data'.$B$4:$'olah data'.$N$39];MATCH([.$A92];[$'olah data'.K$4:$'olah data'.K$39];0);2);&quot;&quot;)">
            <text:p/>
          </table:table-cell>
          <table:table-cell table:style-name="ce27" table:formula="of:=IFERROR(INDEX([$'olah data'.$B$4:$'olah data'.$N$39];MATCH([.$A92];[$'olah data'.L$4:$'olah data'.L$39];0);2);&quot;&quot;)">
            <text:p/>
          </table:table-cell>
          <table:table-cell table:style-name="ce27" table:formula="of:=IFERROR(INDEX([$'olah data'.$B$4:$'olah data'.$N$39];MATCH([.$A92];[$'olah data'.M$4:$'olah data'.M$39];0);2);&quot;&quot;)">
            <text:p/>
          </table:table-cell>
          <table:table-cell table:style-name="ce27" table:formula="of:=IFERROR(INDEX([$'olah data'.$B$4:$'olah data'.$N$39];MATCH([.$A92];[$'olah data'.N$4:$'olah data'.N$39];0);2);&quot;&quot;)">
            <text:p/>
          </table:table-cell>
          <table:table-cell table:style-name="ce27" table:formula="of:=CONCATENATE([.D92];[.E92];[.F92];[.G92];[.H92];[.I92];[.J92];[.K92];[.L92];[.M92];[.N92])" office:value-type="string" office:string-value="Transpersonal identification vs. self-differentiation (8 items)" calcext:value-type="string">
            <text:p>Transpersonal identification vs. self-differentiation (8 items)</text:p>
          </table:table-cell>
          <table:table-cell table:style-name="ce84" table:formula="of:=[$'View Input'.N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2" calcext:value-type="float">
            <text:p>92</text:p>
          </table:table-cell>
          <table:table-cell table:style-name="ce64" office:value-type="float" office:value="2" calcext:value-type="float">
            <text:p>2</text:p>
          </table:table-cell>
          <table:table-cell table:style-name="ce98" table:formula="of:=IF([.R93]=&quot;&quot;;IF([.Q93]=&quot;R&quot;;VLOOKUP([.P93];[$'olah data'.$R$3:$'olah data'.$S$7];2);[.P93]);IF([.R93]=[.P93];[.P93];[.Q93]))" office:value-type="float" office:value="1" calcext:value-type="float">
            <text:p>1</text:p>
          </table:table-cell>
          <table:table-cell table:style-name="ce27" table:formula="of:=IFERROR(INDEX([$'olah data'.$B$4:$'olah data'.$N$39];MATCH([.$A93];[$'olah data'.D$4:$'olah data'.D$39];0);2);&quot;&quot;)">
            <text:p/>
          </table:table-cell>
          <table:table-cell table:style-name="ce27" table:formula="of:=IFERROR(INDEX([$'olah data'.$B$4:$'olah data'.$N$39];MATCH([.$A93];[$'olah data'.E$4:$'olah data'.E$39];0);2);&quot;&quot;)">
            <text:p/>
          </table:table-cell>
          <table:table-cell table:style-name="ce27" table:formula="of:=IFERROR(INDEX([$'olah data'.$B$4:$'olah data'.$N$39];MATCH([.$A93];[$'olah data'.F$4:$'olah data'.F$39];0);2);&quot;&quot;)">
            <text:p/>
          </table:table-cell>
          <table:table-cell table:style-name="ce27" table:formula="of:=IFERROR(INDEX([$'olah data'.$B$4:$'olah data'.$N$39];MATCH([.$A93];[$'olah data'.G$4:$'olah data'.G$39];0);2);&quot;&quot;)">
            <text:p/>
          </table:table-cell>
          <table:table-cell table:style-name="ce27" table:formula="of:=IFERROR(INDEX([$'olah data'.$B$4:$'olah data'.$N$39];MATCH([.$A93];[$'olah data'.H$4:$'olah data'.H$39];0);2);&quot;&quot;)">
            <text:p/>
          </table:table-cell>
          <table:table-cell table:style-name="ce27" table:formula="of:=IFERROR(INDEX([$'olah data'.$B$4:$'olah data'.$N$39];MATCH([.$A93];[$'olah data'.I$4:$'olah data'.I$39];0);2);&quot;&quot;)">
            <text:p/>
          </table:table-cell>
          <table:table-cell table:style-name="ce27" table:formula="of:=IFERROR(INDEX([$'olah data'.$B$4:$'olah data'.$N$39];MATCH([.$A93];[$'olah data'.J$4:$'olah data'.J$39];0);2);&quot;&quot;)">
            <text:p/>
          </table:table-cell>
          <table:table-cell table:style-name="ce27" table:formula="of:=IFERROR(INDEX([$'olah data'.$B$4:$'olah data'.$N$39];MATCH([.$A93];[$'olah data'.K$4:$'olah data'.K$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93];[$'olah data'.L$4:$'olah data'.L$39];0);2);&quot;&quot;)">
            <text:p/>
          </table:table-cell>
          <table:table-cell table:style-name="ce27" table:formula="of:=IFERROR(INDEX([$'olah data'.$B$4:$'olah data'.$N$39];MATCH([.$A93];[$'olah data'.M$4:$'olah data'.M$39];0);2);&quot;&quot;)">
            <text:p/>
          </table:table-cell>
          <table:table-cell table:style-name="ce27" table:formula="of:=IFERROR(INDEX([$'olah data'.$B$4:$'olah data'.$N$39];MATCH([.$A93];[$'olah data'.N$4:$'olah data'.N$39];0);2);&quot;&quot;)">
            <text:p/>
          </table:table-cell>
          <table:table-cell table:style-name="ce27" table:formula="of:=CONCATENATE([.D93];[.E93];[.F93];[.G93];[.H93];[.I93];[.J93];[.K93];[.L93];[.M93];[.N93])" office:value-type="string" office:string-value="Openness to warm communication vs aloofness (10 items)" calcext:value-type="string">
            <text:p>Openness to warm communication vs aloofness (10 items)</text:p>
          </table:table-cell>
          <table:table-cell table:style-name="ce84" table:formula="of:=[$'View Input'.N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3" calcext:value-type="float">
            <text:p>93</text:p>
          </table:table-cell>
          <table:table-cell table:style-name="ce64" office:value-type="float" office:value="1" calcext:value-type="float">
            <text:p>1</text:p>
          </table:table-cell>
          <table:table-cell table:style-name="ce98" table:formula="of:=IF([.R94]=&quot;&quot;;IF([.Q94]=&quot;R&quot;;VLOOKUP([.P94];[$'olah data'.$R$3:$'olah data'.$S$7];2);[.P94]);IF([.R94]=[.P94];[.P94];[.Q94]))" office:value-type="float" office:value="1" calcext:value-type="float">
            <text:p>1</text:p>
          </table:table-cell>
          <table:table-cell table:style-name="ce27" table:formula="of:=IFERROR(INDEX([$'olah data'.$B$4:$'olah data'.$N$39];MATCH([.$A94];[$'olah data'.D$4:$'olah data'.D$39];0);2);&quot;&quot;)">
            <text:p/>
          </table:table-cell>
          <table:table-cell table:style-name="ce27" table:formula="of:=IFERROR(INDEX([$'olah data'.$B$4:$'olah data'.$N$39];MATCH([.$A94];[$'olah data'.E$4:$'olah data'.E$39];0);2);&quot;&quot;)">
            <text:p/>
          </table:table-cell>
          <table:table-cell table:style-name="ce27" table:formula="of:=IFERROR(INDEX([$'olah data'.$B$4:$'olah data'.$N$39];MATCH([.$A94];[$'olah data'.F$4:$'olah data'.F$39];0);2);&quot;&quot;)">
            <text:p/>
          </table:table-cell>
          <table:table-cell table:style-name="ce27" table:formula="of:=IFERROR(INDEX([$'olah data'.$B$4:$'olah data'.$N$39];MATCH([.$A94];[$'olah data'.G$4:$'olah data'.G$39];0);2);&quot;&quot;)">
            <text:p/>
          </table:table-cell>
          <table:table-cell table:style-name="ce27" table:formula="of:=IFERROR(INDEX([$'olah data'.$B$4:$'olah data'.$N$39];MATCH([.$A94];[$'olah data'.H$4:$'olah data'.H$39];0);2);&quot;&quot;)" office:value-type="string" office:string-value="Compassion vs. revengefulness (7 items)" calcext:value-type="string">
            <text:p>Compassion vs. revengefulness (7 items)</text:p>
          </table:table-cell>
          <table:table-cell table:style-name="ce27" table:formula="of:=IFERROR(INDEX([$'olah data'.$B$4:$'olah data'.$N$39];MATCH([.$A94];[$'olah data'.I$4:$'olah data'.I$39];0);2);&quot;&quot;)">
            <text:p/>
          </table:table-cell>
          <table:table-cell table:style-name="ce27" table:formula="of:=IFERROR(INDEX([$'olah data'.$B$4:$'olah data'.$N$39];MATCH([.$A94];[$'olah data'.J$4:$'olah data'.J$39];0);2);&quot;&quot;)">
            <text:p/>
          </table:table-cell>
          <table:table-cell table:style-name="ce27" table:formula="of:=IFERROR(INDEX([$'olah data'.$B$4:$'olah data'.$N$39];MATCH([.$A94];[$'olah data'.K$4:$'olah data'.K$39];0);2);&quot;&quot;)">
            <text:p/>
          </table:table-cell>
          <table:table-cell table:style-name="ce27" table:formula="of:=IFERROR(INDEX([$'olah data'.$B$4:$'olah data'.$N$39];MATCH([.$A94];[$'olah data'.L$4:$'olah data'.L$39];0);2);&quot;&quot;)">
            <text:p/>
          </table:table-cell>
          <table:table-cell table:style-name="ce27" table:formula="of:=IFERROR(INDEX([$'olah data'.$B$4:$'olah data'.$N$39];MATCH([.$A94];[$'olah data'.M$4:$'olah data'.M$39];0);2);&quot;&quot;)">
            <text:p/>
          </table:table-cell>
          <table:table-cell table:style-name="ce27" table:formula="of:=IFERROR(INDEX([$'olah data'.$B$4:$'olah data'.$N$39];MATCH([.$A94];[$'olah data'.N$4:$'olah data'.N$39];0);2);&quot;&quot;)">
            <text:p/>
          </table:table-cell>
          <table:table-cell table:style-name="ce27" table:formula="of:=CONCATENATE([.D94];[.E94];[.F94];[.G94];[.H94];[.I94];[.J94];[.K94];[.L94];[.M94];[.N94])" office:value-type="string" office:string-value="Compassion vs. revengefulness (7 items)" calcext:value-type="string">
            <text:p>Compassion vs. revengefulness (7 items)</text:p>
          </table:table-cell>
          <table:table-cell table:style-name="ce84" table:formula="of:=[$'View Input'.N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4" calcext:value-type="float">
            <text:p>94</text:p>
          </table:table-cell>
          <table:table-cell table:style-name="ce64" office:value-type="float" office:value="4" calcext:value-type="float">
            <text:p>4</text:p>
          </table:table-cell>
          <table:table-cell table:style-name="ce98" table:formula="of:=IF([.R95]=&quot;&quot;;IF([.Q95]=&quot;R&quot;;VLOOKUP([.P95];[$'olah data'.$R$3:$'olah data'.$S$7];2);[.P95]);IF([.R95]=[.P95];[.P95];[.Q95]))" office:value-type="float" office:value="2" calcext:value-type="float">
            <text:p>2</text:p>
          </table:table-cell>
          <table:table-cell table:style-name="ce27" table:formula="of:=IFERROR(INDEX([$'olah data'.$B$4:$'olah data'.$N$39];MATCH([.$A95];[$'olah data'.D$4:$'olah data'.D$39];0);2);&quot;&quot;)">
            <text:p/>
          </table:table-cell>
          <table:table-cell table:style-name="ce27" table:formula="of:=IFERROR(INDEX([$'olah data'.$B$4:$'olah data'.$N$39];MATCH([.$A95];[$'olah data'.E$4:$'olah data'.E$39];0);2);&quot;&quot;)">
            <text:p/>
          </table:table-cell>
          <table:table-cell table:style-name="ce27" table:formula="of:=IFERROR(INDEX([$'olah data'.$B$4:$'olah data'.$N$39];MATCH([.$A95];[$'olah data'.F$4:$'olah data'.F$39];0);2);&quot;&quot;)" office:value-type="string" office:string-value="Eagerness of effort vs laziness (9 items)" calcext:value-type="string">
            <text:p>Eagerness of effort vs laziness (9 items)</text:p>
          </table:table-cell>
          <table:table-cell table:style-name="ce27" table:formula="of:=IFERROR(INDEX([$'olah data'.$B$4:$'olah data'.$N$39];MATCH([.$A95];[$'olah data'.G$4:$'olah data'.G$39];0);2);&quot;&quot;)">
            <text:p/>
          </table:table-cell>
          <table:table-cell table:style-name="ce27" table:formula="of:=IFERROR(INDEX([$'olah data'.$B$4:$'olah data'.$N$39];MATCH([.$A95];[$'olah data'.H$4:$'olah data'.H$39];0);2);&quot;&quot;)">
            <text:p/>
          </table:table-cell>
          <table:table-cell table:style-name="ce27" table:formula="of:=IFERROR(INDEX([$'olah data'.$B$4:$'olah data'.$N$39];MATCH([.$A95];[$'olah data'.I$4:$'olah data'.I$39];0);2);&quot;&quot;)">
            <text:p/>
          </table:table-cell>
          <table:table-cell table:style-name="ce27" table:formula="of:=IFERROR(INDEX([$'olah data'.$B$4:$'olah data'.$N$39];MATCH([.$A95];[$'olah data'.J$4:$'olah data'.J$39];0);2);&quot;&quot;)">
            <text:p/>
          </table:table-cell>
          <table:table-cell table:style-name="ce27" table:formula="of:=IFERROR(INDEX([$'olah data'.$B$4:$'olah data'.$N$39];MATCH([.$A95];[$'olah data'.K$4:$'olah data'.K$39];0);2);&quot;&quot;)">
            <text:p/>
          </table:table-cell>
          <table:table-cell table:style-name="ce27" table:formula="of:=IFERROR(INDEX([$'olah data'.$B$4:$'olah data'.$N$39];MATCH([.$A95];[$'olah data'.L$4:$'olah data'.L$39];0);2);&quot;&quot;)">
            <text:p/>
          </table:table-cell>
          <table:table-cell table:style-name="ce27" table:formula="of:=IFERROR(INDEX([$'olah data'.$B$4:$'olah data'.$N$39];MATCH([.$A95];[$'olah data'.M$4:$'olah data'.M$39];0);2);&quot;&quot;)">
            <text:p/>
          </table:table-cell>
          <table:table-cell table:style-name="ce27" table:formula="of:=IFERROR(INDEX([$'olah data'.$B$4:$'olah data'.$N$39];MATCH([.$A95];[$'olah data'.N$4:$'olah data'.N$39];0);2);&quot;&quot;)">
            <text:p/>
          </table:table-cell>
          <table:table-cell table:style-name="ce27" table:formula="of:=CONCATENATE([.D95];[.E95];[.F95];[.G95];[.H95];[.I95];[.J95];[.K95];[.L95];[.M95];[.N95])" office:value-type="string" office:string-value="Eagerness of effort vs laziness (9 items)" calcext:value-type="string">
            <text:p>Eagerness of effort vs laziness (9 items)</text:p>
          </table:table-cell>
          <table:table-cell table:style-name="ce84" table:formula="of:=[$'View Input'.N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95" calcext:value-type="float">
            <text:p>95</text:p>
          </table:table-cell>
          <table:table-cell table:style-name="ce64" office:value-type="float" office:value="2" calcext:value-type="float">
            <text:p>2</text:p>
          </table:table-cell>
          <table:table-cell table:style-name="ce98" table:formula="of:=IF([.R96]=&quot;&quot;;IF([.Q96]=&quot;R&quot;;VLOOKUP([.P96];[$'olah data'.$R$3:$'olah data'.$S$7];2);[.P96]);IF([.R96]=[.P96];[.P96];[.Q96]))" office:value-type="float" office:value="5" calcext:value-type="float">
            <text:p>5</text:p>
          </table:table-cell>
          <table:table-cell table:style-name="ce27" table:formula="of:=IFERROR(INDEX([$'olah data'.$B$4:$'olah data'.$N$39];MATCH([.$A96];[$'olah data'.D$4:$'olah data'.D$39];0);2);&quot;&quot;)">
            <text:p/>
          </table:table-cell>
          <table:table-cell table:style-name="ce27" table:formula="of:=IFERROR(INDEX([$'olah data'.$B$4:$'olah data'.$N$39];MATCH([.$A96];[$'olah data'.E$4:$'olah data'.E$39];0);2);&quot;&quot;)">
            <text:p/>
          </table:table-cell>
          <table:table-cell table:style-name="ce27" table:formula="of:=IFERROR(INDEX([$'olah data'.$B$4:$'olah data'.$N$39];MATCH([.$A96];[$'olah data'.F$4:$'olah data'.F$39];0);2);&quot;&quot;)">
            <text:p/>
          </table:table-cell>
          <table:table-cell table:style-name="ce27" table:formula="of:=IFERROR(INDEX([$'olah data'.$B$4:$'olah data'.$N$39];MATCH([.$A96];[$'olah data'.G$4:$'olah data'.G$39];0);2);&quot;&quot;)">
            <text:p/>
          </table:table-cell>
          <table:table-cell table:style-name="ce27" table:formula="of:=IFERROR(INDEX([$'olah data'.$B$4:$'olah data'.$N$39];MATCH([.$A96];[$'olah data'.H$4:$'olah data'.H$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96];[$'olah data'.I$4:$'olah data'.I$39];0);2);&quot;&quot;)">
            <text:p/>
          </table:table-cell>
          <table:table-cell table:style-name="ce27" table:formula="of:=IFERROR(INDEX([$'olah data'.$B$4:$'olah data'.$N$39];MATCH([.$A96];[$'olah data'.J$4:$'olah data'.J$39];0);2);&quot;&quot;)">
            <text:p/>
          </table:table-cell>
          <table:table-cell table:style-name="ce27" table:formula="of:=IFERROR(INDEX([$'olah data'.$B$4:$'olah data'.$N$39];MATCH([.$A96];[$'olah data'.K$4:$'olah data'.K$39];0);2);&quot;&quot;)">
            <text:p/>
          </table:table-cell>
          <table:table-cell table:style-name="ce27" table:formula="of:=IFERROR(INDEX([$'olah data'.$B$4:$'olah data'.$N$39];MATCH([.$A96];[$'olah data'.L$4:$'olah data'.L$39];0);2);&quot;&quot;)">
            <text:p/>
          </table:table-cell>
          <table:table-cell table:style-name="ce27" table:formula="of:=IFERROR(INDEX([$'olah data'.$B$4:$'olah data'.$N$39];MATCH([.$A96];[$'olah data'.M$4:$'olah data'.M$39];0);2);&quot;&quot;)">
            <text:p/>
          </table:table-cell>
          <table:table-cell table:style-name="ce27" table:formula="of:=IFERROR(INDEX([$'olah data'.$B$4:$'olah data'.$N$39];MATCH([.$A96];[$'olah data'.N$4:$'olah data'.N$39];0);2);&quot;&quot;)">
            <text:p/>
          </table:table-cell>
          <table:table-cell table:style-name="ce27" table:formula="of:=CONCATENATE([.D96];[.E96];[.F96];[.G96];[.H96];[.I96];[.J96];[.K96];[.L96];[.M96];[.N96])" office:value-type="string" office:string-value="Self-forgetful vs. self-conscious experience (10 items)" calcext:value-type="string">
            <text:p>Self-forgetful vs. self-conscious experience (10 items)</text:p>
          </table:table-cell>
          <table:table-cell table:style-name="ce84" table:formula="of:=[$'View Input'.N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96" calcext:value-type="float">
            <text:p>96</text:p>
          </table:table-cell>
          <table:table-cell table:style-name="ce64" office:value-type="float" office:value="1" calcext:value-type="float">
            <text:p>1</text:p>
          </table:table-cell>
          <table:table-cell table:style-name="ce98" table:formula="of:=IF([.R97]=&quot;&quot;;IF([.Q97]=&quot;R&quot;;VLOOKUP([.P97];[$'olah data'.$R$3:$'olah data'.$S$7];2);[.P97]);IF([.R97]=[.P97];[.P97];[.Q97]))" office:value-type="float" office:value="5" calcext:value-type="float">
            <text:p>5</text:p>
          </table:table-cell>
          <table:table-cell table:style-name="ce27" table:formula="of:=IFERROR(INDEX([$'olah data'.$B$4:$'olah data'.$N$39];MATCH([.$A97];[$'olah data'.D$4:$'olah data'.D$39];0);2);&quot;&quot;)">
            <text:p/>
          </table:table-cell>
          <table:table-cell table:style-name="ce27" table:formula="of:=IFERROR(INDEX([$'olah data'.$B$4:$'olah data'.$N$39];MATCH([.$A97];[$'olah data'.E$4:$'olah data'.E$39];0);2);&quot;&quot;)">
            <text:p/>
          </table:table-cell>
          <table:table-cell table:style-name="ce27" table:formula="of:=IFERROR(INDEX([$'olah data'.$B$4:$'olah data'.$N$39];MATCH([.$A97];[$'olah data'.F$4:$'olah data'.F$39];0);2);&quot;&quot;)">
            <text:p/>
          </table:table-cell>
          <table:table-cell table:style-name="ce27" table:formula="of:=IFERROR(INDEX([$'olah data'.$B$4:$'olah data'.$N$39];MATCH([.$A97];[$'olah data'.G$4:$'olah data'.G$39];0);2);&quot;&quot;)" office:value-type="string" office:string-value="Attachment (6 items)" calcext:value-type="string">
            <text:p>Attachment (6 items)</text:p>
          </table:table-cell>
          <table:table-cell table:style-name="ce27" table:formula="of:=IFERROR(INDEX([$'olah data'.$B$4:$'olah data'.$N$39];MATCH([.$A97];[$'olah data'.H$4:$'olah data'.H$39];0);2);&quot;&quot;)">
            <text:p/>
          </table:table-cell>
          <table:table-cell table:style-name="ce27" table:formula="of:=IFERROR(INDEX([$'olah data'.$B$4:$'olah data'.$N$39];MATCH([.$A97];[$'olah data'.I$4:$'olah data'.I$39];0);2);&quot;&quot;)">
            <text:p/>
          </table:table-cell>
          <table:table-cell table:style-name="ce27" table:formula="of:=IFERROR(INDEX([$'olah data'.$B$4:$'olah data'.$N$39];MATCH([.$A97];[$'olah data'.J$4:$'olah data'.J$39];0);2);&quot;&quot;)">
            <text:p/>
          </table:table-cell>
          <table:table-cell table:style-name="ce27" table:formula="of:=IFERROR(INDEX([$'olah data'.$B$4:$'olah data'.$N$39];MATCH([.$A97];[$'olah data'.K$4:$'olah data'.K$39];0);2);&quot;&quot;)">
            <text:p/>
          </table:table-cell>
          <table:table-cell table:style-name="ce27" table:formula="of:=IFERROR(INDEX([$'olah data'.$B$4:$'olah data'.$N$39];MATCH([.$A97];[$'olah data'.L$4:$'olah data'.L$39];0);2);&quot;&quot;)">
            <text:p/>
          </table:table-cell>
          <table:table-cell table:style-name="ce27" table:formula="of:=IFERROR(INDEX([$'olah data'.$B$4:$'olah data'.$N$39];MATCH([.$A97];[$'olah data'.M$4:$'olah data'.M$39];0);2);&quot;&quot;)">
            <text:p/>
          </table:table-cell>
          <table:table-cell table:style-name="ce27" table:formula="of:=IFERROR(INDEX([$'olah data'.$B$4:$'olah data'.$N$39];MATCH([.$A97];[$'olah data'.N$4:$'olah data'.N$39];0);2);&quot;&quot;)">
            <text:p/>
          </table:table-cell>
          <table:table-cell table:style-name="ce27" table:formula="of:=CONCATENATE([.D97];[.E97];[.F97];[.G97];[.H97];[.I97];[.J97];[.K97];[.L97];[.M97];[.N97])" office:value-type="string" office:string-value="Attachment (6 items)" calcext:value-type="string">
            <text:p>Attachment (6 items)</text:p>
          </table:table-cell>
          <table:table-cell table:style-name="ce84" table:formula="of:=[$'View Input'.N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7" calcext:value-type="float">
            <text:p>97</text:p>
          </table:table-cell>
          <table:table-cell table:style-name="ce64" office:value-type="float" office:value="4" calcext:value-type="float">
            <text:p>4</text:p>
          </table:table-cell>
          <table:table-cell table:style-name="ce98" table:formula="of:=IF([.R98]=&quot;&quot;;IF([.Q98]=&quot;R&quot;;VLOOKUP([.P98];[$'olah data'.$R$3:$'olah data'.$S$7];2);[.P98]);IF([.R98]=[.P98];[.P98];[.Q98]))" office:value-type="float" office:value="1" calcext:value-type="float">
            <text:p>1</text:p>
          </table:table-cell>
          <table:table-cell table:style-name="ce27" table:formula="of:=IFERROR(INDEX([$'olah data'.$B$4:$'olah data'.$N$39];MATCH([.$A98];[$'olah data'.D$4:$'olah data'.D$39];0);2);&quot;&quot;)">
            <text:p/>
          </table:table-cell>
          <table:table-cell table:style-name="ce27" table:formula="of:=IFERROR(INDEX([$'olah data'.$B$4:$'olah data'.$N$39];MATCH([.$A98];[$'olah data'.E$4:$'olah data'.E$39];0);2);&quot;&quot;)">
            <text:p/>
          </table:table-cell>
          <table:table-cell table:style-name="ce27" table:formula="of:=IFERROR(INDEX([$'olah data'.$B$4:$'olah data'.$N$39];MATCH([.$A98];[$'olah data'.F$4:$'olah data'.F$39];0);2);&quot;&quot;)">
            <text:p/>
          </table:table-cell>
          <table:table-cell table:style-name="ce27" table:formula="of:=IFERROR(INDEX([$'olah data'.$B$4:$'olah data'.$N$39];MATCH([.$A98];[$'olah data'.G$4:$'olah data'.G$39];0);2);&quot;&quot;)" office:value-type="string" office:string-value="Sentimentality (8 items)" calcext:value-type="string">
            <text:p>Sentimentality (8 items)</text:p>
          </table:table-cell>
          <table:table-cell table:style-name="ce27" table:formula="of:=IFERROR(INDEX([$'olah data'.$B$4:$'olah data'.$N$39];MATCH([.$A98];[$'olah data'.H$4:$'olah data'.H$39];0);2);&quot;&quot;)">
            <text:p/>
          </table:table-cell>
          <table:table-cell table:style-name="ce27" table:formula="of:=IFERROR(INDEX([$'olah data'.$B$4:$'olah data'.$N$39];MATCH([.$A98];[$'olah data'.I$4:$'olah data'.I$39];0);2);&quot;&quot;)">
            <text:p/>
          </table:table-cell>
          <table:table-cell table:style-name="ce27" table:formula="of:=IFERROR(INDEX([$'olah data'.$B$4:$'olah data'.$N$39];MATCH([.$A98];[$'olah data'.J$4:$'olah data'.J$39];0);2);&quot;&quot;)">
            <text:p/>
          </table:table-cell>
          <table:table-cell table:style-name="ce27" table:formula="of:=IFERROR(INDEX([$'olah data'.$B$4:$'olah data'.$N$39];MATCH([.$A98];[$'olah data'.K$4:$'olah data'.K$39];0);2);&quot;&quot;)">
            <text:p/>
          </table:table-cell>
          <table:table-cell table:style-name="ce27" table:formula="of:=IFERROR(INDEX([$'olah data'.$B$4:$'olah data'.$N$39];MATCH([.$A98];[$'olah data'.L$4:$'olah data'.L$39];0);2);&quot;&quot;)">
            <text:p/>
          </table:table-cell>
          <table:table-cell table:style-name="ce27" table:formula="of:=IFERROR(INDEX([$'olah data'.$B$4:$'olah data'.$N$39];MATCH([.$A98];[$'olah data'.M$4:$'olah data'.M$39];0);2);&quot;&quot;)">
            <text:p/>
          </table:table-cell>
          <table:table-cell table:style-name="ce27" table:formula="of:=IFERROR(INDEX([$'olah data'.$B$4:$'olah data'.$N$39];MATCH([.$A98];[$'olah data'.N$4:$'olah data'.N$39];0);2);&quot;&quot;)">
            <text:p/>
          </table:table-cell>
          <table:table-cell table:style-name="ce27" table:formula="of:=CONCATENATE([.D98];[.E98];[.F98];[.G98];[.H98];[.I98];[.J98];[.K98];[.L98];[.M98];[.N98])" office:value-type="string" office:string-value="Sentimentality (8 items)" calcext:value-type="string">
            <text:p>Sentimentality (8 items)</text:p>
          </table:table-cell>
          <table:table-cell table:style-name="ce84" table:formula="of:=[$'View Input'.N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8" calcext:value-type="float">
            <text:p>98</text:p>
          </table:table-cell>
          <table:table-cell table:style-name="ce64" office:value-type="float" office:value="4" calcext:value-type="float">
            <text:p>4</text:p>
          </table:table-cell>
          <table:table-cell table:style-name="ce98" table:formula="of:=IF([.R99]=&quot;&quot;;IF([.Q99]=&quot;R&quot;;VLOOKUP([.P99];[$'olah data'.$R$3:$'olah data'.$S$7];2);[.P99]);IF([.R99]=[.P99];[.P99];[.Q99]))" office:value-type="float" office:value="1" calcext:value-type="float">
            <text:p>1</text:p>
          </table:table-cell>
          <table:table-cell table:style-name="ce27" table:formula="of:=IFERROR(INDEX([$'olah data'.$B$4:$'olah data'.$N$39];MATCH([.$A99];[$'olah data'.D$4:$'olah data'.D$39];0);2);&quot;&quot;)">
            <text:p/>
          </table:table-cell>
          <table:table-cell table:style-name="ce27" table:formula="of:=IFERROR(INDEX([$'olah data'.$B$4:$'olah data'.$N$39];MATCH([.$A99];[$'olah data'.E$4:$'olah data'.E$39];0);2);&quot;&quot;)">
            <text:p/>
          </table:table-cell>
          <table:table-cell table:style-name="ce27" table:formula="of:=IFERROR(INDEX([$'olah data'.$B$4:$'olah data'.$N$39];MATCH([.$A99];[$'olah data'.F$4:$'olah data'.F$39];0);2);&quot;&quot;)">
            <text:p/>
          </table:table-cell>
          <table:table-cell table:style-name="ce27" table:formula="of:=IFERROR(INDEX([$'olah data'.$B$4:$'olah data'.$N$39];MATCH([.$A99];[$'olah data'.G$4:$'olah data'.G$39];0);2);&quot;&quot;)">
            <text:p/>
          </table:table-cell>
          <table:table-cell table:style-name="ce27" table:formula="of:=IFERROR(INDEX([$'olah data'.$B$4:$'olah data'.$N$39];MATCH([.$A99];[$'olah data'.H$4:$'olah data'.H$39];0);2);&quot;&quot;)">
            <text:p/>
          </table:table-cell>
          <table:table-cell table:style-name="ce27" table:formula="of:=IFERROR(INDEX([$'olah data'.$B$4:$'olah data'.$N$39];MATCH([.$A99];[$'olah data'.I$4:$'olah data'.I$39];0);2);&quot;&quot;)" office:value-type="string" office:string-value="Fatigability v. asthenia (8 items)" calcext:value-type="string">
            <text:p>Fatigability v. asthenia (8 items)</text:p>
          </table:table-cell>
          <table:table-cell table:style-name="ce27" table:formula="of:=IFERROR(INDEX([$'olah data'.$B$4:$'olah data'.$N$39];MATCH([.$A99];[$'olah data'.J$4:$'olah data'.J$39];0);2);&quot;&quot;)">
            <text:p/>
          </table:table-cell>
          <table:table-cell table:style-name="ce27" table:formula="of:=IFERROR(INDEX([$'olah data'.$B$4:$'olah data'.$N$39];MATCH([.$A99];[$'olah data'.K$4:$'olah data'.K$39];0);2);&quot;&quot;)">
            <text:p/>
          </table:table-cell>
          <table:table-cell table:style-name="ce27" table:formula="of:=IFERROR(INDEX([$'olah data'.$B$4:$'olah data'.$N$39];MATCH([.$A99];[$'olah data'.L$4:$'olah data'.L$39];0);2);&quot;&quot;)">
            <text:p/>
          </table:table-cell>
          <table:table-cell table:style-name="ce27" table:formula="of:=IFERROR(INDEX([$'olah data'.$B$4:$'olah data'.$N$39];MATCH([.$A99];[$'olah data'.M$4:$'olah data'.M$39];0);2);&quot;&quot;)">
            <text:p/>
          </table:table-cell>
          <table:table-cell table:style-name="ce27" table:formula="of:=IFERROR(INDEX([$'olah data'.$B$4:$'olah data'.$N$39];MATCH([.$A99];[$'olah data'.N$4:$'olah data'.N$39];0);2);&quot;&quot;)">
            <text:p/>
          </table:table-cell>
          <table:table-cell table:style-name="ce27" table:formula="of:=CONCATENATE([.D99];[.E99];[.F99];[.G99];[.H99];[.I99];[.J99];[.K99];[.L99];[.M99];[.N99])" office:value-type="string" office:string-value="Fatigability v. asthenia (8 items)" calcext:value-type="string">
            <text:p>Fatigability v. asthenia (8 items)</text:p>
          </table:table-cell>
          <table:table-cell table:style-name="ce84" table:formula="of:=[$'View Input'.N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9" calcext:value-type="float">
            <text:p>99</text:p>
          </table:table-cell>
          <table:table-cell table:style-name="ce64" office:value-type="float" office:value="3" calcext:value-type="float">
            <text:p>3</text:p>
          </table:table-cell>
          <table:table-cell table:style-name="ce98" table:formula="of:=IF([.R100]=&quot;&quot;;IF([.Q100]=&quot;R&quot;;VLOOKUP([.P100];[$'olah data'.$R$3:$'olah data'.$S$7];2);[.P100]);IF([.R100]=[.P100];[.P100];[.Q100]))" office:value-type="float" office:value="4" calcext:value-type="float">
            <text:p>4</text:p>
          </table:table-cell>
          <table:table-cell table:style-name="ce27" table:formula="of:=IFERROR(INDEX([$'olah data'.$B$4:$'olah data'.$N$39];MATCH([.$A100];[$'olah data'.D$4:$'olah data'.D$39];0);2);&quot;&quot;)">
            <text:p/>
          </table:table-cell>
          <table:table-cell table:style-name="ce27" table:formula="of:=IFERROR(INDEX([$'olah data'.$B$4:$'olah data'.$N$39];MATCH([.$A100];[$'olah data'.E$4:$'olah data'.E$39];0);2);&quot;&quot;)">
            <text:p/>
          </table:table-cell>
          <table:table-cell table:style-name="ce27" table:formula="of:=IFERROR(INDEX([$'olah data'.$B$4:$'olah data'.$N$39];MATCH([.$A100];[$'olah data'.F$4:$'olah data'.F$39];0);2);&quot;&quot;)">
            <text:p/>
          </table:table-cell>
          <table:table-cell table:style-name="ce27" table:formula="of:=IFERROR(INDEX([$'olah data'.$B$4:$'olah data'.$N$39];MATCH([.$A100];[$'olah data'.G$4:$'olah data'.G$39];0);2);&quot;&quot;)">
            <text:p/>
          </table:table-cell>
          <table:table-cell table:style-name="ce27" table:formula="of:=IFERROR(INDEX([$'olah data'.$B$4:$'olah data'.$N$39];MATCH([.$A100];[$'olah data'.H$4:$'olah data'.H$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00];[$'olah data'.I$4:$'olah data'.I$39];0);2);&quot;&quot;)">
            <text:p/>
          </table:table-cell>
          <table:table-cell table:style-name="ce27" table:formula="of:=IFERROR(INDEX([$'olah data'.$B$4:$'olah data'.$N$39];MATCH([.$A100];[$'olah data'.J$4:$'olah data'.J$39];0);2);&quot;&quot;)">
            <text:p/>
          </table:table-cell>
          <table:table-cell table:style-name="ce27" table:formula="of:=IFERROR(INDEX([$'olah data'.$B$4:$'olah data'.$N$39];MATCH([.$A100];[$'olah data'.K$4:$'olah data'.K$39];0);2);&quot;&quot;)">
            <text:p/>
          </table:table-cell>
          <table:table-cell table:style-name="ce27" table:formula="of:=IFERROR(INDEX([$'olah data'.$B$4:$'olah data'.$N$39];MATCH([.$A100];[$'olah data'.L$4:$'olah data'.L$39];0);2);&quot;&quot;)">
            <text:p/>
          </table:table-cell>
          <table:table-cell table:style-name="ce27" table:formula="of:=IFERROR(INDEX([$'olah data'.$B$4:$'olah data'.$N$39];MATCH([.$A100];[$'olah data'.M$4:$'olah data'.M$39];0);2);&quot;&quot;)">
            <text:p/>
          </table:table-cell>
          <table:table-cell table:style-name="ce27" table:formula="of:=IFERROR(INDEX([$'olah data'.$B$4:$'olah data'.$N$39];MATCH([.$A100];[$'olah data'.N$4:$'olah data'.N$39];0);2);&quot;&quot;)">
            <text:p/>
          </table:table-cell>
          <table:table-cell table:style-name="ce27" table:formula="of:=CONCATENATE([.D100];[.E100];[.F100];[.G100];[.H100];[.I100];[.J100];[.K100];[.L100];[.M100];[.N100])" office:value-type="string" office:string-value="Transpersonal identification vs. self-differentiation (8 items)" calcext:value-type="string">
            <text:p>Transpersonal identification vs. self-differentiation (8 items)</text:p>
          </table:table-cell>
          <table:table-cell table:style-name="ce84" table:formula="of:=[$'View Input'.N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00" calcext:value-type="float">
            <text:p>100</text:p>
          </table:table-cell>
          <table:table-cell table:style-name="ce64" office:value-type="float" office:value="4" calcext:value-type="float">
            <text:p>4</text:p>
          </table:table-cell>
          <table:table-cell table:style-name="ce98" table:formula="of:=IF([.R101]=&quot;&quot;;IF([.Q101]=&quot;R&quot;;VLOOKUP([.P101];[$'olah data'.$R$3:$'olah data'.$S$7];2);[.P101]);IF([.R101]=[.P101];[.P101];[.Q101]))" office:value-type="float" office:value="2" calcext:value-type="float">
            <text:p>2</text:p>
          </table:table-cell>
          <table:table-cell table:style-name="ce27" table:formula="of:=IFERROR(INDEX([$'olah data'.$B$4:$'olah data'.$N$39];MATCH([.$A101];[$'olah data'.D$4:$'olah data'.D$39];0);2);&quot;&quot;)">
            <text:p/>
          </table:table-cell>
          <table:table-cell table:style-name="ce27" table:formula="of:=IFERROR(INDEX([$'olah data'.$B$4:$'olah data'.$N$39];MATCH([.$A101];[$'olah data'.E$4:$'olah data'.E$39];0);2);&quot;&quot;)">
            <text:p/>
          </table:table-cell>
          <table:table-cell table:style-name="ce27" table:formula="of:=IFERROR(INDEX([$'olah data'.$B$4:$'olah data'.$N$39];MATCH([.$A101];[$'olah data'.F$4:$'olah data'.F$39];0);2);&quot;&quot;)">
            <text:p/>
          </table:table-cell>
          <table:table-cell table:style-name="ce27" table:formula="of:=IFERROR(INDEX([$'olah data'.$B$4:$'olah data'.$N$39];MATCH([.$A101];[$'olah data'.G$4:$'olah data'.G$39];0);2);&quot;&quot;)">
            <text:p/>
          </table:table-cell>
          <table:table-cell table:style-name="ce27" table:formula="of:=IFERROR(INDEX([$'olah data'.$B$4:$'olah data'.$N$39];MATCH([.$A101];[$'olah data'.H$4:$'olah data'.H$39];0);2);&quot;&quot;)">
            <text:p/>
          </table:table-cell>
          <table:table-cell table:style-name="ce27" table:formula="of:=IFERROR(INDEX([$'olah data'.$B$4:$'olah data'.$N$39];MATCH([.$A101];[$'olah data'.I$4:$'olah data'.I$39];0);2);&quot;&quot;)">
            <text:p/>
          </table:table-cell>
          <table:table-cell table:style-name="ce27" table:formula="of:=IFERROR(INDEX([$'olah data'.$B$4:$'olah data'.$N$39];MATCH([.$A101];[$'olah data'.J$4:$'olah data'.J$39];0);2);&quot;&quot;)">
            <text:p/>
          </table:table-cell>
          <table:table-cell table:style-name="ce27" table:formula="of:=IFERROR(INDEX([$'olah data'.$B$4:$'olah data'.$N$39];MATCH([.$A101];[$'olah data'.K$4:$'olah data'.K$39];0);2);&quot;&quot;)" office:value-type="string" office:string-value="Enlightened second nature (11 items)" calcext:value-type="string">
            <text:p>Enlightened second nature (11 items)</text:p>
          </table:table-cell>
          <table:table-cell table:style-name="ce27" table:formula="of:=IFERROR(INDEX([$'olah data'.$B$4:$'olah data'.$N$39];MATCH([.$A101];[$'olah data'.L$4:$'olah data'.L$39];0);2);&quot;&quot;)">
            <text:p/>
          </table:table-cell>
          <table:table-cell table:style-name="ce27" table:formula="of:=IFERROR(INDEX([$'olah data'.$B$4:$'olah data'.$N$39];MATCH([.$A101];[$'olah data'.M$4:$'olah data'.M$39];0);2);&quot;&quot;)">
            <text:p/>
          </table:table-cell>
          <table:table-cell table:style-name="ce27" table:formula="of:=IFERROR(INDEX([$'olah data'.$B$4:$'olah data'.$N$39];MATCH([.$A101];[$'olah data'.N$4:$'olah data'.N$39];0);2);&quot;&quot;)">
            <text:p/>
          </table:table-cell>
          <table:table-cell table:style-name="ce27" table:formula="of:=CONCATENATE([.D101];[.E101];[.F101];[.G101];[.H101];[.I101];[.J101];[.K101];[.L101];[.M101];[.N101])" office:value-type="string" office:string-value="Enlightened second nature (11 items)" calcext:value-type="string">
            <text:p>Enlightened second nature (11 items)</text:p>
          </table:table-cell>
          <table:table-cell table:style-name="ce84" table:formula="of:=[$'View Input'.N30]" office:value-type="float" office:value="4" calcext:value-type="float">
            <text:p>4</text:p>
          </table:table-cell>
          <table:table-cell table:style-name="Default"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1" calcext:value-type="float">
            <text:p>101</text:p>
          </table:table-cell>
          <table:table-cell table:style-name="ce98" office:value-type="float" office:value="5" calcext:value-type="float">
            <text:p>5</text:p>
          </table:table-cell>
          <table:table-cell table:style-name="ce98" table:formula="of:=IF([.R102]=&quot;&quot;;IF([.Q102]=&quot;R&quot;;VLOOKUP([.P102];[$'olah data'.$R$3:$'olah data'.$S$7];2);[.P102]);IF([.R102]=[.P102];[.P102];[.Q102]))" office:value-type="string" office:string-value="Tidak Mudeng" calcext:value-type="string">
            <text:p>Tidak Mudeng</text:p>
          </table:table-cell>
          <table:table-cell table:style-name="ce27" table:formula="of:=IFERROR(INDEX([$'olah data'.$B$4:$'olah data'.$N$39];MATCH([.$A102];[$'olah data'.D$4:$'olah data'.D$39];0);2);&quot;&quot;)">
            <text:p/>
          </table:table-cell>
          <table:table-cell table:style-name="ce27" table:formula="of:=IFERROR(INDEX([$'olah data'.$B$4:$'olah data'.$N$39];MATCH([.$A102];[$'olah data'.E$4:$'olah data'.E$39];0);2);&quot;&quot;)" office:value-type="string" office:string-value="Validity Scale (5 items)" calcext:value-type="string">
            <text:p>Validity Scale (5 items)</text:p>
          </table:table-cell>
          <table:table-cell table:style-name="ce27" table:formula="of:=IFERROR(INDEX([$'olah data'.$B$4:$'olah data'.$N$39];MATCH([.$A102];[$'olah data'.F$4:$'olah data'.F$39];0);2);&quot;&quot;)">
            <text:p/>
          </table:table-cell>
          <table:table-cell table:style-name="ce27" table:formula="of:=IFERROR(INDEX([$'olah data'.$B$4:$'olah data'.$N$39];MATCH([.$A102];[$'olah data'.G$4:$'olah data'.G$39];0);2);&quot;&quot;)">
            <text:p/>
          </table:table-cell>
          <table:table-cell table:style-name="ce27" table:formula="of:=IFERROR(INDEX([$'olah data'.$B$4:$'olah data'.$N$39];MATCH([.$A102];[$'olah data'.H$4:$'olah data'.H$39];0);2);&quot;&quot;)">
            <text:p/>
          </table:table-cell>
          <table:table-cell table:style-name="ce27" table:formula="of:=IFERROR(INDEX([$'olah data'.$B$4:$'olah data'.$N$39];MATCH([.$A102];[$'olah data'.I$4:$'olah data'.I$39];0);2);&quot;&quot;)">
            <text:p/>
          </table:table-cell>
          <table:table-cell table:style-name="ce27" table:formula="of:=IFERROR(INDEX([$'olah data'.$B$4:$'olah data'.$N$39];MATCH([.$A102];[$'olah data'.J$4:$'olah data'.J$39];0);2);&quot;&quot;)">
            <text:p/>
          </table:table-cell>
          <table:table-cell table:style-name="ce27" table:formula="of:=IFERROR(INDEX([$'olah data'.$B$4:$'olah data'.$N$39];MATCH([.$A102];[$'olah data'.K$4:$'olah data'.K$39];0);2);&quot;&quot;)">
            <text:p/>
          </table:table-cell>
          <table:table-cell table:style-name="ce27" table:formula="of:=IFERROR(INDEX([$'olah data'.$B$4:$'olah data'.$N$39];MATCH([.$A102];[$'olah data'.L$4:$'olah data'.L$39];0);2);&quot;&quot;)">
            <text:p/>
          </table:table-cell>
          <table:table-cell table:style-name="ce27" table:formula="of:=IFERROR(INDEX([$'olah data'.$B$4:$'olah data'.$N$39];MATCH([.$A102];[$'olah data'.M$4:$'olah data'.M$39];0);2);&quot;&quot;)">
            <text:p/>
          </table:table-cell>
          <table:table-cell table:style-name="ce27" table:formula="of:=IFERROR(INDEX([$'olah data'.$B$4:$'olah data'.$N$39];MATCH([.$A102];[$'olah data'.N$4:$'olah data'.N$39];0);2);&quot;&quot;)">
            <text:p/>
          </table:table-cell>
          <table:table-cell table:style-name="ce27" table:formula="of:=CONCATENATE([.D102];[.E102];[.F102];[.G102];[.H102];[.I102];[.J102];[.K102];[.L102];[.M102];[.N102])" office:value-type="string" office:string-value="Validity Scale (5 items)" calcext:value-type="string">
            <text:p>Validity Scale (5 items)</text:p>
          </table:table-cell>
          <table:table-cell table:style-name="ce84" table:formula="of:=[$'View Input'.Q11]" office:value-type="float" office:value="2" calcext:value-type="float">
            <text:p>2</text:p>
          </table:table-cell>
          <table:table-cell table:style-name="ce98" office:value-type="string" calcext:value-type="string">
            <text:p>Tidak Mudeng</text:p>
          </table:table-cell>
          <table:table-cell table:style-name="ce46" office:value-type="float" office:value="1" calcext:value-type="float">
            <text:p>1</text:p>
          </table:table-cell>
          <table:table-cell table:style-name="ce123"/>
          <table:table-cell table:number-columns-repeated="1005"/>
        </table:table-row>
        <table:table-row table:style-name="ro3">
          <table:table-cell table:style-name="ce29" office:value-type="float" office:value="102" calcext:value-type="float">
            <text:p>102</text:p>
          </table:table-cell>
          <table:table-cell table:style-name="ce64" office:value-type="float" office:value="1" calcext:value-type="float">
            <text:p>1</text:p>
          </table:table-cell>
          <table:table-cell table:style-name="ce98" table:formula="of:=IF([.R103]=&quot;&quot;;IF([.Q103]=&quot;R&quot;;VLOOKUP([.P103];[$'olah data'.$R$3:$'olah data'.$S$7];2);[.P103]);IF([.R103]=[.P103];[.P103];[.Q103]))" office:value-type="float" office:value="5" calcext:value-type="float">
            <text:p>5</text:p>
          </table:table-cell>
          <table:table-cell table:style-name="ce27" table:formula="of:=IFERROR(INDEX([$'olah data'.$B$4:$'olah data'.$N$39];MATCH([.$A103];[$'olah data'.D$4:$'olah data'.D$39];0);2);&quot;&quot;)">
            <text:p/>
          </table:table-cell>
          <table:table-cell table:style-name="ce27" table:formula="of:=IFERROR(INDEX([$'olah data'.$B$4:$'olah data'.$N$39];MATCH([.$A103];[$'olah data'.E$4:$'olah data'.E$39];0);2);&quot;&quot;)">
            <text:p/>
          </table:table-cell>
          <table:table-cell table:style-name="ce27" table:formula="of:=IFERROR(INDEX([$'olah data'.$B$4:$'olah data'.$N$39];MATCH([.$A103];[$'olah data'.F$4:$'olah data'.F$39];0);2);&quot;&quot;)">
            <text:p/>
          </table:table-cell>
          <table:table-cell table:style-name="ce27" table:formula="of:=IFERROR(INDEX([$'olah data'.$B$4:$'olah data'.$N$39];MATCH([.$A103];[$'olah data'.G$4:$'olah data'.G$39];0);2);&quot;&quot;)" office:value-type="string" office:string-value="Impulsiveness v. reflection (9 items)" calcext:value-type="string">
            <text:p>Impulsiveness v. reflection (9 items)</text:p>
          </table:table-cell>
          <table:table-cell table:style-name="ce27" table:formula="of:=IFERROR(INDEX([$'olah data'.$B$4:$'olah data'.$N$39];MATCH([.$A103];[$'olah data'.H$4:$'olah data'.H$39];0);2);&quot;&quot;)">
            <text:p/>
          </table:table-cell>
          <table:table-cell table:style-name="ce27" table:formula="of:=IFERROR(INDEX([$'olah data'.$B$4:$'olah data'.$N$39];MATCH([.$A103];[$'olah data'.I$4:$'olah data'.I$39];0);2);&quot;&quot;)">
            <text:p/>
          </table:table-cell>
          <table:table-cell table:style-name="ce27" table:formula="of:=IFERROR(INDEX([$'olah data'.$B$4:$'olah data'.$N$39];MATCH([.$A103];[$'olah data'.J$4:$'olah data'.J$39];0);2);&quot;&quot;)">
            <text:p/>
          </table:table-cell>
          <table:table-cell table:style-name="ce27" table:formula="of:=IFERROR(INDEX([$'olah data'.$B$4:$'olah data'.$N$39];MATCH([.$A103];[$'olah data'.K$4:$'olah data'.K$39];0);2);&quot;&quot;)">
            <text:p/>
          </table:table-cell>
          <table:table-cell table:style-name="ce27" table:formula="of:=IFERROR(INDEX([$'olah data'.$B$4:$'olah data'.$N$39];MATCH([.$A103];[$'olah data'.L$4:$'olah data'.L$39];0);2);&quot;&quot;)">
            <text:p/>
          </table:table-cell>
          <table:table-cell table:style-name="ce27" table:formula="of:=IFERROR(INDEX([$'olah data'.$B$4:$'olah data'.$N$39];MATCH([.$A103];[$'olah data'.M$4:$'olah data'.M$39];0);2);&quot;&quot;)">
            <text:p/>
          </table:table-cell>
          <table:table-cell table:style-name="ce27" table:formula="of:=IFERROR(INDEX([$'olah data'.$B$4:$'olah data'.$N$39];MATCH([.$A103];[$'olah data'.N$4:$'olah data'.N$39];0);2);&quot;&quot;)">
            <text:p/>
          </table:table-cell>
          <table:table-cell table:style-name="ce27" table:formula="of:=CONCATENATE([.D103];[.E103];[.F103];[.G103];[.H103];[.I103];[.J103];[.K103];[.L103];[.M103];[.N103])" office:value-type="string" office:string-value="Impulsiveness v. reflection (9 items)" calcext:value-type="string">
            <text:p>Impulsiveness v. reflection (9 items)</text:p>
          </table:table-cell>
          <table:table-cell table:style-name="ce84" table:formula="of:=[$'View Input'.Q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03" calcext:value-type="float">
            <text:p>103</text:p>
          </table:table-cell>
          <table:table-cell table:style-name="ce64" office:value-type="float" office:value="5" calcext:value-type="float">
            <text:p>5</text:p>
          </table:table-cell>
          <table:table-cell table:style-name="ce98" table:formula="of:=IF([.R104]=&quot;&quot;;IF([.Q104]=&quot;R&quot;;VLOOKUP([.P104];[$'olah data'.$R$3:$'olah data'.$S$7];2);[.P104]);IF([.R104]=[.P104];[.P104];[.Q104]))" office:value-type="float" office:value="3" calcext:value-type="float">
            <text:p>3</text:p>
          </table:table-cell>
          <table:table-cell table:style-name="ce27" table:formula="of:=IFERROR(INDEX([$'olah data'.$B$4:$'olah data'.$N$39];MATCH([.$A104];[$'olah data'.D$4:$'olah data'.D$39];0);2);&quot;&quot;)">
            <text:p/>
          </table:table-cell>
          <table:table-cell table:style-name="ce27" table:formula="of:=IFERROR(INDEX([$'olah data'.$B$4:$'olah data'.$N$39];MATCH([.$A104];[$'olah data'.E$4:$'olah data'.E$39];0);2);&quot;&quot;)">
            <text:p/>
          </table:table-cell>
          <table:table-cell table:style-name="ce27" table:formula="of:=IFERROR(INDEX([$'olah data'.$B$4:$'olah data'.$N$39];MATCH([.$A104];[$'olah data'.F$4:$'olah data'.F$39];0);2);&quot;&quot;)">
            <text:p/>
          </table:table-cell>
          <table:table-cell table:style-name="ce27" table:formula="of:=IFERROR(INDEX([$'olah data'.$B$4:$'olah data'.$N$39];MATCH([.$A104];[$'olah data'.G$4:$'olah data'.G$39];0);2);&quot;&quot;)">
            <text:p/>
          </table:table-cell>
          <table:table-cell table:style-name="ce27" table:formula="of:=IFERROR(INDEX([$'olah data'.$B$4:$'olah data'.$N$39];MATCH([.$A104];[$'olah data'.H$4:$'olah data'.H$39];0);2);&quot;&quot;)" office:value-type="string" office:string-value="Fear of uncertainty (7 items)" calcext:value-type="string">
            <text:p>Fear of uncertainty (7 items)</text:p>
          </table:table-cell>
          <table:table-cell table:style-name="ce27" table:formula="of:=IFERROR(INDEX([$'olah data'.$B$4:$'olah data'.$N$39];MATCH([.$A104];[$'olah data'.I$4:$'olah data'.I$39];0);2);&quot;&quot;)">
            <text:p/>
          </table:table-cell>
          <table:table-cell table:style-name="ce27" table:formula="of:=IFERROR(INDEX([$'olah data'.$B$4:$'olah data'.$N$39];MATCH([.$A104];[$'olah data'.J$4:$'olah data'.J$39];0);2);&quot;&quot;)">
            <text:p/>
          </table:table-cell>
          <table:table-cell table:style-name="ce27" table:formula="of:=IFERROR(INDEX([$'olah data'.$B$4:$'olah data'.$N$39];MATCH([.$A104];[$'olah data'.K$4:$'olah data'.K$39];0);2);&quot;&quot;)">
            <text:p/>
          </table:table-cell>
          <table:table-cell table:style-name="ce27" table:formula="of:=IFERROR(INDEX([$'olah data'.$B$4:$'olah data'.$N$39];MATCH([.$A104];[$'olah data'.L$4:$'olah data'.L$39];0);2);&quot;&quot;)">
            <text:p/>
          </table:table-cell>
          <table:table-cell table:style-name="ce27" table:formula="of:=IFERROR(INDEX([$'olah data'.$B$4:$'olah data'.$N$39];MATCH([.$A104];[$'olah data'.M$4:$'olah data'.M$39];0);2);&quot;&quot;)">
            <text:p/>
          </table:table-cell>
          <table:table-cell table:style-name="ce27" table:formula="of:=IFERROR(INDEX([$'olah data'.$B$4:$'olah data'.$N$39];MATCH([.$A104];[$'olah data'.N$4:$'olah data'.N$39];0);2);&quot;&quot;)">
            <text:p/>
          </table:table-cell>
          <table:table-cell table:style-name="ce27" table:formula="of:=CONCATENATE([.D104];[.E104];[.F104];[.G104];[.H104];[.I104];[.J104];[.K104];[.L104];[.M104];[.N104])" office:value-type="string" office:string-value="Fear of uncertainty (7 items)" calcext:value-type="string">
            <text:p>Fear of uncertainty (7 items)</text:p>
          </table:table-cell>
          <table:table-cell table:style-name="ce84" table:formula="of:=[$'View Input'.Q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4" calcext:value-type="float">
            <text:p>104</text:p>
          </table:table-cell>
          <table:table-cell table:style-name="ce64" office:value-type="float" office:value="3" calcext:value-type="float">
            <text:p>3</text:p>
          </table:table-cell>
          <table:table-cell table:style-name="ce98" table:formula="of:=IF([.R105]=&quot;&quot;;IF([.Q105]=&quot;R&quot;;VLOOKUP([.P105];[$'olah data'.$R$3:$'olah data'.$S$7];2);[.P105]);IF([.R105]=[.P105];[.P105];[.Q105]))" office:value-type="float" office:value="1" calcext:value-type="float">
            <text:p>1</text:p>
          </table:table-cell>
          <table:table-cell table:style-name="ce27" table:formula="of:=IFERROR(INDEX([$'olah data'.$B$4:$'olah data'.$N$39];MATCH([.$A105];[$'olah data'.D$4:$'olah data'.D$39];0);2);&quot;&quot;)">
            <text:p/>
          </table:table-cell>
          <table:table-cell table:style-name="ce27" table:formula="of:=IFERROR(INDEX([$'olah data'.$B$4:$'olah data'.$N$39];MATCH([.$A105];[$'olah data'.E$4:$'olah data'.E$39];0);2);&quot;&quot;)">
            <text:p/>
          </table:table-cell>
          <table:table-cell table:style-name="ce27" table:formula="of:=IFERROR(INDEX([$'olah data'.$B$4:$'olah data'.$N$39];MATCH([.$A105];[$'olah data'.F$4:$'olah data'.F$39];0);2);&quot;&quot;)">
            <text:p/>
          </table:table-cell>
          <table:table-cell table:style-name="ce27" table:formula="of:=IFERROR(INDEX([$'olah data'.$B$4:$'olah data'.$N$39];MATCH([.$A105];[$'olah data'.G$4:$'olah data'.G$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05];[$'olah data'.H$4:$'olah data'.H$39];0);2);&quot;&quot;)">
            <text:p/>
          </table:table-cell>
          <table:table-cell table:style-name="ce27" table:formula="of:=IFERROR(INDEX([$'olah data'.$B$4:$'olah data'.$N$39];MATCH([.$A105];[$'olah data'.I$4:$'olah data'.I$39];0);2);&quot;&quot;)">
            <text:p/>
          </table:table-cell>
          <table:table-cell table:style-name="ce27" table:formula="of:=IFERROR(INDEX([$'olah data'.$B$4:$'olah data'.$N$39];MATCH([.$A105];[$'olah data'.J$4:$'olah data'.J$39];0);2);&quot;&quot;)">
            <text:p/>
          </table:table-cell>
          <table:table-cell table:style-name="ce27" table:formula="of:=IFERROR(INDEX([$'olah data'.$B$4:$'olah data'.$N$39];MATCH([.$A105];[$'olah data'.K$4:$'olah data'.K$39];0);2);&quot;&quot;)">
            <text:p/>
          </table:table-cell>
          <table:table-cell table:style-name="ce27" table:formula="of:=IFERROR(INDEX([$'olah data'.$B$4:$'olah data'.$N$39];MATCH([.$A105];[$'olah data'.L$4:$'olah data'.L$39];0);2);&quot;&quot;)">
            <text:p/>
          </table:table-cell>
          <table:table-cell table:style-name="ce27" table:formula="of:=IFERROR(INDEX([$'olah data'.$B$4:$'olah data'.$N$39];MATCH([.$A105];[$'olah data'.M$4:$'olah data'.M$39];0);2);&quot;&quot;)">
            <text:p/>
          </table:table-cell>
          <table:table-cell table:style-name="ce27" table:formula="of:=IFERROR(INDEX([$'olah data'.$B$4:$'olah data'.$N$39];MATCH([.$A105];[$'olah data'.N$4:$'olah data'.N$39];0);2);&quot;&quot;)">
            <text:p/>
          </table:table-cell>
          <table:table-cell table:style-name="ce27" table:formula="of:=CONCATENATE([.D105];[.E105];[.F105];[.G105];[.H105];[.I105];[.J105];[.K105];[.L105];[.M105];[.N105])" office:value-type="string" office:string-value="Exploratory excitability v. stoic rigidity (10 items)" calcext:value-type="string">
            <text:p>Exploratory excitability v. stoic rigidity (10 items)</text:p>
          </table:table-cell>
          <table:table-cell table:style-name="ce84" table:formula="of:=[$'View Input'.Q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5" calcext:value-type="float">
            <text:p>105</text:p>
          </table:table-cell>
          <table:table-cell table:style-name="ce64" office:value-type="float" office:value="3" calcext:value-type="float">
            <text:p>3</text:p>
          </table:table-cell>
          <table:table-cell table:style-name="ce98" table:formula="of:=IF([.R106]=&quot;&quot;;IF([.Q106]=&quot;R&quot;;VLOOKUP([.P106];[$'olah data'.$R$3:$'olah data'.$S$7];2);[.P106]);IF([.R106]=[.P106];[.P106];[.Q106]))" office:value-type="float" office:value="1" calcext:value-type="float">
            <text:p>1</text:p>
          </table:table-cell>
          <table:table-cell table:style-name="ce27" table:formula="of:=IFERROR(INDEX([$'olah data'.$B$4:$'olah data'.$N$39];MATCH([.$A106];[$'olah data'.D$4:$'olah data'.D$39];0);2);&quot;&quot;)">
            <text:p/>
          </table:table-cell>
          <table:table-cell table:style-name="ce27" table:formula="of:=IFERROR(INDEX([$'olah data'.$B$4:$'olah data'.$N$39];MATCH([.$A106];[$'olah data'.E$4:$'olah data'.E$39];0);2);&quot;&quot;)">
            <text:p/>
          </table:table-cell>
          <table:table-cell table:style-name="ce27" table:formula="of:=IFERROR(INDEX([$'olah data'.$B$4:$'olah data'.$N$39];MATCH([.$A106];[$'olah data'.F$4:$'olah data'.F$39];0);2);&quot;&quot;)">
            <text:p/>
          </table:table-cell>
          <table:table-cell table:style-name="ce27" table:formula="of:=IFERROR(INDEX([$'olah data'.$B$4:$'olah data'.$N$39];MATCH([.$A106];[$'olah data'.G$4:$'olah data'.G$39];0);2);&quot;&quot;)">
            <text:p/>
          </table:table-cell>
          <table:table-cell table:style-name="ce27" table:formula="of:=IFERROR(INDEX([$'olah data'.$B$4:$'olah data'.$N$39];MATCH([.$A106];[$'olah data'.H$4:$'olah data'.H$39];0);2);&quot;&quot;)">
            <text:p/>
          </table:table-cell>
          <table:table-cell table:style-name="ce27" table:formula="of:=IFERROR(INDEX([$'olah data'.$B$4:$'olah data'.$N$39];MATCH([.$A106];[$'olah data'.I$4:$'olah data'.I$39];0);2);&quot;&quot;)" office:value-type="string" office:string-value="Extravagance v. reserve (9 items)" calcext:value-type="string">
            <text:p>Extravagance v. reserve (9 items)</text:p>
          </table:table-cell>
          <table:table-cell table:style-name="ce27" table:formula="of:=IFERROR(INDEX([$'olah data'.$B$4:$'olah data'.$N$39];MATCH([.$A106];[$'olah data'.J$4:$'olah data'.J$39];0);2);&quot;&quot;)">
            <text:p/>
          </table:table-cell>
          <table:table-cell table:style-name="ce27" table:formula="of:=IFERROR(INDEX([$'olah data'.$B$4:$'olah data'.$N$39];MATCH([.$A106];[$'olah data'.K$4:$'olah data'.K$39];0);2);&quot;&quot;)">
            <text:p/>
          </table:table-cell>
          <table:table-cell table:style-name="ce27" table:formula="of:=IFERROR(INDEX([$'olah data'.$B$4:$'olah data'.$N$39];MATCH([.$A106];[$'olah data'.L$4:$'olah data'.L$39];0);2);&quot;&quot;)">
            <text:p/>
          </table:table-cell>
          <table:table-cell table:style-name="ce27" table:formula="of:=IFERROR(INDEX([$'olah data'.$B$4:$'olah data'.$N$39];MATCH([.$A106];[$'olah data'.M$4:$'olah data'.M$39];0);2);&quot;&quot;)">
            <text:p/>
          </table:table-cell>
          <table:table-cell table:style-name="ce27" table:formula="of:=IFERROR(INDEX([$'olah data'.$B$4:$'olah data'.$N$39];MATCH([.$A106];[$'olah data'.N$4:$'olah data'.N$39];0);2);&quot;&quot;)">
            <text:p/>
          </table:table-cell>
          <table:table-cell table:style-name="ce27" table:formula="of:=CONCATENATE([.D106];[.E106];[.F106];[.G106];[.H106];[.I106];[.J106];[.K106];[.L106];[.M106];[.N106])" office:value-type="string" office:string-value="Extravagance v. reserve (9 items)" calcext:value-type="string">
            <text:p>Extravagance v. reserve (9 items)</text:p>
          </table:table-cell>
          <table:table-cell table:style-name="ce84" table:formula="of:=[$'View Input'.Q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6" calcext:value-type="float">
            <text:p>106</text:p>
          </table:table-cell>
          <table:table-cell table:style-name="ce64" office:value-type="float" office:value="5" calcext:value-type="float">
            <text:p>5</text:p>
          </table:table-cell>
          <table:table-cell table:style-name="ce98" table:formula="of:=IF([.R107]=&quot;&quot;;IF([.Q107]=&quot;R&quot;;VLOOKUP([.P107];[$'olah data'.$R$3:$'olah data'.$S$7];2);[.P107]);IF([.R107]=[.P107];[.P107];[.Q107]))" office:value-type="float" office:value="1" calcext:value-type="float">
            <text:p>1</text:p>
          </table:table-cell>
          <table:table-cell table:style-name="ce27" table:formula="of:=IFERROR(INDEX([$'olah data'.$B$4:$'olah data'.$N$39];MATCH([.$A107];[$'olah data'.D$4:$'olah data'.D$39];0);2);&quot;&quot;)">
            <text:p/>
          </table:table-cell>
          <table:table-cell table:style-name="ce27" table:formula="of:=IFERROR(INDEX([$'olah data'.$B$4:$'olah data'.$N$39];MATCH([.$A107];[$'olah data'.E$4:$'olah data'.E$39];0);2);&quot;&quot;)">
            <text:p/>
          </table:table-cell>
          <table:table-cell table:style-name="ce27" table:formula="of:=IFERROR(INDEX([$'olah data'.$B$4:$'olah data'.$N$39];MATCH([.$A107];[$'olah data'.F$4:$'olah data'.F$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07];[$'olah data'.G$4:$'olah data'.G$39];0);2);&quot;&quot;)">
            <text:p/>
          </table:table-cell>
          <table:table-cell table:style-name="ce27" table:formula="of:=IFERROR(INDEX([$'olah data'.$B$4:$'olah data'.$N$39];MATCH([.$A107];[$'olah data'.H$4:$'olah data'.H$39];0);2);&quot;&quot;)">
            <text:p/>
          </table:table-cell>
          <table:table-cell table:style-name="ce27" table:formula="of:=IFERROR(INDEX([$'olah data'.$B$4:$'olah data'.$N$39];MATCH([.$A107];[$'olah data'.I$4:$'olah data'.I$39];0);2);&quot;&quot;)">
            <text:p/>
          </table:table-cell>
          <table:table-cell table:style-name="ce27" table:formula="of:=IFERROR(INDEX([$'olah data'.$B$4:$'olah data'.$N$39];MATCH([.$A107];[$'olah data'.J$4:$'olah data'.J$39];0);2);&quot;&quot;)">
            <text:p/>
          </table:table-cell>
          <table:table-cell table:style-name="ce27" table:formula="of:=IFERROR(INDEX([$'olah data'.$B$4:$'olah data'.$N$39];MATCH([.$A107];[$'olah data'.K$4:$'olah data'.K$39];0);2);&quot;&quot;)">
            <text:p/>
          </table:table-cell>
          <table:table-cell table:style-name="ce27" table:formula="of:=IFERROR(INDEX([$'olah data'.$B$4:$'olah data'.$N$39];MATCH([.$A107];[$'olah data'.L$4:$'olah data'.L$39];0);2);&quot;&quot;)">
            <text:p/>
          </table:table-cell>
          <table:table-cell table:style-name="ce27" table:formula="of:=IFERROR(INDEX([$'olah data'.$B$4:$'olah data'.$N$39];MATCH([.$A107];[$'olah data'.M$4:$'olah data'.M$39];0);2);&quot;&quot;)">
            <text:p/>
          </table:table-cell>
          <table:table-cell table:style-name="ce27" table:formula="of:=IFERROR(INDEX([$'olah data'.$B$4:$'olah data'.$N$39];MATCH([.$A107];[$'olah data'.N$4:$'olah data'.N$39];0);2);&quot;&quot;)">
            <text:p/>
          </table:table-cell>
          <table:table-cell table:style-name="ce27" table:formula="of:=CONCATENATE([.D107];[.E107];[.F107];[.G107];[.H107];[.I107];[.J107];[.K107];[.L107];[.M107];[.N107])" office:value-type="string" office:string-value="Spiritual acceptance vs. rational materialism (8 items)" calcext:value-type="string">
            <text:p>Spiritual acceptance vs. rational materialism (8 items)</text:p>
          </table:table-cell>
          <table:table-cell table:style-name="ce84" table:formula="of:=[$'View Input'.Q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7" calcext:value-type="float">
            <text:p>107</text:p>
          </table:table-cell>
          <table:table-cell table:style-name="ce64" office:value-type="float" office:value="4" calcext:value-type="float">
            <text:p>4</text:p>
          </table:table-cell>
          <table:table-cell table:style-name="ce98" table:formula="of:=IF([.R108]=&quot;&quot;;IF([.Q108]=&quot;R&quot;;VLOOKUP([.P108];[$'olah data'.$R$3:$'olah data'.$S$7];2);[.P108]);IF([.R108]=[.P108];[.P108];[.Q108]))" office:value-type="float" office:value="2" calcext:value-type="float">
            <text:p>2</text:p>
          </table:table-cell>
          <table:table-cell table:style-name="ce27" table:formula="of:=IFERROR(INDEX([$'olah data'.$B$4:$'olah data'.$N$39];MATCH([.$A108];[$'olah data'.D$4:$'olah data'.D$39];0);2);&quot;&quot;)">
            <text:p/>
          </table:table-cell>
          <table:table-cell table:style-name="ce27" table:formula="of:=IFERROR(INDEX([$'olah data'.$B$4:$'olah data'.$N$39];MATCH([.$A108];[$'olah data'.E$4:$'olah data'.E$39];0);2);&quot;&quot;)">
            <text:p/>
          </table:table-cell>
          <table:table-cell table:style-name="ce27" table:formula="of:=IFERROR(INDEX([$'olah data'.$B$4:$'olah data'.$N$39];MATCH([.$A108];[$'olah data'.F$4:$'olah data'.F$39];0);2);&quot;&quot;)">
            <text:p/>
          </table:table-cell>
          <table:table-cell table:style-name="ce27" table:formula="of:=IFERROR(INDEX([$'olah data'.$B$4:$'olah data'.$N$39];MATCH([.$A108];[$'olah data'.G$4:$'olah data'.G$39];0);2);&quot;&quot;)">
            <text:p/>
          </table:table-cell>
          <table:table-cell table:style-name="ce27" table:formula="of:=IFERROR(INDEX([$'olah data'.$B$4:$'olah data'.$N$39];MATCH([.$A108];[$'olah data'.H$4:$'olah data'.H$39];0);2);&quot;&quot;)">
            <text:p/>
          </table:table-cell>
          <table:table-cell table:style-name="ce27" table:formula="of:=IFERROR(INDEX([$'olah data'.$B$4:$'olah data'.$N$39];MATCH([.$A108];[$'olah data'.I$4:$'olah data'.I$39];0);2);&quot;&quot;)">
            <text:p/>
          </table:table-cell>
          <table:table-cell table:style-name="ce27" table:formula="of:=IFERROR(INDEX([$'olah data'.$B$4:$'olah data'.$N$39];MATCH([.$A108];[$'olah data'.J$4:$'olah data'.J$39];0);2);&quot;&quot;)">
            <text:p/>
          </table:table-cell>
          <table:table-cell table:style-name="ce27" table:formula="of:=IFERROR(INDEX([$'olah data'.$B$4:$'olah data'.$N$39];MATCH([.$A108];[$'olah data'.K$4:$'olah data'.K$39];0);2);&quot;&quot;)">
            <text:p/>
          </table:table-cell>
          <table:table-cell table:style-name="ce27" table:formula="of:=IFERROR(INDEX([$'olah data'.$B$4:$'olah data'.$N$39];MATCH([.$A108];[$'olah data'.L$4:$'olah data'.L$39];0);2);&quot;&quot;)" office:value-type="string" office:string-value="Enlightened second nature (11 items)" calcext:value-type="string">
            <text:p>Enlightened second nature (11 items)</text:p>
          </table:table-cell>
          <table:table-cell table:style-name="ce27" table:formula="of:=IFERROR(INDEX([$'olah data'.$B$4:$'olah data'.$N$39];MATCH([.$A108];[$'olah data'.M$4:$'olah data'.M$39];0);2);&quot;&quot;)">
            <text:p/>
          </table:table-cell>
          <table:table-cell table:style-name="ce27" table:formula="of:=IFERROR(INDEX([$'olah data'.$B$4:$'olah data'.$N$39];MATCH([.$A108];[$'olah data'.N$4:$'olah data'.N$39];0);2);&quot;&quot;)">
            <text:p/>
          </table:table-cell>
          <table:table-cell table:style-name="ce27" table:formula="of:=CONCATENATE([.D108];[.E108];[.F108];[.G108];[.H108];[.I108];[.J108];[.K108];[.L108];[.M108];[.N108])" office:value-type="string" office:string-value="Enlightened second nature (11 items)" calcext:value-type="string">
            <text:p>Enlightened second nature (11 items)</text:p>
          </table:table-cell>
          <table:table-cell table:style-name="ce84" table:formula="of:=[$'View Input'.Q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8" calcext:value-type="float">
            <text:p>108</text:p>
          </table:table-cell>
          <table:table-cell table:style-name="ce64" office:value-type="float" office:value="2" calcext:value-type="float">
            <text:p>2</text:p>
          </table:table-cell>
          <table:table-cell table:style-name="ce98" table:formula="of:=IF([.R109]=&quot;&quot;;IF([.Q109]=&quot;R&quot;;VLOOKUP([.P109];[$'olah data'.$R$3:$'olah data'.$S$7];2);[.P109]);IF([.R109]=[.P109];[.P109];[.Q109]))" office:value-type="float" office:value="3" calcext:value-type="float">
            <text:p>3</text:p>
          </table:table-cell>
          <table:table-cell table:style-name="ce27" table:formula="of:=IFERROR(INDEX([$'olah data'.$B$4:$'olah data'.$N$39];MATCH([.$A109];[$'olah data'.D$4:$'olah data'.D$39];0);2);&quot;&quot;)">
            <text:p/>
          </table:table-cell>
          <table:table-cell table:style-name="ce27" table:formula="of:=IFERROR(INDEX([$'olah data'.$B$4:$'olah data'.$N$39];MATCH([.$A109];[$'olah data'.E$4:$'olah data'.E$39];0);2);&quot;&quot;)">
            <text:p/>
          </table:table-cell>
          <table:table-cell table:style-name="ce27" table:formula="of:=IFERROR(INDEX([$'olah data'.$B$4:$'olah data'.$N$39];MATCH([.$A109];[$'olah data'.F$4:$'olah data'.F$39];0);2);&quot;&quot;)">
            <text:p/>
          </table:table-cell>
          <table:table-cell table:style-name="ce27" table:formula="of:=IFERROR(INDEX([$'olah data'.$B$4:$'olah data'.$N$39];MATCH([.$A109];[$'olah data'.G$4:$'olah data'.G$39];0);2);&quot;&quot;)" office:value-type="string" office:string-value="Resourcefulness (5 items)" calcext:value-type="string">
            <text:p>Resourcefulness (5 items)</text:p>
          </table:table-cell>
          <table:table-cell table:style-name="ce27" table:formula="of:=IFERROR(INDEX([$'olah data'.$B$4:$'olah data'.$N$39];MATCH([.$A109];[$'olah data'.H$4:$'olah data'.H$39];0);2);&quot;&quot;)">
            <text:p/>
          </table:table-cell>
          <table:table-cell table:style-name="ce27" table:formula="of:=IFERROR(INDEX([$'olah data'.$B$4:$'olah data'.$N$39];MATCH([.$A109];[$'olah data'.I$4:$'olah data'.I$39];0);2);&quot;&quot;)">
            <text:p/>
          </table:table-cell>
          <table:table-cell table:style-name="ce27" table:formula="of:=IFERROR(INDEX([$'olah data'.$B$4:$'olah data'.$N$39];MATCH([.$A109];[$'olah data'.J$4:$'olah data'.J$39];0);2);&quot;&quot;)">
            <text:p/>
          </table:table-cell>
          <table:table-cell table:style-name="ce27" table:formula="of:=IFERROR(INDEX([$'olah data'.$B$4:$'olah data'.$N$39];MATCH([.$A109];[$'olah data'.K$4:$'olah data'.K$39];0);2);&quot;&quot;)">
            <text:p/>
          </table:table-cell>
          <table:table-cell table:style-name="ce27" table:formula="of:=IFERROR(INDEX([$'olah data'.$B$4:$'olah data'.$N$39];MATCH([.$A109];[$'olah data'.L$4:$'olah data'.L$39];0);2);&quot;&quot;)">
            <text:p/>
          </table:table-cell>
          <table:table-cell table:style-name="ce27" table:formula="of:=IFERROR(INDEX([$'olah data'.$B$4:$'olah data'.$N$39];MATCH([.$A109];[$'olah data'.M$4:$'olah data'.M$39];0);2);&quot;&quot;)">
            <text:p/>
          </table:table-cell>
          <table:table-cell table:style-name="ce27" table:formula="of:=IFERROR(INDEX([$'olah data'.$B$4:$'olah data'.$N$39];MATCH([.$A109];[$'olah data'.N$4:$'olah data'.N$39];0);2);&quot;&quot;)">
            <text:p/>
          </table:table-cell>
          <table:table-cell table:style-name="ce27" table:formula="of:=CONCATENATE([.D109];[.E109];[.F109];[.G109];[.H109];[.I109];[.J109];[.K109];[.L109];[.M109];[.N109])" office:value-type="string" office:string-value="Resourcefulness (5 items)" calcext:value-type="string">
            <text:p>Resourcefulness (5 items)</text:p>
          </table:table-cell>
          <table:table-cell table:style-name="ce84" table:formula="of:=[$'View Input'.Q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9" calcext:value-type="float">
            <text:p>109</text:p>
          </table:table-cell>
          <table:table-cell table:style-name="ce64" office:value-type="float" office:value="3" calcext:value-type="float">
            <text:p>3</text:p>
          </table:table-cell>
          <table:table-cell table:style-name="ce98" table:formula="of:=IF([.R110]=&quot;&quot;;IF([.Q110]=&quot;R&quot;;VLOOKUP([.P110];[$'olah data'.$R$3:$'olah data'.$S$7];2);[.P110]);IF([.R110]=[.P110];[.P110];[.Q110]))" office:value-type="float" office:value="1" calcext:value-type="float">
            <text:p>1</text:p>
          </table:table-cell>
          <table:table-cell table:style-name="ce27" table:formula="of:=IFERROR(INDEX([$'olah data'.$B$4:$'olah data'.$N$39];MATCH([.$A110];[$'olah data'.D$4:$'olah data'.D$39];0);2);&quot;&quot;)">
            <text:p/>
          </table:table-cell>
          <table:table-cell table:style-name="ce27" table:formula="of:=IFERROR(INDEX([$'olah data'.$B$4:$'olah data'.$N$39];MATCH([.$A110];[$'olah data'.E$4:$'olah data'.E$39];0);2);&quot;&quot;)">
            <text:p/>
          </table:table-cell>
          <table:table-cell table:style-name="ce27" table:formula="of:=IFERROR(INDEX([$'olah data'.$B$4:$'olah data'.$N$39];MATCH([.$A110];[$'olah data'.F$4:$'olah data'.F$39];0);2);&quot;&quot;)" office:value-type="string" office:string-value="Disorderliness v. regimentation (7 items)" calcext:value-type="string">
            <text:p>Disorderliness v. regimentation (7 items)</text:p>
          </table:table-cell>
          <table:table-cell table:style-name="ce27" table:formula="of:=IFERROR(INDEX([$'olah data'.$B$4:$'olah data'.$N$39];MATCH([.$A110];[$'olah data'.G$4:$'olah data'.G$39];0);2);&quot;&quot;)">
            <text:p/>
          </table:table-cell>
          <table:table-cell table:style-name="ce27" table:formula="of:=IFERROR(INDEX([$'olah data'.$B$4:$'olah data'.$N$39];MATCH([.$A110];[$'olah data'.H$4:$'olah data'.H$39];0);2);&quot;&quot;)">
            <text:p/>
          </table:table-cell>
          <table:table-cell table:style-name="ce27" table:formula="of:=IFERROR(INDEX([$'olah data'.$B$4:$'olah data'.$N$39];MATCH([.$A110];[$'olah data'.I$4:$'olah data'.I$39];0);2);&quot;&quot;)">
            <text:p/>
          </table:table-cell>
          <table:table-cell table:style-name="ce27" table:formula="of:=IFERROR(INDEX([$'olah data'.$B$4:$'olah data'.$N$39];MATCH([.$A110];[$'olah data'.J$4:$'olah data'.J$39];0);2);&quot;&quot;)">
            <text:p/>
          </table:table-cell>
          <table:table-cell table:style-name="ce27" table:formula="of:=IFERROR(INDEX([$'olah data'.$B$4:$'olah data'.$N$39];MATCH([.$A110];[$'olah data'.K$4:$'olah data'.K$39];0);2);&quot;&quot;)">
            <text:p/>
          </table:table-cell>
          <table:table-cell table:style-name="ce27" table:formula="of:=IFERROR(INDEX([$'olah data'.$B$4:$'olah data'.$N$39];MATCH([.$A110];[$'olah data'.L$4:$'olah data'.L$39];0);2);&quot;&quot;)">
            <text:p/>
          </table:table-cell>
          <table:table-cell table:style-name="ce27" table:formula="of:=IFERROR(INDEX([$'olah data'.$B$4:$'olah data'.$N$39];MATCH([.$A110];[$'olah data'.M$4:$'olah data'.M$39];0);2);&quot;&quot;)">
            <text:p/>
          </table:table-cell>
          <table:table-cell table:style-name="ce27" table:formula="of:=IFERROR(INDEX([$'olah data'.$B$4:$'olah data'.$N$39];MATCH([.$A110];[$'olah data'.N$4:$'olah data'.N$39];0);2);&quot;&quot;)">
            <text:p/>
          </table:table-cell>
          <table:table-cell table:style-name="ce27" table:formula="of:=CONCATENATE([.D110];[.E110];[.F110];[.G110];[.H110];[.I110];[.J110];[.K110];[.L110];[.M110];[.N110])" office:value-type="string" office:string-value="Disorderliness v. regimentation (7 items)" calcext:value-type="string">
            <text:p>Disorderliness v. regimentation (7 items)</text:p>
          </table:table-cell>
          <table:table-cell table:style-name="ce84" table:formula="of:=[$'View Input'.Q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0" calcext:value-type="float">
            <text:p>110</text:p>
          </table:table-cell>
          <table:table-cell table:style-name="ce64" office:value-type="float" office:value="5" calcext:value-type="float">
            <text:p>5</text:p>
          </table:table-cell>
          <table:table-cell table:style-name="ce98" table:formula="of:=IF([.R111]=&quot;&quot;;IF([.Q111]=&quot;R&quot;;VLOOKUP([.P111];[$'olah data'.$R$3:$'olah data'.$S$7];2);[.P111]);IF([.R111]=[.P111];[.P111];[.Q111]))" office:value-type="float" office:value="5" calcext:value-type="float">
            <text:p>5</text:p>
          </table:table-cell>
          <table:table-cell table:style-name="ce27" table:formula="of:=IFERROR(INDEX([$'olah data'.$B$4:$'olah data'.$N$39];MATCH([.$A111];[$'olah data'.D$4:$'olah data'.D$39];0);2);&quot;&quot;)">
            <text:p/>
          </table:table-cell>
          <table:table-cell table:style-name="ce27" table:formula="of:=IFERROR(INDEX([$'olah data'.$B$4:$'olah data'.$N$39];MATCH([.$A111];[$'olah data'.E$4:$'olah data'.E$39];0);2);&quot;&quot;)">
            <text:p/>
          </table:table-cell>
          <table:table-cell table:style-name="ce27" table:formula="of:=IFERROR(INDEX([$'olah data'.$B$4:$'olah data'.$N$39];MATCH([.$A111];[$'olah data'.F$4:$'olah data'.F$39];0);2);&quot;&quot;)">
            <text:p/>
          </table:table-cell>
          <table:table-cell table:style-name="ce27" table:formula="of:=IFERROR(INDEX([$'olah data'.$B$4:$'olah data'.$N$39];MATCH([.$A111];[$'olah data'.G$4:$'olah data'.G$39];0);2);&quot;&quot;)">
            <text:p/>
          </table:table-cell>
          <table:table-cell table:style-name="ce27" table:formula="of:=IFERROR(INDEX([$'olah data'.$B$4:$'olah data'.$N$39];MATCH([.$A111];[$'olah data'.H$4:$'olah data'.H$39];0);2);&quot;&quot;)" office:value-type="string" office:string-value="Attachment (6 items)" calcext:value-type="string">
            <text:p>Attachment (6 items)</text:p>
          </table:table-cell>
          <table:table-cell table:style-name="ce27" table:formula="of:=IFERROR(INDEX([$'olah data'.$B$4:$'olah data'.$N$39];MATCH([.$A111];[$'olah data'.I$4:$'olah data'.I$39];0);2);&quot;&quot;)">
            <text:p/>
          </table:table-cell>
          <table:table-cell table:style-name="ce27" table:formula="of:=IFERROR(INDEX([$'olah data'.$B$4:$'olah data'.$N$39];MATCH([.$A111];[$'olah data'.J$4:$'olah data'.J$39];0);2);&quot;&quot;)">
            <text:p/>
          </table:table-cell>
          <table:table-cell table:style-name="ce27" table:formula="of:=IFERROR(INDEX([$'olah data'.$B$4:$'olah data'.$N$39];MATCH([.$A111];[$'olah data'.K$4:$'olah data'.K$39];0);2);&quot;&quot;)">
            <text:p/>
          </table:table-cell>
          <table:table-cell table:style-name="ce27" table:formula="of:=IFERROR(INDEX([$'olah data'.$B$4:$'olah data'.$N$39];MATCH([.$A111];[$'olah data'.L$4:$'olah data'.L$39];0);2);&quot;&quot;)">
            <text:p/>
          </table:table-cell>
          <table:table-cell table:style-name="ce27" table:formula="of:=IFERROR(INDEX([$'olah data'.$B$4:$'olah data'.$N$39];MATCH([.$A111];[$'olah data'.M$4:$'olah data'.M$39];0);2);&quot;&quot;)">
            <text:p/>
          </table:table-cell>
          <table:table-cell table:style-name="ce27" table:formula="of:=IFERROR(INDEX([$'olah data'.$B$4:$'olah data'.$N$39];MATCH([.$A111];[$'olah data'.N$4:$'olah data'.N$39];0);2);&quot;&quot;)">
            <text:p/>
          </table:table-cell>
          <table:table-cell table:style-name="ce27" table:formula="of:=CONCATENATE([.D111];[.E111];[.F111];[.G111];[.H111];[.I111];[.J111];[.K111];[.L111];[.M111];[.N111])" office:value-type="string" office:string-value="Attachment (6 items)" calcext:value-type="string">
            <text:p>Attachment (6 items)</text:p>
          </table:table-cell>
          <table:table-cell table:style-name="ce84" table:formula="of:=[$'View Input'.Q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11" calcext:value-type="float">
            <text:p>111</text:p>
          </table:table-cell>
          <table:table-cell table:style-name="ce64" office:value-type="float" office:value="1" calcext:value-type="float">
            <text:p>1</text:p>
          </table:table-cell>
          <table:table-cell table:style-name="ce98" table:formula="of:=IF([.R112]=&quot;&quot;;IF([.Q112]=&quot;R&quot;;VLOOKUP([.P112];[$'olah data'.$R$3:$'olah data'.$S$7];2);[.P112]);IF([.R112]=[.P112];[.P112];[.Q112]))" office:value-type="float" office:value="1" calcext:value-type="float">
            <text:p>1</text:p>
          </table:table-cell>
          <table:table-cell table:style-name="ce27" table:formula="of:=IFERROR(INDEX([$'olah data'.$B$4:$'olah data'.$N$39];MATCH([.$A112];[$'olah data'.D$4:$'olah data'.D$39];0);2);&quot;&quot;)">
            <text:p/>
          </table:table-cell>
          <table:table-cell table:style-name="ce27" table:formula="of:=IFERROR(INDEX([$'olah data'.$B$4:$'olah data'.$N$39];MATCH([.$A112];[$'olah data'.E$4:$'olah data'.E$39];0);2);&quot;&quot;)">
            <text:p/>
          </table:table-cell>
          <table:table-cell table:style-name="ce27" table:formula="of:=IFERROR(INDEX([$'olah data'.$B$4:$'olah data'.$N$39];MATCH([.$A112];[$'olah data'.F$4:$'olah data'.F$39];0);2);&quot;&quot;)">
            <text:p/>
          </table:table-cell>
          <table:table-cell table:style-name="ce27" table:formula="of:=IFERROR(INDEX([$'olah data'.$B$4:$'olah data'.$N$39];MATCH([.$A112];[$'olah data'.G$4:$'olah data'.G$39];0);2);&quot;&quot;)" office:value-type="string" office:string-value="Work hardened vs spoiled (8 items)" calcext:value-type="string">
            <text:p>Work hardened vs spoiled (8 items)</text:p>
          </table:table-cell>
          <table:table-cell table:style-name="ce27" table:formula="of:=IFERROR(INDEX([$'olah data'.$B$4:$'olah data'.$N$39];MATCH([.$A112];[$'olah data'.H$4:$'olah data'.H$39];0);2);&quot;&quot;)">
            <text:p/>
          </table:table-cell>
          <table:table-cell table:style-name="ce27" table:formula="of:=IFERROR(INDEX([$'olah data'.$B$4:$'olah data'.$N$39];MATCH([.$A112];[$'olah data'.I$4:$'olah data'.I$39];0);2);&quot;&quot;)">
            <text:p/>
          </table:table-cell>
          <table:table-cell table:style-name="ce27" table:formula="of:=IFERROR(INDEX([$'olah data'.$B$4:$'olah data'.$N$39];MATCH([.$A112];[$'olah data'.J$4:$'olah data'.J$39];0);2);&quot;&quot;)">
            <text:p/>
          </table:table-cell>
          <table:table-cell table:style-name="ce27" table:formula="of:=IFERROR(INDEX([$'olah data'.$B$4:$'olah data'.$N$39];MATCH([.$A112];[$'olah data'.K$4:$'olah data'.K$39];0);2);&quot;&quot;)">
            <text:p/>
          </table:table-cell>
          <table:table-cell table:style-name="ce27" table:formula="of:=IFERROR(INDEX([$'olah data'.$B$4:$'olah data'.$N$39];MATCH([.$A112];[$'olah data'.L$4:$'olah data'.L$39];0);2);&quot;&quot;)">
            <text:p/>
          </table:table-cell>
          <table:table-cell table:style-name="ce27" table:formula="of:=IFERROR(INDEX([$'olah data'.$B$4:$'olah data'.$N$39];MATCH([.$A112];[$'olah data'.M$4:$'olah data'.M$39];0);2);&quot;&quot;)">
            <text:p/>
          </table:table-cell>
          <table:table-cell table:style-name="ce27" table:formula="of:=IFERROR(INDEX([$'olah data'.$B$4:$'olah data'.$N$39];MATCH([.$A112];[$'olah data'.N$4:$'olah data'.N$39];0);2);&quot;&quot;)">
            <text:p/>
          </table:table-cell>
          <table:table-cell table:style-name="ce27" table:formula="of:=CONCATENATE([.D112];[.E112];[.F112];[.G112];[.H112];[.I112];[.J112];[.K112];[.L112];[.M112];[.N112])" office:value-type="string" office:string-value="Work hardened vs spoiled (8 items)" calcext:value-type="string">
            <text:p>Work hardened vs spoiled (8 items)</text:p>
          </table:table-cell>
          <table:table-cell table:style-name="ce84" table:formula="of:=[$'View Input'.Q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2" calcext:value-type="float">
            <text:p>112</text:p>
          </table:table-cell>
          <table:table-cell table:style-name="ce64" office:value-type="float" office:value="1" calcext:value-type="float">
            <text:p>1</text:p>
          </table:table-cell>
          <table:table-cell table:style-name="ce98" table:formula="of:=IF([.R113]=&quot;&quot;;IF([.Q113]=&quot;R&quot;;VLOOKUP([.P113];[$'olah data'.$R$3:$'olah data'.$S$7];2);[.P113]);IF([.R113]=[.P113];[.P113];[.Q113]))" office:value-type="float" office:value="5" calcext:value-type="float">
            <text:p>5</text:p>
          </table:table-cell>
          <table:table-cell table:style-name="ce27" table:formula="of:=IFERROR(INDEX([$'olah data'.$B$4:$'olah data'.$N$39];MATCH([.$A113];[$'olah data'.D$4:$'olah data'.D$39];0);2);&quot;&quot;)">
            <text:p/>
          </table:table-cell>
          <table:table-cell table:style-name="ce27" table:formula="of:=IFERROR(INDEX([$'olah data'.$B$4:$'olah data'.$N$39];MATCH([.$A113];[$'olah data'.E$4:$'olah data'.E$39];0);2);&quot;&quot;)">
            <text:p/>
          </table:table-cell>
          <table:table-cell table:style-name="ce27" table:formula="of:=IFERROR(INDEX([$'olah data'.$B$4:$'olah data'.$N$39];MATCH([.$A113];[$'olah data'.F$4:$'olah data'.F$39];0);2);&quot;&quot;)">
            <text:p/>
          </table:table-cell>
          <table:table-cell table:style-name="ce27" table:formula="of:=IFERROR(INDEX([$'olah data'.$B$4:$'olah data'.$N$39];MATCH([.$A113];[$'olah data'.G$4:$'olah data'.G$39];0);2);&quot;&quot;)">
            <text:p/>
          </table:table-cell>
          <table:table-cell table:style-name="ce27" table:formula="of:=IFERROR(INDEX([$'olah data'.$B$4:$'olah data'.$N$39];MATCH([.$A113];[$'olah data'.H$4:$'olah data'.H$39];0);2);&quot;&quot;)">
            <text:p/>
          </table:table-cell>
          <table:table-cell table:style-name="ce27" table:formula="of:=IFERROR(INDEX([$'olah data'.$B$4:$'olah data'.$N$39];MATCH([.$A113];[$'olah data'.I$4:$'olah data'.I$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13];[$'olah data'.J$4:$'olah data'.J$39];0);2);&quot;&quot;)">
            <text:p/>
          </table:table-cell>
          <table:table-cell table:style-name="ce27" table:formula="of:=IFERROR(INDEX([$'olah data'.$B$4:$'olah data'.$N$39];MATCH([.$A113];[$'olah data'.K$4:$'olah data'.K$39];0);2);&quot;&quot;)">
            <text:p/>
          </table:table-cell>
          <table:table-cell table:style-name="ce27" table:formula="of:=IFERROR(INDEX([$'olah data'.$B$4:$'olah data'.$N$39];MATCH([.$A113];[$'olah data'.L$4:$'olah data'.L$39];0);2);&quot;&quot;)">
            <text:p/>
          </table:table-cell>
          <table:table-cell table:style-name="ce27" table:formula="of:=IFERROR(INDEX([$'olah data'.$B$4:$'olah data'.$N$39];MATCH([.$A113];[$'olah data'.M$4:$'olah data'.M$39];0);2);&quot;&quot;)">
            <text:p/>
          </table:table-cell>
          <table:table-cell table:style-name="ce27" table:formula="of:=IFERROR(INDEX([$'olah data'.$B$4:$'olah data'.$N$39];MATCH([.$A113];[$'olah data'.N$4:$'olah data'.N$39];0);2);&quot;&quot;)">
            <text:p/>
          </table:table-cell>
          <table:table-cell table:style-name="ce27" table:formula="of:=CONCATENATE([.D113];[.E113];[.F113];[.G113];[.H113];[.I113];[.J113];[.K113];[.L113];[.M113];[.N113])" office:value-type="string" office:string-value="Self-forgetful vs. self-conscious experience (10 items)" calcext:value-type="string">
            <text:p>Self-forgetful vs. self-conscious experience (10 items)</text:p>
          </table:table-cell>
          <table:table-cell table:style-name="ce84" table:formula="of:=[$'View Input'.Q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3" calcext:value-type="float">
            <text:p>113</text:p>
          </table:table-cell>
          <table:table-cell table:style-name="ce64" office:value-type="float" office:value="1" calcext:value-type="float">
            <text:p>1</text:p>
          </table:table-cell>
          <table:table-cell table:style-name="ce98" table:formula="of:=IF([.R114]=&quot;&quot;;IF([.Q114]=&quot;R&quot;;VLOOKUP([.P114];[$'olah data'.$R$3:$'olah data'.$S$7];2);[.P114]);IF([.R114]=[.P114];[.P114];[.Q114]))" office:value-type="float" office:value="5" calcext:value-type="float">
            <text:p>5</text:p>
          </table:table-cell>
          <table:table-cell table:style-name="ce27" table:formula="of:=IFERROR(INDEX([$'olah data'.$B$4:$'olah data'.$N$39];MATCH([.$A114];[$'olah data'.D$4:$'olah data'.D$39];0);2);&quot;&quot;)">
            <text:p/>
          </table:table-cell>
          <table:table-cell table:style-name="ce27" table:formula="of:=IFERROR(INDEX([$'olah data'.$B$4:$'olah data'.$N$39];MATCH([.$A114];[$'olah data'.E$4:$'olah data'.E$39];0);2);&quot;&quot;)">
            <text:p/>
          </table:table-cell>
          <table:table-cell table:style-name="ce27" table:formula="of:=IFERROR(INDEX([$'olah data'.$B$4:$'olah data'.$N$39];MATCH([.$A114];[$'olah data'.F$4:$'olah data'.F$39];0);2);&quot;&quot;)" office:value-type="string" office:string-value="Fear of uncertainty (7 items)" calcext:value-type="string">
            <text:p>Fear of uncertainty (7 items)</text:p>
          </table:table-cell>
          <table:table-cell table:style-name="ce27" table:formula="of:=IFERROR(INDEX([$'olah data'.$B$4:$'olah data'.$N$39];MATCH([.$A114];[$'olah data'.G$4:$'olah data'.G$39];0);2);&quot;&quot;)">
            <text:p/>
          </table:table-cell>
          <table:table-cell table:style-name="ce27" table:formula="of:=IFERROR(INDEX([$'olah data'.$B$4:$'olah data'.$N$39];MATCH([.$A114];[$'olah data'.H$4:$'olah data'.H$39];0);2);&quot;&quot;)">
            <text:p/>
          </table:table-cell>
          <table:table-cell table:style-name="ce27" table:formula="of:=IFERROR(INDEX([$'olah data'.$B$4:$'olah data'.$N$39];MATCH([.$A114];[$'olah data'.I$4:$'olah data'.I$39];0);2);&quot;&quot;)">
            <text:p/>
          </table:table-cell>
          <table:table-cell table:style-name="ce27" table:formula="of:=IFERROR(INDEX([$'olah data'.$B$4:$'olah data'.$N$39];MATCH([.$A114];[$'olah data'.J$4:$'olah data'.J$39];0);2);&quot;&quot;)">
            <text:p/>
          </table:table-cell>
          <table:table-cell table:style-name="ce27" table:formula="of:=IFERROR(INDEX([$'olah data'.$B$4:$'olah data'.$N$39];MATCH([.$A114];[$'olah data'.K$4:$'olah data'.K$39];0);2);&quot;&quot;)">
            <text:p/>
          </table:table-cell>
          <table:table-cell table:style-name="ce27" table:formula="of:=IFERROR(INDEX([$'olah data'.$B$4:$'olah data'.$N$39];MATCH([.$A114];[$'olah data'.L$4:$'olah data'.L$39];0);2);&quot;&quot;)">
            <text:p/>
          </table:table-cell>
          <table:table-cell table:style-name="ce27" table:formula="of:=IFERROR(INDEX([$'olah data'.$B$4:$'olah data'.$N$39];MATCH([.$A114];[$'olah data'.M$4:$'olah data'.M$39];0);2);&quot;&quot;)">
            <text:p/>
          </table:table-cell>
          <table:table-cell table:style-name="ce27" table:formula="of:=IFERROR(INDEX([$'olah data'.$B$4:$'olah data'.$N$39];MATCH([.$A114];[$'olah data'.N$4:$'olah data'.N$39];0);2);&quot;&quot;)">
            <text:p/>
          </table:table-cell>
          <table:table-cell table:style-name="ce27" table:formula="of:=CONCATENATE([.D114];[.E114];[.F114];[.G114];[.H114];[.I114];[.J114];[.K114];[.L114];[.M114];[.N114])" office:value-type="string" office:string-value="Fear of uncertainty (7 items)" calcext:value-type="string">
            <text:p>Fear of uncertainty (7 items)</text:p>
          </table:table-cell>
          <table:table-cell table:style-name="ce84" table:formula="of:=[$'View Input'.Q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4" calcext:value-type="float">
            <text:p>114</text:p>
          </table:table-cell>
          <table:table-cell table:style-name="ce64" office:value-type="float" office:value="1" calcext:value-type="float">
            <text:p>1</text:p>
          </table:table-cell>
          <table:table-cell table:style-name="ce98" table:formula="of:=IF([.R115]=&quot;&quot;;IF([.Q115]=&quot;R&quot;;VLOOKUP([.P115];[$'olah data'.$R$3:$'olah data'.$S$7];2);[.P115]);IF([.R115]=[.P115];[.P115];[.Q115]))" office:value-type="float" office:value="2" calcext:value-type="float">
            <text:p>2</text:p>
          </table:table-cell>
          <table:table-cell table:style-name="ce27" table:formula="of:=IFERROR(INDEX([$'olah data'.$B$4:$'olah data'.$N$39];MATCH([.$A115];[$'olah data'.D$4:$'olah data'.D$39];0);2);&quot;&quot;)">
            <text:p/>
          </table:table-cell>
          <table:table-cell table:style-name="ce27" table:formula="of:=IFERROR(INDEX([$'olah data'.$B$4:$'olah data'.$N$39];MATCH([.$A115];[$'olah data'.E$4:$'olah data'.E$39];0);2);&quot;&quot;)">
            <text:p/>
          </table:table-cell>
          <table:table-cell table:style-name="ce27" table:formula="of:=IFERROR(INDEX([$'olah data'.$B$4:$'olah data'.$N$39];MATCH([.$A115];[$'olah data'.F$4:$'olah data'.F$39];0);2);&quot;&quot;)">
            <text:p/>
          </table:table-cell>
          <table:table-cell table:style-name="ce27" table:formula="of:=IFERROR(INDEX([$'olah data'.$B$4:$'olah data'.$N$39];MATCH([.$A115];[$'olah data'.G$4:$'olah data'.G$39];0);2);&quot;&quot;)" office:value-type="string" office:string-value="Eagerness of effort vs laziness (9 items)" calcext:value-type="string">
            <text:p>Eagerness of effort vs laziness (9 items)</text:p>
          </table:table-cell>
          <table:table-cell table:style-name="ce27" table:formula="of:=IFERROR(INDEX([$'olah data'.$B$4:$'olah data'.$N$39];MATCH([.$A115];[$'olah data'.H$4:$'olah data'.H$39];0);2);&quot;&quot;)">
            <text:p/>
          </table:table-cell>
          <table:table-cell table:style-name="ce27" table:formula="of:=IFERROR(INDEX([$'olah data'.$B$4:$'olah data'.$N$39];MATCH([.$A115];[$'olah data'.I$4:$'olah data'.I$39];0);2);&quot;&quot;)">
            <text:p/>
          </table:table-cell>
          <table:table-cell table:style-name="ce27" table:formula="of:=IFERROR(INDEX([$'olah data'.$B$4:$'olah data'.$N$39];MATCH([.$A115];[$'olah data'.J$4:$'olah data'.J$39];0);2);&quot;&quot;)">
            <text:p/>
          </table:table-cell>
          <table:table-cell table:style-name="ce27" table:formula="of:=IFERROR(INDEX([$'olah data'.$B$4:$'olah data'.$N$39];MATCH([.$A115];[$'olah data'.K$4:$'olah data'.K$39];0);2);&quot;&quot;)">
            <text:p/>
          </table:table-cell>
          <table:table-cell table:style-name="ce27" table:formula="of:=IFERROR(INDEX([$'olah data'.$B$4:$'olah data'.$N$39];MATCH([.$A115];[$'olah data'.L$4:$'olah data'.L$39];0);2);&quot;&quot;)">
            <text:p/>
          </table:table-cell>
          <table:table-cell table:style-name="ce27" table:formula="of:=IFERROR(INDEX([$'olah data'.$B$4:$'olah data'.$N$39];MATCH([.$A115];[$'olah data'.M$4:$'olah data'.M$39];0);2);&quot;&quot;)">
            <text:p/>
          </table:table-cell>
          <table:table-cell table:style-name="ce27" table:formula="of:=IFERROR(INDEX([$'olah data'.$B$4:$'olah data'.$N$39];MATCH([.$A115];[$'olah data'.N$4:$'olah data'.N$39];0);2);&quot;&quot;)">
            <text:p/>
          </table:table-cell>
          <table:table-cell table:style-name="ce27" table:formula="of:=CONCATENATE([.D115];[.E115];[.F115];[.G115];[.H115];[.I115];[.J115];[.K115];[.L115];[.M115];[.N115])" office:value-type="string" office:string-value="Eagerness of effort vs laziness (9 items)" calcext:value-type="string">
            <text:p>Eagerness of effort vs laziness (9 items)</text:p>
          </table:table-cell>
          <table:table-cell table:style-name="ce84" table:formula="of:=[$'View Input'.Q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115" calcext:value-type="float">
            <text:p>115</text:p>
          </table:table-cell>
          <table:table-cell table:style-name="ce64" office:value-type="float" office:value="3" calcext:value-type="float">
            <text:p>3</text:p>
          </table:table-cell>
          <table:table-cell table:style-name="ce98" table:formula="of:=IF([.R116]=&quot;&quot;;IF([.Q116]=&quot;R&quot;;VLOOKUP([.P116];[$'olah data'.$R$3:$'olah data'.$S$7];2);[.P116]);IF([.R116]=[.P116];[.P116];[.Q116]))" office:value-type="float" office:value="1" calcext:value-type="float">
            <text:p>1</text:p>
          </table:table-cell>
          <table:table-cell table:style-name="ce27" table:formula="of:=IFERROR(INDEX([$'olah data'.$B$4:$'olah data'.$N$39];MATCH([.$A116];[$'olah data'.D$4:$'olah data'.D$39];0);2);&quot;&quot;)">
            <text:p/>
          </table:table-cell>
          <table:table-cell table:style-name="ce27" table:formula="of:=IFERROR(INDEX([$'olah data'.$B$4:$'olah data'.$N$39];MATCH([.$A116];[$'olah data'.E$4:$'olah data'.E$39];0);2);&quot;&quot;)">
            <text:p/>
          </table:table-cell>
          <table:table-cell table:style-name="ce27" table:formula="of:=IFERROR(INDEX([$'olah data'.$B$4:$'olah data'.$N$39];MATCH([.$A116];[$'olah data'.F$4:$'olah data'.F$39];0);2);&quot;&quot;)">
            <text:p/>
          </table:table-cell>
          <table:table-cell table:style-name="ce27" table:formula="of:=IFERROR(INDEX([$'olah data'.$B$4:$'olah data'.$N$39];MATCH([.$A116];[$'olah data'.G$4:$'olah data'.G$39];0);2);&quot;&quot;)">
            <text:p/>
          </table:table-cell>
          <table:table-cell table:style-name="ce27" table:formula="of:=IFERROR(INDEX([$'olah data'.$B$4:$'olah data'.$N$39];MATCH([.$A116];[$'olah data'.H$4:$'olah data'.H$39];0);2);&quot;&quot;)">
            <text:p/>
          </table:table-cell>
          <table:table-cell table:style-name="ce27" table:formula="of:=IFERROR(INDEX([$'olah data'.$B$4:$'olah data'.$N$39];MATCH([.$A116];[$'olah data'.I$4:$'olah data'.I$39];0);2);&quot;&quot;)">
            <text:p/>
          </table:table-cell>
          <table:table-cell table:style-name="ce27" table:formula="of:=IFERROR(INDEX([$'olah data'.$B$4:$'olah data'.$N$39];MATCH([.$A116];[$'olah data'.J$4:$'olah data'.J$39];0);2);&quot;&quot;)">
            <text:p/>
          </table:table-cell>
          <table:table-cell table:style-name="ce27" table:formula="of:=IFERROR(INDEX([$'olah data'.$B$4:$'olah data'.$N$39];MATCH([.$A116];[$'olah data'.K$4:$'olah data'.K$39];0);2);&quot;&quot;)">
            <text:p/>
          </table:table-cell>
          <table:table-cell table:style-name="ce27" table:formula="of:=IFERROR(INDEX([$'olah data'.$B$4:$'olah data'.$N$39];MATCH([.$A116];[$'olah data'.L$4:$'olah data'.L$39];0);2);&quot;&quot;)">
            <text:p/>
          </table:table-cell>
          <table:table-cell table:style-name="ce27" table:formula="of:=IFERROR(INDEX([$'olah data'.$B$4:$'olah data'.$N$39];MATCH([.$A116];[$'olah data'.M$4:$'olah data'.M$39];0);2);&quot;&quot;)" office:value-type="string" office:string-value="Enlightened second nature (11 items)" calcext:value-type="string">
            <text:p>Enlightened second nature (11 items)</text:p>
          </table:table-cell>
          <table:table-cell table:style-name="ce27" table:formula="of:=IFERROR(INDEX([$'olah data'.$B$4:$'olah data'.$N$39];MATCH([.$A116];[$'olah data'.N$4:$'olah data'.N$39];0);2);&quot;&quot;)">
            <text:p/>
          </table:table-cell>
          <table:table-cell table:style-name="ce27" table:formula="of:=CONCATENATE([.D116];[.E116];[.F116];[.G116];[.H116];[.I116];[.J116];[.K116];[.L116];[.M116];[.N116])" office:value-type="string" office:string-value="Enlightened second nature (11 items)" calcext:value-type="string">
            <text:p>Enlightened second nature (11 items)</text:p>
          </table:table-cell>
          <table:table-cell table:style-name="ce84" table:formula="of:=[$'View Input'.Q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16" calcext:value-type="float">
            <text:p>116</text:p>
          </table:table-cell>
          <table:table-cell table:style-name="ce64" office:value-type="float" office:value="3" calcext:value-type="float">
            <text:p>3</text:p>
          </table:table-cell>
          <table:table-cell table:style-name="ce98" table:formula="of:=IF([.R117]=&quot;&quot;;IF([.Q117]=&quot;R&quot;;VLOOKUP([.P117];[$'olah data'.$R$3:$'olah data'.$S$7];2);[.P117]);IF([.R117]=[.P117];[.P117];[.Q117]))" office:value-type="float" office:value="1" calcext:value-type="float">
            <text:p>1</text:p>
          </table:table-cell>
          <table:table-cell table:style-name="ce27" table:formula="of:=IFERROR(INDEX([$'olah data'.$B$4:$'olah data'.$N$39];MATCH([.$A117];[$'olah data'.D$4:$'olah data'.D$39];0);2);&quot;&quot;)">
            <text:p/>
          </table:table-cell>
          <table:table-cell table:style-name="ce27" table:formula="of:=IFERROR(INDEX([$'olah data'.$B$4:$'olah data'.$N$39];MATCH([.$A117];[$'olah data'.E$4:$'olah data'.E$39];0);2);&quot;&quot;)" office:value-type="string" office:string-value="Attachment (6 items)" calcext:value-type="string">
            <text:p>Attachment (6 items)</text:p>
          </table:table-cell>
          <table:table-cell table:style-name="ce27" table:formula="of:=IFERROR(INDEX([$'olah data'.$B$4:$'olah data'.$N$39];MATCH([.$A117];[$'olah data'.F$4:$'olah data'.F$39];0);2);&quot;&quot;)">
            <text:p/>
          </table:table-cell>
          <table:table-cell table:style-name="ce27" table:formula="of:=IFERROR(INDEX([$'olah data'.$B$4:$'olah data'.$N$39];MATCH([.$A117];[$'olah data'.G$4:$'olah data'.G$39];0);2);&quot;&quot;)">
            <text:p/>
          </table:table-cell>
          <table:table-cell table:style-name="ce27" table:formula="of:=IFERROR(INDEX([$'olah data'.$B$4:$'olah data'.$N$39];MATCH([.$A117];[$'olah data'.H$4:$'olah data'.H$39];0);2);&quot;&quot;)">
            <text:p/>
          </table:table-cell>
          <table:table-cell table:style-name="ce27" table:formula="of:=IFERROR(INDEX([$'olah data'.$B$4:$'olah data'.$N$39];MATCH([.$A117];[$'olah data'.I$4:$'olah data'.I$39];0);2);&quot;&quot;)">
            <text:p/>
          </table:table-cell>
          <table:table-cell table:style-name="ce27" table:formula="of:=IFERROR(INDEX([$'olah data'.$B$4:$'olah data'.$N$39];MATCH([.$A117];[$'olah data'.J$4:$'olah data'.J$39];0);2);&quot;&quot;)">
            <text:p/>
          </table:table-cell>
          <table:table-cell table:style-name="ce27" table:formula="of:=IFERROR(INDEX([$'olah data'.$B$4:$'olah data'.$N$39];MATCH([.$A117];[$'olah data'.K$4:$'olah data'.K$39];0);2);&quot;&quot;)">
            <text:p/>
          </table:table-cell>
          <table:table-cell table:style-name="ce27" table:formula="of:=IFERROR(INDEX([$'olah data'.$B$4:$'olah data'.$N$39];MATCH([.$A117];[$'olah data'.L$4:$'olah data'.L$39];0);2);&quot;&quot;)">
            <text:p/>
          </table:table-cell>
          <table:table-cell table:style-name="ce27" table:formula="of:=IFERROR(INDEX([$'olah data'.$B$4:$'olah data'.$N$39];MATCH([.$A117];[$'olah data'.M$4:$'olah data'.M$39];0);2);&quot;&quot;)">
            <text:p/>
          </table:table-cell>
          <table:table-cell table:style-name="ce27" table:formula="of:=IFERROR(INDEX([$'olah data'.$B$4:$'olah data'.$N$39];MATCH([.$A117];[$'olah data'.N$4:$'olah data'.N$39];0);2);&quot;&quot;)">
            <text:p/>
          </table:table-cell>
          <table:table-cell table:style-name="ce27" table:formula="of:=CONCATENATE([.D117];[.E117];[.F117];[.G117];[.H117];[.I117];[.J117];[.K117];[.L117];[.M117];[.N117])" office:value-type="string" office:string-value="Attachment (6 items)" calcext:value-type="string">
            <text:p>Attachment (6 items)</text:p>
          </table:table-cell>
          <table:table-cell table:style-name="ce84" table:formula="of:=[$'View Input'.Q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7" calcext:value-type="float">
            <text:p>117</text:p>
          </table:table-cell>
          <table:table-cell table:style-name="ce64" office:value-type="float" office:value="5" calcext:value-type="float">
            <text:p>5</text:p>
          </table:table-cell>
          <table:table-cell table:style-name="ce98" table:formula="of:=IF([.R118]=&quot;&quot;;IF([.Q118]=&quot;R&quot;;VLOOKUP([.P118];[$'olah data'.$R$3:$'olah data'.$S$7];2);[.P118]);IF([.R118]=[.P118];[.P118];[.Q118]))" office:value-type="float" office:value="1" calcext:value-type="float">
            <text:p>1</text:p>
          </table:table-cell>
          <table:table-cell table:style-name="ce27" table:formula="of:=IFERROR(INDEX([$'olah data'.$B$4:$'olah data'.$N$39];MATCH([.$A118];[$'olah data'.D$4:$'olah data'.D$39];0);2);&quot;&quot;)">
            <text:p/>
          </table:table-cell>
          <table:table-cell table:style-name="ce27" table:formula="of:=IFERROR(INDEX([$'olah data'.$B$4:$'olah data'.$N$39];MATCH([.$A118];[$'olah data'.E$4:$'olah data'.E$39];0);2);&quot;&quot;)">
            <text:p/>
          </table:table-cell>
          <table:table-cell table:style-name="ce27" table:formula="of:=IFERROR(INDEX([$'olah data'.$B$4:$'olah data'.$N$39];MATCH([.$A118];[$'olah data'.F$4:$'olah data'.F$39];0);2);&quot;&quot;)">
            <text:p/>
          </table:table-cell>
          <table:table-cell table:style-name="ce27" table:formula="of:=IFERROR(INDEX([$'olah data'.$B$4:$'olah data'.$N$39];MATCH([.$A118];[$'olah data'.G$4:$'olah data'.G$39];0);2);&quot;&quot;)" office:value-type="string" office:string-value="Ambitious vs underachieving (10 items)" calcext:value-type="string">
            <text:p>Ambitious vs underachieving (10 items)</text:p>
          </table:table-cell>
          <table:table-cell table:style-name="ce27" table:formula="of:=IFERROR(INDEX([$'olah data'.$B$4:$'olah data'.$N$39];MATCH([.$A118];[$'olah data'.H$4:$'olah data'.H$39];0);2);&quot;&quot;)">
            <text:p/>
          </table:table-cell>
          <table:table-cell table:style-name="ce27" table:formula="of:=IFERROR(INDEX([$'olah data'.$B$4:$'olah data'.$N$39];MATCH([.$A118];[$'olah data'.I$4:$'olah data'.I$39];0);2);&quot;&quot;)">
            <text:p/>
          </table:table-cell>
          <table:table-cell table:style-name="ce27" table:formula="of:=IFERROR(INDEX([$'olah data'.$B$4:$'olah data'.$N$39];MATCH([.$A118];[$'olah data'.J$4:$'olah data'.J$39];0);2);&quot;&quot;)">
            <text:p/>
          </table:table-cell>
          <table:table-cell table:style-name="ce27" table:formula="of:=IFERROR(INDEX([$'olah data'.$B$4:$'olah data'.$N$39];MATCH([.$A118];[$'olah data'.K$4:$'olah data'.K$39];0);2);&quot;&quot;)">
            <text:p/>
          </table:table-cell>
          <table:table-cell table:style-name="ce27" table:formula="of:=IFERROR(INDEX([$'olah data'.$B$4:$'olah data'.$N$39];MATCH([.$A118];[$'olah data'.L$4:$'olah data'.L$39];0);2);&quot;&quot;)">
            <text:p/>
          </table:table-cell>
          <table:table-cell table:style-name="ce27" table:formula="of:=IFERROR(INDEX([$'olah data'.$B$4:$'olah data'.$N$39];MATCH([.$A118];[$'olah data'.M$4:$'olah data'.M$39];0);2);&quot;&quot;)">
            <text:p/>
          </table:table-cell>
          <table:table-cell table:style-name="ce27" table:formula="of:=IFERROR(INDEX([$'olah data'.$B$4:$'olah data'.$N$39];MATCH([.$A118];[$'olah data'.N$4:$'olah data'.N$39];0);2);&quot;&quot;)">
            <text:p/>
          </table:table-cell>
          <table:table-cell table:style-name="ce27" table:formula="of:=CONCATENATE([.D118];[.E118];[.F118];[.G118];[.H118];[.I118];[.J118];[.K118];[.L118];[.M118];[.N118])" office:value-type="string" office:string-value="Ambitious vs underachieving (10 items)" calcext:value-type="string">
            <text:p>Ambitious vs underachieving (10 items)</text:p>
          </table:table-cell>
          <table:table-cell table:style-name="ce84" table:formula="of:=[$'View Input'.Q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8" calcext:value-type="float">
            <text:p>118</text:p>
          </table:table-cell>
          <table:table-cell table:style-name="ce64" office:value-type="float" office:value="2" calcext:value-type="float">
            <text:p>2</text:p>
          </table:table-cell>
          <table:table-cell table:style-name="ce98" table:formula="of:=IF([.R119]=&quot;&quot;;IF([.Q119]=&quot;R&quot;;VLOOKUP([.P119];[$'olah data'.$R$3:$'olah data'.$S$7];2);[.P119]);IF([.R119]=[.P119];[.P119];[.Q119]))" office:value-type="float" office:value="5" calcext:value-type="float">
            <text:p>5</text:p>
          </table:table-cell>
          <table:table-cell table:style-name="ce27" table:formula="of:=IFERROR(INDEX([$'olah data'.$B$4:$'olah data'.$N$39];MATCH([.$A119];[$'olah data'.D$4:$'olah data'.D$39];0);2);&quot;&quot;)">
            <text:p/>
          </table:table-cell>
          <table:table-cell table:style-name="ce27" table:formula="of:=IFERROR(INDEX([$'olah data'.$B$4:$'olah data'.$N$39];MATCH([.$A119];[$'olah data'.E$4:$'olah data'.E$39];0);2);&quot;&quot;)">
            <text:p/>
          </table:table-cell>
          <table:table-cell table:style-name="ce27" table:formula="of:=IFERROR(INDEX([$'olah data'.$B$4:$'olah data'.$N$39];MATCH([.$A119];[$'olah data'.F$4:$'olah data'.F$39];0);2);&quot;&quot;)">
            <text:p/>
          </table:table-cell>
          <table:table-cell table:style-name="ce27" table:formula="of:=IFERROR(INDEX([$'olah data'.$B$4:$'olah data'.$N$39];MATCH([.$A119];[$'olah data'.G$4:$'olah data'.G$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19];[$'olah data'.H$4:$'olah data'.H$39];0);2);&quot;&quot;)">
            <text:p/>
          </table:table-cell>
          <table:table-cell table:style-name="ce27" table:formula="of:=IFERROR(INDEX([$'olah data'.$B$4:$'olah data'.$N$39];MATCH([.$A119];[$'olah data'.I$4:$'olah data'.I$39];0);2);&quot;&quot;)">
            <text:p/>
          </table:table-cell>
          <table:table-cell table:style-name="ce27" table:formula="of:=IFERROR(INDEX([$'olah data'.$B$4:$'olah data'.$N$39];MATCH([.$A119];[$'olah data'.J$4:$'olah data'.J$39];0);2);&quot;&quot;)">
            <text:p/>
          </table:table-cell>
          <table:table-cell table:style-name="ce27" table:formula="of:=IFERROR(INDEX([$'olah data'.$B$4:$'olah data'.$N$39];MATCH([.$A119];[$'olah data'.K$4:$'olah data'.K$39];0);2);&quot;&quot;)">
            <text:p/>
          </table:table-cell>
          <table:table-cell table:style-name="ce27" table:formula="of:=IFERROR(INDEX([$'olah data'.$B$4:$'olah data'.$N$39];MATCH([.$A119];[$'olah data'.L$4:$'olah data'.L$39];0);2);&quot;&quot;)">
            <text:p/>
          </table:table-cell>
          <table:table-cell table:style-name="ce27" table:formula="of:=IFERROR(INDEX([$'olah data'.$B$4:$'olah data'.$N$39];MATCH([.$A119];[$'olah data'.M$4:$'olah data'.M$39];0);2);&quot;&quot;)">
            <text:p/>
          </table:table-cell>
          <table:table-cell table:style-name="ce27" table:formula="of:=IFERROR(INDEX([$'olah data'.$B$4:$'olah data'.$N$39];MATCH([.$A119];[$'olah data'.N$4:$'olah data'.N$39];0);2);&quot;&quot;)">
            <text:p/>
          </table:table-cell>
          <table:table-cell table:style-name="ce27" table:formula="of:=CONCATENATE([.D119];[.E119];[.F119];[.G119];[.H119];[.I119];[.J119];[.K119];[.L119];[.M119];[.N119])" office:value-type="string" office:string-value="Spiritual acceptance vs. rational materialism (8 items)" calcext:value-type="string">
            <text:p>Spiritual acceptance vs. rational materialism (8 items)</text:p>
          </table:table-cell>
          <table:table-cell table:style-name="ce84" table:formula="of:=[$'View Input'.Q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9" calcext:value-type="float">
            <text:p>119</text:p>
          </table:table-cell>
          <table:table-cell table:style-name="ce64" office:value-type="float" office:value="1" calcext:value-type="float">
            <text:p>1</text:p>
          </table:table-cell>
          <table:table-cell table:style-name="ce98" table:formula="of:=IF([.R120]=&quot;&quot;;IF([.Q120]=&quot;R&quot;;VLOOKUP([.P120];[$'olah data'.$R$3:$'olah data'.$S$7];2);[.P120]);IF([.R120]=[.P120];[.P120];[.Q120]))" office:value-type="float" office:value="4" calcext:value-type="float">
            <text:p>4</text:p>
          </table:table-cell>
          <table:table-cell table:style-name="ce27" table:formula="of:=IFERROR(INDEX([$'olah data'.$B$4:$'olah data'.$N$39];MATCH([.$A120];[$'olah data'.D$4:$'olah data'.D$39];0);2);&quot;&quot;)">
            <text:p/>
          </table:table-cell>
          <table:table-cell table:style-name="ce27" table:formula="of:=IFERROR(INDEX([$'olah data'.$B$4:$'olah data'.$N$39];MATCH([.$A120];[$'olah data'.E$4:$'olah data'.E$39];0);2);&quot;&quot;)">
            <text:p/>
          </table:table-cell>
          <table:table-cell table:style-name="ce27" table:formula="of:=IFERROR(INDEX([$'olah data'.$B$4:$'olah data'.$N$39];MATCH([.$A120];[$'olah data'.F$4:$'olah data'.F$39];0);2);&quot;&quot;)" office:value-type="string" office:string-value="Perfectionist vs pragmatist (8 items)" calcext:value-type="string">
            <text:p>Perfectionist vs pragmatist (8 items)</text:p>
          </table:table-cell>
          <table:table-cell table:style-name="ce27" table:formula="of:=IFERROR(INDEX([$'olah data'.$B$4:$'olah data'.$N$39];MATCH([.$A120];[$'olah data'.G$4:$'olah data'.G$39];0);2);&quot;&quot;)">
            <text:p/>
          </table:table-cell>
          <table:table-cell table:style-name="ce27" table:formula="of:=IFERROR(INDEX([$'olah data'.$B$4:$'olah data'.$N$39];MATCH([.$A120];[$'olah data'.H$4:$'olah data'.H$39];0);2);&quot;&quot;)">
            <text:p/>
          </table:table-cell>
          <table:table-cell table:style-name="ce27" table:formula="of:=IFERROR(INDEX([$'olah data'.$B$4:$'olah data'.$N$39];MATCH([.$A120];[$'olah data'.I$4:$'olah data'.I$39];0);2);&quot;&quot;)">
            <text:p/>
          </table:table-cell>
          <table:table-cell table:style-name="ce27" table:formula="of:=IFERROR(INDEX([$'olah data'.$B$4:$'olah data'.$N$39];MATCH([.$A120];[$'olah data'.J$4:$'olah data'.J$39];0);2);&quot;&quot;)">
            <text:p/>
          </table:table-cell>
          <table:table-cell table:style-name="ce27" table:formula="of:=IFERROR(INDEX([$'olah data'.$B$4:$'olah data'.$N$39];MATCH([.$A120];[$'olah data'.K$4:$'olah data'.K$39];0);2);&quot;&quot;)">
            <text:p/>
          </table:table-cell>
          <table:table-cell table:style-name="ce27" table:formula="of:=IFERROR(INDEX([$'olah data'.$B$4:$'olah data'.$N$39];MATCH([.$A120];[$'olah data'.L$4:$'olah data'.L$39];0);2);&quot;&quot;)">
            <text:p/>
          </table:table-cell>
          <table:table-cell table:style-name="ce27" table:formula="of:=IFERROR(INDEX([$'olah data'.$B$4:$'olah data'.$N$39];MATCH([.$A120];[$'olah data'.M$4:$'olah data'.M$39];0);2);&quot;&quot;)">
            <text:p/>
          </table:table-cell>
          <table:table-cell table:style-name="ce27" table:formula="of:=IFERROR(INDEX([$'olah data'.$B$4:$'olah data'.$N$39];MATCH([.$A120];[$'olah data'.N$4:$'olah data'.N$39];0);2);&quot;&quot;)">
            <text:p/>
          </table:table-cell>
          <table:table-cell table:style-name="ce27" table:formula="of:=CONCATENATE([.D120];[.E120];[.F120];[.G120];[.H120];[.I120];[.J120];[.K120];[.L120];[.M120];[.N120])" office:value-type="string" office:string-value="Perfectionist vs pragmatist (8 items)" calcext:value-type="string">
            <text:p>Perfectionist vs pragmatist (8 items)</text:p>
          </table:table-cell>
          <table:table-cell table:style-name="ce84" table:formula="of:=[$'View Input'.Q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20" calcext:value-type="float">
            <text:p>120</text:p>
          </table:table-cell>
          <table:table-cell table:style-name="ce98" office:value-type="float" office:value="1" calcext:value-type="float">
            <text:p>1</text:p>
          </table:table-cell>
          <table:table-cell table:style-name="ce98" table:formula="of:=IF([.R121]=&quot;&quot;;IF([.Q121]=&quot;R&quot;;VLOOKUP([.P121];[$'olah data'.$R$3:$'olah data'.$S$7];2);[.P121]);IF([.R121]=[.P121];[.P121];[.Q121]))" office:value-type="string" office:string-value="Tidak Mudeng" calcext:value-type="string">
            <text:p>Tidak Mudeng</text:p>
          </table:table-cell>
          <table:table-cell table:style-name="ce27" table:formula="of:=IFERROR(INDEX([$'olah data'.$B$4:$'olah data'.$N$39];MATCH([.$A121];[$'olah data'.D$4:$'olah data'.D$39];0);2);&quot;&quot;)">
            <text:p/>
          </table:table-cell>
          <table:table-cell table:style-name="ce27" table:formula="of:=IFERROR(INDEX([$'olah data'.$B$4:$'olah data'.$N$39];MATCH([.$A121];[$'olah data'.E$4:$'olah data'.E$39];0);2);&quot;&quot;)">
            <text:p/>
          </table:table-cell>
          <table:table-cell table:style-name="ce27" table:formula="of:=IFERROR(INDEX([$'olah data'.$B$4:$'olah data'.$N$39];MATCH([.$A121];[$'olah data'.F$4:$'olah data'.F$39];0);2);&quot;&quot;)" office:value-type="string" office:string-value="Validity Scale (5 items)" calcext:value-type="string">
            <text:p>Validity Scale (5 items)</text:p>
          </table:table-cell>
          <table:table-cell table:style-name="ce27" table:formula="of:=IFERROR(INDEX([$'olah data'.$B$4:$'olah data'.$N$39];MATCH([.$A121];[$'olah data'.G$4:$'olah data'.G$39];0);2);&quot;&quot;)">
            <text:p/>
          </table:table-cell>
          <table:table-cell table:style-name="ce27" table:formula="of:=IFERROR(INDEX([$'olah data'.$B$4:$'olah data'.$N$39];MATCH([.$A121];[$'olah data'.H$4:$'olah data'.H$39];0);2);&quot;&quot;)">
            <text:p/>
          </table:table-cell>
          <table:table-cell table:style-name="ce27" table:formula="of:=IFERROR(INDEX([$'olah data'.$B$4:$'olah data'.$N$39];MATCH([.$A121];[$'olah data'.I$4:$'olah data'.I$39];0);2);&quot;&quot;)">
            <text:p/>
          </table:table-cell>
          <table:table-cell table:style-name="ce27" table:formula="of:=IFERROR(INDEX([$'olah data'.$B$4:$'olah data'.$N$39];MATCH([.$A121];[$'olah data'.J$4:$'olah data'.J$39];0);2);&quot;&quot;)">
            <text:p/>
          </table:table-cell>
          <table:table-cell table:style-name="ce27" table:formula="of:=IFERROR(INDEX([$'olah data'.$B$4:$'olah data'.$N$39];MATCH([.$A121];[$'olah data'.K$4:$'olah data'.K$39];0);2);&quot;&quot;)">
            <text:p/>
          </table:table-cell>
          <table:table-cell table:style-name="ce27" table:formula="of:=IFERROR(INDEX([$'olah data'.$B$4:$'olah data'.$N$39];MATCH([.$A121];[$'olah data'.L$4:$'olah data'.L$39];0);2);&quot;&quot;)">
            <text:p/>
          </table:table-cell>
          <table:table-cell table:style-name="ce27" table:formula="of:=IFERROR(INDEX([$'olah data'.$B$4:$'olah data'.$N$39];MATCH([.$A121];[$'olah data'.M$4:$'olah data'.M$39];0);2);&quot;&quot;)">
            <text:p/>
          </table:table-cell>
          <table:table-cell table:style-name="ce27" table:formula="of:=IFERROR(INDEX([$'olah data'.$B$4:$'olah data'.$N$39];MATCH([.$A121];[$'olah data'.N$4:$'olah data'.N$39];0);2);&quot;&quot;)">
            <text:p/>
          </table:table-cell>
          <table:table-cell table:style-name="ce27" table:formula="of:=CONCATENATE([.D121];[.E121];[.F121];[.G121];[.H121];[.I121];[.J121];[.K121];[.L121];[.M121];[.N121])" office:value-type="string" office:string-value="Validity Scale (5 items)" calcext:value-type="string">
            <text:p>Validity Scale (5 items)</text:p>
          </table:table-cell>
          <table:table-cell table:style-name="ce84" table:formula="of:=[$'View Input'.Q30]" office:value-type="float" office:value="4" calcext:value-type="float">
            <text:p>4</text:p>
          </table:table-cell>
          <table:table-cell table:style-name="ce98" office:value-type="string" calcext:value-type="string">
            <text:p>Tidak Mudeng</text:p>
          </table:table-cell>
          <table:table-cell table:style-name="ce46" office:value-type="float" office:value="5" calcext:value-type="float">
            <text:p>5</text:p>
          </table:table-cell>
          <table:table-cell table:style-name="ce123"/>
          <table:table-cell table:number-columns-repeated="1005"/>
        </table:table-row>
        <table:table-row table:style-name="ro3">
          <table:table-cell table:style-name="ce29" office:value-type="float" office:value="121" calcext:value-type="float">
            <text:p>121</text:p>
          </table:table-cell>
          <table:table-cell table:style-name="ce64" office:value-type="float" office:value="5" calcext:value-type="float">
            <text:p>5</text:p>
          </table:table-cell>
          <table:table-cell table:style-name="ce98" table:formula="of:=IF([.R122]=&quot;&quot;;IF([.Q122]=&quot;R&quot;;VLOOKUP([.P122];[$'olah data'.$R$3:$'olah data'.$S$7];2);[.P122]);IF([.R122]=[.P122];[.P122];[.Q122]))" office:value-type="float" office:value="4" calcext:value-type="float">
            <text:p>4</text:p>
          </table:table-cell>
          <table:table-cell table:style-name="ce27" table:formula="of:=IFERROR(INDEX([$'olah data'.$B$4:$'olah data'.$N$39];MATCH([.$A122];[$'olah data'.D$4:$'olah data'.D$39];0);2);&quot;&quot;)">
            <text:p/>
          </table:table-cell>
          <table:table-cell table:style-name="ce27" table:formula="of:=IFERROR(INDEX([$'olah data'.$B$4:$'olah data'.$N$39];MATCH([.$A122];[$'olah data'.E$4:$'olah data'.E$39];0);2);&quot;&quot;)">
            <text:p/>
          </table:table-cell>
          <table:table-cell table:style-name="ce27" table:formula="of:=IFERROR(INDEX([$'olah data'.$B$4:$'olah data'.$N$39];MATCH([.$A122];[$'olah data'.F$4:$'olah data'.F$39];0);2);&quot;&quot;)">
            <text:p/>
          </table:table-cell>
          <table:table-cell table:style-name="ce27" table:formula="of:=IFERROR(INDEX([$'olah data'.$B$4:$'olah data'.$N$39];MATCH([.$A122];[$'olah data'.G$4:$'olah data'.G$39];0);2);&quot;&quot;)">
            <text:p/>
          </table:table-cell>
          <table:table-cell table:style-name="ce27" table:formula="of:=IFERROR(INDEX([$'olah data'.$B$4:$'olah data'.$N$39];MATCH([.$A122];[$'olah data'.H$4:$'olah data'.H$39];0);2);&quot;&quot;)">
            <text:p/>
          </table:table-cell>
          <table:table-cell table:style-name="ce27" table:formula="of:=IFERROR(INDEX([$'olah data'.$B$4:$'olah data'.$N$39];MATCH([.$A122];[$'olah data'.I$4:$'olah data'.I$39];0);2);&quot;&quot;)">
            <text:p/>
          </table:table-cell>
          <table:table-cell table:style-name="ce27" table:formula="of:=IFERROR(INDEX([$'olah data'.$B$4:$'olah data'.$N$39];MATCH([.$A122];[$'olah data'.J$4:$'olah data'.J$39];0);2);&quot;&quot;)" office:value-type="string" office:string-value="Fatigability v. asthenia (8 items)" calcext:value-type="string">
            <text:p>Fatigability v. asthenia (8 items)</text:p>
          </table:table-cell>
          <table:table-cell table:style-name="ce27" table:formula="of:=IFERROR(INDEX([$'olah data'.$B$4:$'olah data'.$N$39];MATCH([.$A122];[$'olah data'.K$4:$'olah data'.K$39];0);2);&quot;&quot;)">
            <text:p/>
          </table:table-cell>
          <table:table-cell table:style-name="ce27" table:formula="of:=IFERROR(INDEX([$'olah data'.$B$4:$'olah data'.$N$39];MATCH([.$A122];[$'olah data'.L$4:$'olah data'.L$39];0);2);&quot;&quot;)">
            <text:p/>
          </table:table-cell>
          <table:table-cell table:style-name="ce27" table:formula="of:=IFERROR(INDEX([$'olah data'.$B$4:$'olah data'.$N$39];MATCH([.$A122];[$'olah data'.M$4:$'olah data'.M$39];0);2);&quot;&quot;)">
            <text:p/>
          </table:table-cell>
          <table:table-cell table:style-name="ce27" table:formula="of:=IFERROR(INDEX([$'olah data'.$B$4:$'olah data'.$N$39];MATCH([.$A122];[$'olah data'.N$4:$'olah data'.N$39];0);2);&quot;&quot;)">
            <text:p/>
          </table:table-cell>
          <table:table-cell table:style-name="ce27" table:formula="of:=CONCATENATE([.D122];[.E122];[.F122];[.G122];[.H122];[.I122];[.J122];[.K122];[.L122];[.M122];[.N122])" office:value-type="string" office:string-value="Fatigability v. asthenia (8 items)" calcext:value-type="string">
            <text:p>Fatigability v. asthenia (8 items)</text:p>
          </table:table-cell>
          <table:table-cell table:style-name="ce84" table:formula="of:=[$'View Input'.T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2" calcext:value-type="float">
            <text:p>122</text:p>
          </table:table-cell>
          <table:table-cell table:style-name="ce64" office:value-type="float" office:value="2" calcext:value-type="float">
            <text:p>2</text:p>
          </table:table-cell>
          <table:table-cell table:style-name="ce98" table:formula="of:=IF([.R123]=&quot;&quot;;IF([.Q123]=&quot;R&quot;;VLOOKUP([.P123];[$'olah data'.$R$3:$'olah data'.$S$7];2);[.P123]);IF([.R123]=[.P123];[.P123];[.Q123]))" office:value-type="float" office:value="5" calcext:value-type="float">
            <text:p>5</text:p>
          </table:table-cell>
          <table:table-cell table:style-name="ce27" table:formula="of:=IFERROR(INDEX([$'olah data'.$B$4:$'olah data'.$N$39];MATCH([.$A123];[$'olah data'.D$4:$'olah data'.D$39];0);2);&quot;&quot;)">
            <text:p/>
          </table:table-cell>
          <table:table-cell table:style-name="ce27" table:formula="of:=IFERROR(INDEX([$'olah data'.$B$4:$'olah data'.$N$39];MATCH([.$A123];[$'olah data'.E$4:$'olah data'.E$39];0);2);&quot;&quot;)">
            <text:p/>
          </table:table-cell>
          <table:table-cell table:style-name="ce27" table:formula="of:=IFERROR(INDEX([$'olah data'.$B$4:$'olah data'.$N$39];MATCH([.$A123];[$'olah data'.F$4:$'olah data'.F$39];0);2);&quot;&quot;)">
            <text:p/>
          </table:table-cell>
          <table:table-cell table:style-name="ce27" table:formula="of:=IFERROR(INDEX([$'olah data'.$B$4:$'olah data'.$N$39];MATCH([.$A123];[$'olah data'.G$4:$'olah data'.G$39];0);2);&quot;&quot;)">
            <text:p/>
          </table:table-cell>
          <table:table-cell table:style-name="ce27" table:formula="of:=IFERROR(INDEX([$'olah data'.$B$4:$'olah data'.$N$39];MATCH([.$A123];[$'olah data'.H$4:$'olah data'.H$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23];[$'olah data'.I$4:$'olah data'.I$39];0);2);&quot;&quot;)">
            <text:p/>
          </table:table-cell>
          <table:table-cell table:style-name="ce27" table:formula="of:=IFERROR(INDEX([$'olah data'.$B$4:$'olah data'.$N$39];MATCH([.$A123];[$'olah data'.J$4:$'olah data'.J$39];0);2);&quot;&quot;)">
            <text:p/>
          </table:table-cell>
          <table:table-cell table:style-name="ce27" table:formula="of:=IFERROR(INDEX([$'olah data'.$B$4:$'olah data'.$N$39];MATCH([.$A123];[$'olah data'.K$4:$'olah data'.K$39];0);2);&quot;&quot;)">
            <text:p/>
          </table:table-cell>
          <table:table-cell table:style-name="ce27" table:formula="of:=IFERROR(INDEX([$'olah data'.$B$4:$'olah data'.$N$39];MATCH([.$A123];[$'olah data'.L$4:$'olah data'.L$39];0);2);&quot;&quot;)">
            <text:p/>
          </table:table-cell>
          <table:table-cell table:style-name="ce27" table:formula="of:=IFERROR(INDEX([$'olah data'.$B$4:$'olah data'.$N$39];MATCH([.$A123];[$'olah data'.M$4:$'olah data'.M$39];0);2);&quot;&quot;)">
            <text:p/>
          </table:table-cell>
          <table:table-cell table:style-name="ce27" table:formula="of:=IFERROR(INDEX([$'olah data'.$B$4:$'olah data'.$N$39];MATCH([.$A123];[$'olah data'.N$4:$'olah data'.N$39];0);2);&quot;&quot;)">
            <text:p/>
          </table:table-cell>
          <table:table-cell table:style-name="ce27" table:formula="of:=CONCATENATE([.D123];[.E123];[.F123];[.G123];[.H123];[.I123];[.J123];[.K123];[.L123];[.M123];[.N123])" office:value-type="string" office:string-value="Exploratory excitability v. stoic rigidity (10 items)" calcext:value-type="string">
            <text:p>Exploratory excitability v. stoic rigidity (10 items)</text:p>
          </table:table-cell>
          <table:table-cell table:style-name="ce84" table:formula="of:=[$'View Input'.T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23" calcext:value-type="float">
            <text:p>123</text:p>
          </table:table-cell>
          <table:table-cell table:style-name="ce64" office:value-type="float" office:value="3" calcext:value-type="float">
            <text:p>3</text:p>
          </table:table-cell>
          <table:table-cell table:style-name="ce98" table:formula="of:=IF([.R124]=&quot;&quot;;IF([.Q124]=&quot;R&quot;;VLOOKUP([.P124];[$'olah data'.$R$3:$'olah data'.$S$7];2);[.P124]);IF([.R124]=[.P124];[.P124];[.Q124]))" office:value-type="float" office:value="3" calcext:value-type="float">
            <text:p>3</text:p>
          </table:table-cell>
          <table:table-cell table:style-name="ce27" table:formula="of:=IFERROR(INDEX([$'olah data'.$B$4:$'olah data'.$N$39];MATCH([.$A124];[$'olah data'.D$4:$'olah data'.D$39];0);2);&quot;&quot;)">
            <text:p/>
          </table:table-cell>
          <table:table-cell table:style-name="ce27" table:formula="of:=IFERROR(INDEX([$'olah data'.$B$4:$'olah data'.$N$39];MATCH([.$A124];[$'olah data'.E$4:$'olah data'.E$39];0);2);&quot;&quot;)">
            <text:p/>
          </table:table-cell>
          <table:table-cell table:style-name="ce27" table:formula="of:=IFERROR(INDEX([$'olah data'.$B$4:$'olah data'.$N$39];MATCH([.$A124];[$'olah data'.F$4:$'olah data'.F$39];0);2);&quot;&quot;)">
            <text:p/>
          </table:table-cell>
          <table:table-cell table:style-name="ce27" table:formula="of:=IFERROR(INDEX([$'olah data'.$B$4:$'olah data'.$N$39];MATCH([.$A124];[$'olah data'.G$4:$'olah data'.G$39];0);2);&quot;&quot;)">
            <text:p/>
          </table:table-cell>
          <table:table-cell table:style-name="ce27" table:formula="of:=IFERROR(INDEX([$'olah data'.$B$4:$'olah data'.$N$39];MATCH([.$A124];[$'olah data'.H$4:$'olah data'.H$39];0);2);&quot;&quot;)" office:value-type="string" office:string-value="Impulsiveness v. reflection (9 items)" calcext:value-type="string">
            <text:p>Impulsiveness v. reflection (9 items)</text:p>
          </table:table-cell>
          <table:table-cell table:style-name="ce27" table:formula="of:=IFERROR(INDEX([$'olah data'.$B$4:$'olah data'.$N$39];MATCH([.$A124];[$'olah data'.I$4:$'olah data'.I$39];0);2);&quot;&quot;)">
            <text:p/>
          </table:table-cell>
          <table:table-cell table:style-name="ce27" table:formula="of:=IFERROR(INDEX([$'olah data'.$B$4:$'olah data'.$N$39];MATCH([.$A124];[$'olah data'.J$4:$'olah data'.J$39];0);2);&quot;&quot;)">
            <text:p/>
          </table:table-cell>
          <table:table-cell table:style-name="ce27" table:formula="of:=IFERROR(INDEX([$'olah data'.$B$4:$'olah data'.$N$39];MATCH([.$A124];[$'olah data'.K$4:$'olah data'.K$39];0);2);&quot;&quot;)">
            <text:p/>
          </table:table-cell>
          <table:table-cell table:style-name="ce27" table:formula="of:=IFERROR(INDEX([$'olah data'.$B$4:$'olah data'.$N$39];MATCH([.$A124];[$'olah data'.L$4:$'olah data'.L$39];0);2);&quot;&quot;)">
            <text:p/>
          </table:table-cell>
          <table:table-cell table:style-name="ce27" table:formula="of:=IFERROR(INDEX([$'olah data'.$B$4:$'olah data'.$N$39];MATCH([.$A124];[$'olah data'.M$4:$'olah data'.M$39];0);2);&quot;&quot;)">
            <text:p/>
          </table:table-cell>
          <table:table-cell table:style-name="ce27" table:formula="of:=IFERROR(INDEX([$'olah data'.$B$4:$'olah data'.$N$39];MATCH([.$A124];[$'olah data'.N$4:$'olah data'.N$39];0);2);&quot;&quot;)">
            <text:p/>
          </table:table-cell>
          <table:table-cell table:style-name="ce27" table:formula="of:=CONCATENATE([.D124];[.E124];[.F124];[.G124];[.H124];[.I124];[.J124];[.K124];[.L124];[.M124];[.N124])" office:value-type="string" office:string-value="Impulsiveness v. reflection (9 items)" calcext:value-type="string">
            <text:p>Impulsiveness v. reflection (9 items)</text:p>
          </table:table-cell>
          <table:table-cell table:style-name="ce84" table:formula="of:=[$'View Input'.T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24" calcext:value-type="float">
            <text:p>124</text:p>
          </table:table-cell>
          <table:table-cell table:style-name="ce64" office:value-type="float" office:value="2" calcext:value-type="float">
            <text:p>2</text:p>
          </table:table-cell>
          <table:table-cell table:style-name="ce98" table:formula="of:=IF([.R125]=&quot;&quot;;IF([.Q125]=&quot;R&quot;;VLOOKUP([.P125];[$'olah data'.$R$3:$'olah data'.$S$7];2);[.P125]);IF([.R125]=[.P125];[.P125];[.Q125]))" office:value-type="float" office:value="5" calcext:value-type="float">
            <text:p>5</text:p>
          </table:table-cell>
          <table:table-cell table:style-name="ce27" table:formula="of:=IFERROR(INDEX([$'olah data'.$B$4:$'olah data'.$N$39];MATCH([.$A125];[$'olah data'.D$4:$'olah data'.D$39];0);2);&quot;&quot;)">
            <text:p/>
          </table:table-cell>
          <table:table-cell table:style-name="ce27" table:formula="of:=IFERROR(INDEX([$'olah data'.$B$4:$'olah data'.$N$39];MATCH([.$A125];[$'olah data'.E$4:$'olah data'.E$39];0);2);&quot;&quot;)">
            <text:p/>
          </table:table-cell>
          <table:table-cell table:style-name="ce27" table:formula="of:=IFERROR(INDEX([$'olah data'.$B$4:$'olah data'.$N$39];MATCH([.$A125];[$'olah data'.F$4:$'olah data'.F$39];0);2);&quot;&quot;)">
            <text:p/>
          </table:table-cell>
          <table:table-cell table:style-name="ce27" table:formula="of:=IFERROR(INDEX([$'olah data'.$B$4:$'olah data'.$N$39];MATCH([.$A125];[$'olah data'.G$4:$'olah data'.G$39];0);2);&quot;&quot;)">
            <text:p/>
          </table:table-cell>
          <table:table-cell table:style-name="ce27" table:formula="of:=IFERROR(INDEX([$'olah data'.$B$4:$'olah data'.$N$39];MATCH([.$A125];[$'olah data'.H$4:$'olah data'.H$39];0);2);&quot;&quot;)">
            <text:p/>
          </table:table-cell>
          <table:table-cell table:style-name="ce27" table:formula="of:=IFERROR(INDEX([$'olah data'.$B$4:$'olah data'.$N$39];MATCH([.$A125];[$'olah data'.I$4:$'olah data'.I$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25];[$'olah data'.J$4:$'olah data'.J$39];0);2);&quot;&quot;)">
            <text:p/>
          </table:table-cell>
          <table:table-cell table:style-name="ce27" table:formula="of:=IFERROR(INDEX([$'olah data'.$B$4:$'olah data'.$N$39];MATCH([.$A125];[$'olah data'.K$4:$'olah data'.K$39];0);2);&quot;&quot;)">
            <text:p/>
          </table:table-cell>
          <table:table-cell table:style-name="ce27" table:formula="of:=IFERROR(INDEX([$'olah data'.$B$4:$'olah data'.$N$39];MATCH([.$A125];[$'olah data'.L$4:$'olah data'.L$39];0);2);&quot;&quot;)">
            <text:p/>
          </table:table-cell>
          <table:table-cell table:style-name="ce27" table:formula="of:=IFERROR(INDEX([$'olah data'.$B$4:$'olah data'.$N$39];MATCH([.$A125];[$'olah data'.M$4:$'olah data'.M$39];0);2);&quot;&quot;)">
            <text:p/>
          </table:table-cell>
          <table:table-cell table:style-name="ce27" table:formula="of:=IFERROR(INDEX([$'olah data'.$B$4:$'olah data'.$N$39];MATCH([.$A125];[$'olah data'.N$4:$'olah data'.N$39];0);2);&quot;&quot;)">
            <text:p/>
          </table:table-cell>
          <table:table-cell table:style-name="ce27" table:formula="of:=CONCATENATE([.D125];[.E125];[.F125];[.G125];[.H125];[.I125];[.J125];[.K125];[.L125];[.M125];[.N125])" office:value-type="string" office:string-value="Social acceptance vs. social intolerance (8 items)" calcext:value-type="string">
            <text:p>Social acceptance vs. social intolerance (8 items)</text:p>
          </table:table-cell>
          <table:table-cell table:style-name="ce84" table:formula="of:=[$'View Input'.T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5" calcext:value-type="float">
            <text:p>125</text:p>
          </table:table-cell>
          <table:table-cell table:style-name="ce64" office:value-type="float" office:value="3" calcext:value-type="float">
            <text:p>3</text:p>
          </table:table-cell>
          <table:table-cell table:style-name="ce98" table:formula="of:=IF([.R126]=&quot;&quot;;IF([.Q126]=&quot;R&quot;;VLOOKUP([.P126];[$'olah data'.$R$3:$'olah data'.$S$7];2);[.P126]);IF([.R126]=[.P126];[.P126];[.Q126]))" office:value-type="float" office:value="5" calcext:value-type="float">
            <text:p>5</text:p>
          </table:table-cell>
          <table:table-cell table:style-name="ce27" table:formula="of:=IFERROR(INDEX([$'olah data'.$B$4:$'olah data'.$N$39];MATCH([.$A126];[$'olah data'.D$4:$'olah data'.D$39];0);2);&quot;&quot;)">
            <text:p/>
          </table:table-cell>
          <table:table-cell table:style-name="ce27" table:formula="of:=IFERROR(INDEX([$'olah data'.$B$4:$'olah data'.$N$39];MATCH([.$A126];[$'olah data'.E$4:$'olah data'.E$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6];[$'olah data'.F$4:$'olah data'.F$39];0);2);&quot;&quot;)">
            <text:p/>
          </table:table-cell>
          <table:table-cell table:style-name="ce27" table:formula="of:=IFERROR(INDEX([$'olah data'.$B$4:$'olah data'.$N$39];MATCH([.$A126];[$'olah data'.G$4:$'olah data'.G$39];0);2);&quot;&quot;)">
            <text:p/>
          </table:table-cell>
          <table:table-cell table:style-name="ce27" table:formula="of:=IFERROR(INDEX([$'olah data'.$B$4:$'olah data'.$N$39];MATCH([.$A126];[$'olah data'.H$4:$'olah data'.H$39];0);2);&quot;&quot;)">
            <text:p/>
          </table:table-cell>
          <table:table-cell table:style-name="ce27" table:formula="of:=IFERROR(INDEX([$'olah data'.$B$4:$'olah data'.$N$39];MATCH([.$A126];[$'olah data'.I$4:$'olah data'.I$39];0);2);&quot;&quot;)">
            <text:p/>
          </table:table-cell>
          <table:table-cell table:style-name="ce27" table:formula="of:=IFERROR(INDEX([$'olah data'.$B$4:$'olah data'.$N$39];MATCH([.$A126];[$'olah data'.J$4:$'olah data'.J$39];0);2);&quot;&quot;)">
            <text:p/>
          </table:table-cell>
          <table:table-cell table:style-name="ce27" table:formula="of:=IFERROR(INDEX([$'olah data'.$B$4:$'olah data'.$N$39];MATCH([.$A126];[$'olah data'.K$4:$'olah data'.K$39];0);2);&quot;&quot;)">
            <text:p/>
          </table:table-cell>
          <table:table-cell table:style-name="ce27" table:formula="of:=IFERROR(INDEX([$'olah data'.$B$4:$'olah data'.$N$39];MATCH([.$A126];[$'olah data'.L$4:$'olah data'.L$39];0);2);&quot;&quot;)">
            <text:p/>
          </table:table-cell>
          <table:table-cell table:style-name="ce27" table:formula="of:=IFERROR(INDEX([$'olah data'.$B$4:$'olah data'.$N$39];MATCH([.$A126];[$'olah data'.M$4:$'olah data'.M$39];0);2);&quot;&quot;)">
            <text:p/>
          </table:table-cell>
          <table:table-cell table:style-name="ce27" table:formula="of:=IFERROR(INDEX([$'olah data'.$B$4:$'olah data'.$N$39];MATCH([.$A126];[$'olah data'.N$4:$'olah data'.N$39];0);2);&quot;&quot;)">
            <text:p/>
          </table:table-cell>
          <table:table-cell table:style-name="ce27" table:formula="of:=CONCATENATE([.D126];[.E126];[.F126];[.G126];[.H126];[.I126];[.J126];[.K126];[.L126];[.M126];[.N126])" office:value-type="string" office:string-value="Openness to warm communication vs aloofness (10 items)" calcext:value-type="string">
            <text:p>Openness to warm communication vs aloofness (10 items)</text:p>
          </table:table-cell>
          <table:table-cell table:style-name="ce84" table:formula="of:=[$'View Input'.T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26" calcext:value-type="float">
            <text:p>126</text:p>
          </table:table-cell>
          <table:table-cell table:style-name="ce64" office:value-type="float" office:value="2" calcext:value-type="float">
            <text:p>2</text:p>
          </table:table-cell>
          <table:table-cell table:style-name="ce98" table:formula="of:=IF([.R127]=&quot;&quot;;IF([.Q127]=&quot;R&quot;;VLOOKUP([.P127];[$'olah data'.$R$3:$'olah data'.$S$7];2);[.P127]);IF([.R127]=[.P127];[.P127];[.Q127]))" office:value-type="float" office:value="1" calcext:value-type="float">
            <text:p>1</text:p>
          </table:table-cell>
          <table:table-cell table:style-name="ce27" table:formula="of:=IFERROR(INDEX([$'olah data'.$B$4:$'olah data'.$N$39];MATCH([.$A127];[$'olah data'.D$4:$'olah data'.D$39];0);2);&quot;&quot;)">
            <text:p/>
          </table:table-cell>
          <table:table-cell table:style-name="ce27" table:formula="of:=IFERROR(INDEX([$'olah data'.$B$4:$'olah data'.$N$39];MATCH([.$A127];[$'olah data'.E$4:$'olah data'.E$39];0);2);&quot;&quot;)">
            <text:p/>
          </table:table-cell>
          <table:table-cell table:style-name="ce27" table:formula="of:=IFERROR(INDEX([$'olah data'.$B$4:$'olah data'.$N$39];MATCH([.$A127];[$'olah data'.F$4:$'olah data'.F$39];0);2);&quot;&quot;)">
            <text:p/>
          </table:table-cell>
          <table:table-cell table:style-name="ce27" table:formula="of:=IFERROR(INDEX([$'olah data'.$B$4:$'olah data'.$N$39];MATCH([.$A127];[$'olah data'.G$4:$'olah data'.G$39];0);2);&quot;&quot;)">
            <text:p/>
          </table:table-cell>
          <table:table-cell table:style-name="ce27" table:formula="of:=IFERROR(INDEX([$'olah data'.$B$4:$'olah data'.$N$39];MATCH([.$A127];[$'olah data'.H$4:$'olah data'.H$39];0);2);&quot;&quot;)" office:value-type="string" office:string-value="Ambitious vs underachieving (10 items)" calcext:value-type="string">
            <text:p>Ambitious vs underachieving (10 items)</text:p>
          </table:table-cell>
          <table:table-cell table:style-name="ce27" table:formula="of:=IFERROR(INDEX([$'olah data'.$B$4:$'olah data'.$N$39];MATCH([.$A127];[$'olah data'.I$4:$'olah data'.I$39];0);2);&quot;&quot;)">
            <text:p/>
          </table:table-cell>
          <table:table-cell table:style-name="ce27" table:formula="of:=IFERROR(INDEX([$'olah data'.$B$4:$'olah data'.$N$39];MATCH([.$A127];[$'olah data'.J$4:$'olah data'.J$39];0);2);&quot;&quot;)">
            <text:p/>
          </table:table-cell>
          <table:table-cell table:style-name="ce27" table:formula="of:=IFERROR(INDEX([$'olah data'.$B$4:$'olah data'.$N$39];MATCH([.$A127];[$'olah data'.K$4:$'olah data'.K$39];0);2);&quot;&quot;)">
            <text:p/>
          </table:table-cell>
          <table:table-cell table:style-name="ce27" table:formula="of:=IFERROR(INDEX([$'olah data'.$B$4:$'olah data'.$N$39];MATCH([.$A127];[$'olah data'.L$4:$'olah data'.L$39];0);2);&quot;&quot;)">
            <text:p/>
          </table:table-cell>
          <table:table-cell table:style-name="ce27" table:formula="of:=IFERROR(INDEX([$'olah data'.$B$4:$'olah data'.$N$39];MATCH([.$A127];[$'olah data'.M$4:$'olah data'.M$39];0);2);&quot;&quot;)">
            <text:p/>
          </table:table-cell>
          <table:table-cell table:style-name="ce27" table:formula="of:=IFERROR(INDEX([$'olah data'.$B$4:$'olah data'.$N$39];MATCH([.$A127];[$'olah data'.N$4:$'olah data'.N$39];0);2);&quot;&quot;)">
            <text:p/>
          </table:table-cell>
          <table:table-cell table:style-name="ce27" table:formula="of:=CONCATENATE([.D127];[.E127];[.F127];[.G127];[.H127];[.I127];[.J127];[.K127];[.L127];[.M127];[.N127])" office:value-type="string" office:string-value="Ambitious vs underachieving (10 items)" calcext:value-type="string">
            <text:p>Ambitious vs underachieving (10 items)</text:p>
          </table:table-cell>
          <table:table-cell table:style-name="ce84" table:formula="of:=[$'View Input'.T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27" calcext:value-type="float">
            <text:p>127</text:p>
          </table:table-cell>
          <table:table-cell table:style-name="ce64" office:value-type="float" office:value="2" calcext:value-type="float">
            <text:p>2</text:p>
          </table:table-cell>
          <table:table-cell table:style-name="ce98" table:formula="of:=IF([.R128]=&quot;&quot;;IF([.Q128]=&quot;R&quot;;VLOOKUP([.P128];[$'olah data'.$R$3:$'olah data'.$S$7];2);[.P128]);IF([.R128]=[.P128];[.P128];[.Q128]))" office:value-type="float" office:value="2" calcext:value-type="float">
            <text:p>2</text:p>
          </table:table-cell>
          <table:table-cell table:style-name="ce27" table:formula="of:=IFERROR(INDEX([$'olah data'.$B$4:$'olah data'.$N$39];MATCH([.$A128];[$'olah data'.D$4:$'olah data'.D$39];0);2);&quot;&quot;)">
            <text:p/>
          </table:table-cell>
          <table:table-cell table:style-name="ce27" table:formula="of:=IFERROR(INDEX([$'olah data'.$B$4:$'olah data'.$N$39];MATCH([.$A128];[$'olah data'.E$4:$'olah data'.E$39];0);2);&quot;&quot;)">
            <text:p/>
          </table:table-cell>
          <table:table-cell table:style-name="ce27" table:formula="of:=IFERROR(INDEX([$'olah data'.$B$4:$'olah data'.$N$39];MATCH([.$A128];[$'olah data'.F$4:$'olah data'.F$39];0);2);&quot;&quot;)">
            <text:p/>
          </table:table-cell>
          <table:table-cell table:style-name="ce27" table:formula="of:=IFERROR(INDEX([$'olah data'.$B$4:$'olah data'.$N$39];MATCH([.$A128];[$'olah data'.G$4:$'olah data'.G$39];0);2);&quot;&quot;)">
            <text:p/>
          </table:table-cell>
          <table:table-cell table:style-name="ce27" table:formula="of:=IFERROR(INDEX([$'olah data'.$B$4:$'olah data'.$N$39];MATCH([.$A128];[$'olah data'.H$4:$'olah data'.H$39];0);2);&quot;&quot;)">
            <text:p/>
          </table:table-cell>
          <table:table-cell table:style-name="ce27" table:formula="of:=IFERROR(INDEX([$'olah data'.$B$4:$'olah data'.$N$39];MATCH([.$A128];[$'olah data'.I$4:$'olah data'.I$39];0);2);&quot;&quot;)">
            <text:p/>
          </table:table-cell>
          <table:table-cell table:style-name="ce27" table:formula="of:=IFERROR(INDEX([$'olah data'.$B$4:$'olah data'.$N$39];MATCH([.$A128];[$'olah data'.J$4:$'olah data'.J$39];0);2);&quot;&quot;)">
            <text:p/>
          </table:table-cell>
          <table:table-cell table:style-name="ce27" table:formula="of:=IFERROR(INDEX([$'olah data'.$B$4:$'olah data'.$N$39];MATCH([.$A128];[$'olah data'.K$4:$'olah data'.K$39];0);2);&quot;&quot;)">
            <text:p/>
          </table:table-cell>
          <table:table-cell table:style-name="ce27" table:formula="of:=IFERROR(INDEX([$'olah data'.$B$4:$'olah data'.$N$39];MATCH([.$A128];[$'olah data'.L$4:$'olah data'.L$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8];[$'olah data'.M$4:$'olah data'.M$39];0);2);&quot;&quot;)">
            <text:p/>
          </table:table-cell>
          <table:table-cell table:style-name="ce27" table:formula="of:=IFERROR(INDEX([$'olah data'.$B$4:$'olah data'.$N$39];MATCH([.$A128];[$'olah data'.N$4:$'olah data'.N$39];0);2);&quot;&quot;)">
            <text:p/>
          </table:table-cell>
          <table:table-cell table:style-name="ce27" table:formula="of:=CONCATENATE([.D128];[.E128];[.F128];[.G128];[.H128];[.I128];[.J128];[.K128];[.L128];[.M128];[.N128])" office:value-type="string" office:string-value="Openness to warm communication vs aloofness (10 items)" calcext:value-type="string">
            <text:p>Openness to warm communication vs aloofness (10 items)</text:p>
          </table:table-cell>
          <table:table-cell table:style-name="ce84" table:formula="of:=[$'View Input'.T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8" calcext:value-type="float">
            <text:p>128</text:p>
          </table:table-cell>
          <table:table-cell table:style-name="ce64" office:value-type="float" office:value="1" calcext:value-type="float">
            <text:p>1</text:p>
          </table:table-cell>
          <table:table-cell table:style-name="ce98" table:formula="of:=IF([.R129]=&quot;&quot;;IF([.Q129]=&quot;R&quot;;VLOOKUP([.P129];[$'olah data'.$R$3:$'olah data'.$S$7];2);[.P129]);IF([.R129]=[.P129];[.P129];[.Q129]))" office:value-type="float" office:value="3" calcext:value-type="float">
            <text:p>3</text:p>
          </table:table-cell>
          <table:table-cell table:style-name="ce27" table:formula="of:=IFERROR(INDEX([$'olah data'.$B$4:$'olah data'.$N$39];MATCH([.$A129];[$'olah data'.D$4:$'olah data'.D$39];0);2);&quot;&quot;)">
            <text:p/>
          </table:table-cell>
          <table:table-cell table:style-name="ce27" table:formula="of:=IFERROR(INDEX([$'olah data'.$B$4:$'olah data'.$N$39];MATCH([.$A129];[$'olah data'.E$4:$'olah data'.E$39];0);2);&quot;&quot;)">
            <text:p/>
          </table:table-cell>
          <table:table-cell table:style-name="ce27" table:formula="of:=IFERROR(INDEX([$'olah data'.$B$4:$'olah data'.$N$39];MATCH([.$A129];[$'olah data'.F$4:$'olah data'.F$39];0);2);&quot;&quot;)">
            <text:p/>
          </table:table-cell>
          <table:table-cell table:style-name="ce27" table:formula="of:=IFERROR(INDEX([$'olah data'.$B$4:$'olah data'.$N$39];MATCH([.$A129];[$'olah data'.G$4:$'olah data'.G$39];0);2);&quot;&quot;)">
            <text:p/>
          </table:table-cell>
          <table:table-cell table:style-name="ce27" table:formula="of:=IFERROR(INDEX([$'olah data'.$B$4:$'olah data'.$N$39];MATCH([.$A129];[$'olah data'.H$4:$'olah data'.H$39];0);2);&quot;&quot;)">
            <text:p/>
          </table:table-cell>
          <table:table-cell table:style-name="ce27" table:formula="of:=IFERROR(INDEX([$'olah data'.$B$4:$'olah data'.$N$39];MATCH([.$A129];[$'olah data'.I$4:$'olah data'.I$39];0);2);&quot;&quot;)" office:value-type="string" office:string-value="Compassion vs. revengefulness (7 items)" calcext:value-type="string">
            <text:p>Compassion vs. revengefulness (7 items)</text:p>
          </table:table-cell>
          <table:table-cell table:style-name="ce27" table:formula="of:=IFERROR(INDEX([$'olah data'.$B$4:$'olah data'.$N$39];MATCH([.$A129];[$'olah data'.J$4:$'olah data'.J$39];0);2);&quot;&quot;)">
            <text:p/>
          </table:table-cell>
          <table:table-cell table:style-name="ce27" table:formula="of:=IFERROR(INDEX([$'olah data'.$B$4:$'olah data'.$N$39];MATCH([.$A129];[$'olah data'.K$4:$'olah data'.K$39];0);2);&quot;&quot;)">
            <text:p/>
          </table:table-cell>
          <table:table-cell table:style-name="ce27" table:formula="of:=IFERROR(INDEX([$'olah data'.$B$4:$'olah data'.$N$39];MATCH([.$A129];[$'olah data'.L$4:$'olah data'.L$39];0);2);&quot;&quot;)">
            <text:p/>
          </table:table-cell>
          <table:table-cell table:style-name="ce27" table:formula="of:=IFERROR(INDEX([$'olah data'.$B$4:$'olah data'.$N$39];MATCH([.$A129];[$'olah data'.M$4:$'olah data'.M$39];0);2);&quot;&quot;)">
            <text:p/>
          </table:table-cell>
          <table:table-cell table:style-name="ce27" table:formula="of:=IFERROR(INDEX([$'olah data'.$B$4:$'olah data'.$N$39];MATCH([.$A129];[$'olah data'.N$4:$'olah data'.N$39];0);2);&quot;&quot;)">
            <text:p/>
          </table:table-cell>
          <table:table-cell table:style-name="ce27" table:formula="of:=CONCATENATE([.D129];[.E129];[.F129];[.G129];[.H129];[.I129];[.J129];[.K129];[.L129];[.M129];[.N129])" office:value-type="string" office:string-value="Compassion vs. revengefulness (7 items)" calcext:value-type="string">
            <text:p>Compassion vs. revengefulness (7 items)</text:p>
          </table:table-cell>
          <table:table-cell table:style-name="ce84" table:formula="of:=[$'View Input'.T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9" calcext:value-type="float">
            <text:p>129</text:p>
          </table:table-cell>
          <table:table-cell table:style-name="ce64" office:value-type="float" office:value="4" calcext:value-type="float">
            <text:p>4</text:p>
          </table:table-cell>
          <table:table-cell table:style-name="ce98" table:formula="of:=IF([.R130]=&quot;&quot;;IF([.Q130]=&quot;R&quot;;VLOOKUP([.P130];[$'olah data'.$R$3:$'olah data'.$S$7];2);[.P130]);IF([.R130]=[.P130];[.P130];[.Q130]))" office:value-type="float" office:value="5" calcext:value-type="float">
            <text:p>5</text:p>
          </table:table-cell>
          <table:table-cell table:style-name="ce27" table:formula="of:=IFERROR(INDEX([$'olah data'.$B$4:$'olah data'.$N$39];MATCH([.$A130];[$'olah data'.D$4:$'olah data'.D$39];0);2);&quot;&quot;)">
            <text:p/>
          </table:table-cell>
          <table:table-cell table:style-name="ce27" table:formula="of:=IFERROR(INDEX([$'olah data'.$B$4:$'olah data'.$N$39];MATCH([.$A130];[$'olah data'.E$4:$'olah data'.E$39];0);2);&quot;&quot;)">
            <text:p/>
          </table:table-cell>
          <table:table-cell table:style-name="ce27" table:formula="of:=IFERROR(INDEX([$'olah data'.$B$4:$'olah data'.$N$39];MATCH([.$A130];[$'olah data'.F$4:$'olah data'.F$39];0);2);&quot;&quot;)">
            <text:p/>
          </table:table-cell>
          <table:table-cell table:style-name="ce27" table:formula="of:=IFERROR(INDEX([$'olah data'.$B$4:$'olah data'.$N$39];MATCH([.$A130];[$'olah data'.G$4:$'olah data'.G$39];0);2);&quot;&quot;)">
            <text:p/>
          </table:table-cell>
          <table:table-cell table:style-name="ce27" table:formula="of:=IFERROR(INDEX([$'olah data'.$B$4:$'olah data'.$N$39];MATCH([.$A130];[$'olah data'.H$4:$'olah data'.H$39];0);2);&quot;&quot;)">
            <text:p/>
          </table:table-cell>
          <table:table-cell table:style-name="ce27" table:formula="of:=IFERROR(INDEX([$'olah data'.$B$4:$'olah data'.$N$39];MATCH([.$A130];[$'olah data'.I$4:$'olah data'.I$39];0);2);&quot;&quot;)">
            <text:p/>
          </table:table-cell>
          <table:table-cell table:style-name="ce27" table:formula="of:=IFERROR(INDEX([$'olah data'.$B$4:$'olah data'.$N$39];MATCH([.$A130];[$'olah data'.J$4:$'olah data'.J$39];0);2);&quot;&quot;)" office:value-type="string" office:string-value="Perfectionist vs pragmatist (8 items)" calcext:value-type="string">
            <text:p>Perfectionist vs pragmatist (8 items)</text:p>
          </table:table-cell>
          <table:table-cell table:style-name="ce27" table:formula="of:=IFERROR(INDEX([$'olah data'.$B$4:$'olah data'.$N$39];MATCH([.$A130];[$'olah data'.K$4:$'olah data'.K$39];0);2);&quot;&quot;)">
            <text:p/>
          </table:table-cell>
          <table:table-cell table:style-name="ce27" table:formula="of:=IFERROR(INDEX([$'olah data'.$B$4:$'olah data'.$N$39];MATCH([.$A130];[$'olah data'.L$4:$'olah data'.L$39];0);2);&quot;&quot;)">
            <text:p/>
          </table:table-cell>
          <table:table-cell table:style-name="ce27" table:formula="of:=IFERROR(INDEX([$'olah data'.$B$4:$'olah data'.$N$39];MATCH([.$A130];[$'olah data'.M$4:$'olah data'.M$39];0);2);&quot;&quot;)">
            <text:p/>
          </table:table-cell>
          <table:table-cell table:style-name="ce27" table:formula="of:=IFERROR(INDEX([$'olah data'.$B$4:$'olah data'.$N$39];MATCH([.$A130];[$'olah data'.N$4:$'olah data'.N$39];0);2);&quot;&quot;)">
            <text:p/>
          </table:table-cell>
          <table:table-cell table:style-name="ce27" table:formula="of:=CONCATENATE([.D130];[.E130];[.F130];[.G130];[.H130];[.I130];[.J130];[.K130];[.L130];[.M130];[.N130])" office:value-type="string" office:string-value="Perfectionist vs pragmatist (8 items)" calcext:value-type="string">
            <text:p>Perfectionist vs pragmatist (8 items)</text:p>
          </table:table-cell>
          <table:table-cell table:style-name="ce84" table:formula="of:=[$'View Input'.T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0" calcext:value-type="float">
            <text:p>130</text:p>
          </table:table-cell>
          <table:table-cell table:style-name="ce64" office:value-type="float" office:value="1" calcext:value-type="float">
            <text:p>1</text:p>
          </table:table-cell>
          <table:table-cell table:style-name="ce98" table:formula="of:=IF([.R131]=&quot;&quot;;IF([.Q131]=&quot;R&quot;;VLOOKUP([.P131];[$'olah data'.$R$3:$'olah data'.$S$7];2);[.P131]);IF([.R131]=[.P131];[.P131];[.Q131]))" office:value-type="float" office:value="1" calcext:value-type="float">
            <text:p>1</text:p>
          </table:table-cell>
          <table:table-cell table:style-name="ce27" table:formula="of:=IFERROR(INDEX([$'olah data'.$B$4:$'olah data'.$N$39];MATCH([.$A131];[$'olah data'.D$4:$'olah data'.D$39];0);2);&quot;&quot;)">
            <text:p/>
          </table:table-cell>
          <table:table-cell table:style-name="ce27" table:formula="of:=IFERROR(INDEX([$'olah data'.$B$4:$'olah data'.$N$39];MATCH([.$A131];[$'olah data'.E$4:$'olah data'.E$39];0);2);&quot;&quot;)">
            <text:p/>
          </table:table-cell>
          <table:table-cell table:style-name="ce27" table:formula="of:=IFERROR(INDEX([$'olah data'.$B$4:$'olah data'.$N$39];MATCH([.$A131];[$'olah data'.F$4:$'olah data'.F$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31];[$'olah data'.G$4:$'olah data'.G$39];0);2);&quot;&quot;)">
            <text:p/>
          </table:table-cell>
          <table:table-cell table:style-name="ce27" table:formula="of:=IFERROR(INDEX([$'olah data'.$B$4:$'olah data'.$N$39];MATCH([.$A131];[$'olah data'.H$4:$'olah data'.H$39];0);2);&quot;&quot;)">
            <text:p/>
          </table:table-cell>
          <table:table-cell table:style-name="ce27" table:formula="of:=IFERROR(INDEX([$'olah data'.$B$4:$'olah data'.$N$39];MATCH([.$A131];[$'olah data'.I$4:$'olah data'.I$39];0);2);&quot;&quot;)">
            <text:p/>
          </table:table-cell>
          <table:table-cell table:style-name="ce27" table:formula="of:=IFERROR(INDEX([$'olah data'.$B$4:$'olah data'.$N$39];MATCH([.$A131];[$'olah data'.J$4:$'olah data'.J$39];0);2);&quot;&quot;)">
            <text:p/>
          </table:table-cell>
          <table:table-cell table:style-name="ce27" table:formula="of:=IFERROR(INDEX([$'olah data'.$B$4:$'olah data'.$N$39];MATCH([.$A131];[$'olah data'.K$4:$'olah data'.K$39];0);2);&quot;&quot;)">
            <text:p/>
          </table:table-cell>
          <table:table-cell table:style-name="ce27" table:formula="of:=IFERROR(INDEX([$'olah data'.$B$4:$'olah data'.$N$39];MATCH([.$A131];[$'olah data'.L$4:$'olah data'.L$39];0);2);&quot;&quot;)">
            <text:p/>
          </table:table-cell>
          <table:table-cell table:style-name="ce27" table:formula="of:=IFERROR(INDEX([$'olah data'.$B$4:$'olah data'.$N$39];MATCH([.$A131];[$'olah data'.M$4:$'olah data'.M$39];0);2);&quot;&quot;)">
            <text:p/>
          </table:table-cell>
          <table:table-cell table:style-name="ce27" table:formula="of:=IFERROR(INDEX([$'olah data'.$B$4:$'olah data'.$N$39];MATCH([.$A131];[$'olah data'.N$4:$'olah data'.N$39];0);2);&quot;&quot;)">
            <text:p/>
          </table:table-cell>
          <table:table-cell table:style-name="ce27" table:formula="of:=CONCATENATE([.D131];[.E131];[.F131];[.G131];[.H131];[.I131];[.J131];[.K131];[.L131];[.M131];[.N131])" office:value-type="string" office:string-value="Openness to warm communication vs aloofness (10 items)" calcext:value-type="string">
            <text:p>Openness to warm communication vs aloofness (10 items)</text:p>
          </table:table-cell>
          <table:table-cell table:style-name="ce84" table:formula="of:=[$'View Input'.T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1" calcext:value-type="float">
            <text:p>131</text:p>
          </table:table-cell>
          <table:table-cell table:style-name="ce64" office:value-type="float" office:value="5" calcext:value-type="float">
            <text:p>5</text:p>
          </table:table-cell>
          <table:table-cell table:style-name="ce98" table:formula="of:=IF([.R132]=&quot;&quot;;IF([.Q132]=&quot;R&quot;;VLOOKUP([.P132];[$'olah data'.$R$3:$'olah data'.$S$7];2);[.P132]);IF([.R132]=[.P132];[.P132];[.Q132]))" office:value-type="float" office:value="5" calcext:value-type="float">
            <text:p>5</text:p>
          </table:table-cell>
          <table:table-cell table:style-name="ce27" table:formula="of:=IFERROR(INDEX([$'olah data'.$B$4:$'olah data'.$N$39];MATCH([.$A132];[$'olah data'.D$4:$'olah data'.D$39];0);2);&quot;&quot;)">
            <text:p/>
          </table:table-cell>
          <table:table-cell table:style-name="ce27" table:formula="of:=IFERROR(INDEX([$'olah data'.$B$4:$'olah data'.$N$39];MATCH([.$A132];[$'olah data'.E$4:$'olah data'.E$39];0);2);&quot;&quot;)">
            <text:p/>
          </table:table-cell>
          <table:table-cell table:style-name="ce27" table:formula="of:=IFERROR(INDEX([$'olah data'.$B$4:$'olah data'.$N$39];MATCH([.$A132];[$'olah data'.F$4:$'olah data'.F$39];0);2);&quot;&quot;)">
            <text:p/>
          </table:table-cell>
          <table:table-cell table:style-name="ce27" table:formula="of:=IFERROR(INDEX([$'olah data'.$B$4:$'olah data'.$N$39];MATCH([.$A132];[$'olah data'.G$4:$'olah data'.G$39];0);2);&quot;&quot;)">
            <text:p/>
          </table:table-cell>
          <table:table-cell table:style-name="ce27" table:formula="of:=IFERROR(INDEX([$'olah data'.$B$4:$'olah data'.$N$39];MATCH([.$A132];[$'olah data'.H$4:$'olah data'.H$39];0);2);&quot;&quot;)">
            <text:p/>
          </table:table-cell>
          <table:table-cell table:style-name="ce27" table:formula="of:=IFERROR(INDEX([$'olah data'.$B$4:$'olah data'.$N$39];MATCH([.$A132];[$'olah data'.I$4:$'olah data'.I$39];0);2);&quot;&quot;)" office:value-type="string" office:string-value="Shyness with strangers (7 items)" calcext:value-type="string">
            <text:p>Shyness with strangers (7 items)</text:p>
          </table:table-cell>
          <table:table-cell table:style-name="ce27" table:formula="of:=IFERROR(INDEX([$'olah data'.$B$4:$'olah data'.$N$39];MATCH([.$A132];[$'olah data'.J$4:$'olah data'.J$39];0);2);&quot;&quot;)">
            <text:p/>
          </table:table-cell>
          <table:table-cell table:style-name="ce27" table:formula="of:=IFERROR(INDEX([$'olah data'.$B$4:$'olah data'.$N$39];MATCH([.$A132];[$'olah data'.K$4:$'olah data'.K$39];0);2);&quot;&quot;)">
            <text:p/>
          </table:table-cell>
          <table:table-cell table:style-name="ce27" table:formula="of:=IFERROR(INDEX([$'olah data'.$B$4:$'olah data'.$N$39];MATCH([.$A132];[$'olah data'.L$4:$'olah data'.L$39];0);2);&quot;&quot;)">
            <text:p/>
          </table:table-cell>
          <table:table-cell table:style-name="ce27" table:formula="of:=IFERROR(INDEX([$'olah data'.$B$4:$'olah data'.$N$39];MATCH([.$A132];[$'olah data'.M$4:$'olah data'.M$39];0);2);&quot;&quot;)">
            <text:p/>
          </table:table-cell>
          <table:table-cell table:style-name="ce27" table:formula="of:=IFERROR(INDEX([$'olah data'.$B$4:$'olah data'.$N$39];MATCH([.$A132];[$'olah data'.N$4:$'olah data'.N$39];0);2);&quot;&quot;)">
            <text:p/>
          </table:table-cell>
          <table:table-cell table:style-name="ce27" table:formula="of:=CONCATENATE([.D132];[.E132];[.F132];[.G132];[.H132];[.I132];[.J132];[.K132];[.L132];[.M132];[.N132])" office:value-type="string" office:string-value="Shyness with strangers (7 items)" calcext:value-type="string">
            <text:p>Shyness with strangers (7 items)</text:p>
          </table:table-cell>
          <table:table-cell table:style-name="ce84" table:formula="of:=[$'View Input'.T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2" calcext:value-type="float">
            <text:p>132</text:p>
          </table:table-cell>
          <table:table-cell table:style-name="ce98" office:value-type="float" office:value="5" calcext:value-type="float">
            <text:p>5</text:p>
          </table:table-cell>
          <table:table-cell table:style-name="ce98" table:formula="of:=IF([.R133]=&quot;&quot;;IF([.Q133]=&quot;R&quot;;VLOOKUP([.P133];[$'olah data'.$R$3:$'olah data'.$S$7];2);[.P133]);IF([.R133]=[.P133];[.P133];[.Q133]))" office:value-type="string" office:string-value="Tidak Mudeng" calcext:value-type="string">
            <text:p>Tidak Mudeng</text:p>
          </table:table-cell>
          <table:table-cell table:style-name="ce27" table:formula="of:=IFERROR(INDEX([$'olah data'.$B$4:$'olah data'.$N$39];MATCH([.$A133];[$'olah data'.D$4:$'olah data'.D$39];0);2);&quot;&quot;)">
            <text:p/>
          </table:table-cell>
          <table:table-cell table:style-name="ce27" table:formula="of:=IFERROR(INDEX([$'olah data'.$B$4:$'olah data'.$N$39];MATCH([.$A133];[$'olah data'.E$4:$'olah data'.E$39];0);2);&quot;&quot;)">
            <text:p/>
          </table:table-cell>
          <table:table-cell table:style-name="ce27" table:formula="of:=IFERROR(INDEX([$'olah data'.$B$4:$'olah data'.$N$39];MATCH([.$A133];[$'olah data'.F$4:$'olah data'.F$39];0);2);&quot;&quot;)">
            <text:p/>
          </table:table-cell>
          <table:table-cell table:style-name="ce27" table:formula="of:=IFERROR(INDEX([$'olah data'.$B$4:$'olah data'.$N$39];MATCH([.$A133];[$'olah data'.G$4:$'olah data'.G$39];0);2);&quot;&quot;)" office:value-type="string" office:string-value="Validity Scale (5 items)" calcext:value-type="string">
            <text:p>Validity Scale (5 items)</text:p>
          </table:table-cell>
          <table:table-cell table:style-name="ce27" table:formula="of:=IFERROR(INDEX([$'olah data'.$B$4:$'olah data'.$N$39];MATCH([.$A133];[$'olah data'.H$4:$'olah data'.H$39];0);2);&quot;&quot;)">
            <text:p/>
          </table:table-cell>
          <table:table-cell table:style-name="ce27" table:formula="of:=IFERROR(INDEX([$'olah data'.$B$4:$'olah data'.$N$39];MATCH([.$A133];[$'olah data'.I$4:$'olah data'.I$39];0);2);&quot;&quot;)">
            <text:p/>
          </table:table-cell>
          <table:table-cell table:style-name="ce27" table:formula="of:=IFERROR(INDEX([$'olah data'.$B$4:$'olah data'.$N$39];MATCH([.$A133];[$'olah data'.J$4:$'olah data'.J$39];0);2);&quot;&quot;)">
            <text:p/>
          </table:table-cell>
          <table:table-cell table:style-name="ce27" table:formula="of:=IFERROR(INDEX([$'olah data'.$B$4:$'olah data'.$N$39];MATCH([.$A133];[$'olah data'.K$4:$'olah data'.K$39];0);2);&quot;&quot;)">
            <text:p/>
          </table:table-cell>
          <table:table-cell table:style-name="ce27" table:formula="of:=IFERROR(INDEX([$'olah data'.$B$4:$'olah data'.$N$39];MATCH([.$A133];[$'olah data'.L$4:$'olah data'.L$39];0);2);&quot;&quot;)">
            <text:p/>
          </table:table-cell>
          <table:table-cell table:style-name="ce27" table:formula="of:=IFERROR(INDEX([$'olah data'.$B$4:$'olah data'.$N$39];MATCH([.$A133];[$'olah data'.M$4:$'olah data'.M$39];0);2);&quot;&quot;)">
            <text:p/>
          </table:table-cell>
          <table:table-cell table:style-name="ce27" table:formula="of:=IFERROR(INDEX([$'olah data'.$B$4:$'olah data'.$N$39];MATCH([.$A133];[$'olah data'.N$4:$'olah data'.N$39];0);2);&quot;&quot;)">
            <text:p/>
          </table:table-cell>
          <table:table-cell table:style-name="ce27" table:formula="of:=CONCATENATE([.D133];[.E133];[.F133];[.G133];[.H133];[.I133];[.J133];[.K133];[.L133];[.M133];[.N133])" office:value-type="string" office:string-value="Validity Scale (5 items)" calcext:value-type="string">
            <text:p>Validity Scale (5 items)</text:p>
          </table:table-cell>
          <table:table-cell table:style-name="ce84" table:formula="of:=[$'View Input'.T22]" office:value-type="float" office:value="5" calcext:value-type="float">
            <text:p>5</text:p>
          </table:table-cell>
          <table:table-cell table:style-name="ce98" office:value-type="string" calcext:value-type="string">
            <text:p>Tidak Mudeng</text:p>
          </table:table-cell>
          <table:table-cell table:style-name="ce46" office:value-type="float" office:value="2" calcext:value-type="float">
            <text:p>2</text:p>
          </table:table-cell>
          <table:table-cell table:style-name="ce123"/>
          <table:table-cell table:number-columns-repeated="1005"/>
        </table:table-row>
        <table:table-row table:style-name="ro3">
          <table:table-cell table:style-name="ce29" office:value-type="float" office:value="133" calcext:value-type="float">
            <text:p>133</text:p>
          </table:table-cell>
          <table:table-cell table:style-name="ce64" office:value-type="float" office:value="3" calcext:value-type="float">
            <text:p>3</text:p>
          </table:table-cell>
          <table:table-cell table:style-name="ce98" table:formula="of:=IF([.R134]=&quot;&quot;;IF([.Q134]=&quot;R&quot;;VLOOKUP([.P134];[$'olah data'.$R$3:$'olah data'.$S$7];2);[.P134]);IF([.R134]=[.P134];[.P134];[.Q134]))" office:value-type="float" office:value="1" calcext:value-type="float">
            <text:p>1</text:p>
          </table:table-cell>
          <table:table-cell table:style-name="ce27" table:formula="of:=IFERROR(INDEX([$'olah data'.$B$4:$'olah data'.$N$39];MATCH([.$A134];[$'olah data'.D$4:$'olah data'.D$39];0);2);&quot;&quot;)">
            <text:p/>
          </table:table-cell>
          <table:table-cell table:style-name="ce27" table:formula="of:=IFERROR(INDEX([$'olah data'.$B$4:$'olah data'.$N$39];MATCH([.$A134];[$'olah data'.E$4:$'olah data'.E$39];0);2);&quot;&quot;)">
            <text:p/>
          </table:table-cell>
          <table:table-cell table:style-name="ce27" table:formula="of:=IFERROR(INDEX([$'olah data'.$B$4:$'olah data'.$N$39];MATCH([.$A134];[$'olah data'.F$4:$'olah data'.F$39];0);2);&quot;&quot;)">
            <text:p/>
          </table:table-cell>
          <table:table-cell table:style-name="ce27" table:formula="of:=IFERROR(INDEX([$'olah data'.$B$4:$'olah data'.$N$39];MATCH([.$A134];[$'olah data'.G$4:$'olah data'.G$39];0);2);&quot;&quot;)">
            <text:p/>
          </table:table-cell>
          <table:table-cell table:style-name="ce27" table:formula="of:=IFERROR(INDEX([$'olah data'.$B$4:$'olah data'.$N$39];MATCH([.$A134];[$'olah data'.H$4:$'olah data'.H$39];0);2);&quot;&quot;)">
            <text:p/>
          </table:table-cell>
          <table:table-cell table:style-name="ce27" table:formula="of:=IFERROR(INDEX([$'olah data'.$B$4:$'olah data'.$N$39];MATCH([.$A134];[$'olah data'.I$4:$'olah data'.I$39];0);2);&quot;&quot;)">
            <text:p/>
          </table:table-cell>
          <table:table-cell table:style-name="ce27" table:formula="of:=IFERROR(INDEX([$'olah data'.$B$4:$'olah data'.$N$39];MATCH([.$A134];[$'olah data'.J$4:$'olah data'.J$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34];[$'olah data'.K$4:$'olah data'.K$39];0);2);&quot;&quot;)">
            <text:p/>
          </table:table-cell>
          <table:table-cell table:style-name="ce27" table:formula="of:=IFERROR(INDEX([$'olah data'.$B$4:$'olah data'.$N$39];MATCH([.$A134];[$'olah data'.L$4:$'olah data'.L$39];0);2);&quot;&quot;)">
            <text:p/>
          </table:table-cell>
          <table:table-cell table:style-name="ce27" table:formula="of:=IFERROR(INDEX([$'olah data'.$B$4:$'olah data'.$N$39];MATCH([.$A134];[$'olah data'.M$4:$'olah data'.M$39];0);2);&quot;&quot;)">
            <text:p/>
          </table:table-cell>
          <table:table-cell table:style-name="ce27" table:formula="of:=IFERROR(INDEX([$'olah data'.$B$4:$'olah data'.$N$39];MATCH([.$A134];[$'olah data'.N$4:$'olah data'.N$39];0);2);&quot;&quot;)">
            <text:p/>
          </table:table-cell>
          <table:table-cell table:style-name="ce27" table:formula="of:=CONCATENATE([.D134];[.E134];[.F134];[.G134];[.H134];[.I134];[.J134];[.K134];[.L134];[.M134];[.N134])" office:value-type="string" office:string-value="Social acceptance vs. social intolerance (8 items)" calcext:value-type="string">
            <text:p>Social acceptance vs. social intolerance (8 items)</text:p>
          </table:table-cell>
          <table:table-cell table:style-name="ce84" table:formula="of:=[$'View Input'.T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4" calcext:value-type="float">
            <text:p>134</text:p>
          </table:table-cell>
          <table:table-cell table:style-name="ce64" office:value-type="float" office:value="3" calcext:value-type="float">
            <text:p>3</text:p>
          </table:table-cell>
          <table:table-cell table:style-name="ce98" table:formula="of:=IF([.R135]=&quot;&quot;;IF([.Q135]=&quot;R&quot;;VLOOKUP([.P135];[$'olah data'.$R$3:$'olah data'.$S$7];2);[.P135]);IF([.R135]=[.P135];[.P135];[.Q135]))" office:value-type="float" office:value="4" calcext:value-type="float">
            <text:p>4</text:p>
          </table:table-cell>
          <table:table-cell table:style-name="ce27" table:formula="of:=IFERROR(INDEX([$'olah data'.$B$4:$'olah data'.$N$39];MATCH([.$A135];[$'olah data'.D$4:$'olah data'.D$39];0);2);&quot;&quot;)">
            <text:p/>
          </table:table-cell>
          <table:table-cell table:style-name="ce27" table:formula="of:=IFERROR(INDEX([$'olah data'.$B$4:$'olah data'.$N$39];MATCH([.$A135];[$'olah data'.E$4:$'olah data'.E$39];0);2);&quot;&quot;)">
            <text:p/>
          </table:table-cell>
          <table:table-cell table:style-name="ce27" table:formula="of:=IFERROR(INDEX([$'olah data'.$B$4:$'olah data'.$N$39];MATCH([.$A135];[$'olah data'.F$4:$'olah data'.F$39];0);2);&quot;&quot;)">
            <text:p/>
          </table:table-cell>
          <table:table-cell table:style-name="ce27" table:formula="of:=IFERROR(INDEX([$'olah data'.$B$4:$'olah data'.$N$39];MATCH([.$A135];[$'olah data'.G$4:$'olah data'.G$39];0);2);&quot;&quot;)">
            <text:p/>
          </table:table-cell>
          <table:table-cell table:style-name="ce27" table:formula="of:=IFERROR(INDEX([$'olah data'.$B$4:$'olah data'.$N$39];MATCH([.$A135];[$'olah data'.H$4:$'olah data'.H$39];0);2);&quot;&quot;)">
            <text:p/>
          </table:table-cell>
          <table:table-cell table:style-name="ce27" table:formula="of:=IFERROR(INDEX([$'olah data'.$B$4:$'olah data'.$N$39];MATCH([.$A135];[$'olah data'.I$4:$'olah data'.I$39];0);2);&quot;&quot;)">
            <text:p/>
          </table:table-cell>
          <table:table-cell table:style-name="ce27" table:formula="of:=IFERROR(INDEX([$'olah data'.$B$4:$'olah data'.$N$39];MATCH([.$A135];[$'olah data'.J$4:$'olah data'.J$39];0);2);&quot;&quot;)">
            <text:p/>
          </table:table-cell>
          <table:table-cell table:style-name="ce27" table:formula="of:=IFERROR(INDEX([$'olah data'.$B$4:$'olah data'.$N$39];MATCH([.$A135];[$'olah data'.K$4:$'olah data'.K$39];0);2);&quot;&quot;)" office:value-type="string" office:string-value="Eagerness of effort vs laziness (9 items)" calcext:value-type="string">
            <text:p>Eagerness of effort vs laziness (9 items)</text:p>
          </table:table-cell>
          <table:table-cell table:style-name="ce27" table:formula="of:=IFERROR(INDEX([$'olah data'.$B$4:$'olah data'.$N$39];MATCH([.$A135];[$'olah data'.L$4:$'olah data'.L$39];0);2);&quot;&quot;)">
            <text:p/>
          </table:table-cell>
          <table:table-cell table:style-name="ce27" table:formula="of:=IFERROR(INDEX([$'olah data'.$B$4:$'olah data'.$N$39];MATCH([.$A135];[$'olah data'.M$4:$'olah data'.M$39];0);2);&quot;&quot;)">
            <text:p/>
          </table:table-cell>
          <table:table-cell table:style-name="ce27" table:formula="of:=IFERROR(INDEX([$'olah data'.$B$4:$'olah data'.$N$39];MATCH([.$A135];[$'olah data'.N$4:$'olah data'.N$39];0);2);&quot;&quot;)">
            <text:p/>
          </table:table-cell>
          <table:table-cell table:style-name="ce27" table:formula="of:=CONCATENATE([.D135];[.E135];[.F135];[.G135];[.H135];[.I135];[.J135];[.K135];[.L135];[.M135];[.N135])" office:value-type="string" office:string-value="Eagerness of effort vs laziness (9 items)" calcext:value-type="string">
            <text:p>Eagerness of effort vs laziness (9 items)</text:p>
          </table:table-cell>
          <table:table-cell table:style-name="ce84" table:formula="of:=[$'View Input'.T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5" calcext:value-type="float">
            <text:p>135</text:p>
          </table:table-cell>
          <table:table-cell table:style-name="ce64" office:value-type="float" office:value="5" calcext:value-type="float">
            <text:p>5</text:p>
          </table:table-cell>
          <table:table-cell table:style-name="ce98" table:formula="of:=IF([.R136]=&quot;&quot;;IF([.Q136]=&quot;R&quot;;VLOOKUP([.P136];[$'olah data'.$R$3:$'olah data'.$S$7];2);[.P136]);IF([.R136]=[.P136];[.P136];[.Q136]))" office:value-type="float" office:value="5" calcext:value-type="float">
            <text:p>5</text:p>
          </table:table-cell>
          <table:table-cell table:style-name="ce27" table:formula="of:=IFERROR(INDEX([$'olah data'.$B$4:$'olah data'.$N$39];MATCH([.$A136];[$'olah data'.D$4:$'olah data'.D$39];0);2);&quot;&quot;)">
            <text:p/>
          </table:table-cell>
          <table:table-cell table:style-name="ce27" table:formula="of:=IFERROR(INDEX([$'olah data'.$B$4:$'olah data'.$N$39];MATCH([.$A136];[$'olah data'.E$4:$'olah data'.E$39];0);2);&quot;&quot;)">
            <text:p/>
          </table:table-cell>
          <table:table-cell table:style-name="ce27" table:formula="of:=IFERROR(INDEX([$'olah data'.$B$4:$'olah data'.$N$39];MATCH([.$A136];[$'olah data'.F$4:$'olah data'.F$39];0);2);&quot;&quot;)">
            <text:p/>
          </table:table-cell>
          <table:table-cell table:style-name="ce27" table:formula="of:=IFERROR(INDEX([$'olah data'.$B$4:$'olah data'.$N$39];MATCH([.$A136];[$'olah data'.G$4:$'olah data'.G$39];0);2);&quot;&quot;)" office:value-type="string" office:string-value="Disorderliness v. regimentation (7 items)" calcext:value-type="string">
            <text:p>Disorderliness v. regimentation (7 items)</text:p>
          </table:table-cell>
          <table:table-cell table:style-name="ce27" table:formula="of:=IFERROR(INDEX([$'olah data'.$B$4:$'olah data'.$N$39];MATCH([.$A136];[$'olah data'.H$4:$'olah data'.H$39];0);2);&quot;&quot;)">
            <text:p/>
          </table:table-cell>
          <table:table-cell table:style-name="ce27" table:formula="of:=IFERROR(INDEX([$'olah data'.$B$4:$'olah data'.$N$39];MATCH([.$A136];[$'olah data'.I$4:$'olah data'.I$39];0);2);&quot;&quot;)">
            <text:p/>
          </table:table-cell>
          <table:table-cell table:style-name="ce27" table:formula="of:=IFERROR(INDEX([$'olah data'.$B$4:$'olah data'.$N$39];MATCH([.$A136];[$'olah data'.J$4:$'olah data'.J$39];0);2);&quot;&quot;)">
            <text:p/>
          </table:table-cell>
          <table:table-cell table:style-name="ce27" table:formula="of:=IFERROR(INDEX([$'olah data'.$B$4:$'olah data'.$N$39];MATCH([.$A136];[$'olah data'.K$4:$'olah data'.K$39];0);2);&quot;&quot;)">
            <text:p/>
          </table:table-cell>
          <table:table-cell table:style-name="ce27" table:formula="of:=IFERROR(INDEX([$'olah data'.$B$4:$'olah data'.$N$39];MATCH([.$A136];[$'olah data'.L$4:$'olah data'.L$39];0);2);&quot;&quot;)">
            <text:p/>
          </table:table-cell>
          <table:table-cell table:style-name="ce27" table:formula="of:=IFERROR(INDEX([$'olah data'.$B$4:$'olah data'.$N$39];MATCH([.$A136];[$'olah data'.M$4:$'olah data'.M$39];0);2);&quot;&quot;)">
            <text:p/>
          </table:table-cell>
          <table:table-cell table:style-name="ce27" table:formula="of:=IFERROR(INDEX([$'olah data'.$B$4:$'olah data'.$N$39];MATCH([.$A136];[$'olah data'.N$4:$'olah data'.N$39];0);2);&quot;&quot;)">
            <text:p/>
          </table:table-cell>
          <table:table-cell table:style-name="ce27" table:formula="of:=CONCATENATE([.D136];[.E136];[.F136];[.G136];[.H136];[.I136];[.J136];[.K136];[.L136];[.M136];[.N136])" office:value-type="string" office:string-value="Disorderliness v. regimentation (7 items)" calcext:value-type="string">
            <text:p>Disorderliness v. regimentation (7 items)</text:p>
          </table:table-cell>
          <table:table-cell table:style-name="ce84" table:formula="of:=[$'View Input'.T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36" calcext:value-type="float">
            <text:p>136</text:p>
          </table:table-cell>
          <table:table-cell table:style-name="ce64" office:value-type="float" office:value="2" calcext:value-type="float">
            <text:p>2</text:p>
          </table:table-cell>
          <table:table-cell table:style-name="ce98" table:formula="of:=IF([.R137]=&quot;&quot;;IF([.Q137]=&quot;R&quot;;VLOOKUP([.P137];[$'olah data'.$R$3:$'olah data'.$S$7];2);[.P137]);IF([.R137]=[.P137];[.P137];[.Q137]))" office:value-type="float" office:value="1" calcext:value-type="float">
            <text:p>1</text:p>
          </table:table-cell>
          <table:table-cell table:style-name="ce27" table:formula="of:=IFERROR(INDEX([$'olah data'.$B$4:$'olah data'.$N$39];MATCH([.$A137];[$'olah data'.D$4:$'olah data'.D$39];0);2);&quot;&quot;)">
            <text:p/>
          </table:table-cell>
          <table:table-cell table:style-name="ce27" table:formula="of:=IFERROR(INDEX([$'olah data'.$B$4:$'olah data'.$N$39];MATCH([.$A137];[$'olah data'.E$4:$'olah data'.E$39];0);2);&quot;&quot;)" office:value-type="string" office:string-value="Fatigability v. asthenia (8 items)" calcext:value-type="string">
            <text:p>Fatigability v. asthenia (8 items)</text:p>
          </table:table-cell>
          <table:table-cell table:style-name="ce27" table:formula="of:=IFERROR(INDEX([$'olah data'.$B$4:$'olah data'.$N$39];MATCH([.$A137];[$'olah data'.F$4:$'olah data'.F$39];0);2);&quot;&quot;)">
            <text:p/>
          </table:table-cell>
          <table:table-cell table:style-name="ce27" table:formula="of:=IFERROR(INDEX([$'olah data'.$B$4:$'olah data'.$N$39];MATCH([.$A137];[$'olah data'.G$4:$'olah data'.G$39];0);2);&quot;&quot;)">
            <text:p/>
          </table:table-cell>
          <table:table-cell table:style-name="ce27" table:formula="of:=IFERROR(INDEX([$'olah data'.$B$4:$'olah data'.$N$39];MATCH([.$A137];[$'olah data'.H$4:$'olah data'.H$39];0);2);&quot;&quot;)">
            <text:p/>
          </table:table-cell>
          <table:table-cell table:style-name="ce27" table:formula="of:=IFERROR(INDEX([$'olah data'.$B$4:$'olah data'.$N$39];MATCH([.$A137];[$'olah data'.I$4:$'olah data'.I$39];0);2);&quot;&quot;)">
            <text:p/>
          </table:table-cell>
          <table:table-cell table:style-name="ce27" table:formula="of:=IFERROR(INDEX([$'olah data'.$B$4:$'olah data'.$N$39];MATCH([.$A137];[$'olah data'.J$4:$'olah data'.J$39];0);2);&quot;&quot;)">
            <text:p/>
          </table:table-cell>
          <table:table-cell table:style-name="ce27" table:formula="of:=IFERROR(INDEX([$'olah data'.$B$4:$'olah data'.$N$39];MATCH([.$A137];[$'olah data'.K$4:$'olah data'.K$39];0);2);&quot;&quot;)">
            <text:p/>
          </table:table-cell>
          <table:table-cell table:style-name="ce27" table:formula="of:=IFERROR(INDEX([$'olah data'.$B$4:$'olah data'.$N$39];MATCH([.$A137];[$'olah data'.L$4:$'olah data'.L$39];0);2);&quot;&quot;)">
            <text:p/>
          </table:table-cell>
          <table:table-cell table:style-name="ce27" table:formula="of:=IFERROR(INDEX([$'olah data'.$B$4:$'olah data'.$N$39];MATCH([.$A137];[$'olah data'.M$4:$'olah data'.M$39];0);2);&quot;&quot;)">
            <text:p/>
          </table:table-cell>
          <table:table-cell table:style-name="ce27" table:formula="of:=IFERROR(INDEX([$'olah data'.$B$4:$'olah data'.$N$39];MATCH([.$A137];[$'olah data'.N$4:$'olah data'.N$39];0);2);&quot;&quot;)">
            <text:p/>
          </table:table-cell>
          <table:table-cell table:style-name="ce27" table:formula="of:=CONCATENATE([.D137];[.E137];[.F137];[.G137];[.H137];[.I137];[.J137];[.K137];[.L137];[.M137];[.N137])" office:value-type="string" office:string-value="Fatigability v. asthenia (8 items)" calcext:value-type="string">
            <text:p>Fatigability v. asthenia (8 items)</text:p>
          </table:table-cell>
          <table:table-cell table:style-name="ce84" table:formula="of:=[$'View Input'.T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7" calcext:value-type="float">
            <text:p>137</text:p>
          </table:table-cell>
          <table:table-cell table:style-name="ce64" office:value-type="float" office:value="5" calcext:value-type="float">
            <text:p>5</text:p>
          </table:table-cell>
          <table:table-cell table:style-name="ce98" table:formula="of:=IF([.R138]=&quot;&quot;;IF([.Q138]=&quot;R&quot;;VLOOKUP([.P138];[$'olah data'.$R$3:$'olah data'.$S$7];2);[.P138]);IF([.R138]=[.P138];[.P138];[.Q138]))" office:value-type="float" office:value="1" calcext:value-type="float">
            <text:p>1</text:p>
          </table:table-cell>
          <table:table-cell table:style-name="ce27" table:formula="of:=IFERROR(INDEX([$'olah data'.$B$4:$'olah data'.$N$39];MATCH([.$A138];[$'olah data'.D$4:$'olah data'.D$39];0);2);&quot;&quot;)">
            <text:p/>
          </table:table-cell>
          <table:table-cell table:style-name="ce27" table:formula="of:=IFERROR(INDEX([$'olah data'.$B$4:$'olah data'.$N$39];MATCH([.$A138];[$'olah data'.E$4:$'olah data'.E$39];0);2);&quot;&quot;)">
            <text:p/>
          </table:table-cell>
          <table:table-cell table:style-name="ce27" table:formula="of:=IFERROR(INDEX([$'olah data'.$B$4:$'olah data'.$N$39];MATCH([.$A138];[$'olah data'.F$4:$'olah data'.F$39];0);2);&quot;&quot;)">
            <text:p/>
          </table:table-cell>
          <table:table-cell table:style-name="ce27" table:formula="of:=IFERROR(INDEX([$'olah data'.$B$4:$'olah data'.$N$39];MATCH([.$A138];[$'olah data'.G$4:$'olah data'.G$39];0);2);&quot;&quot;)" office:value-type="string" office:string-value="Perfectionist vs pragmatist (8 items)" calcext:value-type="string">
            <text:p>Perfectionist vs pragmatist (8 items)</text:p>
          </table:table-cell>
          <table:table-cell table:style-name="ce27" table:formula="of:=IFERROR(INDEX([$'olah data'.$B$4:$'olah data'.$N$39];MATCH([.$A138];[$'olah data'.H$4:$'olah data'.H$39];0);2);&quot;&quot;)">
            <text:p/>
          </table:table-cell>
          <table:table-cell table:style-name="ce27" table:formula="of:=IFERROR(INDEX([$'olah data'.$B$4:$'olah data'.$N$39];MATCH([.$A138];[$'olah data'.I$4:$'olah data'.I$39];0);2);&quot;&quot;)">
            <text:p/>
          </table:table-cell>
          <table:table-cell table:style-name="ce27" table:formula="of:=IFERROR(INDEX([$'olah data'.$B$4:$'olah data'.$N$39];MATCH([.$A138];[$'olah data'.J$4:$'olah data'.J$39];0);2);&quot;&quot;)">
            <text:p/>
          </table:table-cell>
          <table:table-cell table:style-name="ce27" table:formula="of:=IFERROR(INDEX([$'olah data'.$B$4:$'olah data'.$N$39];MATCH([.$A138];[$'olah data'.K$4:$'olah data'.K$39];0);2);&quot;&quot;)">
            <text:p/>
          </table:table-cell>
          <table:table-cell table:style-name="ce27" table:formula="of:=IFERROR(INDEX([$'olah data'.$B$4:$'olah data'.$N$39];MATCH([.$A138];[$'olah data'.L$4:$'olah data'.L$39];0);2);&quot;&quot;)">
            <text:p/>
          </table:table-cell>
          <table:table-cell table:style-name="ce27" table:formula="of:=IFERROR(INDEX([$'olah data'.$B$4:$'olah data'.$N$39];MATCH([.$A138];[$'olah data'.M$4:$'olah data'.M$39];0);2);&quot;&quot;)">
            <text:p/>
          </table:table-cell>
          <table:table-cell table:style-name="ce27" table:formula="of:=IFERROR(INDEX([$'olah data'.$B$4:$'olah data'.$N$39];MATCH([.$A138];[$'olah data'.N$4:$'olah data'.N$39];0);2);&quot;&quot;)">
            <text:p/>
          </table:table-cell>
          <table:table-cell table:style-name="ce27" table:formula="of:=CONCATENATE([.D138];[.E138];[.F138];[.G138];[.H138];[.I138];[.J138];[.K138];[.L138];[.M138];[.N138])" office:value-type="string" office:string-value="Perfectionist vs pragmatist (8 items)" calcext:value-type="string">
            <text:p>Perfectionist vs pragmatist (8 items)</text:p>
          </table:table-cell>
          <table:table-cell table:style-name="ce84" table:formula="of:=[$'View Input'.T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8" calcext:value-type="float">
            <text:p>138</text:p>
          </table:table-cell>
          <table:table-cell table:style-name="ce64" office:value-type="float" office:value="2" calcext:value-type="float">
            <text:p>2</text:p>
          </table:table-cell>
          <table:table-cell table:style-name="ce98" table:formula="of:=IF([.R139]=&quot;&quot;;IF([.Q139]=&quot;R&quot;;VLOOKUP([.P139];[$'olah data'.$R$3:$'olah data'.$S$7];2);[.P139]);IF([.R139]=[.P139];[.P139];[.Q139]))" office:value-type="float" office:value="1" calcext:value-type="float">
            <text:p>1</text:p>
          </table:table-cell>
          <table:table-cell table:style-name="ce27" table:formula="of:=IFERROR(INDEX([$'olah data'.$B$4:$'olah data'.$N$39];MATCH([.$A139];[$'olah data'.D$4:$'olah data'.D$39];0);2);&quot;&quot;)">
            <text:p/>
          </table:table-cell>
          <table:table-cell table:style-name="ce27" table:formula="of:=IFERROR(INDEX([$'olah data'.$B$4:$'olah data'.$N$39];MATCH([.$A139];[$'olah data'.E$4:$'olah data'.E$39];0);2);&quot;&quot;)">
            <text:p/>
          </table:table-cell>
          <table:table-cell table:style-name="ce27" table:formula="of:=IFERROR(INDEX([$'olah data'.$B$4:$'olah data'.$N$39];MATCH([.$A139];[$'olah data'.F$4:$'olah data'.F$39];0);2);&quot;&quot;)">
            <text:p/>
          </table:table-cell>
          <table:table-cell table:style-name="ce27" table:formula="of:=IFERROR(INDEX([$'olah data'.$B$4:$'olah data'.$N$39];MATCH([.$A139];[$'olah data'.G$4:$'olah data'.G$39];0);2);&quot;&quot;)">
            <text:p/>
          </table:table-cell>
          <table:table-cell table:style-name="ce27" table:formula="of:=IFERROR(INDEX([$'olah data'.$B$4:$'olah data'.$N$39];MATCH([.$A139];[$'olah data'.H$4:$'olah data'.H$39];0);2);&quot;&quot;)" office:value-type="string" office:string-value="Dependence (6 items)" calcext:value-type="string">
            <text:p>Dependence (6 items)</text:p>
          </table:table-cell>
          <table:table-cell table:style-name="ce27" table:formula="of:=IFERROR(INDEX([$'olah data'.$B$4:$'olah data'.$N$39];MATCH([.$A139];[$'olah data'.I$4:$'olah data'.I$39];0);2);&quot;&quot;)">
            <text:p/>
          </table:table-cell>
          <table:table-cell table:style-name="ce27" table:formula="of:=IFERROR(INDEX([$'olah data'.$B$4:$'olah data'.$N$39];MATCH([.$A139];[$'olah data'.J$4:$'olah data'.J$39];0);2);&quot;&quot;)">
            <text:p/>
          </table:table-cell>
          <table:table-cell table:style-name="ce27" table:formula="of:=IFERROR(INDEX([$'olah data'.$B$4:$'olah data'.$N$39];MATCH([.$A139];[$'olah data'.K$4:$'olah data'.K$39];0);2);&quot;&quot;)">
            <text:p/>
          </table:table-cell>
          <table:table-cell table:style-name="ce27" table:formula="of:=IFERROR(INDEX([$'olah data'.$B$4:$'olah data'.$N$39];MATCH([.$A139];[$'olah data'.L$4:$'olah data'.L$39];0);2);&quot;&quot;)">
            <text:p/>
          </table:table-cell>
          <table:table-cell table:style-name="ce27" table:formula="of:=IFERROR(INDEX([$'olah data'.$B$4:$'olah data'.$N$39];MATCH([.$A139];[$'olah data'.M$4:$'olah data'.M$39];0);2);&quot;&quot;)">
            <text:p/>
          </table:table-cell>
          <table:table-cell table:style-name="ce27" table:formula="of:=IFERROR(INDEX([$'olah data'.$B$4:$'olah data'.$N$39];MATCH([.$A139];[$'olah data'.N$4:$'olah data'.N$39];0);2);&quot;&quot;)">
            <text:p/>
          </table:table-cell>
          <table:table-cell table:style-name="ce27" table:formula="of:=CONCATENATE([.D139];[.E139];[.F139];[.G139];[.H139];[.I139];[.J139];[.K139];[.L139];[.M139];[.N139])" office:value-type="string" office:string-value="Dependence (6 items)" calcext:value-type="string">
            <text:p>Dependence (6 items)</text:p>
          </table:table-cell>
          <table:table-cell table:style-name="ce84" table:formula="of:=[$'View Input'.T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9" calcext:value-type="float">
            <text:p>139</text:p>
          </table:table-cell>
          <table:table-cell table:style-name="ce64" office:value-type="float" office:value="4" calcext:value-type="float">
            <text:p>4</text:p>
          </table:table-cell>
          <table:table-cell table:style-name="ce98" table:formula="of:=IF([.R140]=&quot;&quot;;IF([.Q140]=&quot;R&quot;;VLOOKUP([.P140];[$'olah data'.$R$3:$'olah data'.$S$7];2);[.P140]);IF([.R140]=[.P140];[.P140];[.Q140]))" office:value-type="float" office:value="2" calcext:value-type="float">
            <text:p>2</text:p>
          </table:table-cell>
          <table:table-cell table:style-name="ce27" table:formula="of:=IFERROR(INDEX([$'olah data'.$B$4:$'olah data'.$N$39];MATCH([.$A140];[$'olah data'.D$4:$'olah data'.D$39];0);2);&quot;&quot;)">
            <text:p/>
          </table:table-cell>
          <table:table-cell table:style-name="ce27" table:formula="of:=IFERROR(INDEX([$'olah data'.$B$4:$'olah data'.$N$39];MATCH([.$A140];[$'olah data'.E$4:$'olah data'.E$39];0);2);&quot;&quot;)">
            <text:p/>
          </table:table-cell>
          <table:table-cell table:style-name="ce27" table:formula="of:=IFERROR(INDEX([$'olah data'.$B$4:$'olah data'.$N$39];MATCH([.$A140];[$'olah data'.F$4:$'olah data'.F$39];0);2);&quot;&quot;)">
            <text:p/>
          </table:table-cell>
          <table:table-cell table:style-name="ce27" table:formula="of:=IFERROR(INDEX([$'olah data'.$B$4:$'olah data'.$N$39];MATCH([.$A140];[$'olah data'.G$4:$'olah data'.G$39];0);2);&quot;&quot;)">
            <text:p/>
          </table:table-cell>
          <table:table-cell table:style-name="ce27" table:formula="of:=IFERROR(INDEX([$'olah data'.$B$4:$'olah data'.$N$39];MATCH([.$A140];[$'olah data'.H$4:$'olah data'.H$39];0);2);&quot;&quot;)">
            <text:p/>
          </table:table-cell>
          <table:table-cell table:style-name="ce27" table:formula="of:=IFERROR(INDEX([$'olah data'.$B$4:$'olah data'.$N$39];MATCH([.$A140];[$'olah data'.I$4:$'olah data'.I$39];0);2);&quot;&quot;)">
            <text:p/>
          </table:table-cell>
          <table:table-cell table:style-name="ce27" table:formula="of:=IFERROR(INDEX([$'olah data'.$B$4:$'olah data'.$N$39];MATCH([.$A140];[$'olah data'.J$4:$'olah data'.J$39];0);2);&quot;&quot;)" office:value-type="string" office:string-value="Extravagance v. reserve (9 items)" calcext:value-type="string">
            <text:p>Extravagance v. reserve (9 items)</text:p>
          </table:table-cell>
          <table:table-cell table:style-name="ce27" table:formula="of:=IFERROR(INDEX([$'olah data'.$B$4:$'olah data'.$N$39];MATCH([.$A140];[$'olah data'.K$4:$'olah data'.K$39];0);2);&quot;&quot;)">
            <text:p/>
          </table:table-cell>
          <table:table-cell table:style-name="ce27" table:formula="of:=IFERROR(INDEX([$'olah data'.$B$4:$'olah data'.$N$39];MATCH([.$A140];[$'olah data'.L$4:$'olah data'.L$39];0);2);&quot;&quot;)">
            <text:p/>
          </table:table-cell>
          <table:table-cell table:style-name="ce27" table:formula="of:=IFERROR(INDEX([$'olah data'.$B$4:$'olah data'.$N$39];MATCH([.$A140];[$'olah data'.M$4:$'olah data'.M$39];0);2);&quot;&quot;)">
            <text:p/>
          </table:table-cell>
          <table:table-cell table:style-name="ce27" table:formula="of:=IFERROR(INDEX([$'olah data'.$B$4:$'olah data'.$N$39];MATCH([.$A140];[$'olah data'.N$4:$'olah data'.N$39];0);2);&quot;&quot;)">
            <text:p/>
          </table:table-cell>
          <table:table-cell table:style-name="ce27" table:formula="of:=CONCATENATE([.D140];[.E140];[.F140];[.G140];[.H140];[.I140];[.J140];[.K140];[.L140];[.M140];[.N140])" office:value-type="string" office:string-value="Extravagance v. reserve (9 items)" calcext:value-type="string">
            <text:p>Extravagance v. reserve (9 items)</text:p>
          </table:table-cell>
          <table:table-cell table:style-name="ce84" table:formula="of:=[$'View Input'.T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0" calcext:value-type="float">
            <text:p>140</text:p>
          </table:table-cell>
          <table:table-cell table:style-name="ce64" office:value-type="float" office:value="4" calcext:value-type="float">
            <text:p>4</text:p>
          </table:table-cell>
          <table:table-cell table:style-name="ce98" table:formula="of:=IF([.R141]=&quot;&quot;;IF([.Q141]=&quot;R&quot;;VLOOKUP([.P141];[$'olah data'.$R$3:$'olah data'.$S$7];2);[.P141]);IF([.R141]=[.P141];[.P141];[.Q141]))" office:value-type="float" office:value="2" calcext:value-type="float">
            <text:p>2</text:p>
          </table:table-cell>
          <table:table-cell table:style-name="ce27" table:formula="of:=IFERROR(INDEX([$'olah data'.$B$4:$'olah data'.$N$39];MATCH([.$A141];[$'olah data'.D$4:$'olah data'.D$39];0);2);&quot;&quot;)">
            <text:p/>
          </table:table-cell>
          <table:table-cell table:style-name="ce27" table:formula="of:=IFERROR(INDEX([$'olah data'.$B$4:$'olah data'.$N$39];MATCH([.$A141];[$'olah data'.E$4:$'olah data'.E$39];0);2);&quot;&quot;)">
            <text:p/>
          </table:table-cell>
          <table:table-cell table:style-name="ce27" table:formula="of:=IFERROR(INDEX([$'olah data'.$B$4:$'olah data'.$N$39];MATCH([.$A141];[$'olah data'.F$4:$'olah data'.F$39];0);2);&quot;&quot;)">
            <text:p/>
          </table:table-cell>
          <table:table-cell table:style-name="ce27" table:formula="of:=IFERROR(INDEX([$'olah data'.$B$4:$'olah data'.$N$39];MATCH([.$A141];[$'olah data'.G$4:$'olah data'.G$39];0);2);&quot;&quot;)">
            <text:p/>
          </table:table-cell>
          <table:table-cell table:style-name="ce27" table:formula="of:=IFERROR(INDEX([$'olah data'.$B$4:$'olah data'.$N$39];MATCH([.$A141];[$'olah data'.H$4:$'olah data'.H$39];0);2);&quot;&quot;)">
            <text:p/>
          </table:table-cell>
          <table:table-cell table:style-name="ce27" table:formula="of:=IFERROR(INDEX([$'olah data'.$B$4:$'olah data'.$N$39];MATCH([.$A141];[$'olah data'.I$4:$'olah data'.I$39];0);2);&quot;&quot;)">
            <text:p/>
          </table:table-cell>
          <table:table-cell table:style-name="ce27" table:formula="of:=IFERROR(INDEX([$'olah data'.$B$4:$'olah data'.$N$39];MATCH([.$A141];[$'olah data'.J$4:$'olah data'.J$39];0);2);&quot;&quot;)">
            <text:p/>
          </table:table-cell>
          <table:table-cell table:style-name="ce27" table:formula="of:=IFERROR(INDEX([$'olah data'.$B$4:$'olah data'.$N$39];MATCH([.$A141];[$'olah data'.K$4:$'olah data'.K$39];0);2);&quot;&quot;)" office:value-type="string" office:string-value="Work hardened vs spoiled (8 items)" calcext:value-type="string">
            <text:p>Work hardened vs spoiled (8 items)</text:p>
          </table:table-cell>
          <table:table-cell table:style-name="ce27" table:formula="of:=IFERROR(INDEX([$'olah data'.$B$4:$'olah data'.$N$39];MATCH([.$A141];[$'olah data'.L$4:$'olah data'.L$39];0);2);&quot;&quot;)">
            <text:p/>
          </table:table-cell>
          <table:table-cell table:style-name="ce27" table:formula="of:=IFERROR(INDEX([$'olah data'.$B$4:$'olah data'.$N$39];MATCH([.$A141];[$'olah data'.M$4:$'olah data'.M$39];0);2);&quot;&quot;)">
            <text:p/>
          </table:table-cell>
          <table:table-cell table:style-name="ce27" table:formula="of:=IFERROR(INDEX([$'olah data'.$B$4:$'olah data'.$N$39];MATCH([.$A141];[$'olah data'.N$4:$'olah data'.N$39];0);2);&quot;&quot;)">
            <text:p/>
          </table:table-cell>
          <table:table-cell table:style-name="ce27" table:formula="of:=CONCATENATE([.D141];[.E141];[.F141];[.G141];[.H141];[.I141];[.J141];[.K141];[.L141];[.M141];[.N141])" office:value-type="string" office:string-value="Work hardened vs spoiled (8 items)" calcext:value-type="string">
            <text:p>Work hardened vs spoiled (8 items)</text:p>
          </table:table-cell>
          <table:table-cell table:style-name="ce84" table:formula="of:=[$'View Input'.T30]"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1" calcext:value-type="float">
            <text:p>141</text:p>
          </table:table-cell>
          <table:table-cell table:style-name="ce64" office:value-type="float" office:value="1" calcext:value-type="float">
            <text:p>1</text:p>
          </table:table-cell>
          <table:table-cell table:style-name="ce98" table:formula="of:=IF([.R142]=&quot;&quot;;IF([.Q142]=&quot;R&quot;;VLOOKUP([.P142];[$'olah data'.$R$3:$'olah data'.$S$7];2);[.P142]);IF([.R142]=[.P142];[.P142];[.Q142]))" office:value-type="float" office:value="4" calcext:value-type="float">
            <text:p>4</text:p>
          </table:table-cell>
          <table:table-cell table:style-name="ce27" table:formula="of:=IFERROR(INDEX([$'olah data'.$B$4:$'olah data'.$N$39];MATCH([.$A142];[$'olah data'.D$4:$'olah data'.D$39];0);2);&quot;&quot;)">
            <text:p/>
          </table:table-cell>
          <table:table-cell table:style-name="ce27" table:formula="of:=IFERROR(INDEX([$'olah data'.$B$4:$'olah data'.$N$39];MATCH([.$A142];[$'olah data'.E$4:$'olah data'.E$39];0);2);&quot;&quot;)">
            <text:p/>
          </table:table-cell>
          <table:table-cell table:style-name="ce27" table:formula="of:=IFERROR(INDEX([$'olah data'.$B$4:$'olah data'.$N$39];MATCH([.$A142];[$'olah data'.F$4:$'olah data'.F$39];0);2);&quot;&quot;)">
            <text:p/>
          </table:table-cell>
          <table:table-cell table:style-name="ce27" table:formula="of:=IFERROR(INDEX([$'olah data'.$B$4:$'olah data'.$N$39];MATCH([.$A142];[$'olah data'.G$4:$'olah data'.G$39];0);2);&quot;&quot;)">
            <text:p/>
          </table:table-cell>
          <table:table-cell table:style-name="ce27" table:formula="of:=IFERROR(INDEX([$'olah data'.$B$4:$'olah data'.$N$39];MATCH([.$A142];[$'olah data'.H$4:$'olah data'.H$39];0);2);&quot;&quot;)">
            <text:p/>
          </table:table-cell>
          <table:table-cell table:style-name="ce27" table:formula="of:=IFERROR(INDEX([$'olah data'.$B$4:$'olah data'.$N$39];MATCH([.$A142];[$'olah data'.I$4:$'olah data'.I$39];0);2);&quot;&quot;)">
            <text:p/>
          </table:table-cell>
          <table:table-cell table:style-name="ce27" table:formula="of:=IFERROR(INDEX([$'olah data'.$B$4:$'olah data'.$N$39];MATCH([.$A142];[$'olah data'.J$4:$'olah data'.J$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2];[$'olah data'.K$4:$'olah data'.K$39];0);2);&quot;&quot;)">
            <text:p/>
          </table:table-cell>
          <table:table-cell table:style-name="ce27" table:formula="of:=IFERROR(INDEX([$'olah data'.$B$4:$'olah data'.$N$39];MATCH([.$A142];[$'olah data'.L$4:$'olah data'.L$39];0);2);&quot;&quot;)">
            <text:p/>
          </table:table-cell>
          <table:table-cell table:style-name="ce27" table:formula="of:=IFERROR(INDEX([$'olah data'.$B$4:$'olah data'.$N$39];MATCH([.$A142];[$'olah data'.M$4:$'olah data'.M$39];0);2);&quot;&quot;)">
            <text:p/>
          </table:table-cell>
          <table:table-cell table:style-name="ce27" table:formula="of:=IFERROR(INDEX([$'olah data'.$B$4:$'olah data'.$N$39];MATCH([.$A142];[$'olah data'.N$4:$'olah data'.N$39];0);2);&quot;&quot;)">
            <text:p/>
          </table:table-cell>
          <table:table-cell table:style-name="ce27" table:formula="of:=CONCATENATE([.D142];[.E142];[.F142];[.G142];[.H142];[.I142];[.J142];[.K142];[.L142];[.M142];[.N142])" office:value-type="string" office:string-value="Pure-hearted conscience vs. self-serving advantage (8 items)" calcext:value-type="string">
            <text:p>Pure-hearted conscience vs. self-serving advantage (8 items)</text:p>
          </table:table-cell>
          <table:table-cell table:style-name="ce84" table:formula="of:=[$'View Input'.W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2" calcext:value-type="float">
            <text:p>142</text:p>
          </table:table-cell>
          <table:table-cell table:style-name="ce64" office:value-type="float" office:value="3" calcext:value-type="float">
            <text:p>3</text:p>
          </table:table-cell>
          <table:table-cell table:style-name="ce98" table:formula="of:=IF([.R143]=&quot;&quot;;IF([.Q143]=&quot;R&quot;;VLOOKUP([.P143];[$'olah data'.$R$3:$'olah data'.$S$7];2);[.P143]);IF([.R143]=[.P143];[.P143];[.Q143]))" office:value-type="float" office:value="5" calcext:value-type="float">
            <text:p>5</text:p>
          </table:table-cell>
          <table:table-cell table:style-name="ce27" table:formula="of:=IFERROR(INDEX([$'olah data'.$B$4:$'olah data'.$N$39];MATCH([.$A143];[$'olah data'.D$4:$'olah data'.D$39];0);2);&quot;&quot;)">
            <text:p/>
          </table:table-cell>
          <table:table-cell table:style-name="ce27" table:formula="of:=IFERROR(INDEX([$'olah data'.$B$4:$'olah data'.$N$39];MATCH([.$A143];[$'olah data'.E$4:$'olah data'.E$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43];[$'olah data'.F$4:$'olah data'.F$39];0);2);&quot;&quot;)">
            <text:p/>
          </table:table-cell>
          <table:table-cell table:style-name="ce27" table:formula="of:=IFERROR(INDEX([$'olah data'.$B$4:$'olah data'.$N$39];MATCH([.$A143];[$'olah data'.G$4:$'olah data'.G$39];0);2);&quot;&quot;)">
            <text:p/>
          </table:table-cell>
          <table:table-cell table:style-name="ce27" table:formula="of:=IFERROR(INDEX([$'olah data'.$B$4:$'olah data'.$N$39];MATCH([.$A143];[$'olah data'.H$4:$'olah data'.H$39];0);2);&quot;&quot;)">
            <text:p/>
          </table:table-cell>
          <table:table-cell table:style-name="ce27" table:formula="of:=IFERROR(INDEX([$'olah data'.$B$4:$'olah data'.$N$39];MATCH([.$A143];[$'olah data'.I$4:$'olah data'.I$39];0);2);&quot;&quot;)">
            <text:p/>
          </table:table-cell>
          <table:table-cell table:style-name="ce27" table:formula="of:=IFERROR(INDEX([$'olah data'.$B$4:$'olah data'.$N$39];MATCH([.$A143];[$'olah data'.J$4:$'olah data'.J$39];0);2);&quot;&quot;)">
            <text:p/>
          </table:table-cell>
          <table:table-cell table:style-name="ce27" table:formula="of:=IFERROR(INDEX([$'olah data'.$B$4:$'olah data'.$N$39];MATCH([.$A143];[$'olah data'.K$4:$'olah data'.K$39];0);2);&quot;&quot;)">
            <text:p/>
          </table:table-cell>
          <table:table-cell table:style-name="ce27" table:formula="of:=IFERROR(INDEX([$'olah data'.$B$4:$'olah data'.$N$39];MATCH([.$A143];[$'olah data'.L$4:$'olah data'.L$39];0);2);&quot;&quot;)">
            <text:p/>
          </table:table-cell>
          <table:table-cell table:style-name="ce27" table:formula="of:=IFERROR(INDEX([$'olah data'.$B$4:$'olah data'.$N$39];MATCH([.$A143];[$'olah data'.M$4:$'olah data'.M$39];0);2);&quot;&quot;)">
            <text:p/>
          </table:table-cell>
          <table:table-cell table:style-name="ce27" table:formula="of:=IFERROR(INDEX([$'olah data'.$B$4:$'olah data'.$N$39];MATCH([.$A143];[$'olah data'.N$4:$'olah data'.N$39];0);2);&quot;&quot;)">
            <text:p/>
          </table:table-cell>
          <table:table-cell table:style-name="ce27" table:formula="of:=CONCATENATE([.D143];[.E143];[.F143];[.G143];[.H143];[.I143];[.J143];[.K143];[.L143];[.M143];[.N143])" office:value-type="string" office:string-value="Social acceptance vs. social intolerance (8 items)" calcext:value-type="string">
            <text:p>Social acceptance vs. social intolerance (8 items)</text:p>
          </table:table-cell>
          <table:table-cell table:style-name="ce84" table:formula="of:=[$'View Input'.W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43" calcext:value-type="float">
            <text:p>143</text:p>
          </table:table-cell>
          <table:table-cell table:style-name="ce64" office:value-type="float" office:value="3" calcext:value-type="float">
            <text:p>3</text:p>
          </table:table-cell>
          <table:table-cell table:style-name="ce98" table:formula="of:=IF([.R144]=&quot;&quot;;IF([.Q144]=&quot;R&quot;;VLOOKUP([.P144];[$'olah data'.$R$3:$'olah data'.$S$7];2);[.P144]);IF([.R144]=[.P144];[.P144];[.Q144]))" office:value-type="float" office:value="3" calcext:value-type="float">
            <text:p>3</text:p>
          </table:table-cell>
          <table:table-cell table:style-name="ce27" table:formula="of:=IFERROR(INDEX([$'olah data'.$B$4:$'olah data'.$N$39];MATCH([.$A144];[$'olah data'.D$4:$'olah data'.D$39];0);2);&quot;&quot;)">
            <text:p/>
          </table:table-cell>
          <table:table-cell table:style-name="ce27" table:formula="of:=IFERROR(INDEX([$'olah data'.$B$4:$'olah data'.$N$39];MATCH([.$A144];[$'olah data'.E$4:$'olah data'.E$39];0);2);&quot;&quot;)">
            <text:p/>
          </table:table-cell>
          <table:table-cell table:style-name="ce27" table:formula="of:=IFERROR(INDEX([$'olah data'.$B$4:$'olah data'.$N$39];MATCH([.$A144];[$'olah data'.F$4:$'olah data'.F$39];0);2);&quot;&quot;)">
            <text:p/>
          </table:table-cell>
          <table:table-cell table:style-name="ce27" table:formula="of:=IFERROR(INDEX([$'olah data'.$B$4:$'olah data'.$N$39];MATCH([.$A144];[$'olah data'.G$4:$'olah data'.G$39];0);2);&quot;&quot;)">
            <text:p/>
          </table:table-cell>
          <table:table-cell table:style-name="ce27" table:formula="of:=IFERROR(INDEX([$'olah data'.$B$4:$'olah data'.$N$39];MATCH([.$A144];[$'olah data'.H$4:$'olah data'.H$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44];[$'olah data'.I$4:$'olah data'.I$39];0);2);&quot;&quot;)">
            <text:p/>
          </table:table-cell>
          <table:table-cell table:style-name="ce27" table:formula="of:=IFERROR(INDEX([$'olah data'.$B$4:$'olah data'.$N$39];MATCH([.$A144];[$'olah data'.J$4:$'olah data'.J$39];0);2);&quot;&quot;)">
            <text:p/>
          </table:table-cell>
          <table:table-cell table:style-name="ce27" table:formula="of:=IFERROR(INDEX([$'olah data'.$B$4:$'olah data'.$N$39];MATCH([.$A144];[$'olah data'.K$4:$'olah data'.K$39];0);2);&quot;&quot;)">
            <text:p/>
          </table:table-cell>
          <table:table-cell table:style-name="ce27" table:formula="of:=IFERROR(INDEX([$'olah data'.$B$4:$'olah data'.$N$39];MATCH([.$A144];[$'olah data'.L$4:$'olah data'.L$39];0);2);&quot;&quot;)">
            <text:p/>
          </table:table-cell>
          <table:table-cell table:style-name="ce27" table:formula="of:=IFERROR(INDEX([$'olah data'.$B$4:$'olah data'.$N$39];MATCH([.$A144];[$'olah data'.M$4:$'olah data'.M$39];0);2);&quot;&quot;)">
            <text:p/>
          </table:table-cell>
          <table:table-cell table:style-name="ce27" table:formula="of:=IFERROR(INDEX([$'olah data'.$B$4:$'olah data'.$N$39];MATCH([.$A144];[$'olah data'.N$4:$'olah data'.N$39];0);2);&quot;&quot;)">
            <text:p/>
          </table:table-cell>
          <table:table-cell table:style-name="ce27" table:formula="of:=CONCATENATE([.D144];[.E144];[.F144];[.G144];[.H144];[.I144];[.J144];[.K144];[.L144];[.M144];[.N144])" office:value-type="string" office:string-value="Spiritual acceptance vs. rational materialism (8 items)" calcext:value-type="string">
            <text:p>Spiritual acceptance vs. rational materialism (8 items)</text:p>
          </table:table-cell>
          <table:table-cell table:style-name="ce84" table:formula="of:=[$'View Input'.W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44" calcext:value-type="float">
            <text:p>144</text:p>
          </table:table-cell>
          <table:table-cell table:style-name="ce64" office:value-type="float" office:value="2" calcext:value-type="float">
            <text:p>2</text:p>
          </table:table-cell>
          <table:table-cell table:style-name="ce98" table:formula="of:=IF([.R145]=&quot;&quot;;IF([.Q145]=&quot;R&quot;;VLOOKUP([.P145];[$'olah data'.$R$3:$'olah data'.$S$7];2);[.P145]);IF([.R145]=[.P145];[.P145];[.Q145]))" office:value-type="float" office:value="1" calcext:value-type="float">
            <text:p>1</text:p>
          </table:table-cell>
          <table:table-cell table:style-name="ce27" table:formula="of:=IFERROR(INDEX([$'olah data'.$B$4:$'olah data'.$N$39];MATCH([.$A145];[$'olah data'.D$4:$'olah data'.D$39];0);2);&quot;&quot;)">
            <text:p/>
          </table:table-cell>
          <table:table-cell table:style-name="ce27" table:formula="of:=IFERROR(INDEX([$'olah data'.$B$4:$'olah data'.$N$39];MATCH([.$A145];[$'olah data'.E$4:$'olah data'.E$39];0);2);&quot;&quot;)">
            <text:p/>
          </table:table-cell>
          <table:table-cell table:style-name="ce27" table:formula="of:=IFERROR(INDEX([$'olah data'.$B$4:$'olah data'.$N$39];MATCH([.$A145];[$'olah data'.F$4:$'olah data'.F$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45];[$'olah data'.G$4:$'olah data'.G$39];0);2);&quot;&quot;)">
            <text:p/>
          </table:table-cell>
          <table:table-cell table:style-name="ce27" table:formula="of:=IFERROR(INDEX([$'olah data'.$B$4:$'olah data'.$N$39];MATCH([.$A145];[$'olah data'.H$4:$'olah data'.H$39];0);2);&quot;&quot;)">
            <text:p/>
          </table:table-cell>
          <table:table-cell table:style-name="ce27" table:formula="of:=IFERROR(INDEX([$'olah data'.$B$4:$'olah data'.$N$39];MATCH([.$A145];[$'olah data'.I$4:$'olah data'.I$39];0);2);&quot;&quot;)">
            <text:p/>
          </table:table-cell>
          <table:table-cell table:style-name="ce27" table:formula="of:=IFERROR(INDEX([$'olah data'.$B$4:$'olah data'.$N$39];MATCH([.$A145];[$'olah data'.J$4:$'olah data'.J$39];0);2);&quot;&quot;)">
            <text:p/>
          </table:table-cell>
          <table:table-cell table:style-name="ce27" table:formula="of:=IFERROR(INDEX([$'olah data'.$B$4:$'olah data'.$N$39];MATCH([.$A145];[$'olah data'.K$4:$'olah data'.K$39];0);2);&quot;&quot;)">
            <text:p/>
          </table:table-cell>
          <table:table-cell table:style-name="ce27" table:formula="of:=IFERROR(INDEX([$'olah data'.$B$4:$'olah data'.$N$39];MATCH([.$A145];[$'olah data'.L$4:$'olah data'.L$39];0);2);&quot;&quot;)">
            <text:p/>
          </table:table-cell>
          <table:table-cell table:style-name="ce27" table:formula="of:=IFERROR(INDEX([$'olah data'.$B$4:$'olah data'.$N$39];MATCH([.$A145];[$'olah data'.M$4:$'olah data'.M$39];0);2);&quot;&quot;)">
            <text:p/>
          </table:table-cell>
          <table:table-cell table:style-name="ce27" table:formula="of:=IFERROR(INDEX([$'olah data'.$B$4:$'olah data'.$N$39];MATCH([.$A145];[$'olah data'.N$4:$'olah data'.N$39];0);2);&quot;&quot;)">
            <text:p/>
          </table:table-cell>
          <table:table-cell table:style-name="ce27" table:formula="of:=CONCATENATE([.D145];[.E145];[.F145];[.G145];[.H145];[.I145];[.J145];[.K145];[.L145];[.M145];[.N145])" office:value-type="string" office:string-value="Anticipatory worry &amp; pessimismv. uninhibited optimism (11 items)" calcext:value-type="string">
            <text:p>Anticipatory worry &amp; pessimismv. uninhibited optimism (11 items)</text:p>
          </table:table-cell>
          <table:table-cell table:style-name="ce84" table:formula="of:=[$'View Input'.W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45" calcext:value-type="float">
            <text:p>145</text:p>
          </table:table-cell>
          <table:table-cell table:style-name="ce64" office:value-type="float" office:value="2" calcext:value-type="float">
            <text:p>2</text:p>
          </table:table-cell>
          <table:table-cell table:style-name="ce98" table:formula="of:=IF([.R146]=&quot;&quot;;IF([.Q146]=&quot;R&quot;;VLOOKUP([.P146];[$'olah data'.$R$3:$'olah data'.$S$7];2);[.P146]);IF([.R146]=[.P146];[.P146];[.Q146]))" office:value-type="float" office:value="1" calcext:value-type="float">
            <text:p>1</text:p>
          </table:table-cell>
          <table:table-cell table:style-name="ce27" table:formula="of:=IFERROR(INDEX([$'olah data'.$B$4:$'olah data'.$N$39];MATCH([.$A146];[$'olah data'.D$4:$'olah data'.D$39];0);2);&quot;&quot;)">
            <text:p/>
          </table:table-cell>
          <table:table-cell table:style-name="ce27" table:formula="of:=IFERROR(INDEX([$'olah data'.$B$4:$'olah data'.$N$39];MATCH([.$A146];[$'olah data'.E$4:$'olah data'.E$39];0);2);&quot;&quot;)">
            <text:p/>
          </table:table-cell>
          <table:table-cell table:style-name="ce27" table:formula="of:=IFERROR(INDEX([$'olah data'.$B$4:$'olah data'.$N$39];MATCH([.$A146];[$'olah data'.F$4:$'olah data'.F$39];0);2);&quot;&quot;)">
            <text:p/>
          </table:table-cell>
          <table:table-cell table:style-name="ce27" table:formula="of:=IFERROR(INDEX([$'olah data'.$B$4:$'olah data'.$N$39];MATCH([.$A146];[$'olah data'.G$4:$'olah data'.G$39];0);2);&quot;&quot;)">
            <text:p/>
          </table:table-cell>
          <table:table-cell table:style-name="ce27" table:formula="of:=IFERROR(INDEX([$'olah data'.$B$4:$'olah data'.$N$39];MATCH([.$A146];[$'olah data'.H$4:$'olah data'.H$39];0);2);&quot;&quot;)">
            <text:p/>
          </table:table-cell>
          <table:table-cell table:style-name="ce27" table:formula="of:=IFERROR(INDEX([$'olah data'.$B$4:$'olah data'.$N$39];MATCH([.$A146];[$'olah data'.I$4:$'olah data'.I$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46];[$'olah data'.J$4:$'olah data'.J$39];0);2);&quot;&quot;)">
            <text:p/>
          </table:table-cell>
          <table:table-cell table:style-name="ce27" table:formula="of:=IFERROR(INDEX([$'olah data'.$B$4:$'olah data'.$N$39];MATCH([.$A146];[$'olah data'.K$4:$'olah data'.K$39];0);2);&quot;&quot;)">
            <text:p/>
          </table:table-cell>
          <table:table-cell table:style-name="ce27" table:formula="of:=IFERROR(INDEX([$'olah data'.$B$4:$'olah data'.$N$39];MATCH([.$A146];[$'olah data'.L$4:$'olah data'.L$39];0);2);&quot;&quot;)">
            <text:p/>
          </table:table-cell>
          <table:table-cell table:style-name="ce27" table:formula="of:=IFERROR(INDEX([$'olah data'.$B$4:$'olah data'.$N$39];MATCH([.$A146];[$'olah data'.M$4:$'olah data'.M$39];0);2);&quot;&quot;)">
            <text:p/>
          </table:table-cell>
          <table:table-cell table:style-name="ce27" table:formula="of:=IFERROR(INDEX([$'olah data'.$B$4:$'olah data'.$N$39];MATCH([.$A146];[$'olah data'.N$4:$'olah data'.N$39];0);2);&quot;&quot;)">
            <text:p/>
          </table:table-cell>
          <table:table-cell table:style-name="ce27" table:formula="of:=CONCATENATE([.D146];[.E146];[.F146];[.G146];[.H146];[.I146];[.J146];[.K146];[.L146];[.M146];[.N146])" office:value-type="string" office:string-value="Exploratory excitability v. stoic rigidity (10 items)" calcext:value-type="string">
            <text:p>Exploratory excitability v. stoic rigidity (10 items)</text:p>
          </table:table-cell>
          <table:table-cell table:style-name="ce84" table:formula="of:=[$'View Input'.W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6" calcext:value-type="float">
            <text:p>146</text:p>
          </table:table-cell>
          <table:table-cell table:style-name="ce64" office:value-type="float" office:value="2" calcext:value-type="float">
            <text:p>2</text:p>
          </table:table-cell>
          <table:table-cell table:style-name="ce98" table:formula="of:=IF([.R147]=&quot;&quot;;IF([.Q147]=&quot;R&quot;;VLOOKUP([.P147];[$'olah data'.$R$3:$'olah data'.$S$7];2);[.P147]);IF([.R147]=[.P147];[.P147];[.Q147]))" office:value-type="float" office:value="5" calcext:value-type="float">
            <text:p>5</text:p>
          </table:table-cell>
          <table:table-cell table:style-name="ce27" table:formula="of:=IFERROR(INDEX([$'olah data'.$B$4:$'olah data'.$N$39];MATCH([.$A147];[$'olah data'.D$4:$'olah data'.D$39];0);2);&quot;&quot;)">
            <text:p/>
          </table:table-cell>
          <table:table-cell table:style-name="ce27" table:formula="of:=IFERROR(INDEX([$'olah data'.$B$4:$'olah data'.$N$39];MATCH([.$A147];[$'olah data'.E$4:$'olah data'.E$39];0);2);&quot;&quot;)">
            <text:p/>
          </table:table-cell>
          <table:table-cell table:style-name="ce27" table:formula="of:=IFERROR(INDEX([$'olah data'.$B$4:$'olah data'.$N$39];MATCH([.$A147];[$'olah data'.F$4:$'olah data'.F$39];0);2);&quot;&quot;)">
            <text:p/>
          </table:table-cell>
          <table:table-cell table:style-name="ce27" table:formula="of:=IFERROR(INDEX([$'olah data'.$B$4:$'olah data'.$N$39];MATCH([.$A147];[$'olah data'.G$4:$'olah data'.G$39];0);2);&quot;&quot;)">
            <text:p/>
          </table:table-cell>
          <table:table-cell table:style-name="ce27" table:formula="of:=IFERROR(INDEX([$'olah data'.$B$4:$'olah data'.$N$39];MATCH([.$A147];[$'olah data'.H$4:$'olah data'.H$39];0);2);&quot;&quot;)">
            <text:p/>
          </table:table-cell>
          <table:table-cell table:style-name="ce27" table:formula="of:=IFERROR(INDEX([$'olah data'.$B$4:$'olah data'.$N$39];MATCH([.$A147];[$'olah data'.I$4:$'olah data'.I$39];0);2);&quot;&quot;)">
            <text:p/>
          </table:table-cell>
          <table:table-cell table:style-name="ce27" table:formula="of:=IFERROR(INDEX([$'olah data'.$B$4:$'olah data'.$N$39];MATCH([.$A147];[$'olah data'.J$4:$'olah data'.J$39];0);2);&quot;&quot;)">
            <text:p/>
          </table:table-cell>
          <table:table-cell table:style-name="ce27" table:formula="of:=IFERROR(INDEX([$'olah data'.$B$4:$'olah data'.$N$39];MATCH([.$A147];[$'olah data'.K$4:$'olah data'.K$39];0);2);&quot;&quot;)" office:value-type="string" office:string-value="Perfectionist vs pragmatist (8 items)" calcext:value-type="string">
            <text:p>Perfectionist vs pragmatist (8 items)</text:p>
          </table:table-cell>
          <table:table-cell table:style-name="ce27" table:formula="of:=IFERROR(INDEX([$'olah data'.$B$4:$'olah data'.$N$39];MATCH([.$A147];[$'olah data'.L$4:$'olah data'.L$39];0);2);&quot;&quot;)">
            <text:p/>
          </table:table-cell>
          <table:table-cell table:style-name="ce27" table:formula="of:=IFERROR(INDEX([$'olah data'.$B$4:$'olah data'.$N$39];MATCH([.$A147];[$'olah data'.M$4:$'olah data'.M$39];0);2);&quot;&quot;)">
            <text:p/>
          </table:table-cell>
          <table:table-cell table:style-name="ce27" table:formula="of:=IFERROR(INDEX([$'olah data'.$B$4:$'olah data'.$N$39];MATCH([.$A147];[$'olah data'.N$4:$'olah data'.N$39];0);2);&quot;&quot;)">
            <text:p/>
          </table:table-cell>
          <table:table-cell table:style-name="ce27" table:formula="of:=CONCATENATE([.D147];[.E147];[.F147];[.G147];[.H147];[.I147];[.J147];[.K147];[.L147];[.M147];[.N147])" office:value-type="string" office:string-value="Perfectionist vs pragmatist (8 items)" calcext:value-type="string">
            <text:p>Perfectionist vs pragmatist (8 items)</text:p>
          </table:table-cell>
          <table:table-cell table:style-name="ce84" table:formula="of:=[$'View Input'.W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7" calcext:value-type="float">
            <text:p>147</text:p>
          </table:table-cell>
          <table:table-cell table:style-name="ce64" office:value-type="float" office:value="5" calcext:value-type="float">
            <text:p>5</text:p>
          </table:table-cell>
          <table:table-cell table:style-name="ce98" table:formula="of:=IF([.R148]=&quot;&quot;;IF([.Q148]=&quot;R&quot;;VLOOKUP([.P148];[$'olah data'.$R$3:$'olah data'.$S$7];2);[.P148]);IF([.R148]=[.P148];[.P148];[.Q148]))" office:value-type="float" office:value="4" calcext:value-type="float">
            <text:p>4</text:p>
          </table:table-cell>
          <table:table-cell table:style-name="ce27" table:formula="of:=IFERROR(INDEX([$'olah data'.$B$4:$'olah data'.$N$39];MATCH([.$A148];[$'olah data'.D$4:$'olah data'.D$39];0);2);&quot;&quot;)">
            <text:p/>
          </table:table-cell>
          <table:table-cell table:style-name="ce27" table:formula="of:=IFERROR(INDEX([$'olah data'.$B$4:$'olah data'.$N$39];MATCH([.$A148];[$'olah data'.E$4:$'olah data'.E$39];0);2);&quot;&quot;)">
            <text:p/>
          </table:table-cell>
          <table:table-cell table:style-name="ce27" table:formula="of:=IFERROR(INDEX([$'olah data'.$B$4:$'olah data'.$N$39];MATCH([.$A148];[$'olah data'.F$4:$'olah data'.F$39];0);2);&quot;&quot;)" office:value-type="string" office:string-value="Shyness with strangers (7 items)" calcext:value-type="string">
            <text:p>Shyness with strangers (7 items)</text:p>
          </table:table-cell>
          <table:table-cell table:style-name="ce27" table:formula="of:=IFERROR(INDEX([$'olah data'.$B$4:$'olah data'.$N$39];MATCH([.$A148];[$'olah data'.G$4:$'olah data'.G$39];0);2);&quot;&quot;)">
            <text:p/>
          </table:table-cell>
          <table:table-cell table:style-name="ce27" table:formula="of:=IFERROR(INDEX([$'olah data'.$B$4:$'olah data'.$N$39];MATCH([.$A148];[$'olah data'.H$4:$'olah data'.H$39];0);2);&quot;&quot;)">
            <text:p/>
          </table:table-cell>
          <table:table-cell table:style-name="ce27" table:formula="of:=IFERROR(INDEX([$'olah data'.$B$4:$'olah data'.$N$39];MATCH([.$A148];[$'olah data'.I$4:$'olah data'.I$39];0);2);&quot;&quot;)">
            <text:p/>
          </table:table-cell>
          <table:table-cell table:style-name="ce27" table:formula="of:=IFERROR(INDEX([$'olah data'.$B$4:$'olah data'.$N$39];MATCH([.$A148];[$'olah data'.J$4:$'olah data'.J$39];0);2);&quot;&quot;)">
            <text:p/>
          </table:table-cell>
          <table:table-cell table:style-name="ce27" table:formula="of:=IFERROR(INDEX([$'olah data'.$B$4:$'olah data'.$N$39];MATCH([.$A148];[$'olah data'.K$4:$'olah data'.K$39];0);2);&quot;&quot;)">
            <text:p/>
          </table:table-cell>
          <table:table-cell table:style-name="ce27" table:formula="of:=IFERROR(INDEX([$'olah data'.$B$4:$'olah data'.$N$39];MATCH([.$A148];[$'olah data'.L$4:$'olah data'.L$39];0);2);&quot;&quot;)">
            <text:p/>
          </table:table-cell>
          <table:table-cell table:style-name="ce27" table:formula="of:=IFERROR(INDEX([$'olah data'.$B$4:$'olah data'.$N$39];MATCH([.$A148];[$'olah data'.M$4:$'olah data'.M$39];0);2);&quot;&quot;)">
            <text:p/>
          </table:table-cell>
          <table:table-cell table:style-name="ce27" table:formula="of:=IFERROR(INDEX([$'olah data'.$B$4:$'olah data'.$N$39];MATCH([.$A148];[$'olah data'.N$4:$'olah data'.N$39];0);2);&quot;&quot;)">
            <text:p/>
          </table:table-cell>
          <table:table-cell table:style-name="ce27" table:formula="of:=CONCATENATE([.D148];[.E148];[.F148];[.G148];[.H148];[.I148];[.J148];[.K148];[.L148];[.M148];[.N148])" office:value-type="string" office:string-value="Shyness with strangers (7 items)" calcext:value-type="string">
            <text:p>Shyness with strangers (7 items)</text:p>
          </table:table-cell>
          <table:table-cell table:style-name="ce84" table:formula="of:=[$'View Input'.W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48" calcext:value-type="float">
            <text:p>148</text:p>
          </table:table-cell>
          <table:table-cell table:style-name="ce64" office:value-type="float" office:value="3" calcext:value-type="float">
            <text:p>3</text:p>
          </table:table-cell>
          <table:table-cell table:style-name="ce98" table:formula="of:=IF([.R149]=&quot;&quot;;IF([.Q149]=&quot;R&quot;;VLOOKUP([.P149];[$'olah data'.$R$3:$'olah data'.$S$7];2);[.P149]);IF([.R149]=[.P149];[.P149];[.Q149]))" office:value-type="float" office:value="3" calcext:value-type="float">
            <text:p>3</text:p>
          </table:table-cell>
          <table:table-cell table:style-name="ce27" table:formula="of:=IFERROR(INDEX([$'olah data'.$B$4:$'olah data'.$N$39];MATCH([.$A149];[$'olah data'.D$4:$'olah data'.D$39];0);2);&quot;&quot;)">
            <text:p/>
          </table:table-cell>
          <table:table-cell table:style-name="ce27" table:formula="of:=IFERROR(INDEX([$'olah data'.$B$4:$'olah data'.$N$39];MATCH([.$A149];[$'olah data'.E$4:$'olah data'.E$39];0);2);&quot;&quot;)">
            <text:p/>
          </table:table-cell>
          <table:table-cell table:style-name="ce27" table:formula="of:=IFERROR(INDEX([$'olah data'.$B$4:$'olah data'.$N$39];MATCH([.$A149];[$'olah data'.F$4:$'olah data'.F$39];0);2);&quot;&quot;)">
            <text:p/>
          </table:table-cell>
          <table:table-cell table:style-name="ce27" table:formula="of:=IFERROR(INDEX([$'olah data'.$B$4:$'olah data'.$N$39];MATCH([.$A149];[$'olah data'.G$4:$'olah data'.G$39];0);2);&quot;&quot;)">
            <text:p/>
          </table:table-cell>
          <table:table-cell table:style-name="ce27" table:formula="of:=IFERROR(INDEX([$'olah data'.$B$4:$'olah data'.$N$39];MATCH([.$A149];[$'olah data'.H$4:$'olah data'.H$39];0);2);&quot;&quot;)">
            <text:p/>
          </table:table-cell>
          <table:table-cell table:style-name="ce27" table:formula="of:=IFERROR(INDEX([$'olah data'.$B$4:$'olah data'.$N$39];MATCH([.$A149];[$'olah data'.I$4:$'olah data'.I$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49];[$'olah data'.J$4:$'olah data'.J$39];0);2);&quot;&quot;)">
            <text:p/>
          </table:table-cell>
          <table:table-cell table:style-name="ce27" table:formula="of:=IFERROR(INDEX([$'olah data'.$B$4:$'olah data'.$N$39];MATCH([.$A149];[$'olah data'.K$4:$'olah data'.K$39];0);2);&quot;&quot;)">
            <text:p/>
          </table:table-cell>
          <table:table-cell table:style-name="ce27" table:formula="of:=IFERROR(INDEX([$'olah data'.$B$4:$'olah data'.$N$39];MATCH([.$A149];[$'olah data'.L$4:$'olah data'.L$39];0);2);&quot;&quot;)">
            <text:p/>
          </table:table-cell>
          <table:table-cell table:style-name="ce27" table:formula="of:=IFERROR(INDEX([$'olah data'.$B$4:$'olah data'.$N$39];MATCH([.$A149];[$'olah data'.M$4:$'olah data'.M$39];0);2);&quot;&quot;)">
            <text:p/>
          </table:table-cell>
          <table:table-cell table:style-name="ce27" table:formula="of:=IFERROR(INDEX([$'olah data'.$B$4:$'olah data'.$N$39];MATCH([.$A149];[$'olah data'.N$4:$'olah data'.N$39];0);2);&quot;&quot;)">
            <text:p/>
          </table:table-cell>
          <table:table-cell table:style-name="ce27" table:formula="of:=CONCATENATE([.D149];[.E149];[.F149];[.G149];[.H149];[.I149];[.J149];[.K149];[.L149];[.M149];[.N149])" office:value-type="string" office:string-value="Transpersonal identification vs. self-differentiation (8 items)" calcext:value-type="string">
            <text:p>Transpersonal identification vs. self-differentiation (8 items)</text:p>
          </table:table-cell>
          <table:table-cell table:style-name="ce84" table:formula="of:=[$'View Input'.W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49" calcext:value-type="float">
            <text:p>149</text:p>
          </table:table-cell>
          <table:table-cell table:style-name="ce64" office:value-type="float" office:value="4" calcext:value-type="float">
            <text:p>4</text:p>
          </table:table-cell>
          <table:table-cell table:style-name="ce98" table:formula="of:=IF([.R150]=&quot;&quot;;IF([.Q150]=&quot;R&quot;;VLOOKUP([.P150];[$'olah data'.$R$3:$'olah data'.$S$7];2);[.P150]);IF([.R150]=[.P150];[.P150];[.Q150]))" office:value-type="float" office:value="1" calcext:value-type="float">
            <text:p>1</text:p>
          </table:table-cell>
          <table:table-cell table:style-name="ce27" table:formula="of:=IFERROR(INDEX([$'olah data'.$B$4:$'olah data'.$N$39];MATCH([.$A150];[$'olah data'.D$4:$'olah data'.D$39];0);2);&quot;&quot;)" office:value-type="string" office:string-value="Enlightened second nature (11 items)" calcext:value-type="string">
            <text:p>Enlightened second nature (11 items)</text:p>
          </table:table-cell>
          <table:table-cell table:style-name="ce27" table:formula="of:=IFERROR(INDEX([$'olah data'.$B$4:$'olah data'.$N$39];MATCH([.$A150];[$'olah data'.E$4:$'olah data'.E$39];0);2);&quot;&quot;)">
            <text:p/>
          </table:table-cell>
          <table:table-cell table:style-name="ce27" table:formula="of:=IFERROR(INDEX([$'olah data'.$B$4:$'olah data'.$N$39];MATCH([.$A150];[$'olah data'.F$4:$'olah data'.F$39];0);2);&quot;&quot;)">
            <text:p/>
          </table:table-cell>
          <table:table-cell table:style-name="ce27" table:formula="of:=IFERROR(INDEX([$'olah data'.$B$4:$'olah data'.$N$39];MATCH([.$A150];[$'olah data'.G$4:$'olah data'.G$39];0);2);&quot;&quot;)">
            <text:p/>
          </table:table-cell>
          <table:table-cell table:style-name="ce27" table:formula="of:=IFERROR(INDEX([$'olah data'.$B$4:$'olah data'.$N$39];MATCH([.$A150];[$'olah data'.H$4:$'olah data'.H$39];0);2);&quot;&quot;)">
            <text:p/>
          </table:table-cell>
          <table:table-cell table:style-name="ce27" table:formula="of:=IFERROR(INDEX([$'olah data'.$B$4:$'olah data'.$N$39];MATCH([.$A150];[$'olah data'.I$4:$'olah data'.I$39];0);2);&quot;&quot;)">
            <text:p/>
          </table:table-cell>
          <table:table-cell table:style-name="ce27" table:formula="of:=IFERROR(INDEX([$'olah data'.$B$4:$'olah data'.$N$39];MATCH([.$A150];[$'olah data'.J$4:$'olah data'.J$39];0);2);&quot;&quot;)">
            <text:p/>
          </table:table-cell>
          <table:table-cell table:style-name="ce27" table:formula="of:=IFERROR(INDEX([$'olah data'.$B$4:$'olah data'.$N$39];MATCH([.$A150];[$'olah data'.K$4:$'olah data'.K$39];0);2);&quot;&quot;)">
            <text:p/>
          </table:table-cell>
          <table:table-cell table:style-name="ce27" table:formula="of:=IFERROR(INDEX([$'olah data'.$B$4:$'olah data'.$N$39];MATCH([.$A150];[$'olah data'.L$4:$'olah data'.L$39];0);2);&quot;&quot;)">
            <text:p/>
          </table:table-cell>
          <table:table-cell table:style-name="ce27" table:formula="of:=IFERROR(INDEX([$'olah data'.$B$4:$'olah data'.$N$39];MATCH([.$A150];[$'olah data'.M$4:$'olah data'.M$39];0);2);&quot;&quot;)">
            <text:p/>
          </table:table-cell>
          <table:table-cell table:style-name="ce27" table:formula="of:=IFERROR(INDEX([$'olah data'.$B$4:$'olah data'.$N$39];MATCH([.$A150];[$'olah data'.N$4:$'olah data'.N$39];0);2);&quot;&quot;)">
            <text:p/>
          </table:table-cell>
          <table:table-cell table:style-name="ce27" table:formula="of:=CONCATENATE([.D150];[.E150];[.F150];[.G150];[.H150];[.I150];[.J150];[.K150];[.L150];[.M150];[.N150])" office:value-type="string" office:string-value="Enlightened second nature (11 items)" calcext:value-type="string">
            <text:p>Enlightened second nature (11 items)</text:p>
          </table:table-cell>
          <table:table-cell table:style-name="ce84" table:formula="of:=[$'View Input'.W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0" calcext:value-type="float">
            <text:p>150</text:p>
          </table:table-cell>
          <table:table-cell table:style-name="ce64" office:value-type="float" office:value="4" calcext:value-type="float">
            <text:p>4</text:p>
          </table:table-cell>
          <table:table-cell table:style-name="ce98" table:formula="of:=IF([.R151]=&quot;&quot;;IF([.Q151]=&quot;R&quot;;VLOOKUP([.P151];[$'olah data'.$R$3:$'olah data'.$S$7];2);[.P151]);IF([.R151]=[.P151];[.P151];[.Q151]))" office:value-type="float" office:value="1" calcext:value-type="float">
            <text:p>1</text:p>
          </table:table-cell>
          <table:table-cell table:style-name="ce27" table:formula="of:=IFERROR(INDEX([$'olah data'.$B$4:$'olah data'.$N$39];MATCH([.$A151];[$'olah data'.D$4:$'olah data'.D$39];0);2);&quot;&quot;)">
            <text:p/>
          </table:table-cell>
          <table:table-cell table:style-name="ce27" table:formula="of:=IFERROR(INDEX([$'olah data'.$B$4:$'olah data'.$N$39];MATCH([.$A151];[$'olah data'.E$4:$'olah data'.E$39];0);2);&quot;&quot;)">
            <text:p/>
          </table:table-cell>
          <table:table-cell table:style-name="ce27" table:formula="of:=IFERROR(INDEX([$'olah data'.$B$4:$'olah data'.$N$39];MATCH([.$A151];[$'olah data'.F$4:$'olah data'.F$39];0);2);&quot;&quot;)">
            <text:p/>
          </table:table-cell>
          <table:table-cell table:style-name="ce27" table:formula="of:=IFERROR(INDEX([$'olah data'.$B$4:$'olah data'.$N$39];MATCH([.$A151];[$'olah data'.G$4:$'olah data'.G$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51];[$'olah data'.H$4:$'olah data'.H$39];0);2);&quot;&quot;)">
            <text:p/>
          </table:table-cell>
          <table:table-cell table:style-name="ce27" table:formula="of:=IFERROR(INDEX([$'olah data'.$B$4:$'olah data'.$N$39];MATCH([.$A151];[$'olah data'.I$4:$'olah data'.I$39];0);2);&quot;&quot;)">
            <text:p/>
          </table:table-cell>
          <table:table-cell table:style-name="ce27" table:formula="of:=IFERROR(INDEX([$'olah data'.$B$4:$'olah data'.$N$39];MATCH([.$A151];[$'olah data'.J$4:$'olah data'.J$39];0);2);&quot;&quot;)">
            <text:p/>
          </table:table-cell>
          <table:table-cell table:style-name="ce27" table:formula="of:=IFERROR(INDEX([$'olah data'.$B$4:$'olah data'.$N$39];MATCH([.$A151];[$'olah data'.K$4:$'olah data'.K$39];0);2);&quot;&quot;)">
            <text:p/>
          </table:table-cell>
          <table:table-cell table:style-name="ce27" table:formula="of:=IFERROR(INDEX([$'olah data'.$B$4:$'olah data'.$N$39];MATCH([.$A151];[$'olah data'.L$4:$'olah data'.L$39];0);2);&quot;&quot;)">
            <text:p/>
          </table:table-cell>
          <table:table-cell table:style-name="ce27" table:formula="of:=IFERROR(INDEX([$'olah data'.$B$4:$'olah data'.$N$39];MATCH([.$A151];[$'olah data'.M$4:$'olah data'.M$39];0);2);&quot;&quot;)">
            <text:p/>
          </table:table-cell>
          <table:table-cell table:style-name="ce27" table:formula="of:=IFERROR(INDEX([$'olah data'.$B$4:$'olah data'.$N$39];MATCH([.$A151];[$'olah data'.N$4:$'olah data'.N$39];0);2);&quot;&quot;)">
            <text:p/>
          </table:table-cell>
          <table:table-cell table:style-name="ce27" table:formula="of:=CONCATENATE([.D151];[.E151];[.F151];[.G151];[.H151];[.I151];[.J151];[.K151];[.L151];[.M151];[.N151])" office:value-type="string" office:string-value="Anticipatory worry &amp; pessimismv. uninhibited optimism (11 items)" calcext:value-type="string">
            <text:p>Anticipatory worry &amp; pessimismv. uninhibited optimism (11 items)</text:p>
          </table:table-cell>
          <table:table-cell table:style-name="ce84" table:formula="of:=[$'View Input'.W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1" calcext:value-type="float">
            <text:p>151</text:p>
          </table:table-cell>
          <table:table-cell table:style-name="ce64" office:value-type="float" office:value="5" calcext:value-type="float">
            <text:p>5</text:p>
          </table:table-cell>
          <table:table-cell table:style-name="ce98" table:formula="of:=IF([.R152]=&quot;&quot;;IF([.Q152]=&quot;R&quot;;VLOOKUP([.P152];[$'olah data'.$R$3:$'olah data'.$S$7];2);[.P152]);IF([.R152]=[.P152];[.P152];[.Q152]))" office:value-type="float" office:value="1" calcext:value-type="float">
            <text:p>1</text:p>
          </table:table-cell>
          <table:table-cell table:style-name="ce27" table:formula="of:=IFERROR(INDEX([$'olah data'.$B$4:$'olah data'.$N$39];MATCH([.$A152];[$'olah data'.D$4:$'olah data'.D$39];0);2);&quot;&quot;)">
            <text:p/>
          </table:table-cell>
          <table:table-cell table:style-name="ce27" table:formula="of:=IFERROR(INDEX([$'olah data'.$B$4:$'olah data'.$N$39];MATCH([.$A152];[$'olah data'.E$4:$'olah data'.E$39];0);2);&quot;&quot;)">
            <text:p/>
          </table:table-cell>
          <table:table-cell table:style-name="ce27" table:formula="of:=IFERROR(INDEX([$'olah data'.$B$4:$'olah data'.$N$39];MATCH([.$A152];[$'olah data'.F$4:$'olah data'.F$39];0);2);&quot;&quot;)">
            <text:p/>
          </table:table-cell>
          <table:table-cell table:style-name="ce27" table:formula="of:=IFERROR(INDEX([$'olah data'.$B$4:$'olah data'.$N$39];MATCH([.$A152];[$'olah data'.G$4:$'olah data'.G$39];0);2);&quot;&quot;)">
            <text:p/>
          </table:table-cell>
          <table:table-cell table:style-name="ce27" table:formula="of:=IFERROR(INDEX([$'olah data'.$B$4:$'olah data'.$N$39];MATCH([.$A152];[$'olah data'.H$4:$'olah data'.H$39];0);2);&quot;&quot;)">
            <text:p/>
          </table:table-cell>
          <table:table-cell table:style-name="ce27" table:formula="of:=IFERROR(INDEX([$'olah data'.$B$4:$'olah data'.$N$39];MATCH([.$A152];[$'olah data'.I$4:$'olah data'.I$39];0);2);&quot;&quot;)">
            <text:p/>
          </table:table-cell>
          <table:table-cell table:style-name="ce27" table:formula="of:=IFERROR(INDEX([$'olah data'.$B$4:$'olah data'.$N$39];MATCH([.$A152];[$'olah data'.J$4:$'olah data'.J$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52];[$'olah data'.K$4:$'olah data'.K$39];0);2);&quot;&quot;)">
            <text:p/>
          </table:table-cell>
          <table:table-cell table:style-name="ce27" table:formula="of:=IFERROR(INDEX([$'olah data'.$B$4:$'olah data'.$N$39];MATCH([.$A152];[$'olah data'.L$4:$'olah data'.L$39];0);2);&quot;&quot;)">
            <text:p/>
          </table:table-cell>
          <table:table-cell table:style-name="ce27" table:formula="of:=IFERROR(INDEX([$'olah data'.$B$4:$'olah data'.$N$39];MATCH([.$A152];[$'olah data'.M$4:$'olah data'.M$39];0);2);&quot;&quot;)">
            <text:p/>
          </table:table-cell>
          <table:table-cell table:style-name="ce27" table:formula="of:=IFERROR(INDEX([$'olah data'.$B$4:$'olah data'.$N$39];MATCH([.$A152];[$'olah data'.N$4:$'olah data'.N$39];0);2);&quot;&quot;)">
            <text:p/>
          </table:table-cell>
          <table:table-cell table:style-name="ce27" table:formula="of:=CONCATENATE([.D152];[.E152];[.F152];[.G152];[.H152];[.I152];[.J152];[.K152];[.L152];[.M152];[.N152])" office:value-type="string" office:string-value="Self-forgetful vs. self-conscious experience (10 items)" calcext:value-type="string">
            <text:p>Self-forgetful vs. self-conscious experience (10 items)</text:p>
          </table:table-cell>
          <table:table-cell table:style-name="ce84" table:formula="of:=[$'View Input'.W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2" calcext:value-type="float">
            <text:p>152</text:p>
          </table:table-cell>
          <table:table-cell table:style-name="ce64" office:value-type="float" office:value="1" calcext:value-type="float">
            <text:p>1</text:p>
          </table:table-cell>
          <table:table-cell table:style-name="ce98" table:formula="of:=IF([.R153]=&quot;&quot;;IF([.Q153]=&quot;R&quot;;VLOOKUP([.P153];[$'olah data'.$R$3:$'olah data'.$S$7];2);[.P153]);IF([.R153]=[.P153];[.P153];[.Q153]))" office:value-type="float" office:value="5" calcext:value-type="float">
            <text:p>5</text:p>
          </table:table-cell>
          <table:table-cell table:style-name="ce27" table:formula="of:=IFERROR(INDEX([$'olah data'.$B$4:$'olah data'.$N$39];MATCH([.$A153];[$'olah data'.D$4:$'olah data'.D$39];0);2);&quot;&quot;)">
            <text:p/>
          </table:table-cell>
          <table:table-cell table:style-name="ce27" table:formula="of:=IFERROR(INDEX([$'olah data'.$B$4:$'olah data'.$N$39];MATCH([.$A153];[$'olah data'.E$4:$'olah data'.E$39];0);2);&quot;&quot;)">
            <text:p/>
          </table:table-cell>
          <table:table-cell table:style-name="ce27" table:formula="of:=IFERROR(INDEX([$'olah data'.$B$4:$'olah data'.$N$39];MATCH([.$A153];[$'olah data'.F$4:$'olah data'.F$39];0);2);&quot;&quot;)">
            <text:p/>
          </table:table-cell>
          <table:table-cell table:style-name="ce27" table:formula="of:=IFERROR(INDEX([$'olah data'.$B$4:$'olah data'.$N$39];MATCH([.$A153];[$'olah data'.G$4:$'olah data'.G$39];0);2);&quot;&quot;)" office:value-type="string" office:string-value="Empathy vs. social disinterest (5 items)" calcext:value-type="string">
            <text:p>Empathy vs. social disinterest (5 items)</text:p>
          </table:table-cell>
          <table:table-cell table:style-name="ce27" table:formula="of:=IFERROR(INDEX([$'olah data'.$B$4:$'olah data'.$N$39];MATCH([.$A153];[$'olah data'.H$4:$'olah data'.H$39];0);2);&quot;&quot;)">
            <text:p/>
          </table:table-cell>
          <table:table-cell table:style-name="ce27" table:formula="of:=IFERROR(INDEX([$'olah data'.$B$4:$'olah data'.$N$39];MATCH([.$A153];[$'olah data'.I$4:$'olah data'.I$39];0);2);&quot;&quot;)">
            <text:p/>
          </table:table-cell>
          <table:table-cell table:style-name="ce27" table:formula="of:=IFERROR(INDEX([$'olah data'.$B$4:$'olah data'.$N$39];MATCH([.$A153];[$'olah data'.J$4:$'olah data'.J$39];0);2);&quot;&quot;)">
            <text:p/>
          </table:table-cell>
          <table:table-cell table:style-name="ce27" table:formula="of:=IFERROR(INDEX([$'olah data'.$B$4:$'olah data'.$N$39];MATCH([.$A153];[$'olah data'.K$4:$'olah data'.K$39];0);2);&quot;&quot;)">
            <text:p/>
          </table:table-cell>
          <table:table-cell table:style-name="ce27" table:formula="of:=IFERROR(INDEX([$'olah data'.$B$4:$'olah data'.$N$39];MATCH([.$A153];[$'olah data'.L$4:$'olah data'.L$39];0);2);&quot;&quot;)">
            <text:p/>
          </table:table-cell>
          <table:table-cell table:style-name="ce27" table:formula="of:=IFERROR(INDEX([$'olah data'.$B$4:$'olah data'.$N$39];MATCH([.$A153];[$'olah data'.M$4:$'olah data'.M$39];0);2);&quot;&quot;)">
            <text:p/>
          </table:table-cell>
          <table:table-cell table:style-name="ce27" table:formula="of:=IFERROR(INDEX([$'olah data'.$B$4:$'olah data'.$N$39];MATCH([.$A153];[$'olah data'.N$4:$'olah data'.N$39];0);2);&quot;&quot;)">
            <text:p/>
          </table:table-cell>
          <table:table-cell table:style-name="ce27" table:formula="of:=CONCATENATE([.D153];[.E153];[.F153];[.G153];[.H153];[.I153];[.J153];[.K153];[.L153];[.M153];[.N153])" office:value-type="string" office:string-value="Empathy vs. social disinterest (5 items)" calcext:value-type="string">
            <text:p>Empathy vs. social disinterest (5 items)</text:p>
          </table:table-cell>
          <table:table-cell table:style-name="ce84" table:formula="of:=[$'View Input'.W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3" calcext:value-type="float">
            <text:p>153</text:p>
          </table:table-cell>
          <table:table-cell table:style-name="ce64" office:value-type="float" office:value="4" calcext:value-type="float">
            <text:p>4</text:p>
          </table:table-cell>
          <table:table-cell table:style-name="ce98" table:formula="of:=IF([.R154]=&quot;&quot;;IF([.Q154]=&quot;R&quot;;VLOOKUP([.P154];[$'olah data'.$R$3:$'olah data'.$S$7];2);[.P154]);IF([.R154]=[.P154];[.P154];[.Q154]))" office:value-type="float" office:value="5" calcext:value-type="float">
            <text:p>5</text:p>
          </table:table-cell>
          <table:table-cell table:style-name="ce27" table:formula="of:=IFERROR(INDEX([$'olah data'.$B$4:$'olah data'.$N$39];MATCH([.$A154];[$'olah data'.D$4:$'olah data'.D$39];0);2);&quot;&quot;)">
            <text:p/>
          </table:table-cell>
          <table:table-cell table:style-name="ce27" table:formula="of:=IFERROR(INDEX([$'olah data'.$B$4:$'olah data'.$N$39];MATCH([.$A154];[$'olah data'.E$4:$'olah data'.E$39];0);2);&quot;&quot;)">
            <text:p/>
          </table:table-cell>
          <table:table-cell table:style-name="ce27" table:formula="of:=IFERROR(INDEX([$'olah data'.$B$4:$'olah data'.$N$39];MATCH([.$A154];[$'olah data'.F$4:$'olah data'.F$39];0);2);&quot;&quot;)">
            <text:p/>
          </table:table-cell>
          <table:table-cell table:style-name="ce27" table:formula="of:=IFERROR(INDEX([$'olah data'.$B$4:$'olah data'.$N$39];MATCH([.$A154];[$'olah data'.G$4:$'olah data'.G$39];0);2);&quot;&quot;)">
            <text:p/>
          </table:table-cell>
          <table:table-cell table:style-name="ce27" table:formula="of:=IFERROR(INDEX([$'olah data'.$B$4:$'olah data'.$N$39];MATCH([.$A154];[$'olah data'.H$4:$'olah data'.H$39];0);2);&quot;&quot;)">
            <text:p/>
          </table:table-cell>
          <table:table-cell table:style-name="ce27" table:formula="of:=IFERROR(INDEX([$'olah data'.$B$4:$'olah data'.$N$39];MATCH([.$A154];[$'olah data'.I$4:$'olah data'.I$39];0);2);&quot;&quot;)">
            <text:p/>
          </table:table-cell>
          <table:table-cell table:style-name="ce27" table:formula="of:=IFERROR(INDEX([$'olah data'.$B$4:$'olah data'.$N$39];MATCH([.$A154];[$'olah data'.J$4:$'olah data'.J$39];0);2);&quot;&quot;)">
            <text:p/>
          </table:table-cell>
          <table:table-cell table:style-name="ce27" table:formula="of:=IFERROR(INDEX([$'olah data'.$B$4:$'olah data'.$N$39];MATCH([.$A154];[$'olah data'.K$4:$'olah data'.K$39];0);2);&quot;&quot;)">
            <text:p/>
          </table:table-cell>
          <table:table-cell table:style-name="ce27" table:formula="of:=IFERROR(INDEX([$'olah data'.$B$4:$'olah data'.$N$39];MATCH([.$A154];[$'olah data'.L$4:$'olah data'.L$39];0);2);&quot;&quot;)" office:value-type="string" office:string-value="Ambitious vs underachieving (10 items)" calcext:value-type="string">
            <text:p>Ambitious vs underachieving (10 items)</text:p>
          </table:table-cell>
          <table:table-cell table:style-name="ce27" table:formula="of:=IFERROR(INDEX([$'olah data'.$B$4:$'olah data'.$N$39];MATCH([.$A154];[$'olah data'.M$4:$'olah data'.M$39];0);2);&quot;&quot;)">
            <text:p/>
          </table:table-cell>
          <table:table-cell table:style-name="ce27" table:formula="of:=IFERROR(INDEX([$'olah data'.$B$4:$'olah data'.$N$39];MATCH([.$A154];[$'olah data'.N$4:$'olah data'.N$39];0);2);&quot;&quot;)">
            <text:p/>
          </table:table-cell>
          <table:table-cell table:style-name="ce27" table:formula="of:=CONCATENATE([.D154];[.E154];[.F154];[.G154];[.H154];[.I154];[.J154];[.K154];[.L154];[.M154];[.N154])" office:value-type="string" office:string-value="Ambitious vs underachieving (10 items)" calcext:value-type="string">
            <text:p>Ambitious vs underachieving (10 items)</text:p>
          </table:table-cell>
          <table:table-cell table:style-name="ce84" table:formula="of:=[$'View Input'.W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4" calcext:value-type="float">
            <text:p>154</text:p>
          </table:table-cell>
          <table:table-cell table:style-name="ce64" office:value-type="float" office:value="1" calcext:value-type="float">
            <text:p>1</text:p>
          </table:table-cell>
          <table:table-cell table:style-name="ce98" table:formula="of:=IF([.R155]=&quot;&quot;;IF([.Q155]=&quot;R&quot;;VLOOKUP([.P155];[$'olah data'.$R$3:$'olah data'.$S$7];2);[.P155]);IF([.R155]=[.P155];[.P155];[.Q155]))" office:value-type="float" office:value="4" calcext:value-type="float">
            <text:p>4</text:p>
          </table:table-cell>
          <table:table-cell table:style-name="ce27" table:formula="of:=IFERROR(INDEX([$'olah data'.$B$4:$'olah data'.$N$39];MATCH([.$A155];[$'olah data'.D$4:$'olah data'.D$39];0);2);&quot;&quot;)">
            <text:p/>
          </table:table-cell>
          <table:table-cell table:style-name="ce27" table:formula="of:=IFERROR(INDEX([$'olah data'.$B$4:$'olah data'.$N$39];MATCH([.$A155];[$'olah data'.E$4:$'olah data'.E$39];0);2);&quot;&quot;)">
            <text:p/>
          </table:table-cell>
          <table:table-cell table:style-name="ce27" table:formula="of:=IFERROR(INDEX([$'olah data'.$B$4:$'olah data'.$N$39];MATCH([.$A155];[$'olah data'.F$4:$'olah data'.F$39];0);2);&quot;&quot;)">
            <text:p/>
          </table:table-cell>
          <table:table-cell table:style-name="ce27" table:formula="of:=IFERROR(INDEX([$'olah data'.$B$4:$'olah data'.$N$39];MATCH([.$A155];[$'olah data'.G$4:$'olah data'.G$39];0);2);&quot;&quot;)">
            <text:p/>
          </table:table-cell>
          <table:table-cell table:style-name="ce27" table:formula="of:=IFERROR(INDEX([$'olah data'.$B$4:$'olah data'.$N$39];MATCH([.$A155];[$'olah data'.H$4:$'olah data'.H$39];0);2);&quot;&quot;)">
            <text:p/>
          </table:table-cell>
          <table:table-cell table:style-name="ce27" table:formula="of:=IFERROR(INDEX([$'olah data'.$B$4:$'olah data'.$N$39];MATCH([.$A155];[$'olah data'.I$4:$'olah data'.I$39];0);2);&quot;&quot;)" office:value-type="string" office:string-value="Fear of uncertainty (7 items)" calcext:value-type="string">
            <text:p>Fear of uncertainty (7 items)</text:p>
          </table:table-cell>
          <table:table-cell table:style-name="ce27" table:formula="of:=IFERROR(INDEX([$'olah data'.$B$4:$'olah data'.$N$39];MATCH([.$A155];[$'olah data'.J$4:$'olah data'.J$39];0);2);&quot;&quot;)">
            <text:p/>
          </table:table-cell>
          <table:table-cell table:style-name="ce27" table:formula="of:=IFERROR(INDEX([$'olah data'.$B$4:$'olah data'.$N$39];MATCH([.$A155];[$'olah data'.K$4:$'olah data'.K$39];0);2);&quot;&quot;)">
            <text:p/>
          </table:table-cell>
          <table:table-cell table:style-name="ce27" table:formula="of:=IFERROR(INDEX([$'olah data'.$B$4:$'olah data'.$N$39];MATCH([.$A155];[$'olah data'.L$4:$'olah data'.L$39];0);2);&quot;&quot;)">
            <text:p/>
          </table:table-cell>
          <table:table-cell table:style-name="ce27" table:formula="of:=IFERROR(INDEX([$'olah data'.$B$4:$'olah data'.$N$39];MATCH([.$A155];[$'olah data'.M$4:$'olah data'.M$39];0);2);&quot;&quot;)">
            <text:p/>
          </table:table-cell>
          <table:table-cell table:style-name="ce27" table:formula="of:=IFERROR(INDEX([$'olah data'.$B$4:$'olah data'.$N$39];MATCH([.$A155];[$'olah data'.N$4:$'olah data'.N$39];0);2);&quot;&quot;)">
            <text:p/>
          </table:table-cell>
          <table:table-cell table:style-name="ce27" table:formula="of:=CONCATENATE([.D155];[.E155];[.F155];[.G155];[.H155];[.I155];[.J155];[.K155];[.L155];[.M155];[.N155])" office:value-type="string" office:string-value="Fear of uncertainty (7 items)" calcext:value-type="string">
            <text:p>Fear of uncertainty (7 items)</text:p>
          </table:table-cell>
          <table:table-cell table:style-name="ce84" table:formula="of:=[$'View Input'.W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5" calcext:value-type="float">
            <text:p>155</text:p>
          </table:table-cell>
          <table:table-cell table:style-name="ce64" office:value-type="float" office:value="2" calcext:value-type="float">
            <text:p>2</text:p>
          </table:table-cell>
          <table:table-cell table:style-name="ce98" table:formula="of:=IF([.R156]=&quot;&quot;;IF([.Q156]=&quot;R&quot;;VLOOKUP([.P156];[$'olah data'.$R$3:$'olah data'.$S$7];2);[.P156]);IF([.R156]=[.P156];[.P156];[.Q156]))" office:value-type="float" office:value="1" calcext:value-type="float">
            <text:p>1</text:p>
          </table:table-cell>
          <table:table-cell table:style-name="ce27" table:formula="of:=IFERROR(INDEX([$'olah data'.$B$4:$'olah data'.$N$39];MATCH([.$A156];[$'olah data'.D$4:$'olah data'.D$39];0);2);&quot;&quot;)">
            <text:p/>
          </table:table-cell>
          <table:table-cell table:style-name="ce27" table:formula="of:=IFERROR(INDEX([$'olah data'.$B$4:$'olah data'.$N$39];MATCH([.$A156];[$'olah data'.E$4:$'olah data'.E$39];0);2);&quot;&quot;)">
            <text:p/>
          </table:table-cell>
          <table:table-cell table:style-name="ce27" table:formula="of:=IFERROR(INDEX([$'olah data'.$B$4:$'olah data'.$N$39];MATCH([.$A156];[$'olah data'.F$4:$'olah data'.F$39];0);2);&quot;&quot;)">
            <text:p/>
          </table:table-cell>
          <table:table-cell table:style-name="ce27" table:formula="of:=IFERROR(INDEX([$'olah data'.$B$4:$'olah data'.$N$39];MATCH([.$A156];[$'olah data'.G$4:$'olah data'.G$39];0);2);&quot;&quot;)">
            <text:p/>
          </table:table-cell>
          <table:table-cell table:style-name="ce27" table:formula="of:=IFERROR(INDEX([$'olah data'.$B$4:$'olah data'.$N$39];MATCH([.$A156];[$'olah data'.H$4:$'olah data'.H$39];0);2);&quot;&quot;)">
            <text:p/>
          </table:table-cell>
          <table:table-cell table:style-name="ce27" table:formula="of:=IFERROR(INDEX([$'olah data'.$B$4:$'olah data'.$N$39];MATCH([.$A156];[$'olah data'.I$4:$'olah data'.I$39];0);2);&quot;&quot;)">
            <text:p/>
          </table:table-cell>
          <table:table-cell table:style-name="ce27" table:formula="of:=IFERROR(INDEX([$'olah data'.$B$4:$'olah data'.$N$39];MATCH([.$A156];[$'olah data'.J$4:$'olah data'.J$39];0);2);&quot;&quot;)">
            <text:p/>
          </table:table-cell>
          <table:table-cell table:style-name="ce27" table:formula="of:=IFERROR(INDEX([$'olah data'.$B$4:$'olah data'.$N$39];MATCH([.$A156];[$'olah data'.K$4:$'olah data'.K$39];0);2);&quot;&quot;)" office:value-type="string" office:string-value="Extravagance v. reserve (9 items)" calcext:value-type="string">
            <text:p>Extravagance v. reserve (9 items)</text:p>
          </table:table-cell>
          <table:table-cell table:style-name="ce27" table:formula="of:=IFERROR(INDEX([$'olah data'.$B$4:$'olah data'.$N$39];MATCH([.$A156];[$'olah data'.L$4:$'olah data'.L$39];0);2);&quot;&quot;)">
            <text:p/>
          </table:table-cell>
          <table:table-cell table:style-name="ce27" table:formula="of:=IFERROR(INDEX([$'olah data'.$B$4:$'olah data'.$N$39];MATCH([.$A156];[$'olah data'.M$4:$'olah data'.M$39];0);2);&quot;&quot;)">
            <text:p/>
          </table:table-cell>
          <table:table-cell table:style-name="ce27" table:formula="of:=IFERROR(INDEX([$'olah data'.$B$4:$'olah data'.$N$39];MATCH([.$A156];[$'olah data'.N$4:$'olah data'.N$39];0);2);&quot;&quot;)">
            <text:p/>
          </table:table-cell>
          <table:table-cell table:style-name="ce27" table:formula="of:=CONCATENATE([.D156];[.E156];[.F156];[.G156];[.H156];[.I156];[.J156];[.K156];[.L156];[.M156];[.N156])" office:value-type="string" office:string-value="Extravagance v. reserve (9 items)" calcext:value-type="string">
            <text:p>Extravagance v. reserve (9 items)</text:p>
          </table:table-cell>
          <table:table-cell table:style-name="ce84" table:formula="of:=[$'View Input'.W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6" calcext:value-type="float">
            <text:p>156</text:p>
          </table:table-cell>
          <table:table-cell table:style-name="ce64" office:value-type="float" office:value="2" calcext:value-type="float">
            <text:p>2</text:p>
          </table:table-cell>
          <table:table-cell table:style-name="ce98" table:formula="of:=IF([.R157]=&quot;&quot;;IF([.Q157]=&quot;R&quot;;VLOOKUP([.P157];[$'olah data'.$R$3:$'olah data'.$S$7];2);[.P157]);IF([.R157]=[.P157];[.P157];[.Q157]))" office:value-type="float" office:value="5" calcext:value-type="float">
            <text:p>5</text:p>
          </table:table-cell>
          <table:table-cell table:style-name="ce27" table:formula="of:=IFERROR(INDEX([$'olah data'.$B$4:$'olah data'.$N$39];MATCH([.$A157];[$'olah data'.D$4:$'olah data'.D$39];0);2);&quot;&quot;)">
            <text:p/>
          </table:table-cell>
          <table:table-cell table:style-name="ce27" table:formula="of:=IFERROR(INDEX([$'olah data'.$B$4:$'olah data'.$N$39];MATCH([.$A157];[$'olah data'.E$4:$'olah data'.E$39];0);2);&quot;&quot;)">
            <text:p/>
          </table:table-cell>
          <table:table-cell table:style-name="ce27" table:formula="of:=IFERROR(INDEX([$'olah data'.$B$4:$'olah data'.$N$39];MATCH([.$A157];[$'olah data'.F$4:$'olah data'.F$39];0);2);&quot;&quot;)">
            <text:p/>
          </table:table-cell>
          <table:table-cell table:style-name="ce27" table:formula="of:=IFERROR(INDEX([$'olah data'.$B$4:$'olah data'.$N$39];MATCH([.$A157];[$'olah data'.G$4:$'olah data'.G$39];0);2);&quot;&quot;)">
            <text:p/>
          </table:table-cell>
          <table:table-cell table:style-name="ce27" table:formula="of:=IFERROR(INDEX([$'olah data'.$B$4:$'olah data'.$N$39];MATCH([.$A157];[$'olah data'.H$4:$'olah data'.H$39];0);2);&quot;&quot;)">
            <text:p/>
          </table:table-cell>
          <table:table-cell table:style-name="ce27" table:formula="of:=IFERROR(INDEX([$'olah data'.$B$4:$'olah data'.$N$39];MATCH([.$A157];[$'olah data'.I$4:$'olah data'.I$39];0);2);&quot;&quot;)">
            <text:p/>
          </table:table-cell>
          <table:table-cell table:style-name="ce27" table:formula="of:=IFERROR(INDEX([$'olah data'.$B$4:$'olah data'.$N$39];MATCH([.$A157];[$'olah data'.J$4:$'olah data'.J$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57];[$'olah data'.K$4:$'olah data'.K$39];0);2);&quot;&quot;)">
            <text:p/>
          </table:table-cell>
          <table:table-cell table:style-name="ce27" table:formula="of:=IFERROR(INDEX([$'olah data'.$B$4:$'olah data'.$N$39];MATCH([.$A157];[$'olah data'.L$4:$'olah data'.L$39];0);2);&quot;&quot;)">
            <text:p/>
          </table:table-cell>
          <table:table-cell table:style-name="ce27" table:formula="of:=IFERROR(INDEX([$'olah data'.$B$4:$'olah data'.$N$39];MATCH([.$A157];[$'olah data'.M$4:$'olah data'.M$39];0);2);&quot;&quot;)">
            <text:p/>
          </table:table-cell>
          <table:table-cell table:style-name="ce27" table:formula="of:=IFERROR(INDEX([$'olah data'.$B$4:$'olah data'.$N$39];MATCH([.$A157];[$'olah data'.N$4:$'olah data'.N$39];0);2);&quot;&quot;)">
            <text:p/>
          </table:table-cell>
          <table:table-cell table:style-name="ce27" table:formula="of:=CONCATENATE([.D157];[.E157];[.F157];[.G157];[.H157];[.I157];[.J157];[.K157];[.L157];[.M157];[.N157])" office:value-type="string" office:string-value="Exploratory excitability v. stoic rigidity (10 items)" calcext:value-type="string">
            <text:p>Exploratory excitability v. stoic rigidity (10 items)</text:p>
          </table:table-cell>
          <table:table-cell table:style-name="ce84" table:formula="of:=[$'View Input'.W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7" calcext:value-type="float">
            <text:p>157</text:p>
          </table:table-cell>
          <table:table-cell table:style-name="ce64" office:value-type="float" office:value="4" calcext:value-type="float">
            <text:p>4</text:p>
          </table:table-cell>
          <table:table-cell table:style-name="ce98" table:formula="of:=IF([.R158]=&quot;&quot;;IF([.Q158]=&quot;R&quot;;VLOOKUP([.P158];[$'olah data'.$R$3:$'olah data'.$S$7];2);[.P158]);IF([.R158]=[.P158];[.P158];[.Q158]))" office:value-type="float" office:value="1" calcext:value-type="float">
            <text:p>1</text:p>
          </table:table-cell>
          <table:table-cell table:style-name="ce27" table:formula="of:=IFERROR(INDEX([$'olah data'.$B$4:$'olah data'.$N$39];MATCH([.$A158];[$'olah data'.D$4:$'olah data'.D$39];0);2);&quot;&quot;)">
            <text:p/>
          </table:table-cell>
          <table:table-cell table:style-name="ce27" table:formula="of:=IFERROR(INDEX([$'olah data'.$B$4:$'olah data'.$N$39];MATCH([.$A158];[$'olah data'.E$4:$'olah data'.E$39];0);2);&quot;&quot;)">
            <text:p/>
          </table:table-cell>
          <table:table-cell table:style-name="ce27" table:formula="of:=IFERROR(INDEX([$'olah data'.$B$4:$'olah data'.$N$39];MATCH([.$A158];[$'olah data'.F$4:$'olah data'.F$39];0);2);&quot;&quot;)">
            <text:p/>
          </table:table-cell>
          <table:table-cell table:style-name="ce27" table:formula="of:=IFERROR(INDEX([$'olah data'.$B$4:$'olah data'.$N$39];MATCH([.$A158];[$'olah data'.G$4:$'olah data'.G$39];0);2);&quot;&quot;)">
            <text:p/>
          </table:table-cell>
          <table:table-cell table:style-name="ce27" table:formula="of:=IFERROR(INDEX([$'olah data'.$B$4:$'olah data'.$N$39];MATCH([.$A158];[$'olah data'.H$4:$'olah data'.H$39];0);2);&quot;&quot;)">
            <text:p/>
          </table:table-cell>
          <table:table-cell table:style-name="ce27" table:formula="of:=IFERROR(INDEX([$'olah data'.$B$4:$'olah data'.$N$39];MATCH([.$A158];[$'olah data'.I$4:$'olah data'.I$39];0);2);&quot;&quot;)">
            <text:p/>
          </table:table-cell>
          <table:table-cell table:style-name="ce27" table:formula="of:=IFERROR(INDEX([$'olah data'.$B$4:$'olah data'.$N$39];MATCH([.$A158];[$'olah data'.J$4:$'olah data'.J$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58];[$'olah data'.K$4:$'olah data'.K$39];0);2);&quot;&quot;)">
            <text:p/>
          </table:table-cell>
          <table:table-cell table:style-name="ce27" table:formula="of:=IFERROR(INDEX([$'olah data'.$B$4:$'olah data'.$N$39];MATCH([.$A158];[$'olah data'.L$4:$'olah data'.L$39];0);2);&quot;&quot;)">
            <text:p/>
          </table:table-cell>
          <table:table-cell table:style-name="ce27" table:formula="of:=IFERROR(INDEX([$'olah data'.$B$4:$'olah data'.$N$39];MATCH([.$A158];[$'olah data'.M$4:$'olah data'.M$39];0);2);&quot;&quot;)">
            <text:p/>
          </table:table-cell>
          <table:table-cell table:style-name="ce27" table:formula="of:=IFERROR(INDEX([$'olah data'.$B$4:$'olah data'.$N$39];MATCH([.$A158];[$'olah data'.N$4:$'olah data'.N$39];0);2);&quot;&quot;)">
            <text:p/>
          </table:table-cell>
          <table:table-cell table:style-name="ce27" table:formula="of:=CONCATENATE([.D158];[.E158];[.F158];[.G158];[.H158];[.I158];[.J158];[.K158];[.L158];[.M158];[.N158])" office:value-type="string" office:string-value="Transpersonal identification vs. self-differentiation (8 items)" calcext:value-type="string">
            <text:p>Transpersonal identification vs. self-differentiation (8 items)</text:p>
          </table:table-cell>
          <table:table-cell table:style-name="ce84" table:formula="of:=[$'View Input'.W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8" calcext:value-type="float">
            <text:p>158</text:p>
          </table:table-cell>
          <table:table-cell table:style-name="ce64" office:value-type="float" office:value="2" calcext:value-type="float">
            <text:p>2</text:p>
          </table:table-cell>
          <table:table-cell table:style-name="ce98" table:formula="of:=IF([.R159]=&quot;&quot;;IF([.Q159]=&quot;R&quot;;VLOOKUP([.P159];[$'olah data'.$R$3:$'olah data'.$S$7];2);[.P159]);IF([.R159]=[.P159];[.P159];[.Q159]))" office:value-type="float" office:value="5" calcext:value-type="float">
            <text:p>5</text:p>
          </table:table-cell>
          <table:table-cell table:style-name="ce27" table:formula="of:=IFERROR(INDEX([$'olah data'.$B$4:$'olah data'.$N$39];MATCH([.$A159];[$'olah data'.D$4:$'olah data'.D$39];0);2);&quot;&quot;)">
            <text:p/>
          </table:table-cell>
          <table:table-cell table:style-name="ce27" table:formula="of:=IFERROR(INDEX([$'olah data'.$B$4:$'olah data'.$N$39];MATCH([.$A159];[$'olah data'.E$4:$'olah data'.E$39];0);2);&quot;&quot;)">
            <text:p/>
          </table:table-cell>
          <table:table-cell table:style-name="ce27" table:formula="of:=IFERROR(INDEX([$'olah data'.$B$4:$'olah data'.$N$39];MATCH([.$A159];[$'olah data'.F$4:$'olah data'.F$39];0);2);&quot;&quot;)">
            <text:p/>
          </table:table-cell>
          <table:table-cell table:style-name="ce27" table:formula="of:=IFERROR(INDEX([$'olah data'.$B$4:$'olah data'.$N$39];MATCH([.$A159];[$'olah data'.G$4:$'olah data'.G$39];0);2);&quot;&quot;)">
            <text:p/>
          </table:table-cell>
          <table:table-cell table:style-name="ce27" table:formula="of:=IFERROR(INDEX([$'olah data'.$B$4:$'olah data'.$N$39];MATCH([.$A159];[$'olah data'.H$4:$'olah data'.H$39];0);2);&quot;&quot;)" office:value-type="string" office:string-value="Perfectionist vs pragmatist (8 items)" calcext:value-type="string">
            <text:p>Perfectionist vs pragmatist (8 items)</text:p>
          </table:table-cell>
          <table:table-cell table:style-name="ce27" table:formula="of:=IFERROR(INDEX([$'olah data'.$B$4:$'olah data'.$N$39];MATCH([.$A159];[$'olah data'.I$4:$'olah data'.I$39];0);2);&quot;&quot;)">
            <text:p/>
          </table:table-cell>
          <table:table-cell table:style-name="ce27" table:formula="of:=IFERROR(INDEX([$'olah data'.$B$4:$'olah data'.$N$39];MATCH([.$A159];[$'olah data'.J$4:$'olah data'.J$39];0);2);&quot;&quot;)">
            <text:p/>
          </table:table-cell>
          <table:table-cell table:style-name="ce27" table:formula="of:=IFERROR(INDEX([$'olah data'.$B$4:$'olah data'.$N$39];MATCH([.$A159];[$'olah data'.K$4:$'olah data'.K$39];0);2);&quot;&quot;)">
            <text:p/>
          </table:table-cell>
          <table:table-cell table:style-name="ce27" table:formula="of:=IFERROR(INDEX([$'olah data'.$B$4:$'olah data'.$N$39];MATCH([.$A159];[$'olah data'.L$4:$'olah data'.L$39];0);2);&quot;&quot;)">
            <text:p/>
          </table:table-cell>
          <table:table-cell table:style-name="ce27" table:formula="of:=IFERROR(INDEX([$'olah data'.$B$4:$'olah data'.$N$39];MATCH([.$A159];[$'olah data'.M$4:$'olah data'.M$39];0);2);&quot;&quot;)">
            <text:p/>
          </table:table-cell>
          <table:table-cell table:style-name="ce27" table:formula="of:=IFERROR(INDEX([$'olah data'.$B$4:$'olah data'.$N$39];MATCH([.$A159];[$'olah data'.N$4:$'olah data'.N$39];0);2);&quot;&quot;)">
            <text:p/>
          </table:table-cell>
          <table:table-cell table:style-name="ce27" table:formula="of:=CONCATENATE([.D159];[.E159];[.F159];[.G159];[.H159];[.I159];[.J159];[.K159];[.L159];[.M159];[.N159])" office:value-type="string" office:string-value="Perfectionist vs pragmatist (8 items)" calcext:value-type="string">
            <text:p>Perfectionist vs pragmatist (8 items)</text:p>
          </table:table-cell>
          <table:table-cell table:style-name="ce84" table:formula="of:=[$'View Input'.W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9" calcext:value-type="float">
            <text:p>159</text:p>
          </table:table-cell>
          <table:table-cell table:style-name="ce64" office:value-type="float" office:value="1" calcext:value-type="float">
            <text:p>1</text:p>
          </table:table-cell>
          <table:table-cell table:style-name="ce98" table:formula="of:=IF([.R160]=&quot;&quot;;IF([.Q160]=&quot;R&quot;;VLOOKUP([.P160];[$'olah data'.$R$3:$'olah data'.$S$7];2);[.P160]);IF([.R160]=[.P160];[.P160];[.Q160]))" office:value-type="float" office:value="2" calcext:value-type="float">
            <text:p>2</text:p>
          </table:table-cell>
          <table:table-cell table:style-name="ce27" table:formula="of:=IFERROR(INDEX([$'olah data'.$B$4:$'olah data'.$N$39];MATCH([.$A160];[$'olah data'.D$4:$'olah data'.D$39];0);2);&quot;&quot;)">
            <text:p/>
          </table:table-cell>
          <table:table-cell table:style-name="ce27" table:formula="of:=IFERROR(INDEX([$'olah data'.$B$4:$'olah data'.$N$39];MATCH([.$A160];[$'olah data'.E$4:$'olah data'.E$39];0);2);&quot;&quot;)">
            <text:p/>
          </table:table-cell>
          <table:table-cell table:style-name="ce27" table:formula="of:=IFERROR(INDEX([$'olah data'.$B$4:$'olah data'.$N$39];MATCH([.$A160];[$'olah data'.F$4:$'olah data'.F$39];0);2);&quot;&quot;)">
            <text:p/>
          </table:table-cell>
          <table:table-cell table:style-name="ce27" table:formula="of:=IFERROR(INDEX([$'olah data'.$B$4:$'olah data'.$N$39];MATCH([.$A160];[$'olah data'.G$4:$'olah data'.G$39];0);2);&quot;&quot;)">
            <text:p/>
          </table:table-cell>
          <table:table-cell table:style-name="ce27" table:formula="of:=IFERROR(INDEX([$'olah data'.$B$4:$'olah data'.$N$39];MATCH([.$A160];[$'olah data'.H$4:$'olah data'.H$39];0);2);&quot;&quot;)">
            <text:p/>
          </table:table-cell>
          <table:table-cell table:style-name="ce27" table:formula="of:=IFERROR(INDEX([$'olah data'.$B$4:$'olah data'.$N$39];MATCH([.$A160];[$'olah data'.I$4:$'olah data'.I$39];0);2);&quot;&quot;)" office:value-type="string" office:string-value="Disorderliness v. regimentation (7 items)" calcext:value-type="string">
            <text:p>Disorderliness v. regimentation (7 items)</text:p>
          </table:table-cell>
          <table:table-cell table:style-name="ce27" table:formula="of:=IFERROR(INDEX([$'olah data'.$B$4:$'olah data'.$N$39];MATCH([.$A160];[$'olah data'.J$4:$'olah data'.J$39];0);2);&quot;&quot;)">
            <text:p/>
          </table:table-cell>
          <table:table-cell table:style-name="ce27" table:formula="of:=IFERROR(INDEX([$'olah data'.$B$4:$'olah data'.$N$39];MATCH([.$A160];[$'olah data'.K$4:$'olah data'.K$39];0);2);&quot;&quot;)">
            <text:p/>
          </table:table-cell>
          <table:table-cell table:style-name="ce27" table:formula="of:=IFERROR(INDEX([$'olah data'.$B$4:$'olah data'.$N$39];MATCH([.$A160];[$'olah data'.L$4:$'olah data'.L$39];0);2);&quot;&quot;)">
            <text:p/>
          </table:table-cell>
          <table:table-cell table:style-name="ce27" table:formula="of:=IFERROR(INDEX([$'olah data'.$B$4:$'olah data'.$N$39];MATCH([.$A160];[$'olah data'.M$4:$'olah data'.M$39];0);2);&quot;&quot;)">
            <text:p/>
          </table:table-cell>
          <table:table-cell table:style-name="ce27" table:formula="of:=IFERROR(INDEX([$'olah data'.$B$4:$'olah data'.$N$39];MATCH([.$A160];[$'olah data'.N$4:$'olah data'.N$39];0);2);&quot;&quot;)">
            <text:p/>
          </table:table-cell>
          <table:table-cell table:style-name="ce27" table:formula="of:=CONCATENATE([.D160];[.E160];[.F160];[.G160];[.H160];[.I160];[.J160];[.K160];[.L160];[.M160];[.N160])" office:value-type="string" office:string-value="Disorderliness v. regimentation (7 items)" calcext:value-type="string">
            <text:p>Disorderliness v. regimentation (7 items)</text:p>
          </table:table-cell>
          <table:table-cell table:style-name="ce84" table:formula="of:=[$'View Input'.W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0" calcext:value-type="float">
            <text:p>160</text:p>
          </table:table-cell>
          <table:table-cell table:style-name="ce64" office:value-type="float" office:value="4" calcext:value-type="float">
            <text:p>4</text:p>
          </table:table-cell>
          <table:table-cell table:style-name="ce98" table:formula="of:=IF([.R161]=&quot;&quot;;IF([.Q161]=&quot;R&quot;;VLOOKUP([.P161];[$'olah data'.$R$3:$'olah data'.$S$7];2);[.P161]);IF([.R161]=[.P161];[.P161];[.Q161]))" office:value-type="float" office:value="4" calcext:value-type="float">
            <text:p>4</text:p>
          </table:table-cell>
          <table:table-cell table:style-name="ce27" table:formula="of:=IFERROR(INDEX([$'olah data'.$B$4:$'olah data'.$N$39];MATCH([.$A161];[$'olah data'.D$4:$'olah data'.D$39];0);2);&quot;&quot;)">
            <text:p/>
          </table:table-cell>
          <table:table-cell table:style-name="ce27" table:formula="of:=IFERROR(INDEX([$'olah data'.$B$4:$'olah data'.$N$39];MATCH([.$A161];[$'olah data'.E$4:$'olah data'.E$39];0);2);&quot;&quot;)" office:value-type="string" office:string-value="Enlightened second nature (11 items)" calcext:value-type="string">
            <text:p>Enlightened second nature (11 items)</text:p>
          </table:table-cell>
          <table:table-cell table:style-name="ce27" table:formula="of:=IFERROR(INDEX([$'olah data'.$B$4:$'olah data'.$N$39];MATCH([.$A161];[$'olah data'.F$4:$'olah data'.F$39];0);2);&quot;&quot;)">
            <text:p/>
          </table:table-cell>
          <table:table-cell table:style-name="ce27" table:formula="of:=IFERROR(INDEX([$'olah data'.$B$4:$'olah data'.$N$39];MATCH([.$A161];[$'olah data'.G$4:$'olah data'.G$39];0);2);&quot;&quot;)">
            <text:p/>
          </table:table-cell>
          <table:table-cell table:style-name="ce27" table:formula="of:=IFERROR(INDEX([$'olah data'.$B$4:$'olah data'.$N$39];MATCH([.$A161];[$'olah data'.H$4:$'olah data'.H$39];0);2);&quot;&quot;)">
            <text:p/>
          </table:table-cell>
          <table:table-cell table:style-name="ce27" table:formula="of:=IFERROR(INDEX([$'olah data'.$B$4:$'olah data'.$N$39];MATCH([.$A161];[$'olah data'.I$4:$'olah data'.I$39];0);2);&quot;&quot;)">
            <text:p/>
          </table:table-cell>
          <table:table-cell table:style-name="ce27" table:formula="of:=IFERROR(INDEX([$'olah data'.$B$4:$'olah data'.$N$39];MATCH([.$A161];[$'olah data'.J$4:$'olah data'.J$39];0);2);&quot;&quot;)">
            <text:p/>
          </table:table-cell>
          <table:table-cell table:style-name="ce27" table:formula="of:=IFERROR(INDEX([$'olah data'.$B$4:$'olah data'.$N$39];MATCH([.$A161];[$'olah data'.K$4:$'olah data'.K$39];0);2);&quot;&quot;)">
            <text:p/>
          </table:table-cell>
          <table:table-cell table:style-name="ce27" table:formula="of:=IFERROR(INDEX([$'olah data'.$B$4:$'olah data'.$N$39];MATCH([.$A161];[$'olah data'.L$4:$'olah data'.L$39];0);2);&quot;&quot;)">
            <text:p/>
          </table:table-cell>
          <table:table-cell table:style-name="ce27" table:formula="of:=IFERROR(INDEX([$'olah data'.$B$4:$'olah data'.$N$39];MATCH([.$A161];[$'olah data'.M$4:$'olah data'.M$39];0);2);&quot;&quot;)">
            <text:p/>
          </table:table-cell>
          <table:table-cell table:style-name="ce27" table:formula="of:=IFERROR(INDEX([$'olah data'.$B$4:$'olah data'.$N$39];MATCH([.$A161];[$'olah data'.N$4:$'olah data'.N$39];0);2);&quot;&quot;)">
            <text:p/>
          </table:table-cell>
          <table:table-cell table:style-name="ce27" table:formula="of:=CONCATENATE([.D161];[.E161];[.F161];[.G161];[.H161];[.I161];[.J161];[.K161];[.L161];[.M161];[.N161])" office:value-type="string" office:string-value="Enlightened second nature (11 items)" calcext:value-type="string">
            <text:p>Enlightened second nature (11 items)</text:p>
          </table:table-cell>
          <table:table-cell table:style-name="ce84" table:formula="of:=[$'View Input'.W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61" calcext:value-type="float">
            <text:p>161</text:p>
          </table:table-cell>
          <table:table-cell table:style-name="ce64" office:value-type="float" office:value="4" calcext:value-type="float">
            <text:p>4</text:p>
          </table:table-cell>
          <table:table-cell table:style-name="ce98" table:formula="of:=IF([.R162]=&quot;&quot;;IF([.Q162]=&quot;R&quot;;VLOOKUP([.P162];[$'olah data'.$R$3:$'olah data'.$S$7];2);[.P162]);IF([.R162]=[.P162];[.P162];[.Q162]))" office:value-type="float" office:value="4" calcext:value-type="float">
            <text:p>4</text:p>
          </table:table-cell>
          <table:table-cell table:style-name="ce27" table:formula="of:=IFERROR(INDEX([$'olah data'.$B$4:$'olah data'.$N$39];MATCH([.$A162];[$'olah data'.D$4:$'olah data'.D$39];0);2);&quot;&quot;)">
            <text:p/>
          </table:table-cell>
          <table:table-cell table:style-name="ce27" table:formula="of:=IFERROR(INDEX([$'olah data'.$B$4:$'olah data'.$N$39];MATCH([.$A162];[$'olah data'.E$4:$'olah data'.E$39];0);2);&quot;&quot;)">
            <text:p/>
          </table:table-cell>
          <table:table-cell table:style-name="ce27" table:formula="of:=IFERROR(INDEX([$'olah data'.$B$4:$'olah data'.$N$39];MATCH([.$A162];[$'olah data'.F$4:$'olah data'.F$39];0);2);&quot;&quot;)">
            <text:p/>
          </table:table-cell>
          <table:table-cell table:style-name="ce27" table:formula="of:=IFERROR(INDEX([$'olah data'.$B$4:$'olah data'.$N$39];MATCH([.$A162];[$'olah data'.G$4:$'olah data'.G$39];0);2);&quot;&quot;)">
            <text:p/>
          </table:table-cell>
          <table:table-cell table:style-name="ce27" table:formula="of:=IFERROR(INDEX([$'olah data'.$B$4:$'olah data'.$N$39];MATCH([.$A162];[$'olah data'.H$4:$'olah data'.H$39];0);2);&quot;&quot;)">
            <text:p/>
          </table:table-cell>
          <table:table-cell table:style-name="ce27" table:formula="of:=IFERROR(INDEX([$'olah data'.$B$4:$'olah data'.$N$39];MATCH([.$A162];[$'olah data'.I$4:$'olah data'.I$39];0);2);&quot;&quot;)">
            <text:p/>
          </table:table-cell>
          <table:table-cell table:style-name="ce27" table:formula="of:=IFERROR(INDEX([$'olah data'.$B$4:$'olah data'.$N$39];MATCH([.$A162];[$'olah data'.J$4:$'olah data'.J$39];0);2);&quot;&quot;)">
            <text:p/>
          </table:table-cell>
          <table:table-cell table:style-name="ce27" table:formula="of:=IFERROR(INDEX([$'olah data'.$B$4:$'olah data'.$N$39];MATCH([.$A162];[$'olah data'.K$4:$'olah data'.K$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62];[$'olah data'.L$4:$'olah data'.L$39];0);2);&quot;&quot;)">
            <text:p/>
          </table:table-cell>
          <table:table-cell table:style-name="ce27" table:formula="of:=IFERROR(INDEX([$'olah data'.$B$4:$'olah data'.$N$39];MATCH([.$A162];[$'olah data'.M$4:$'olah data'.M$39];0);2);&quot;&quot;)">
            <text:p/>
          </table:table-cell>
          <table:table-cell table:style-name="ce27" table:formula="of:=IFERROR(INDEX([$'olah data'.$B$4:$'olah data'.$N$39];MATCH([.$A162];[$'olah data'.N$4:$'olah data'.N$39];0);2);&quot;&quot;)">
            <text:p/>
          </table:table-cell>
          <table:table-cell table:style-name="ce27" table:formula="of:=CONCATENATE([.D162];[.E162];[.F162];[.G162];[.H162];[.I162];[.J162];[.K162];[.L162];[.M162];[.N162])" office:value-type="string" office:string-value="Anticipatory worry &amp; pessimismv. uninhibited optimism (11 items)" calcext:value-type="string">
            <text:p>Anticipatory worry &amp; pessimismv. uninhibited optimism (11 items)</text:p>
          </table:table-cell>
          <table:table-cell table:style-name="ce84" table:formula="of:=[$'View Input'.Z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2" calcext:value-type="float">
            <text:p>162</text:p>
          </table:table-cell>
          <table:table-cell table:style-name="ce64" office:value-type="float" office:value="5" calcext:value-type="float">
            <text:p>5</text:p>
          </table:table-cell>
          <table:table-cell table:style-name="ce98" table:formula="of:=IF([.R163]=&quot;&quot;;IF([.Q163]=&quot;R&quot;;VLOOKUP([.P163];[$'olah data'.$R$3:$'olah data'.$S$7];2);[.P163]);IF([.R163]=[.P163];[.P163];[.Q163]))" office:value-type="float" office:value="5" calcext:value-type="float">
            <text:p>5</text:p>
          </table:table-cell>
          <table:table-cell table:style-name="ce27" table:formula="of:=IFERROR(INDEX([$'olah data'.$B$4:$'olah data'.$N$39];MATCH([.$A163];[$'olah data'.D$4:$'olah data'.D$39];0);2);&quot;&quot;)">
            <text:p/>
          </table:table-cell>
          <table:table-cell table:style-name="ce27" table:formula="of:=IFERROR(INDEX([$'olah data'.$B$4:$'olah data'.$N$39];MATCH([.$A163];[$'olah data'.E$4:$'olah data'.E$39];0);2);&quot;&quot;)">
            <text:p/>
          </table:table-cell>
          <table:table-cell table:style-name="ce27" table:formula="of:=IFERROR(INDEX([$'olah data'.$B$4:$'olah data'.$N$39];MATCH([.$A163];[$'olah data'.F$4:$'olah data'.F$39];0);2);&quot;&quot;)">
            <text:p/>
          </table:table-cell>
          <table:table-cell table:style-name="ce27" table:formula="of:=IFERROR(INDEX([$'olah data'.$B$4:$'olah data'.$N$39];MATCH([.$A163];[$'olah data'.G$4:$'olah data'.G$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3];[$'olah data'.H$4:$'olah data'.H$39];0);2);&quot;&quot;)">
            <text:p/>
          </table:table-cell>
          <table:table-cell table:style-name="ce27" table:formula="of:=IFERROR(INDEX([$'olah data'.$B$4:$'olah data'.$N$39];MATCH([.$A163];[$'olah data'.I$4:$'olah data'.I$39];0);2);&quot;&quot;)">
            <text:p/>
          </table:table-cell>
          <table:table-cell table:style-name="ce27" table:formula="of:=IFERROR(INDEX([$'olah data'.$B$4:$'olah data'.$N$39];MATCH([.$A163];[$'olah data'.J$4:$'olah data'.J$39];0);2);&quot;&quot;)">
            <text:p/>
          </table:table-cell>
          <table:table-cell table:style-name="ce27" table:formula="of:=IFERROR(INDEX([$'olah data'.$B$4:$'olah data'.$N$39];MATCH([.$A163];[$'olah data'.K$4:$'olah data'.K$39];0);2);&quot;&quot;)">
            <text:p/>
          </table:table-cell>
          <table:table-cell table:style-name="ce27" table:formula="of:=IFERROR(INDEX([$'olah data'.$B$4:$'olah data'.$N$39];MATCH([.$A163];[$'olah data'.L$4:$'olah data'.L$39];0);2);&quot;&quot;)">
            <text:p/>
          </table:table-cell>
          <table:table-cell table:style-name="ce27" table:formula="of:=IFERROR(INDEX([$'olah data'.$B$4:$'olah data'.$N$39];MATCH([.$A163];[$'olah data'.M$4:$'olah data'.M$39];0);2);&quot;&quot;)">
            <text:p/>
          </table:table-cell>
          <table:table-cell table:style-name="ce27" table:formula="of:=IFERROR(INDEX([$'olah data'.$B$4:$'olah data'.$N$39];MATCH([.$A163];[$'olah data'.N$4:$'olah data'.N$39];0);2);&quot;&quot;)">
            <text:p/>
          </table:table-cell>
          <table:table-cell table:style-name="ce27" table:formula="of:=CONCATENATE([.D163];[.E163];[.F163];[.G163];[.H163];[.I163];[.J163];[.K163];[.L163];[.M163];[.N163])" office:value-type="string" office:string-value="Openness to warm communication vs aloofness (10 items)" calcext:value-type="string">
            <text:p>Openness to warm communication vs aloofness (10 items)</text:p>
          </table:table-cell>
          <table:table-cell table:style-name="ce84" table:formula="of:=[$'View Input'.Z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63" calcext:value-type="float">
            <text:p>163</text:p>
          </table:table-cell>
          <table:table-cell table:style-name="ce64" office:value-type="float" office:value="1" calcext:value-type="float">
            <text:p>1</text:p>
          </table:table-cell>
          <table:table-cell table:style-name="ce98" table:formula="of:=IF([.R164]=&quot;&quot;;IF([.Q164]=&quot;R&quot;;VLOOKUP([.P164];[$'olah data'.$R$3:$'olah data'.$S$7];2);[.P164]);IF([.R164]=[.P164];[.P164];[.Q164]))" office:value-type="float" office:value="3" calcext:value-type="float">
            <text:p>3</text:p>
          </table:table-cell>
          <table:table-cell table:style-name="ce27" table:formula="of:=IFERROR(INDEX([$'olah data'.$B$4:$'olah data'.$N$39];MATCH([.$A164];[$'olah data'.D$4:$'olah data'.D$39];0);2);&quot;&quot;)">
            <text:p/>
          </table:table-cell>
          <table:table-cell table:style-name="ce27" table:formula="of:=IFERROR(INDEX([$'olah data'.$B$4:$'olah data'.$N$39];MATCH([.$A164];[$'olah data'.E$4:$'olah data'.E$39];0);2);&quot;&quot;)">
            <text:p/>
          </table:table-cell>
          <table:table-cell table:style-name="ce27" table:formula="of:=IFERROR(INDEX([$'olah data'.$B$4:$'olah data'.$N$39];MATCH([.$A164];[$'olah data'.F$4:$'olah data'.F$39];0);2);&quot;&quot;)">
            <text:p/>
          </table:table-cell>
          <table:table-cell table:style-name="ce27" table:formula="of:=IFERROR(INDEX([$'olah data'.$B$4:$'olah data'.$N$39];MATCH([.$A164];[$'olah data'.G$4:$'olah data'.G$39];0);2);&quot;&quot;)">
            <text:p/>
          </table:table-cell>
          <table:table-cell table:style-name="ce27" table:formula="of:=IFERROR(INDEX([$'olah data'.$B$4:$'olah data'.$N$39];MATCH([.$A164];[$'olah data'.H$4:$'olah data'.H$39];0);2);&quot;&quot;)" office:value-type="string" office:string-value="Work hardened vs spoiled (8 items)" calcext:value-type="string">
            <text:p>Work hardened vs spoiled (8 items)</text:p>
          </table:table-cell>
          <table:table-cell table:style-name="ce27" table:formula="of:=IFERROR(INDEX([$'olah data'.$B$4:$'olah data'.$N$39];MATCH([.$A164];[$'olah data'.I$4:$'olah data'.I$39];0);2);&quot;&quot;)">
            <text:p/>
          </table:table-cell>
          <table:table-cell table:style-name="ce27" table:formula="of:=IFERROR(INDEX([$'olah data'.$B$4:$'olah data'.$N$39];MATCH([.$A164];[$'olah data'.J$4:$'olah data'.J$39];0);2);&quot;&quot;)">
            <text:p/>
          </table:table-cell>
          <table:table-cell table:style-name="ce27" table:formula="of:=IFERROR(INDEX([$'olah data'.$B$4:$'olah data'.$N$39];MATCH([.$A164];[$'olah data'.K$4:$'olah data'.K$39];0);2);&quot;&quot;)">
            <text:p/>
          </table:table-cell>
          <table:table-cell table:style-name="ce27" table:formula="of:=IFERROR(INDEX([$'olah data'.$B$4:$'olah data'.$N$39];MATCH([.$A164];[$'olah data'.L$4:$'olah data'.L$39];0);2);&quot;&quot;)">
            <text:p/>
          </table:table-cell>
          <table:table-cell table:style-name="ce27" table:formula="of:=IFERROR(INDEX([$'olah data'.$B$4:$'olah data'.$N$39];MATCH([.$A164];[$'olah data'.M$4:$'olah data'.M$39];0);2);&quot;&quot;)">
            <text:p/>
          </table:table-cell>
          <table:table-cell table:style-name="ce27" table:formula="of:=IFERROR(INDEX([$'olah data'.$B$4:$'olah data'.$N$39];MATCH([.$A164];[$'olah data'.N$4:$'olah data'.N$39];0);2);&quot;&quot;)">
            <text:p/>
          </table:table-cell>
          <table:table-cell table:style-name="ce27" table:formula="of:=CONCATENATE([.D164];[.E164];[.F164];[.G164];[.H164];[.I164];[.J164];[.K164];[.L164];[.M164];[.N164])" office:value-type="string" office:string-value="Work hardened vs spoiled (8 items)" calcext:value-type="string">
            <text:p>Work hardened vs spoiled (8 items)</text:p>
          </table:table-cell>
          <table:table-cell table:style-name="ce84" table:formula="of:=[$'View Input'.Z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64" calcext:value-type="float">
            <text:p>164</text:p>
          </table:table-cell>
          <table:table-cell table:style-name="ce64" office:value-type="float" office:value="1" calcext:value-type="float">
            <text:p>1</text:p>
          </table:table-cell>
          <table:table-cell table:style-name="ce98" table:formula="of:=IF([.R165]=&quot;&quot;;IF([.Q165]=&quot;R&quot;;VLOOKUP([.P165];[$'olah data'.$R$3:$'olah data'.$S$7];2);[.P165]);IF([.R165]=[.P165];[.P165];[.Q165]))" office:value-type="float" office:value="1" calcext:value-type="float">
            <text:p>1</text:p>
          </table:table-cell>
          <table:table-cell table:style-name="ce27" table:formula="of:=IFERROR(INDEX([$'olah data'.$B$4:$'olah data'.$N$39];MATCH([.$A165];[$'olah data'.D$4:$'olah data'.D$39];0);2);&quot;&quot;)">
            <text:p/>
          </table:table-cell>
          <table:table-cell table:style-name="ce27" table:formula="of:=IFERROR(INDEX([$'olah data'.$B$4:$'olah data'.$N$39];MATCH([.$A165];[$'olah data'.E$4:$'olah data'.E$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65];[$'olah data'.F$4:$'olah data'.F$39];0);2);&quot;&quot;)">
            <text:p/>
          </table:table-cell>
          <table:table-cell table:style-name="ce27" table:formula="of:=IFERROR(INDEX([$'olah data'.$B$4:$'olah data'.$N$39];MATCH([.$A165];[$'olah data'.G$4:$'olah data'.G$39];0);2);&quot;&quot;)">
            <text:p/>
          </table:table-cell>
          <table:table-cell table:style-name="ce27" table:formula="of:=IFERROR(INDEX([$'olah data'.$B$4:$'olah data'.$N$39];MATCH([.$A165];[$'olah data'.H$4:$'olah data'.H$39];0);2);&quot;&quot;)">
            <text:p/>
          </table:table-cell>
          <table:table-cell table:style-name="ce27" table:formula="of:=IFERROR(INDEX([$'olah data'.$B$4:$'olah data'.$N$39];MATCH([.$A165];[$'olah data'.I$4:$'olah data'.I$39];0);2);&quot;&quot;)">
            <text:p/>
          </table:table-cell>
          <table:table-cell table:style-name="ce27" table:formula="of:=IFERROR(INDEX([$'olah data'.$B$4:$'olah data'.$N$39];MATCH([.$A165];[$'olah data'.J$4:$'olah data'.J$39];0);2);&quot;&quot;)">
            <text:p/>
          </table:table-cell>
          <table:table-cell table:style-name="ce27" table:formula="of:=IFERROR(INDEX([$'olah data'.$B$4:$'olah data'.$N$39];MATCH([.$A165];[$'olah data'.K$4:$'olah data'.K$39];0);2);&quot;&quot;)">
            <text:p/>
          </table:table-cell>
          <table:table-cell table:style-name="ce27" table:formula="of:=IFERROR(INDEX([$'olah data'.$B$4:$'olah data'.$N$39];MATCH([.$A165];[$'olah data'.L$4:$'olah data'.L$39];0);2);&quot;&quot;)">
            <text:p/>
          </table:table-cell>
          <table:table-cell table:style-name="ce27" table:formula="of:=IFERROR(INDEX([$'olah data'.$B$4:$'olah data'.$N$39];MATCH([.$A165];[$'olah data'.M$4:$'olah data'.M$39];0);2);&quot;&quot;)">
            <text:p/>
          </table:table-cell>
          <table:table-cell table:style-name="ce27" table:formula="of:=IFERROR(INDEX([$'olah data'.$B$4:$'olah data'.$N$39];MATCH([.$A165];[$'olah data'.N$4:$'olah data'.N$39];0);2);&quot;&quot;)">
            <text:p/>
          </table:table-cell>
          <table:table-cell table:style-name="ce27" table:formula="of:=CONCATENATE([.D165];[.E165];[.F165];[.G165];[.H165];[.I165];[.J165];[.K165];[.L165];[.M165];[.N165])" office:value-type="string" office:string-value="Pure-hearted conscience vs. self-serving advantage (8 items)" calcext:value-type="string">
            <text:p>Pure-hearted conscience vs. self-serving advantage (8 items)</text:p>
          </table:table-cell>
          <table:table-cell table:style-name="ce84" table:formula="of:=[$'View Input'.Z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65" calcext:value-type="float">
            <text:p>165</text:p>
          </table:table-cell>
          <table:table-cell table:style-name="ce64" office:value-type="float" office:value="5" calcext:value-type="float">
            <text:p>5</text:p>
          </table:table-cell>
          <table:table-cell table:style-name="ce98" table:formula="of:=IF([.R166]=&quot;&quot;;IF([.Q166]=&quot;R&quot;;VLOOKUP([.P166];[$'olah data'.$R$3:$'olah data'.$S$7];2);[.P166]);IF([.R166]=[.P166];[.P166];[.Q166]))" office:value-type="float" office:value="1" calcext:value-type="float">
            <text:p>1</text:p>
          </table:table-cell>
          <table:table-cell table:style-name="ce27" table:formula="of:=IFERROR(INDEX([$'olah data'.$B$4:$'olah data'.$N$39];MATCH([.$A166];[$'olah data'.D$4:$'olah data'.D$39];0);2);&quot;&quot;)">
            <text:p/>
          </table:table-cell>
          <table:table-cell table:style-name="ce27" table:formula="of:=IFERROR(INDEX([$'olah data'.$B$4:$'olah data'.$N$39];MATCH([.$A166];[$'olah data'.E$4:$'olah data'.E$39];0);2);&quot;&quot;)">
            <text:p/>
          </table:table-cell>
          <table:table-cell table:style-name="ce27" table:formula="of:=IFERROR(INDEX([$'olah data'.$B$4:$'olah data'.$N$39];MATCH([.$A166];[$'olah data'.F$4:$'olah data'.F$39];0);2);&quot;&quot;)">
            <text:p/>
          </table:table-cell>
          <table:table-cell table:style-name="ce27" table:formula="of:=IFERROR(INDEX([$'olah data'.$B$4:$'olah data'.$N$39];MATCH([.$A166];[$'olah data'.G$4:$'olah data'.G$39];0);2);&quot;&quot;)">
            <text:p/>
          </table:table-cell>
          <table:table-cell table:style-name="ce27" table:formula="of:=IFERROR(INDEX([$'olah data'.$B$4:$'olah data'.$N$39];MATCH([.$A166];[$'olah data'.H$4:$'olah data'.H$39];0);2);&quot;&quot;)">
            <text:p/>
          </table:table-cell>
          <table:table-cell table:style-name="ce27" table:formula="of:=IFERROR(INDEX([$'olah data'.$B$4:$'olah data'.$N$39];MATCH([.$A166];[$'olah data'.I$4:$'olah data'.I$39];0);2);&quot;&quot;)">
            <text:p/>
          </table:table-cell>
          <table:table-cell table:style-name="ce27" table:formula="of:=IFERROR(INDEX([$'olah data'.$B$4:$'olah data'.$N$39];MATCH([.$A166];[$'olah data'.J$4:$'olah data'.J$39];0);2);&quot;&quot;)">
            <text:p/>
          </table:table-cell>
          <table:table-cell table:style-name="ce27" table:formula="of:=IFERROR(INDEX([$'olah data'.$B$4:$'olah data'.$N$39];MATCH([.$A166];[$'olah data'.K$4:$'olah data'.K$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66];[$'olah data'.L$4:$'olah data'.L$39];0);2);&quot;&quot;)">
            <text:p/>
          </table:table-cell>
          <table:table-cell table:style-name="ce27" table:formula="of:=IFERROR(INDEX([$'olah data'.$B$4:$'olah data'.$N$39];MATCH([.$A166];[$'olah data'.M$4:$'olah data'.M$39];0);2);&quot;&quot;)">
            <text:p/>
          </table:table-cell>
          <table:table-cell table:style-name="ce27" table:formula="of:=IFERROR(INDEX([$'olah data'.$B$4:$'olah data'.$N$39];MATCH([.$A166];[$'olah data'.N$4:$'olah data'.N$39];0);2);&quot;&quot;)">
            <text:p/>
          </table:table-cell>
          <table:table-cell table:style-name="ce27" table:formula="of:=CONCATENATE([.D166];[.E166];[.F166];[.G166];[.H166];[.I166];[.J166];[.K166];[.L166];[.M166];[.N166])" office:value-type="string" office:string-value="Exploratory excitability v. stoic rigidity (10 items)" calcext:value-type="string">
            <text:p>Exploratory excitability v. stoic rigidity (10 items)</text:p>
          </table:table-cell>
          <table:table-cell table:style-name="ce84" table:formula="of:=[$'View Input'.Z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6" calcext:value-type="float">
            <text:p>166</text:p>
          </table:table-cell>
          <table:table-cell table:style-name="ce64" office:value-type="float" office:value="4" calcext:value-type="float">
            <text:p>4</text:p>
          </table:table-cell>
          <table:table-cell table:style-name="ce98" table:formula="of:=IF([.R167]=&quot;&quot;;IF([.Q167]=&quot;R&quot;;VLOOKUP([.P167];[$'olah data'.$R$3:$'olah data'.$S$7];2);[.P167]);IF([.R167]=[.P167];[.P167];[.Q167]))" office:value-type="float" office:value="1" calcext:value-type="float">
            <text:p>1</text:p>
          </table:table-cell>
          <table:table-cell table:style-name="ce27" table:formula="of:=IFERROR(INDEX([$'olah data'.$B$4:$'olah data'.$N$39];MATCH([.$A167];[$'olah data'.D$4:$'olah data'.D$39];0);2);&quot;&quot;)">
            <text:p/>
          </table:table-cell>
          <table:table-cell table:style-name="ce27" table:formula="of:=IFERROR(INDEX([$'olah data'.$B$4:$'olah data'.$N$39];MATCH([.$A167];[$'olah data'.E$4:$'olah data'.E$39];0);2);&quot;&quot;)">
            <text:p/>
          </table:table-cell>
          <table:table-cell table:style-name="ce27" table:formula="of:=IFERROR(INDEX([$'olah data'.$B$4:$'olah data'.$N$39];MATCH([.$A167];[$'olah data'.F$4:$'olah data'.F$39];0);2);&quot;&quot;)">
            <text:p/>
          </table:table-cell>
          <table:table-cell table:style-name="ce27" table:formula="of:=IFERROR(INDEX([$'olah data'.$B$4:$'olah data'.$N$39];MATCH([.$A167];[$'olah data'.G$4:$'olah data'.G$39];0);2);&quot;&quot;)">
            <text:p/>
          </table:table-cell>
          <table:table-cell table:style-name="ce27" table:formula="of:=IFERROR(INDEX([$'olah data'.$B$4:$'olah data'.$N$39];MATCH([.$A167];[$'olah data'.H$4:$'olah data'.H$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7];[$'olah data'.I$4:$'olah data'.I$39];0);2);&quot;&quot;)">
            <text:p/>
          </table:table-cell>
          <table:table-cell table:style-name="ce27" table:formula="of:=IFERROR(INDEX([$'olah data'.$B$4:$'olah data'.$N$39];MATCH([.$A167];[$'olah data'.J$4:$'olah data'.J$39];0);2);&quot;&quot;)">
            <text:p/>
          </table:table-cell>
          <table:table-cell table:style-name="ce27" table:formula="of:=IFERROR(INDEX([$'olah data'.$B$4:$'olah data'.$N$39];MATCH([.$A167];[$'olah data'.K$4:$'olah data'.K$39];0);2);&quot;&quot;)">
            <text:p/>
          </table:table-cell>
          <table:table-cell table:style-name="ce27" table:formula="of:=IFERROR(INDEX([$'olah data'.$B$4:$'olah data'.$N$39];MATCH([.$A167];[$'olah data'.L$4:$'olah data'.L$39];0);2);&quot;&quot;)">
            <text:p/>
          </table:table-cell>
          <table:table-cell table:style-name="ce27" table:formula="of:=IFERROR(INDEX([$'olah data'.$B$4:$'olah data'.$N$39];MATCH([.$A167];[$'olah data'.M$4:$'olah data'.M$39];0);2);&quot;&quot;)">
            <text:p/>
          </table:table-cell>
          <table:table-cell table:style-name="ce27" table:formula="of:=IFERROR(INDEX([$'olah data'.$B$4:$'olah data'.$N$39];MATCH([.$A167];[$'olah data'.N$4:$'olah data'.N$39];0);2);&quot;&quot;)">
            <text:p/>
          </table:table-cell>
          <table:table-cell table:style-name="ce27" table:formula="of:=CONCATENATE([.D167];[.E167];[.F167];[.G167];[.H167];[.I167];[.J167];[.K167];[.L167];[.M167];[.N167])" office:value-type="string" office:string-value="Openness to warm communication vs aloofness (10 items)" calcext:value-type="string">
            <text:p>Openness to warm communication vs aloofness (10 items)</text:p>
          </table:table-cell>
          <table:table-cell table:style-name="ce84" table:formula="of:=[$'View Input'.Z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67" calcext:value-type="float">
            <text:p>167</text:p>
          </table:table-cell>
          <table:table-cell table:style-name="ce64" office:value-type="float" office:value="2" calcext:value-type="float">
            <text:p>2</text:p>
          </table:table-cell>
          <table:table-cell table:style-name="ce98" table:formula="of:=IF([.R168]=&quot;&quot;;IF([.Q168]=&quot;R&quot;;VLOOKUP([.P168];[$'olah data'.$R$3:$'olah data'.$S$7];2);[.P168]);IF([.R168]=[.P168];[.P168];[.Q168]))" office:value-type="float" office:value="2" calcext:value-type="float">
            <text:p>2</text:p>
          </table:table-cell>
          <table:table-cell table:style-name="ce27" table:formula="of:=IFERROR(INDEX([$'olah data'.$B$4:$'olah data'.$N$39];MATCH([.$A168];[$'olah data'.D$4:$'olah data'.D$39];0);2);&quot;&quot;)">
            <text:p/>
          </table:table-cell>
          <table:table-cell table:style-name="ce27" table:formula="of:=IFERROR(INDEX([$'olah data'.$B$4:$'olah data'.$N$39];MATCH([.$A168];[$'olah data'.E$4:$'olah data'.E$39];0);2);&quot;&quot;)">
            <text:p/>
          </table:table-cell>
          <table:table-cell table:style-name="ce27" table:formula="of:=IFERROR(INDEX([$'olah data'.$B$4:$'olah data'.$N$39];MATCH([.$A168];[$'olah data'.F$4:$'olah data'.F$39];0);2);&quot;&quot;)">
            <text:p/>
          </table:table-cell>
          <table:table-cell table:style-name="ce27" table:formula="of:=IFERROR(INDEX([$'olah data'.$B$4:$'olah data'.$N$39];MATCH([.$A168];[$'olah data'.G$4:$'olah data'.G$39];0);2);&quot;&quot;)">
            <text:p/>
          </table:table-cell>
          <table:table-cell table:style-name="ce27" table:formula="of:=IFERROR(INDEX([$'olah data'.$B$4:$'olah data'.$N$39];MATCH([.$A168];[$'olah data'.H$4:$'olah data'.H$39];0);2);&quot;&quot;)">
            <text:p/>
          </table:table-cell>
          <table:table-cell table:style-name="ce27" table:formula="of:=IFERROR(INDEX([$'olah data'.$B$4:$'olah data'.$N$39];MATCH([.$A168];[$'olah data'.I$4:$'olah data'.I$39];0);2);&quot;&quot;)">
            <text:p/>
          </table:table-cell>
          <table:table-cell table:style-name="ce27" table:formula="of:=IFERROR(INDEX([$'olah data'.$B$4:$'olah data'.$N$39];MATCH([.$A168];[$'olah data'.J$4:$'olah data'.J$39];0);2);&quot;&quot;)" office:value-type="string" office:string-value="Responsibility vs. blaming (8 items)" calcext:value-type="string">
            <text:p>Responsibility vs. blaming (8 items)</text:p>
          </table:table-cell>
          <table:table-cell table:style-name="ce27" table:formula="of:=IFERROR(INDEX([$'olah data'.$B$4:$'olah data'.$N$39];MATCH([.$A168];[$'olah data'.K$4:$'olah data'.K$39];0);2);&quot;&quot;)">
            <text:p/>
          </table:table-cell>
          <table:table-cell table:style-name="ce27" table:formula="of:=IFERROR(INDEX([$'olah data'.$B$4:$'olah data'.$N$39];MATCH([.$A168];[$'olah data'.L$4:$'olah data'.L$39];0);2);&quot;&quot;)">
            <text:p/>
          </table:table-cell>
          <table:table-cell table:style-name="ce27" table:formula="of:=IFERROR(INDEX([$'olah data'.$B$4:$'olah data'.$N$39];MATCH([.$A168];[$'olah data'.M$4:$'olah data'.M$39];0);2);&quot;&quot;)">
            <text:p/>
          </table:table-cell>
          <table:table-cell table:style-name="ce27" table:formula="of:=IFERROR(INDEX([$'olah data'.$B$4:$'olah data'.$N$39];MATCH([.$A168];[$'olah data'.N$4:$'olah data'.N$39];0);2);&quot;&quot;)">
            <text:p/>
          </table:table-cell>
          <table:table-cell table:style-name="ce27" table:formula="of:=CONCATENATE([.D168];[.E168];[.F168];[.G168];[.H168];[.I168];[.J168];[.K168];[.L168];[.M168];[.N168])" office:value-type="string" office:string-value="Responsibility vs. blaming (8 items)" calcext:value-type="string">
            <text:p>Responsibility vs. blaming (8 items)</text:p>
          </table:table-cell>
          <table:table-cell table:style-name="ce84" table:formula="of:=[$'View Input'.Z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8" calcext:value-type="float">
            <text:p>168</text:p>
          </table:table-cell>
          <table:table-cell table:style-name="ce64" office:value-type="float" office:value="3" calcext:value-type="float">
            <text:p>3</text:p>
          </table:table-cell>
          <table:table-cell table:style-name="ce98" table:formula="of:=IF([.R169]=&quot;&quot;;IF([.Q169]=&quot;R&quot;;VLOOKUP([.P169];[$'olah data'.$R$3:$'olah data'.$S$7];2);[.P169]);IF([.R169]=[.P169];[.P169];[.Q169]))" office:value-type="float" office:value="3" calcext:value-type="float">
            <text:p>3</text:p>
          </table:table-cell>
          <table:table-cell table:style-name="ce27" table:formula="of:=IFERROR(INDEX([$'olah data'.$B$4:$'olah data'.$N$39];MATCH([.$A169];[$'olah data'.D$4:$'olah data'.D$39];0);2);&quot;&quot;)">
            <text:p/>
          </table:table-cell>
          <table:table-cell table:style-name="ce27" table:formula="of:=IFERROR(INDEX([$'olah data'.$B$4:$'olah data'.$N$39];MATCH([.$A169];[$'olah data'.E$4:$'olah data'.E$39];0);2);&quot;&quot;)">
            <text:p/>
          </table:table-cell>
          <table:table-cell table:style-name="ce27" table:formula="of:=IFERROR(INDEX([$'olah data'.$B$4:$'olah data'.$N$39];MATCH([.$A169];[$'olah data'.F$4:$'olah data'.F$39];0);2);&quot;&quot;)">
            <text:p/>
          </table:table-cell>
          <table:table-cell table:style-name="ce27" table:formula="of:=IFERROR(INDEX([$'olah data'.$B$4:$'olah data'.$N$39];MATCH([.$A169];[$'olah data'.G$4:$'olah data'.G$39];0);2);&quot;&quot;)" office:value-type="string" office:string-value="Self-acceptance vs. self-striving (10 items)" calcext:value-type="string">
            <text:p>Self-acceptance vs. self-striving (10 items)</text:p>
          </table:table-cell>
          <table:table-cell table:style-name="ce27" table:formula="of:=IFERROR(INDEX([$'olah data'.$B$4:$'olah data'.$N$39];MATCH([.$A169];[$'olah data'.H$4:$'olah data'.H$39];0);2);&quot;&quot;)">
            <text:p/>
          </table:table-cell>
          <table:table-cell table:style-name="ce27" table:formula="of:=IFERROR(INDEX([$'olah data'.$B$4:$'olah data'.$N$39];MATCH([.$A169];[$'olah data'.I$4:$'olah data'.I$39];0);2);&quot;&quot;)">
            <text:p/>
          </table:table-cell>
          <table:table-cell table:style-name="ce27" table:formula="of:=IFERROR(INDEX([$'olah data'.$B$4:$'olah data'.$N$39];MATCH([.$A169];[$'olah data'.J$4:$'olah data'.J$39];0);2);&quot;&quot;)">
            <text:p/>
          </table:table-cell>
          <table:table-cell table:style-name="ce27" table:formula="of:=IFERROR(INDEX([$'olah data'.$B$4:$'olah data'.$N$39];MATCH([.$A169];[$'olah data'.K$4:$'olah data'.K$39];0);2);&quot;&quot;)">
            <text:p/>
          </table:table-cell>
          <table:table-cell table:style-name="ce27" table:formula="of:=IFERROR(INDEX([$'olah data'.$B$4:$'olah data'.$N$39];MATCH([.$A169];[$'olah data'.L$4:$'olah data'.L$39];0);2);&quot;&quot;)">
            <text:p/>
          </table:table-cell>
          <table:table-cell table:style-name="ce27" table:formula="of:=IFERROR(INDEX([$'olah data'.$B$4:$'olah data'.$N$39];MATCH([.$A169];[$'olah data'.M$4:$'olah data'.M$39];0);2);&quot;&quot;)">
            <text:p/>
          </table:table-cell>
          <table:table-cell table:style-name="ce27" table:formula="of:=IFERROR(INDEX([$'olah data'.$B$4:$'olah data'.$N$39];MATCH([.$A169];[$'olah data'.N$4:$'olah data'.N$39];0);2);&quot;&quot;)">
            <text:p/>
          </table:table-cell>
          <table:table-cell table:style-name="ce27" table:formula="of:=CONCATENATE([.D169];[.E169];[.F169];[.G169];[.H169];[.I169];[.J169];[.K169];[.L169];[.M169];[.N169])" office:value-type="string" office:string-value="Self-acceptance vs. self-striving (10 items)" calcext:value-type="string">
            <text:p>Self-acceptance vs. self-striving (10 items)</text:p>
          </table:table-cell>
          <table:table-cell table:style-name="ce84" table:formula="of:=[$'View Input'.Z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9" calcext:value-type="float">
            <text:p>169</text:p>
          </table:table-cell>
          <table:table-cell table:style-name="ce64" office:value-type="float" office:value="1" calcext:value-type="float">
            <text:p>1</text:p>
          </table:table-cell>
          <table:table-cell table:style-name="ce98" table:formula="of:=IF([.R170]=&quot;&quot;;IF([.Q170]=&quot;R&quot;;VLOOKUP([.P170];[$'olah data'.$R$3:$'olah data'.$S$7];2);[.P170]);IF([.R170]=[.P170];[.P170];[.Q170]))" office:value-type="float" office:value="1" calcext:value-type="float">
            <text:p>1</text:p>
          </table:table-cell>
          <table:table-cell table:style-name="ce27" table:formula="of:=IFERROR(INDEX([$'olah data'.$B$4:$'olah data'.$N$39];MATCH([.$A170];[$'olah data'.D$4:$'olah data'.D$39];0);2);&quot;&quot;)">
            <text:p/>
          </table:table-cell>
          <table:table-cell table:style-name="ce27" table:formula="of:=IFERROR(INDEX([$'olah data'.$B$4:$'olah data'.$N$39];MATCH([.$A170];[$'olah data'.E$4:$'olah data'.E$39];0);2);&quot;&quot;)">
            <text:p/>
          </table:table-cell>
          <table:table-cell table:style-name="ce27" table:formula="of:=IFERROR(INDEX([$'olah data'.$B$4:$'olah data'.$N$39];MATCH([.$A170];[$'olah data'.F$4:$'olah data'.F$39];0);2);&quot;&quot;)" office:value-type="string" office:string-value="Fatigability v. asthenia (8 items)" calcext:value-type="string">
            <text:p>Fatigability v. asthenia (8 items)</text:p>
          </table:table-cell>
          <table:table-cell table:style-name="ce27" table:formula="of:=IFERROR(INDEX([$'olah data'.$B$4:$'olah data'.$N$39];MATCH([.$A170];[$'olah data'.G$4:$'olah data'.G$39];0);2);&quot;&quot;)">
            <text:p/>
          </table:table-cell>
          <table:table-cell table:style-name="ce27" table:formula="of:=IFERROR(INDEX([$'olah data'.$B$4:$'olah data'.$N$39];MATCH([.$A170];[$'olah data'.H$4:$'olah data'.H$39];0);2);&quot;&quot;)">
            <text:p/>
          </table:table-cell>
          <table:table-cell table:style-name="ce27" table:formula="of:=IFERROR(INDEX([$'olah data'.$B$4:$'olah data'.$N$39];MATCH([.$A170];[$'olah data'.I$4:$'olah data'.I$39];0);2);&quot;&quot;)">
            <text:p/>
          </table:table-cell>
          <table:table-cell table:style-name="ce27" table:formula="of:=IFERROR(INDEX([$'olah data'.$B$4:$'olah data'.$N$39];MATCH([.$A170];[$'olah data'.J$4:$'olah data'.J$39];0);2);&quot;&quot;)">
            <text:p/>
          </table:table-cell>
          <table:table-cell table:style-name="ce27" table:formula="of:=IFERROR(INDEX([$'olah data'.$B$4:$'olah data'.$N$39];MATCH([.$A170];[$'olah data'.K$4:$'olah data'.K$39];0);2);&quot;&quot;)">
            <text:p/>
          </table:table-cell>
          <table:table-cell table:style-name="ce27" table:formula="of:=IFERROR(INDEX([$'olah data'.$B$4:$'olah data'.$N$39];MATCH([.$A170];[$'olah data'.L$4:$'olah data'.L$39];0);2);&quot;&quot;)">
            <text:p/>
          </table:table-cell>
          <table:table-cell table:style-name="ce27" table:formula="of:=IFERROR(INDEX([$'olah data'.$B$4:$'olah data'.$N$39];MATCH([.$A170];[$'olah data'.M$4:$'olah data'.M$39];0);2);&quot;&quot;)">
            <text:p/>
          </table:table-cell>
          <table:table-cell table:style-name="ce27" table:formula="of:=IFERROR(INDEX([$'olah data'.$B$4:$'olah data'.$N$39];MATCH([.$A170];[$'olah data'.N$4:$'olah data'.N$39];0);2);&quot;&quot;)">
            <text:p/>
          </table:table-cell>
          <table:table-cell table:style-name="ce27" table:formula="of:=CONCATENATE([.D170];[.E170];[.F170];[.G170];[.H170];[.I170];[.J170];[.K170];[.L170];[.M170];[.N170])" office:value-type="string" office:string-value="Fatigability v. asthenia (8 items)" calcext:value-type="string">
            <text:p>Fatigability v. asthenia (8 items)</text:p>
          </table:table-cell>
          <table:table-cell table:style-name="ce84" table:formula="of:=[$'View Input'.Z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0" calcext:value-type="float">
            <text:p>170</text:p>
          </table:table-cell>
          <table:table-cell table:style-name="ce64" office:value-type="float" office:value="3" calcext:value-type="float">
            <text:p>3</text:p>
          </table:table-cell>
          <table:table-cell table:style-name="ce98" table:formula="of:=IF([.R171]=&quot;&quot;;IF([.Q171]=&quot;R&quot;;VLOOKUP([.P171];[$'olah data'.$R$3:$'olah data'.$S$7];2);[.P171]);IF([.R171]=[.P171];[.P171];[.Q171]))" office:value-type="float" office:value="5" calcext:value-type="float">
            <text:p>5</text:p>
          </table:table-cell>
          <table:table-cell table:style-name="ce27" table:formula="of:=IFERROR(INDEX([$'olah data'.$B$4:$'olah data'.$N$39];MATCH([.$A171];[$'olah data'.D$4:$'olah data'.D$39];0);2);&quot;&quot;)">
            <text:p/>
          </table:table-cell>
          <table:table-cell table:style-name="ce27" table:formula="of:=IFERROR(INDEX([$'olah data'.$B$4:$'olah data'.$N$39];MATCH([.$A171];[$'olah data'.E$4:$'olah data'.E$39];0);2);&quot;&quot;)">
            <text:p/>
          </table:table-cell>
          <table:table-cell table:style-name="ce27" table:formula="of:=IFERROR(INDEX([$'olah data'.$B$4:$'olah data'.$N$39];MATCH([.$A171];[$'olah data'.F$4:$'olah data'.F$39];0);2);&quot;&quot;)">
            <text:p/>
          </table:table-cell>
          <table:table-cell table:style-name="ce27" table:formula="of:=IFERROR(INDEX([$'olah data'.$B$4:$'olah data'.$N$39];MATCH([.$A171];[$'olah data'.G$4:$'olah data'.G$39];0);2);&quot;&quot;)">
            <text:p/>
          </table:table-cell>
          <table:table-cell table:style-name="ce27" table:formula="of:=IFERROR(INDEX([$'olah data'.$B$4:$'olah data'.$N$39];MATCH([.$A171];[$'olah data'.H$4:$'olah data'.H$39];0);2);&quot;&quot;)">
            <text:p/>
          </table:table-cell>
          <table:table-cell table:style-name="ce27" table:formula="of:=IFERROR(INDEX([$'olah data'.$B$4:$'olah data'.$N$39];MATCH([.$A171];[$'olah data'.I$4:$'olah data'.I$39];0);2);&quot;&quot;)">
            <text:p/>
          </table:table-cell>
          <table:table-cell table:style-name="ce27" table:formula="of:=IFERROR(INDEX([$'olah data'.$B$4:$'olah data'.$N$39];MATCH([.$A171];[$'olah data'.J$4:$'olah data'.J$39];0);2);&quot;&quot;)" office:value-type="string" office:string-value="Disorderliness v. regimentation (7 items)" calcext:value-type="string">
            <text:p>Disorderliness v. regimentation (7 items)</text:p>
          </table:table-cell>
          <table:table-cell table:style-name="ce27" table:formula="of:=IFERROR(INDEX([$'olah data'.$B$4:$'olah data'.$N$39];MATCH([.$A171];[$'olah data'.K$4:$'olah data'.K$39];0);2);&quot;&quot;)">
            <text:p/>
          </table:table-cell>
          <table:table-cell table:style-name="ce27" table:formula="of:=IFERROR(INDEX([$'olah data'.$B$4:$'olah data'.$N$39];MATCH([.$A171];[$'olah data'.L$4:$'olah data'.L$39];0);2);&quot;&quot;)">
            <text:p/>
          </table:table-cell>
          <table:table-cell table:style-name="ce27" table:formula="of:=IFERROR(INDEX([$'olah data'.$B$4:$'olah data'.$N$39];MATCH([.$A171];[$'olah data'.M$4:$'olah data'.M$39];0);2);&quot;&quot;)">
            <text:p/>
          </table:table-cell>
          <table:table-cell table:style-name="ce27" table:formula="of:=IFERROR(INDEX([$'olah data'.$B$4:$'olah data'.$N$39];MATCH([.$A171];[$'olah data'.N$4:$'olah data'.N$39];0);2);&quot;&quot;)">
            <text:p/>
          </table:table-cell>
          <table:table-cell table:style-name="ce27" table:formula="of:=CONCATENATE([.D171];[.E171];[.F171];[.G171];[.H171];[.I171];[.J171];[.K171];[.L171];[.M171];[.N171])" office:value-type="string" office:string-value="Disorderliness v. regimentation (7 items)" calcext:value-type="string">
            <text:p>Disorderliness v. regimentation (7 items)</text:p>
          </table:table-cell>
          <table:table-cell table:style-name="ce84" table:formula="of:=[$'View Input'.Z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1" calcext:value-type="float">
            <text:p>171</text:p>
          </table:table-cell>
          <table:table-cell table:style-name="ce64" office:value-type="float" office:value="5" calcext:value-type="float">
            <text:p>5</text:p>
          </table:table-cell>
          <table:table-cell table:style-name="ce98" table:formula="of:=IF([.R172]=&quot;&quot;;IF([.Q172]=&quot;R&quot;;VLOOKUP([.P172];[$'olah data'.$R$3:$'olah data'.$S$7];2);[.P172]);IF([.R172]=[.P172];[.P172];[.Q172]))" office:value-type="float" office:value="5" calcext:value-type="float">
            <text:p>5</text:p>
          </table:table-cell>
          <table:table-cell table:style-name="ce27" table:formula="of:=IFERROR(INDEX([$'olah data'.$B$4:$'olah data'.$N$39];MATCH([.$A172];[$'olah data'.D$4:$'olah data'.D$39];0);2);&quot;&quot;)">
            <text:p/>
          </table:table-cell>
          <table:table-cell table:style-name="ce27" table:formula="of:=IFERROR(INDEX([$'olah data'.$B$4:$'olah data'.$N$39];MATCH([.$A172];[$'olah data'.E$4:$'olah data'.E$39];0);2);&quot;&quot;)">
            <text:p/>
          </table:table-cell>
          <table:table-cell table:style-name="ce27" table:formula="of:=IFERROR(INDEX([$'olah data'.$B$4:$'olah data'.$N$39];MATCH([.$A172];[$'olah data'.F$4:$'olah data'.F$39];0);2);&quot;&quot;)">
            <text:p/>
          </table:table-cell>
          <table:table-cell table:style-name="ce27" table:formula="of:=IFERROR(INDEX([$'olah data'.$B$4:$'olah data'.$N$39];MATCH([.$A172];[$'olah data'.G$4:$'olah data'.G$39];0);2);&quot;&quot;)">
            <text:p/>
          </table:table-cell>
          <table:table-cell table:style-name="ce27" table:formula="of:=IFERROR(INDEX([$'olah data'.$B$4:$'olah data'.$N$39];MATCH([.$A172];[$'olah data'.H$4:$'olah data'.H$39];0);2);&quot;&quot;)">
            <text:p/>
          </table:table-cell>
          <table:table-cell table:style-name="ce27" table:formula="of:=IFERROR(INDEX([$'olah data'.$B$4:$'olah data'.$N$39];MATCH([.$A172];[$'olah data'.I$4:$'olah data'.I$39];0);2);&quot;&quot;)">
            <text:p/>
          </table:table-cell>
          <table:table-cell table:style-name="ce27" table:formula="of:=IFERROR(INDEX([$'olah data'.$B$4:$'olah data'.$N$39];MATCH([.$A172];[$'olah data'.J$4:$'olah data'.J$39];0);2);&quot;&quot;)">
            <text:p/>
          </table:table-cell>
          <table:table-cell table:style-name="ce27" table:formula="of:=IFERROR(INDEX([$'olah data'.$B$4:$'olah data'.$N$39];MATCH([.$A172];[$'olah data'.K$4:$'olah data'.K$39];0);2);&quot;&quot;)">
            <text:p/>
          </table:table-cell>
          <table:table-cell table:style-name="ce27" table:formula="of:=IFERROR(INDEX([$'olah data'.$B$4:$'olah data'.$N$39];MATCH([.$A172];[$'olah data'.L$4:$'olah data'.L$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72];[$'olah data'.M$4:$'olah data'.M$39];0);2);&quot;&quot;)">
            <text:p/>
          </table:table-cell>
          <table:table-cell table:style-name="ce27" table:formula="of:=IFERROR(INDEX([$'olah data'.$B$4:$'olah data'.$N$39];MATCH([.$A172];[$'olah data'.N$4:$'olah data'.N$39];0);2);&quot;&quot;)">
            <text:p/>
          </table:table-cell>
          <table:table-cell table:style-name="ce27" table:formula="of:=CONCATENATE([.D172];[.E172];[.F172];[.G172];[.H172];[.I172];[.J172];[.K172];[.L172];[.M172];[.N172])" office:value-type="string" office:string-value="Anticipatory worry &amp; pessimismv. uninhibited optimism (11 items)" calcext:value-type="string">
            <text:p>Anticipatory worry &amp; pessimismv. uninhibited optimism (11 items)</text:p>
          </table:table-cell>
          <table:table-cell table:style-name="ce84" table:formula="of:=[$'View Input'.Z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2" calcext:value-type="float">
            <text:p>172</text:p>
          </table:table-cell>
          <table:table-cell table:style-name="ce64" office:value-type="float" office:value="2" calcext:value-type="float">
            <text:p>2</text:p>
          </table:table-cell>
          <table:table-cell table:style-name="ce98" table:formula="of:=IF([.R173]=&quot;&quot;;IF([.Q173]=&quot;R&quot;;VLOOKUP([.P173];[$'olah data'.$R$3:$'olah data'.$S$7];2);[.P173]);IF([.R173]=[.P173];[.P173];[.Q173]))" office:value-type="float" office:value="1" calcext:value-type="float">
            <text:p>1</text:p>
          </table:table-cell>
          <table:table-cell table:style-name="ce27" table:formula="of:=IFERROR(INDEX([$'olah data'.$B$4:$'olah data'.$N$39];MATCH([.$A173];[$'olah data'.D$4:$'olah data'.D$39];0);2);&quot;&quot;)">
            <text:p/>
          </table:table-cell>
          <table:table-cell table:style-name="ce27" table:formula="of:=IFERROR(INDEX([$'olah data'.$B$4:$'olah data'.$N$39];MATCH([.$A173];[$'olah data'.E$4:$'olah data'.E$39];0);2);&quot;&quot;)">
            <text:p/>
          </table:table-cell>
          <table:table-cell table:style-name="ce27" table:formula="of:=IFERROR(INDEX([$'olah data'.$B$4:$'olah data'.$N$39];MATCH([.$A173];[$'olah data'.F$4:$'olah data'.F$39];0);2);&quot;&quot;)">
            <text:p/>
          </table:table-cell>
          <table:table-cell table:style-name="ce27" table:formula="of:=IFERROR(INDEX([$'olah data'.$B$4:$'olah data'.$N$39];MATCH([.$A173];[$'olah data'.G$4:$'olah data'.G$39];0);2);&quot;&quot;)">
            <text:p/>
          </table:table-cell>
          <table:table-cell table:style-name="ce27" table:formula="of:=IFERROR(INDEX([$'olah data'.$B$4:$'olah data'.$N$39];MATCH([.$A173];[$'olah data'.H$4:$'olah data'.H$39];0);2);&quot;&quot;)">
            <text:p/>
          </table:table-cell>
          <table:table-cell table:style-name="ce27" table:formula="of:=IFERROR(INDEX([$'olah data'.$B$4:$'olah data'.$N$39];MATCH([.$A173];[$'olah data'.I$4:$'olah data'.I$39];0);2);&quot;&quot;)">
            <text:p/>
          </table:table-cell>
          <table:table-cell table:style-name="ce27" table:formula="of:=IFERROR(INDEX([$'olah data'.$B$4:$'olah data'.$N$39];MATCH([.$A173];[$'olah data'.J$4:$'olah data'.J$39];0);2);&quot;&quot;)">
            <text:p/>
          </table:table-cell>
          <table:table-cell table:style-name="ce27" table:formula="of:=IFERROR(INDEX([$'olah data'.$B$4:$'olah data'.$N$39];MATCH([.$A173];[$'olah data'.K$4:$'olah data'.K$39];0);2);&quot;&quot;)">
            <text:p/>
          </table:table-cell>
          <table:table-cell table:style-name="ce27" table:formula="of:=IFERROR(INDEX([$'olah data'.$B$4:$'olah data'.$N$39];MATCH([.$A173];[$'olah data'.L$4:$'olah data'.L$39];0);2);&quot;&quot;)" office:value-type="string" office:string-value="Extravagance v. reserve (9 items)" calcext:value-type="string">
            <text:p>Extravagance v. reserve (9 items)</text:p>
          </table:table-cell>
          <table:table-cell table:style-name="ce27" table:formula="of:=IFERROR(INDEX([$'olah data'.$B$4:$'olah data'.$N$39];MATCH([.$A173];[$'olah data'.M$4:$'olah data'.M$39];0);2);&quot;&quot;)">
            <text:p/>
          </table:table-cell>
          <table:table-cell table:style-name="ce27" table:formula="of:=IFERROR(INDEX([$'olah data'.$B$4:$'olah data'.$N$39];MATCH([.$A173];[$'olah data'.N$4:$'olah data'.N$39];0);2);&quot;&quot;)">
            <text:p/>
          </table:table-cell>
          <table:table-cell table:style-name="ce27" table:formula="of:=CONCATENATE([.D173];[.E173];[.F173];[.G173];[.H173];[.I173];[.J173];[.K173];[.L173];[.M173];[.N173])" office:value-type="string" office:string-value="Extravagance v. reserve (9 items)" calcext:value-type="string">
            <text:p>Extravagance v. reserve (9 items)</text:p>
          </table:table-cell>
          <table:table-cell table:style-name="ce84" table:formula="of:=[$'View Input'.Z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3" calcext:value-type="float">
            <text:p>173</text:p>
          </table:table-cell>
          <table:table-cell table:style-name="ce64" office:value-type="float" office:value="1" calcext:value-type="float">
            <text:p>1</text:p>
          </table:table-cell>
          <table:table-cell table:style-name="ce98" table:formula="of:=IF([.R174]=&quot;&quot;;IF([.Q174]=&quot;R&quot;;VLOOKUP([.P174];[$'olah data'.$R$3:$'olah data'.$S$7];2);[.P174]);IF([.R174]=[.P174];[.P174];[.Q174]))" office:value-type="float" office:value="5" calcext:value-type="float">
            <text:p>5</text:p>
          </table:table-cell>
          <table:table-cell table:style-name="ce27" table:formula="of:=IFERROR(INDEX([$'olah data'.$B$4:$'olah data'.$N$39];MATCH([.$A174];[$'olah data'.D$4:$'olah data'.D$39];0);2);&quot;&quot;)">
            <text:p/>
          </table:table-cell>
          <table:table-cell table:style-name="ce27" table:formula="of:=IFERROR(INDEX([$'olah data'.$B$4:$'olah data'.$N$39];MATCH([.$A174];[$'olah data'.E$4:$'olah data'.E$39];0);2);&quot;&quot;)">
            <text:p/>
          </table:table-cell>
          <table:table-cell table:style-name="ce27" table:formula="of:=IFERROR(INDEX([$'olah data'.$B$4:$'olah data'.$N$39];MATCH([.$A174];[$'olah data'.F$4:$'olah data'.F$39];0);2);&quot;&quot;)">
            <text:p/>
          </table:table-cell>
          <table:table-cell table:style-name="ce27" table:formula="of:=IFERROR(INDEX([$'olah data'.$B$4:$'olah data'.$N$39];MATCH([.$A174];[$'olah data'.G$4:$'olah data'.G$39];0);2);&quot;&quot;)">
            <text:p/>
          </table:table-cell>
          <table:table-cell table:style-name="ce27" table:formula="of:=IFERROR(INDEX([$'olah data'.$B$4:$'olah data'.$N$39];MATCH([.$A174];[$'olah data'.H$4:$'olah data'.H$39];0);2);&quot;&quot;)">
            <text:p/>
          </table:table-cell>
          <table:table-cell table:style-name="ce27" table:formula="of:=IFERROR(INDEX([$'olah data'.$B$4:$'olah data'.$N$39];MATCH([.$A174];[$'olah data'.I$4:$'olah data'.I$39];0);2);&quot;&quot;)" office:value-type="string" office:string-value="Work hardened vs spoiled (8 items)" calcext:value-type="string">
            <text:p>Work hardened vs spoiled (8 items)</text:p>
          </table:table-cell>
          <table:table-cell table:style-name="ce27" table:formula="of:=IFERROR(INDEX([$'olah data'.$B$4:$'olah data'.$N$39];MATCH([.$A174];[$'olah data'.J$4:$'olah data'.J$39];0);2);&quot;&quot;)">
            <text:p/>
          </table:table-cell>
          <table:table-cell table:style-name="ce27" table:formula="of:=IFERROR(INDEX([$'olah data'.$B$4:$'olah data'.$N$39];MATCH([.$A174];[$'olah data'.K$4:$'olah data'.K$39];0);2);&quot;&quot;)">
            <text:p/>
          </table:table-cell>
          <table:table-cell table:style-name="ce27" table:formula="of:=IFERROR(INDEX([$'olah data'.$B$4:$'olah data'.$N$39];MATCH([.$A174];[$'olah data'.L$4:$'olah data'.L$39];0);2);&quot;&quot;)">
            <text:p/>
          </table:table-cell>
          <table:table-cell table:style-name="ce27" table:formula="of:=IFERROR(INDEX([$'olah data'.$B$4:$'olah data'.$N$39];MATCH([.$A174];[$'olah data'.M$4:$'olah data'.M$39];0);2);&quot;&quot;)">
            <text:p/>
          </table:table-cell>
          <table:table-cell table:style-name="ce27" table:formula="of:=IFERROR(INDEX([$'olah data'.$B$4:$'olah data'.$N$39];MATCH([.$A174];[$'olah data'.N$4:$'olah data'.N$39];0);2);&quot;&quot;)">
            <text:p/>
          </table:table-cell>
          <table:table-cell table:style-name="ce27" table:formula="of:=CONCATENATE([.D174];[.E174];[.F174];[.G174];[.H174];[.I174];[.J174];[.K174];[.L174];[.M174];[.N174])" office:value-type="string" office:string-value="Work hardened vs spoiled (8 items)" calcext:value-type="string">
            <text:p>Work hardened vs spoiled (8 items)</text:p>
          </table:table-cell>
          <table:table-cell table:style-name="ce84" table:formula="of:=[$'View Input'.Z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74" calcext:value-type="float">
            <text:p>174</text:p>
          </table:table-cell>
          <table:table-cell table:style-name="ce64" office:value-type="float" office:value="3" calcext:value-type="float">
            <text:p>3</text:p>
          </table:table-cell>
          <table:table-cell table:style-name="ce98" table:formula="of:=IF([.R175]=&quot;&quot;;IF([.Q175]=&quot;R&quot;;VLOOKUP([.P175];[$'olah data'.$R$3:$'olah data'.$S$7];2);[.P175]);IF([.R175]=[.P175];[.P175];[.Q175]))" office:value-type="float" office:value="4" calcext:value-type="float">
            <text:p>4</text:p>
          </table:table-cell>
          <table:table-cell table:style-name="ce27" table:formula="of:=IFERROR(INDEX([$'olah data'.$B$4:$'olah data'.$N$39];MATCH([.$A175];[$'olah data'.D$4:$'olah data'.D$39];0);2);&quot;&quot;)">
            <text:p/>
          </table:table-cell>
          <table:table-cell table:style-name="ce27" table:formula="of:=IFERROR(INDEX([$'olah data'.$B$4:$'olah data'.$N$39];MATCH([.$A175];[$'olah data'.E$4:$'olah data'.E$39];0);2);&quot;&quot;)">
            <text:p/>
          </table:table-cell>
          <table:table-cell table:style-name="ce27" table:formula="of:=IFERROR(INDEX([$'olah data'.$B$4:$'olah data'.$N$39];MATCH([.$A175];[$'olah data'.F$4:$'olah data'.F$39];0);2);&quot;&quot;)">
            <text:p/>
          </table:table-cell>
          <table:table-cell table:style-name="ce27" table:formula="of:=IFERROR(INDEX([$'olah data'.$B$4:$'olah data'.$N$39];MATCH([.$A175];[$'olah data'.G$4:$'olah data'.G$39];0);2);&quot;&quot;)">
            <text:p/>
          </table:table-cell>
          <table:table-cell table:style-name="ce27" table:formula="of:=IFERROR(INDEX([$'olah data'.$B$4:$'olah data'.$N$39];MATCH([.$A175];[$'olah data'.H$4:$'olah data'.H$39];0);2);&quot;&quot;)">
            <text:p/>
          </table:table-cell>
          <table:table-cell table:style-name="ce27" table:formula="of:=IFERROR(INDEX([$'olah data'.$B$4:$'olah data'.$N$39];MATCH([.$A175];[$'olah data'.I$4:$'olah data'.I$39];0);2);&quot;&quot;)" office:value-type="string" office:string-value="Attachment (6 items)" calcext:value-type="string">
            <text:p>Attachment (6 items)</text:p>
          </table:table-cell>
          <table:table-cell table:style-name="ce27" table:formula="of:=IFERROR(INDEX([$'olah data'.$B$4:$'olah data'.$N$39];MATCH([.$A175];[$'olah data'.J$4:$'olah data'.J$39];0);2);&quot;&quot;)">
            <text:p/>
          </table:table-cell>
          <table:table-cell table:style-name="ce27" table:formula="of:=IFERROR(INDEX([$'olah data'.$B$4:$'olah data'.$N$39];MATCH([.$A175];[$'olah data'.K$4:$'olah data'.K$39];0);2);&quot;&quot;)">
            <text:p/>
          </table:table-cell>
          <table:table-cell table:style-name="ce27" table:formula="of:=IFERROR(INDEX([$'olah data'.$B$4:$'olah data'.$N$39];MATCH([.$A175];[$'olah data'.L$4:$'olah data'.L$39];0);2);&quot;&quot;)">
            <text:p/>
          </table:table-cell>
          <table:table-cell table:style-name="ce27" table:formula="of:=IFERROR(INDEX([$'olah data'.$B$4:$'olah data'.$N$39];MATCH([.$A175];[$'olah data'.M$4:$'olah data'.M$39];0);2);&quot;&quot;)">
            <text:p/>
          </table:table-cell>
          <table:table-cell table:style-name="ce27" table:formula="of:=IFERROR(INDEX([$'olah data'.$B$4:$'olah data'.$N$39];MATCH([.$A175];[$'olah data'.N$4:$'olah data'.N$39];0);2);&quot;&quot;)">
            <text:p/>
          </table:table-cell>
          <table:table-cell table:style-name="ce27" table:formula="of:=CONCATENATE([.D175];[.E175];[.F175];[.G175];[.H175];[.I175];[.J175];[.K175];[.L175];[.M175];[.N175])" office:value-type="string" office:string-value="Attachment (6 items)" calcext:value-type="string">
            <text:p>Attachment (6 items)</text:p>
          </table:table-cell>
          <table:table-cell table:style-name="ce84" table:formula="of:=[$'View Input'.Z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5" calcext:value-type="float">
            <text:p>175</text:p>
          </table:table-cell>
          <table:table-cell table:style-name="ce64" office:value-type="float" office:value="2" calcext:value-type="float">
            <text:p>2</text:p>
          </table:table-cell>
          <table:table-cell table:style-name="ce98" table:formula="of:=IF([.R176]=&quot;&quot;;IF([.Q176]=&quot;R&quot;;VLOOKUP([.P176];[$'olah data'.$R$3:$'olah data'.$S$7];2);[.P176]);IF([.R176]=[.P176];[.P176];[.Q176]))" office:value-type="float" office:value="5" calcext:value-type="float">
            <text:p>5</text:p>
          </table:table-cell>
          <table:table-cell table:style-name="ce27" table:formula="of:=IFERROR(INDEX([$'olah data'.$B$4:$'olah data'.$N$39];MATCH([.$A176];[$'olah data'.D$4:$'olah data'.D$39];0);2);&quot;&quot;)">
            <text:p/>
          </table:table-cell>
          <table:table-cell table:style-name="ce27" table:formula="of:=IFERROR(INDEX([$'olah data'.$B$4:$'olah data'.$N$39];MATCH([.$A176];[$'olah data'.E$4:$'olah data'.E$39];0);2);&quot;&quot;)">
            <text:p/>
          </table:table-cell>
          <table:table-cell table:style-name="ce27" table:formula="of:=IFERROR(INDEX([$'olah data'.$B$4:$'olah data'.$N$39];MATCH([.$A176];[$'olah data'.F$4:$'olah data'.F$39];0);2);&quot;&quot;)">
            <text:p/>
          </table:table-cell>
          <table:table-cell table:style-name="ce27" table:formula="of:=IFERROR(INDEX([$'olah data'.$B$4:$'olah data'.$N$39];MATCH([.$A176];[$'olah data'.G$4:$'olah data'.G$39];0);2);&quot;&quot;)">
            <text:p/>
          </table:table-cell>
          <table:table-cell table:style-name="ce27" table:formula="of:=IFERROR(INDEX([$'olah data'.$B$4:$'olah data'.$N$39];MATCH([.$A176];[$'olah data'.H$4:$'olah data'.H$39];0);2);&quot;&quot;)">
            <text:p/>
          </table:table-cell>
          <table:table-cell table:style-name="ce27" table:formula="of:=IFERROR(INDEX([$'olah data'.$B$4:$'olah data'.$N$39];MATCH([.$A176];[$'olah data'.I$4:$'olah data'.I$39];0);2);&quot;&quot;)">
            <text:p/>
          </table:table-cell>
          <table:table-cell table:style-name="ce27" table:formula="of:=IFERROR(INDEX([$'olah data'.$B$4:$'olah data'.$N$39];MATCH([.$A176];[$'olah data'.J$4:$'olah data'.J$39];0);2);&quot;&quot;)">
            <text:p/>
          </table:table-cell>
          <table:table-cell table:style-name="ce27" table:formula="of:=IFERROR(INDEX([$'olah data'.$B$4:$'olah data'.$N$39];MATCH([.$A176];[$'olah data'.K$4:$'olah data'.K$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76];[$'olah data'.L$4:$'olah data'.L$39];0);2);&quot;&quot;)">
            <text:p/>
          </table:table-cell>
          <table:table-cell table:style-name="ce27" table:formula="of:=IFERROR(INDEX([$'olah data'.$B$4:$'olah data'.$N$39];MATCH([.$A176];[$'olah data'.M$4:$'olah data'.M$39];0);2);&quot;&quot;)">
            <text:p/>
          </table:table-cell>
          <table:table-cell table:style-name="ce27" table:formula="of:=IFERROR(INDEX([$'olah data'.$B$4:$'olah data'.$N$39];MATCH([.$A176];[$'olah data'.N$4:$'olah data'.N$39];0);2);&quot;&quot;)">
            <text:p/>
          </table:table-cell>
          <table:table-cell table:style-name="ce27" table:formula="of:=CONCATENATE([.D176];[.E176];[.F176];[.G176];[.H176];[.I176];[.J176];[.K176];[.L176];[.M176];[.N176])" office:value-type="string" office:string-value="Self-forgetful vs. self-conscious experience (10 items)" calcext:value-type="string">
            <text:p>Self-forgetful vs. self-conscious experience (10 items)</text:p>
          </table:table-cell>
          <table:table-cell table:style-name="ce84" table:formula="of:=[$'View Input'.Z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76" calcext:value-type="float">
            <text:p>176</text:p>
          </table:table-cell>
          <table:table-cell table:style-name="ce64" office:value-type="float" office:value="2" calcext:value-type="float">
            <text:p>2</text:p>
          </table:table-cell>
          <table:table-cell table:style-name="ce98" table:formula="of:=IF([.R177]=&quot;&quot;;IF([.Q177]=&quot;R&quot;;VLOOKUP([.P177];[$'olah data'.$R$3:$'olah data'.$S$7];2);[.P177]);IF([.R177]=[.P177];[.P177];[.Q177]))" office:value-type="float" office:value="5" calcext:value-type="float">
            <text:p>5</text:p>
          </table:table-cell>
          <table:table-cell table:style-name="ce27" table:formula="of:=IFERROR(INDEX([$'olah data'.$B$4:$'olah data'.$N$39];MATCH([.$A177];[$'olah data'.D$4:$'olah data'.D$39];0);2);&quot;&quot;)">
            <text:p/>
          </table:table-cell>
          <table:table-cell table:style-name="ce27" table:formula="of:=IFERROR(INDEX([$'olah data'.$B$4:$'olah data'.$N$39];MATCH([.$A177];[$'olah data'.E$4:$'olah data'.E$39];0);2);&quot;&quot;)">
            <text:p/>
          </table:table-cell>
          <table:table-cell table:style-name="ce27" table:formula="of:=IFERROR(INDEX([$'olah data'.$B$4:$'olah data'.$N$39];MATCH([.$A177];[$'olah data'.F$4:$'olah data'.F$39];0);2);&quot;&quot;)">
            <text:p/>
          </table:table-cell>
          <table:table-cell table:style-name="ce27" table:formula="of:=IFERROR(INDEX([$'olah data'.$B$4:$'olah data'.$N$39];MATCH([.$A177];[$'olah data'.G$4:$'olah data'.G$39];0);2);&quot;&quot;)">
            <text:p/>
          </table:table-cell>
          <table:table-cell table:style-name="ce27" table:formula="of:=IFERROR(INDEX([$'olah data'.$B$4:$'olah data'.$N$39];MATCH([.$A177];[$'olah data'.H$4:$'olah data'.H$39];0);2);&quot;&quot;)">
            <text:p/>
          </table:table-cell>
          <table:table-cell table:style-name="ce27" table:formula="of:=IFERROR(INDEX([$'olah data'.$B$4:$'olah data'.$N$39];MATCH([.$A177];[$'olah data'.I$4:$'olah data'.I$39];0);2);&quot;&quot;)">
            <text:p/>
          </table:table-cell>
          <table:table-cell table:style-name="ce27" table:formula="of:=IFERROR(INDEX([$'olah data'.$B$4:$'olah data'.$N$39];MATCH([.$A177];[$'olah data'.J$4:$'olah data'.J$39];0);2);&quot;&quot;)">
            <text:p/>
          </table:table-cell>
          <table:table-cell table:style-name="ce27" table:formula="of:=IFERROR(INDEX([$'olah data'.$B$4:$'olah data'.$N$39];MATCH([.$A177];[$'olah data'.K$4:$'olah data'.K$39];0);2);&quot;&quot;)">
            <text:p/>
          </table:table-cell>
          <table:table-cell table:style-name="ce27" table:formula="of:=IFERROR(INDEX([$'olah data'.$B$4:$'olah data'.$N$39];MATCH([.$A177];[$'olah data'.L$4:$'olah data'.L$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77];[$'olah data'.M$4:$'olah data'.M$39];0);2);&quot;&quot;)">
            <text:p/>
          </table:table-cell>
          <table:table-cell table:style-name="ce27" table:formula="of:=IFERROR(INDEX([$'olah data'.$B$4:$'olah data'.$N$39];MATCH([.$A177];[$'olah data'.N$4:$'olah data'.N$39];0);2);&quot;&quot;)">
            <text:p/>
          </table:table-cell>
          <table:table-cell table:style-name="ce27" table:formula="of:=CONCATENATE([.D177];[.E177];[.F177];[.G177];[.H177];[.I177];[.J177];[.K177];[.L177];[.M177];[.N177])" office:value-type="string" office:string-value="Exploratory excitability v. stoic rigidity (10 items)" calcext:value-type="string">
            <text:p>Exploratory excitability v. stoic rigidity (10 items)</text:p>
          </table:table-cell>
          <table:table-cell table:style-name="ce84" table:formula="of:=[$'View Input'.Z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7" calcext:value-type="float">
            <text:p>177</text:p>
          </table:table-cell>
          <table:table-cell table:style-name="ce64" office:value-type="float" office:value="4" calcext:value-type="float">
            <text:p>4</text:p>
          </table:table-cell>
          <table:table-cell table:style-name="ce98" table:formula="of:=IF([.R178]=&quot;&quot;;IF([.Q178]=&quot;R&quot;;VLOOKUP([.P178];[$'olah data'.$R$3:$'olah data'.$S$7];2);[.P178]);IF([.R178]=[.P178];[.P178];[.Q178]))" office:value-type="float" office:value="1" calcext:value-type="float">
            <text:p>1</text:p>
          </table:table-cell>
          <table:table-cell table:style-name="ce27" table:formula="of:=IFERROR(INDEX([$'olah data'.$B$4:$'olah data'.$N$39];MATCH([.$A178];[$'olah data'.D$4:$'olah data'.D$39];0);2);&quot;&quot;)">
            <text:p/>
          </table:table-cell>
          <table:table-cell table:style-name="ce27" table:formula="of:=IFERROR(INDEX([$'olah data'.$B$4:$'olah data'.$N$39];MATCH([.$A178];[$'olah data'.E$4:$'olah data'.E$39];0);2);&quot;&quot;)">
            <text:p/>
          </table:table-cell>
          <table:table-cell table:style-name="ce27" table:formula="of:=IFERROR(INDEX([$'olah data'.$B$4:$'olah data'.$N$39];MATCH([.$A178];[$'olah data'.F$4:$'olah data'.F$39];0);2);&quot;&quot;)">
            <text:p/>
          </table:table-cell>
          <table:table-cell table:style-name="ce27" table:formula="of:=IFERROR(INDEX([$'olah data'.$B$4:$'olah data'.$N$39];MATCH([.$A178];[$'olah data'.G$4:$'olah data'.G$39];0);2);&quot;&quot;)">
            <text:p/>
          </table:table-cell>
          <table:table-cell table:style-name="ce27" table:formula="of:=IFERROR(INDEX([$'olah data'.$B$4:$'olah data'.$N$39];MATCH([.$A178];[$'olah data'.H$4:$'olah data'.H$39];0);2);&quot;&quot;)">
            <text:p/>
          </table:table-cell>
          <table:table-cell table:style-name="ce27" table:formula="of:=IFERROR(INDEX([$'olah data'.$B$4:$'olah data'.$N$39];MATCH([.$A178];[$'olah data'.I$4:$'olah data'.I$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78];[$'olah data'.J$4:$'olah data'.J$39];0);2);&quot;&quot;)">
            <text:p/>
          </table:table-cell>
          <table:table-cell table:style-name="ce27" table:formula="of:=IFERROR(INDEX([$'olah data'.$B$4:$'olah data'.$N$39];MATCH([.$A178];[$'olah data'.K$4:$'olah data'.K$39];0);2);&quot;&quot;)">
            <text:p/>
          </table:table-cell>
          <table:table-cell table:style-name="ce27" table:formula="of:=IFERROR(INDEX([$'olah data'.$B$4:$'olah data'.$N$39];MATCH([.$A178];[$'olah data'.L$4:$'olah data'.L$39];0);2);&quot;&quot;)">
            <text:p/>
          </table:table-cell>
          <table:table-cell table:style-name="ce27" table:formula="of:=IFERROR(INDEX([$'olah data'.$B$4:$'olah data'.$N$39];MATCH([.$A178];[$'olah data'.M$4:$'olah data'.M$39];0);2);&quot;&quot;)">
            <text:p/>
          </table:table-cell>
          <table:table-cell table:style-name="ce27" table:formula="of:=IFERROR(INDEX([$'olah data'.$B$4:$'olah data'.$N$39];MATCH([.$A178];[$'olah data'.N$4:$'olah data'.N$39];0);2);&quot;&quot;)">
            <text:p/>
          </table:table-cell>
          <table:table-cell table:style-name="ce27" table:formula="of:=CONCATENATE([.D178];[.E178];[.F178];[.G178];[.H178];[.I178];[.J178];[.K178];[.L178];[.M178];[.N178])" office:value-type="string" office:string-value="Openness to warm communication vs aloofness (10 items)" calcext:value-type="string">
            <text:p>Openness to warm communication vs aloofness (10 items)</text:p>
          </table:table-cell>
          <table:table-cell table:style-name="ce84" table:formula="of:=[$'View Input'.Z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8" calcext:value-type="float">
            <text:p>178</text:p>
          </table:table-cell>
          <table:table-cell table:style-name="ce64" office:value-type="float" office:value="1" calcext:value-type="float">
            <text:p>1</text:p>
          </table:table-cell>
          <table:table-cell table:style-name="ce98" table:formula="of:=IF([.R179]=&quot;&quot;;IF([.Q179]=&quot;R&quot;;VLOOKUP([.P179];[$'olah data'.$R$3:$'olah data'.$S$7];2);[.P179]);IF([.R179]=[.P179];[.P179];[.Q179]))" office:value-type="float" office:value="1" calcext:value-type="float">
            <text:p>1</text:p>
          </table:table-cell>
          <table:table-cell table:style-name="ce27" table:formula="of:=IFERROR(INDEX([$'olah data'.$B$4:$'olah data'.$N$39];MATCH([.$A179];[$'olah data'.D$4:$'olah data'.D$39];0);2);&quot;&quot;)">
            <text:p/>
          </table:table-cell>
          <table:table-cell table:style-name="ce27" table:formula="of:=IFERROR(INDEX([$'olah data'.$B$4:$'olah data'.$N$39];MATCH([.$A179];[$'olah data'.E$4:$'olah data'.E$39];0);2);&quot;&quot;)">
            <text:p/>
          </table:table-cell>
          <table:table-cell table:style-name="ce27" table:formula="of:=IFERROR(INDEX([$'olah data'.$B$4:$'olah data'.$N$39];MATCH([.$A179];[$'olah data'.F$4:$'olah data'.F$39];0);2);&quot;&quot;)">
            <text:p/>
          </table:table-cell>
          <table:table-cell table:style-name="ce27" table:formula="of:=IFERROR(INDEX([$'olah data'.$B$4:$'olah data'.$N$39];MATCH([.$A179];[$'olah data'.G$4:$'olah data'.G$39];0);2);&quot;&quot;)">
            <text:p/>
          </table:table-cell>
          <table:table-cell table:style-name="ce27" table:formula="of:=IFERROR(INDEX([$'olah data'.$B$4:$'olah data'.$N$39];MATCH([.$A179];[$'olah data'.H$4:$'olah data'.H$39];0);2);&quot;&quot;)" office:value-type="string" office:string-value="Self-acceptance vs. self-striving (10 items)" calcext:value-type="string">
            <text:p>Self-acceptance vs. self-striving (10 items)</text:p>
          </table:table-cell>
          <table:table-cell table:style-name="ce27" table:formula="of:=IFERROR(INDEX([$'olah data'.$B$4:$'olah data'.$N$39];MATCH([.$A179];[$'olah data'.I$4:$'olah data'.I$39];0);2);&quot;&quot;)">
            <text:p/>
          </table:table-cell>
          <table:table-cell table:style-name="ce27" table:formula="of:=IFERROR(INDEX([$'olah data'.$B$4:$'olah data'.$N$39];MATCH([.$A179];[$'olah data'.J$4:$'olah data'.J$39];0);2);&quot;&quot;)">
            <text:p/>
          </table:table-cell>
          <table:table-cell table:style-name="ce27" table:formula="of:=IFERROR(INDEX([$'olah data'.$B$4:$'olah data'.$N$39];MATCH([.$A179];[$'olah data'.K$4:$'olah data'.K$39];0);2);&quot;&quot;)">
            <text:p/>
          </table:table-cell>
          <table:table-cell table:style-name="ce27" table:formula="of:=IFERROR(INDEX([$'olah data'.$B$4:$'olah data'.$N$39];MATCH([.$A179];[$'olah data'.L$4:$'olah data'.L$39];0);2);&quot;&quot;)">
            <text:p/>
          </table:table-cell>
          <table:table-cell table:style-name="ce27" table:formula="of:=IFERROR(INDEX([$'olah data'.$B$4:$'olah data'.$N$39];MATCH([.$A179];[$'olah data'.M$4:$'olah data'.M$39];0);2);&quot;&quot;)">
            <text:p/>
          </table:table-cell>
          <table:table-cell table:style-name="ce27" table:formula="of:=IFERROR(INDEX([$'olah data'.$B$4:$'olah data'.$N$39];MATCH([.$A179];[$'olah data'.N$4:$'olah data'.N$39];0);2);&quot;&quot;)">
            <text:p/>
          </table:table-cell>
          <table:table-cell table:style-name="ce27" table:formula="of:=CONCATENATE([.D179];[.E179];[.F179];[.G179];[.H179];[.I179];[.J179];[.K179];[.L179];[.M179];[.N179])" office:value-type="string" office:string-value="Self-acceptance vs. self-striving (10 items)" calcext:value-type="string">
            <text:p>Self-acceptance vs. self-striving (10 items)</text:p>
          </table:table-cell>
          <table:table-cell table:style-name="ce84" table:formula="of:=[$'View Input'.Z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9" calcext:value-type="float">
            <text:p>179</text:p>
          </table:table-cell>
          <table:table-cell table:style-name="ce64" office:value-type="float" office:value="5" calcext:value-type="float">
            <text:p>5</text:p>
          </table:table-cell>
          <table:table-cell table:style-name="ce98" table:formula="of:=IF([.R180]=&quot;&quot;;IF([.Q180]=&quot;R&quot;;VLOOKUP([.P180];[$'olah data'.$R$3:$'olah data'.$S$7];2);[.P180]);IF([.R180]=[.P180];[.P180];[.Q180]))" office:value-type="float" office:value="4" calcext:value-type="float">
            <text:p>4</text:p>
          </table:table-cell>
          <table:table-cell table:style-name="ce27" table:formula="of:=IFERROR(INDEX([$'olah data'.$B$4:$'olah data'.$N$39];MATCH([.$A180];[$'olah data'.D$4:$'olah data'.D$39];0);2);&quot;&quot;)">
            <text:p/>
          </table:table-cell>
          <table:table-cell table:style-name="ce27" table:formula="of:=IFERROR(INDEX([$'olah data'.$B$4:$'olah data'.$N$39];MATCH([.$A180];[$'olah data'.E$4:$'olah data'.E$39];0);2);&quot;&quot;)">
            <text:p/>
          </table:table-cell>
          <table:table-cell table:style-name="ce27" table:formula="of:=IFERROR(INDEX([$'olah data'.$B$4:$'olah data'.$N$39];MATCH([.$A180];[$'olah data'.F$4:$'olah data'.F$39];0);2);&quot;&quot;)">
            <text:p/>
          </table:table-cell>
          <table:table-cell table:style-name="ce27" table:formula="of:=IFERROR(INDEX([$'olah data'.$B$4:$'olah data'.$N$39];MATCH([.$A180];[$'olah data'.G$4:$'olah data'.G$39];0);2);&quot;&quot;)">
            <text:p/>
          </table:table-cell>
          <table:table-cell table:style-name="ce27" table:formula="of:=IFERROR(INDEX([$'olah data'.$B$4:$'olah data'.$N$39];MATCH([.$A180];[$'olah data'.H$4:$'olah data'.H$39];0);2);&quot;&quot;)">
            <text:p/>
          </table:table-cell>
          <table:table-cell table:style-name="ce27" table:formula="of:=IFERROR(INDEX([$'olah data'.$B$4:$'olah data'.$N$39];MATCH([.$A180];[$'olah data'.I$4:$'olah data'.I$39];0);2);&quot;&quot;)" office:value-type="string" office:string-value="Impulsiveness v. reflection (9 items)" calcext:value-type="string">
            <text:p>Impulsiveness v. reflection (9 items)</text:p>
          </table:table-cell>
          <table:table-cell table:style-name="ce27" table:formula="of:=IFERROR(INDEX([$'olah data'.$B$4:$'olah data'.$N$39];MATCH([.$A180];[$'olah data'.J$4:$'olah data'.J$39];0);2);&quot;&quot;)">
            <text:p/>
          </table:table-cell>
          <table:table-cell table:style-name="ce27" table:formula="of:=IFERROR(INDEX([$'olah data'.$B$4:$'olah data'.$N$39];MATCH([.$A180];[$'olah data'.K$4:$'olah data'.K$39];0);2);&quot;&quot;)">
            <text:p/>
          </table:table-cell>
          <table:table-cell table:style-name="ce27" table:formula="of:=IFERROR(INDEX([$'olah data'.$B$4:$'olah data'.$N$39];MATCH([.$A180];[$'olah data'.L$4:$'olah data'.L$39];0);2);&quot;&quot;)">
            <text:p/>
          </table:table-cell>
          <table:table-cell table:style-name="ce27" table:formula="of:=IFERROR(INDEX([$'olah data'.$B$4:$'olah data'.$N$39];MATCH([.$A180];[$'olah data'.M$4:$'olah data'.M$39];0);2);&quot;&quot;)">
            <text:p/>
          </table:table-cell>
          <table:table-cell table:style-name="ce27" table:formula="of:=IFERROR(INDEX([$'olah data'.$B$4:$'olah data'.$N$39];MATCH([.$A180];[$'olah data'.N$4:$'olah data'.N$39];0);2);&quot;&quot;)">
            <text:p/>
          </table:table-cell>
          <table:table-cell table:style-name="ce27" table:formula="of:=CONCATENATE([.D180];[.E180];[.F180];[.G180];[.H180];[.I180];[.J180];[.K180];[.L180];[.M180];[.N180])" office:value-type="string" office:string-value="Impulsiveness v. reflection (9 items)" calcext:value-type="string">
            <text:p>Impulsiveness v. reflection (9 items)</text:p>
          </table:table-cell>
          <table:table-cell table:style-name="ce84" table:formula="of:=[$'View Input'.Z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80" calcext:value-type="float">
            <text:p>180</text:p>
          </table:table-cell>
          <table:table-cell table:style-name="ce64" office:value-type="float" office:value="1" calcext:value-type="float">
            <text:p>1</text:p>
          </table:table-cell>
          <table:table-cell table:style-name="ce98" table:formula="of:=IF([.R181]=&quot;&quot;;IF([.Q181]=&quot;R&quot;;VLOOKUP([.P181];[$'olah data'.$R$3:$'olah data'.$S$7];2);[.P181]);IF([.R181]=[.P181];[.P181];[.Q181]))" office:value-type="float" office:value="2" calcext:value-type="float">
            <text:p>2</text:p>
          </table:table-cell>
          <table:table-cell table:style-name="ce27" table:formula="of:=IFERROR(INDEX([$'olah data'.$B$4:$'olah data'.$N$39];MATCH([.$A181];[$'olah data'.D$4:$'olah data'.D$39];0);2);&quot;&quot;)">
            <text:p/>
          </table:table-cell>
          <table:table-cell table:style-name="ce27" table:formula="of:=IFERROR(INDEX([$'olah data'.$B$4:$'olah data'.$N$39];MATCH([.$A181];[$'olah data'.E$4:$'olah data'.E$39];0);2);&quot;&quot;)">
            <text:p/>
          </table:table-cell>
          <table:table-cell table:style-name="ce27" table:formula="of:=IFERROR(INDEX([$'olah data'.$B$4:$'olah data'.$N$39];MATCH([.$A181];[$'olah data'.F$4:$'olah data'.F$39];0);2);&quot;&quot;)">
            <text:p/>
          </table:table-cell>
          <table:table-cell table:style-name="ce27" table:formula="of:=IFERROR(INDEX([$'olah data'.$B$4:$'olah data'.$N$39];MATCH([.$A181];[$'olah data'.G$4:$'olah data'.G$39];0);2);&quot;&quot;)">
            <text:p/>
          </table:table-cell>
          <table:table-cell table:style-name="ce27" table:formula="of:=IFERROR(INDEX([$'olah data'.$B$4:$'olah data'.$N$39];MATCH([.$A181];[$'olah data'.H$4:$'olah data'.H$39];0);2);&quot;&quot;)">
            <text:p/>
          </table:table-cell>
          <table:table-cell table:style-name="ce27" table:formula="of:=IFERROR(INDEX([$'olah data'.$B$4:$'olah data'.$N$39];MATCH([.$A181];[$'olah data'.I$4:$'olah data'.I$39];0);2);&quot;&quot;)">
            <text:p/>
          </table:table-cell>
          <table:table-cell table:style-name="ce27" table:formula="of:=IFERROR(INDEX([$'olah data'.$B$4:$'olah data'.$N$39];MATCH([.$A181];[$'olah data'.J$4:$'olah data'.J$39];0);2);&quot;&quot;)" office:value-type="string" office:string-value="Shyness with strangers (7 items)" calcext:value-type="string">
            <text:p>Shyness with strangers (7 items)</text:p>
          </table:table-cell>
          <table:table-cell table:style-name="ce27" table:formula="of:=IFERROR(INDEX([$'olah data'.$B$4:$'olah data'.$N$39];MATCH([.$A181];[$'olah data'.K$4:$'olah data'.K$39];0);2);&quot;&quot;)">
            <text:p/>
          </table:table-cell>
          <table:table-cell table:style-name="ce27" table:formula="of:=IFERROR(INDEX([$'olah data'.$B$4:$'olah data'.$N$39];MATCH([.$A181];[$'olah data'.L$4:$'olah data'.L$39];0);2);&quot;&quot;)">
            <text:p/>
          </table:table-cell>
          <table:table-cell table:style-name="ce27" table:formula="of:=IFERROR(INDEX([$'olah data'.$B$4:$'olah data'.$N$39];MATCH([.$A181];[$'olah data'.M$4:$'olah data'.M$39];0);2);&quot;&quot;)">
            <text:p/>
          </table:table-cell>
          <table:table-cell table:style-name="ce27" table:formula="of:=IFERROR(INDEX([$'olah data'.$B$4:$'olah data'.$N$39];MATCH([.$A181];[$'olah data'.N$4:$'olah data'.N$39];0);2);&quot;&quot;)">
            <text:p/>
          </table:table-cell>
          <table:table-cell table:style-name="ce27" table:formula="of:=CONCATENATE([.D181];[.E181];[.F181];[.G181];[.H181];[.I181];[.J181];[.K181];[.L181];[.M181];[.N181])" office:value-type="string" office:string-value="Shyness with strangers (7 items)" calcext:value-type="string">
            <text:p>Shyness with strangers (7 items)</text:p>
          </table:table-cell>
          <table:table-cell table:style-name="ce84" table:formula="of:=[$'View Input'.Z30]"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1" calcext:value-type="float">
            <text:p>181</text:p>
          </table:table-cell>
          <table:table-cell table:style-name="ce64" office:value-type="float" office:value="5" calcext:value-type="float">
            <text:p>5</text:p>
          </table:table-cell>
          <table:table-cell table:style-name="ce98" table:formula="of:=IF([.R182]=&quot;&quot;;IF([.Q182]=&quot;R&quot;;VLOOKUP([.P182];[$'olah data'.$R$3:$'olah data'.$S$7];2);[.P182]);IF([.R182]=[.P182];[.P182];[.Q182]))" office:value-type="float" office:value="2" calcext:value-type="float">
            <text:p>2</text:p>
          </table:table-cell>
          <table:table-cell table:style-name="ce27" table:formula="of:=IFERROR(INDEX([$'olah data'.$B$4:$'olah data'.$N$39];MATCH([.$A182];[$'olah data'.D$4:$'olah data'.D$39];0);2);&quot;&quot;)">
            <text:p/>
          </table:table-cell>
          <table:table-cell table:style-name="ce27" table:formula="of:=IFERROR(INDEX([$'olah data'.$B$4:$'olah data'.$N$39];MATCH([.$A182];[$'olah data'.E$4:$'olah data'.E$39];0);2);&quot;&quot;)">
            <text:p/>
          </table:table-cell>
          <table:table-cell table:style-name="ce27" table:formula="of:=IFERROR(INDEX([$'olah data'.$B$4:$'olah data'.$N$39];MATCH([.$A182];[$'olah data'.F$4:$'olah data'.F$39];0);2);&quot;&quot;)">
            <text:p/>
          </table:table-cell>
          <table:table-cell table:style-name="ce27" table:formula="of:=IFERROR(INDEX([$'olah data'.$B$4:$'olah data'.$N$39];MATCH([.$A182];[$'olah data'.G$4:$'olah data'.G$39];0);2);&quot;&quot;)">
            <text:p/>
          </table:table-cell>
          <table:table-cell table:style-name="ce27" table:formula="of:=IFERROR(INDEX([$'olah data'.$B$4:$'olah data'.$N$39];MATCH([.$A182];[$'olah data'.H$4:$'olah data'.H$39];0);2);&quot;&quot;)" office:value-type="string" office:string-value="Sentimentality (8 items)" calcext:value-type="string">
            <text:p>Sentimentality (8 items)</text:p>
          </table:table-cell>
          <table:table-cell table:style-name="ce27" table:formula="of:=IFERROR(INDEX([$'olah data'.$B$4:$'olah data'.$N$39];MATCH([.$A182];[$'olah data'.I$4:$'olah data'.I$39];0);2);&quot;&quot;)">
            <text:p/>
          </table:table-cell>
          <table:table-cell table:style-name="ce27" table:formula="of:=IFERROR(INDEX([$'olah data'.$B$4:$'olah data'.$N$39];MATCH([.$A182];[$'olah data'.J$4:$'olah data'.J$39];0);2);&quot;&quot;)">
            <text:p/>
          </table:table-cell>
          <table:table-cell table:style-name="ce27" table:formula="of:=IFERROR(INDEX([$'olah data'.$B$4:$'olah data'.$N$39];MATCH([.$A182];[$'olah data'.K$4:$'olah data'.K$39];0);2);&quot;&quot;)">
            <text:p/>
          </table:table-cell>
          <table:table-cell table:style-name="ce27" table:formula="of:=IFERROR(INDEX([$'olah data'.$B$4:$'olah data'.$N$39];MATCH([.$A182];[$'olah data'.L$4:$'olah data'.L$39];0);2);&quot;&quot;)">
            <text:p/>
          </table:table-cell>
          <table:table-cell table:style-name="ce27" table:formula="of:=IFERROR(INDEX([$'olah data'.$B$4:$'olah data'.$N$39];MATCH([.$A182];[$'olah data'.M$4:$'olah data'.M$39];0);2);&quot;&quot;)">
            <text:p/>
          </table:table-cell>
          <table:table-cell table:style-name="ce27" table:formula="of:=IFERROR(INDEX([$'olah data'.$B$4:$'olah data'.$N$39];MATCH([.$A182];[$'olah data'.N$4:$'olah data'.N$39];0);2);&quot;&quot;)">
            <text:p/>
          </table:table-cell>
          <table:table-cell table:style-name="ce27" table:formula="of:=CONCATENATE([.D182];[.E182];[.F182];[.G182];[.H182];[.I182];[.J182];[.K182];[.L182];[.M182];[.N182])" office:value-type="string" office:string-value="Sentimentality (8 items)" calcext:value-type="string">
            <text:p>Sentimentality (8 items)</text:p>
          </table:table-cell>
          <table:table-cell table:style-name="ce84" table:formula="of:=[$'View Input'.AC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182" calcext:value-type="float">
            <text:p>182</text:p>
          </table:table-cell>
          <table:table-cell table:style-name="ce64" office:value-type="float" office:value="4" calcext:value-type="float">
            <text:p>4</text:p>
          </table:table-cell>
          <table:table-cell table:style-name="ce98" table:formula="of:=IF([.R183]=&quot;&quot;;IF([.Q183]=&quot;R&quot;;VLOOKUP([.P183];[$'olah data'.$R$3:$'olah data'.$S$7];2);[.P183]);IF([.R183]=[.P183];[.P183];[.Q183]))" office:value-type="float" office:value="1" calcext:value-type="float">
            <text:p>1</text:p>
          </table:table-cell>
          <table:table-cell table:style-name="ce27" table:formula="of:=IFERROR(INDEX([$'olah data'.$B$4:$'olah data'.$N$39];MATCH([.$A183];[$'olah data'.D$4:$'olah data'.D$39];0);2);&quot;&quot;)">
            <text:p/>
          </table:table-cell>
          <table:table-cell table:style-name="ce27" table:formula="of:=IFERROR(INDEX([$'olah data'.$B$4:$'olah data'.$N$39];MATCH([.$A183];[$'olah data'.E$4:$'olah data'.E$39];0);2);&quot;&quot;)">
            <text:p/>
          </table:table-cell>
          <table:table-cell table:style-name="ce27" table:formula="of:=IFERROR(INDEX([$'olah data'.$B$4:$'olah data'.$N$39];MATCH([.$A183];[$'olah data'.F$4:$'olah data'.F$39];0);2);&quot;&quot;)">
            <text:p/>
          </table:table-cell>
          <table:table-cell table:style-name="ce27" table:formula="of:=IFERROR(INDEX([$'olah data'.$B$4:$'olah data'.$N$39];MATCH([.$A183];[$'olah data'.G$4:$'olah data'.G$39];0);2);&quot;&quot;)">
            <text:p/>
          </table:table-cell>
          <table:table-cell table:style-name="ce27" table:formula="of:=IFERROR(INDEX([$'olah data'.$B$4:$'olah data'.$N$39];MATCH([.$A183];[$'olah data'.H$4:$'olah data'.H$39];0);2);&quot;&quot;)">
            <text:p/>
          </table:table-cell>
          <table:table-cell table:style-name="ce27" table:formula="of:=IFERROR(INDEX([$'olah data'.$B$4:$'olah data'.$N$39];MATCH([.$A183];[$'olah data'.I$4:$'olah data'.I$39];0);2);&quot;&quot;)" office:value-type="string" office:string-value="Self-acceptance vs. self-striving (10 items)" calcext:value-type="string">
            <text:p>Self-acceptance vs. self-striving (10 items)</text:p>
          </table:table-cell>
          <table:table-cell table:style-name="ce27" table:formula="of:=IFERROR(INDEX([$'olah data'.$B$4:$'olah data'.$N$39];MATCH([.$A183];[$'olah data'.J$4:$'olah data'.J$39];0);2);&quot;&quot;)">
            <text:p/>
          </table:table-cell>
          <table:table-cell table:style-name="ce27" table:formula="of:=IFERROR(INDEX([$'olah data'.$B$4:$'olah data'.$N$39];MATCH([.$A183];[$'olah data'.K$4:$'olah data'.K$39];0);2);&quot;&quot;)">
            <text:p/>
          </table:table-cell>
          <table:table-cell table:style-name="ce27" table:formula="of:=IFERROR(INDEX([$'olah data'.$B$4:$'olah data'.$N$39];MATCH([.$A183];[$'olah data'.L$4:$'olah data'.L$39];0);2);&quot;&quot;)">
            <text:p/>
          </table:table-cell>
          <table:table-cell table:style-name="ce27" table:formula="of:=IFERROR(INDEX([$'olah data'.$B$4:$'olah data'.$N$39];MATCH([.$A183];[$'olah data'.M$4:$'olah data'.M$39];0);2);&quot;&quot;)">
            <text:p/>
          </table:table-cell>
          <table:table-cell table:style-name="ce27" table:formula="of:=IFERROR(INDEX([$'olah data'.$B$4:$'olah data'.$N$39];MATCH([.$A183];[$'olah data'.N$4:$'olah data'.N$39];0);2);&quot;&quot;)">
            <text:p/>
          </table:table-cell>
          <table:table-cell table:style-name="ce27" table:formula="of:=CONCATENATE([.D183];[.E183];[.F183];[.G183];[.H183];[.I183];[.J183];[.K183];[.L183];[.M183];[.N183])" office:value-type="string" office:string-value="Self-acceptance vs. self-striving (10 items)" calcext:value-type="string">
            <text:p>Self-acceptance vs. self-striving (10 items)</text:p>
          </table:table-cell>
          <table:table-cell table:style-name="ce84" table:formula="of:=[$'View Input'.AC1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3" calcext:value-type="float">
            <text:p>183</text:p>
          </table:table-cell>
          <table:table-cell table:style-name="ce64" office:value-type="float" office:value="3" calcext:value-type="float">
            <text:p>3</text:p>
          </table:table-cell>
          <table:table-cell table:style-name="ce98" table:formula="of:=IF([.R184]=&quot;&quot;;IF([.Q184]=&quot;R&quot;;VLOOKUP([.P184];[$'olah data'.$R$3:$'olah data'.$S$7];2);[.P184]);IF([.R184]=[.P184];[.P184];[.Q184]))" office:value-type="float" office:value="3" calcext:value-type="float">
            <text:p>3</text:p>
          </table:table-cell>
          <table:table-cell table:style-name="ce27" table:formula="of:=IFERROR(INDEX([$'olah data'.$B$4:$'olah data'.$N$39];MATCH([.$A184];[$'olah data'.D$4:$'olah data'.D$39];0);2);&quot;&quot;)">
            <text:p/>
          </table:table-cell>
          <table:table-cell table:style-name="ce27" table:formula="of:=IFERROR(INDEX([$'olah data'.$B$4:$'olah data'.$N$39];MATCH([.$A184];[$'olah data'.E$4:$'olah data'.E$39];0);2);&quot;&quot;)">
            <text:p/>
          </table:table-cell>
          <table:table-cell table:style-name="ce27" table:formula="of:=IFERROR(INDEX([$'olah data'.$B$4:$'olah data'.$N$39];MATCH([.$A184];[$'olah data'.F$4:$'olah data'.F$39];0);2);&quot;&quot;)" office:value-type="string" office:string-value="Helpfulness vs. unhelpfulness (8 items)" calcext:value-type="string">
            <text:p>Helpfulness vs. unhelpfulness (8 items)</text:p>
          </table:table-cell>
          <table:table-cell table:style-name="ce27" table:formula="of:=IFERROR(INDEX([$'olah data'.$B$4:$'olah data'.$N$39];MATCH([.$A184];[$'olah data'.G$4:$'olah data'.G$39];0);2);&quot;&quot;)">
            <text:p/>
          </table:table-cell>
          <table:table-cell table:style-name="ce27" table:formula="of:=IFERROR(INDEX([$'olah data'.$B$4:$'olah data'.$N$39];MATCH([.$A184];[$'olah data'.H$4:$'olah data'.H$39];0);2);&quot;&quot;)">
            <text:p/>
          </table:table-cell>
          <table:table-cell table:style-name="ce27" table:formula="of:=IFERROR(INDEX([$'olah data'.$B$4:$'olah data'.$N$39];MATCH([.$A184];[$'olah data'.I$4:$'olah data'.I$39];0);2);&quot;&quot;)">
            <text:p/>
          </table:table-cell>
          <table:table-cell table:style-name="ce27" table:formula="of:=IFERROR(INDEX([$'olah data'.$B$4:$'olah data'.$N$39];MATCH([.$A184];[$'olah data'.J$4:$'olah data'.J$39];0);2);&quot;&quot;)">
            <text:p/>
          </table:table-cell>
          <table:table-cell table:style-name="ce27" table:formula="of:=IFERROR(INDEX([$'olah data'.$B$4:$'olah data'.$N$39];MATCH([.$A184];[$'olah data'.K$4:$'olah data'.K$39];0);2);&quot;&quot;)">
            <text:p/>
          </table:table-cell>
          <table:table-cell table:style-name="ce27" table:formula="of:=IFERROR(INDEX([$'olah data'.$B$4:$'olah data'.$N$39];MATCH([.$A184];[$'olah data'.L$4:$'olah data'.L$39];0);2);&quot;&quot;)">
            <text:p/>
          </table:table-cell>
          <table:table-cell table:style-name="ce27" table:formula="of:=IFERROR(INDEX([$'olah data'.$B$4:$'olah data'.$N$39];MATCH([.$A184];[$'olah data'.M$4:$'olah data'.M$39];0);2);&quot;&quot;)">
            <text:p/>
          </table:table-cell>
          <table:table-cell table:style-name="ce27" table:formula="of:=IFERROR(INDEX([$'olah data'.$B$4:$'olah data'.$N$39];MATCH([.$A184];[$'olah data'.N$4:$'olah data'.N$39];0);2);&quot;&quot;)">
            <text:p/>
          </table:table-cell>
          <table:table-cell table:style-name="ce27" table:formula="of:=CONCATENATE([.D184];[.E184];[.F184];[.G184];[.H184];[.I184];[.J184];[.K184];[.L184];[.M184];[.N184])" office:value-type="string" office:string-value="Helpfulness vs. unhelpfulness (8 items)" calcext:value-type="string">
            <text:p>Helpfulness vs. unhelpfulness (8 items)</text:p>
          </table:table-cell>
          <table:table-cell table:style-name="ce84" table:formula="of:=[$'View Input'.AC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84" calcext:value-type="float">
            <text:p>184</text:p>
          </table:table-cell>
          <table:table-cell table:style-name="ce64" office:value-type="float" office:value="3" calcext:value-type="float">
            <text:p>3</text:p>
          </table:table-cell>
          <table:table-cell table:style-name="ce98" table:formula="of:=IF([.R185]=&quot;&quot;;IF([.Q185]=&quot;R&quot;;VLOOKUP([.P185];[$'olah data'.$R$3:$'olah data'.$S$7];2);[.P185]);IF([.R185]=[.P185];[.P185];[.Q185]))" office:value-type="float" office:value="1" calcext:value-type="float">
            <text:p>1</text:p>
          </table:table-cell>
          <table:table-cell table:style-name="ce27" table:formula="of:=IFERROR(INDEX([$'olah data'.$B$4:$'olah data'.$N$39];MATCH([.$A185];[$'olah data'.D$4:$'olah data'.D$39];0);2);&quot;&quot;)" office:value-type="string" office:string-value="Resourcefulness (5 items)" calcext:value-type="string">
            <text:p>Resourcefulness (5 items)</text:p>
          </table:table-cell>
          <table:table-cell table:style-name="ce27" table:formula="of:=IFERROR(INDEX([$'olah data'.$B$4:$'olah data'.$N$39];MATCH([.$A185];[$'olah data'.E$4:$'olah data'.E$39];0);2);&quot;&quot;)">
            <text:p/>
          </table:table-cell>
          <table:table-cell table:style-name="ce27" table:formula="of:=IFERROR(INDEX([$'olah data'.$B$4:$'olah data'.$N$39];MATCH([.$A185];[$'olah data'.F$4:$'olah data'.F$39];0);2);&quot;&quot;)">
            <text:p/>
          </table:table-cell>
          <table:table-cell table:style-name="ce27" table:formula="of:=IFERROR(INDEX([$'olah data'.$B$4:$'olah data'.$N$39];MATCH([.$A185];[$'olah data'.G$4:$'olah data'.G$39];0);2);&quot;&quot;)">
            <text:p/>
          </table:table-cell>
          <table:table-cell table:style-name="ce27" table:formula="of:=IFERROR(INDEX([$'olah data'.$B$4:$'olah data'.$N$39];MATCH([.$A185];[$'olah data'.H$4:$'olah data'.H$39];0);2);&quot;&quot;)">
            <text:p/>
          </table:table-cell>
          <table:table-cell table:style-name="ce27" table:formula="of:=IFERROR(INDEX([$'olah data'.$B$4:$'olah data'.$N$39];MATCH([.$A185];[$'olah data'.I$4:$'olah data'.I$39];0);2);&quot;&quot;)">
            <text:p/>
          </table:table-cell>
          <table:table-cell table:style-name="ce27" table:formula="of:=IFERROR(INDEX([$'olah data'.$B$4:$'olah data'.$N$39];MATCH([.$A185];[$'olah data'.J$4:$'olah data'.J$39];0);2);&quot;&quot;)">
            <text:p/>
          </table:table-cell>
          <table:table-cell table:style-name="ce27" table:formula="of:=IFERROR(INDEX([$'olah data'.$B$4:$'olah data'.$N$39];MATCH([.$A185];[$'olah data'.K$4:$'olah data'.K$39];0);2);&quot;&quot;)">
            <text:p/>
          </table:table-cell>
          <table:table-cell table:style-name="ce27" table:formula="of:=IFERROR(INDEX([$'olah data'.$B$4:$'olah data'.$N$39];MATCH([.$A185];[$'olah data'.L$4:$'olah data'.L$39];0);2);&quot;&quot;)">
            <text:p/>
          </table:table-cell>
          <table:table-cell table:style-name="ce27" table:formula="of:=IFERROR(INDEX([$'olah data'.$B$4:$'olah data'.$N$39];MATCH([.$A185];[$'olah data'.M$4:$'olah data'.M$39];0);2);&quot;&quot;)">
            <text:p/>
          </table:table-cell>
          <table:table-cell table:style-name="ce27" table:formula="of:=IFERROR(INDEX([$'olah data'.$B$4:$'olah data'.$N$39];MATCH([.$A185];[$'olah data'.N$4:$'olah data'.N$39];0);2);&quot;&quot;)">
            <text:p/>
          </table:table-cell>
          <table:table-cell table:style-name="ce27" table:formula="of:=CONCATENATE([.D185];[.E185];[.F185];[.G185];[.H185];[.I185];[.J185];[.K185];[.L185];[.M185];[.N185])" office:value-type="string" office:string-value="Resourcefulness (5 items)" calcext:value-type="string">
            <text:p>Resourcefulness (5 items)</text:p>
          </table:table-cell>
          <table:table-cell table:style-name="ce84" table:formula="of:=[$'View Input'.AC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85" calcext:value-type="float">
            <text:p>185</text:p>
          </table:table-cell>
          <table:table-cell table:style-name="ce64" office:value-type="float" office:value="3" calcext:value-type="float">
            <text:p>3</text:p>
          </table:table-cell>
          <table:table-cell table:style-name="ce98" table:formula="of:=IF([.R186]=&quot;&quot;;IF([.Q186]=&quot;R&quot;;VLOOKUP([.P186];[$'olah data'.$R$3:$'olah data'.$S$7];2);[.P186]);IF([.R186]=[.P186];[.P186];[.Q186]))" office:value-type="float" office:value="1" calcext:value-type="float">
            <text:p>1</text:p>
          </table:table-cell>
          <table:table-cell table:style-name="ce27" table:formula="of:=IFERROR(INDEX([$'olah data'.$B$4:$'olah data'.$N$39];MATCH([.$A186];[$'olah data'.D$4:$'olah data'.D$39];0);2);&quot;&quot;)">
            <text:p/>
          </table:table-cell>
          <table:table-cell table:style-name="ce27" table:formula="of:=IFERROR(INDEX([$'olah data'.$B$4:$'olah data'.$N$39];MATCH([.$A186];[$'olah data'.E$4:$'olah data'.E$39];0);2);&quot;&quot;)">
            <text:p/>
          </table:table-cell>
          <table:table-cell table:style-name="ce27" table:formula="of:=IFERROR(INDEX([$'olah data'.$B$4:$'olah data'.$N$39];MATCH([.$A186];[$'olah data'.F$4:$'olah data'.F$39];0);2);&quot;&quot;)">
            <text:p/>
          </table:table-cell>
          <table:table-cell table:style-name="ce27" table:formula="of:=IFERROR(INDEX([$'olah data'.$B$4:$'olah data'.$N$39];MATCH([.$A186];[$'olah data'.G$4:$'olah data'.G$39];0);2);&quot;&quot;)">
            <text:p/>
          </table:table-cell>
          <table:table-cell table:style-name="ce27" table:formula="of:=IFERROR(INDEX([$'olah data'.$B$4:$'olah data'.$N$39];MATCH([.$A186];[$'olah data'.H$4:$'olah data'.H$39];0);2);&quot;&quot;)">
            <text:p/>
          </table:table-cell>
          <table:table-cell table:style-name="ce27" table:formula="of:=IFERROR(INDEX([$'olah data'.$B$4:$'olah data'.$N$39];MATCH([.$A186];[$'olah data'.I$4:$'olah data'.I$39];0);2);&quot;&quot;)">
            <text:p/>
          </table:table-cell>
          <table:table-cell table:style-name="ce27" table:formula="of:=IFERROR(INDEX([$'olah data'.$B$4:$'olah data'.$N$39];MATCH([.$A186];[$'olah data'.J$4:$'olah data'.J$39];0);2);&quot;&quot;)" office:value-type="string" office:string-value="Helpfulness vs. unhelpfulness (8 items)" calcext:value-type="string">
            <text:p>Helpfulness vs. unhelpfulness (8 items)</text:p>
          </table:table-cell>
          <table:table-cell table:style-name="ce27" table:formula="of:=IFERROR(INDEX([$'olah data'.$B$4:$'olah data'.$N$39];MATCH([.$A186];[$'olah data'.K$4:$'olah data'.K$39];0);2);&quot;&quot;)">
            <text:p/>
          </table:table-cell>
          <table:table-cell table:style-name="ce27" table:formula="of:=IFERROR(INDEX([$'olah data'.$B$4:$'olah data'.$N$39];MATCH([.$A186];[$'olah data'.L$4:$'olah data'.L$39];0);2);&quot;&quot;)">
            <text:p/>
          </table:table-cell>
          <table:table-cell table:style-name="ce27" table:formula="of:=IFERROR(INDEX([$'olah data'.$B$4:$'olah data'.$N$39];MATCH([.$A186];[$'olah data'.M$4:$'olah data'.M$39];0);2);&quot;&quot;)">
            <text:p/>
          </table:table-cell>
          <table:table-cell table:style-name="ce27" table:formula="of:=IFERROR(INDEX([$'olah data'.$B$4:$'olah data'.$N$39];MATCH([.$A186];[$'olah data'.N$4:$'olah data'.N$39];0);2);&quot;&quot;)">
            <text:p/>
          </table:table-cell>
          <table:table-cell table:style-name="ce27" table:formula="of:=CONCATENATE([.D186];[.E186];[.F186];[.G186];[.H186];[.I186];[.J186];[.K186];[.L186];[.M186];[.N186])" office:value-type="string" office:string-value="Helpfulness vs. unhelpfulness (8 items)" calcext:value-type="string">
            <text:p>Helpfulness vs. unhelpfulness (8 items)</text:p>
          </table:table-cell>
          <table:table-cell table:style-name="ce84" table:formula="of:=[$'View Input'.AC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6" calcext:value-type="float">
            <text:p>186</text:p>
          </table:table-cell>
          <table:table-cell table:style-name="ce64" office:value-type="float" office:value="2" calcext:value-type="float">
            <text:p>2</text:p>
          </table:table-cell>
          <table:table-cell table:style-name="ce98" table:formula="of:=IF([.R187]=&quot;&quot;;IF([.Q187]=&quot;R&quot;;VLOOKUP([.P187];[$'olah data'.$R$3:$'olah data'.$S$7];2);[.P187]);IF([.R187]=[.P187];[.P187];[.Q187]))" office:value-type="float" office:value="1" calcext:value-type="float">
            <text:p>1</text:p>
          </table:table-cell>
          <table:table-cell table:style-name="ce27" table:formula="of:=IFERROR(INDEX([$'olah data'.$B$4:$'olah data'.$N$39];MATCH([.$A187];[$'olah data'.D$4:$'olah data'.D$39];0);2);&quot;&quot;)">
            <text:p/>
          </table:table-cell>
          <table:table-cell table:style-name="ce27" table:formula="of:=IFERROR(INDEX([$'olah data'.$B$4:$'olah data'.$N$39];MATCH([.$A187];[$'olah data'.E$4:$'olah data'.E$39];0);2);&quot;&quot;)">
            <text:p/>
          </table:table-cell>
          <table:table-cell table:style-name="ce27" table:formula="of:=IFERROR(INDEX([$'olah data'.$B$4:$'olah data'.$N$39];MATCH([.$A187];[$'olah data'.F$4:$'olah data'.F$39];0);2);&quot;&quot;)">
            <text:p/>
          </table:table-cell>
          <table:table-cell table:style-name="ce27" table:formula="of:=IFERROR(INDEX([$'olah data'.$B$4:$'olah data'.$N$39];MATCH([.$A187];[$'olah data'.G$4:$'olah data'.G$39];0);2);&quot;&quot;)" office:value-type="string" office:string-value="Fatigability v. asthenia (8 items)" calcext:value-type="string">
            <text:p>Fatigability v. asthenia (8 items)</text:p>
          </table:table-cell>
          <table:table-cell table:style-name="ce27" table:formula="of:=IFERROR(INDEX([$'olah data'.$B$4:$'olah data'.$N$39];MATCH([.$A187];[$'olah data'.H$4:$'olah data'.H$39];0);2);&quot;&quot;)">
            <text:p/>
          </table:table-cell>
          <table:table-cell table:style-name="ce27" table:formula="of:=IFERROR(INDEX([$'olah data'.$B$4:$'olah data'.$N$39];MATCH([.$A187];[$'olah data'.I$4:$'olah data'.I$39];0);2);&quot;&quot;)">
            <text:p/>
          </table:table-cell>
          <table:table-cell table:style-name="ce27" table:formula="of:=IFERROR(INDEX([$'olah data'.$B$4:$'olah data'.$N$39];MATCH([.$A187];[$'olah data'.J$4:$'olah data'.J$39];0);2);&quot;&quot;)">
            <text:p/>
          </table:table-cell>
          <table:table-cell table:style-name="ce27" table:formula="of:=IFERROR(INDEX([$'olah data'.$B$4:$'olah data'.$N$39];MATCH([.$A187];[$'olah data'.K$4:$'olah data'.K$39];0);2);&quot;&quot;)">
            <text:p/>
          </table:table-cell>
          <table:table-cell table:style-name="ce27" table:formula="of:=IFERROR(INDEX([$'olah data'.$B$4:$'olah data'.$N$39];MATCH([.$A187];[$'olah data'.L$4:$'olah data'.L$39];0);2);&quot;&quot;)">
            <text:p/>
          </table:table-cell>
          <table:table-cell table:style-name="ce27" table:formula="of:=IFERROR(INDEX([$'olah data'.$B$4:$'olah data'.$N$39];MATCH([.$A187];[$'olah data'.M$4:$'olah data'.M$39];0);2);&quot;&quot;)">
            <text:p/>
          </table:table-cell>
          <table:table-cell table:style-name="ce27" table:formula="of:=IFERROR(INDEX([$'olah data'.$B$4:$'olah data'.$N$39];MATCH([.$A187];[$'olah data'.N$4:$'olah data'.N$39];0);2);&quot;&quot;)">
            <text:p/>
          </table:table-cell>
          <table:table-cell table:style-name="ce27" table:formula="of:=CONCATENATE([.D187];[.E187];[.F187];[.G187];[.H187];[.I187];[.J187];[.K187];[.L187];[.M187];[.N187])" office:value-type="string" office:string-value="Fatigability v. asthenia (8 items)" calcext:value-type="string">
            <text:p>Fatigability v. asthenia (8 items)</text:p>
          </table:table-cell>
          <table:table-cell table:style-name="ce84" table:formula="of:=[$'View Input'.AC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87" calcext:value-type="float">
            <text:p>187</text:p>
          </table:table-cell>
          <table:table-cell table:style-name="ce64" office:value-type="float" office:value="1" calcext:value-type="float">
            <text:p>1</text:p>
          </table:table-cell>
          <table:table-cell table:style-name="ce98" table:formula="of:=IF([.R188]=&quot;&quot;;IF([.Q188]=&quot;R&quot;;VLOOKUP([.P188];[$'olah data'.$R$3:$'olah data'.$S$7];2);[.P188]);IF([.R188]=[.P188];[.P188];[.Q188]))" office:value-type="float" office:value="4" calcext:value-type="float">
            <text:p>4</text:p>
          </table:table-cell>
          <table:table-cell table:style-name="ce27" table:formula="of:=IFERROR(INDEX([$'olah data'.$B$4:$'olah data'.$N$39];MATCH([.$A188];[$'olah data'.D$4:$'olah data'.D$39];0);2);&quot;&quot;)">
            <text:p/>
          </table:table-cell>
          <table:table-cell table:style-name="ce27" table:formula="of:=IFERROR(INDEX([$'olah data'.$B$4:$'olah data'.$N$39];MATCH([.$A188];[$'olah data'.E$4:$'olah data'.E$39];0);2);&quot;&quot;)">
            <text:p/>
          </table:table-cell>
          <table:table-cell table:style-name="ce27" table:formula="of:=IFERROR(INDEX([$'olah data'.$B$4:$'olah data'.$N$39];MATCH([.$A188];[$'olah data'.F$4:$'olah data'.F$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88];[$'olah data'.G$4:$'olah data'.G$39];0);2);&quot;&quot;)">
            <text:p/>
          </table:table-cell>
          <table:table-cell table:style-name="ce27" table:formula="of:=IFERROR(INDEX([$'olah data'.$B$4:$'olah data'.$N$39];MATCH([.$A188];[$'olah data'.H$4:$'olah data'.H$39];0);2);&quot;&quot;)">
            <text:p/>
          </table:table-cell>
          <table:table-cell table:style-name="ce27" table:formula="of:=IFERROR(INDEX([$'olah data'.$B$4:$'olah data'.$N$39];MATCH([.$A188];[$'olah data'.I$4:$'olah data'.I$39];0);2);&quot;&quot;)">
            <text:p/>
          </table:table-cell>
          <table:table-cell table:style-name="ce27" table:formula="of:=IFERROR(INDEX([$'olah data'.$B$4:$'olah data'.$N$39];MATCH([.$A188];[$'olah data'.J$4:$'olah data'.J$39];0);2);&quot;&quot;)">
            <text:p/>
          </table:table-cell>
          <table:table-cell table:style-name="ce27" table:formula="of:=IFERROR(INDEX([$'olah data'.$B$4:$'olah data'.$N$39];MATCH([.$A188];[$'olah data'.K$4:$'olah data'.K$39];0);2);&quot;&quot;)">
            <text:p/>
          </table:table-cell>
          <table:table-cell table:style-name="ce27" table:formula="of:=IFERROR(INDEX([$'olah data'.$B$4:$'olah data'.$N$39];MATCH([.$A188];[$'olah data'.L$4:$'olah data'.L$39];0);2);&quot;&quot;)">
            <text:p/>
          </table:table-cell>
          <table:table-cell table:style-name="ce27" table:formula="of:=IFERROR(INDEX([$'olah data'.$B$4:$'olah data'.$N$39];MATCH([.$A188];[$'olah data'.M$4:$'olah data'.M$39];0);2);&quot;&quot;)">
            <text:p/>
          </table:table-cell>
          <table:table-cell table:style-name="ce27" table:formula="of:=IFERROR(INDEX([$'olah data'.$B$4:$'olah data'.$N$39];MATCH([.$A188];[$'olah data'.N$4:$'olah data'.N$39];0);2);&quot;&quot;)">
            <text:p/>
          </table:table-cell>
          <table:table-cell table:style-name="ce27" table:formula="of:=CONCATENATE([.D188];[.E188];[.F188];[.G188];[.H188];[.I188];[.J188];[.K188];[.L188];[.M188];[.N188])" office:value-type="string" office:string-value="Pure-hearted conscience vs. self-serving advantage (8 items)" calcext:value-type="string">
            <text:p>Pure-hearted conscience vs. self-serving advantage (8 items)</text:p>
          </table:table-cell>
          <table:table-cell table:style-name="ce84" table:formula="of:=[$'View Input'.AC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88" calcext:value-type="float">
            <text:p>188</text:p>
          </table:table-cell>
          <table:table-cell table:style-name="ce64" office:value-type="float" office:value="5" calcext:value-type="float">
            <text:p>5</text:p>
          </table:table-cell>
          <table:table-cell table:style-name="ce98" table:formula="of:=IF([.R189]=&quot;&quot;;IF([.Q189]=&quot;R&quot;;VLOOKUP([.P189];[$'olah data'.$R$3:$'olah data'.$S$7];2);[.P189]);IF([.R189]=[.P189];[.P189];[.Q189]))" office:value-type="float" office:value="3" calcext:value-type="float">
            <text:p>3</text:p>
          </table:table-cell>
          <table:table-cell table:style-name="ce27" table:formula="of:=IFERROR(INDEX([$'olah data'.$B$4:$'olah data'.$N$39];MATCH([.$A189];[$'olah data'.D$4:$'olah data'.D$39];0);2);&quot;&quot;)">
            <text:p/>
          </table:table-cell>
          <table:table-cell table:style-name="ce27" table:formula="of:=IFERROR(INDEX([$'olah data'.$B$4:$'olah data'.$N$39];MATCH([.$A189];[$'olah data'.E$4:$'olah data'.E$39];0);2);&quot;&quot;)">
            <text:p/>
          </table:table-cell>
          <table:table-cell table:style-name="ce27" table:formula="of:=IFERROR(INDEX([$'olah data'.$B$4:$'olah data'.$N$39];MATCH([.$A189];[$'olah data'.F$4:$'olah data'.F$39];0);2);&quot;&quot;)">
            <text:p/>
          </table:table-cell>
          <table:table-cell table:style-name="ce27" table:formula="of:=IFERROR(INDEX([$'olah data'.$B$4:$'olah data'.$N$39];MATCH([.$A189];[$'olah data'.G$4:$'olah data'.G$39];0);2);&quot;&quot;)">
            <text:p/>
          </table:table-cell>
          <table:table-cell table:style-name="ce27" table:formula="of:=IFERROR(INDEX([$'olah data'.$B$4:$'olah data'.$N$39];MATCH([.$A189];[$'olah data'.H$4:$'olah data'.H$39];0);2);&quot;&quot;)">
            <text:p/>
          </table:table-cell>
          <table:table-cell table:style-name="ce27" table:formula="of:=IFERROR(INDEX([$'olah data'.$B$4:$'olah data'.$N$39];MATCH([.$A189];[$'olah data'.I$4:$'olah data'.I$39];0);2);&quot;&quot;)">
            <text:p/>
          </table:table-cell>
          <table:table-cell table:style-name="ce27" table:formula="of:=IFERROR(INDEX([$'olah data'.$B$4:$'olah data'.$N$39];MATCH([.$A189];[$'olah data'.J$4:$'olah data'.J$39];0);2);&quot;&quot;)" office:value-type="string" office:string-value="Self-acceptance vs. self-striving (10 items)" calcext:value-type="string">
            <text:p>Self-acceptance vs. self-striving (10 items)</text:p>
          </table:table-cell>
          <table:table-cell table:style-name="ce27" table:formula="of:=IFERROR(INDEX([$'olah data'.$B$4:$'olah data'.$N$39];MATCH([.$A189];[$'olah data'.K$4:$'olah data'.K$39];0);2);&quot;&quot;)">
            <text:p/>
          </table:table-cell>
          <table:table-cell table:style-name="ce27" table:formula="of:=IFERROR(INDEX([$'olah data'.$B$4:$'olah data'.$N$39];MATCH([.$A189];[$'olah data'.L$4:$'olah data'.L$39];0);2);&quot;&quot;)">
            <text:p/>
          </table:table-cell>
          <table:table-cell table:style-name="ce27" table:formula="of:=IFERROR(INDEX([$'olah data'.$B$4:$'olah data'.$N$39];MATCH([.$A189];[$'olah data'.M$4:$'olah data'.M$39];0);2);&quot;&quot;)">
            <text:p/>
          </table:table-cell>
          <table:table-cell table:style-name="ce27" table:formula="of:=IFERROR(INDEX([$'olah data'.$B$4:$'olah data'.$N$39];MATCH([.$A189];[$'olah data'.N$4:$'olah data'.N$39];0);2);&quot;&quot;)">
            <text:p/>
          </table:table-cell>
          <table:table-cell table:style-name="ce27" table:formula="of:=CONCATENATE([.D189];[.E189];[.F189];[.G189];[.H189];[.I189];[.J189];[.K189];[.L189];[.M189];[.N189])" office:value-type="string" office:string-value="Self-acceptance vs. self-striving (10 items)" calcext:value-type="string">
            <text:p>Self-acceptance vs. self-striving (10 items)</text:p>
          </table:table-cell>
          <table:table-cell table:style-name="ce84" table:formula="of:=[$'View Input'.AC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9" calcext:value-type="float">
            <text:p>189</text:p>
          </table:table-cell>
          <table:table-cell table:style-name="ce64" office:value-type="float" office:value="5" calcext:value-type="float">
            <text:p>5</text:p>
          </table:table-cell>
          <table:table-cell table:style-name="ce98" table:formula="of:=IF([.R190]=&quot;&quot;;IF([.Q190]=&quot;R&quot;;VLOOKUP([.P190];[$'olah data'.$R$3:$'olah data'.$S$7];2);[.P190]);IF([.R190]=[.P190];[.P190];[.Q190]))" office:value-type="float" office:value="5" calcext:value-type="float">
            <text:p>5</text:p>
          </table:table-cell>
          <table:table-cell table:style-name="ce27" table:formula="of:=IFERROR(INDEX([$'olah data'.$B$4:$'olah data'.$N$39];MATCH([.$A190];[$'olah data'.D$4:$'olah data'.D$39];0);2);&quot;&quot;)">
            <text:p/>
          </table:table-cell>
          <table:table-cell table:style-name="ce27" table:formula="of:=IFERROR(INDEX([$'olah data'.$B$4:$'olah data'.$N$39];MATCH([.$A190];[$'olah data'.E$4:$'olah data'.E$39];0);2);&quot;&quot;)">
            <text:p/>
          </table:table-cell>
          <table:table-cell table:style-name="ce27" table:formula="of:=IFERROR(INDEX([$'olah data'.$B$4:$'olah data'.$N$39];MATCH([.$A190];[$'olah data'.F$4:$'olah data'.F$39];0);2);&quot;&quot;)">
            <text:p/>
          </table:table-cell>
          <table:table-cell table:style-name="ce27" table:formula="of:=IFERROR(INDEX([$'olah data'.$B$4:$'olah data'.$N$39];MATCH([.$A190];[$'olah data'.G$4:$'olah data'.G$39];0);2);&quot;&quot;)">
            <text:p/>
          </table:table-cell>
          <table:table-cell table:style-name="ce27" table:formula="of:=IFERROR(INDEX([$'olah data'.$B$4:$'olah data'.$N$39];MATCH([.$A190];[$'olah data'.H$4:$'olah data'.H$39];0);2);&quot;&quot;)">
            <text:p/>
          </table:table-cell>
          <table:table-cell table:style-name="ce27" table:formula="of:=IFERROR(INDEX([$'olah data'.$B$4:$'olah data'.$N$39];MATCH([.$A190];[$'olah data'.I$4:$'olah data'.I$39];0);2);&quot;&quot;)">
            <text:p/>
          </table:table-cell>
          <table:table-cell table:style-name="ce27" table:formula="of:=IFERROR(INDEX([$'olah data'.$B$4:$'olah data'.$N$39];MATCH([.$A190];[$'olah data'.J$4:$'olah data'.J$39];0);2);&quot;&quot;)">
            <text:p/>
          </table:table-cell>
          <table:table-cell table:style-name="ce27" table:formula="of:=IFERROR(INDEX([$'olah data'.$B$4:$'olah data'.$N$39];MATCH([.$A190];[$'olah data'.K$4:$'olah data'.K$39];0);2);&quot;&quot;)">
            <text:p/>
          </table:table-cell>
          <table:table-cell table:style-name="ce27" table:formula="of:=IFERROR(INDEX([$'olah data'.$B$4:$'olah data'.$N$39];MATCH([.$A190];[$'olah data'.L$4:$'olah data'.L$39];0);2);&quot;&quot;)" office:value-type="string" office:string-value="Eagerness of effort vs laziness (9 items)" calcext:value-type="string">
            <text:p>Eagerness of effort vs laziness (9 items)</text:p>
          </table:table-cell>
          <table:table-cell table:style-name="ce27" table:formula="of:=IFERROR(INDEX([$'olah data'.$B$4:$'olah data'.$N$39];MATCH([.$A190];[$'olah data'.M$4:$'olah data'.M$39];0);2);&quot;&quot;)">
            <text:p/>
          </table:table-cell>
          <table:table-cell table:style-name="ce27" table:formula="of:=IFERROR(INDEX([$'olah data'.$B$4:$'olah data'.$N$39];MATCH([.$A190];[$'olah data'.N$4:$'olah data'.N$39];0);2);&quot;&quot;)">
            <text:p/>
          </table:table-cell>
          <table:table-cell table:style-name="ce27" table:formula="of:=CONCATENATE([.D190];[.E190];[.F190];[.G190];[.H190];[.I190];[.J190];[.K190];[.L190];[.M190];[.N190])" office:value-type="string" office:string-value="Eagerness of effort vs laziness (9 items)" calcext:value-type="string">
            <text:p>Eagerness of effort vs laziness (9 items)</text:p>
          </table:table-cell>
          <table:table-cell table:style-name="ce84" table:formula="of:=[$'View Input'.AC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0" calcext:value-type="float">
            <text:p>190</text:p>
          </table:table-cell>
          <table:table-cell table:style-name="ce64" office:value-type="float" office:value="4" calcext:value-type="float">
            <text:p>4</text:p>
          </table:table-cell>
          <table:table-cell table:style-name="ce98" table:formula="of:=IF([.R191]=&quot;&quot;;IF([.Q191]=&quot;R&quot;;VLOOKUP([.P191];[$'olah data'.$R$3:$'olah data'.$S$7];2);[.P191]);IF([.R191]=[.P191];[.P191];[.Q191]))" office:value-type="float" office:value="1" calcext:value-type="float">
            <text:p>1</text:p>
          </table:table-cell>
          <table:table-cell table:style-name="ce27" table:formula="of:=IFERROR(INDEX([$'olah data'.$B$4:$'olah data'.$N$39];MATCH([.$A191];[$'olah data'.D$4:$'olah data'.D$39];0);2);&quot;&quot;)">
            <text:p/>
          </table:table-cell>
          <table:table-cell table:style-name="ce27" table:formula="of:=IFERROR(INDEX([$'olah data'.$B$4:$'olah data'.$N$39];MATCH([.$A191];[$'olah data'.E$4:$'olah data'.E$39];0);2);&quot;&quot;)">
            <text:p/>
          </table:table-cell>
          <table:table-cell table:style-name="ce27" table:formula="of:=IFERROR(INDEX([$'olah data'.$B$4:$'olah data'.$N$39];MATCH([.$A191];[$'olah data'.F$4:$'olah data'.F$39];0);2);&quot;&quot;)">
            <text:p/>
          </table:table-cell>
          <table:table-cell table:style-name="ce27" table:formula="of:=IFERROR(INDEX([$'olah data'.$B$4:$'olah data'.$N$39];MATCH([.$A191];[$'olah data'.G$4:$'olah data'.G$39];0);2);&quot;&quot;)">
            <text:p/>
          </table:table-cell>
          <table:table-cell table:style-name="ce27" table:formula="of:=IFERROR(INDEX([$'olah data'.$B$4:$'olah data'.$N$39];MATCH([.$A191];[$'olah data'.H$4:$'olah data'.H$39];0);2);&quot;&quot;)">
            <text:p/>
          </table:table-cell>
          <table:table-cell table:style-name="ce27" table:formula="of:=IFERROR(INDEX([$'olah data'.$B$4:$'olah data'.$N$39];MATCH([.$A191];[$'olah data'.I$4:$'olah data'.I$39];0);2);&quot;&quot;)">
            <text:p/>
          </table:table-cell>
          <table:table-cell table:style-name="ce27" table:formula="of:=IFERROR(INDEX([$'olah data'.$B$4:$'olah data'.$N$39];MATCH([.$A191];[$'olah data'.J$4:$'olah data'.J$39];0);2);&quot;&quot;)">
            <text:p/>
          </table:table-cell>
          <table:table-cell table:style-name="ce27" table:formula="of:=IFERROR(INDEX([$'olah data'.$B$4:$'olah data'.$N$39];MATCH([.$A191];[$'olah data'.K$4:$'olah data'.K$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91];[$'olah data'.L$4:$'olah data'.L$39];0);2);&quot;&quot;)">
            <text:p/>
          </table:table-cell>
          <table:table-cell table:style-name="ce27" table:formula="of:=IFERROR(INDEX([$'olah data'.$B$4:$'olah data'.$N$39];MATCH([.$A191];[$'olah data'.M$4:$'olah data'.M$39];0);2);&quot;&quot;)">
            <text:p/>
          </table:table-cell>
          <table:table-cell table:style-name="ce27" table:formula="of:=IFERROR(INDEX([$'olah data'.$B$4:$'olah data'.$N$39];MATCH([.$A191];[$'olah data'.N$4:$'olah data'.N$39];0);2);&quot;&quot;)">
            <text:p/>
          </table:table-cell>
          <table:table-cell table:style-name="ce27" table:formula="of:=CONCATENATE([.D191];[.E191];[.F191];[.G191];[.H191];[.I191];[.J191];[.K191];[.L191];[.M191];[.N191])" office:value-type="string" office:string-value="Transpersonal identification vs. self-differentiation (8 items)" calcext:value-type="string">
            <text:p>Transpersonal identification vs. self-differentiation (8 items)</text:p>
          </table:table-cell>
          <table:table-cell table:style-name="ce84" table:formula="of:=[$'View Input'.AC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1" calcext:value-type="float">
            <text:p>191</text:p>
          </table:table-cell>
          <table:table-cell table:style-name="ce64" office:value-type="float" office:value="2" calcext:value-type="float">
            <text:p>2</text:p>
          </table:table-cell>
          <table:table-cell table:style-name="ce98" table:formula="of:=IF([.R192]=&quot;&quot;;IF([.Q192]=&quot;R&quot;;VLOOKUP([.P192];[$'olah data'.$R$3:$'olah data'.$S$7];2);[.P192]);IF([.R192]=[.P192];[.P192];[.Q192]))" office:value-type="float" office:value="1" calcext:value-type="float">
            <text:p>1</text:p>
          </table:table-cell>
          <table:table-cell table:style-name="ce27" table:formula="of:=IFERROR(INDEX([$'olah data'.$B$4:$'olah data'.$N$39];MATCH([.$A192];[$'olah data'.D$4:$'olah data'.D$39];0);2);&quot;&quot;)">
            <text:p/>
          </table:table-cell>
          <table:table-cell table:style-name="ce27" table:formula="of:=IFERROR(INDEX([$'olah data'.$B$4:$'olah data'.$N$39];MATCH([.$A192];[$'olah data'.E$4:$'olah data'.E$39];0);2);&quot;&quot;)">
            <text:p/>
          </table:table-cell>
          <table:table-cell table:style-name="ce27" table:formula="of:=IFERROR(INDEX([$'olah data'.$B$4:$'olah data'.$N$39];MATCH([.$A192];[$'olah data'.F$4:$'olah data'.F$39];0);2);&quot;&quot;)">
            <text:p/>
          </table:table-cell>
          <table:table-cell table:style-name="ce27" table:formula="of:=IFERROR(INDEX([$'olah data'.$B$4:$'olah data'.$N$39];MATCH([.$A192];[$'olah data'.G$4:$'olah data'.G$39];0);2);&quot;&quot;)">
            <text:p/>
          </table:table-cell>
          <table:table-cell table:style-name="ce27" table:formula="of:=IFERROR(INDEX([$'olah data'.$B$4:$'olah data'.$N$39];MATCH([.$A192];[$'olah data'.H$4:$'olah data'.H$39];0);2);&quot;&quot;)">
            <text:p/>
          </table:table-cell>
          <table:table-cell table:style-name="ce27" table:formula="of:=IFERROR(INDEX([$'olah data'.$B$4:$'olah data'.$N$39];MATCH([.$A192];[$'olah data'.I$4:$'olah data'.I$39];0);2);&quot;&quot;)" office:value-type="string" office:string-value="Ambitious vs underachieving (10 items)" calcext:value-type="string">
            <text:p>Ambitious vs underachieving (10 items)</text:p>
          </table:table-cell>
          <table:table-cell table:style-name="ce27" table:formula="of:=IFERROR(INDEX([$'olah data'.$B$4:$'olah data'.$N$39];MATCH([.$A192];[$'olah data'.J$4:$'olah data'.J$39];0);2);&quot;&quot;)">
            <text:p/>
          </table:table-cell>
          <table:table-cell table:style-name="ce27" table:formula="of:=IFERROR(INDEX([$'olah data'.$B$4:$'olah data'.$N$39];MATCH([.$A192];[$'olah data'.K$4:$'olah data'.K$39];0);2);&quot;&quot;)">
            <text:p/>
          </table:table-cell>
          <table:table-cell table:style-name="ce27" table:formula="of:=IFERROR(INDEX([$'olah data'.$B$4:$'olah data'.$N$39];MATCH([.$A192];[$'olah data'.L$4:$'olah data'.L$39];0);2);&quot;&quot;)">
            <text:p/>
          </table:table-cell>
          <table:table-cell table:style-name="ce27" table:formula="of:=IFERROR(INDEX([$'olah data'.$B$4:$'olah data'.$N$39];MATCH([.$A192];[$'olah data'.M$4:$'olah data'.M$39];0);2);&quot;&quot;)">
            <text:p/>
          </table:table-cell>
          <table:table-cell table:style-name="ce27" table:formula="of:=IFERROR(INDEX([$'olah data'.$B$4:$'olah data'.$N$39];MATCH([.$A192];[$'olah data'.N$4:$'olah data'.N$39];0);2);&quot;&quot;)">
            <text:p/>
          </table:table-cell>
          <table:table-cell table:style-name="ce27" table:formula="of:=CONCATENATE([.D192];[.E192];[.F192];[.G192];[.H192];[.I192];[.J192];[.K192];[.L192];[.M192];[.N192])" office:value-type="string" office:string-value="Ambitious vs underachieving (10 items)" calcext:value-type="string">
            <text:p>Ambitious vs underachieving (10 items)</text:p>
          </table:table-cell>
          <table:table-cell table:style-name="ce84" table:formula="of:=[$'View Input'.AC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2" calcext:value-type="float">
            <text:p>192</text:p>
          </table:table-cell>
          <table:table-cell table:style-name="ce64" office:value-type="float" office:value="2" calcext:value-type="float">
            <text:p>2</text:p>
          </table:table-cell>
          <table:table-cell table:style-name="ce98" table:formula="of:=IF([.R193]=&quot;&quot;;IF([.Q193]=&quot;R&quot;;VLOOKUP([.P193];[$'olah data'.$R$3:$'olah data'.$S$7];2);[.P193]);IF([.R193]=[.P193];[.P193];[.Q193]))" office:value-type="float" office:value="1" calcext:value-type="float">
            <text:p>1</text:p>
          </table:table-cell>
          <table:table-cell table:style-name="ce27" table:formula="of:=IFERROR(INDEX([$'olah data'.$B$4:$'olah data'.$N$39];MATCH([.$A193];[$'olah data'.D$4:$'olah data'.D$39];0);2);&quot;&quot;)">
            <text:p/>
          </table:table-cell>
          <table:table-cell table:style-name="ce27" table:formula="of:=IFERROR(INDEX([$'olah data'.$B$4:$'olah data'.$N$39];MATCH([.$A193];[$'olah data'.E$4:$'olah data'.E$39];0);2);&quot;&quot;)">
            <text:p/>
          </table:table-cell>
          <table:table-cell table:style-name="ce27" table:formula="of:=IFERROR(INDEX([$'olah data'.$B$4:$'olah data'.$N$39];MATCH([.$A193];[$'olah data'.F$4:$'olah data'.F$39];0);2);&quot;&quot;)">
            <text:p/>
          </table:table-cell>
          <table:table-cell table:style-name="ce27" table:formula="of:=IFERROR(INDEX([$'olah data'.$B$4:$'olah data'.$N$39];MATCH([.$A193];[$'olah data'.G$4:$'olah data'.G$39];0);2);&quot;&quot;)">
            <text:p/>
          </table:table-cell>
          <table:table-cell table:style-name="ce27" table:formula="of:=IFERROR(INDEX([$'olah data'.$B$4:$'olah data'.$N$39];MATCH([.$A193];[$'olah data'.H$4:$'olah data'.H$39];0);2);&quot;&quot;)">
            <text:p/>
          </table:table-cell>
          <table:table-cell table:style-name="ce27" table:formula="of:=IFERROR(INDEX([$'olah data'.$B$4:$'olah data'.$N$39];MATCH([.$A193];[$'olah data'.I$4:$'olah data'.I$39];0);2);&quot;&quot;)">
            <text:p/>
          </table:table-cell>
          <table:table-cell table:style-name="ce27" table:formula="of:=IFERROR(INDEX([$'olah data'.$B$4:$'olah data'.$N$39];MATCH([.$A193];[$'olah data'.J$4:$'olah data'.J$39];0);2);&quot;&quot;)">
            <text:p/>
          </table:table-cell>
          <table:table-cell table:style-name="ce27" table:formula="of:=IFERROR(INDEX([$'olah data'.$B$4:$'olah data'.$N$39];MATCH([.$A193];[$'olah data'.K$4:$'olah data'.K$39];0);2);&quot;&quot;)" office:value-type="string" office:string-value="Self-acceptance vs. self-striving (10 items)" calcext:value-type="string">
            <text:p>Self-acceptance vs. self-striving (10 items)</text:p>
          </table:table-cell>
          <table:table-cell table:style-name="ce27" table:formula="of:=IFERROR(INDEX([$'olah data'.$B$4:$'olah data'.$N$39];MATCH([.$A193];[$'olah data'.L$4:$'olah data'.L$39];0);2);&quot;&quot;)">
            <text:p/>
          </table:table-cell>
          <table:table-cell table:style-name="ce27" table:formula="of:=IFERROR(INDEX([$'olah data'.$B$4:$'olah data'.$N$39];MATCH([.$A193];[$'olah data'.M$4:$'olah data'.M$39];0);2);&quot;&quot;)">
            <text:p/>
          </table:table-cell>
          <table:table-cell table:style-name="ce27" table:formula="of:=IFERROR(INDEX([$'olah data'.$B$4:$'olah data'.$N$39];MATCH([.$A193];[$'olah data'.N$4:$'olah data'.N$39];0);2);&quot;&quot;)">
            <text:p/>
          </table:table-cell>
          <table:table-cell table:style-name="ce27" table:formula="of:=CONCATENATE([.D193];[.E193];[.F193];[.G193];[.H193];[.I193];[.J193];[.K193];[.L193];[.M193];[.N193])" office:value-type="string" office:string-value="Self-acceptance vs. self-striving (10 items)" calcext:value-type="string">
            <text:p>Self-acceptance vs. self-striving (10 items)</text:p>
          </table:table-cell>
          <table:table-cell table:style-name="ce84" table:formula="of:=[$'View Input'.AC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3" calcext:value-type="float">
            <text:p>193</text:p>
          </table:table-cell>
          <table:table-cell table:style-name="ce64" office:value-type="float" office:value="2" calcext:value-type="float">
            <text:p>2</text:p>
          </table:table-cell>
          <table:table-cell table:style-name="ce98" table:formula="of:=IF([.R194]=&quot;&quot;;IF([.Q194]=&quot;R&quot;;VLOOKUP([.P194];[$'olah data'.$R$3:$'olah data'.$S$7];2);[.P194]);IF([.R194]=[.P194];[.P194];[.Q194]))" office:value-type="float" office:value="5" calcext:value-type="float">
            <text:p>5</text:p>
          </table:table-cell>
          <table:table-cell table:style-name="ce27" table:formula="of:=IFERROR(INDEX([$'olah data'.$B$4:$'olah data'.$N$39];MATCH([.$A194];[$'olah data'.D$4:$'olah data'.D$39];0);2);&quot;&quot;)">
            <text:p/>
          </table:table-cell>
          <table:table-cell table:style-name="ce27" table:formula="of:=IFERROR(INDEX([$'olah data'.$B$4:$'olah data'.$N$39];MATCH([.$A194];[$'olah data'.E$4:$'olah data'.E$39];0);2);&quot;&quot;)">
            <text:p/>
          </table:table-cell>
          <table:table-cell table:style-name="ce27" table:formula="of:=IFERROR(INDEX([$'olah data'.$B$4:$'olah data'.$N$39];MATCH([.$A194];[$'olah data'.F$4:$'olah data'.F$39];0);2);&quot;&quot;)">
            <text:p/>
          </table:table-cell>
          <table:table-cell table:style-name="ce27" table:formula="of:=IFERROR(INDEX([$'olah data'.$B$4:$'olah data'.$N$39];MATCH([.$A194];[$'olah data'.G$4:$'olah data'.G$39];0);2);&quot;&quot;)">
            <text:p/>
          </table:table-cell>
          <table:table-cell table:style-name="ce27" table:formula="of:=IFERROR(INDEX([$'olah data'.$B$4:$'olah data'.$N$39];MATCH([.$A194];[$'olah data'.H$4:$'olah data'.H$39];0);2);&quot;&quot;)">
            <text:p/>
          </table:table-cell>
          <table:table-cell table:style-name="ce27" table:formula="of:=IFERROR(INDEX([$'olah data'.$B$4:$'olah data'.$N$39];MATCH([.$A194];[$'olah data'.I$4:$'olah data'.I$39];0);2);&quot;&quot;)">
            <text:p/>
          </table:table-cell>
          <table:table-cell table:style-name="ce27" table:formula="of:=IFERROR(INDEX([$'olah data'.$B$4:$'olah data'.$N$39];MATCH([.$A194];[$'olah data'.J$4:$'olah data'.J$39];0);2);&quot;&quot;)" office:value-type="string" office:string-value="Impulsiveness v. reflection (9 items)" calcext:value-type="string">
            <text:p>Impulsiveness v. reflection (9 items)</text:p>
          </table:table-cell>
          <table:table-cell table:style-name="ce27" table:formula="of:=IFERROR(INDEX([$'olah data'.$B$4:$'olah data'.$N$39];MATCH([.$A194];[$'olah data'.K$4:$'olah data'.K$39];0);2);&quot;&quot;)">
            <text:p/>
          </table:table-cell>
          <table:table-cell table:style-name="ce27" table:formula="of:=IFERROR(INDEX([$'olah data'.$B$4:$'olah data'.$N$39];MATCH([.$A194];[$'olah data'.L$4:$'olah data'.L$39];0);2);&quot;&quot;)">
            <text:p/>
          </table:table-cell>
          <table:table-cell table:style-name="ce27" table:formula="of:=IFERROR(INDEX([$'olah data'.$B$4:$'olah data'.$N$39];MATCH([.$A194];[$'olah data'.M$4:$'olah data'.M$39];0);2);&quot;&quot;)">
            <text:p/>
          </table:table-cell>
          <table:table-cell table:style-name="ce27" table:formula="of:=IFERROR(INDEX([$'olah data'.$B$4:$'olah data'.$N$39];MATCH([.$A194];[$'olah data'.N$4:$'olah data'.N$39];0);2);&quot;&quot;)">
            <text:p/>
          </table:table-cell>
          <table:table-cell table:style-name="ce27" table:formula="of:=CONCATENATE([.D194];[.E194];[.F194];[.G194];[.H194];[.I194];[.J194];[.K194];[.L194];[.M194];[.N194])" office:value-type="string" office:string-value="Impulsiveness v. reflection (9 items)" calcext:value-type="string">
            <text:p>Impulsiveness v. reflection (9 items)</text:p>
          </table:table-cell>
          <table:table-cell table:style-name="ce84" table:formula="of:=[$'View Input'.AC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94" calcext:value-type="float">
            <text:p>194</text:p>
          </table:table-cell>
          <table:table-cell table:style-name="ce64" office:value-type="float" office:value="2" calcext:value-type="float">
            <text:p>2</text:p>
          </table:table-cell>
          <table:table-cell table:style-name="ce98" table:formula="of:=IF([.R195]=&quot;&quot;;IF([.Q195]=&quot;R&quot;;VLOOKUP([.P195];[$'olah data'.$R$3:$'olah data'.$S$7];2);[.P195]);IF([.R195]=[.P195];[.P195];[.Q195]))" office:value-type="float" office:value="4" calcext:value-type="float">
            <text:p>4</text:p>
          </table:table-cell>
          <table:table-cell table:style-name="ce27" table:formula="of:=IFERROR(INDEX([$'olah data'.$B$4:$'olah data'.$N$39];MATCH([.$A195];[$'olah data'.D$4:$'olah data'.D$39];0);2);&quot;&quot;)">
            <text:p/>
          </table:table-cell>
          <table:table-cell table:style-name="ce27" table:formula="of:=IFERROR(INDEX([$'olah data'.$B$4:$'olah data'.$N$39];MATCH([.$A195];[$'olah data'.E$4:$'olah data'.E$39];0);2);&quot;&quot;)">
            <text:p/>
          </table:table-cell>
          <table:table-cell table:style-name="ce27" table:formula="of:=IFERROR(INDEX([$'olah data'.$B$4:$'olah data'.$N$39];MATCH([.$A195];[$'olah data'.F$4:$'olah data'.F$39];0);2);&quot;&quot;)">
            <text:p/>
          </table:table-cell>
          <table:table-cell table:style-name="ce27" table:formula="of:=IFERROR(INDEX([$'olah data'.$B$4:$'olah data'.$N$39];MATCH([.$A195];[$'olah data'.G$4:$'olah data'.G$39];0);2);&quot;&quot;)">
            <text:p/>
          </table:table-cell>
          <table:table-cell table:style-name="ce27" table:formula="of:=IFERROR(INDEX([$'olah data'.$B$4:$'olah data'.$N$39];MATCH([.$A195];[$'olah data'.H$4:$'olah data'.H$39];0);2);&quot;&quot;)">
            <text:p/>
          </table:table-cell>
          <table:table-cell table:style-name="ce27" table:formula="of:=IFERROR(INDEX([$'olah data'.$B$4:$'olah data'.$N$39];MATCH([.$A195];[$'olah data'.I$4:$'olah data'.I$39];0);2);&quot;&quot;)">
            <text:p/>
          </table:table-cell>
          <table:table-cell table:style-name="ce27" table:formula="of:=IFERROR(INDEX([$'olah data'.$B$4:$'olah data'.$N$39];MATCH([.$A195];[$'olah data'.J$4:$'olah data'.J$39];0);2);&quot;&quot;)">
            <text:p/>
          </table:table-cell>
          <table:table-cell table:style-name="ce27" table:formula="of:=IFERROR(INDEX([$'olah data'.$B$4:$'olah data'.$N$39];MATCH([.$A195];[$'olah data'.K$4:$'olah data'.K$39];0);2);&quot;&quot;)">
            <text:p/>
          </table:table-cell>
          <table:table-cell table:style-name="ce27" table:formula="of:=IFERROR(INDEX([$'olah data'.$B$4:$'olah data'.$N$39];MATCH([.$A195];[$'olah data'.L$4:$'olah data'.L$39];0);2);&quot;&quot;)">
            <text:p/>
          </table:table-cell>
          <table:table-cell table:style-name="ce27" table:formula="of:=IFERROR(INDEX([$'olah data'.$B$4:$'olah data'.$N$39];MATCH([.$A195];[$'olah data'.M$4:$'olah data'.M$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95];[$'olah data'.N$4:$'olah data'.N$39];0);2);&quot;&quot;)">
            <text:p/>
          </table:table-cell>
          <table:table-cell table:style-name="ce27" table:formula="of:=CONCATENATE([.D195];[.E195];[.F195];[.G195];[.H195];[.I195];[.J195];[.K195];[.L195];[.M195];[.N195])" office:value-type="string" office:string-value="Openness to warm communication vs aloofness (10 items)" calcext:value-type="string">
            <text:p>Openness to warm communication vs aloofness (10 items)</text:p>
          </table:table-cell>
          <table:table-cell table:style-name="ce84" table:formula="of:=[$'View Input'.AC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5" calcext:value-type="float">
            <text:p>195</text:p>
          </table:table-cell>
          <table:table-cell table:style-name="ce64" office:value-type="float" office:value="1" calcext:value-type="float">
            <text:p>1</text:p>
          </table:table-cell>
          <table:table-cell table:style-name="ce98" table:formula="of:=IF([.R196]=&quot;&quot;;IF([.Q196]=&quot;R&quot;;VLOOKUP([.P196];[$'olah data'.$R$3:$'olah data'.$S$7];2);[.P196]);IF([.R196]=[.P196];[.P196];[.Q196]))" office:value-type="float" office:value="5" calcext:value-type="float">
            <text:p>5</text:p>
          </table:table-cell>
          <table:table-cell table:style-name="ce27" table:formula="of:=IFERROR(INDEX([$'olah data'.$B$4:$'olah data'.$N$39];MATCH([.$A196];[$'olah data'.D$4:$'olah data'.D$39];0);2);&quot;&quot;)" office:value-type="string" office:string-value="Self-acceptance vs. self-striving (10 items)" calcext:value-type="string">
            <text:p>Self-acceptance vs. self-striving (10 items)</text:p>
          </table:table-cell>
          <table:table-cell table:style-name="ce27" table:formula="of:=IFERROR(INDEX([$'olah data'.$B$4:$'olah data'.$N$39];MATCH([.$A196];[$'olah data'.E$4:$'olah data'.E$39];0);2);&quot;&quot;)">
            <text:p/>
          </table:table-cell>
          <table:table-cell table:style-name="ce27" table:formula="of:=IFERROR(INDEX([$'olah data'.$B$4:$'olah data'.$N$39];MATCH([.$A196];[$'olah data'.F$4:$'olah data'.F$39];0);2);&quot;&quot;)">
            <text:p/>
          </table:table-cell>
          <table:table-cell table:style-name="ce27" table:formula="of:=IFERROR(INDEX([$'olah data'.$B$4:$'olah data'.$N$39];MATCH([.$A196];[$'olah data'.G$4:$'olah data'.G$39];0);2);&quot;&quot;)">
            <text:p/>
          </table:table-cell>
          <table:table-cell table:style-name="ce27" table:formula="of:=IFERROR(INDEX([$'olah data'.$B$4:$'olah data'.$N$39];MATCH([.$A196];[$'olah data'.H$4:$'olah data'.H$39];0);2);&quot;&quot;)">
            <text:p/>
          </table:table-cell>
          <table:table-cell table:style-name="ce27" table:formula="of:=IFERROR(INDEX([$'olah data'.$B$4:$'olah data'.$N$39];MATCH([.$A196];[$'olah data'.I$4:$'olah data'.I$39];0);2);&quot;&quot;)">
            <text:p/>
          </table:table-cell>
          <table:table-cell table:style-name="ce27" table:formula="of:=IFERROR(INDEX([$'olah data'.$B$4:$'olah data'.$N$39];MATCH([.$A196];[$'olah data'.J$4:$'olah data'.J$39];0);2);&quot;&quot;)">
            <text:p/>
          </table:table-cell>
          <table:table-cell table:style-name="ce27" table:formula="of:=IFERROR(INDEX([$'olah data'.$B$4:$'olah data'.$N$39];MATCH([.$A196];[$'olah data'.K$4:$'olah data'.K$39];0);2);&quot;&quot;)">
            <text:p/>
          </table:table-cell>
          <table:table-cell table:style-name="ce27" table:formula="of:=IFERROR(INDEX([$'olah data'.$B$4:$'olah data'.$N$39];MATCH([.$A196];[$'olah data'.L$4:$'olah data'.L$39];0);2);&quot;&quot;)">
            <text:p/>
          </table:table-cell>
          <table:table-cell table:style-name="ce27" table:formula="of:=IFERROR(INDEX([$'olah data'.$B$4:$'olah data'.$N$39];MATCH([.$A196];[$'olah data'.M$4:$'olah data'.M$39];0);2);&quot;&quot;)">
            <text:p/>
          </table:table-cell>
          <table:table-cell table:style-name="ce27" table:formula="of:=IFERROR(INDEX([$'olah data'.$B$4:$'olah data'.$N$39];MATCH([.$A196];[$'olah data'.N$4:$'olah data'.N$39];0);2);&quot;&quot;)">
            <text:p/>
          </table:table-cell>
          <table:table-cell table:style-name="ce27" table:formula="of:=CONCATENATE([.D196];[.E196];[.F196];[.G196];[.H196];[.I196];[.J196];[.K196];[.L196];[.M196];[.N196])" office:value-type="string" office:string-value="Self-acceptance vs. self-striving (10 items)" calcext:value-type="string">
            <text:p>Self-acceptance vs. self-striving (10 items)</text:p>
          </table:table-cell>
          <table:table-cell table:style-name="ce84" table:formula="of:=[$'View Input'.AC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96" calcext:value-type="float">
            <text:p>196</text:p>
          </table:table-cell>
          <table:table-cell table:style-name="ce64" office:value-type="float" office:value="3" calcext:value-type="float">
            <text:p>3</text:p>
          </table:table-cell>
          <table:table-cell table:style-name="ce98" table:formula="of:=IF([.R197]=&quot;&quot;;IF([.Q197]=&quot;R&quot;;VLOOKUP([.P197];[$'olah data'.$R$3:$'olah data'.$S$7];2);[.P197]);IF([.R197]=[.P197];[.P197];[.Q197]))" office:value-type="float" office:value="5" calcext:value-type="float">
            <text:p>5</text:p>
          </table:table-cell>
          <table:table-cell table:style-name="ce27" table:formula="of:=IFERROR(INDEX([$'olah data'.$B$4:$'olah data'.$N$39];MATCH([.$A197];[$'olah data'.D$4:$'olah data'.D$39];0);2);&quot;&quot;)">
            <text:p/>
          </table:table-cell>
          <table:table-cell table:style-name="ce27" table:formula="of:=IFERROR(INDEX([$'olah data'.$B$4:$'olah data'.$N$39];MATCH([.$A197];[$'olah data'.E$4:$'olah data'.E$39];0);2);&quot;&quot;)">
            <text:p/>
          </table:table-cell>
          <table:table-cell table:style-name="ce27" table:formula="of:=IFERROR(INDEX([$'olah data'.$B$4:$'olah data'.$N$39];MATCH([.$A197];[$'olah data'.F$4:$'olah data'.F$39];0);2);&quot;&quot;)">
            <text:p/>
          </table:table-cell>
          <table:table-cell table:style-name="ce27" table:formula="of:=IFERROR(INDEX([$'olah data'.$B$4:$'olah data'.$N$39];MATCH([.$A197];[$'olah data'.G$4:$'olah data'.G$39];0);2);&quot;&quot;)">
            <text:p/>
          </table:table-cell>
          <table:table-cell table:style-name="ce27" table:formula="of:=IFERROR(INDEX([$'olah data'.$B$4:$'olah data'.$N$39];MATCH([.$A197];[$'olah data'.H$4:$'olah data'.H$39];0);2);&quot;&quot;)">
            <text:p/>
          </table:table-cell>
          <table:table-cell table:style-name="ce27" table:formula="of:=IFERROR(INDEX([$'olah data'.$B$4:$'olah data'.$N$39];MATCH([.$A197];[$'olah data'.I$4:$'olah data'.I$39];0);2);&quot;&quot;)">
            <text:p/>
          </table:table-cell>
          <table:table-cell table:style-name="ce27" table:formula="of:=IFERROR(INDEX([$'olah data'.$B$4:$'olah data'.$N$39];MATCH([.$A197];[$'olah data'.J$4:$'olah data'.J$39];0);2);&quot;&quot;)">
            <text:p/>
          </table:table-cell>
          <table:table-cell table:style-name="ce27" table:formula="of:=IFERROR(INDEX([$'olah data'.$B$4:$'olah data'.$N$39];MATCH([.$A197];[$'olah data'.K$4:$'olah data'.K$39];0);2);&quot;&quot;)">
            <text:p/>
          </table:table-cell>
          <table:table-cell table:style-name="ce27" table:formula="of:=IFERROR(INDEX([$'olah data'.$B$4:$'olah data'.$N$39];MATCH([.$A197];[$'olah data'.L$4:$'olah data'.L$39];0);2);&quot;&quot;)">
            <text:p/>
          </table:table-cell>
          <table:table-cell table:style-name="ce27" table:formula="of:=IFERROR(INDEX([$'olah data'.$B$4:$'olah data'.$N$39];MATCH([.$A197];[$'olah data'.M$4:$'olah data'.M$39];0);2);&quot;&quot;)">
            <text:p/>
          </table:table-cell>
          <table:table-cell table:style-name="ce27" table:formula="of:=IFERROR(INDEX([$'olah data'.$B$4:$'olah data'.$N$39];MATCH([.$A197];[$'olah data'.N$4:$'olah data'.N$39];0);2);&quot;&quot;)" office:value-type="string" office:string-value="Enlightened second nature (11 items)" calcext:value-type="string">
            <text:p>Enlightened second nature (11 items)</text:p>
          </table:table-cell>
          <table:table-cell table:style-name="ce27" table:formula="of:=CONCATENATE([.D197];[.E197];[.F197];[.G197];[.H197];[.I197];[.J197];[.K197];[.L197];[.M197];[.N197])" office:value-type="string" office:string-value="Enlightened second nature (11 items)" calcext:value-type="string">
            <text:p>Enlightened second nature (11 items)</text:p>
          </table:table-cell>
          <table:table-cell table:style-name="ce84" table:formula="of:=[$'View Input'.AC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7" calcext:value-type="float">
            <text:p>197</text:p>
          </table:table-cell>
          <table:table-cell table:style-name="ce64" office:value-type="float" office:value="2" calcext:value-type="float">
            <text:p>2</text:p>
          </table:table-cell>
          <table:table-cell table:style-name="ce98" table:formula="of:=IF([.R198]=&quot;&quot;;IF([.Q198]=&quot;R&quot;;VLOOKUP([.P198];[$'olah data'.$R$3:$'olah data'.$S$7];2);[.P198]);IF([.R198]=[.P198];[.P198];[.Q198]))" office:value-type="float" office:value="1" calcext:value-type="float">
            <text:p>1</text:p>
          </table:table-cell>
          <table:table-cell table:style-name="ce27" table:formula="of:=IFERROR(INDEX([$'olah data'.$B$4:$'olah data'.$N$39];MATCH([.$A198];[$'olah data'.D$4:$'olah data'.D$39];0);2);&quot;&quot;)">
            <text:p/>
          </table:table-cell>
          <table:table-cell table:style-name="ce27" table:formula="of:=IFERROR(INDEX([$'olah data'.$B$4:$'olah data'.$N$39];MATCH([.$A198];[$'olah data'.E$4:$'olah data'.E$39];0);2);&quot;&quot;)">
            <text:p/>
          </table:table-cell>
          <table:table-cell table:style-name="ce27" table:formula="of:=IFERROR(INDEX([$'olah data'.$B$4:$'olah data'.$N$39];MATCH([.$A198];[$'olah data'.F$4:$'olah data'.F$39];0);2);&quot;&quot;)">
            <text:p/>
          </table:table-cell>
          <table:table-cell table:style-name="ce27" table:formula="of:=IFERROR(INDEX([$'olah data'.$B$4:$'olah data'.$N$39];MATCH([.$A198];[$'olah data'.G$4:$'olah data'.G$39];0);2);&quot;&quot;)">
            <text:p/>
          </table:table-cell>
          <table:table-cell table:style-name="ce27" table:formula="of:=IFERROR(INDEX([$'olah data'.$B$4:$'olah data'.$N$39];MATCH([.$A198];[$'olah data'.H$4:$'olah data'.H$39];0);2);&quot;&quot;)" office:value-type="string" office:string-value="Eagerness of effort vs laziness (9 items)" calcext:value-type="string">
            <text:p>Eagerness of effort vs laziness (9 items)</text:p>
          </table:table-cell>
          <table:table-cell table:style-name="ce27" table:formula="of:=IFERROR(INDEX([$'olah data'.$B$4:$'olah data'.$N$39];MATCH([.$A198];[$'olah data'.I$4:$'olah data'.I$39];0);2);&quot;&quot;)">
            <text:p/>
          </table:table-cell>
          <table:table-cell table:style-name="ce27" table:formula="of:=IFERROR(INDEX([$'olah data'.$B$4:$'olah data'.$N$39];MATCH([.$A198];[$'olah data'.J$4:$'olah data'.J$39];0);2);&quot;&quot;)">
            <text:p/>
          </table:table-cell>
          <table:table-cell table:style-name="ce27" table:formula="of:=IFERROR(INDEX([$'olah data'.$B$4:$'olah data'.$N$39];MATCH([.$A198];[$'olah data'.K$4:$'olah data'.K$39];0);2);&quot;&quot;)">
            <text:p/>
          </table:table-cell>
          <table:table-cell table:style-name="ce27" table:formula="of:=IFERROR(INDEX([$'olah data'.$B$4:$'olah data'.$N$39];MATCH([.$A198];[$'olah data'.L$4:$'olah data'.L$39];0);2);&quot;&quot;)">
            <text:p/>
          </table:table-cell>
          <table:table-cell table:style-name="ce27" table:formula="of:=IFERROR(INDEX([$'olah data'.$B$4:$'olah data'.$N$39];MATCH([.$A198];[$'olah data'.M$4:$'olah data'.M$39];0);2);&quot;&quot;)">
            <text:p/>
          </table:table-cell>
          <table:table-cell table:style-name="ce27" table:formula="of:=IFERROR(INDEX([$'olah data'.$B$4:$'olah data'.$N$39];MATCH([.$A198];[$'olah data'.N$4:$'olah data'.N$39];0);2);&quot;&quot;)">
            <text:p/>
          </table:table-cell>
          <table:table-cell table:style-name="ce27" table:formula="of:=CONCATENATE([.D198];[.E198];[.F198];[.G198];[.H198];[.I198];[.J198];[.K198];[.L198];[.M198];[.N198])" office:value-type="string" office:string-value="Eagerness of effort vs laziness (9 items)" calcext:value-type="string">
            <text:p>Eagerness of effort vs laziness (9 items)</text:p>
          </table:table-cell>
          <table:table-cell table:style-name="ce84" table:formula="of:=[$'View Input'.AC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8" calcext:value-type="float">
            <text:p>198</text:p>
          </table:table-cell>
          <table:table-cell table:style-name="ce64" office:value-type="float" office:value="3" calcext:value-type="float">
            <text:p>3</text:p>
          </table:table-cell>
          <table:table-cell table:style-name="ce98" table:formula="of:=IF([.R199]=&quot;&quot;;IF([.Q199]=&quot;R&quot;;VLOOKUP([.P199];[$'olah data'.$R$3:$'olah data'.$S$7];2);[.P199]);IF([.R199]=[.P199];[.P199];[.Q199]))" office:value-type="float" office:value="1" calcext:value-type="float">
            <text:p>1</text:p>
          </table:table-cell>
          <table:table-cell table:style-name="ce27" table:formula="of:=IFERROR(INDEX([$'olah data'.$B$4:$'olah data'.$N$39];MATCH([.$A199];[$'olah data'.D$4:$'olah data'.D$39];0);2);&quot;&quot;)">
            <text:p/>
          </table:table-cell>
          <table:table-cell table:style-name="ce27" table:formula="of:=IFERROR(INDEX([$'olah data'.$B$4:$'olah data'.$N$39];MATCH([.$A199];[$'olah data'.E$4:$'olah data'.E$39];0);2);&quot;&quot;)">
            <text:p/>
          </table:table-cell>
          <table:table-cell table:style-name="ce27" table:formula="of:=IFERROR(INDEX([$'olah data'.$B$4:$'olah data'.$N$39];MATCH([.$A199];[$'olah data'.F$4:$'olah data'.F$39];0);2);&quot;&quot;)">
            <text:p/>
          </table:table-cell>
          <table:table-cell table:style-name="ce27" table:formula="of:=IFERROR(INDEX([$'olah data'.$B$4:$'olah data'.$N$39];MATCH([.$A199];[$'olah data'.G$4:$'olah data'.G$39];0);2);&quot;&quot;)">
            <text:p/>
          </table:table-cell>
          <table:table-cell table:style-name="ce27" table:formula="of:=IFERROR(INDEX([$'olah data'.$B$4:$'olah data'.$N$39];MATCH([.$A199];[$'olah data'.H$4:$'olah data'.H$39];0);2);&quot;&quot;)">
            <text:p/>
          </table:table-cell>
          <table:table-cell table:style-name="ce27" table:formula="of:=IFERROR(INDEX([$'olah data'.$B$4:$'olah data'.$N$39];MATCH([.$A199];[$'olah data'.I$4:$'olah data'.I$39];0);2);&quot;&quot;)">
            <text:p/>
          </table:table-cell>
          <table:table-cell table:style-name="ce27" table:formula="of:=IFERROR(INDEX([$'olah data'.$B$4:$'olah data'.$N$39];MATCH([.$A199];[$'olah data'.J$4:$'olah data'.J$39];0);2);&quot;&quot;)">
            <text:p/>
          </table:table-cell>
          <table:table-cell table:style-name="ce27" table:formula="of:=IFERROR(INDEX([$'olah data'.$B$4:$'olah data'.$N$39];MATCH([.$A199];[$'olah data'.K$4:$'olah data'.K$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99];[$'olah data'.L$4:$'olah data'.L$39];0);2);&quot;&quot;)">
            <text:p/>
          </table:table-cell>
          <table:table-cell table:style-name="ce27" table:formula="of:=IFERROR(INDEX([$'olah data'.$B$4:$'olah data'.$N$39];MATCH([.$A199];[$'olah data'.M$4:$'olah data'.M$39];0);2);&quot;&quot;)">
            <text:p/>
          </table:table-cell>
          <table:table-cell table:style-name="ce27" table:formula="of:=IFERROR(INDEX([$'olah data'.$B$4:$'olah data'.$N$39];MATCH([.$A199];[$'olah data'.N$4:$'olah data'.N$39];0);2);&quot;&quot;)">
            <text:p/>
          </table:table-cell>
          <table:table-cell table:style-name="ce27" table:formula="of:=CONCATENATE([.D199];[.E199];[.F199];[.G199];[.H199];[.I199];[.J199];[.K199];[.L199];[.M199];[.N199])" office:value-type="string" office:string-value="Social acceptance vs. social intolerance (8 items)" calcext:value-type="string">
            <text:p>Social acceptance vs. social intolerance (8 items)</text:p>
          </table:table-cell>
          <table:table-cell table:style-name="ce84" table:formula="of:=[$'View Input'.AC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9" calcext:value-type="float">
            <text:p>199</text:p>
          </table:table-cell>
          <table:table-cell table:style-name="ce64" office:value-type="float" office:value="2" calcext:value-type="float">
            <text:p>2</text:p>
          </table:table-cell>
          <table:table-cell table:style-name="ce98" table:formula="of:=IF([.R200]=&quot;&quot;;IF([.Q200]=&quot;R&quot;;VLOOKUP([.P200];[$'olah data'.$R$3:$'olah data'.$S$7];2);[.P200]);IF([.R200]=[.P200];[.P200];[.Q200]))" office:value-type="float" office:value="4" calcext:value-type="float">
            <text:p>4</text:p>
          </table:table-cell>
          <table:table-cell table:style-name="ce27" table:formula="of:=IFERROR(INDEX([$'olah data'.$B$4:$'olah data'.$N$39];MATCH([.$A200];[$'olah data'.D$4:$'olah data'.D$39];0);2);&quot;&quot;)" office:value-type="string" office:string-value="Compassion vs. revengefulness (7 items)" calcext:value-type="string">
            <text:p>Compassion vs. revengefulness (7 items)</text:p>
          </table:table-cell>
          <table:table-cell table:style-name="ce27" table:formula="of:=IFERROR(INDEX([$'olah data'.$B$4:$'olah data'.$N$39];MATCH([.$A200];[$'olah data'.E$4:$'olah data'.E$39];0);2);&quot;&quot;)">
            <text:p/>
          </table:table-cell>
          <table:table-cell table:style-name="ce27" table:formula="of:=IFERROR(INDEX([$'olah data'.$B$4:$'olah data'.$N$39];MATCH([.$A200];[$'olah data'.F$4:$'olah data'.F$39];0);2);&quot;&quot;)">
            <text:p/>
          </table:table-cell>
          <table:table-cell table:style-name="ce27" table:formula="of:=IFERROR(INDEX([$'olah data'.$B$4:$'olah data'.$N$39];MATCH([.$A200];[$'olah data'.G$4:$'olah data'.G$39];0);2);&quot;&quot;)">
            <text:p/>
          </table:table-cell>
          <table:table-cell table:style-name="ce27" table:formula="of:=IFERROR(INDEX([$'olah data'.$B$4:$'olah data'.$N$39];MATCH([.$A200];[$'olah data'.H$4:$'olah data'.H$39];0);2);&quot;&quot;)">
            <text:p/>
          </table:table-cell>
          <table:table-cell table:style-name="ce27" table:formula="of:=IFERROR(INDEX([$'olah data'.$B$4:$'olah data'.$N$39];MATCH([.$A200];[$'olah data'.I$4:$'olah data'.I$39];0);2);&quot;&quot;)">
            <text:p/>
          </table:table-cell>
          <table:table-cell table:style-name="ce27" table:formula="of:=IFERROR(INDEX([$'olah data'.$B$4:$'olah data'.$N$39];MATCH([.$A200];[$'olah data'.J$4:$'olah data'.J$39];0);2);&quot;&quot;)">
            <text:p/>
          </table:table-cell>
          <table:table-cell table:style-name="ce27" table:formula="of:=IFERROR(INDEX([$'olah data'.$B$4:$'olah data'.$N$39];MATCH([.$A200];[$'olah data'.K$4:$'olah data'.K$39];0);2);&quot;&quot;)">
            <text:p/>
          </table:table-cell>
          <table:table-cell table:style-name="ce27" table:formula="of:=IFERROR(INDEX([$'olah data'.$B$4:$'olah data'.$N$39];MATCH([.$A200];[$'olah data'.L$4:$'olah data'.L$39];0);2);&quot;&quot;)">
            <text:p/>
          </table:table-cell>
          <table:table-cell table:style-name="ce27" table:formula="of:=IFERROR(INDEX([$'olah data'.$B$4:$'olah data'.$N$39];MATCH([.$A200];[$'olah data'.M$4:$'olah data'.M$39];0);2);&quot;&quot;)">
            <text:p/>
          </table:table-cell>
          <table:table-cell table:style-name="ce27" table:formula="of:=IFERROR(INDEX([$'olah data'.$B$4:$'olah data'.$N$39];MATCH([.$A200];[$'olah data'.N$4:$'olah data'.N$39];0);2);&quot;&quot;)">
            <text:p/>
          </table:table-cell>
          <table:table-cell table:style-name="ce27" table:formula="of:=CONCATENATE([.D200];[.E200];[.F200];[.G200];[.H200];[.I200];[.J200];[.K200];[.L200];[.M200];[.N200])" office:value-type="string" office:string-value="Compassion vs. revengefulness (7 items)" calcext:value-type="string">
            <text:p>Compassion vs. revengefulness (7 items)</text:p>
          </table:table-cell>
          <table:table-cell table:style-name="ce84" table:formula="of:=[$'View Input'.AC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0" calcext:value-type="float">
            <text:p>200</text:p>
          </table:table-cell>
          <table:table-cell table:style-name="ce64" office:value-type="float" office:value="1" calcext:value-type="float">
            <text:p>1</text:p>
          </table:table-cell>
          <table:table-cell table:style-name="ce98" table:formula="of:=IF([.R201]=&quot;&quot;;IF([.Q201]=&quot;R&quot;;VLOOKUP([.P201];[$'olah data'.$R$3:$'olah data'.$S$7];2);[.P201]);IF([.R201]=[.P201];[.P201];[.Q201]))" office:value-type="float" office:value="4" calcext:value-type="float">
            <text:p>4</text:p>
          </table:table-cell>
          <table:table-cell table:style-name="ce27" table:formula="of:=IFERROR(INDEX([$'olah data'.$B$4:$'olah data'.$N$39];MATCH([.$A201];[$'olah data'.D$4:$'olah data'.D$39];0);2);&quot;&quot;)">
            <text:p/>
          </table:table-cell>
          <table:table-cell table:style-name="ce27" table:formula="of:=IFERROR(INDEX([$'olah data'.$B$4:$'olah data'.$N$39];MATCH([.$A201];[$'olah data'.E$4:$'olah data'.E$39];0);2);&quot;&quot;)">
            <text:p/>
          </table:table-cell>
          <table:table-cell table:style-name="ce27" table:formula="of:=IFERROR(INDEX([$'olah data'.$B$4:$'olah data'.$N$39];MATCH([.$A201];[$'olah data'.F$4:$'olah data'.F$39];0);2);&quot;&quot;)">
            <text:p/>
          </table:table-cell>
          <table:table-cell table:style-name="ce27" table:formula="of:=IFERROR(INDEX([$'olah data'.$B$4:$'olah data'.$N$39];MATCH([.$A201];[$'olah data'.G$4:$'olah data'.G$39];0);2);&quot;&quot;)">
            <text:p/>
          </table:table-cell>
          <table:table-cell table:style-name="ce27" table:formula="of:=IFERROR(INDEX([$'olah data'.$B$4:$'olah data'.$N$39];MATCH([.$A201];[$'olah data'.H$4:$'olah data'.H$39];0);2);&quot;&quot;)">
            <text:p/>
          </table:table-cell>
          <table:table-cell table:style-name="ce27" table:formula="of:=IFERROR(INDEX([$'olah data'.$B$4:$'olah data'.$N$39];MATCH([.$A201];[$'olah data'.I$4:$'olah data'.I$39];0);2);&quot;&quot;)" office:value-type="string" office:string-value="Eagerness of effort vs laziness (9 items)" calcext:value-type="string">
            <text:p>Eagerness of effort vs laziness (9 items)</text:p>
          </table:table-cell>
          <table:table-cell table:style-name="ce27" table:formula="of:=IFERROR(INDEX([$'olah data'.$B$4:$'olah data'.$N$39];MATCH([.$A201];[$'olah data'.J$4:$'olah data'.J$39];0);2);&quot;&quot;)">
            <text:p/>
          </table:table-cell>
          <table:table-cell table:style-name="ce27" table:formula="of:=IFERROR(INDEX([$'olah data'.$B$4:$'olah data'.$N$39];MATCH([.$A201];[$'olah data'.K$4:$'olah data'.K$39];0);2);&quot;&quot;)">
            <text:p/>
          </table:table-cell>
          <table:table-cell table:style-name="ce27" table:formula="of:=IFERROR(INDEX([$'olah data'.$B$4:$'olah data'.$N$39];MATCH([.$A201];[$'olah data'.L$4:$'olah data'.L$39];0);2);&quot;&quot;)">
            <text:p/>
          </table:table-cell>
          <table:table-cell table:style-name="ce27" table:formula="of:=IFERROR(INDEX([$'olah data'.$B$4:$'olah data'.$N$39];MATCH([.$A201];[$'olah data'.M$4:$'olah data'.M$39];0);2);&quot;&quot;)">
            <text:p/>
          </table:table-cell>
          <table:table-cell table:style-name="ce27" table:formula="of:=IFERROR(INDEX([$'olah data'.$B$4:$'olah data'.$N$39];MATCH([.$A201];[$'olah data'.N$4:$'olah data'.N$39];0);2);&quot;&quot;)">
            <text:p/>
          </table:table-cell>
          <table:table-cell table:style-name="ce27" table:formula="of:=CONCATENATE([.D201];[.E201];[.F201];[.G201];[.H201];[.I201];[.J201];[.K201];[.L201];[.M201];[.N201])" office:value-type="string" office:string-value="Eagerness of effort vs laziness (9 items)" calcext:value-type="string">
            <text:p>Eagerness of effort vs laziness (9 items)</text:p>
          </table:table-cell>
          <table:table-cell table:style-name="ce84" table:formula="of:=[$'View Input'.AC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1" calcext:value-type="float">
            <text:p>201</text:p>
          </table:table-cell>
          <table:table-cell table:style-name="ce64" office:value-type="float" office:value="4" calcext:value-type="float">
            <text:p>4</text:p>
          </table:table-cell>
          <table:table-cell table:style-name="ce98" table:formula="of:=IF([.R202]=&quot;&quot;;IF([.Q202]=&quot;R&quot;;VLOOKUP([.P202];[$'olah data'.$R$3:$'olah data'.$S$7];2);[.P202]);IF([.R202]=[.P202];[.P202];[.Q202]))" office:value-type="float" office:value="2" calcext:value-type="float">
            <text:p>2</text:p>
          </table:table-cell>
          <table:table-cell table:style-name="ce27" table:formula="of:=IFERROR(INDEX([$'olah data'.$B$4:$'olah data'.$N$39];MATCH([.$A202];[$'olah data'.D$4:$'olah data'.D$39];0);2);&quot;&quot;)">
            <text:p/>
          </table:table-cell>
          <table:table-cell table:style-name="ce27" table:formula="of:=IFERROR(INDEX([$'olah data'.$B$4:$'olah data'.$N$39];MATCH([.$A202];[$'olah data'.E$4:$'olah data'.E$39];0);2);&quot;&quot;)">
            <text:p/>
          </table:table-cell>
          <table:table-cell table:style-name="ce27" table:formula="of:=IFERROR(INDEX([$'olah data'.$B$4:$'olah data'.$N$39];MATCH([.$A202];[$'olah data'.F$4:$'olah data'.F$39];0);2);&quot;&quot;)">
            <text:p/>
          </table:table-cell>
          <table:table-cell table:style-name="ce27" table:formula="of:=IFERROR(INDEX([$'olah data'.$B$4:$'olah data'.$N$39];MATCH([.$A202];[$'olah data'.G$4:$'olah data'.G$39];0);2);&quot;&quot;)" office:value-type="string" office:string-value="Helpfulness vs. unhelpfulness (8 items)" calcext:value-type="string">
            <text:p>Helpfulness vs. unhelpfulness (8 items)</text:p>
          </table:table-cell>
          <table:table-cell table:style-name="ce27" table:formula="of:=IFERROR(INDEX([$'olah data'.$B$4:$'olah data'.$N$39];MATCH([.$A202];[$'olah data'.H$4:$'olah data'.H$39];0);2);&quot;&quot;)">
            <text:p/>
          </table:table-cell>
          <table:table-cell table:style-name="ce27" table:formula="of:=IFERROR(INDEX([$'olah data'.$B$4:$'olah data'.$N$39];MATCH([.$A202];[$'olah data'.I$4:$'olah data'.I$39];0);2);&quot;&quot;)">
            <text:p/>
          </table:table-cell>
          <table:table-cell table:style-name="ce27" table:formula="of:=IFERROR(INDEX([$'olah data'.$B$4:$'olah data'.$N$39];MATCH([.$A202];[$'olah data'.J$4:$'olah data'.J$39];0);2);&quot;&quot;)">
            <text:p/>
          </table:table-cell>
          <table:table-cell table:style-name="ce27" table:formula="of:=IFERROR(INDEX([$'olah data'.$B$4:$'olah data'.$N$39];MATCH([.$A202];[$'olah data'.K$4:$'olah data'.K$39];0);2);&quot;&quot;)">
            <text:p/>
          </table:table-cell>
          <table:table-cell table:style-name="ce27" table:formula="of:=IFERROR(INDEX([$'olah data'.$B$4:$'olah data'.$N$39];MATCH([.$A202];[$'olah data'.L$4:$'olah data'.L$39];0);2);&quot;&quot;)">
            <text:p/>
          </table:table-cell>
          <table:table-cell table:style-name="ce27" table:formula="of:=IFERROR(INDEX([$'olah data'.$B$4:$'olah data'.$N$39];MATCH([.$A202];[$'olah data'.M$4:$'olah data'.M$39];0);2);&quot;&quot;)">
            <text:p/>
          </table:table-cell>
          <table:table-cell table:style-name="ce27" table:formula="of:=IFERROR(INDEX([$'olah data'.$B$4:$'olah data'.$N$39];MATCH([.$A202];[$'olah data'.N$4:$'olah data'.N$39];0);2);&quot;&quot;)">
            <text:p/>
          </table:table-cell>
          <table:table-cell table:style-name="ce27" table:formula="of:=CONCATENATE([.D202];[.E202];[.F202];[.G202];[.H202];[.I202];[.J202];[.K202];[.L202];[.M202];[.N202])" office:value-type="string" office:string-value="Helpfulness vs. unhelpfulness (8 items)" calcext:value-type="string">
            <text:p>Helpfulness vs. unhelpfulness (8 items)</text:p>
          </table:table-cell>
          <table:table-cell table:style-name="ce84" table:formula="of:=[$'View Input'.AF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202" calcext:value-type="float">
            <text:p>202</text:p>
          </table:table-cell>
          <table:table-cell table:style-name="ce64" office:value-type="float" office:value="5" calcext:value-type="float">
            <text:p>5</text:p>
          </table:table-cell>
          <table:table-cell table:style-name="ce98" table:formula="of:=IF([.R203]=&quot;&quot;;IF([.Q203]=&quot;R&quot;;VLOOKUP([.P203];[$'olah data'.$R$3:$'olah data'.$S$7];2);[.P203]);IF([.R203]=[.P203];[.P203];[.Q203]))" office:value-type="float" office:value="5" calcext:value-type="float">
            <text:p>5</text:p>
          </table:table-cell>
          <table:table-cell table:style-name="ce27" table:formula="of:=IFERROR(INDEX([$'olah data'.$B$4:$'olah data'.$N$39];MATCH([.$A203];[$'olah data'.D$4:$'olah data'.D$39];0);2);&quot;&quot;)">
            <text:p/>
          </table:table-cell>
          <table:table-cell table:style-name="ce27" table:formula="of:=IFERROR(INDEX([$'olah data'.$B$4:$'olah data'.$N$39];MATCH([.$A203];[$'olah data'.E$4:$'olah data'.E$39];0);2);&quot;&quot;)">
            <text:p/>
          </table:table-cell>
          <table:table-cell table:style-name="ce27" table:formula="of:=IFERROR(INDEX([$'olah data'.$B$4:$'olah data'.$N$39];MATCH([.$A203];[$'olah data'.F$4:$'olah data'.F$39];0);2);&quot;&quot;)">
            <text:p/>
          </table:table-cell>
          <table:table-cell table:style-name="ce27" table:formula="of:=IFERROR(INDEX([$'olah data'.$B$4:$'olah data'.$N$39];MATCH([.$A203];[$'olah data'.G$4:$'olah data'.G$39];0);2);&quot;&quot;)">
            <text:p/>
          </table:table-cell>
          <table:table-cell table:style-name="ce27" table:formula="of:=IFERROR(INDEX([$'olah data'.$B$4:$'olah data'.$N$39];MATCH([.$A203];[$'olah data'.H$4:$'olah data'.H$39];0);2);&quot;&quot;)">
            <text:p/>
          </table:table-cell>
          <table:table-cell table:style-name="ce27" table:formula="of:=IFERROR(INDEX([$'olah data'.$B$4:$'olah data'.$N$39];MATCH([.$A203];[$'olah data'.I$4:$'olah data'.I$39];0);2);&quot;&quot;)">
            <text:p/>
          </table:table-cell>
          <table:table-cell table:style-name="ce27" table:formula="of:=IFERROR(INDEX([$'olah data'.$B$4:$'olah data'.$N$39];MATCH([.$A203];[$'olah data'.J$4:$'olah data'.J$39];0);2);&quot;&quot;)" office:value-type="string" office:string-value="Ambitious vs underachieving (10 items)" calcext:value-type="string">
            <text:p>Ambitious vs underachieving (10 items)</text:p>
          </table:table-cell>
          <table:table-cell table:style-name="ce27" table:formula="of:=IFERROR(INDEX([$'olah data'.$B$4:$'olah data'.$N$39];MATCH([.$A203];[$'olah data'.K$4:$'olah data'.K$39];0);2);&quot;&quot;)">
            <text:p/>
          </table:table-cell>
          <table:table-cell table:style-name="ce27" table:formula="of:=IFERROR(INDEX([$'olah data'.$B$4:$'olah data'.$N$39];MATCH([.$A203];[$'olah data'.L$4:$'olah data'.L$39];0);2);&quot;&quot;)">
            <text:p/>
          </table:table-cell>
          <table:table-cell table:style-name="ce27" table:formula="of:=IFERROR(INDEX([$'olah data'.$B$4:$'olah data'.$N$39];MATCH([.$A203];[$'olah data'.M$4:$'olah data'.M$39];0);2);&quot;&quot;)">
            <text:p/>
          </table:table-cell>
          <table:table-cell table:style-name="ce27" table:formula="of:=IFERROR(INDEX([$'olah data'.$B$4:$'olah data'.$N$39];MATCH([.$A203];[$'olah data'.N$4:$'olah data'.N$39];0);2);&quot;&quot;)">
            <text:p/>
          </table:table-cell>
          <table:table-cell table:style-name="ce27" table:formula="of:=CONCATENATE([.D203];[.E203];[.F203];[.G203];[.H203];[.I203];[.J203];[.K203];[.L203];[.M203];[.N203])" office:value-type="string" office:string-value="Ambitious vs underachieving (10 items)" calcext:value-type="string">
            <text:p>Ambitious vs underachieving (10 items)</text:p>
          </table:table-cell>
          <table:table-cell table:style-name="ce84" table:formula="of:=[$'View Input'.AF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03" calcext:value-type="float">
            <text:p>203</text:p>
          </table:table-cell>
          <table:table-cell table:style-name="ce64" office:value-type="float" office:value="3" calcext:value-type="float">
            <text:p>3</text:p>
          </table:table-cell>
          <table:table-cell table:style-name="ce98" table:formula="of:=IF([.R204]=&quot;&quot;;IF([.Q204]=&quot;R&quot;;VLOOKUP([.P204];[$'olah data'.$R$3:$'olah data'.$S$7];2);[.P204]);IF([.R204]=[.P204];[.P204];[.Q204]))" office:value-type="float" office:value="3" calcext:value-type="float">
            <text:p>3</text:p>
          </table:table-cell>
          <table:table-cell table:style-name="ce27" table:formula="of:=IFERROR(INDEX([$'olah data'.$B$4:$'olah data'.$N$39];MATCH([.$A204];[$'olah data'.D$4:$'olah data'.D$39];0);2);&quot;&quot;)">
            <text:p/>
          </table:table-cell>
          <table:table-cell table:style-name="ce27" table:formula="of:=IFERROR(INDEX([$'olah data'.$B$4:$'olah data'.$N$39];MATCH([.$A204];[$'olah data'.E$4:$'olah data'.E$39];0);2);&quot;&quot;)">
            <text:p/>
          </table:table-cell>
          <table:table-cell table:style-name="ce27" table:formula="of:=IFERROR(INDEX([$'olah data'.$B$4:$'olah data'.$N$39];MATCH([.$A204];[$'olah data'.F$4:$'olah data'.F$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04];[$'olah data'.G$4:$'olah data'.G$39];0);2);&quot;&quot;)">
            <text:p/>
          </table:table-cell>
          <table:table-cell table:style-name="ce27" table:formula="of:=IFERROR(INDEX([$'olah data'.$B$4:$'olah data'.$N$39];MATCH([.$A204];[$'olah data'.H$4:$'olah data'.H$39];0);2);&quot;&quot;)">
            <text:p/>
          </table:table-cell>
          <table:table-cell table:style-name="ce27" table:formula="of:=IFERROR(INDEX([$'olah data'.$B$4:$'olah data'.$N$39];MATCH([.$A204];[$'olah data'.I$4:$'olah data'.I$39];0);2);&quot;&quot;)">
            <text:p/>
          </table:table-cell>
          <table:table-cell table:style-name="ce27" table:formula="of:=IFERROR(INDEX([$'olah data'.$B$4:$'olah data'.$N$39];MATCH([.$A204];[$'olah data'.J$4:$'olah data'.J$39];0);2);&quot;&quot;)">
            <text:p/>
          </table:table-cell>
          <table:table-cell table:style-name="ce27" table:formula="of:=IFERROR(INDEX([$'olah data'.$B$4:$'olah data'.$N$39];MATCH([.$A204];[$'olah data'.K$4:$'olah data'.K$39];0);2);&quot;&quot;)">
            <text:p/>
          </table:table-cell>
          <table:table-cell table:style-name="ce27" table:formula="of:=IFERROR(INDEX([$'olah data'.$B$4:$'olah data'.$N$39];MATCH([.$A204];[$'olah data'.L$4:$'olah data'.L$39];0);2);&quot;&quot;)">
            <text:p/>
          </table:table-cell>
          <table:table-cell table:style-name="ce27" table:formula="of:=IFERROR(INDEX([$'olah data'.$B$4:$'olah data'.$N$39];MATCH([.$A204];[$'olah data'.M$4:$'olah data'.M$39];0);2);&quot;&quot;)">
            <text:p/>
          </table:table-cell>
          <table:table-cell table:style-name="ce27" table:formula="of:=IFERROR(INDEX([$'olah data'.$B$4:$'olah data'.$N$39];MATCH([.$A204];[$'olah data'.N$4:$'olah data'.N$39];0);2);&quot;&quot;)">
            <text:p/>
          </table:table-cell>
          <table:table-cell table:style-name="ce27" table:formula="of:=CONCATENATE([.D204];[.E204];[.F204];[.G204];[.H204];[.I204];[.J204];[.K204];[.L204];[.M204];[.N204])" office:value-type="string" office:string-value="Social acceptance vs. social intolerance (8 items)" calcext:value-type="string">
            <text:p>Social acceptance vs. social intolerance (8 items)</text:p>
          </table:table-cell>
          <table:table-cell table:style-name="ce84" table:formula="of:=[$'View Input'.AF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04" calcext:value-type="float">
            <text:p>204</text:p>
          </table:table-cell>
          <table:table-cell table:style-name="ce64" office:value-type="float" office:value="3" calcext:value-type="float">
            <text:p>3</text:p>
          </table:table-cell>
          <table:table-cell table:style-name="ce98" table:formula="of:=IF([.R205]=&quot;&quot;;IF([.Q205]=&quot;R&quot;;VLOOKUP([.P205];[$'olah data'.$R$3:$'olah data'.$S$7];2);[.P205]);IF([.R205]=[.P205];[.P205];[.Q205]))" office:value-type="float" office:value="1" calcext:value-type="float">
            <text:p>1</text:p>
          </table:table-cell>
          <table:table-cell table:style-name="ce27" table:formula="of:=IFERROR(INDEX([$'olah data'.$B$4:$'olah data'.$N$39];MATCH([.$A205];[$'olah data'.D$4:$'olah data'.D$39];0);2);&quot;&quot;)">
            <text:p/>
          </table:table-cell>
          <table:table-cell table:style-name="ce27" table:formula="of:=IFERROR(INDEX([$'olah data'.$B$4:$'olah data'.$N$39];MATCH([.$A205];[$'olah data'.E$4:$'olah data'.E$39];0);2);&quot;&quot;)">
            <text:p/>
          </table:table-cell>
          <table:table-cell table:style-name="ce27" table:formula="of:=IFERROR(INDEX([$'olah data'.$B$4:$'olah data'.$N$39];MATCH([.$A205];[$'olah data'.F$4:$'olah data'.F$39];0);2);&quot;&quot;)" office:value-type="string" office:string-value="Enlightened second nature (11 items)" calcext:value-type="string">
            <text:p>Enlightened second nature (11 items)</text:p>
          </table:table-cell>
          <table:table-cell table:style-name="ce27" table:formula="of:=IFERROR(INDEX([$'olah data'.$B$4:$'olah data'.$N$39];MATCH([.$A205];[$'olah data'.G$4:$'olah data'.G$39];0);2);&quot;&quot;)">
            <text:p/>
          </table:table-cell>
          <table:table-cell table:style-name="ce27" table:formula="of:=IFERROR(INDEX([$'olah data'.$B$4:$'olah data'.$N$39];MATCH([.$A205];[$'olah data'.H$4:$'olah data'.H$39];0);2);&quot;&quot;)">
            <text:p/>
          </table:table-cell>
          <table:table-cell table:style-name="ce27" table:formula="of:=IFERROR(INDEX([$'olah data'.$B$4:$'olah data'.$N$39];MATCH([.$A205];[$'olah data'.I$4:$'olah data'.I$39];0);2);&quot;&quot;)">
            <text:p/>
          </table:table-cell>
          <table:table-cell table:style-name="ce27" table:formula="of:=IFERROR(INDEX([$'olah data'.$B$4:$'olah data'.$N$39];MATCH([.$A205];[$'olah data'.J$4:$'olah data'.J$39];0);2);&quot;&quot;)">
            <text:p/>
          </table:table-cell>
          <table:table-cell table:style-name="ce27" table:formula="of:=IFERROR(INDEX([$'olah data'.$B$4:$'olah data'.$N$39];MATCH([.$A205];[$'olah data'.K$4:$'olah data'.K$39];0);2);&quot;&quot;)">
            <text:p/>
          </table:table-cell>
          <table:table-cell table:style-name="ce27" table:formula="of:=IFERROR(INDEX([$'olah data'.$B$4:$'olah data'.$N$39];MATCH([.$A205];[$'olah data'.L$4:$'olah data'.L$39];0);2);&quot;&quot;)">
            <text:p/>
          </table:table-cell>
          <table:table-cell table:style-name="ce27" table:formula="of:=IFERROR(INDEX([$'olah data'.$B$4:$'olah data'.$N$39];MATCH([.$A205];[$'olah data'.M$4:$'olah data'.M$39];0);2);&quot;&quot;)">
            <text:p/>
          </table:table-cell>
          <table:table-cell table:style-name="ce27" table:formula="of:=IFERROR(INDEX([$'olah data'.$B$4:$'olah data'.$N$39];MATCH([.$A205];[$'olah data'.N$4:$'olah data'.N$39];0);2);&quot;&quot;)">
            <text:p/>
          </table:table-cell>
          <table:table-cell table:style-name="ce27" table:formula="of:=CONCATENATE([.D205];[.E205];[.F205];[.G205];[.H205];[.I205];[.J205];[.K205];[.L205];[.M205];[.N205])" office:value-type="string" office:string-value="Enlightened second nature (11 items)" calcext:value-type="string">
            <text:p>Enlightened second nature (11 items)</text:p>
          </table:table-cell>
          <table:table-cell table:style-name="ce84" table:formula="of:=[$'View Input'.AF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05" calcext:value-type="float">
            <text:p>205</text:p>
          </table:table-cell>
          <table:table-cell table:style-name="ce64" office:value-type="float" office:value="1" calcext:value-type="float">
            <text:p>1</text:p>
          </table:table-cell>
          <table:table-cell table:style-name="ce98" table:formula="of:=IF([.R206]=&quot;&quot;;IF([.Q206]=&quot;R&quot;;VLOOKUP([.P206];[$'olah data'.$R$3:$'olah data'.$S$7];2);[.P206]);IF([.R206]=[.P206];[.P206];[.Q206]))" office:value-type="float" office:value="1" calcext:value-type="float">
            <text:p>1</text:p>
          </table:table-cell>
          <table:table-cell table:style-name="ce27" table:formula="of:=IFERROR(INDEX([$'olah data'.$B$4:$'olah data'.$N$39];MATCH([.$A206];[$'olah data'.D$4:$'olah data'.D$39];0);2);&quot;&quot;)">
            <text:p/>
          </table:table-cell>
          <table:table-cell table:style-name="ce27" table:formula="of:=IFERROR(INDEX([$'olah data'.$B$4:$'olah data'.$N$39];MATCH([.$A206];[$'olah data'.E$4:$'olah data'.E$39];0);2);&quot;&quot;)">
            <text:p/>
          </table:table-cell>
          <table:table-cell table:style-name="ce27" table:formula="of:=IFERROR(INDEX([$'olah data'.$B$4:$'olah data'.$N$39];MATCH([.$A206];[$'olah data'.F$4:$'olah data'.F$39];0);2);&quot;&quot;)">
            <text:p/>
          </table:table-cell>
          <table:table-cell table:style-name="ce27" table:formula="of:=IFERROR(INDEX([$'olah data'.$B$4:$'olah data'.$N$39];MATCH([.$A206];[$'olah data'.G$4:$'olah data'.G$39];0);2);&quot;&quot;)">
            <text:p/>
          </table:table-cell>
          <table:table-cell table:style-name="ce27" table:formula="of:=IFERROR(INDEX([$'olah data'.$B$4:$'olah data'.$N$39];MATCH([.$A206];[$'olah data'.H$4:$'olah data'.H$39];0);2);&quot;&quot;)">
            <text:p/>
          </table:table-cell>
          <table:table-cell table:style-name="ce27" table:formula="of:=IFERROR(INDEX([$'olah data'.$B$4:$'olah data'.$N$39];MATCH([.$A206];[$'olah data'.I$4:$'olah data'.I$39];0);2);&quot;&quot;)">
            <text:p/>
          </table:table-cell>
          <table:table-cell table:style-name="ce27" table:formula="of:=IFERROR(INDEX([$'olah data'.$B$4:$'olah data'.$N$39];MATCH([.$A206];[$'olah data'.J$4:$'olah data'.J$39];0);2);&quot;&quot;)">
            <text:p/>
          </table:table-cell>
          <table:table-cell table:style-name="ce27" table:formula="of:=IFERROR(INDEX([$'olah data'.$B$4:$'olah data'.$N$39];MATCH([.$A206];[$'olah data'.K$4:$'olah data'.K$39];0);2);&quot;&quot;)">
            <text:p/>
          </table:table-cell>
          <table:table-cell table:style-name="ce27" table:formula="of:=IFERROR(INDEX([$'olah data'.$B$4:$'olah data'.$N$39];MATCH([.$A206];[$'olah data'.L$4:$'olah data'.L$39];0);2);&quot;&quot;)">
            <text:p/>
          </table:table-cell>
          <table:table-cell table:style-name="ce27" table:formula="of:=IFERROR(INDEX([$'olah data'.$B$4:$'olah data'.$N$39];MATCH([.$A206];[$'olah data'.M$4:$'olah data'.M$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06];[$'olah data'.N$4:$'olah data'.N$39];0);2);&quot;&quot;)">
            <text:p/>
          </table:table-cell>
          <table:table-cell table:style-name="ce27" table:formula="of:=CONCATENATE([.D206];[.E206];[.F206];[.G206];[.H206];[.I206];[.J206];[.K206];[.L206];[.M206];[.N206])" office:value-type="string" office:string-value="Exploratory excitability v. stoic rigidity (10 items)" calcext:value-type="string">
            <text:p>Exploratory excitability v. stoic rigidity (10 items)</text:p>
          </table:table-cell>
          <table:table-cell table:style-name="ce84" table:formula="of:=[$'View Input'.AF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6" calcext:value-type="float">
            <text:p>206</text:p>
          </table:table-cell>
          <table:table-cell table:style-name="ce64" office:value-type="float" office:value="1" calcext:value-type="float">
            <text:p>1</text:p>
          </table:table-cell>
          <table:table-cell table:style-name="ce98" table:formula="of:=IF([.R207]=&quot;&quot;;IF([.Q207]=&quot;R&quot;;VLOOKUP([.P207];[$'olah data'.$R$3:$'olah data'.$S$7];2);[.P207]);IF([.R207]=[.P207];[.P207];[.Q207]))" office:value-type="float" office:value="5" calcext:value-type="float">
            <text:p>5</text:p>
          </table:table-cell>
          <table:table-cell table:style-name="ce27" table:formula="of:=IFERROR(INDEX([$'olah data'.$B$4:$'olah data'.$N$39];MATCH([.$A207];[$'olah data'.D$4:$'olah data'.D$39];0);2);&quot;&quot;)">
            <text:p/>
          </table:table-cell>
          <table:table-cell table:style-name="ce27" table:formula="of:=IFERROR(INDEX([$'olah data'.$B$4:$'olah data'.$N$39];MATCH([.$A207];[$'olah data'.E$4:$'olah data'.E$39];0);2);&quot;&quot;)">
            <text:p/>
          </table:table-cell>
          <table:table-cell table:style-name="ce27" table:formula="of:=IFERROR(INDEX([$'olah data'.$B$4:$'olah data'.$N$39];MATCH([.$A207];[$'olah data'.F$4:$'olah data'.F$39];0);2);&quot;&quot;)">
            <text:p/>
          </table:table-cell>
          <table:table-cell table:style-name="ce27" table:formula="of:=IFERROR(INDEX([$'olah data'.$B$4:$'olah data'.$N$39];MATCH([.$A207];[$'olah data'.G$4:$'olah data'.G$39];0);2);&quot;&quot;)">
            <text:p/>
          </table:table-cell>
          <table:table-cell table:style-name="ce27" table:formula="of:=IFERROR(INDEX([$'olah data'.$B$4:$'olah data'.$N$39];MATCH([.$A207];[$'olah data'.H$4:$'olah data'.H$39];0);2);&quot;&quot;)">
            <text:p/>
          </table:table-cell>
          <table:table-cell table:style-name="ce27" table:formula="of:=IFERROR(INDEX([$'olah data'.$B$4:$'olah data'.$N$39];MATCH([.$A207];[$'olah data'.I$4:$'olah data'.I$39];0);2);&quot;&quot;)">
            <text:p/>
          </table:table-cell>
          <table:table-cell table:style-name="ce27" table:formula="of:=IFERROR(INDEX([$'olah data'.$B$4:$'olah data'.$N$39];MATCH([.$A207];[$'olah data'.J$4:$'olah data'.J$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07];[$'olah data'.K$4:$'olah data'.K$39];0);2);&quot;&quot;)">
            <text:p/>
          </table:table-cell>
          <table:table-cell table:style-name="ce27" table:formula="of:=IFERROR(INDEX([$'olah data'.$B$4:$'olah data'.$N$39];MATCH([.$A207];[$'olah data'.L$4:$'olah data'.L$39];0);2);&quot;&quot;)">
            <text:p/>
          </table:table-cell>
          <table:table-cell table:style-name="ce27" table:formula="of:=IFERROR(INDEX([$'olah data'.$B$4:$'olah data'.$N$39];MATCH([.$A207];[$'olah data'.M$4:$'olah data'.M$39];0);2);&quot;&quot;)">
            <text:p/>
          </table:table-cell>
          <table:table-cell table:style-name="ce27" table:formula="of:=IFERROR(INDEX([$'olah data'.$B$4:$'olah data'.$N$39];MATCH([.$A207];[$'olah data'.N$4:$'olah data'.N$39];0);2);&quot;&quot;)">
            <text:p/>
          </table:table-cell>
          <table:table-cell table:style-name="ce27" table:formula="of:=CONCATENATE([.D207];[.E207];[.F207];[.G207];[.H207];[.I207];[.J207];[.K207];[.L207];[.M207];[.N207])" office:value-type="string" office:string-value="Spiritual acceptance vs. rational materialism (8 items)" calcext:value-type="string">
            <text:p>Spiritual acceptance vs. rational materialism (8 items)</text:p>
          </table:table-cell>
          <table:table-cell table:style-name="ce84" table:formula="of:=[$'View Input'.AF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7" calcext:value-type="float">
            <text:p>207</text:p>
          </table:table-cell>
          <table:table-cell table:style-name="ce64" office:value-type="float" office:value="4" calcext:value-type="float">
            <text:p>4</text:p>
          </table:table-cell>
          <table:table-cell table:style-name="ce98" table:formula="of:=IF([.R208]=&quot;&quot;;IF([.Q208]=&quot;R&quot;;VLOOKUP([.P208];[$'olah data'.$R$3:$'olah data'.$S$7];2);[.P208]);IF([.R208]=[.P208];[.P208];[.Q208]))" office:value-type="float" office:value="4" calcext:value-type="float">
            <text:p>4</text:p>
          </table:table-cell>
          <table:table-cell table:style-name="ce27" table:formula="of:=IFERROR(INDEX([$'olah data'.$B$4:$'olah data'.$N$39];MATCH([.$A208];[$'olah data'.D$4:$'olah data'.D$39];0);2);&quot;&quot;)">
            <text:p/>
          </table:table-cell>
          <table:table-cell table:style-name="ce27" table:formula="of:=IFERROR(INDEX([$'olah data'.$B$4:$'olah data'.$N$39];MATCH([.$A208];[$'olah data'.E$4:$'olah data'.E$39];0);2);&quot;&quot;)">
            <text:p/>
          </table:table-cell>
          <table:table-cell table:style-name="ce27" table:formula="of:=IFERROR(INDEX([$'olah data'.$B$4:$'olah data'.$N$39];MATCH([.$A208];[$'olah data'.F$4:$'olah data'.F$39];0);2);&quot;&quot;)">
            <text:p/>
          </table:table-cell>
          <table:table-cell table:style-name="ce27" table:formula="of:=IFERROR(INDEX([$'olah data'.$B$4:$'olah data'.$N$39];MATCH([.$A208];[$'olah data'.G$4:$'olah data'.G$39];0);2);&quot;&quot;)">
            <text:p/>
          </table:table-cell>
          <table:table-cell table:style-name="ce27" table:formula="of:=IFERROR(INDEX([$'olah data'.$B$4:$'olah data'.$N$39];MATCH([.$A208];[$'olah data'.H$4:$'olah data'.H$39];0);2);&quot;&quot;)">
            <text:p/>
          </table:table-cell>
          <table:table-cell table:style-name="ce27" table:formula="of:=IFERROR(INDEX([$'olah data'.$B$4:$'olah data'.$N$39];MATCH([.$A208];[$'olah data'.I$4:$'olah data'.I$39];0);2);&quot;&quot;)">
            <text:p/>
          </table:table-cell>
          <table:table-cell table:style-name="ce27" table:formula="of:=IFERROR(INDEX([$'olah data'.$B$4:$'olah data'.$N$39];MATCH([.$A208];[$'olah data'.J$4:$'olah data'.J$39];0);2);&quot;&quot;)">
            <text:p/>
          </table:table-cell>
          <table:table-cell table:style-name="ce27" table:formula="of:=IFERROR(INDEX([$'olah data'.$B$4:$'olah data'.$N$39];MATCH([.$A208];[$'olah data'.K$4:$'olah data'.K$39];0);2);&quot;&quot;)" office:value-type="string" office:string-value="Ambitious vs underachieving (10 items)" calcext:value-type="string">
            <text:p>Ambitious vs underachieving (10 items)</text:p>
          </table:table-cell>
          <table:table-cell table:style-name="ce27" table:formula="of:=IFERROR(INDEX([$'olah data'.$B$4:$'olah data'.$N$39];MATCH([.$A208];[$'olah data'.L$4:$'olah data'.L$39];0);2);&quot;&quot;)">
            <text:p/>
          </table:table-cell>
          <table:table-cell table:style-name="ce27" table:formula="of:=IFERROR(INDEX([$'olah data'.$B$4:$'olah data'.$N$39];MATCH([.$A208];[$'olah data'.M$4:$'olah data'.M$39];0);2);&quot;&quot;)">
            <text:p/>
          </table:table-cell>
          <table:table-cell table:style-name="ce27" table:formula="of:=IFERROR(INDEX([$'olah data'.$B$4:$'olah data'.$N$39];MATCH([.$A208];[$'olah data'.N$4:$'olah data'.N$39];0);2);&quot;&quot;)">
            <text:p/>
          </table:table-cell>
          <table:table-cell table:style-name="ce27" table:formula="of:=CONCATENATE([.D208];[.E208];[.F208];[.G208];[.H208];[.I208];[.J208];[.K208];[.L208];[.M208];[.N208])" office:value-type="string" office:string-value="Ambitious vs underachieving (10 items)" calcext:value-type="string">
            <text:p>Ambitious vs underachieving (10 items)</text:p>
          </table:table-cell>
          <table:table-cell table:style-name="ce84" table:formula="of:=[$'View Input'.AF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8" calcext:value-type="float">
            <text:p>208</text:p>
          </table:table-cell>
          <table:table-cell table:style-name="ce64" office:value-type="float" office:value="1" calcext:value-type="float">
            <text:p>1</text:p>
          </table:table-cell>
          <table:table-cell table:style-name="ce98" table:formula="of:=IF([.R209]=&quot;&quot;;IF([.Q209]=&quot;R&quot;;VLOOKUP([.P209];[$'olah data'.$R$3:$'olah data'.$S$7];2);[.P209]);IF([.R209]=[.P209];[.P209];[.Q209]))" office:value-type="float" office:value="3" calcext:value-type="float">
            <text:p>3</text:p>
          </table:table-cell>
          <table:table-cell table:style-name="ce27" table:formula="of:=IFERROR(INDEX([$'olah data'.$B$4:$'olah data'.$N$39];MATCH([.$A209];[$'olah data'.D$4:$'olah data'.D$39];0);2);&quot;&quot;)">
            <text:p/>
          </table:table-cell>
          <table:table-cell table:style-name="ce27" table:formula="of:=IFERROR(INDEX([$'olah data'.$B$4:$'olah data'.$N$39];MATCH([.$A209];[$'olah data'.E$4:$'olah data'.E$39];0);2);&quot;&quot;)">
            <text:p/>
          </table:table-cell>
          <table:table-cell table:style-name="ce27" table:formula="of:=IFERROR(INDEX([$'olah data'.$B$4:$'olah data'.$N$39];MATCH([.$A209];[$'olah data'.F$4:$'olah data'.F$39];0);2);&quot;&quot;)">
            <text:p/>
          </table:table-cell>
          <table:table-cell table:style-name="ce27" table:formula="of:=IFERROR(INDEX([$'olah data'.$B$4:$'olah data'.$N$39];MATCH([.$A209];[$'olah data'.G$4:$'olah data'.G$39];0);2);&quot;&quot;)">
            <text:p/>
          </table:table-cell>
          <table:table-cell table:style-name="ce27" table:formula="of:=IFERROR(INDEX([$'olah data'.$B$4:$'olah data'.$N$39];MATCH([.$A209];[$'olah data'.H$4:$'olah data'.H$39];0);2);&quot;&quot;)">
            <text:p/>
          </table:table-cell>
          <table:table-cell table:style-name="ce27" table:formula="of:=IFERROR(INDEX([$'olah data'.$B$4:$'olah data'.$N$39];MATCH([.$A209];[$'olah data'.I$4:$'olah data'.I$39];0);2);&quot;&quot;)">
            <text:p/>
          </table:table-cell>
          <table:table-cell table:style-name="ce27" table:formula="of:=IFERROR(INDEX([$'olah data'.$B$4:$'olah data'.$N$39];MATCH([.$A209];[$'olah data'.J$4:$'olah data'.J$39];0);2);&quot;&quot;)" office:value-type="string" office:string-value="Compassion vs. revengefulness (7 items)" calcext:value-type="string">
            <text:p>Compassion vs. revengefulness (7 items)</text:p>
          </table:table-cell>
          <table:table-cell table:style-name="ce27" table:formula="of:=IFERROR(INDEX([$'olah data'.$B$4:$'olah data'.$N$39];MATCH([.$A209];[$'olah data'.K$4:$'olah data'.K$39];0);2);&quot;&quot;)">
            <text:p/>
          </table:table-cell>
          <table:table-cell table:style-name="ce27" table:formula="of:=IFERROR(INDEX([$'olah data'.$B$4:$'olah data'.$N$39];MATCH([.$A209];[$'olah data'.L$4:$'olah data'.L$39];0);2);&quot;&quot;)">
            <text:p/>
          </table:table-cell>
          <table:table-cell table:style-name="ce27" table:formula="of:=IFERROR(INDEX([$'olah data'.$B$4:$'olah data'.$N$39];MATCH([.$A209];[$'olah data'.M$4:$'olah data'.M$39];0);2);&quot;&quot;)">
            <text:p/>
          </table:table-cell>
          <table:table-cell table:style-name="ce27" table:formula="of:=IFERROR(INDEX([$'olah data'.$B$4:$'olah data'.$N$39];MATCH([.$A209];[$'olah data'.N$4:$'olah data'.N$39];0);2);&quot;&quot;)">
            <text:p/>
          </table:table-cell>
          <table:table-cell table:style-name="ce27" table:formula="of:=CONCATENATE([.D209];[.E209];[.F209];[.G209];[.H209];[.I209];[.J209];[.K209];[.L209];[.M209];[.N209])" office:value-type="string" office:string-value="Compassion vs. revengefulness (7 items)" calcext:value-type="string">
            <text:p>Compassion vs. revengefulness (7 items)</text:p>
          </table:table-cell>
          <table:table-cell table:style-name="ce84" table:formula="of:=[$'View Input'.AF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9" calcext:value-type="float">
            <text:p>209</text:p>
          </table:table-cell>
          <table:table-cell table:style-name="ce98" office:value-type="float" office:value="2" calcext:value-type="float">
            <text:p>2</text:p>
          </table:table-cell>
          <table:table-cell table:style-name="ce98" table:formula="of:=IF([.R210]=&quot;&quot;;IF([.Q210]=&quot;R&quot;;VLOOKUP([.P210];[$'olah data'.$R$3:$'olah data'.$S$7];2);[.P210]);IF([.R210]=[.P210];[.P210];[.Q210]))" office:value-type="string" office:string-value="Tidak Mudeng" calcext:value-type="string">
            <text:p>Tidak Mudeng</text:p>
          </table:table-cell>
          <table:table-cell table:style-name="ce27" table:formula="of:=IFERROR(INDEX([$'olah data'.$B$4:$'olah data'.$N$39];MATCH([.$A210];[$'olah data'.D$4:$'olah data'.D$39];0);2);&quot;&quot;)">
            <text:p/>
          </table:table-cell>
          <table:table-cell table:style-name="ce27" table:formula="of:=IFERROR(INDEX([$'olah data'.$B$4:$'olah data'.$N$39];MATCH([.$A210];[$'olah data'.E$4:$'olah data'.E$39];0);2);&quot;&quot;)">
            <text:p/>
          </table:table-cell>
          <table:table-cell table:style-name="ce27" table:formula="of:=IFERROR(INDEX([$'olah data'.$B$4:$'olah data'.$N$39];MATCH([.$A210];[$'olah data'.F$4:$'olah data'.F$39];0);2);&quot;&quot;)">
            <text:p/>
          </table:table-cell>
          <table:table-cell table:style-name="ce27" table:formula="of:=IFERROR(INDEX([$'olah data'.$B$4:$'olah data'.$N$39];MATCH([.$A210];[$'olah data'.G$4:$'olah data'.G$39];0);2);&quot;&quot;)">
            <text:p/>
          </table:table-cell>
          <table:table-cell table:style-name="ce27" table:formula="of:=IFERROR(INDEX([$'olah data'.$B$4:$'olah data'.$N$39];MATCH([.$A210];[$'olah data'.H$4:$'olah data'.H$39];0);2);&quot;&quot;)" office:value-type="string" office:string-value="Validity Scale (5 items)" calcext:value-type="string">
            <text:p>Validity Scale (5 items)</text:p>
          </table:table-cell>
          <table:table-cell table:style-name="ce27" table:formula="of:=IFERROR(INDEX([$'olah data'.$B$4:$'olah data'.$N$39];MATCH([.$A210];[$'olah data'.I$4:$'olah data'.I$39];0);2);&quot;&quot;)">
            <text:p/>
          </table:table-cell>
          <table:table-cell table:style-name="ce27" table:formula="of:=IFERROR(INDEX([$'olah data'.$B$4:$'olah data'.$N$39];MATCH([.$A210];[$'olah data'.J$4:$'olah data'.J$39];0);2);&quot;&quot;)">
            <text:p/>
          </table:table-cell>
          <table:table-cell table:style-name="ce27" table:formula="of:=IFERROR(INDEX([$'olah data'.$B$4:$'olah data'.$N$39];MATCH([.$A210];[$'olah data'.K$4:$'olah data'.K$39];0);2);&quot;&quot;)">
            <text:p/>
          </table:table-cell>
          <table:table-cell table:style-name="ce27" table:formula="of:=IFERROR(INDEX([$'olah data'.$B$4:$'olah data'.$N$39];MATCH([.$A210];[$'olah data'.L$4:$'olah data'.L$39];0);2);&quot;&quot;)">
            <text:p/>
          </table:table-cell>
          <table:table-cell table:style-name="ce27" table:formula="of:=IFERROR(INDEX([$'olah data'.$B$4:$'olah data'.$N$39];MATCH([.$A210];[$'olah data'.M$4:$'olah data'.M$39];0);2);&quot;&quot;)">
            <text:p/>
          </table:table-cell>
          <table:table-cell table:style-name="ce27" table:formula="of:=IFERROR(INDEX([$'olah data'.$B$4:$'olah data'.$N$39];MATCH([.$A210];[$'olah data'.N$4:$'olah data'.N$39];0);2);&quot;&quot;)">
            <text:p/>
          </table:table-cell>
          <table:table-cell table:style-name="ce27" table:formula="of:=CONCATENATE([.D210];[.E210];[.F210];[.G210];[.H210];[.I210];[.J210];[.K210];[.L210];[.M210];[.N210])" office:value-type="string" office:string-value="Validity Scale (5 items)" calcext:value-type="string">
            <text:p>Validity Scale (5 items)</text:p>
          </table:table-cell>
          <table:table-cell table:style-name="ce84" table:formula="of:=[$'View Input'.AF19]" office:value-type="float" office:value="1" calcext:value-type="float">
            <text:p>1</text:p>
          </table:table-cell>
          <table:table-cell table:style-name="ce98" office:value-type="string" calcext:value-type="string">
            <text:p>Tidak Mudeng</text:p>
          </table:table-cell>
          <table:table-cell table:style-name="ce46" office:value-type="float" office:value="3" calcext:value-type="float">
            <text:p>3</text:p>
          </table:table-cell>
          <table:table-cell table:style-name="ce123"/>
          <table:table-cell table:number-columns-repeated="1005"/>
        </table:table-row>
        <table:table-row table:style-name="ro3">
          <table:table-cell table:style-name="ce29" office:value-type="float" office:value="210" calcext:value-type="float">
            <text:p>210</text:p>
          </table:table-cell>
          <table:table-cell table:style-name="ce64" office:value-type="float" office:value="4" calcext:value-type="float">
            <text:p>4</text:p>
          </table:table-cell>
          <table:table-cell table:style-name="ce98" table:formula="of:=IF([.R211]=&quot;&quot;;IF([.Q211]=&quot;R&quot;;VLOOKUP([.P211];[$'olah data'.$R$3:$'olah data'.$S$7];2);[.P211]);IF([.R211]=[.P211];[.P211];[.Q211]))" office:value-type="float" office:value="1" calcext:value-type="float">
            <text:p>1</text:p>
          </table:table-cell>
          <table:table-cell table:style-name="ce27" table:formula="of:=IFERROR(INDEX([$'olah data'.$B$4:$'olah data'.$N$39];MATCH([.$A211];[$'olah data'.D$4:$'olah data'.D$39];0);2);&quot;&quot;)">
            <text:p/>
          </table:table-cell>
          <table:table-cell table:style-name="ce27" table:formula="of:=IFERROR(INDEX([$'olah data'.$B$4:$'olah data'.$N$39];MATCH([.$A211];[$'olah data'.E$4:$'olah data'.E$39];0);2);&quot;&quot;)">
            <text:p/>
          </table:table-cell>
          <table:table-cell table:style-name="ce27" table:formula="of:=IFERROR(INDEX([$'olah data'.$B$4:$'olah data'.$N$39];MATCH([.$A211];[$'olah data'.F$4:$'olah data'.F$39];0);2);&quot;&quot;)">
            <text:p/>
          </table:table-cell>
          <table:table-cell table:style-name="ce27" table:formula="of:=IFERROR(INDEX([$'olah data'.$B$4:$'olah data'.$N$39];MATCH([.$A211];[$'olah data'.G$4:$'olah data'.G$39];0);2);&quot;&quot;)">
            <text:p/>
          </table:table-cell>
          <table:table-cell table:style-name="ce27" table:formula="of:=IFERROR(INDEX([$'olah data'.$B$4:$'olah data'.$N$39];MATCH([.$A211];[$'olah data'.H$4:$'olah data'.H$39];0);2);&quot;&quot;)">
            <text:p/>
          </table:table-cell>
          <table:table-cell table:style-name="ce27" table:formula="of:=IFERROR(INDEX([$'olah data'.$B$4:$'olah data'.$N$39];MATCH([.$A211];[$'olah data'.I$4:$'olah data'.I$39];0);2);&quot;&quot;)">
            <text:p/>
          </table:table-cell>
          <table:table-cell table:style-name="ce27" table:formula="of:=IFERROR(INDEX([$'olah data'.$B$4:$'olah data'.$N$39];MATCH([.$A211];[$'olah data'.J$4:$'olah data'.J$39];0);2);&quot;&quot;)">
            <text:p/>
          </table:table-cell>
          <table:table-cell table:style-name="ce27" table:formula="of:=IFERROR(INDEX([$'olah data'.$B$4:$'olah data'.$N$39];MATCH([.$A211];[$'olah data'.K$4:$'olah data'.K$39];0);2);&quot;&quot;)" office:value-type="string" office:string-value="Impulsiveness v. reflection (9 items)" calcext:value-type="string">
            <text:p>Impulsiveness v. reflection (9 items)</text:p>
          </table:table-cell>
          <table:table-cell table:style-name="ce27" table:formula="of:=IFERROR(INDEX([$'olah data'.$B$4:$'olah data'.$N$39];MATCH([.$A211];[$'olah data'.L$4:$'olah data'.L$39];0);2);&quot;&quot;)">
            <text:p/>
          </table:table-cell>
          <table:table-cell table:style-name="ce27" table:formula="of:=IFERROR(INDEX([$'olah data'.$B$4:$'olah data'.$N$39];MATCH([.$A211];[$'olah data'.M$4:$'olah data'.M$39];0);2);&quot;&quot;)">
            <text:p/>
          </table:table-cell>
          <table:table-cell table:style-name="ce27" table:formula="of:=IFERROR(INDEX([$'olah data'.$B$4:$'olah data'.$N$39];MATCH([.$A211];[$'olah data'.N$4:$'olah data'.N$39];0);2);&quot;&quot;)">
            <text:p/>
          </table:table-cell>
          <table:table-cell table:style-name="ce27" table:formula="of:=CONCATENATE([.D211];[.E211];[.F211];[.G211];[.H211];[.I211];[.J211];[.K211];[.L211];[.M211];[.N211])" office:value-type="string" office:string-value="Impulsiveness v. reflection (9 items)" calcext:value-type="string">
            <text:p>Impulsiveness v. reflection (9 items)</text:p>
          </table:table-cell>
          <table:table-cell table:style-name="ce84" table:formula="of:=[$'View Input'.AF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1" calcext:value-type="float">
            <text:p>211</text:p>
          </table:table-cell>
          <table:table-cell table:style-name="ce64" office:value-type="float" office:value="2" calcext:value-type="float">
            <text:p>2</text:p>
          </table:table-cell>
          <table:table-cell table:style-name="ce98" table:formula="of:=IF([.R212]=&quot;&quot;;IF([.Q212]=&quot;R&quot;;VLOOKUP([.P212];[$'olah data'.$R$3:$'olah data'.$S$7];2);[.P212]);IF([.R212]=[.P212];[.P212];[.Q212]))" office:value-type="float" office:value="1" calcext:value-type="float">
            <text:p>1</text:p>
          </table:table-cell>
          <table:table-cell table:style-name="ce27" table:formula="of:=IFERROR(INDEX([$'olah data'.$B$4:$'olah data'.$N$39];MATCH([.$A212];[$'olah data'.D$4:$'olah data'.D$39];0);2);&quot;&quot;)" office:value-type="string" office:string-value="Responsibility vs. blaming (8 items)" calcext:value-type="string">
            <text:p>Responsibility vs. blaming (8 items)</text:p>
          </table:table-cell>
          <table:table-cell table:style-name="ce27" table:formula="of:=IFERROR(INDEX([$'olah data'.$B$4:$'olah data'.$N$39];MATCH([.$A212];[$'olah data'.E$4:$'olah data'.E$39];0);2);&quot;&quot;)">
            <text:p/>
          </table:table-cell>
          <table:table-cell table:style-name="ce27" table:formula="of:=IFERROR(INDEX([$'olah data'.$B$4:$'olah data'.$N$39];MATCH([.$A212];[$'olah data'.F$4:$'olah data'.F$39];0);2);&quot;&quot;)">
            <text:p/>
          </table:table-cell>
          <table:table-cell table:style-name="ce27" table:formula="of:=IFERROR(INDEX([$'olah data'.$B$4:$'olah data'.$N$39];MATCH([.$A212];[$'olah data'.G$4:$'olah data'.G$39];0);2);&quot;&quot;)">
            <text:p/>
          </table:table-cell>
          <table:table-cell table:style-name="ce27" table:formula="of:=IFERROR(INDEX([$'olah data'.$B$4:$'olah data'.$N$39];MATCH([.$A212];[$'olah data'.H$4:$'olah data'.H$39];0);2);&quot;&quot;)">
            <text:p/>
          </table:table-cell>
          <table:table-cell table:style-name="ce27" table:formula="of:=IFERROR(INDEX([$'olah data'.$B$4:$'olah data'.$N$39];MATCH([.$A212];[$'olah data'.I$4:$'olah data'.I$39];0);2);&quot;&quot;)">
            <text:p/>
          </table:table-cell>
          <table:table-cell table:style-name="ce27" table:formula="of:=IFERROR(INDEX([$'olah data'.$B$4:$'olah data'.$N$39];MATCH([.$A212];[$'olah data'.J$4:$'olah data'.J$39];0);2);&quot;&quot;)">
            <text:p/>
          </table:table-cell>
          <table:table-cell table:style-name="ce27" table:formula="of:=IFERROR(INDEX([$'olah data'.$B$4:$'olah data'.$N$39];MATCH([.$A212];[$'olah data'.K$4:$'olah data'.K$39];0);2);&quot;&quot;)">
            <text:p/>
          </table:table-cell>
          <table:table-cell table:style-name="ce27" table:formula="of:=IFERROR(INDEX([$'olah data'.$B$4:$'olah data'.$N$39];MATCH([.$A212];[$'olah data'.L$4:$'olah data'.L$39];0);2);&quot;&quot;)">
            <text:p/>
          </table:table-cell>
          <table:table-cell table:style-name="ce27" table:formula="of:=IFERROR(INDEX([$'olah data'.$B$4:$'olah data'.$N$39];MATCH([.$A212];[$'olah data'.M$4:$'olah data'.M$39];0);2);&quot;&quot;)">
            <text:p/>
          </table:table-cell>
          <table:table-cell table:style-name="ce27" table:formula="of:=IFERROR(INDEX([$'olah data'.$B$4:$'olah data'.$N$39];MATCH([.$A212];[$'olah data'.N$4:$'olah data'.N$39];0);2);&quot;&quot;)">
            <text:p/>
          </table:table-cell>
          <table:table-cell table:style-name="ce27" table:formula="of:=CONCATENATE([.D212];[.E212];[.F212];[.G212];[.H212];[.I212];[.J212];[.K212];[.L212];[.M212];[.N212])" office:value-type="string" office:string-value="Responsibility vs. blaming (8 items)" calcext:value-type="string">
            <text:p>Responsibility vs. blaming (8 items)</text:p>
          </table:table-cell>
          <table:table-cell table:style-name="ce84" table:formula="of:=[$'View Input'.AF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2" calcext:value-type="float">
            <text:p>212</text:p>
          </table:table-cell>
          <table:table-cell table:style-name="ce64" office:value-type="float" office:value="1" calcext:value-type="float">
            <text:p>1</text:p>
          </table:table-cell>
          <table:table-cell table:style-name="ce98" table:formula="of:=IF([.R213]=&quot;&quot;;IF([.Q213]=&quot;R&quot;;VLOOKUP([.P213];[$'olah data'.$R$3:$'olah data'.$S$7];2);[.P213]);IF([.R213]=[.P213];[.P213];[.Q213]))" office:value-type="float" office:value="5" calcext:value-type="float">
            <text:p>5</text:p>
          </table:table-cell>
          <table:table-cell table:style-name="ce27" table:formula="of:=IFERROR(INDEX([$'olah data'.$B$4:$'olah data'.$N$39];MATCH([.$A213];[$'olah data'.D$4:$'olah data'.D$39];0);2);&quot;&quot;)">
            <text:p/>
          </table:table-cell>
          <table:table-cell table:style-name="ce27" table:formula="of:=IFERROR(INDEX([$'olah data'.$B$4:$'olah data'.$N$39];MATCH([.$A213];[$'olah data'.E$4:$'olah data'.E$39];0);2);&quot;&quot;)">
            <text:p/>
          </table:table-cell>
          <table:table-cell table:style-name="ce27" table:formula="of:=IFERROR(INDEX([$'olah data'.$B$4:$'olah data'.$N$39];MATCH([.$A213];[$'olah data'.F$4:$'olah data'.F$39];0);2);&quot;&quot;)">
            <text:p/>
          </table:table-cell>
          <table:table-cell table:style-name="ce27" table:formula="of:=IFERROR(INDEX([$'olah data'.$B$4:$'olah data'.$N$39];MATCH([.$A213];[$'olah data'.G$4:$'olah data'.G$39];0);2);&quot;&quot;)">
            <text:p/>
          </table:table-cell>
          <table:table-cell table:style-name="ce27" table:formula="of:=IFERROR(INDEX([$'olah data'.$B$4:$'olah data'.$N$39];MATCH([.$A213];[$'olah data'.H$4:$'olah data'.H$39];0);2);&quot;&quot;)">
            <text:p/>
          </table:table-cell>
          <table:table-cell table:style-name="ce27" table:formula="of:=IFERROR(INDEX([$'olah data'.$B$4:$'olah data'.$N$39];MATCH([.$A213];[$'olah data'.I$4:$'olah data'.I$39];0);2);&quot;&quot;)">
            <text:p/>
          </table:table-cell>
          <table:table-cell table:style-name="ce27" table:formula="of:=IFERROR(INDEX([$'olah data'.$B$4:$'olah data'.$N$39];MATCH([.$A213];[$'olah data'.J$4:$'olah data'.J$39];0);2);&quot;&quot;)">
            <text:p/>
          </table:table-cell>
          <table:table-cell table:style-name="ce27" table:formula="of:=IFERROR(INDEX([$'olah data'.$B$4:$'olah data'.$N$39];MATCH([.$A213];[$'olah data'.K$4:$'olah data'.K$39];0);2);&quot;&quot;)">
            <text:p/>
          </table:table-cell>
          <table:table-cell table:style-name="ce27" table:formula="of:=IFERROR(INDEX([$'olah data'.$B$4:$'olah data'.$N$39];MATCH([.$A213];[$'olah data'.L$4:$'olah data'.L$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13];[$'olah data'.M$4:$'olah data'.M$39];0);2);&quot;&quot;)">
            <text:p/>
          </table:table-cell>
          <table:table-cell table:style-name="ce27" table:formula="of:=IFERROR(INDEX([$'olah data'.$B$4:$'olah data'.$N$39];MATCH([.$A213];[$'olah data'.N$4:$'olah data'.N$39];0);2);&quot;&quot;)">
            <text:p/>
          </table:table-cell>
          <table:table-cell table:style-name="ce27" table:formula="of:=CONCATENATE([.D213];[.E213];[.F213];[.G213];[.H213];[.I213];[.J213];[.K213];[.L213];[.M213];[.N213])" office:value-type="string" office:string-value="Self-forgetful vs. self-conscious experience (10 items)" calcext:value-type="string">
            <text:p>Self-forgetful vs. self-conscious experience (10 items)</text:p>
          </table:table-cell>
          <table:table-cell table:style-name="ce84" table:formula="of:=[$'View Input'.AF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3" calcext:value-type="float">
            <text:p>213</text:p>
          </table:table-cell>
          <table:table-cell table:style-name="ce64" office:value-type="float" office:value="4" calcext:value-type="float">
            <text:p>4</text:p>
          </table:table-cell>
          <table:table-cell table:style-name="ce98" table:formula="of:=IF([.R214]=&quot;&quot;;IF([.Q214]=&quot;R&quot;;VLOOKUP([.P214];[$'olah data'.$R$3:$'olah data'.$S$7];2);[.P214]);IF([.R214]=[.P214];[.P214];[.Q214]))" office:value-type="float" office:value="5" calcext:value-type="float">
            <text:p>5</text:p>
          </table:table-cell>
          <table:table-cell table:style-name="ce27" table:formula="of:=IFERROR(INDEX([$'olah data'.$B$4:$'olah data'.$N$39];MATCH([.$A214];[$'olah data'.D$4:$'olah data'.D$39];0);2);&quot;&quot;)">
            <text:p/>
          </table:table-cell>
          <table:table-cell table:style-name="ce27" table:formula="of:=IFERROR(INDEX([$'olah data'.$B$4:$'olah data'.$N$39];MATCH([.$A214];[$'olah data'.E$4:$'olah data'.E$39];0);2);&quot;&quot;)">
            <text:p/>
          </table:table-cell>
          <table:table-cell table:style-name="ce27" table:formula="of:=IFERROR(INDEX([$'olah data'.$B$4:$'olah data'.$N$39];MATCH([.$A214];[$'olah data'.F$4:$'olah data'.F$39];0);2);&quot;&quot;)">
            <text:p/>
          </table:table-cell>
          <table:table-cell table:style-name="ce27" table:formula="of:=IFERROR(INDEX([$'olah data'.$B$4:$'olah data'.$N$39];MATCH([.$A214];[$'olah data'.G$4:$'olah data'.G$39];0);2);&quot;&quot;)">
            <text:p/>
          </table:table-cell>
          <table:table-cell table:style-name="ce27" table:formula="of:=IFERROR(INDEX([$'olah data'.$B$4:$'olah data'.$N$39];MATCH([.$A214];[$'olah data'.H$4:$'olah data'.H$39];0);2);&quot;&quot;)">
            <text:p/>
          </table:table-cell>
          <table:table-cell table:style-name="ce27" table:formula="of:=IFERROR(INDEX([$'olah data'.$B$4:$'olah data'.$N$39];MATCH([.$A214];[$'olah data'.I$4:$'olah data'.I$39];0);2);&quot;&quot;)">
            <text:p/>
          </table:table-cell>
          <table:table-cell table:style-name="ce27" table:formula="of:=IFERROR(INDEX([$'olah data'.$B$4:$'olah data'.$N$39];MATCH([.$A214];[$'olah data'.J$4:$'olah data'.J$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214];[$'olah data'.K$4:$'olah data'.K$39];0);2);&quot;&quot;)">
            <text:p/>
          </table:table-cell>
          <table:table-cell table:style-name="ce27" table:formula="of:=IFERROR(INDEX([$'olah data'.$B$4:$'olah data'.$N$39];MATCH([.$A214];[$'olah data'.L$4:$'olah data'.L$39];0);2);&quot;&quot;)">
            <text:p/>
          </table:table-cell>
          <table:table-cell table:style-name="ce27" table:formula="of:=IFERROR(INDEX([$'olah data'.$B$4:$'olah data'.$N$39];MATCH([.$A214];[$'olah data'.M$4:$'olah data'.M$39];0);2);&quot;&quot;)">
            <text:p/>
          </table:table-cell>
          <table:table-cell table:style-name="ce27" table:formula="of:=IFERROR(INDEX([$'olah data'.$B$4:$'olah data'.$N$39];MATCH([.$A214];[$'olah data'.N$4:$'olah data'.N$39];0);2);&quot;&quot;)">
            <text:p/>
          </table:table-cell>
          <table:table-cell table:style-name="ce27" table:formula="of:=CONCATENATE([.D214];[.E214];[.F214];[.G214];[.H214];[.I214];[.J214];[.K214];[.L214];[.M214];[.N214])" office:value-type="string" office:string-value="Openness to warm communication vs aloofness (10 items)" calcext:value-type="string">
            <text:p>Openness to warm communication vs aloofness (10 items)</text:p>
          </table:table-cell>
          <table:table-cell table:style-name="ce84" table:formula="of:=[$'View Input'.AF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4" calcext:value-type="float">
            <text:p>214</text:p>
          </table:table-cell>
          <table:table-cell table:style-name="ce64" office:value-type="float" office:value="3" calcext:value-type="float">
            <text:p>3</text:p>
          </table:table-cell>
          <table:table-cell table:style-name="ce98" table:formula="of:=IF([.R215]=&quot;&quot;;IF([.Q215]=&quot;R&quot;;VLOOKUP([.P215];[$'olah data'.$R$3:$'olah data'.$S$7];2);[.P215]);IF([.R215]=[.P215];[.P215];[.Q215]))" office:value-type="float" office:value="4" calcext:value-type="float">
            <text:p>4</text:p>
          </table:table-cell>
          <table:table-cell table:style-name="ce27" table:formula="of:=IFERROR(INDEX([$'olah data'.$B$4:$'olah data'.$N$39];MATCH([.$A215];[$'olah data'.D$4:$'olah data'.D$39];0);2);&quot;&quot;)">
            <text:p/>
          </table:table-cell>
          <table:table-cell table:style-name="ce27" table:formula="of:=IFERROR(INDEX([$'olah data'.$B$4:$'olah data'.$N$39];MATCH([.$A215];[$'olah data'.E$4:$'olah data'.E$39];0);2);&quot;&quot;)">
            <text:p/>
          </table:table-cell>
          <table:table-cell table:style-name="ce27" table:formula="of:=IFERROR(INDEX([$'olah data'.$B$4:$'olah data'.$N$39];MATCH([.$A215];[$'olah data'.F$4:$'olah data'.F$39];0);2);&quot;&quot;)">
            <text:p/>
          </table:table-cell>
          <table:table-cell table:style-name="ce27" table:formula="of:=IFERROR(INDEX([$'olah data'.$B$4:$'olah data'.$N$39];MATCH([.$A215];[$'olah data'.G$4:$'olah data'.G$39];0);2);&quot;&quot;)">
            <text:p/>
          </table:table-cell>
          <table:table-cell table:style-name="ce27" table:formula="of:=IFERROR(INDEX([$'olah data'.$B$4:$'olah data'.$N$39];MATCH([.$A215];[$'olah data'.H$4:$'olah data'.H$39];0);2);&quot;&quot;)">
            <text:p/>
          </table:table-cell>
          <table:table-cell table:style-name="ce27" table:formula="of:=IFERROR(INDEX([$'olah data'.$B$4:$'olah data'.$N$39];MATCH([.$A215];[$'olah data'.I$4:$'olah data'.I$39];0);2);&quot;&quot;)">
            <text:p/>
          </table:table-cell>
          <table:table-cell table:style-name="ce27" table:formula="of:=IFERROR(INDEX([$'olah data'.$B$4:$'olah data'.$N$39];MATCH([.$A215];[$'olah data'.J$4:$'olah data'.J$39];0);2);&quot;&quot;)" office:value-type="string" office:string-value="Fear of uncertainty (7 items)" calcext:value-type="string">
            <text:p>Fear of uncertainty (7 items)</text:p>
          </table:table-cell>
          <table:table-cell table:style-name="ce27" table:formula="of:=IFERROR(INDEX([$'olah data'.$B$4:$'olah data'.$N$39];MATCH([.$A215];[$'olah data'.K$4:$'olah data'.K$39];0);2);&quot;&quot;)">
            <text:p/>
          </table:table-cell>
          <table:table-cell table:style-name="ce27" table:formula="of:=IFERROR(INDEX([$'olah data'.$B$4:$'olah data'.$N$39];MATCH([.$A215];[$'olah data'.L$4:$'olah data'.L$39];0);2);&quot;&quot;)">
            <text:p/>
          </table:table-cell>
          <table:table-cell table:style-name="ce27" table:formula="of:=IFERROR(INDEX([$'olah data'.$B$4:$'olah data'.$N$39];MATCH([.$A215];[$'olah data'.M$4:$'olah data'.M$39];0);2);&quot;&quot;)">
            <text:p/>
          </table:table-cell>
          <table:table-cell table:style-name="ce27" table:formula="of:=IFERROR(INDEX([$'olah data'.$B$4:$'olah data'.$N$39];MATCH([.$A215];[$'olah data'.N$4:$'olah data'.N$39];0);2);&quot;&quot;)">
            <text:p/>
          </table:table-cell>
          <table:table-cell table:style-name="ce27" table:formula="of:=CONCATENATE([.D215];[.E215];[.F215];[.G215];[.H215];[.I215];[.J215];[.K215];[.L215];[.M215];[.N215])" office:value-type="string" office:string-value="Fear of uncertainty (7 items)" calcext:value-type="string">
            <text:p>Fear of uncertainty (7 items)</text:p>
          </table:table-cell>
          <table:table-cell table:style-name="ce84" table:formula="of:=[$'View Input'.AF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15" calcext:value-type="float">
            <text:p>215</text:p>
          </table:table-cell>
          <table:table-cell table:style-name="ce64" office:value-type="float" office:value="3" calcext:value-type="float">
            <text:p>3</text:p>
          </table:table-cell>
          <table:table-cell table:style-name="ce98" table:formula="of:=IF([.R216]=&quot;&quot;;IF([.Q216]=&quot;R&quot;;VLOOKUP([.P216];[$'olah data'.$R$3:$'olah data'.$S$7];2);[.P216]);IF([.R216]=[.P216];[.P216];[.Q216]))" office:value-type="float" office:value="5" calcext:value-type="float">
            <text:p>5</text:p>
          </table:table-cell>
          <table:table-cell table:style-name="ce27" table:formula="of:=IFERROR(INDEX([$'olah data'.$B$4:$'olah data'.$N$39];MATCH([.$A216];[$'olah data'.D$4:$'olah data'.D$39];0);2);&quot;&quot;)">
            <text:p/>
          </table:table-cell>
          <table:table-cell table:style-name="ce27" table:formula="of:=IFERROR(INDEX([$'olah data'.$B$4:$'olah data'.$N$39];MATCH([.$A216];[$'olah data'.E$4:$'olah data'.E$39];0);2);&quot;&quot;)">
            <text:p/>
          </table:table-cell>
          <table:table-cell table:style-name="ce27" table:formula="of:=IFERROR(INDEX([$'olah data'.$B$4:$'olah data'.$N$39];MATCH([.$A216];[$'olah data'.F$4:$'olah data'.F$39];0);2);&quot;&quot;)" office:value-type="string" office:string-value="Extravagance v. reserve (9 items)" calcext:value-type="string">
            <text:p>Extravagance v. reserve (9 items)</text:p>
          </table:table-cell>
          <table:table-cell table:style-name="ce27" table:formula="of:=IFERROR(INDEX([$'olah data'.$B$4:$'olah data'.$N$39];MATCH([.$A216];[$'olah data'.G$4:$'olah data'.G$39];0);2);&quot;&quot;)">
            <text:p/>
          </table:table-cell>
          <table:table-cell table:style-name="ce27" table:formula="of:=IFERROR(INDEX([$'olah data'.$B$4:$'olah data'.$N$39];MATCH([.$A216];[$'olah data'.H$4:$'olah data'.H$39];0);2);&quot;&quot;)">
            <text:p/>
          </table:table-cell>
          <table:table-cell table:style-name="ce27" table:formula="of:=IFERROR(INDEX([$'olah data'.$B$4:$'olah data'.$N$39];MATCH([.$A216];[$'olah data'.I$4:$'olah data'.I$39];0);2);&quot;&quot;)">
            <text:p/>
          </table:table-cell>
          <table:table-cell table:style-name="ce27" table:formula="of:=IFERROR(INDEX([$'olah data'.$B$4:$'olah data'.$N$39];MATCH([.$A216];[$'olah data'.J$4:$'olah data'.J$39];0);2);&quot;&quot;)">
            <text:p/>
          </table:table-cell>
          <table:table-cell table:style-name="ce27" table:formula="of:=IFERROR(INDEX([$'olah data'.$B$4:$'olah data'.$N$39];MATCH([.$A216];[$'olah data'.K$4:$'olah data'.K$39];0);2);&quot;&quot;)">
            <text:p/>
          </table:table-cell>
          <table:table-cell table:style-name="ce27" table:formula="of:=IFERROR(INDEX([$'olah data'.$B$4:$'olah data'.$N$39];MATCH([.$A216];[$'olah data'.L$4:$'olah data'.L$39];0);2);&quot;&quot;)">
            <text:p/>
          </table:table-cell>
          <table:table-cell table:style-name="ce27" table:formula="of:=IFERROR(INDEX([$'olah data'.$B$4:$'olah data'.$N$39];MATCH([.$A216];[$'olah data'.M$4:$'olah data'.M$39];0);2);&quot;&quot;)">
            <text:p/>
          </table:table-cell>
          <table:table-cell table:style-name="ce27" table:formula="of:=IFERROR(INDEX([$'olah data'.$B$4:$'olah data'.$N$39];MATCH([.$A216];[$'olah data'.N$4:$'olah data'.N$39];0);2);&quot;&quot;)">
            <text:p/>
          </table:table-cell>
          <table:table-cell table:style-name="ce27" table:formula="of:=CONCATENATE([.D216];[.E216];[.F216];[.G216];[.H216];[.I216];[.J216];[.K216];[.L216];[.M216];[.N216])" office:value-type="string" office:string-value="Extravagance v. reserve (9 items)" calcext:value-type="string">
            <text:p>Extravagance v. reserve (9 items)</text:p>
          </table:table-cell>
          <table:table-cell table:style-name="ce84" table:formula="of:=[$'View Input'.AF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6" calcext:value-type="float">
            <text:p>216</text:p>
          </table:table-cell>
          <table:table-cell table:style-name="ce64" office:value-type="float" office:value="3" calcext:value-type="float">
            <text:p>3</text:p>
          </table:table-cell>
          <table:table-cell table:style-name="ce98" table:formula="of:=IF([.R217]=&quot;&quot;;IF([.Q217]=&quot;R&quot;;VLOOKUP([.P217];[$'olah data'.$R$3:$'olah data'.$S$7];2);[.P217]);IF([.R217]=[.P217];[.P217];[.Q217]))" office:value-type="float" office:value="1" calcext:value-type="float">
            <text:p>1</text:p>
          </table:table-cell>
          <table:table-cell table:style-name="ce27" table:formula="of:=IFERROR(INDEX([$'olah data'.$B$4:$'olah data'.$N$39];MATCH([.$A217];[$'olah data'.D$4:$'olah data'.D$39];0);2);&quot;&quot;)">
            <text:p/>
          </table:table-cell>
          <table:table-cell table:style-name="ce27" table:formula="of:=IFERROR(INDEX([$'olah data'.$B$4:$'olah data'.$N$39];MATCH([.$A217];[$'olah data'.E$4:$'olah data'.E$39];0);2);&quot;&quot;)">
            <text:p/>
          </table:table-cell>
          <table:table-cell table:style-name="ce27" table:formula="of:=IFERROR(INDEX([$'olah data'.$B$4:$'olah data'.$N$39];MATCH([.$A217];[$'olah data'.F$4:$'olah data'.F$39];0);2);&quot;&quot;)">
            <text:p/>
          </table:table-cell>
          <table:table-cell table:style-name="ce27" table:formula="of:=IFERROR(INDEX([$'olah data'.$B$4:$'olah data'.$N$39];MATCH([.$A217];[$'olah data'.G$4:$'olah data'.G$39];0);2);&quot;&quot;)">
            <text:p/>
          </table:table-cell>
          <table:table-cell table:style-name="ce27" table:formula="of:=IFERROR(INDEX([$'olah data'.$B$4:$'olah data'.$N$39];MATCH([.$A217];[$'olah data'.H$4:$'olah data'.H$39];0);2);&quot;&quot;)">
            <text:p/>
          </table:table-cell>
          <table:table-cell table:style-name="ce27" table:formula="of:=IFERROR(INDEX([$'olah data'.$B$4:$'olah data'.$N$39];MATCH([.$A217];[$'olah data'.I$4:$'olah data'.I$39];0);2);&quot;&quot;)" office:value-type="string" office:string-value="Sentimentality (8 items)" calcext:value-type="string">
            <text:p>Sentimentality (8 items)</text:p>
          </table:table-cell>
          <table:table-cell table:style-name="ce27" table:formula="of:=IFERROR(INDEX([$'olah data'.$B$4:$'olah data'.$N$39];MATCH([.$A217];[$'olah data'.J$4:$'olah data'.J$39];0);2);&quot;&quot;)">
            <text:p/>
          </table:table-cell>
          <table:table-cell table:style-name="ce27" table:formula="of:=IFERROR(INDEX([$'olah data'.$B$4:$'olah data'.$N$39];MATCH([.$A217];[$'olah data'.K$4:$'olah data'.K$39];0);2);&quot;&quot;)">
            <text:p/>
          </table:table-cell>
          <table:table-cell table:style-name="ce27" table:formula="of:=IFERROR(INDEX([$'olah data'.$B$4:$'olah data'.$N$39];MATCH([.$A217];[$'olah data'.L$4:$'olah data'.L$39];0);2);&quot;&quot;)">
            <text:p/>
          </table:table-cell>
          <table:table-cell table:style-name="ce27" table:formula="of:=IFERROR(INDEX([$'olah data'.$B$4:$'olah data'.$N$39];MATCH([.$A217];[$'olah data'.M$4:$'olah data'.M$39];0);2);&quot;&quot;)">
            <text:p/>
          </table:table-cell>
          <table:table-cell table:style-name="ce27" table:formula="of:=IFERROR(INDEX([$'olah data'.$B$4:$'olah data'.$N$39];MATCH([.$A217];[$'olah data'.N$4:$'olah data'.N$39];0);2);&quot;&quot;)">
            <text:p/>
          </table:table-cell>
          <table:table-cell table:style-name="ce27" table:formula="of:=CONCATENATE([.D217];[.E217];[.F217];[.G217];[.H217];[.I217];[.J217];[.K217];[.L217];[.M217];[.N217])" office:value-type="string" office:string-value="Sentimentality (8 items)" calcext:value-type="string">
            <text:p>Sentimentality (8 items)</text:p>
          </table:table-cell>
          <table:table-cell table:style-name="ce84" table:formula="of:=[$'View Input'.AF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7" calcext:value-type="float">
            <text:p>217</text:p>
          </table:table-cell>
          <table:table-cell table:style-name="ce64" office:value-type="float" office:value="1" calcext:value-type="float">
            <text:p>1</text:p>
          </table:table-cell>
          <table:table-cell table:style-name="ce98" table:formula="of:=IF([.R218]=&quot;&quot;;IF([.Q218]=&quot;R&quot;;VLOOKUP([.P218];[$'olah data'.$R$3:$'olah data'.$S$7];2);[.P218]);IF([.R218]=[.P218];[.P218];[.Q218]))" office:value-type="float" office:value="5" calcext:value-type="float">
            <text:p>5</text:p>
          </table:table-cell>
          <table:table-cell table:style-name="ce27" table:formula="of:=IFERROR(INDEX([$'olah data'.$B$4:$'olah data'.$N$39];MATCH([.$A218];[$'olah data'.D$4:$'olah data'.D$39];0);2);&quot;&quot;)">
            <text:p/>
          </table:table-cell>
          <table:table-cell table:style-name="ce27" table:formula="of:=IFERROR(INDEX([$'olah data'.$B$4:$'olah data'.$N$39];MATCH([.$A218];[$'olah data'.E$4:$'olah data'.E$39];0);2);&quot;&quot;)">
            <text:p/>
          </table:table-cell>
          <table:table-cell table:style-name="ce27" table:formula="of:=IFERROR(INDEX([$'olah data'.$B$4:$'olah data'.$N$39];MATCH([.$A218];[$'olah data'.F$4:$'olah data'.F$39];0);2);&quot;&quot;)">
            <text:p/>
          </table:table-cell>
          <table:table-cell table:style-name="ce27" table:formula="of:=IFERROR(INDEX([$'olah data'.$B$4:$'olah data'.$N$39];MATCH([.$A218];[$'olah data'.G$4:$'olah data'.G$39];0);2);&quot;&quot;)">
            <text:p/>
          </table:table-cell>
          <table:table-cell table:style-name="ce27" table:formula="of:=IFERROR(INDEX([$'olah data'.$B$4:$'olah data'.$N$39];MATCH([.$A218];[$'olah data'.H$4:$'olah data'.H$39];0);2);&quot;&quot;)">
            <text:p/>
          </table:table-cell>
          <table:table-cell table:style-name="ce27" table:formula="of:=IFERROR(INDEX([$'olah data'.$B$4:$'olah data'.$N$39];MATCH([.$A218];[$'olah data'.I$4:$'olah data'.I$39];0);2);&quot;&quot;)">
            <text:p/>
          </table:table-cell>
          <table:table-cell table:style-name="ce27" table:formula="of:=IFERROR(INDEX([$'olah data'.$B$4:$'olah data'.$N$39];MATCH([.$A218];[$'olah data'.J$4:$'olah data'.J$39];0);2);&quot;&quot;)">
            <text:p/>
          </table:table-cell>
          <table:table-cell table:style-name="ce27" table:formula="of:=IFERROR(INDEX([$'olah data'.$B$4:$'olah data'.$N$39];MATCH([.$A218];[$'olah data'.K$4:$'olah data'.K$39];0);2);&quot;&quot;)">
            <text:p/>
          </table:table-cell>
          <table:table-cell table:style-name="ce27" table:formula="of:=IFERROR(INDEX([$'olah data'.$B$4:$'olah data'.$N$39];MATCH([.$A218];[$'olah data'.L$4:$'olah data'.L$39];0);2);&quot;&quot;)">
            <text:p/>
          </table:table-cell>
          <table:table-cell table:style-name="ce27" table:formula="of:=IFERROR(INDEX([$'olah data'.$B$4:$'olah data'.$N$39];MATCH([.$A218];[$'olah data'.M$4:$'olah data'.M$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218];[$'olah data'.N$4:$'olah data'.N$39];0);2);&quot;&quot;)">
            <text:p/>
          </table:table-cell>
          <table:table-cell table:style-name="ce27" table:formula="of:=CONCATENATE([.D218];[.E218];[.F218];[.G218];[.H218];[.I218];[.J218];[.K218];[.L218];[.M218];[.N218])" office:value-type="string" office:string-value="Anticipatory worry &amp; pessimismv. uninhibited optimism (11 items)" calcext:value-type="string">
            <text:p>Anticipatory worry &amp; pessimismv. uninhibited optimism (11 items)</text:p>
          </table:table-cell>
          <table:table-cell table:style-name="ce84" table:formula="of:=[$'View Input'.AF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18" calcext:value-type="float">
            <text:p>218</text:p>
          </table:table-cell>
          <table:table-cell table:style-name="ce64" office:value-type="float" office:value="2" calcext:value-type="float">
            <text:p>2</text:p>
          </table:table-cell>
          <table:table-cell table:style-name="ce98" table:formula="of:=IF([.R219]=&quot;&quot;;IF([.Q219]=&quot;R&quot;;VLOOKUP([.P219];[$'olah data'.$R$3:$'olah data'.$S$7];2);[.P219]);IF([.R219]=[.P219];[.P219];[.Q219]))" office:value-type="float" office:value="5" calcext:value-type="float">
            <text:p>5</text:p>
          </table:table-cell>
          <table:table-cell table:style-name="ce27" table:formula="of:=IFERROR(INDEX([$'olah data'.$B$4:$'olah data'.$N$39];MATCH([.$A219];[$'olah data'.D$4:$'olah data'.D$39];0);2);&quot;&quot;)">
            <text:p/>
          </table:table-cell>
          <table:table-cell table:style-name="ce27" table:formula="of:=IFERROR(INDEX([$'olah data'.$B$4:$'olah data'.$N$39];MATCH([.$A219];[$'olah data'.E$4:$'olah data'.E$39];0);2);&quot;&quot;)">
            <text:p/>
          </table:table-cell>
          <table:table-cell table:style-name="ce27" table:formula="of:=IFERROR(INDEX([$'olah data'.$B$4:$'olah data'.$N$39];MATCH([.$A219];[$'olah data'.F$4:$'olah data'.F$39];0);2);&quot;&quot;)">
            <text:p/>
          </table:table-cell>
          <table:table-cell table:style-name="ce27" table:formula="of:=IFERROR(INDEX([$'olah data'.$B$4:$'olah data'.$N$39];MATCH([.$A219];[$'olah data'.G$4:$'olah data'.G$39];0);2);&quot;&quot;)">
            <text:p/>
          </table:table-cell>
          <table:table-cell table:style-name="ce27" table:formula="of:=IFERROR(INDEX([$'olah data'.$B$4:$'olah data'.$N$39];MATCH([.$A219];[$'olah data'.H$4:$'olah data'.H$39];0);2);&quot;&quot;)">
            <text:p/>
          </table:table-cell>
          <table:table-cell table:style-name="ce27" table:formula="of:=IFERROR(INDEX([$'olah data'.$B$4:$'olah data'.$N$39];MATCH([.$A219];[$'olah data'.I$4:$'olah data'.I$39];0);2);&quot;&quot;)">
            <text:p/>
          </table:table-cell>
          <table:table-cell table:style-name="ce27" table:formula="of:=IFERROR(INDEX([$'olah data'.$B$4:$'olah data'.$N$39];MATCH([.$A219];[$'olah data'.J$4:$'olah data'.J$39];0);2);&quot;&quot;)" office:value-type="string" office:string-value="Sentimentality (8 items)" calcext:value-type="string">
            <text:p>Sentimentality (8 items)</text:p>
          </table:table-cell>
          <table:table-cell table:style-name="ce27" table:formula="of:=IFERROR(INDEX([$'olah data'.$B$4:$'olah data'.$N$39];MATCH([.$A219];[$'olah data'.K$4:$'olah data'.K$39];0);2);&quot;&quot;)">
            <text:p/>
          </table:table-cell>
          <table:table-cell table:style-name="ce27" table:formula="of:=IFERROR(INDEX([$'olah data'.$B$4:$'olah data'.$N$39];MATCH([.$A219];[$'olah data'.L$4:$'olah data'.L$39];0);2);&quot;&quot;)">
            <text:p/>
          </table:table-cell>
          <table:table-cell table:style-name="ce27" table:formula="of:=IFERROR(INDEX([$'olah data'.$B$4:$'olah data'.$N$39];MATCH([.$A219];[$'olah data'.M$4:$'olah data'.M$39];0);2);&quot;&quot;)">
            <text:p/>
          </table:table-cell>
          <table:table-cell table:style-name="ce27" table:formula="of:=IFERROR(INDEX([$'olah data'.$B$4:$'olah data'.$N$39];MATCH([.$A219];[$'olah data'.N$4:$'olah data'.N$39];0);2);&quot;&quot;)">
            <text:p/>
          </table:table-cell>
          <table:table-cell table:style-name="ce27" table:formula="of:=CONCATENATE([.D219];[.E219];[.F219];[.G219];[.H219];[.I219];[.J219];[.K219];[.L219];[.M219];[.N219])" office:value-type="string" office:string-value="Sentimentality (8 items)" calcext:value-type="string">
            <text:p>Sentimentality (8 items)</text:p>
          </table:table-cell>
          <table:table-cell table:style-name="ce84" table:formula="of:=[$'View Input'.AF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9" calcext:value-type="float">
            <text:p>219</text:p>
          </table:table-cell>
          <table:table-cell table:style-name="ce64" office:value-type="float" office:value="3" calcext:value-type="float">
            <text:p>3</text:p>
          </table:table-cell>
          <table:table-cell table:style-name="ce98" table:formula="of:=IF([.R220]=&quot;&quot;;IF([.Q220]=&quot;R&quot;;VLOOKUP([.P220];[$'olah data'.$R$3:$'olah data'.$S$7];2);[.P220]);IF([.R220]=[.P220];[.P220];[.Q220]))" office:value-type="float" office:value="4" calcext:value-type="float">
            <text:p>4</text:p>
          </table:table-cell>
          <table:table-cell table:style-name="ce27" table:formula="of:=IFERROR(INDEX([$'olah data'.$B$4:$'olah data'.$N$39];MATCH([.$A220];[$'olah data'.D$4:$'olah data'.D$39];0);2);&quot;&quot;)">
            <text:p/>
          </table:table-cell>
          <table:table-cell table:style-name="ce27" table:formula="of:=IFERROR(INDEX([$'olah data'.$B$4:$'olah data'.$N$39];MATCH([.$A220];[$'olah data'.E$4:$'olah data'.E$39];0);2);&quot;&quot;)" office:value-type="string" office:string-value="Compassion vs. revengefulness (7 items)" calcext:value-type="string">
            <text:p>Compassion vs. revengefulness (7 items)</text:p>
          </table:table-cell>
          <table:table-cell table:style-name="ce27" table:formula="of:=IFERROR(INDEX([$'olah data'.$B$4:$'olah data'.$N$39];MATCH([.$A220];[$'olah data'.F$4:$'olah data'.F$39];0);2);&quot;&quot;)">
            <text:p/>
          </table:table-cell>
          <table:table-cell table:style-name="ce27" table:formula="of:=IFERROR(INDEX([$'olah data'.$B$4:$'olah data'.$N$39];MATCH([.$A220];[$'olah data'.G$4:$'olah data'.G$39];0);2);&quot;&quot;)">
            <text:p/>
          </table:table-cell>
          <table:table-cell table:style-name="ce27" table:formula="of:=IFERROR(INDEX([$'olah data'.$B$4:$'olah data'.$N$39];MATCH([.$A220];[$'olah data'.H$4:$'olah data'.H$39];0);2);&quot;&quot;)">
            <text:p/>
          </table:table-cell>
          <table:table-cell table:style-name="ce27" table:formula="of:=IFERROR(INDEX([$'olah data'.$B$4:$'olah data'.$N$39];MATCH([.$A220];[$'olah data'.I$4:$'olah data'.I$39];0);2);&quot;&quot;)">
            <text:p/>
          </table:table-cell>
          <table:table-cell table:style-name="ce27" table:formula="of:=IFERROR(INDEX([$'olah data'.$B$4:$'olah data'.$N$39];MATCH([.$A220];[$'olah data'.J$4:$'olah data'.J$39];0);2);&quot;&quot;)">
            <text:p/>
          </table:table-cell>
          <table:table-cell table:style-name="ce27" table:formula="of:=IFERROR(INDEX([$'olah data'.$B$4:$'olah data'.$N$39];MATCH([.$A220];[$'olah data'.K$4:$'olah data'.K$39];0);2);&quot;&quot;)">
            <text:p/>
          </table:table-cell>
          <table:table-cell table:style-name="ce27" table:formula="of:=IFERROR(INDEX([$'olah data'.$B$4:$'olah data'.$N$39];MATCH([.$A220];[$'olah data'.L$4:$'olah data'.L$39];0);2);&quot;&quot;)">
            <text:p/>
          </table:table-cell>
          <table:table-cell table:style-name="ce27" table:formula="of:=IFERROR(INDEX([$'olah data'.$B$4:$'olah data'.$N$39];MATCH([.$A220];[$'olah data'.M$4:$'olah data'.M$39];0);2);&quot;&quot;)">
            <text:p/>
          </table:table-cell>
          <table:table-cell table:style-name="ce27" table:formula="of:=IFERROR(INDEX([$'olah data'.$B$4:$'olah data'.$N$39];MATCH([.$A220];[$'olah data'.N$4:$'olah data'.N$39];0);2);&quot;&quot;)">
            <text:p/>
          </table:table-cell>
          <table:table-cell table:style-name="ce27" table:formula="of:=CONCATENATE([.D220];[.E220];[.F220];[.G220];[.H220];[.I220];[.J220];[.K220];[.L220];[.M220];[.N220])" office:value-type="string" office:string-value="Compassion vs. revengefulness (7 items)" calcext:value-type="string">
            <text:p>Compassion vs. revengefulness (7 items)</text:p>
          </table:table-cell>
          <table:table-cell table:style-name="ce84" table:formula="of:=[$'View Input'.AF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20" calcext:value-type="float">
            <text:p>220</text:p>
          </table:table-cell>
          <table:table-cell table:style-name="ce64" office:value-type="float" office:value="4" calcext:value-type="float">
            <text:p>4</text:p>
          </table:table-cell>
          <table:table-cell table:style-name="ce98" table:formula="of:=IF([.R221]=&quot;&quot;;IF([.Q221]=&quot;R&quot;;VLOOKUP([.P221];[$'olah data'.$R$3:$'olah data'.$S$7];2);[.P221]);IF([.R221]=[.P221];[.P221];[.Q221]))" office:value-type="float" office:value="4" calcext:value-type="float">
            <text:p>4</text:p>
          </table:table-cell>
          <table:table-cell table:style-name="ce27" table:formula="of:=IFERROR(INDEX([$'olah data'.$B$4:$'olah data'.$N$39];MATCH([.$A221];[$'olah data'.D$4:$'olah data'.D$39];0);2);&quot;&quot;)">
            <text:p/>
          </table:table-cell>
          <table:table-cell table:style-name="ce27" table:formula="of:=IFERROR(INDEX([$'olah data'.$B$4:$'olah data'.$N$39];MATCH([.$A221];[$'olah data'.E$4:$'olah data'.E$39];0);2);&quot;&quot;)">
            <text:p/>
          </table:table-cell>
          <table:table-cell table:style-name="ce27" table:formula="of:=IFERROR(INDEX([$'olah data'.$B$4:$'olah data'.$N$39];MATCH([.$A221];[$'olah data'.F$4:$'olah data'.F$39];0);2);&quot;&quot;)">
            <text:p/>
          </table:table-cell>
          <table:table-cell table:style-name="ce27" table:formula="of:=IFERROR(INDEX([$'olah data'.$B$4:$'olah data'.$N$39];MATCH([.$A221];[$'olah data'.G$4:$'olah data'.G$39];0);2);&quot;&quot;)" office:value-type="string" office:string-value="Enlightened second nature (11 items)" calcext:value-type="string">
            <text:p>Enlightened second nature (11 items)</text:p>
          </table:table-cell>
          <table:table-cell table:style-name="ce27" table:formula="of:=IFERROR(INDEX([$'olah data'.$B$4:$'olah data'.$N$39];MATCH([.$A221];[$'olah data'.H$4:$'olah data'.H$39];0);2);&quot;&quot;)">
            <text:p/>
          </table:table-cell>
          <table:table-cell table:style-name="ce27" table:formula="of:=IFERROR(INDEX([$'olah data'.$B$4:$'olah data'.$N$39];MATCH([.$A221];[$'olah data'.I$4:$'olah data'.I$39];0);2);&quot;&quot;)">
            <text:p/>
          </table:table-cell>
          <table:table-cell table:style-name="ce27" table:formula="of:=IFERROR(INDEX([$'olah data'.$B$4:$'olah data'.$N$39];MATCH([.$A221];[$'olah data'.J$4:$'olah data'.J$39];0);2);&quot;&quot;)">
            <text:p/>
          </table:table-cell>
          <table:table-cell table:style-name="ce27" table:formula="of:=IFERROR(INDEX([$'olah data'.$B$4:$'olah data'.$N$39];MATCH([.$A221];[$'olah data'.K$4:$'olah data'.K$39];0);2);&quot;&quot;)">
            <text:p/>
          </table:table-cell>
          <table:table-cell table:style-name="ce27" table:formula="of:=IFERROR(INDEX([$'olah data'.$B$4:$'olah data'.$N$39];MATCH([.$A221];[$'olah data'.L$4:$'olah data'.L$39];0);2);&quot;&quot;)">
            <text:p/>
          </table:table-cell>
          <table:table-cell table:style-name="ce27" table:formula="of:=IFERROR(INDEX([$'olah data'.$B$4:$'olah data'.$N$39];MATCH([.$A221];[$'olah data'.M$4:$'olah data'.M$39];0);2);&quot;&quot;)">
            <text:p/>
          </table:table-cell>
          <table:table-cell table:style-name="ce27" table:formula="of:=IFERROR(INDEX([$'olah data'.$B$4:$'olah data'.$N$39];MATCH([.$A221];[$'olah data'.N$4:$'olah data'.N$39];0);2);&quot;&quot;)">
            <text:p/>
          </table:table-cell>
          <table:table-cell table:style-name="ce27" table:formula="of:=CONCATENATE([.D221];[.E221];[.F221];[.G221];[.H221];[.I221];[.J221];[.K221];[.L221];[.M221];[.N221])" office:value-type="string" office:string-value="Enlightened second nature (11 items)" calcext:value-type="string">
            <text:p>Enlightened second nature (11 items)</text:p>
          </table:table-cell>
          <table:table-cell table:style-name="ce84" table:formula="of:=[$'View Input'.AF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21" calcext:value-type="float">
            <text:p>221</text:p>
          </table:table-cell>
          <table:table-cell table:style-name="ce64" office:value-type="float" office:value="2" calcext:value-type="float">
            <text:p>2</text:p>
          </table:table-cell>
          <table:table-cell table:style-name="ce98" table:formula="of:=IF([.R222]=&quot;&quot;;IF([.Q222]=&quot;R&quot;;VLOOKUP([.P222];[$'olah data'.$R$3:$'olah data'.$S$7];2);[.P222]);IF([.R222]=[.P222];[.P222];[.Q222]))" office:value-type="float" office:value="4" calcext:value-type="float">
            <text:p>4</text:p>
          </table:table-cell>
          <table:table-cell table:style-name="ce27" table:formula="of:=IFERROR(INDEX([$'olah data'.$B$4:$'olah data'.$N$39];MATCH([.$A222];[$'olah data'.D$4:$'olah data'.D$39];0);2);&quot;&quot;)">
            <text:p/>
          </table:table-cell>
          <table:table-cell table:style-name="ce27" table:formula="of:=IFERROR(INDEX([$'olah data'.$B$4:$'olah data'.$N$39];MATCH([.$A222];[$'olah data'.E$4:$'olah data'.E$39];0);2);&quot;&quot;)">
            <text:p/>
          </table:table-cell>
          <table:table-cell table:style-name="ce27" table:formula="of:=IFERROR(INDEX([$'olah data'.$B$4:$'olah data'.$N$39];MATCH([.$A222];[$'olah data'.F$4:$'olah data'.F$39];0);2);&quot;&quot;)">
            <text:p/>
          </table:table-cell>
          <table:table-cell table:style-name="ce27" table:formula="of:=IFERROR(INDEX([$'olah data'.$B$4:$'olah data'.$N$39];MATCH([.$A222];[$'olah data'.G$4:$'olah data'.G$39];0);2);&quot;&quot;)">
            <text:p/>
          </table:table-cell>
          <table:table-cell table:style-name="ce27" table:formula="of:=IFERROR(INDEX([$'olah data'.$B$4:$'olah data'.$N$39];MATCH([.$A222];[$'olah data'.H$4:$'olah data'.H$39];0);2);&quot;&quot;)" office:value-type="string" office:string-value="Resourcefulness (5 items)" calcext:value-type="string">
            <text:p>Resourcefulness (5 items)</text:p>
          </table:table-cell>
          <table:table-cell table:style-name="ce27" table:formula="of:=IFERROR(INDEX([$'olah data'.$B$4:$'olah data'.$N$39];MATCH([.$A222];[$'olah data'.I$4:$'olah data'.I$39];0);2);&quot;&quot;)">
            <text:p/>
          </table:table-cell>
          <table:table-cell table:style-name="ce27" table:formula="of:=IFERROR(INDEX([$'olah data'.$B$4:$'olah data'.$N$39];MATCH([.$A222];[$'olah data'.J$4:$'olah data'.J$39];0);2);&quot;&quot;)">
            <text:p/>
          </table:table-cell>
          <table:table-cell table:style-name="ce27" table:formula="of:=IFERROR(INDEX([$'olah data'.$B$4:$'olah data'.$N$39];MATCH([.$A222];[$'olah data'.K$4:$'olah data'.K$39];0);2);&quot;&quot;)">
            <text:p/>
          </table:table-cell>
          <table:table-cell table:style-name="ce27" table:formula="of:=IFERROR(INDEX([$'olah data'.$B$4:$'olah data'.$N$39];MATCH([.$A222];[$'olah data'.L$4:$'olah data'.L$39];0);2);&quot;&quot;)">
            <text:p/>
          </table:table-cell>
          <table:table-cell table:style-name="ce27" table:formula="of:=IFERROR(INDEX([$'olah data'.$B$4:$'olah data'.$N$39];MATCH([.$A222];[$'olah data'.M$4:$'olah data'.M$39];0);2);&quot;&quot;)">
            <text:p/>
          </table:table-cell>
          <table:table-cell table:style-name="ce27" table:formula="of:=IFERROR(INDEX([$'olah data'.$B$4:$'olah data'.$N$39];MATCH([.$A222];[$'olah data'.N$4:$'olah data'.N$39];0);2);&quot;&quot;)">
            <text:p/>
          </table:table-cell>
          <table:table-cell table:style-name="ce27" table:formula="of:=CONCATENATE([.D222];[.E222];[.F222];[.G222];[.H222];[.I222];[.J222];[.K222];[.L222];[.M222];[.N222])" office:value-type="string" office:string-value="Resourcefulness (5 items)" calcext:value-type="string">
            <text:p>Resourcefulness (5 items)</text:p>
          </table:table-cell>
          <table:table-cell table:style-name="ce84" table:formula="of:=[$'View Input'.AI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2" calcext:value-type="float">
            <text:p>222</text:p>
          </table:table-cell>
          <table:table-cell table:style-name="ce64" office:value-type="float" office:value="2" calcext:value-type="float">
            <text:p>2</text:p>
          </table:table-cell>
          <table:table-cell table:style-name="ce98" table:formula="of:=IF([.R223]=&quot;&quot;;IF([.Q223]=&quot;R&quot;;VLOOKUP([.P223];[$'olah data'.$R$3:$'olah data'.$S$7];2);[.P223]);IF([.R223]=[.P223];[.P223];[.Q223]))" office:value-type="float" office:value="5" calcext:value-type="float">
            <text:p>5</text:p>
          </table:table-cell>
          <table:table-cell table:style-name="ce27" table:formula="of:=IFERROR(INDEX([$'olah data'.$B$4:$'olah data'.$N$39];MATCH([.$A223];[$'olah data'.D$4:$'olah data'.D$39];0);2);&quot;&quot;)">
            <text:p/>
          </table:table-cell>
          <table:table-cell table:style-name="ce27" table:formula="of:=IFERROR(INDEX([$'olah data'.$B$4:$'olah data'.$N$39];MATCH([.$A223];[$'olah data'.E$4:$'olah data'.E$39];0);2);&quot;&quot;)">
            <text:p/>
          </table:table-cell>
          <table:table-cell table:style-name="ce27" table:formula="of:=IFERROR(INDEX([$'olah data'.$B$4:$'olah data'.$N$39];MATCH([.$A223];[$'olah data'.F$4:$'olah data'.F$39];0);2);&quot;&quot;)">
            <text:p/>
          </table:table-cell>
          <table:table-cell table:style-name="ce27" table:formula="of:=IFERROR(INDEX([$'olah data'.$B$4:$'olah data'.$N$39];MATCH([.$A223];[$'olah data'.G$4:$'olah data'.G$39];0);2);&quot;&quot;)" office:value-type="string" office:string-value="Extravagance v. reserve (9 items)" calcext:value-type="string">
            <text:p>Extravagance v. reserve (9 items)</text:p>
          </table:table-cell>
          <table:table-cell table:style-name="ce27" table:formula="of:=IFERROR(INDEX([$'olah data'.$B$4:$'olah data'.$N$39];MATCH([.$A223];[$'olah data'.H$4:$'olah data'.H$39];0);2);&quot;&quot;)">
            <text:p/>
          </table:table-cell>
          <table:table-cell table:style-name="ce27" table:formula="of:=IFERROR(INDEX([$'olah data'.$B$4:$'olah data'.$N$39];MATCH([.$A223];[$'olah data'.I$4:$'olah data'.I$39];0);2);&quot;&quot;)">
            <text:p/>
          </table:table-cell>
          <table:table-cell table:style-name="ce27" table:formula="of:=IFERROR(INDEX([$'olah data'.$B$4:$'olah data'.$N$39];MATCH([.$A223];[$'olah data'.J$4:$'olah data'.J$39];0);2);&quot;&quot;)">
            <text:p/>
          </table:table-cell>
          <table:table-cell table:style-name="ce27" table:formula="of:=IFERROR(INDEX([$'olah data'.$B$4:$'olah data'.$N$39];MATCH([.$A223];[$'olah data'.K$4:$'olah data'.K$39];0);2);&quot;&quot;)">
            <text:p/>
          </table:table-cell>
          <table:table-cell table:style-name="ce27" table:formula="of:=IFERROR(INDEX([$'olah data'.$B$4:$'olah data'.$N$39];MATCH([.$A223];[$'olah data'.L$4:$'olah data'.L$39];0);2);&quot;&quot;)">
            <text:p/>
          </table:table-cell>
          <table:table-cell table:style-name="ce27" table:formula="of:=IFERROR(INDEX([$'olah data'.$B$4:$'olah data'.$N$39];MATCH([.$A223];[$'olah data'.M$4:$'olah data'.M$39];0);2);&quot;&quot;)">
            <text:p/>
          </table:table-cell>
          <table:table-cell table:style-name="ce27" table:formula="of:=IFERROR(INDEX([$'olah data'.$B$4:$'olah data'.$N$39];MATCH([.$A223];[$'olah data'.N$4:$'olah data'.N$39];0);2);&quot;&quot;)">
            <text:p/>
          </table:table-cell>
          <table:table-cell table:style-name="ce27" table:formula="of:=CONCATENATE([.D223];[.E223];[.F223];[.G223];[.H223];[.I223];[.J223];[.K223];[.L223];[.M223];[.N223])" office:value-type="string" office:string-value="Extravagance v. reserve (9 items)" calcext:value-type="string">
            <text:p>Extravagance v. reserve (9 items)</text:p>
          </table:table-cell>
          <table:table-cell table:style-name="ce84" table:formula="of:=[$'View Input'.AI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23" calcext:value-type="float">
            <text:p>223</text:p>
          </table:table-cell>
          <table:table-cell table:style-name="ce64" office:value-type="float" office:value="1" calcext:value-type="float">
            <text:p>1</text:p>
          </table:table-cell>
          <table:table-cell table:style-name="ce98" table:formula="of:=IF([.R224]=&quot;&quot;;IF([.Q224]=&quot;R&quot;;VLOOKUP([.P224];[$'olah data'.$R$3:$'olah data'.$S$7];2);[.P224]);IF([.R224]=[.P224];[.P224];[.Q224]))" office:value-type="float" office:value="3" calcext:value-type="float">
            <text:p>3</text:p>
          </table:table-cell>
          <table:table-cell table:style-name="ce27" table:formula="of:=IFERROR(INDEX([$'olah data'.$B$4:$'olah data'.$N$39];MATCH([.$A224];[$'olah data'.D$4:$'olah data'.D$39];0);2);&quot;&quot;)">
            <text:p/>
          </table:table-cell>
          <table:table-cell table:style-name="ce27" table:formula="of:=IFERROR(INDEX([$'olah data'.$B$4:$'olah data'.$N$39];MATCH([.$A224];[$'olah data'.E$4:$'olah data'.E$39];0);2);&quot;&quot;)">
            <text:p/>
          </table:table-cell>
          <table:table-cell table:style-name="ce27" table:formula="of:=IFERROR(INDEX([$'olah data'.$B$4:$'olah data'.$N$39];MATCH([.$A224];[$'olah data'.F$4:$'olah data'.F$39];0);2);&quot;&quot;)">
            <text:p/>
          </table:table-cell>
          <table:table-cell table:style-name="ce27" table:formula="of:=IFERROR(INDEX([$'olah data'.$B$4:$'olah data'.$N$39];MATCH([.$A224];[$'olah data'.G$4:$'olah data'.G$39];0);2);&quot;&quot;)">
            <text:p/>
          </table:table-cell>
          <table:table-cell table:style-name="ce27" table:formula="of:=IFERROR(INDEX([$'olah data'.$B$4:$'olah data'.$N$39];MATCH([.$A224];[$'olah data'.H$4:$'olah data'.H$39];0);2);&quot;&quot;)">
            <text:p/>
          </table:table-cell>
          <table:table-cell table:style-name="ce27" table:formula="of:=IFERROR(INDEX([$'olah data'.$B$4:$'olah data'.$N$39];MATCH([.$A224];[$'olah data'.I$4:$'olah data'.I$39];0);2);&quot;&quot;)">
            <text:p/>
          </table:table-cell>
          <table:table-cell table:style-name="ce27" table:formula="of:=IFERROR(INDEX([$'olah data'.$B$4:$'olah data'.$N$39];MATCH([.$A224];[$'olah data'.J$4:$'olah data'.J$39];0);2);&quot;&quot;)">
            <text:p/>
          </table:table-cell>
          <table:table-cell table:style-name="ce27" table:formula="of:=IFERROR(INDEX([$'olah data'.$B$4:$'olah data'.$N$39];MATCH([.$A224];[$'olah data'.K$4:$'olah data'.K$39];0);2);&quot;&quot;)">
            <text:p/>
          </table:table-cell>
          <table:table-cell table:style-name="ce27" table:formula="of:=IFERROR(INDEX([$'olah data'.$B$4:$'olah data'.$N$39];MATCH([.$A224];[$'olah data'.L$4:$'olah data'.L$39];0);2);&quot;&quot;)">
            <text:p/>
          </table:table-cell>
          <table:table-cell table:style-name="ce27" table:formula="of:=IFERROR(INDEX([$'olah data'.$B$4:$'olah data'.$N$39];MATCH([.$A224];[$'olah data'.M$4:$'olah data'.M$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24];[$'olah data'.N$4:$'olah data'.N$39];0);2);&quot;&quot;)">
            <text:p/>
          </table:table-cell>
          <table:table-cell table:style-name="ce27" table:formula="of:=CONCATENATE([.D224];[.E224];[.F224];[.G224];[.H224];[.I224];[.J224];[.K224];[.L224];[.M224];[.N224])" office:value-type="string" office:string-value="Self-forgetful vs. self-conscious experience (10 items)" calcext:value-type="string">
            <text:p>Self-forgetful vs. self-conscious experience (10 items)</text:p>
          </table:table-cell>
          <table:table-cell table:style-name="ce84" table:formula="of:=[$'View Input'.AI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24" calcext:value-type="float">
            <text:p>224</text:p>
          </table:table-cell>
          <table:table-cell table:style-name="ce64" office:value-type="float" office:value="1" calcext:value-type="float">
            <text:p>1</text:p>
          </table:table-cell>
          <table:table-cell table:style-name="ce98" table:formula="of:=IF([.R225]=&quot;&quot;;IF([.Q225]=&quot;R&quot;;VLOOKUP([.P225];[$'olah data'.$R$3:$'olah data'.$S$7];2);[.P225]);IF([.R225]=[.P225];[.P225];[.Q225]))" office:value-type="float" office:value="1" calcext:value-type="float">
            <text:p>1</text:p>
          </table:table-cell>
          <table:table-cell table:style-name="ce27" table:formula="of:=IFERROR(INDEX([$'olah data'.$B$4:$'olah data'.$N$39];MATCH([.$A225];[$'olah data'.D$4:$'olah data'.D$39];0);2);&quot;&quot;)">
            <text:p/>
          </table:table-cell>
          <table:table-cell table:style-name="ce27" table:formula="of:=IFERROR(INDEX([$'olah data'.$B$4:$'olah data'.$N$39];MATCH([.$A225];[$'olah data'.E$4:$'olah data'.E$39];0);2);&quot;&quot;)">
            <text:p/>
          </table:table-cell>
          <table:table-cell table:style-name="ce27" table:formula="of:=IFERROR(INDEX([$'olah data'.$B$4:$'olah data'.$N$39];MATCH([.$A225];[$'olah data'.F$4:$'olah data'.F$39];0);2);&quot;&quot;)">
            <text:p/>
          </table:table-cell>
          <table:table-cell table:style-name="ce27" table:formula="of:=IFERROR(INDEX([$'olah data'.$B$4:$'olah data'.$N$39];MATCH([.$A225];[$'olah data'.G$4:$'olah data'.G$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25];[$'olah data'.H$4:$'olah data'.H$39];0);2);&quot;&quot;)">
            <text:p/>
          </table:table-cell>
          <table:table-cell table:style-name="ce27" table:formula="of:=IFERROR(INDEX([$'olah data'.$B$4:$'olah data'.$N$39];MATCH([.$A225];[$'olah data'.I$4:$'olah data'.I$39];0);2);&quot;&quot;)">
            <text:p/>
          </table:table-cell>
          <table:table-cell table:style-name="ce27" table:formula="of:=IFERROR(INDEX([$'olah data'.$B$4:$'olah data'.$N$39];MATCH([.$A225];[$'olah data'.J$4:$'olah data'.J$39];0);2);&quot;&quot;)">
            <text:p/>
          </table:table-cell>
          <table:table-cell table:style-name="ce27" table:formula="of:=IFERROR(INDEX([$'olah data'.$B$4:$'olah data'.$N$39];MATCH([.$A225];[$'olah data'.K$4:$'olah data'.K$39];0);2);&quot;&quot;)">
            <text:p/>
          </table:table-cell>
          <table:table-cell table:style-name="ce27" table:formula="of:=IFERROR(INDEX([$'olah data'.$B$4:$'olah data'.$N$39];MATCH([.$A225];[$'olah data'.L$4:$'olah data'.L$39];0);2);&quot;&quot;)">
            <text:p/>
          </table:table-cell>
          <table:table-cell table:style-name="ce27" table:formula="of:=IFERROR(INDEX([$'olah data'.$B$4:$'olah data'.$N$39];MATCH([.$A225];[$'olah data'.M$4:$'olah data'.M$39];0);2);&quot;&quot;)">
            <text:p/>
          </table:table-cell>
          <table:table-cell table:style-name="ce27" table:formula="of:=IFERROR(INDEX([$'olah data'.$B$4:$'olah data'.$N$39];MATCH([.$A225];[$'olah data'.N$4:$'olah data'.N$39];0);2);&quot;&quot;)">
            <text:p/>
          </table:table-cell>
          <table:table-cell table:style-name="ce27" table:formula="of:=CONCATENATE([.D225];[.E225];[.F225];[.G225];[.H225];[.I225];[.J225];[.K225];[.L225];[.M225];[.N225])" office:value-type="string" office:string-value="Social acceptance vs. social intolerance (8 items)" calcext:value-type="string">
            <text:p>Social acceptance vs. social intolerance (8 items)</text:p>
          </table:table-cell>
          <table:table-cell table:style-name="ce84" table:formula="of:=[$'View Input'.AI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25" calcext:value-type="float">
            <text:p>225</text:p>
          </table:table-cell>
          <table:table-cell table:style-name="ce64" office:value-type="float" office:value="2" calcext:value-type="float">
            <text:p>2</text:p>
          </table:table-cell>
          <table:table-cell table:style-name="ce98" table:formula="of:=IF([.R226]=&quot;&quot;;IF([.Q226]=&quot;R&quot;;VLOOKUP([.P226];[$'olah data'.$R$3:$'olah data'.$S$7];2);[.P226]);IF([.R226]=[.P226];[.P226];[.Q226]))" office:value-type="float" office:value="5" calcext:value-type="float">
            <text:p>5</text:p>
          </table:table-cell>
          <table:table-cell table:style-name="ce27" table:formula="of:=IFERROR(INDEX([$'olah data'.$B$4:$'olah data'.$N$39];MATCH([.$A226];[$'olah data'.D$4:$'olah data'.D$39];0);2);&quot;&quot;)">
            <text:p/>
          </table:table-cell>
          <table:table-cell table:style-name="ce27" table:formula="of:=IFERROR(INDEX([$'olah data'.$B$4:$'olah data'.$N$39];MATCH([.$A226];[$'olah data'.E$4:$'olah data'.E$39];0);2);&quot;&quot;)">
            <text:p/>
          </table:table-cell>
          <table:table-cell table:style-name="ce27" table:formula="of:=IFERROR(INDEX([$'olah data'.$B$4:$'olah data'.$N$39];MATCH([.$A226];[$'olah data'.F$4:$'olah data'.F$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226];[$'olah data'.G$4:$'olah data'.G$39];0);2);&quot;&quot;)">
            <text:p/>
          </table:table-cell>
          <table:table-cell table:style-name="ce27" table:formula="of:=IFERROR(INDEX([$'olah data'.$B$4:$'olah data'.$N$39];MATCH([.$A226];[$'olah data'.H$4:$'olah data'.H$39];0);2);&quot;&quot;)">
            <text:p/>
          </table:table-cell>
          <table:table-cell table:style-name="ce27" table:formula="of:=IFERROR(INDEX([$'olah data'.$B$4:$'olah data'.$N$39];MATCH([.$A226];[$'olah data'.I$4:$'olah data'.I$39];0);2);&quot;&quot;)">
            <text:p/>
          </table:table-cell>
          <table:table-cell table:style-name="ce27" table:formula="of:=IFERROR(INDEX([$'olah data'.$B$4:$'olah data'.$N$39];MATCH([.$A226];[$'olah data'.J$4:$'olah data'.J$39];0);2);&quot;&quot;)">
            <text:p/>
          </table:table-cell>
          <table:table-cell table:style-name="ce27" table:formula="of:=IFERROR(INDEX([$'olah data'.$B$4:$'olah data'.$N$39];MATCH([.$A226];[$'olah data'.K$4:$'olah data'.K$39];0);2);&quot;&quot;)">
            <text:p/>
          </table:table-cell>
          <table:table-cell table:style-name="ce27" table:formula="of:=IFERROR(INDEX([$'olah data'.$B$4:$'olah data'.$N$39];MATCH([.$A226];[$'olah data'.L$4:$'olah data'.L$39];0);2);&quot;&quot;)">
            <text:p/>
          </table:table-cell>
          <table:table-cell table:style-name="ce27" table:formula="of:=IFERROR(INDEX([$'olah data'.$B$4:$'olah data'.$N$39];MATCH([.$A226];[$'olah data'.M$4:$'olah data'.M$39];0);2);&quot;&quot;)">
            <text:p/>
          </table:table-cell>
          <table:table-cell table:style-name="ce27" table:formula="of:=IFERROR(INDEX([$'olah data'.$B$4:$'olah data'.$N$39];MATCH([.$A226];[$'olah data'.N$4:$'olah data'.N$39];0);2);&quot;&quot;)">
            <text:p/>
          </table:table-cell>
          <table:table-cell table:style-name="ce27" table:formula="of:=CONCATENATE([.D226];[.E226];[.F226];[.G226];[.H226];[.I226];[.J226];[.K226];[.L226];[.M226];[.N226])" office:value-type="string" office:string-value="Purposefulness vs. lack of goal direction (6 items)" calcext:value-type="string">
            <text:p>Purposefulness vs. lack of goal direction (6 items)</text:p>
          </table:table-cell>
          <table:table-cell table:style-name="ce84" table:formula="of:=[$'View Input'.AI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26" calcext:value-type="float">
            <text:p>226</text:p>
          </table:table-cell>
          <table:table-cell table:style-name="ce64" office:value-type="float" office:value="5" calcext:value-type="float">
            <text:p>5</text:p>
          </table:table-cell>
          <table:table-cell table:style-name="ce98" table:formula="of:=IF([.R227]=&quot;&quot;;IF([.Q227]=&quot;R&quot;;VLOOKUP([.P227];[$'olah data'.$R$3:$'olah data'.$S$7];2);[.P227]);IF([.R227]=[.P227];[.P227];[.Q227]))" office:value-type="float" office:value="5" calcext:value-type="float">
            <text:p>5</text:p>
          </table:table-cell>
          <table:table-cell table:style-name="ce27" table:formula="of:=IFERROR(INDEX([$'olah data'.$B$4:$'olah data'.$N$39];MATCH([.$A227];[$'olah data'.D$4:$'olah data'.D$39];0);2);&quot;&quot;)">
            <text:p/>
          </table:table-cell>
          <table:table-cell table:style-name="ce27" table:formula="of:=IFERROR(INDEX([$'olah data'.$B$4:$'olah data'.$N$39];MATCH([.$A227];[$'olah data'.E$4:$'olah data'.E$39];0);2);&quot;&quot;)">
            <text:p/>
          </table:table-cell>
          <table:table-cell table:style-name="ce27" table:formula="of:=IFERROR(INDEX([$'olah data'.$B$4:$'olah data'.$N$39];MATCH([.$A227];[$'olah data'.F$4:$'olah data'.F$39];0);2);&quot;&quot;)">
            <text:p/>
          </table:table-cell>
          <table:table-cell table:style-name="ce27" table:formula="of:=IFERROR(INDEX([$'olah data'.$B$4:$'olah data'.$N$39];MATCH([.$A227];[$'olah data'.G$4:$'olah data'.G$39];0);2);&quot;&quot;)">
            <text:p/>
          </table:table-cell>
          <table:table-cell table:style-name="ce27" table:formula="of:=IFERROR(INDEX([$'olah data'.$B$4:$'olah data'.$N$39];MATCH([.$A227];[$'olah data'.H$4:$'olah data'.H$39];0);2);&quot;&quot;)">
            <text:p/>
          </table:table-cell>
          <table:table-cell table:style-name="ce27" table:formula="of:=IFERROR(INDEX([$'olah data'.$B$4:$'olah data'.$N$39];MATCH([.$A227];[$'olah data'.I$4:$'olah data'.I$39];0);2);&quot;&quot;)">
            <text:p/>
          </table:table-cell>
          <table:table-cell table:style-name="ce27" table:formula="of:=IFERROR(INDEX([$'olah data'.$B$4:$'olah data'.$N$39];MATCH([.$A227];[$'olah data'.J$4:$'olah data'.J$39];0);2);&quot;&quot;)">
            <text:p/>
          </table:table-cell>
          <table:table-cell table:style-name="ce27" table:formula="of:=IFERROR(INDEX([$'olah data'.$B$4:$'olah data'.$N$39];MATCH([.$A227];[$'olah data'.K$4:$'olah data'.K$39];0);2);&quot;&quot;)" office:value-type="string" office:string-value="Helpfulness vs. unhelpfulness (8 items)" calcext:value-type="string">
            <text:p>Helpfulness vs. unhelpfulness (8 items)</text:p>
          </table:table-cell>
          <table:table-cell table:style-name="ce27" table:formula="of:=IFERROR(INDEX([$'olah data'.$B$4:$'olah data'.$N$39];MATCH([.$A227];[$'olah data'.L$4:$'olah data'.L$39];0);2);&quot;&quot;)">
            <text:p/>
          </table:table-cell>
          <table:table-cell table:style-name="ce27" table:formula="of:=IFERROR(INDEX([$'olah data'.$B$4:$'olah data'.$N$39];MATCH([.$A227];[$'olah data'.M$4:$'olah data'.M$39];0);2);&quot;&quot;)">
            <text:p/>
          </table:table-cell>
          <table:table-cell table:style-name="ce27" table:formula="of:=IFERROR(INDEX([$'olah data'.$B$4:$'olah data'.$N$39];MATCH([.$A227];[$'olah data'.N$4:$'olah data'.N$39];0);2);&quot;&quot;)">
            <text:p/>
          </table:table-cell>
          <table:table-cell table:style-name="ce27" table:formula="of:=CONCATENATE([.D227];[.E227];[.F227];[.G227];[.H227];[.I227];[.J227];[.K227];[.L227];[.M227];[.N227])" office:value-type="string" office:string-value="Helpfulness vs. unhelpfulness (8 items)" calcext:value-type="string">
            <text:p>Helpfulness vs. unhelpfulness (8 items)</text:p>
          </table:table-cell>
          <table:table-cell table:style-name="ce84" table:formula="of:=[$'View Input'.AI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7" calcext:value-type="float">
            <text:p>227</text:p>
          </table:table-cell>
          <table:table-cell table:style-name="ce64" office:value-type="float" office:value="4" calcext:value-type="float">
            <text:p>4</text:p>
          </table:table-cell>
          <table:table-cell table:style-name="ce98" table:formula="of:=IF([.R228]=&quot;&quot;;IF([.Q228]=&quot;R&quot;;VLOOKUP([.P228];[$'olah data'.$R$3:$'olah data'.$S$7];2);[.P228]);IF([.R228]=[.P228];[.P228];[.Q228]))" office:value-type="float" office:value="2" calcext:value-type="float">
            <text:p>2</text:p>
          </table:table-cell>
          <table:table-cell table:style-name="ce27" table:formula="of:=IFERROR(INDEX([$'olah data'.$B$4:$'olah data'.$N$39];MATCH([.$A228];[$'olah data'.D$4:$'olah data'.D$39];0);2);&quot;&quot;)">
            <text:p/>
          </table:table-cell>
          <table:table-cell table:style-name="ce27" table:formula="of:=IFERROR(INDEX([$'olah data'.$B$4:$'olah data'.$N$39];MATCH([.$A228];[$'olah data'.E$4:$'olah data'.E$39];0);2);&quot;&quot;)">
            <text:p/>
          </table:table-cell>
          <table:table-cell table:style-name="ce27" table:formula="of:=IFERROR(INDEX([$'olah data'.$B$4:$'olah data'.$N$39];MATCH([.$A228];[$'olah data'.F$4:$'olah data'.F$39];0);2);&quot;&quot;)">
            <text:p/>
          </table:table-cell>
          <table:table-cell table:style-name="ce27" table:formula="of:=IFERROR(INDEX([$'olah data'.$B$4:$'olah data'.$N$39];MATCH([.$A228];[$'olah data'.G$4:$'olah data'.G$39];0);2);&quot;&quot;)">
            <text:p/>
          </table:table-cell>
          <table:table-cell table:style-name="ce27" table:formula="of:=IFERROR(INDEX([$'olah data'.$B$4:$'olah data'.$N$39];MATCH([.$A228];[$'olah data'.H$4:$'olah data'.H$39];0);2);&quot;&quot;)">
            <text:p/>
          </table:table-cell>
          <table:table-cell table:style-name="ce27" table:formula="of:=IFERROR(INDEX([$'olah data'.$B$4:$'olah data'.$N$39];MATCH([.$A228];[$'olah data'.I$4:$'olah data'.I$39];0);2);&quot;&quot;)">
            <text:p/>
          </table:table-cell>
          <table:table-cell table:style-name="ce27" table:formula="of:=IFERROR(INDEX([$'olah data'.$B$4:$'olah data'.$N$39];MATCH([.$A228];[$'olah data'.J$4:$'olah data'.J$39];0);2);&quot;&quot;)">
            <text:p/>
          </table:table-cell>
          <table:table-cell table:style-name="ce27" table:formula="of:=IFERROR(INDEX([$'olah data'.$B$4:$'olah data'.$N$39];MATCH([.$A228];[$'olah data'.K$4:$'olah data'.K$39];0);2);&quot;&quot;)">
            <text:p/>
          </table:table-cell>
          <table:table-cell table:style-name="ce27" table:formula="of:=IFERROR(INDEX([$'olah data'.$B$4:$'olah data'.$N$39];MATCH([.$A228];[$'olah data'.L$4:$'olah data'.L$39];0);2);&quot;&quot;)" office:value-type="string" office:string-value="Self-acceptance vs. self-striving (10 items)" calcext:value-type="string">
            <text:p>Self-acceptance vs. self-striving (10 items)</text:p>
          </table:table-cell>
          <table:table-cell table:style-name="ce27" table:formula="of:=IFERROR(INDEX([$'olah data'.$B$4:$'olah data'.$N$39];MATCH([.$A228];[$'olah data'.M$4:$'olah data'.M$39];0);2);&quot;&quot;)">
            <text:p/>
          </table:table-cell>
          <table:table-cell table:style-name="ce27" table:formula="of:=IFERROR(INDEX([$'olah data'.$B$4:$'olah data'.$N$39];MATCH([.$A228];[$'olah data'.N$4:$'olah data'.N$39];0);2);&quot;&quot;)">
            <text:p/>
          </table:table-cell>
          <table:table-cell table:style-name="ce27" table:formula="of:=CONCATENATE([.D228];[.E228];[.F228];[.G228];[.H228];[.I228];[.J228];[.K228];[.L228];[.M228];[.N228])" office:value-type="string" office:string-value="Self-acceptance vs. self-striving (10 items)" calcext:value-type="string">
            <text:p>Self-acceptance vs. self-striving (10 items)</text:p>
          </table:table-cell>
          <table:table-cell table:style-name="ce84" table:formula="of:=[$'View Input'.AI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8" calcext:value-type="float">
            <text:p>228</text:p>
          </table:table-cell>
          <table:table-cell table:style-name="ce64" office:value-type="float" office:value="1" calcext:value-type="float">
            <text:p>1</text:p>
          </table:table-cell>
          <table:table-cell table:style-name="ce98" table:formula="of:=IF([.R229]=&quot;&quot;;IF([.Q229]=&quot;R&quot;;VLOOKUP([.P229];[$'olah data'.$R$3:$'olah data'.$S$7];2);[.P229]);IF([.R229]=[.P229];[.P229];[.Q229]))" office:value-type="float" office:value="3" calcext:value-type="float">
            <text:p>3</text:p>
          </table:table-cell>
          <table:table-cell table:style-name="ce27" table:formula="of:=IFERROR(INDEX([$'olah data'.$B$4:$'olah data'.$N$39];MATCH([.$A229];[$'olah data'.D$4:$'olah data'.D$39];0);2);&quot;&quot;)">
            <text:p/>
          </table:table-cell>
          <table:table-cell table:style-name="ce27" table:formula="of:=IFERROR(INDEX([$'olah data'.$B$4:$'olah data'.$N$39];MATCH([.$A229];[$'olah data'.E$4:$'olah data'.E$39];0);2);&quot;&quot;)">
            <text:p/>
          </table:table-cell>
          <table:table-cell table:style-name="ce27" table:formula="of:=IFERROR(INDEX([$'olah data'.$B$4:$'olah data'.$N$39];MATCH([.$A229];[$'olah data'.F$4:$'olah data'.F$39];0);2);&quot;&quot;)">
            <text:p/>
          </table:table-cell>
          <table:table-cell table:style-name="ce27" table:formula="of:=IFERROR(INDEX([$'olah data'.$B$4:$'olah data'.$N$39];MATCH([.$A229];[$'olah data'.G$4:$'olah data'.G$39];0);2);&quot;&quot;)">
            <text:p/>
          </table:table-cell>
          <table:table-cell table:style-name="ce27" table:formula="of:=IFERROR(INDEX([$'olah data'.$B$4:$'olah data'.$N$39];MATCH([.$A229];[$'olah data'.H$4:$'olah data'.H$39];0);2);&quot;&quot;)">
            <text:p/>
          </table:table-cell>
          <table:table-cell table:style-name="ce27" table:formula="of:=IFERROR(INDEX([$'olah data'.$B$4:$'olah data'.$N$39];MATCH([.$A229];[$'olah data'.I$4:$'olah data'.I$39];0);2);&quot;&quot;)">
            <text:p/>
          </table:table-cell>
          <table:table-cell table:style-name="ce27" table:formula="of:=IFERROR(INDEX([$'olah data'.$B$4:$'olah data'.$N$39];MATCH([.$A229];[$'olah data'.J$4:$'olah data'.J$39];0);2);&quot;&quot;)" office:value-type="string" office:string-value="Work hardened vs spoiled (8 items)" calcext:value-type="string">
            <text:p>Work hardened vs spoiled (8 items)</text:p>
          </table:table-cell>
          <table:table-cell table:style-name="ce27" table:formula="of:=IFERROR(INDEX([$'olah data'.$B$4:$'olah data'.$N$39];MATCH([.$A229];[$'olah data'.K$4:$'olah data'.K$39];0);2);&quot;&quot;)">
            <text:p/>
          </table:table-cell>
          <table:table-cell table:style-name="ce27" table:formula="of:=IFERROR(INDEX([$'olah data'.$B$4:$'olah data'.$N$39];MATCH([.$A229];[$'olah data'.L$4:$'olah data'.L$39];0);2);&quot;&quot;)">
            <text:p/>
          </table:table-cell>
          <table:table-cell table:style-name="ce27" table:formula="of:=IFERROR(INDEX([$'olah data'.$B$4:$'olah data'.$N$39];MATCH([.$A229];[$'olah data'.M$4:$'olah data'.M$39];0);2);&quot;&quot;)">
            <text:p/>
          </table:table-cell>
          <table:table-cell table:style-name="ce27" table:formula="of:=IFERROR(INDEX([$'olah data'.$B$4:$'olah data'.$N$39];MATCH([.$A229];[$'olah data'.N$4:$'olah data'.N$39];0);2);&quot;&quot;)">
            <text:p/>
          </table:table-cell>
          <table:table-cell table:style-name="ce27" table:formula="of:=CONCATENATE([.D229];[.E229];[.F229];[.G229];[.H229];[.I229];[.J229];[.K229];[.L229];[.M229];[.N229])" office:value-type="string" office:string-value="Work hardened vs spoiled (8 items)" calcext:value-type="string">
            <text:p>Work hardened vs spoiled (8 items)</text:p>
          </table:table-cell>
          <table:table-cell table:style-name="ce84" table:formula="of:=[$'View Input'.AI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29" calcext:value-type="float">
            <text:p>229</text:p>
          </table:table-cell>
          <table:table-cell table:style-name="ce64" office:value-type="float" office:value="4" calcext:value-type="float">
            <text:p>4</text:p>
          </table:table-cell>
          <table:table-cell table:style-name="ce98" table:formula="of:=IF([.R230]=&quot;&quot;;IF([.Q230]=&quot;R&quot;;VLOOKUP([.P230];[$'olah data'.$R$3:$'olah data'.$S$7];2);[.P230]);IF([.R230]=[.P230];[.P230];[.Q230]))" office:value-type="float" office:value="1" calcext:value-type="float">
            <text:p>1</text:p>
          </table:table-cell>
          <table:table-cell table:style-name="ce27" table:formula="of:=IFERROR(INDEX([$'olah data'.$B$4:$'olah data'.$N$39];MATCH([.$A230];[$'olah data'.D$4:$'olah data'.D$39];0);2);&quot;&quot;)">
            <text:p/>
          </table:table-cell>
          <table:table-cell table:style-name="ce27" table:formula="of:=IFERROR(INDEX([$'olah data'.$B$4:$'olah data'.$N$39];MATCH([.$A230];[$'olah data'.E$4:$'olah data'.E$39];0);2);&quot;&quot;)">
            <text:p/>
          </table:table-cell>
          <table:table-cell table:style-name="ce27" table:formula="of:=IFERROR(INDEX([$'olah data'.$B$4:$'olah data'.$N$39];MATCH([.$A230];[$'olah data'.F$4:$'olah data'.F$39];0);2);&quot;&quot;)">
            <text:p/>
          </table:table-cell>
          <table:table-cell table:style-name="ce27" table:formula="of:=IFERROR(INDEX([$'olah data'.$B$4:$'olah data'.$N$39];MATCH([.$A230];[$'olah data'.G$4:$'olah data'.G$39];0);2);&quot;&quot;)">
            <text:p/>
          </table:table-cell>
          <table:table-cell table:style-name="ce27" table:formula="of:=IFERROR(INDEX([$'olah data'.$B$4:$'olah data'.$N$39];MATCH([.$A230];[$'olah data'.H$4:$'olah data'.H$39];0);2);&quot;&quot;)">
            <text:p/>
          </table:table-cell>
          <table:table-cell table:style-name="ce27" table:formula="of:=IFERROR(INDEX([$'olah data'.$B$4:$'olah data'.$N$39];MATCH([.$A230];[$'olah data'.I$4:$'olah data'.I$39];0);2);&quot;&quot;)" office:value-type="string" office:string-value="Perfectionist vs pragmatist (8 items)" calcext:value-type="string">
            <text:p>Perfectionist vs pragmatist (8 items)</text:p>
          </table:table-cell>
          <table:table-cell table:style-name="ce27" table:formula="of:=IFERROR(INDEX([$'olah data'.$B$4:$'olah data'.$N$39];MATCH([.$A230];[$'olah data'.J$4:$'olah data'.J$39];0);2);&quot;&quot;)">
            <text:p/>
          </table:table-cell>
          <table:table-cell table:style-name="ce27" table:formula="of:=IFERROR(INDEX([$'olah data'.$B$4:$'olah data'.$N$39];MATCH([.$A230];[$'olah data'.K$4:$'olah data'.K$39];0);2);&quot;&quot;)">
            <text:p/>
          </table:table-cell>
          <table:table-cell table:style-name="ce27" table:formula="of:=IFERROR(INDEX([$'olah data'.$B$4:$'olah data'.$N$39];MATCH([.$A230];[$'olah data'.L$4:$'olah data'.L$39];0);2);&quot;&quot;)">
            <text:p/>
          </table:table-cell>
          <table:table-cell table:style-name="ce27" table:formula="of:=IFERROR(INDEX([$'olah data'.$B$4:$'olah data'.$N$39];MATCH([.$A230];[$'olah data'.M$4:$'olah data'.M$39];0);2);&quot;&quot;)">
            <text:p/>
          </table:table-cell>
          <table:table-cell table:style-name="ce27" table:formula="of:=IFERROR(INDEX([$'olah data'.$B$4:$'olah data'.$N$39];MATCH([.$A230];[$'olah data'.N$4:$'olah data'.N$39];0);2);&quot;&quot;)">
            <text:p/>
          </table:table-cell>
          <table:table-cell table:style-name="ce27" table:formula="of:=CONCATENATE([.D230];[.E230];[.F230];[.G230];[.H230];[.I230];[.J230];[.K230];[.L230];[.M230];[.N230])" office:value-type="string" office:string-value="Perfectionist vs pragmatist (8 items)" calcext:value-type="string">
            <text:p>Perfectionist vs pragmatist (8 items)</text:p>
          </table:table-cell>
          <table:table-cell table:style-name="ce84" table:formula="of:=[$'View Input'.AI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30" calcext:value-type="float">
            <text:p>230</text:p>
          </table:table-cell>
          <table:table-cell table:style-name="ce64" office:value-type="float" office:value="4" calcext:value-type="float">
            <text:p>4</text:p>
          </table:table-cell>
          <table:table-cell table:style-name="ce98" table:formula="of:=IF([.R231]=&quot;&quot;;IF([.Q231]=&quot;R&quot;;VLOOKUP([.P231];[$'olah data'.$R$3:$'olah data'.$S$7];2);[.P231]);IF([.R231]=[.P231];[.P231];[.Q231]))" office:value-type="float" office:value="5" calcext:value-type="float">
            <text:p>5</text:p>
          </table:table-cell>
          <table:table-cell table:style-name="ce27" table:formula="of:=IFERROR(INDEX([$'olah data'.$B$4:$'olah data'.$N$39];MATCH([.$A231];[$'olah data'.D$4:$'olah data'.D$39];0);2);&quot;&quot;)">
            <text:p/>
          </table:table-cell>
          <table:table-cell table:style-name="ce27" table:formula="of:=IFERROR(INDEX([$'olah data'.$B$4:$'olah data'.$N$39];MATCH([.$A231];[$'olah data'.E$4:$'olah data'.E$39];0);2);&quot;&quot;)">
            <text:p/>
          </table:table-cell>
          <table:table-cell table:style-name="ce27" table:formula="of:=IFERROR(INDEX([$'olah data'.$B$4:$'olah data'.$N$39];MATCH([.$A231];[$'olah data'.F$4:$'olah data'.F$39];0);2);&quot;&quot;)">
            <text:p/>
          </table:table-cell>
          <table:table-cell table:style-name="ce27" table:formula="of:=IFERROR(INDEX([$'olah data'.$B$4:$'olah data'.$N$39];MATCH([.$A231];[$'olah data'.G$4:$'olah data'.G$39];0);2);&quot;&quot;)">
            <text:p/>
          </table:table-cell>
          <table:table-cell table:style-name="ce27" table:formula="of:=IFERROR(INDEX([$'olah data'.$B$4:$'olah data'.$N$39];MATCH([.$A231];[$'olah data'.H$4:$'olah data'.H$39];0);2);&quot;&quot;)">
            <text:p/>
          </table:table-cell>
          <table:table-cell table:style-name="ce27" table:formula="of:=IFERROR(INDEX([$'olah data'.$B$4:$'olah data'.$N$39];MATCH([.$A231];[$'olah data'.I$4:$'olah data'.I$39];0);2);&quot;&quot;)">
            <text:p/>
          </table:table-cell>
          <table:table-cell table:style-name="ce27" table:formula="of:=IFERROR(INDEX([$'olah data'.$B$4:$'olah data'.$N$39];MATCH([.$A231];[$'olah data'.J$4:$'olah data'.J$39];0);2);&quot;&quot;)">
            <text:p/>
          </table:table-cell>
          <table:table-cell table:style-name="ce27" table:formula="of:=IFERROR(INDEX([$'olah data'.$B$4:$'olah data'.$N$39];MATCH([.$A231];[$'olah data'.K$4:$'olah data'.K$39];0);2);&quot;&quot;)">
            <text:p/>
          </table:table-cell>
          <table:table-cell table:style-name="ce27" table:formula="of:=IFERROR(INDEX([$'olah data'.$B$4:$'olah data'.$N$39];MATCH([.$A231];[$'olah data'.L$4:$'olah data'.L$39];0);2);&quot;&quot;)">
            <text:p/>
          </table:table-cell>
          <table:table-cell table:style-name="ce27" table:formula="of:=IFERROR(INDEX([$'olah data'.$B$4:$'olah data'.$N$39];MATCH([.$A231];[$'olah data'.M$4:$'olah data'.M$39];0);2);&quot;&quot;)">
            <text:p/>
          </table:table-cell>
          <table:table-cell table:style-name="ce27" table:formula="of:=IFERROR(INDEX([$'olah data'.$B$4:$'olah data'.$N$39];MATCH([.$A231];[$'olah data'.N$4:$'olah data'.N$39];0);2);&quot;&quot;)" office:value-type="string" office:string-value="Anticipatory worry &amp; pessimismv. uninhibited optimism (11 items)" calcext:value-type="string">
            <text:p>Anticipatory worry &amp; pessimismv. uninhibited optimism (11 items)</text:p>
          </table:table-cell>
          <table:table-cell table:style-name="ce27" table:formula="of:=CONCATENATE([.D231];[.E231];[.F231];[.G231];[.H231];[.I231];[.J231];[.K231];[.L231];[.M231];[.N231])" office:value-type="string" office:string-value="Anticipatory worry &amp; pessimismv. uninhibited optimism (11 items)" calcext:value-type="string">
            <text:p>Anticipatory worry &amp; pessimismv. uninhibited optimism (11 items)</text:p>
          </table:table-cell>
          <table:table-cell table:style-name="ce84" table:formula="of:=[$'View Input'.AI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1" calcext:value-type="float">
            <text:p>231</text:p>
          </table:table-cell>
          <table:table-cell table:style-name="ce64" office:value-type="float" office:value="3" calcext:value-type="float">
            <text:p>3</text:p>
          </table:table-cell>
          <table:table-cell table:style-name="ce98" table:formula="of:=IF([.R232]=&quot;&quot;;IF([.Q232]=&quot;R&quot;;VLOOKUP([.P232];[$'olah data'.$R$3:$'olah data'.$S$7];2);[.P232]);IF([.R232]=[.P232];[.P232];[.Q232]))" office:value-type="float" office:value="5" calcext:value-type="float">
            <text:p>5</text:p>
          </table:table-cell>
          <table:table-cell table:style-name="ce27" table:formula="of:=IFERROR(INDEX([$'olah data'.$B$4:$'olah data'.$N$39];MATCH([.$A232];[$'olah data'.D$4:$'olah data'.D$39];0);2);&quot;&quot;)">
            <text:p/>
          </table:table-cell>
          <table:table-cell table:style-name="ce27" table:formula="of:=IFERROR(INDEX([$'olah data'.$B$4:$'olah data'.$N$39];MATCH([.$A232];[$'olah data'.E$4:$'olah data'.E$39];0);2);&quot;&quot;)">
            <text:p/>
          </table:table-cell>
          <table:table-cell table:style-name="ce27" table:formula="of:=IFERROR(INDEX([$'olah data'.$B$4:$'olah data'.$N$39];MATCH([.$A232];[$'olah data'.F$4:$'olah data'.F$39];0);2);&quot;&quot;)">
            <text:p/>
          </table:table-cell>
          <table:table-cell table:style-name="ce27" table:formula="of:=IFERROR(INDEX([$'olah data'.$B$4:$'olah data'.$N$39];MATCH([.$A232];[$'olah data'.G$4:$'olah data'.G$39];0);2);&quot;&quot;)">
            <text:p/>
          </table:table-cell>
          <table:table-cell table:style-name="ce27" table:formula="of:=IFERROR(INDEX([$'olah data'.$B$4:$'olah data'.$N$39];MATCH([.$A232];[$'olah data'.H$4:$'olah data'.H$39];0);2);&quot;&quot;)">
            <text:p/>
          </table:table-cell>
          <table:table-cell table:style-name="ce27" table:formula="of:=IFERROR(INDEX([$'olah data'.$B$4:$'olah data'.$N$39];MATCH([.$A232];[$'olah data'.I$4:$'olah data'.I$39];0);2);&quot;&quot;)">
            <text:p/>
          </table:table-cell>
          <table:table-cell table:style-name="ce27" table:formula="of:=IFERROR(INDEX([$'olah data'.$B$4:$'olah data'.$N$39];MATCH([.$A232];[$'olah data'.J$4:$'olah data'.J$39];0);2);&quot;&quot;)">
            <text:p/>
          </table:table-cell>
          <table:table-cell table:style-name="ce27" table:formula="of:=IFERROR(INDEX([$'olah data'.$B$4:$'olah data'.$N$39];MATCH([.$A232];[$'olah data'.K$4:$'olah data'.K$39];0);2);&quot;&quot;)">
            <text:p/>
          </table:table-cell>
          <table:table-cell table:style-name="ce27" table:formula="of:=IFERROR(INDEX([$'olah data'.$B$4:$'olah data'.$N$39];MATCH([.$A232];[$'olah data'.L$4:$'olah data'.L$39];0);2);&quot;&quot;)">
            <text:p/>
          </table:table-cell>
          <table:table-cell table:style-name="ce27" table:formula="of:=IFERROR(INDEX([$'olah data'.$B$4:$'olah data'.$N$39];MATCH([.$A232];[$'olah data'.M$4:$'olah data'.M$39];0);2);&quot;&quot;)" office:value-type="string" office:string-value="Self-acceptance vs. self-striving (10 items)" calcext:value-type="string">
            <text:p>Self-acceptance vs. self-striving (10 items)</text:p>
          </table:table-cell>
          <table:table-cell table:style-name="ce27" table:formula="of:=IFERROR(INDEX([$'olah data'.$B$4:$'olah data'.$N$39];MATCH([.$A232];[$'olah data'.N$4:$'olah data'.N$39];0);2);&quot;&quot;)">
            <text:p/>
          </table:table-cell>
          <table:table-cell table:style-name="ce27" table:formula="of:=CONCATENATE([.D232];[.E232];[.F232];[.G232];[.H232];[.I232];[.J232];[.K232];[.L232];[.M232];[.N232])" office:value-type="string" office:string-value="Self-acceptance vs. self-striving (10 items)" calcext:value-type="string">
            <text:p>Self-acceptance vs. self-striving (10 items)</text:p>
          </table:table-cell>
          <table:table-cell table:style-name="ce84" table:formula="of:=[$'View Input'.AI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2" calcext:value-type="float">
            <text:p>232</text:p>
          </table:table-cell>
          <table:table-cell table:style-name="ce64" office:value-type="float" office:value="3" calcext:value-type="float">
            <text:p>3</text:p>
          </table:table-cell>
          <table:table-cell table:style-name="ce98" table:formula="of:=IF([.R233]=&quot;&quot;;IF([.Q233]=&quot;R&quot;;VLOOKUP([.P233];[$'olah data'.$R$3:$'olah data'.$S$7];2);[.P233]);IF([.R233]=[.P233];[.P233];[.Q233]))" office:value-type="float" office:value="1" calcext:value-type="float">
            <text:p>1</text:p>
          </table:table-cell>
          <table:table-cell table:style-name="ce27" table:formula="of:=IFERROR(INDEX([$'olah data'.$B$4:$'olah data'.$N$39];MATCH([.$A233];[$'olah data'.D$4:$'olah data'.D$39];0);2);&quot;&quot;)">
            <text:p/>
          </table:table-cell>
          <table:table-cell table:style-name="ce27" table:formula="of:=IFERROR(INDEX([$'olah data'.$B$4:$'olah data'.$N$39];MATCH([.$A233];[$'olah data'.E$4:$'olah data'.E$39];0);2);&quot;&quot;)">
            <text:p/>
          </table:table-cell>
          <table:table-cell table:style-name="ce27" table:formula="of:=IFERROR(INDEX([$'olah data'.$B$4:$'olah data'.$N$39];MATCH([.$A233];[$'olah data'.F$4:$'olah data'.F$39];0);2);&quot;&quot;)">
            <text:p/>
          </table:table-cell>
          <table:table-cell table:style-name="ce27" table:formula="of:=IFERROR(INDEX([$'olah data'.$B$4:$'olah data'.$N$39];MATCH([.$A233];[$'olah data'.G$4:$'olah data'.G$39];0);2);&quot;&quot;)">
            <text:p/>
          </table:table-cell>
          <table:table-cell table:style-name="ce27" table:formula="of:=IFERROR(INDEX([$'olah data'.$B$4:$'olah data'.$N$39];MATCH([.$A233];[$'olah data'.H$4:$'olah data'.H$39];0);2);&quot;&quot;)">
            <text:p/>
          </table:table-cell>
          <table:table-cell table:style-name="ce27" table:formula="of:=IFERROR(INDEX([$'olah data'.$B$4:$'olah data'.$N$39];MATCH([.$A233];[$'olah data'.I$4:$'olah data'.I$39];0);2);&quot;&quot;)">
            <text:p/>
          </table:table-cell>
          <table:table-cell table:style-name="ce27" table:formula="of:=IFERROR(INDEX([$'olah data'.$B$4:$'olah data'.$N$39];MATCH([.$A233];[$'olah data'.J$4:$'olah data'.J$39];0);2);&quot;&quot;)">
            <text:p/>
          </table:table-cell>
          <table:table-cell table:style-name="ce27" table:formula="of:=IFERROR(INDEX([$'olah data'.$B$4:$'olah data'.$N$39];MATCH([.$A233];[$'olah data'.K$4:$'olah data'.K$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33];[$'olah data'.L$4:$'olah data'.L$39];0);2);&quot;&quot;)">
            <text:p/>
          </table:table-cell>
          <table:table-cell table:style-name="ce27" table:formula="of:=IFERROR(INDEX([$'olah data'.$B$4:$'olah data'.$N$39];MATCH([.$A233];[$'olah data'.M$4:$'olah data'.M$39];0);2);&quot;&quot;)">
            <text:p/>
          </table:table-cell>
          <table:table-cell table:style-name="ce27" table:formula="of:=IFERROR(INDEX([$'olah data'.$B$4:$'olah data'.$N$39];MATCH([.$A233];[$'olah data'.N$4:$'olah data'.N$39];0);2);&quot;&quot;)">
            <text:p/>
          </table:table-cell>
          <table:table-cell table:style-name="ce27" table:formula="of:=CONCATENATE([.D233];[.E233];[.F233];[.G233];[.H233];[.I233];[.J233];[.K233];[.L233];[.M233];[.N233])" office:value-type="string" office:string-value="Spiritual acceptance vs. rational materialism (8 items)" calcext:value-type="string">
            <text:p>Spiritual acceptance vs. rational materialism (8 items)</text:p>
          </table:table-cell>
          <table:table-cell table:style-name="ce84" table:formula="of:=[$'View Input'.AI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3" calcext:value-type="float">
            <text:p>233</text:p>
          </table:table-cell>
          <table:table-cell table:style-name="ce64" office:value-type="float" office:value="2" calcext:value-type="float">
            <text:p>2</text:p>
          </table:table-cell>
          <table:table-cell table:style-name="ce98" table:formula="of:=IF([.R234]=&quot;&quot;;IF([.Q234]=&quot;R&quot;;VLOOKUP([.P234];[$'olah data'.$R$3:$'olah data'.$S$7];2);[.P234]);IF([.R234]=[.P234];[.P234];[.Q234]))" office:value-type="float" office:value="1" calcext:value-type="float">
            <text:p>1</text:p>
          </table:table-cell>
          <table:table-cell table:style-name="ce27" table:formula="of:=IFERROR(INDEX([$'olah data'.$B$4:$'olah data'.$N$39];MATCH([.$A234];[$'olah data'.D$4:$'olah data'.D$39];0);2);&quot;&quot;)">
            <text:p/>
          </table:table-cell>
          <table:table-cell table:style-name="ce27" table:formula="of:=IFERROR(INDEX([$'olah data'.$B$4:$'olah data'.$N$39];MATCH([.$A234];[$'olah data'.E$4:$'olah data'.E$39];0);2);&quot;&quot;)">
            <text:p/>
          </table:table-cell>
          <table:table-cell table:style-name="ce27" table:formula="of:=IFERROR(INDEX([$'olah data'.$B$4:$'olah data'.$N$39];MATCH([.$A234];[$'olah data'.F$4:$'olah data'.F$39];0);2);&quot;&quot;)">
            <text:p/>
          </table:table-cell>
          <table:table-cell table:style-name="ce27" table:formula="of:=IFERROR(INDEX([$'olah data'.$B$4:$'olah data'.$N$39];MATCH([.$A234];[$'olah data'.G$4:$'olah data'.G$39];0);2);&quot;&quot;)">
            <text:p/>
          </table:table-cell>
          <table:table-cell table:style-name="ce27" table:formula="of:=IFERROR(INDEX([$'olah data'.$B$4:$'olah data'.$N$39];MATCH([.$A234];[$'olah data'.H$4:$'olah data'.H$39];0);2);&quot;&quot;)">
            <text:p/>
          </table:table-cell>
          <table:table-cell table:style-name="ce27" table:formula="of:=IFERROR(INDEX([$'olah data'.$B$4:$'olah data'.$N$39];MATCH([.$A234];[$'olah data'.I$4:$'olah data'.I$39];0);2);&quot;&quot;)" office:value-type="string" office:string-value="Dependence (6 items)" calcext:value-type="string">
            <text:p>Dependence (6 items)</text:p>
          </table:table-cell>
          <table:table-cell table:style-name="ce27" table:formula="of:=IFERROR(INDEX([$'olah data'.$B$4:$'olah data'.$N$39];MATCH([.$A234];[$'olah data'.J$4:$'olah data'.J$39];0);2);&quot;&quot;)">
            <text:p/>
          </table:table-cell>
          <table:table-cell table:style-name="ce27" table:formula="of:=IFERROR(INDEX([$'olah data'.$B$4:$'olah data'.$N$39];MATCH([.$A234];[$'olah data'.K$4:$'olah data'.K$39];0);2);&quot;&quot;)">
            <text:p/>
          </table:table-cell>
          <table:table-cell table:style-name="ce27" table:formula="of:=IFERROR(INDEX([$'olah data'.$B$4:$'olah data'.$N$39];MATCH([.$A234];[$'olah data'.L$4:$'olah data'.L$39];0);2);&quot;&quot;)">
            <text:p/>
          </table:table-cell>
          <table:table-cell table:style-name="ce27" table:formula="of:=IFERROR(INDEX([$'olah data'.$B$4:$'olah data'.$N$39];MATCH([.$A234];[$'olah data'.M$4:$'olah data'.M$39];0);2);&quot;&quot;)">
            <text:p/>
          </table:table-cell>
          <table:table-cell table:style-name="ce27" table:formula="of:=IFERROR(INDEX([$'olah data'.$B$4:$'olah data'.$N$39];MATCH([.$A234];[$'olah data'.N$4:$'olah data'.N$39];0);2);&quot;&quot;)">
            <text:p/>
          </table:table-cell>
          <table:table-cell table:style-name="ce27" table:formula="of:=CONCATENATE([.D234];[.E234];[.F234];[.G234];[.H234];[.I234];[.J234];[.K234];[.L234];[.M234];[.N234])" office:value-type="string" office:string-value="Dependence (6 items)" calcext:value-type="string">
            <text:p>Dependence (6 items)</text:p>
          </table:table-cell>
          <table:table-cell table:style-name="ce84" table:formula="of:=[$'View Input'.AI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4" calcext:value-type="float">
            <text:p>234</text:p>
          </table:table-cell>
          <table:table-cell table:style-name="ce64" office:value-type="float" office:value="4" calcext:value-type="float">
            <text:p>4</text:p>
          </table:table-cell>
          <table:table-cell table:style-name="ce98" table:formula="of:=IF([.R235]=&quot;&quot;;IF([.Q235]=&quot;R&quot;;VLOOKUP([.P235];[$'olah data'.$R$3:$'olah data'.$S$7];2);[.P235]);IF([.R235]=[.P235];[.P235];[.Q235]))" office:value-type="float" office:value="4" calcext:value-type="float">
            <text:p>4</text:p>
          </table:table-cell>
          <table:table-cell table:style-name="ce27" table:formula="of:=IFERROR(INDEX([$'olah data'.$B$4:$'olah data'.$N$39];MATCH([.$A235];[$'olah data'.D$4:$'olah data'.D$39];0);2);&quot;&quot;)">
            <text:p/>
          </table:table-cell>
          <table:table-cell table:style-name="ce27" table:formula="of:=IFERROR(INDEX([$'olah data'.$B$4:$'olah data'.$N$39];MATCH([.$A235];[$'olah data'.E$4:$'olah data'.E$39];0);2);&quot;&quot;)">
            <text:p/>
          </table:table-cell>
          <table:table-cell table:style-name="ce27" table:formula="of:=IFERROR(INDEX([$'olah data'.$B$4:$'olah data'.$N$39];MATCH([.$A235];[$'olah data'.F$4:$'olah data'.F$39];0);2);&quot;&quot;)">
            <text:p/>
          </table:table-cell>
          <table:table-cell table:style-name="ce27" table:formula="of:=IFERROR(INDEX([$'olah data'.$B$4:$'olah data'.$N$39];MATCH([.$A235];[$'olah data'.G$4:$'olah data'.G$39];0);2);&quot;&quot;)">
            <text:p/>
          </table:table-cell>
          <table:table-cell table:style-name="ce27" table:formula="of:=IFERROR(INDEX([$'olah data'.$B$4:$'olah data'.$N$39];MATCH([.$A235];[$'olah data'.H$4:$'olah data'.H$39];0);2);&quot;&quot;)">
            <text:p/>
          </table:table-cell>
          <table:table-cell table:style-name="ce27" table:formula="of:=IFERROR(INDEX([$'olah data'.$B$4:$'olah data'.$N$39];MATCH([.$A235];[$'olah data'.I$4:$'olah data'.I$39];0);2);&quot;&quot;)">
            <text:p/>
          </table:table-cell>
          <table:table-cell table:style-name="ce27" table:formula="of:=IFERROR(INDEX([$'olah data'.$B$4:$'olah data'.$N$39];MATCH([.$A235];[$'olah data'.J$4:$'olah data'.J$39];0);2);&quot;&quot;)">
            <text:p/>
          </table:table-cell>
          <table:table-cell table:style-name="ce27" table:formula="of:=IFERROR(INDEX([$'olah data'.$B$4:$'olah data'.$N$39];MATCH([.$A235];[$'olah data'.K$4:$'olah data'.K$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235];[$'olah data'.L$4:$'olah data'.L$39];0);2);&quot;&quot;)">
            <text:p/>
          </table:table-cell>
          <table:table-cell table:style-name="ce27" table:formula="of:=IFERROR(INDEX([$'olah data'.$B$4:$'olah data'.$N$39];MATCH([.$A235];[$'olah data'.M$4:$'olah data'.M$39];0);2);&quot;&quot;)">
            <text:p/>
          </table:table-cell>
          <table:table-cell table:style-name="ce27" table:formula="of:=IFERROR(INDEX([$'olah data'.$B$4:$'olah data'.$N$39];MATCH([.$A235];[$'olah data'.N$4:$'olah data'.N$39];0);2);&quot;&quot;)">
            <text:p/>
          </table:table-cell>
          <table:table-cell table:style-name="ce27" table:formula="of:=CONCATENATE([.D235];[.E235];[.F235];[.G235];[.H235];[.I235];[.J235];[.K235];[.L235];[.M235];[.N235])" office:value-type="string" office:string-value="Pure-hearted conscience vs. self-serving advantage (8 items)" calcext:value-type="string">
            <text:p>Pure-hearted conscience vs. self-serving advantage (8 items)</text:p>
          </table:table-cell>
          <table:table-cell table:style-name="ce84" table:formula="of:=[$'View Input'.AI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5" calcext:value-type="float">
            <text:p>235</text:p>
          </table:table-cell>
          <table:table-cell table:style-name="ce64" office:value-type="float" office:value="3" calcext:value-type="float">
            <text:p>3</text:p>
          </table:table-cell>
          <table:table-cell table:style-name="ce98" table:formula="of:=IF([.R236]=&quot;&quot;;IF([.Q236]=&quot;R&quot;;VLOOKUP([.P236];[$'olah data'.$R$3:$'olah data'.$S$7];2);[.P236]);IF([.R236]=[.P236];[.P236];[.Q236]))" office:value-type="float" office:value="5" calcext:value-type="float">
            <text:p>5</text:p>
          </table:table-cell>
          <table:table-cell table:style-name="ce27" table:formula="of:=IFERROR(INDEX([$'olah data'.$B$4:$'olah data'.$N$39];MATCH([.$A236];[$'olah data'.D$4:$'olah data'.D$39];0);2);&quot;&quot;)">
            <text:p/>
          </table:table-cell>
          <table:table-cell table:style-name="ce27" table:formula="of:=IFERROR(INDEX([$'olah data'.$B$4:$'olah data'.$N$39];MATCH([.$A236];[$'olah data'.E$4:$'olah data'.E$39];0);2);&quot;&quot;)">
            <text:p/>
          </table:table-cell>
          <table:table-cell table:style-name="ce27" table:formula="of:=IFERROR(INDEX([$'olah data'.$B$4:$'olah data'.$N$39];MATCH([.$A236];[$'olah data'.F$4:$'olah data'.F$39];0);2);&quot;&quot;)">
            <text:p/>
          </table:table-cell>
          <table:table-cell table:style-name="ce27" table:formula="of:=IFERROR(INDEX([$'olah data'.$B$4:$'olah data'.$N$39];MATCH([.$A236];[$'olah data'.G$4:$'olah data'.G$39];0);2);&quot;&quot;)">
            <text:p/>
          </table:table-cell>
          <table:table-cell table:style-name="ce27" table:formula="of:=IFERROR(INDEX([$'olah data'.$B$4:$'olah data'.$N$39];MATCH([.$A236];[$'olah data'.H$4:$'olah data'.H$39];0);2);&quot;&quot;)" office:value-type="string" office:string-value="Enlightened second nature (11 items)" calcext:value-type="string">
            <text:p>Enlightened second nature (11 items)</text:p>
          </table:table-cell>
          <table:table-cell table:style-name="ce27" table:formula="of:=IFERROR(INDEX([$'olah data'.$B$4:$'olah data'.$N$39];MATCH([.$A236];[$'olah data'.I$4:$'olah data'.I$39];0);2);&quot;&quot;)">
            <text:p/>
          </table:table-cell>
          <table:table-cell table:style-name="ce27" table:formula="of:=IFERROR(INDEX([$'olah data'.$B$4:$'olah data'.$N$39];MATCH([.$A236];[$'olah data'.J$4:$'olah data'.J$39];0);2);&quot;&quot;)">
            <text:p/>
          </table:table-cell>
          <table:table-cell table:style-name="ce27" table:formula="of:=IFERROR(INDEX([$'olah data'.$B$4:$'olah data'.$N$39];MATCH([.$A236];[$'olah data'.K$4:$'olah data'.K$39];0);2);&quot;&quot;)">
            <text:p/>
          </table:table-cell>
          <table:table-cell table:style-name="ce27" table:formula="of:=IFERROR(INDEX([$'olah data'.$B$4:$'olah data'.$N$39];MATCH([.$A236];[$'olah data'.L$4:$'olah data'.L$39];0);2);&quot;&quot;)">
            <text:p/>
          </table:table-cell>
          <table:table-cell table:style-name="ce27" table:formula="of:=IFERROR(INDEX([$'olah data'.$B$4:$'olah data'.$N$39];MATCH([.$A236];[$'olah data'.M$4:$'olah data'.M$39];0);2);&quot;&quot;)">
            <text:p/>
          </table:table-cell>
          <table:table-cell table:style-name="ce27" table:formula="of:=IFERROR(INDEX([$'olah data'.$B$4:$'olah data'.$N$39];MATCH([.$A236];[$'olah data'.N$4:$'olah data'.N$39];0);2);&quot;&quot;)">
            <text:p/>
          </table:table-cell>
          <table:table-cell table:style-name="ce27" table:formula="of:=CONCATENATE([.D236];[.E236];[.F236];[.G236];[.H236];[.I236];[.J236];[.K236];[.L236];[.M236];[.N236])" office:value-type="string" office:string-value="Enlightened second nature (11 items)" calcext:value-type="string">
            <text:p>Enlightened second nature (11 items)</text:p>
          </table:table-cell>
          <table:table-cell table:style-name="ce84" table:formula="of:=[$'View Input'.AI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6" calcext:value-type="float">
            <text:p>236</text:p>
          </table:table-cell>
          <table:table-cell table:style-name="ce64" office:value-type="float" office:value="5" calcext:value-type="float">
            <text:p>5</text:p>
          </table:table-cell>
          <table:table-cell table:style-name="ce98" table:formula="of:=IF([.R237]=&quot;&quot;;IF([.Q237]=&quot;R&quot;;VLOOKUP([.P237];[$'olah data'.$R$3:$'olah data'.$S$7];2);[.P237]);IF([.R237]=[.P237];[.P237];[.Q237]))" office:value-type="float" office:value="5" calcext:value-type="float">
            <text:p>5</text:p>
          </table:table-cell>
          <table:table-cell table:style-name="ce27" table:formula="of:=IFERROR(INDEX([$'olah data'.$B$4:$'olah data'.$N$39];MATCH([.$A237];[$'olah data'.D$4:$'olah data'.D$39];0);2);&quot;&quot;)">
            <text:p/>
          </table:table-cell>
          <table:table-cell table:style-name="ce27" table:formula="of:=IFERROR(INDEX([$'olah data'.$B$4:$'olah data'.$N$39];MATCH([.$A237];[$'olah data'.E$4:$'olah data'.E$39];0);2);&quot;&quot;)">
            <text:p/>
          </table:table-cell>
          <table:table-cell table:style-name="ce27" table:formula="of:=IFERROR(INDEX([$'olah data'.$B$4:$'olah data'.$N$39];MATCH([.$A237];[$'olah data'.F$4:$'olah data'.F$39];0);2);&quot;&quot;)">
            <text:p/>
          </table:table-cell>
          <table:table-cell table:style-name="ce27" table:formula="of:=IFERROR(INDEX([$'olah data'.$B$4:$'olah data'.$N$39];MATCH([.$A237];[$'olah data'.G$4:$'olah data'.G$39];0);2);&quot;&quot;)">
            <text:p/>
          </table:table-cell>
          <table:table-cell table:style-name="ce27" table:formula="of:=IFERROR(INDEX([$'olah data'.$B$4:$'olah data'.$N$39];MATCH([.$A237];[$'olah data'.H$4:$'olah data'.H$39];0);2);&quot;&quot;)">
            <text:p/>
          </table:table-cell>
          <table:table-cell table:style-name="ce27" table:formula="of:=IFERROR(INDEX([$'olah data'.$B$4:$'olah data'.$N$39];MATCH([.$A237];[$'olah data'.I$4:$'olah data'.I$39];0);2);&quot;&quot;)">
            <text:p/>
          </table:table-cell>
          <table:table-cell table:style-name="ce27" table:formula="of:=IFERROR(INDEX([$'olah data'.$B$4:$'olah data'.$N$39];MATCH([.$A237];[$'olah data'.J$4:$'olah data'.J$39];0);2);&quot;&quot;)">
            <text:p/>
          </table:table-cell>
          <table:table-cell table:style-name="ce27" table:formula="of:=IFERROR(INDEX([$'olah data'.$B$4:$'olah data'.$N$39];MATCH([.$A237];[$'olah data'.K$4:$'olah data'.K$39];0);2);&quot;&quot;)" office:value-type="string" office:string-value="Responsibility vs. blaming (8 items)" calcext:value-type="string">
            <text:p>Responsibility vs. blaming (8 items)</text:p>
          </table:table-cell>
          <table:table-cell table:style-name="ce27" table:formula="of:=IFERROR(INDEX([$'olah data'.$B$4:$'olah data'.$N$39];MATCH([.$A237];[$'olah data'.L$4:$'olah data'.L$39];0);2);&quot;&quot;)">
            <text:p/>
          </table:table-cell>
          <table:table-cell table:style-name="ce27" table:formula="of:=IFERROR(INDEX([$'olah data'.$B$4:$'olah data'.$N$39];MATCH([.$A237];[$'olah data'.M$4:$'olah data'.M$39];0);2);&quot;&quot;)">
            <text:p/>
          </table:table-cell>
          <table:table-cell table:style-name="ce27" table:formula="of:=IFERROR(INDEX([$'olah data'.$B$4:$'olah data'.$N$39];MATCH([.$A237];[$'olah data'.N$4:$'olah data'.N$39];0);2);&quot;&quot;)">
            <text:p/>
          </table:table-cell>
          <table:table-cell table:style-name="ce27" table:formula="of:=CONCATENATE([.D237];[.E237];[.F237];[.G237];[.H237];[.I237];[.J237];[.K237];[.L237];[.M237];[.N237])" office:value-type="string" office:string-value="Responsibility vs. blaming (8 items)" calcext:value-type="string">
            <text:p>Responsibility vs. blaming (8 items)</text:p>
          </table:table-cell>
          <table:table-cell table:style-name="ce84" table:formula="of:=[$'View Input'.AI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7" calcext:value-type="float">
            <text:p>237</text:p>
          </table:table-cell>
          <table:table-cell table:style-name="ce64" office:value-type="float" office:value="3" calcext:value-type="float">
            <text:p>3</text:p>
          </table:table-cell>
          <table:table-cell table:style-name="ce98" table:formula="of:=IF([.R238]=&quot;&quot;;IF([.Q238]=&quot;R&quot;;VLOOKUP([.P238];[$'olah data'.$R$3:$'olah data'.$S$7];2);[.P238]);IF([.R238]=[.P238];[.P238];[.Q238]))" office:value-type="float" office:value="5" calcext:value-type="float">
            <text:p>5</text:p>
          </table:table-cell>
          <table:table-cell table:style-name="ce27" table:formula="of:=IFERROR(INDEX([$'olah data'.$B$4:$'olah data'.$N$39];MATCH([.$A238];[$'olah data'.D$4:$'olah data'.D$39];0);2);&quot;&quot;)">
            <text:p/>
          </table:table-cell>
          <table:table-cell table:style-name="ce27" table:formula="of:=IFERROR(INDEX([$'olah data'.$B$4:$'olah data'.$N$39];MATCH([.$A238];[$'olah data'.E$4:$'olah data'.E$39];0);2);&quot;&quot;)">
            <text:p/>
          </table:table-cell>
          <table:table-cell table:style-name="ce27" table:formula="of:=IFERROR(INDEX([$'olah data'.$B$4:$'olah data'.$N$39];MATCH([.$A238];[$'olah data'.F$4:$'olah data'.F$39];0);2);&quot;&quot;)">
            <text:p/>
          </table:table-cell>
          <table:table-cell table:style-name="ce27" table:formula="of:=IFERROR(INDEX([$'olah data'.$B$4:$'olah data'.$N$39];MATCH([.$A238];[$'olah data'.G$4:$'olah data'.G$39];0);2);&quot;&quot;)">
            <text:p/>
          </table:table-cell>
          <table:table-cell table:style-name="ce27" table:formula="of:=IFERROR(INDEX([$'olah data'.$B$4:$'olah data'.$N$39];MATCH([.$A238];[$'olah data'.H$4:$'olah data'.H$39];0);2);&quot;&quot;)">
            <text:p/>
          </table:table-cell>
          <table:table-cell table:style-name="ce27" table:formula="of:=IFERROR(INDEX([$'olah data'.$B$4:$'olah data'.$N$39];MATCH([.$A238];[$'olah data'.I$4:$'olah data'.I$39];0);2);&quot;&quot;)">
            <text:p/>
          </table:table-cell>
          <table:table-cell table:style-name="ce27" table:formula="of:=IFERROR(INDEX([$'olah data'.$B$4:$'olah data'.$N$39];MATCH([.$A238];[$'olah data'.J$4:$'olah data'.J$39];0);2);&quot;&quot;)">
            <text:p/>
          </table:table-cell>
          <table:table-cell table:style-name="ce27" table:formula="of:=IFERROR(INDEX([$'olah data'.$B$4:$'olah data'.$N$39];MATCH([.$A238];[$'olah data'.K$4:$'olah data'.K$39];0);2);&quot;&quot;)" office:value-type="string" office:string-value="Fatigability v. asthenia (8 items)" calcext:value-type="string">
            <text:p>Fatigability v. asthenia (8 items)</text:p>
          </table:table-cell>
          <table:table-cell table:style-name="ce27" table:formula="of:=IFERROR(INDEX([$'olah data'.$B$4:$'olah data'.$N$39];MATCH([.$A238];[$'olah data'.L$4:$'olah data'.L$39];0);2);&quot;&quot;)">
            <text:p/>
          </table:table-cell>
          <table:table-cell table:style-name="ce27" table:formula="of:=IFERROR(INDEX([$'olah data'.$B$4:$'olah data'.$N$39];MATCH([.$A238];[$'olah data'.M$4:$'olah data'.M$39];0);2);&quot;&quot;)">
            <text:p/>
          </table:table-cell>
          <table:table-cell table:style-name="ce27" table:formula="of:=IFERROR(INDEX([$'olah data'.$B$4:$'olah data'.$N$39];MATCH([.$A238];[$'olah data'.N$4:$'olah data'.N$39];0);2);&quot;&quot;)">
            <text:p/>
          </table:table-cell>
          <table:table-cell table:style-name="ce27" table:formula="of:=CONCATENATE([.D238];[.E238];[.F238];[.G238];[.H238];[.I238];[.J238];[.K238];[.L238];[.M238];[.N238])" office:value-type="string" office:string-value="Fatigability v. asthenia (8 items)" calcext:value-type="string">
            <text:p>Fatigability v. asthenia (8 items)</text:p>
          </table:table-cell>
          <table:table-cell table:style-name="ce84" table:formula="of:=[$'View Input'.AI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8" calcext:value-type="float">
            <text:p>238</text:p>
          </table:table-cell>
          <table:table-cell table:style-name="ce64" office:value-type="float" office:value="4" calcext:value-type="float">
            <text:p>4</text:p>
          </table:table-cell>
          <table:table-cell table:style-name="ce98" table:formula="of:=IF([.R239]=&quot;&quot;;IF([.Q239]=&quot;R&quot;;VLOOKUP([.P239];[$'olah data'.$R$3:$'olah data'.$S$7];2);[.P239]);IF([.R239]=[.P239];[.P239];[.Q239]))" office:value-type="float" office:value="5" calcext:value-type="float">
            <text:p>5</text:p>
          </table:table-cell>
          <table:table-cell table:style-name="ce27" table:formula="of:=IFERROR(INDEX([$'olah data'.$B$4:$'olah data'.$N$39];MATCH([.$A239];[$'olah data'.D$4:$'olah data'.D$39];0);2);&quot;&quot;)">
            <text:p/>
          </table:table-cell>
          <table:table-cell table:style-name="ce27" table:formula="of:=IFERROR(INDEX([$'olah data'.$B$4:$'olah data'.$N$39];MATCH([.$A239];[$'olah data'.E$4:$'olah data'.E$39];0);2);&quot;&quot;)">
            <text:p/>
          </table:table-cell>
          <table:table-cell table:style-name="ce27" table:formula="of:=IFERROR(INDEX([$'olah data'.$B$4:$'olah data'.$N$39];MATCH([.$A239];[$'olah data'.F$4:$'olah data'.F$39];0);2);&quot;&quot;)">
            <text:p/>
          </table:table-cell>
          <table:table-cell table:style-name="ce27" table:formula="of:=IFERROR(INDEX([$'olah data'.$B$4:$'olah data'.$N$39];MATCH([.$A239];[$'olah data'.G$4:$'olah data'.G$39];0);2);&quot;&quot;)">
            <text:p/>
          </table:table-cell>
          <table:table-cell table:style-name="ce27" table:formula="of:=IFERROR(INDEX([$'olah data'.$B$4:$'olah data'.$N$39];MATCH([.$A239];[$'olah data'.H$4:$'olah data'.H$39];0);2);&quot;&quot;)">
            <text:p/>
          </table:table-cell>
          <table:table-cell table:style-name="ce27" table:formula="of:=IFERROR(INDEX([$'olah data'.$B$4:$'olah data'.$N$39];MATCH([.$A239];[$'olah data'.I$4:$'olah data'.I$39];0);2);&quot;&quot;)">
            <text:p/>
          </table:table-cell>
          <table:table-cell table:style-name="ce27" table:formula="of:=IFERROR(INDEX([$'olah data'.$B$4:$'olah data'.$N$39];MATCH([.$A239];[$'olah data'.J$4:$'olah data'.J$39];0);2);&quot;&quot;)">
            <text:p/>
          </table:table-cell>
          <table:table-cell table:style-name="ce27" table:formula="of:=IFERROR(INDEX([$'olah data'.$B$4:$'olah data'.$N$39];MATCH([.$A239];[$'olah data'.K$4:$'olah data'.K$39];0);2);&quot;&quot;)">
            <text:p/>
          </table:table-cell>
          <table:table-cell table:style-name="ce27" table:formula="of:=IFERROR(INDEX([$'olah data'.$B$4:$'olah data'.$N$39];MATCH([.$A239];[$'olah data'.L$4:$'olah data'.L$39];0);2);&quot;&quot;)">
            <text:p/>
          </table:table-cell>
          <table:table-cell table:style-name="ce27" table:formula="of:=IFERROR(INDEX([$'olah data'.$B$4:$'olah data'.$N$39];MATCH([.$A239];[$'olah data'.M$4:$'olah data'.M$39];0);2);&quot;&quot;)" office:value-type="string" office:string-value="Ambitious vs underachieving (10 items)" calcext:value-type="string">
            <text:p>Ambitious vs underachieving (10 items)</text:p>
          </table:table-cell>
          <table:table-cell table:style-name="ce27" table:formula="of:=IFERROR(INDEX([$'olah data'.$B$4:$'olah data'.$N$39];MATCH([.$A239];[$'olah data'.N$4:$'olah data'.N$39];0);2);&quot;&quot;)">
            <text:p/>
          </table:table-cell>
          <table:table-cell table:style-name="ce27" table:formula="of:=CONCATENATE([.D239];[.E239];[.F239];[.G239];[.H239];[.I239];[.J239];[.K239];[.L239];[.M239];[.N239])" office:value-type="string" office:string-value="Ambitious vs underachieving (10 items)" calcext:value-type="string">
            <text:p>Ambitious vs underachieving (10 items)</text:p>
          </table:table-cell>
          <table:table-cell table:style-name="ce84" table:formula="of:=[$'View Input'.AI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9" calcext:value-type="float">
            <text:p>239</text:p>
          </table:table-cell>
          <table:table-cell table:style-name="ce64" office:value-type="float" office:value="4" calcext:value-type="float">
            <text:p>4</text:p>
          </table:table-cell>
          <table:table-cell table:style-name="ce98" table:formula="of:=IF([.R240]=&quot;&quot;;IF([.Q240]=&quot;R&quot;;VLOOKUP([.P240];[$'olah data'.$R$3:$'olah data'.$S$7];2);[.P240]);IF([.R240]=[.P240];[.P240];[.Q240]))" office:value-type="float" office:value="4" calcext:value-type="float">
            <text:p>4</text:p>
          </table:table-cell>
          <table:table-cell table:style-name="ce27" table:formula="of:=IFERROR(INDEX([$'olah data'.$B$4:$'olah data'.$N$39];MATCH([.$A240];[$'olah data'.D$4:$'olah data'.D$39];0);2);&quot;&quot;)">
            <text:p/>
          </table:table-cell>
          <table:table-cell table:style-name="ce27" table:formula="of:=IFERROR(INDEX([$'olah data'.$B$4:$'olah data'.$N$39];MATCH([.$A240];[$'olah data'.E$4:$'olah data'.E$39];0);2);&quot;&quot;)">
            <text:p/>
          </table:table-cell>
          <table:table-cell table:style-name="ce27" table:formula="of:=IFERROR(INDEX([$'olah data'.$B$4:$'olah data'.$N$39];MATCH([.$A240];[$'olah data'.F$4:$'olah data'.F$39];0);2);&quot;&quot;)">
            <text:p/>
          </table:table-cell>
          <table:table-cell table:style-name="ce27" table:formula="of:=IFERROR(INDEX([$'olah data'.$B$4:$'olah data'.$N$39];MATCH([.$A240];[$'olah data'.G$4:$'olah data'.G$39];0);2);&quot;&quot;)">
            <text:p/>
          </table:table-cell>
          <table:table-cell table:style-name="ce27" table:formula="of:=IFERROR(INDEX([$'olah data'.$B$4:$'olah data'.$N$39];MATCH([.$A240];[$'olah data'.H$4:$'olah data'.H$39];0);2);&quot;&quot;)">
            <text:p/>
          </table:table-cell>
          <table:table-cell table:style-name="ce27" table:formula="of:=IFERROR(INDEX([$'olah data'.$B$4:$'olah data'.$N$39];MATCH([.$A240];[$'olah data'.I$4:$'olah data'.I$39];0);2);&quot;&quot;)">
            <text:p/>
          </table:table-cell>
          <table:table-cell table:style-name="ce27" table:formula="of:=IFERROR(INDEX([$'olah data'.$B$4:$'olah data'.$N$39];MATCH([.$A240];[$'olah data'.J$4:$'olah data'.J$39];0);2);&quot;&quot;)">
            <text:p/>
          </table:table-cell>
          <table:table-cell table:style-name="ce27" table:formula="of:=IFERROR(INDEX([$'olah data'.$B$4:$'olah data'.$N$39];MATCH([.$A240];[$'olah data'.K$4:$'olah data'.K$39];0);2);&quot;&quot;)">
            <text:p/>
          </table:table-cell>
          <table:table-cell table:style-name="ce27" table:formula="of:=IFERROR(INDEX([$'olah data'.$B$4:$'olah data'.$N$39];MATCH([.$A240];[$'olah data'.L$4:$'olah data'.L$39];0);2);&quot;&quot;)" office:value-type="string" office:string-value="Impulsiveness v. reflection (9 items)" calcext:value-type="string">
            <text:p>Impulsiveness v. reflection (9 items)</text:p>
          </table:table-cell>
          <table:table-cell table:style-name="ce27" table:formula="of:=IFERROR(INDEX([$'olah data'.$B$4:$'olah data'.$N$39];MATCH([.$A240];[$'olah data'.M$4:$'olah data'.M$39];0);2);&quot;&quot;)">
            <text:p/>
          </table:table-cell>
          <table:table-cell table:style-name="ce27" table:formula="of:=IFERROR(INDEX([$'olah data'.$B$4:$'olah data'.$N$39];MATCH([.$A240];[$'olah data'.N$4:$'olah data'.N$39];0);2);&quot;&quot;)">
            <text:p/>
          </table:table-cell>
          <table:table-cell table:style-name="ce27" table:formula="of:=CONCATENATE([.D240];[.E240];[.F240];[.G240];[.H240];[.I240];[.J240];[.K240];[.L240];[.M240];[.N240])" office:value-type="string" office:string-value="Impulsiveness v. reflection (9 items)" calcext:value-type="string">
            <text:p>Impulsiveness v. reflection (9 items)</text:p>
          </table:table-cell>
          <table:table-cell table:style-name="ce84" table:formula="of:=[$'View Input'.AI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40" calcext:value-type="float">
            <text:p>240</text:p>
          </table:table-cell>
          <table:table-cell table:style-name="ce64" office:value-type="float" office:value="3" calcext:value-type="float">
            <text:p>3</text:p>
          </table:table-cell>
          <table:table-cell table:style-name="ce98" table:formula="of:=IF([.R241]=&quot;&quot;;IF([.Q241]=&quot;R&quot;;VLOOKUP([.P241];[$'olah data'.$R$3:$'olah data'.$S$7];2);[.P241]);IF([.R241]=[.P241];[.P241];[.Q241]))" office:value-type="float" office:value="4" calcext:value-type="float">
            <text:p>4</text:p>
          </table:table-cell>
          <table:table-cell table:style-name="ce27" table:formula="of:=IFERROR(INDEX([$'olah data'.$B$4:$'olah data'.$N$39];MATCH([.$A241];[$'olah data'.D$4:$'olah data'.D$39];0);2);&quot;&quot;)">
            <text:p/>
          </table:table-cell>
          <table:table-cell table:style-name="ce27" table:formula="of:=IFERROR(INDEX([$'olah data'.$B$4:$'olah data'.$N$39];MATCH([.$A241];[$'olah data'.E$4:$'olah data'.E$39];0);2);&quot;&quot;)">
            <text:p/>
          </table:table-cell>
          <table:table-cell table:style-name="ce27" table:formula="of:=IFERROR(INDEX([$'olah data'.$B$4:$'olah data'.$N$39];MATCH([.$A241];[$'olah data'.F$4:$'olah data'.F$39];0);2);&quot;&quot;)">
            <text:p/>
          </table:table-cell>
          <table:table-cell table:style-name="ce27" table:formula="of:=IFERROR(INDEX([$'olah data'.$B$4:$'olah data'.$N$39];MATCH([.$A241];[$'olah data'.G$4:$'olah data'.G$39];0);2);&quot;&quot;)">
            <text:p/>
          </table:table-cell>
          <table:table-cell table:style-name="ce27" table:formula="of:=IFERROR(INDEX([$'olah data'.$B$4:$'olah data'.$N$39];MATCH([.$A241];[$'olah data'.H$4:$'olah data'.H$39];0);2);&quot;&quot;)">
            <text:p/>
          </table:table-cell>
          <table:table-cell table:style-name="ce27" table:formula="of:=IFERROR(INDEX([$'olah data'.$B$4:$'olah data'.$N$39];MATCH([.$A241];[$'olah data'.I$4:$'olah data'.I$39];0);2);&quot;&quot;)">
            <text:p/>
          </table:table-cell>
          <table:table-cell table:style-name="ce27" table:formula="of:=IFERROR(INDEX([$'olah data'.$B$4:$'olah data'.$N$39];MATCH([.$A241];[$'olah data'.J$4:$'olah data'.J$39];0);2);&quot;&quot;)" office:value-type="string" office:string-value="Eagerness of effort vs laziness (9 items)" calcext:value-type="string">
            <text:p>Eagerness of effort vs laziness (9 items)</text:p>
          </table:table-cell>
          <table:table-cell table:style-name="ce27" table:formula="of:=IFERROR(INDEX([$'olah data'.$B$4:$'olah data'.$N$39];MATCH([.$A241];[$'olah data'.K$4:$'olah data'.K$39];0);2);&quot;&quot;)">
            <text:p/>
          </table:table-cell>
          <table:table-cell table:style-name="ce27" table:formula="of:=IFERROR(INDEX([$'olah data'.$B$4:$'olah data'.$N$39];MATCH([.$A241];[$'olah data'.L$4:$'olah data'.L$39];0);2);&quot;&quot;)">
            <text:p/>
          </table:table-cell>
          <table:table-cell table:style-name="ce27" table:formula="of:=IFERROR(INDEX([$'olah data'.$B$4:$'olah data'.$N$39];MATCH([.$A241];[$'olah data'.M$4:$'olah data'.M$39];0);2);&quot;&quot;)">
            <text:p/>
          </table:table-cell>
          <table:table-cell table:style-name="ce27" table:formula="of:=IFERROR(INDEX([$'olah data'.$B$4:$'olah data'.$N$39];MATCH([.$A241];[$'olah data'.N$4:$'olah data'.N$39];0);2);&quot;&quot;)">
            <text:p/>
          </table:table-cell>
          <table:table-cell table:style-name="ce27" table:formula="of:=CONCATENATE([.D241];[.E241];[.F241];[.G241];[.H241];[.I241];[.J241];[.K241];[.L241];[.M241];[.N241])" office:value-type="string" office:string-value="Eagerness of effort vs laziness (9 items)" calcext:value-type="string">
            <text:p>Eagerness of effort vs laziness (9 items)</text:p>
          </table:table-cell>
          <table:table-cell table:style-name="ce84" table:formula="of:=[$'View Input'.AI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number-rows-repeated="1048334">
          <table:table-cell table:number-columns-repeated="1024"/>
        </table:table-row>
        <table:table-row table:style-name="ro3">
          <table:table-cell table:number-columns-repeated="1024"/>
        </table:table-row>
      </table:table>
      <table:table table:name="View Input" table:style-name="ta1">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Y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E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Z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A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C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X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ProsesJwbPeserta.LihatHasil?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535.04mm" svg:y="176.63mm" draw:control="control23"/>
          <draw:control draw:z-index="22" draw:text-style-name="P6" svg:width="24.37mm" svg:height="11.56mm" svg:x="561.28mm" svg:y="176.53mm" draw:control="control24"/>
          <draw:control draw:z-index="23" draw:text-style-name="P6" svg:width="24.37mm" svg:height="11.56mm" svg:x="508.95mm" svg:y="176.43mm" draw:control="control25"/>
        </table:shapes>
        <table:table-column table:style-name="co27" table:default-cell-style-name="ce126"/>
        <table:table-column table:style-name="co28" table:default-cell-style-name="ce130"/>
        <table:table-column table:style-name="co3" table:default-cell-style-name="ce130"/>
        <table:table-column table:style-name="co27" table:default-cell-style-name="ce130"/>
        <table:table-column table:style-name="co29" table:default-cell-style-name="ce130"/>
        <table:table-column table:style-name="co3" table:default-cell-style-name="ce130"/>
        <table:table-column table:style-name="co27" table:default-cell-style-name="ce130"/>
        <table:table-column table:style-name="co30" table:default-cell-style-name="ce130"/>
        <table:table-column table:style-name="co3" table:default-cell-style-name="ce130"/>
        <table:table-column table:style-name="co27" table:default-cell-style-name="ce130"/>
        <table:table-column table:style-name="co31" table:default-cell-style-name="ce130"/>
        <table:table-column table:style-name="co3" table:default-cell-style-name="ce130"/>
        <table:table-column table:style-name="co27" table:default-cell-style-name="ce130"/>
        <table:table-column table:style-name="co32" table:default-cell-style-name="ce130"/>
        <table:table-column table:style-name="co3" table:default-cell-style-name="ce130"/>
        <table:table-column table:style-name="co33" table:default-cell-style-name="ce139"/>
        <table:table-column table:style-name="co3" table:number-columns-repeated="2" table:default-cell-style-name="ce139"/>
        <table:table-column table:style-name="co33" table:default-cell-style-name="ce139"/>
        <table:table-column table:style-name="co3" table:number-columns-repeated="2" table:default-cell-style-name="ce139"/>
        <table:table-column table:style-name="co33" table:default-cell-style-name="ce139"/>
        <table:table-column table:style-name="co3" table:number-columns-repeated="2" table:default-cell-style-name="ce139"/>
        <table:table-column table:style-name="co33" table:default-cell-style-name="ce139"/>
        <table:table-column table:style-name="co34" table:default-cell-style-name="ce139"/>
        <table:table-column table:style-name="co35" table:default-cell-style-name="ce139"/>
        <table:table-column table:style-name="co33" table:default-cell-style-name="ce139"/>
        <table:table-column table:style-name="co3" table:number-columns-repeated="2" table:default-cell-style-name="ce139"/>
        <table:table-column table:style-name="co33" table:default-cell-style-name="ce139"/>
        <table:table-column table:style-name="co3" table:number-columns-repeated="2" table:default-cell-style-name="ce139"/>
        <table:table-column table:style-name="co33" table:default-cell-style-name="ce139"/>
        <table:table-column table:style-name="co3" table:number-columns-repeated="2" table:default-cell-style-name="ce139"/>
        <table:table-column table:style-name="co3" table:visibility="collapse" table:number-columns-repeated="981" table:default-cell-style-name="ce139"/>
        <table:table-column table:style-name="co3" table:visibility="collapse" table:number-columns-repeated="7" table:default-cell-style-name="Default"/>
        <table:table-row table:style-name="ro3">
          <table:table-cell table:style-name="ce49" table:number-columns-spanned="49" table:number-rows-spanned="9"/>
          <table:covered-table-cell table:number-columns-repeated="48"/>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covered-table-cell table:number-columns-repeated="49"/>
          <table:table-cell table:number-columns-repeated="975"/>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22" table:number-columns-repeated="981"/>
          <table:table-cell table:number-columns-repeated="7"/>
        </table:table-row>
        <table:table-row table:style-name="ro3">
          <table:table-cell table:style-name="ce54" office:value-type="float" office:value="1" calcext:value-type="float">
            <text:p>1</text:p>
          </table:table-cell>
          <table:table-cell table:style-name="ce61" office:value-type="float" office:value="2" calcext:value-type="float">
            <text:p>2</text:p>
          </table:table-cell>
          <table:table-cell table:style-name="ce18"/>
          <table:table-cell table:style-name="ce65" office:value-type="float" office:value="21" calcext:value-type="float">
            <text:p>21</text:p>
          </table:table-cell>
          <table:table-cell table:style-name="ce61" office:value-type="float" office:value="2" calcext:value-type="float">
            <text:p>2</text:p>
          </table:table-cell>
          <table:table-cell table:style-name="ce18"/>
          <table:table-cell table:style-name="ce65" office:value-type="float" office:value="41" calcext:value-type="float">
            <text:p>41</text:p>
          </table:table-cell>
          <table:table-cell table:style-name="ce61" office:value-type="float" office:value="2" calcext:value-type="float">
            <text:p>2</text:p>
          </table:table-cell>
          <table:table-cell table:style-name="ce18"/>
          <table:table-cell table:style-name="ce68" office:value-type="float" office:value="61" calcext:value-type="float">
            <text:p>61</text:p>
          </table:table-cell>
          <table:table-cell table:style-name="ce70" office:value-type="float" office:value="2" calcext:value-type="float">
            <text:p>2</text:p>
          </table:table-cell>
          <table:table-cell table:style-name="ce18"/>
          <table:table-cell table:style-name="ce68" office:value-type="float" office:value="81" calcext:value-type="float">
            <text:p>81</text:p>
          </table:table-cell>
          <table:table-cell table:style-name="ce70" office:value-type="float" office:value="2" calcext:value-type="float">
            <text:p>2</text:p>
          </table:table-cell>
          <table:table-cell table:style-name="ce18"/>
          <table:table-cell table:style-name="ce68" office:value-type="float" office:value="101" calcext:value-type="float">
            <text:p>101</text:p>
          </table:table-cell>
          <table:table-cell table:style-name="ce70" office:value-type="float" office:value="2" calcext:value-type="float">
            <text:p>2</text:p>
          </table:table-cell>
          <table:table-cell table:style-name="ce18"/>
          <table:table-cell table:style-name="ce68" office:value-type="float" office:value="121" calcext:value-type="float">
            <text:p>121</text:p>
          </table:table-cell>
          <table:table-cell table:style-name="ce70" office:value-type="float" office:value="2" calcext:value-type="float">
            <text:p>2</text:p>
          </table:table-cell>
          <table:table-cell table:style-name="ce18"/>
          <table:table-cell table:style-name="ce68" office:value-type="float" office:value="141" calcext:value-type="float">
            <text:p>141</text:p>
          </table:table-cell>
          <table:table-cell table:style-name="ce70" office:value-type="float" office:value="2" calcext:value-type="float">
            <text:p>2</text:p>
          </table:table-cell>
          <table:table-cell table:style-name="ce18"/>
          <table:table-cell table:style-name="ce68" office:value-type="float" office:value="161" calcext:value-type="float">
            <text:p>161</text:p>
          </table:table-cell>
          <table:table-cell table:style-name="ce70" office:value-type="float" office:value="2" calcext:value-type="float">
            <text:p>2</text:p>
          </table:table-cell>
          <table:table-cell table:style-name="ce18"/>
          <table:table-cell table:style-name="ce68" office:value-type="float" office:value="181" calcext:value-type="float">
            <text:p>181</text:p>
          </table:table-cell>
          <table:table-cell table:style-name="ce70" office:value-type="float" office:value="2" calcext:value-type="float">
            <text:p>2</text:p>
          </table:table-cell>
          <table:table-cell table:style-name="ce18"/>
          <table:table-cell table:style-name="ce68" office:value-type="float" office:value="201" calcext:value-type="float">
            <text:p>201</text:p>
          </table:table-cell>
          <table:table-cell table:style-name="ce70" office:value-type="float" office:value="2" calcext:value-type="float">
            <text:p>2</text:p>
          </table:table-cell>
          <table:table-cell table:style-name="ce18"/>
          <table:table-cell table:style-name="ce68" office:value-type="float" office:value="221" calcext:value-type="float">
            <text:p>221</text:p>
          </table:table-cell>
          <table:table-cell table:style-name="ce70" office:value-type="float" office:value="2" calcext:value-type="float">
            <text:p>2</text:p>
          </table:table-cell>
          <table:table-cell table:style-name="ce18"/>
          <table:table-cell table:number-columns-repeated="988"/>
        </table:table-row>
        <table:table-row table:style-name="ro3">
          <table:table-cell table:style-name="ce54" office:value-type="float" office:value="2" calcext:value-type="float">
            <text:p>2</text:p>
          </table:table-cell>
          <table:table-cell table:style-name="ce61" office:value-type="float" office:value="5" calcext:value-type="float">
            <text:p>5</text:p>
          </table:table-cell>
          <table:table-cell table:style-name="ce18"/>
          <table:table-cell table:style-name="ce65" office:value-type="float" office:value="22" calcext:value-type="float">
            <text:p>22</text:p>
          </table:table-cell>
          <table:table-cell table:style-name="ce61" office:value-type="float" office:value="5" calcext:value-type="float">
            <text:p>5</text:p>
          </table:table-cell>
          <table:table-cell table:style-name="ce18"/>
          <table:table-cell table:style-name="ce65" office:value-type="float" office:value="42" calcext:value-type="float">
            <text:p>42</text:p>
          </table:table-cell>
          <table:table-cell table:style-name="ce61" office:value-type="float" office:value="5" calcext:value-type="float">
            <text:p>5</text:p>
          </table:table-cell>
          <table:table-cell table:style-name="ce18"/>
          <table:table-cell table:style-name="ce68" office:value-type="float" office:value="62" calcext:value-type="float">
            <text:p>62</text:p>
          </table:table-cell>
          <table:table-cell table:style-name="ce70" office:value-type="float" office:value="5" calcext:value-type="float">
            <text:p>5</text:p>
          </table:table-cell>
          <table:table-cell table:style-name="ce18"/>
          <table:table-cell table:style-name="ce68" office:value-type="float" office:value="82" calcext:value-type="float">
            <text:p>82</text:p>
          </table:table-cell>
          <table:table-cell table:style-name="ce70" office:value-type="float" office:value="5" calcext:value-type="float">
            <text:p>5</text:p>
          </table:table-cell>
          <table:table-cell table:style-name="ce18"/>
          <table:table-cell table:style-name="ce68" office:value-type="float" office:value="102" calcext:value-type="float">
            <text:p>102</text:p>
          </table:table-cell>
          <table:table-cell table:style-name="ce70" office:value-type="float" office:value="5" calcext:value-type="float">
            <text:p>5</text:p>
          </table:table-cell>
          <table:table-cell table:style-name="ce18"/>
          <table:table-cell table:style-name="ce68" office:value-type="float" office:value="122" calcext:value-type="float">
            <text:p>122</text:p>
          </table:table-cell>
          <table:table-cell table:style-name="ce70" office:value-type="float" office:value="5" calcext:value-type="float">
            <text:p>5</text:p>
          </table:table-cell>
          <table:table-cell table:style-name="ce18"/>
          <table:table-cell table:style-name="ce68" office:value-type="float" office:value="142" calcext:value-type="float">
            <text:p>142</text:p>
          </table:table-cell>
          <table:table-cell table:style-name="ce70" office:value-type="float" office:value="5" calcext:value-type="float">
            <text:p>5</text:p>
          </table:table-cell>
          <table:table-cell table:style-name="ce18"/>
          <table:table-cell table:style-name="ce68" office:value-type="float" office:value="162" calcext:value-type="float">
            <text:p>162</text:p>
          </table:table-cell>
          <table:table-cell table:style-name="ce70" office:value-type="float" office:value="5" calcext:value-type="float">
            <text:p>5</text:p>
          </table:table-cell>
          <table:table-cell table:style-name="ce18"/>
          <table:table-cell table:style-name="ce68" office:value-type="float" office:value="182" calcext:value-type="float">
            <text:p>182</text:p>
          </table:table-cell>
          <table:table-cell table:style-name="ce70" office:value-type="float" office:value="5" calcext:value-type="float">
            <text:p>5</text:p>
          </table:table-cell>
          <table:table-cell table:style-name="ce18"/>
          <table:table-cell table:style-name="ce68" office:value-type="float" office:value="202" calcext:value-type="float">
            <text:p>202</text:p>
          </table:table-cell>
          <table:table-cell table:style-name="ce70" office:value-type="float" office:value="5" calcext:value-type="float">
            <text:p>5</text:p>
          </table:table-cell>
          <table:table-cell table:style-name="ce18"/>
          <table:table-cell table:style-name="ce68" office:value-type="float" office:value="222" calcext:value-type="float">
            <text:p>222</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3" calcext:value-type="float">
            <text:p>3</text:p>
          </table:table-cell>
          <table:table-cell table:style-name="ce61" office:value-type="float" office:value="3" calcext:value-type="float">
            <text:p>3</text:p>
          </table:table-cell>
          <table:table-cell table:style-name="ce18"/>
          <table:table-cell table:style-name="ce65" office:value-type="float" office:value="23" calcext:value-type="float">
            <text:p>23</text:p>
          </table:table-cell>
          <table:table-cell table:style-name="ce61" office:value-type="float" office:value="3" calcext:value-type="float">
            <text:p>3</text:p>
          </table:table-cell>
          <table:table-cell table:style-name="ce18"/>
          <table:table-cell table:style-name="ce65" office:value-type="float" office:value="43" calcext:value-type="float">
            <text:p>43</text:p>
          </table:table-cell>
          <table:table-cell table:style-name="ce61" office:value-type="float" office:value="3" calcext:value-type="float">
            <text:p>3</text:p>
          </table:table-cell>
          <table:table-cell table:style-name="ce18"/>
          <table:table-cell table:style-name="ce68" office:value-type="float" office:value="63" calcext:value-type="float">
            <text:p>63</text:p>
          </table:table-cell>
          <table:table-cell table:style-name="ce70" office:value-type="float" office:value="3" calcext:value-type="float">
            <text:p>3</text:p>
          </table:table-cell>
          <table:table-cell table:style-name="ce18"/>
          <table:table-cell table:style-name="ce68" office:value-type="float" office:value="83" calcext:value-type="float">
            <text:p>83</text:p>
          </table:table-cell>
          <table:table-cell table:style-name="ce70" office:value-type="float" office:value="3" calcext:value-type="float">
            <text:p>3</text:p>
          </table:table-cell>
          <table:table-cell table:style-name="ce18"/>
          <table:table-cell table:style-name="ce68" office:value-type="float" office:value="103" calcext:value-type="float">
            <text:p>103</text:p>
          </table:table-cell>
          <table:table-cell table:style-name="ce70" office:value-type="float" office:value="3" calcext:value-type="float">
            <text:p>3</text:p>
          </table:table-cell>
          <table:table-cell table:style-name="ce18"/>
          <table:table-cell table:style-name="ce68" office:value-type="float" office:value="123" calcext:value-type="float">
            <text:p>123</text:p>
          </table:table-cell>
          <table:table-cell table:style-name="ce70" office:value-type="float" office:value="3" calcext:value-type="float">
            <text:p>3</text:p>
          </table:table-cell>
          <table:table-cell table:style-name="ce18"/>
          <table:table-cell table:style-name="ce68" office:value-type="float" office:value="143" calcext:value-type="float">
            <text:p>143</text:p>
          </table:table-cell>
          <table:table-cell table:style-name="ce70" office:value-type="float" office:value="3" calcext:value-type="float">
            <text:p>3</text:p>
          </table:table-cell>
          <table:table-cell table:style-name="ce18"/>
          <table:table-cell table:style-name="ce68" office:value-type="float" office:value="163" calcext:value-type="float">
            <text:p>163</text:p>
          </table:table-cell>
          <table:table-cell table:style-name="ce70" office:value-type="float" office:value="3" calcext:value-type="float">
            <text:p>3</text:p>
          </table:table-cell>
          <table:table-cell table:style-name="ce18"/>
          <table:table-cell table:style-name="ce68" office:value-type="float" office:value="183" calcext:value-type="float">
            <text:p>183</text:p>
          </table:table-cell>
          <table:table-cell table:style-name="ce70" office:value-type="float" office:value="3" calcext:value-type="float">
            <text:p>3</text:p>
          </table:table-cell>
          <table:table-cell table:style-name="ce18"/>
          <table:table-cell table:style-name="ce68" office:value-type="float" office:value="203" calcext:value-type="float">
            <text:p>203</text:p>
          </table:table-cell>
          <table:table-cell table:style-name="ce70" office:value-type="float" office:value="3" calcext:value-type="float">
            <text:p>3</text:p>
          </table:table-cell>
          <table:table-cell table:style-name="ce18"/>
          <table:table-cell table:style-name="ce68" office:value-type="float" office:value="223" calcext:value-type="float">
            <text:p>223</text:p>
          </table:table-cell>
          <table:table-cell table:style-name="ce70" office:value-type="float" office:value="3" calcext:value-type="float">
            <text:p>3</text:p>
          </table:table-cell>
          <table:table-cell table:style-name="ce18"/>
          <table:table-cell table:number-columns-repeated="988"/>
        </table:table-row>
        <table:table-row table:style-name="ro3">
          <table:table-cell table:style-name="ce54" office:value-type="float" office:value="4" calcext:value-type="float">
            <text:p>4</text:p>
          </table:table-cell>
          <table:table-cell table:style-name="ce61" office:value-type="float" office:value="1" calcext:value-type="float">
            <text:p>1</text:p>
          </table:table-cell>
          <table:table-cell table:style-name="ce18"/>
          <table:table-cell table:style-name="ce65" office:value-type="float" office:value="24" calcext:value-type="float">
            <text:p>24</text:p>
          </table:table-cell>
          <table:table-cell table:style-name="ce61" office:value-type="float" office:value="1" calcext:value-type="float">
            <text:p>1</text:p>
          </table:table-cell>
          <table:table-cell table:style-name="ce18"/>
          <table:table-cell table:style-name="ce65" office:value-type="float" office:value="44" calcext:value-type="float">
            <text:p>44</text:p>
          </table:table-cell>
          <table:table-cell table:style-name="ce61" office:value-type="float" office:value="1" calcext:value-type="float">
            <text:p>1</text:p>
          </table:table-cell>
          <table:table-cell table:style-name="ce18"/>
          <table:table-cell table:style-name="ce68" office:value-type="float" office:value="64" calcext:value-type="float">
            <text:p>64</text:p>
          </table:table-cell>
          <table:table-cell table:style-name="ce70" office:value-type="float" office:value="1" calcext:value-type="float">
            <text:p>1</text:p>
          </table:table-cell>
          <table:table-cell table:style-name="ce18"/>
          <table:table-cell table:style-name="ce68" office:value-type="float" office:value="84" calcext:value-type="float">
            <text:p>84</text:p>
          </table:table-cell>
          <table:table-cell table:style-name="ce70" office:value-type="float" office:value="1" calcext:value-type="float">
            <text:p>1</text:p>
          </table:table-cell>
          <table:table-cell table:style-name="ce18"/>
          <table:table-cell table:style-name="ce68" office:value-type="float" office:value="104" calcext:value-type="float">
            <text:p>104</text:p>
          </table:table-cell>
          <table:table-cell table:style-name="ce70" office:value-type="float" office:value="1" calcext:value-type="float">
            <text:p>1</text:p>
          </table:table-cell>
          <table:table-cell table:style-name="ce18"/>
          <table:table-cell table:style-name="ce68" office:value-type="float" office:value="124" calcext:value-type="float">
            <text:p>124</text:p>
          </table:table-cell>
          <table:table-cell table:style-name="ce70" office:value-type="float" office:value="1" calcext:value-type="float">
            <text:p>1</text:p>
          </table:table-cell>
          <table:table-cell table:style-name="ce18"/>
          <table:table-cell table:style-name="ce68" office:value-type="float" office:value="144" calcext:value-type="float">
            <text:p>144</text:p>
          </table:table-cell>
          <table:table-cell table:style-name="ce70" office:value-type="float" office:value="1" calcext:value-type="float">
            <text:p>1</text:p>
          </table:table-cell>
          <table:table-cell table:style-name="ce18"/>
          <table:table-cell table:style-name="ce68" office:value-type="float" office:value="164" calcext:value-type="float">
            <text:p>164</text:p>
          </table:table-cell>
          <table:table-cell table:style-name="ce70" office:value-type="float" office:value="1" calcext:value-type="float">
            <text:p>1</text:p>
          </table:table-cell>
          <table:table-cell table:style-name="ce18"/>
          <table:table-cell table:style-name="ce68" office:value-type="float" office:value="184" calcext:value-type="float">
            <text:p>184</text:p>
          </table:table-cell>
          <table:table-cell table:style-name="ce70" office:value-type="float" office:value="1" calcext:value-type="float">
            <text:p>1</text:p>
          </table:table-cell>
          <table:table-cell table:style-name="ce18"/>
          <table:table-cell table:style-name="ce68" office:value-type="float" office:value="204" calcext:value-type="float">
            <text:p>204</text:p>
          </table:table-cell>
          <table:table-cell table:style-name="ce70" office:value-type="float" office:value="1" calcext:value-type="float">
            <text:p>1</text:p>
          </table:table-cell>
          <table:table-cell table:style-name="ce18"/>
          <table:table-cell table:style-name="ce68" office:value-type="float" office:value="224" calcext:value-type="float">
            <text:p>224</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5" calcext:value-type="float">
            <text:p>5</text:p>
          </table:table-cell>
          <table:table-cell table:style-name="ce61" office:value-type="float" office:value="5" calcext:value-type="float">
            <text:p>5</text:p>
          </table:table-cell>
          <table:table-cell table:style-name="ce18"/>
          <table:table-cell table:style-name="ce65" office:value-type="float" office:value="25" calcext:value-type="float">
            <text:p>25</text:p>
          </table:table-cell>
          <table:table-cell table:style-name="ce61" office:value-type="float" office:value="5" calcext:value-type="float">
            <text:p>5</text:p>
          </table:table-cell>
          <table:table-cell table:style-name="ce18"/>
          <table:table-cell table:style-name="ce65" office:value-type="float" office:value="45" calcext:value-type="float">
            <text:p>45</text:p>
          </table:table-cell>
          <table:table-cell table:style-name="ce61" office:value-type="float" office:value="5" calcext:value-type="float">
            <text:p>5</text:p>
          </table:table-cell>
          <table:table-cell table:style-name="ce18"/>
          <table:table-cell table:style-name="ce68" office:value-type="float" office:value="65" calcext:value-type="float">
            <text:p>65</text:p>
          </table:table-cell>
          <table:table-cell table:style-name="ce70" office:value-type="float" office:value="5" calcext:value-type="float">
            <text:p>5</text:p>
          </table:table-cell>
          <table:table-cell table:style-name="ce18"/>
          <table:table-cell table:style-name="ce68" office:value-type="float" office:value="85" calcext:value-type="float">
            <text:p>85</text:p>
          </table:table-cell>
          <table:table-cell table:style-name="ce70" office:value-type="float" office:value="5" calcext:value-type="float">
            <text:p>5</text:p>
          </table:table-cell>
          <table:table-cell table:style-name="ce18"/>
          <table:table-cell table:style-name="ce68" office:value-type="float" office:value="105" calcext:value-type="float">
            <text:p>105</text:p>
          </table:table-cell>
          <table:table-cell table:style-name="ce70" office:value-type="float" office:value="5" calcext:value-type="float">
            <text:p>5</text:p>
          </table:table-cell>
          <table:table-cell table:style-name="ce18"/>
          <table:table-cell table:style-name="ce68" office:value-type="float" office:value="125" calcext:value-type="float">
            <text:p>125</text:p>
          </table:table-cell>
          <table:table-cell table:style-name="ce70" office:value-type="float" office:value="5" calcext:value-type="float">
            <text:p>5</text:p>
          </table:table-cell>
          <table:table-cell table:style-name="ce18"/>
          <table:table-cell table:style-name="ce68" office:value-type="float" office:value="145" calcext:value-type="float">
            <text:p>145</text:p>
          </table:table-cell>
          <table:table-cell table:style-name="ce70" office:value-type="float" office:value="5" calcext:value-type="float">
            <text:p>5</text:p>
          </table:table-cell>
          <table:table-cell table:style-name="ce18"/>
          <table:table-cell table:style-name="ce68" office:value-type="float" office:value="165" calcext:value-type="float">
            <text:p>165</text:p>
          </table:table-cell>
          <table:table-cell table:style-name="ce70" office:value-type="float" office:value="5" calcext:value-type="float">
            <text:p>5</text:p>
          </table:table-cell>
          <table:table-cell table:style-name="ce18"/>
          <table:table-cell table:style-name="ce68" office:value-type="float" office:value="185" calcext:value-type="float">
            <text:p>185</text:p>
          </table:table-cell>
          <table:table-cell table:style-name="ce70" office:value-type="float" office:value="5" calcext:value-type="float">
            <text:p>5</text:p>
          </table:table-cell>
          <table:table-cell table:style-name="ce18"/>
          <table:table-cell table:style-name="ce68" office:value-type="float" office:value="205" calcext:value-type="float">
            <text:p>205</text:p>
          </table:table-cell>
          <table:table-cell table:style-name="ce70" office:value-type="float" office:value="5" calcext:value-type="float">
            <text:p>5</text:p>
          </table:table-cell>
          <table:table-cell table:style-name="ce18"/>
          <table:table-cell table:style-name="ce68" office:value-type="float" office:value="225" calcext:value-type="float">
            <text:p>225</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6" calcext:value-type="float">
            <text:p>6</text:p>
          </table:table-cell>
          <table:table-cell table:style-name="ce61" office:value-type="float" office:value="1" calcext:value-type="float">
            <text:p>1</text:p>
          </table:table-cell>
          <table:table-cell table:style-name="ce18"/>
          <table:table-cell table:style-name="ce65" office:value-type="float" office:value="26" calcext:value-type="float">
            <text:p>26</text:p>
          </table:table-cell>
          <table:table-cell table:style-name="ce61" office:value-type="float" office:value="1" calcext:value-type="float">
            <text:p>1</text:p>
          </table:table-cell>
          <table:table-cell table:style-name="ce18"/>
          <table:table-cell table:style-name="ce65" office:value-type="float" office:value="46" calcext:value-type="float">
            <text:p>46</text:p>
          </table:table-cell>
          <table:table-cell table:style-name="ce61" office:value-type="float" office:value="1" calcext:value-type="float">
            <text:p>1</text:p>
          </table:table-cell>
          <table:table-cell table:style-name="ce18"/>
          <table:table-cell table:style-name="ce68" office:value-type="float" office:value="66" calcext:value-type="float">
            <text:p>66</text:p>
          </table:table-cell>
          <table:table-cell table:style-name="ce70" office:value-type="float" office:value="1" calcext:value-type="float">
            <text:p>1</text:p>
          </table:table-cell>
          <table:table-cell table:style-name="ce18"/>
          <table:table-cell table:style-name="ce68" office:value-type="float" office:value="86" calcext:value-type="float">
            <text:p>86</text:p>
          </table:table-cell>
          <table:table-cell table:style-name="ce70" office:value-type="float" office:value="1" calcext:value-type="float">
            <text:p>1</text:p>
          </table:table-cell>
          <table:table-cell table:style-name="ce18"/>
          <table:table-cell table:style-name="ce68" office:value-type="float" office:value="106" calcext:value-type="float">
            <text:p>106</text:p>
          </table:table-cell>
          <table:table-cell table:style-name="ce70" office:value-type="float" office:value="1" calcext:value-type="float">
            <text:p>1</text:p>
          </table:table-cell>
          <table:table-cell table:style-name="ce18"/>
          <table:table-cell table:style-name="ce68" office:value-type="float" office:value="126" calcext:value-type="float">
            <text:p>126</text:p>
          </table:table-cell>
          <table:table-cell table:style-name="ce70" office:value-type="float" office:value="1" calcext:value-type="float">
            <text:p>1</text:p>
          </table:table-cell>
          <table:table-cell table:style-name="ce18"/>
          <table:table-cell table:style-name="ce68" office:value-type="float" office:value="146" calcext:value-type="float">
            <text:p>146</text:p>
          </table:table-cell>
          <table:table-cell table:style-name="ce70" office:value-type="float" office:value="1" calcext:value-type="float">
            <text:p>1</text:p>
          </table:table-cell>
          <table:table-cell table:style-name="ce18"/>
          <table:table-cell table:style-name="ce68" office:value-type="float" office:value="166" calcext:value-type="float">
            <text:p>166</text:p>
          </table:table-cell>
          <table:table-cell table:style-name="ce70" office:value-type="float" office:value="1" calcext:value-type="float">
            <text:p>1</text:p>
          </table:table-cell>
          <table:table-cell table:style-name="ce18"/>
          <table:table-cell table:style-name="ce68" office:value-type="float" office:value="186" calcext:value-type="float">
            <text:p>186</text:p>
          </table:table-cell>
          <table:table-cell table:style-name="ce70" office:value-type="float" office:value="1" calcext:value-type="float">
            <text:p>1</text:p>
          </table:table-cell>
          <table:table-cell table:style-name="ce18"/>
          <table:table-cell table:style-name="ce68" office:value-type="float" office:value="206" calcext:value-type="float">
            <text:p>206</text:p>
          </table:table-cell>
          <table:table-cell table:style-name="ce70" office:value-type="float" office:value="1" calcext:value-type="float">
            <text:p>1</text:p>
          </table:table-cell>
          <table:table-cell table:style-name="ce18"/>
          <table:table-cell table:style-name="ce68" office:value-type="float" office:value="226" calcext:value-type="float">
            <text:p>226</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7" calcext:value-type="float">
            <text:p>7</text:p>
          </table:table-cell>
          <table:table-cell table:style-name="ce61" office:value-type="float" office:value="4" calcext:value-type="float">
            <text:p>4</text:p>
          </table:table-cell>
          <table:table-cell table:style-name="ce18"/>
          <table:table-cell table:style-name="ce65" office:value-type="float" office:value="27" calcext:value-type="float">
            <text:p>27</text:p>
          </table:table-cell>
          <table:table-cell table:style-name="ce61" office:value-type="float" office:value="4" calcext:value-type="float">
            <text:p>4</text:p>
          </table:table-cell>
          <table:table-cell table:style-name="ce18"/>
          <table:table-cell table:style-name="ce65" office:value-type="float" office:value="47" calcext:value-type="float">
            <text:p>47</text:p>
          </table:table-cell>
          <table:table-cell table:style-name="ce61" office:value-type="float" office:value="4" calcext:value-type="float">
            <text:p>4</text:p>
          </table:table-cell>
          <table:table-cell table:style-name="ce18"/>
          <table:table-cell table:style-name="ce68" office:value-type="float" office:value="67" calcext:value-type="float">
            <text:p>67</text:p>
          </table:table-cell>
          <table:table-cell table:style-name="ce70" office:value-type="float" office:value="4" calcext:value-type="float">
            <text:p>4</text:p>
          </table:table-cell>
          <table:table-cell table:style-name="ce18"/>
          <table:table-cell table:style-name="ce68" office:value-type="float" office:value="87" calcext:value-type="float">
            <text:p>87</text:p>
          </table:table-cell>
          <table:table-cell table:style-name="ce70" office:value-type="float" office:value="4" calcext:value-type="float">
            <text:p>4</text:p>
          </table:table-cell>
          <table:table-cell table:style-name="ce18"/>
          <table:table-cell table:style-name="ce68" office:value-type="float" office:value="107" calcext:value-type="float">
            <text:p>107</text:p>
          </table:table-cell>
          <table:table-cell table:style-name="ce70" office:value-type="float" office:value="4" calcext:value-type="float">
            <text:p>4</text:p>
          </table:table-cell>
          <table:table-cell table:style-name="ce18"/>
          <table:table-cell table:style-name="ce68" office:value-type="float" office:value="127" calcext:value-type="float">
            <text:p>127</text:p>
          </table:table-cell>
          <table:table-cell table:style-name="ce70" office:value-type="float" office:value="4" calcext:value-type="float">
            <text:p>4</text:p>
          </table:table-cell>
          <table:table-cell table:style-name="ce18"/>
          <table:table-cell table:style-name="ce68" office:value-type="float" office:value="147" calcext:value-type="float">
            <text:p>147</text:p>
          </table:table-cell>
          <table:table-cell table:style-name="ce70" office:value-type="float" office:value="4" calcext:value-type="float">
            <text:p>4</text:p>
          </table:table-cell>
          <table:table-cell table:style-name="ce18"/>
          <table:table-cell table:style-name="ce68" office:value-type="float" office:value="167" calcext:value-type="float">
            <text:p>167</text:p>
          </table:table-cell>
          <table:table-cell table:style-name="ce70" office:value-type="float" office:value="4" calcext:value-type="float">
            <text:p>4</text:p>
          </table:table-cell>
          <table:table-cell table:style-name="ce18"/>
          <table:table-cell table:style-name="ce68" office:value-type="float" office:value="187" calcext:value-type="float">
            <text:p>187</text:p>
          </table:table-cell>
          <table:table-cell table:style-name="ce70" office:value-type="float" office:value="4" calcext:value-type="float">
            <text:p>4</text:p>
          </table:table-cell>
          <table:table-cell table:style-name="ce18"/>
          <table:table-cell table:style-name="ce68" office:value-type="float" office:value="207" calcext:value-type="float">
            <text:p>207</text:p>
          </table:table-cell>
          <table:table-cell table:style-name="ce70" office:value-type="float" office:value="4" calcext:value-type="float">
            <text:p>4</text:p>
          </table:table-cell>
          <table:table-cell table:style-name="ce18"/>
          <table:table-cell table:style-name="ce68" office:value-type="float" office:value="227" calcext:value-type="float">
            <text:p>227</text:p>
          </table:table-cell>
          <table:table-cell table:style-name="ce70" office:value-type="float" office:value="4" calcext:value-type="float">
            <text:p>4</text:p>
          </table:table-cell>
          <table:table-cell table:style-name="ce18"/>
          <table:table-cell table:number-columns-repeated="988"/>
        </table:table-row>
        <table:table-row table:style-name="ro3">
          <table:table-cell table:style-name="ce54" office:value-type="float" office:value="8" calcext:value-type="float">
            <text:p>8</text:p>
          </table:table-cell>
          <table:table-cell table:style-name="ce61" office:value-type="float" office:value="3" calcext:value-type="float">
            <text:p>3</text:p>
          </table:table-cell>
          <table:table-cell table:style-name="ce18"/>
          <table:table-cell table:style-name="ce65" office:value-type="float" office:value="28" calcext:value-type="float">
            <text:p>28</text:p>
          </table:table-cell>
          <table:table-cell table:style-name="ce61" office:value-type="float" office:value="3" calcext:value-type="float">
            <text:p>3</text:p>
          </table:table-cell>
          <table:table-cell table:style-name="ce18"/>
          <table:table-cell table:style-name="ce65" office:value-type="float" office:value="48" calcext:value-type="float">
            <text:p>48</text:p>
          </table:table-cell>
          <table:table-cell table:style-name="ce61" office:value-type="float" office:value="3" calcext:value-type="float">
            <text:p>3</text:p>
          </table:table-cell>
          <table:table-cell table:style-name="ce18"/>
          <table:table-cell table:style-name="ce68" office:value-type="float" office:value="68" calcext:value-type="float">
            <text:p>68</text:p>
          </table:table-cell>
          <table:table-cell table:style-name="ce70" office:value-type="float" office:value="3" calcext:value-type="float">
            <text:p>3</text:p>
          </table:table-cell>
          <table:table-cell table:style-name="ce18"/>
          <table:table-cell table:style-name="ce68" office:value-type="float" office:value="88" calcext:value-type="float">
            <text:p>88</text:p>
          </table:table-cell>
          <table:table-cell table:style-name="ce70" office:value-type="float" office:value="3" calcext:value-type="float">
            <text:p>3</text:p>
          </table:table-cell>
          <table:table-cell table:style-name="ce18"/>
          <table:table-cell table:style-name="ce68" office:value-type="float" office:value="108" calcext:value-type="float">
            <text:p>108</text:p>
          </table:table-cell>
          <table:table-cell table:style-name="ce70" office:value-type="float" office:value="3" calcext:value-type="float">
            <text:p>3</text:p>
          </table:table-cell>
          <table:table-cell table:style-name="ce18"/>
          <table:table-cell table:style-name="ce68" office:value-type="float" office:value="128" calcext:value-type="float">
            <text:p>128</text:p>
          </table:table-cell>
          <table:table-cell table:style-name="ce70" office:value-type="float" office:value="3" calcext:value-type="float">
            <text:p>3</text:p>
          </table:table-cell>
          <table:table-cell table:style-name="ce18"/>
          <table:table-cell table:style-name="ce68" office:value-type="float" office:value="148" calcext:value-type="float">
            <text:p>148</text:p>
          </table:table-cell>
          <table:table-cell table:style-name="ce70" office:value-type="float" office:value="3" calcext:value-type="float">
            <text:p>3</text:p>
          </table:table-cell>
          <table:table-cell table:style-name="ce18"/>
          <table:table-cell table:style-name="ce68" office:value-type="float" office:value="168" calcext:value-type="float">
            <text:p>168</text:p>
          </table:table-cell>
          <table:table-cell table:style-name="ce70" office:value-type="float" office:value="3" calcext:value-type="float">
            <text:p>3</text:p>
          </table:table-cell>
          <table:table-cell table:style-name="ce18"/>
          <table:table-cell table:style-name="ce68" office:value-type="float" office:value="188" calcext:value-type="float">
            <text:p>188</text:p>
          </table:table-cell>
          <table:table-cell table:style-name="ce70" office:value-type="float" office:value="3" calcext:value-type="float">
            <text:p>3</text:p>
          </table:table-cell>
          <table:table-cell table:style-name="ce18"/>
          <table:table-cell table:style-name="ce68" office:value-type="float" office:value="208" calcext:value-type="float">
            <text:p>208</text:p>
          </table:table-cell>
          <table:table-cell table:style-name="ce70" office:value-type="float" office:value="3" calcext:value-type="float">
            <text:p>3</text:p>
          </table:table-cell>
          <table:table-cell table:style-name="ce18"/>
          <table:table-cell table:style-name="ce68" office:value-type="float" office:value="228" calcext:value-type="float">
            <text:p>228</text:p>
          </table:table-cell>
          <table:table-cell table:style-name="ce70" office:value-type="float" office:value="3" calcext:value-type="float">
            <text:p>3</text:p>
          </table:table-cell>
          <table:table-cell table:style-name="ce18"/>
          <table:table-cell table:number-columns-repeated="988"/>
        </table:table-row>
        <table:table-row table:style-name="ro3">
          <table:table-cell table:style-name="ce54" office:value-type="float" office:value="9" calcext:value-type="float">
            <text:p>9</text:p>
          </table:table-cell>
          <table:table-cell table:style-name="ce61" office:value-type="float" office:value="1" calcext:value-type="float">
            <text:p>1</text:p>
          </table:table-cell>
          <table:table-cell table:style-name="ce18"/>
          <table:table-cell table:style-name="ce65" office:value-type="float" office:value="29" calcext:value-type="float">
            <text:p>29</text:p>
          </table:table-cell>
          <table:table-cell table:style-name="ce61" office:value-type="float" office:value="1" calcext:value-type="float">
            <text:p>1</text:p>
          </table:table-cell>
          <table:table-cell table:style-name="ce18"/>
          <table:table-cell table:style-name="ce65" office:value-type="float" office:value="49" calcext:value-type="float">
            <text:p>49</text:p>
          </table:table-cell>
          <table:table-cell table:style-name="ce61" office:value-type="float" office:value="1" calcext:value-type="float">
            <text:p>1</text:p>
          </table:table-cell>
          <table:table-cell table:style-name="ce18"/>
          <table:table-cell table:style-name="ce68" office:value-type="float" office:value="69" calcext:value-type="float">
            <text:p>69</text:p>
          </table:table-cell>
          <table:table-cell table:style-name="ce70" office:value-type="float" office:value="1" calcext:value-type="float">
            <text:p>1</text:p>
          </table:table-cell>
          <table:table-cell table:style-name="ce18"/>
          <table:table-cell table:style-name="ce68" office:value-type="float" office:value="89" calcext:value-type="float">
            <text:p>89</text:p>
          </table:table-cell>
          <table:table-cell table:style-name="ce70" office:value-type="float" office:value="1" calcext:value-type="float">
            <text:p>1</text:p>
          </table:table-cell>
          <table:table-cell table:style-name="ce18"/>
          <table:table-cell table:style-name="ce68" office:value-type="float" office:value="109" calcext:value-type="float">
            <text:p>109</text:p>
          </table:table-cell>
          <table:table-cell table:style-name="ce70" office:value-type="float" office:value="1" calcext:value-type="float">
            <text:p>1</text:p>
          </table:table-cell>
          <table:table-cell table:style-name="ce18"/>
          <table:table-cell table:style-name="ce68" office:value-type="float" office:value="129" calcext:value-type="float">
            <text:p>129</text:p>
          </table:table-cell>
          <table:table-cell table:style-name="ce70" office:value-type="float" office:value="1" calcext:value-type="float">
            <text:p>1</text:p>
          </table:table-cell>
          <table:table-cell table:style-name="ce18"/>
          <table:table-cell table:style-name="ce68" office:value-type="float" office:value="149" calcext:value-type="float">
            <text:p>149</text:p>
          </table:table-cell>
          <table:table-cell table:style-name="ce70" office:value-type="float" office:value="1" calcext:value-type="float">
            <text:p>1</text:p>
          </table:table-cell>
          <table:table-cell table:style-name="ce18"/>
          <table:table-cell table:style-name="ce68" office:value-type="float" office:value="169" calcext:value-type="float">
            <text:p>169</text:p>
          </table:table-cell>
          <table:table-cell table:style-name="ce70" office:value-type="float" office:value="1" calcext:value-type="float">
            <text:p>1</text:p>
          </table:table-cell>
          <table:table-cell table:style-name="ce18"/>
          <table:table-cell table:style-name="ce68" office:value-type="float" office:value="189" calcext:value-type="float">
            <text:p>189</text:p>
          </table:table-cell>
          <table:table-cell table:style-name="ce70" office:value-type="float" office:value="1" calcext:value-type="float">
            <text:p>1</text:p>
          </table:table-cell>
          <table:table-cell table:style-name="ce18"/>
          <table:table-cell table:style-name="ce68" office:value-type="float" office:value="209" calcext:value-type="float">
            <text:p>209</text:p>
          </table:table-cell>
          <table:table-cell table:style-name="ce70" office:value-type="float" office:value="1" calcext:value-type="float">
            <text:p>1</text:p>
          </table:table-cell>
          <table:table-cell table:style-name="ce18"/>
          <table:table-cell table:style-name="ce68" office:value-type="float" office:value="229" calcext:value-type="float">
            <text:p>229</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0" calcext:value-type="float">
            <text:p>10</text:p>
          </table:table-cell>
          <table:table-cell table:style-name="ce61" office:value-type="float" office:value="1" calcext:value-type="float">
            <text:p>1</text:p>
          </table:table-cell>
          <table:table-cell table:style-name="ce18"/>
          <table:table-cell table:style-name="ce65" office:value-type="float" office:value="30" calcext:value-type="float">
            <text:p>30</text:p>
          </table:table-cell>
          <table:table-cell table:style-name="ce61" office:value-type="float" office:value="1" calcext:value-type="float">
            <text:p>1</text:p>
          </table:table-cell>
          <table:table-cell table:style-name="ce18"/>
          <table:table-cell table:style-name="ce65" office:value-type="float" office:value="50" calcext:value-type="float">
            <text:p>50</text:p>
          </table:table-cell>
          <table:table-cell table:style-name="ce61" office:value-type="float" office:value="1" calcext:value-type="float">
            <text:p>1</text:p>
          </table:table-cell>
          <table:table-cell table:style-name="ce18"/>
          <table:table-cell table:style-name="ce68" office:value-type="float" office:value="70" calcext:value-type="float">
            <text:p>70</text:p>
          </table:table-cell>
          <table:table-cell table:style-name="ce70" office:value-type="float" office:value="1" calcext:value-type="float">
            <text:p>1</text:p>
          </table:table-cell>
          <table:table-cell table:style-name="ce18"/>
          <table:table-cell table:style-name="ce68" office:value-type="float" office:value="90" calcext:value-type="float">
            <text:p>90</text:p>
          </table:table-cell>
          <table:table-cell table:style-name="ce70" office:value-type="float" office:value="1" calcext:value-type="float">
            <text:p>1</text:p>
          </table:table-cell>
          <table:table-cell table:style-name="ce18"/>
          <table:table-cell table:style-name="ce68" office:value-type="float" office:value="110" calcext:value-type="float">
            <text:p>110</text:p>
          </table:table-cell>
          <table:table-cell table:style-name="ce70" office:value-type="float" office:value="1" calcext:value-type="float">
            <text:p>1</text:p>
          </table:table-cell>
          <table:table-cell table:style-name="ce18"/>
          <table:table-cell table:style-name="ce68" office:value-type="float" office:value="130" calcext:value-type="float">
            <text:p>130</text:p>
          </table:table-cell>
          <table:table-cell table:style-name="ce70" office:value-type="float" office:value="1" calcext:value-type="float">
            <text:p>1</text:p>
          </table:table-cell>
          <table:table-cell table:style-name="ce18"/>
          <table:table-cell table:style-name="ce68" office:value-type="float" office:value="150" calcext:value-type="float">
            <text:p>150</text:p>
          </table:table-cell>
          <table:table-cell table:style-name="ce70" office:value-type="float" office:value="1" calcext:value-type="float">
            <text:p>1</text:p>
          </table:table-cell>
          <table:table-cell table:style-name="ce18"/>
          <table:table-cell table:style-name="ce68" office:value-type="float" office:value="170" calcext:value-type="float">
            <text:p>170</text:p>
          </table:table-cell>
          <table:table-cell table:style-name="ce70" office:value-type="float" office:value="1" calcext:value-type="float">
            <text:p>1</text:p>
          </table:table-cell>
          <table:table-cell table:style-name="ce18"/>
          <table:table-cell table:style-name="ce68" office:value-type="float" office:value="190" calcext:value-type="float">
            <text:p>190</text:p>
          </table:table-cell>
          <table:table-cell table:style-name="ce70" office:value-type="float" office:value="1" calcext:value-type="float">
            <text:p>1</text:p>
          </table:table-cell>
          <table:table-cell table:style-name="ce18"/>
          <table:table-cell table:style-name="ce68" office:value-type="float" office:value="210" calcext:value-type="float">
            <text:p>210</text:p>
          </table:table-cell>
          <table:table-cell table:style-name="ce70" office:value-type="float" office:value="1" calcext:value-type="float">
            <text:p>1</text:p>
          </table:table-cell>
          <table:table-cell table:style-name="ce18"/>
          <table:table-cell table:style-name="ce68" office:value-type="float" office:value="230" calcext:value-type="float">
            <text:p>230</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1" calcext:value-type="float">
            <text:p>11</text:p>
          </table:table-cell>
          <table:table-cell table:style-name="ce61" office:value-type="float" office:value="1" calcext:value-type="float">
            <text:p>1</text:p>
          </table:table-cell>
          <table:table-cell table:style-name="ce18"/>
          <table:table-cell table:style-name="ce65" office:value-type="float" office:value="31" calcext:value-type="float">
            <text:p>31</text:p>
          </table:table-cell>
          <table:table-cell table:style-name="ce61" office:value-type="float" office:value="1" calcext:value-type="float">
            <text:p>1</text:p>
          </table:table-cell>
          <table:table-cell table:style-name="ce18"/>
          <table:table-cell table:style-name="ce65" office:value-type="float" office:value="51" calcext:value-type="float">
            <text:p>51</text:p>
          </table:table-cell>
          <table:table-cell table:style-name="ce61" office:value-type="float" office:value="1" calcext:value-type="float">
            <text:p>1</text:p>
          </table:table-cell>
          <table:table-cell table:style-name="ce18"/>
          <table:table-cell table:style-name="ce68" office:value-type="float" office:value="71" calcext:value-type="float">
            <text:p>71</text:p>
          </table:table-cell>
          <table:table-cell table:style-name="ce70" office:value-type="float" office:value="1" calcext:value-type="float">
            <text:p>1</text:p>
          </table:table-cell>
          <table:table-cell table:style-name="ce18"/>
          <table:table-cell table:style-name="ce68" office:value-type="float" office:value="91" calcext:value-type="float">
            <text:p>91</text:p>
          </table:table-cell>
          <table:table-cell table:style-name="ce70" office:value-type="float" office:value="1" calcext:value-type="float">
            <text:p>1</text:p>
          </table:table-cell>
          <table:table-cell table:style-name="ce18"/>
          <table:table-cell table:style-name="ce68" office:value-type="float" office:value="111" calcext:value-type="float">
            <text:p>111</text:p>
          </table:table-cell>
          <table:table-cell table:style-name="ce70" office:value-type="float" office:value="1" calcext:value-type="float">
            <text:p>1</text:p>
          </table:table-cell>
          <table:table-cell table:style-name="ce18"/>
          <table:table-cell table:style-name="ce68" office:value-type="float" office:value="131" calcext:value-type="float">
            <text:p>131</text:p>
          </table:table-cell>
          <table:table-cell table:style-name="ce70" office:value-type="float" office:value="1" calcext:value-type="float">
            <text:p>1</text:p>
          </table:table-cell>
          <table:table-cell table:style-name="ce18"/>
          <table:table-cell table:style-name="ce68" office:value-type="float" office:value="151" calcext:value-type="float">
            <text:p>151</text:p>
          </table:table-cell>
          <table:table-cell table:style-name="ce70" office:value-type="float" office:value="1" calcext:value-type="float">
            <text:p>1</text:p>
          </table:table-cell>
          <table:table-cell table:style-name="ce18"/>
          <table:table-cell table:style-name="ce68" office:value-type="float" office:value="171" calcext:value-type="float">
            <text:p>171</text:p>
          </table:table-cell>
          <table:table-cell table:style-name="ce70" office:value-type="float" office:value="1" calcext:value-type="float">
            <text:p>1</text:p>
          </table:table-cell>
          <table:table-cell table:style-name="ce18"/>
          <table:table-cell table:style-name="ce68" office:value-type="float" office:value="191" calcext:value-type="float">
            <text:p>191</text:p>
          </table:table-cell>
          <table:table-cell table:style-name="ce70" office:value-type="float" office:value="1" calcext:value-type="float">
            <text:p>1</text:p>
          </table:table-cell>
          <table:table-cell table:style-name="ce18"/>
          <table:table-cell table:style-name="ce68" office:value-type="float" office:value="211" calcext:value-type="float">
            <text:p>211</text:p>
          </table:table-cell>
          <table:table-cell table:style-name="ce70" office:value-type="float" office:value="1" calcext:value-type="float">
            <text:p>1</text:p>
          </table:table-cell>
          <table:table-cell table:style-name="ce18"/>
          <table:table-cell table:style-name="ce68" office:value-type="float" office:value="231" calcext:value-type="float">
            <text:p>231</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2" calcext:value-type="float">
            <text:p>12</text:p>
          </table:table-cell>
          <table:table-cell table:style-name="ce61" office:value-type="float" office:value="5" calcext:value-type="float">
            <text:p>5</text:p>
          </table:table-cell>
          <table:table-cell table:style-name="ce18"/>
          <table:table-cell table:style-name="ce65" office:value-type="float" office:value="32" calcext:value-type="float">
            <text:p>32</text:p>
          </table:table-cell>
          <table:table-cell table:style-name="ce61" office:value-type="float" office:value="5" calcext:value-type="float">
            <text:p>5</text:p>
          </table:table-cell>
          <table:table-cell table:style-name="ce18"/>
          <table:table-cell table:style-name="ce65" office:value-type="float" office:value="52" calcext:value-type="float">
            <text:p>52</text:p>
          </table:table-cell>
          <table:table-cell table:style-name="ce61" office:value-type="float" office:value="5" calcext:value-type="float">
            <text:p>5</text:p>
          </table:table-cell>
          <table:table-cell table:style-name="ce18"/>
          <table:table-cell table:style-name="ce68" office:value-type="float" office:value="72" calcext:value-type="float">
            <text:p>72</text:p>
          </table:table-cell>
          <table:table-cell table:style-name="ce70" office:value-type="float" office:value="5" calcext:value-type="float">
            <text:p>5</text:p>
          </table:table-cell>
          <table:table-cell table:style-name="ce18"/>
          <table:table-cell table:style-name="ce68" office:value-type="float" office:value="92" calcext:value-type="float">
            <text:p>92</text:p>
          </table:table-cell>
          <table:table-cell table:style-name="ce70" office:value-type="float" office:value="5" calcext:value-type="float">
            <text:p>5</text:p>
          </table:table-cell>
          <table:table-cell table:style-name="ce18"/>
          <table:table-cell table:style-name="ce68" office:value-type="float" office:value="112" calcext:value-type="float">
            <text:p>112</text:p>
          </table:table-cell>
          <table:table-cell table:style-name="ce70" office:value-type="float" office:value="5" calcext:value-type="float">
            <text:p>5</text:p>
          </table:table-cell>
          <table:table-cell table:style-name="ce18"/>
          <table:table-cell table:style-name="ce68" office:value-type="float" office:value="132" calcext:value-type="float">
            <text:p>132</text:p>
          </table:table-cell>
          <table:table-cell table:style-name="ce70" office:value-type="float" office:value="5" calcext:value-type="float">
            <text:p>5</text:p>
          </table:table-cell>
          <table:table-cell table:style-name="ce18"/>
          <table:table-cell table:style-name="ce68" office:value-type="float" office:value="152" calcext:value-type="float">
            <text:p>152</text:p>
          </table:table-cell>
          <table:table-cell table:style-name="ce70" office:value-type="float" office:value="5" calcext:value-type="float">
            <text:p>5</text:p>
          </table:table-cell>
          <table:table-cell table:style-name="ce18"/>
          <table:table-cell table:style-name="ce68" office:value-type="float" office:value="172" calcext:value-type="float">
            <text:p>172</text:p>
          </table:table-cell>
          <table:table-cell table:style-name="ce70" office:value-type="float" office:value="5" calcext:value-type="float">
            <text:p>5</text:p>
          </table:table-cell>
          <table:table-cell table:style-name="ce18"/>
          <table:table-cell table:style-name="ce68" office:value-type="float" office:value="192" calcext:value-type="float">
            <text:p>192</text:p>
          </table:table-cell>
          <table:table-cell table:style-name="ce70" office:value-type="float" office:value="5" calcext:value-type="float">
            <text:p>5</text:p>
          </table:table-cell>
          <table:table-cell table:style-name="ce18"/>
          <table:table-cell table:style-name="ce68" office:value-type="float" office:value="212" calcext:value-type="float">
            <text:p>212</text:p>
          </table:table-cell>
          <table:table-cell table:style-name="ce70" office:value-type="float" office:value="5" calcext:value-type="float">
            <text:p>5</text:p>
          </table:table-cell>
          <table:table-cell table:style-name="ce18"/>
          <table:table-cell table:style-name="ce68" office:value-type="float" office:value="232" calcext:value-type="float">
            <text:p>232</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13" calcext:value-type="float">
            <text:p>13</text:p>
          </table:table-cell>
          <table:table-cell table:style-name="ce61" office:value-type="float" office:value="5" calcext:value-type="float">
            <text:p>5</text:p>
          </table:table-cell>
          <table:table-cell table:style-name="ce18"/>
          <table:table-cell table:style-name="ce65" office:value-type="float" office:value="33" calcext:value-type="float">
            <text:p>33</text:p>
          </table:table-cell>
          <table:table-cell table:style-name="ce61" office:value-type="float" office:value="5" calcext:value-type="float">
            <text:p>5</text:p>
          </table:table-cell>
          <table:table-cell table:style-name="ce18"/>
          <table:table-cell table:style-name="ce65" office:value-type="float" office:value="53" calcext:value-type="float">
            <text:p>53</text:p>
          </table:table-cell>
          <table:table-cell table:style-name="ce61" office:value-type="float" office:value="5" calcext:value-type="float">
            <text:p>5</text:p>
          </table:table-cell>
          <table:table-cell table:style-name="ce18"/>
          <table:table-cell table:style-name="ce68" office:value-type="float" office:value="73" calcext:value-type="float">
            <text:p>73</text:p>
          </table:table-cell>
          <table:table-cell table:style-name="ce70" office:value-type="float" office:value="5" calcext:value-type="float">
            <text:p>5</text:p>
          </table:table-cell>
          <table:table-cell table:style-name="ce18"/>
          <table:table-cell table:style-name="ce68" office:value-type="float" office:value="93" calcext:value-type="float">
            <text:p>93</text:p>
          </table:table-cell>
          <table:table-cell table:style-name="ce70" office:value-type="float" office:value="5" calcext:value-type="float">
            <text:p>5</text:p>
          </table:table-cell>
          <table:table-cell table:style-name="ce18"/>
          <table:table-cell table:style-name="ce68" office:value-type="float" office:value="113" calcext:value-type="float">
            <text:p>113</text:p>
          </table:table-cell>
          <table:table-cell table:style-name="ce70" office:value-type="float" office:value="5" calcext:value-type="float">
            <text:p>5</text:p>
          </table:table-cell>
          <table:table-cell table:style-name="ce18"/>
          <table:table-cell table:style-name="ce68" office:value-type="float" office:value="133" calcext:value-type="float">
            <text:p>133</text:p>
          </table:table-cell>
          <table:table-cell table:style-name="ce70" office:value-type="float" office:value="5" calcext:value-type="float">
            <text:p>5</text:p>
          </table:table-cell>
          <table:table-cell table:style-name="ce18"/>
          <table:table-cell table:style-name="ce68" office:value-type="float" office:value="153" calcext:value-type="float">
            <text:p>153</text:p>
          </table:table-cell>
          <table:table-cell table:style-name="ce70" office:value-type="float" office:value="5" calcext:value-type="float">
            <text:p>5</text:p>
          </table:table-cell>
          <table:table-cell table:style-name="ce18"/>
          <table:table-cell table:style-name="ce68" office:value-type="float" office:value="173" calcext:value-type="float">
            <text:p>173</text:p>
          </table:table-cell>
          <table:table-cell table:style-name="ce70" office:value-type="float" office:value="5" calcext:value-type="float">
            <text:p>5</text:p>
          </table:table-cell>
          <table:table-cell table:style-name="ce18"/>
          <table:table-cell table:style-name="ce68" office:value-type="float" office:value="193" calcext:value-type="float">
            <text:p>193</text:p>
          </table:table-cell>
          <table:table-cell table:style-name="ce70" office:value-type="float" office:value="5" calcext:value-type="float">
            <text:p>5</text:p>
          </table:table-cell>
          <table:table-cell table:style-name="ce18"/>
          <table:table-cell table:style-name="ce68" office:value-type="float" office:value="213" calcext:value-type="float">
            <text:p>213</text:p>
          </table:table-cell>
          <table:table-cell table:style-name="ce70" office:value-type="float" office:value="5" calcext:value-type="float">
            <text:p>5</text:p>
          </table:table-cell>
          <table:table-cell table:style-name="ce18"/>
          <table:table-cell table:style-name="ce68" office:value-type="float" office:value="233" calcext:value-type="float">
            <text:p>233</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14" calcext:value-type="float">
            <text:p>14</text:p>
          </table:table-cell>
          <table:table-cell table:style-name="ce61" office:value-type="float" office:value="2" calcext:value-type="float">
            <text:p>2</text:p>
          </table:table-cell>
          <table:table-cell table:style-name="ce18"/>
          <table:table-cell table:style-name="ce65" office:value-type="float" office:value="34" calcext:value-type="float">
            <text:p>34</text:p>
          </table:table-cell>
          <table:table-cell table:style-name="ce61" office:value-type="float" office:value="2" calcext:value-type="float">
            <text:p>2</text:p>
          </table:table-cell>
          <table:table-cell table:style-name="ce18"/>
          <table:table-cell table:style-name="ce65" office:value-type="float" office:value="54" calcext:value-type="float">
            <text:p>54</text:p>
          </table:table-cell>
          <table:table-cell table:style-name="ce61" office:value-type="float" office:value="2" calcext:value-type="float">
            <text:p>2</text:p>
          </table:table-cell>
          <table:table-cell table:style-name="ce18"/>
          <table:table-cell table:style-name="ce68" office:value-type="float" office:value="74" calcext:value-type="float">
            <text:p>74</text:p>
          </table:table-cell>
          <table:table-cell table:style-name="ce70" office:value-type="float" office:value="2" calcext:value-type="float">
            <text:p>2</text:p>
          </table:table-cell>
          <table:table-cell table:style-name="ce18"/>
          <table:table-cell table:style-name="ce68" office:value-type="float" office:value="94" calcext:value-type="float">
            <text:p>94</text:p>
          </table:table-cell>
          <table:table-cell table:style-name="ce70" office:value-type="float" office:value="2" calcext:value-type="float">
            <text:p>2</text:p>
          </table:table-cell>
          <table:table-cell table:style-name="ce18"/>
          <table:table-cell table:style-name="ce68" office:value-type="float" office:value="114" calcext:value-type="float">
            <text:p>114</text:p>
          </table:table-cell>
          <table:table-cell table:style-name="ce70" office:value-type="float" office:value="2" calcext:value-type="float">
            <text:p>2</text:p>
          </table:table-cell>
          <table:table-cell table:style-name="ce18"/>
          <table:table-cell table:style-name="ce68" office:value-type="float" office:value="134" calcext:value-type="float">
            <text:p>134</text:p>
          </table:table-cell>
          <table:table-cell table:style-name="ce70" office:value-type="float" office:value="2" calcext:value-type="float">
            <text:p>2</text:p>
          </table:table-cell>
          <table:table-cell table:style-name="ce18"/>
          <table:table-cell table:style-name="ce68" office:value-type="float" office:value="154" calcext:value-type="float">
            <text:p>154</text:p>
          </table:table-cell>
          <table:table-cell table:style-name="ce70" office:value-type="float" office:value="2" calcext:value-type="float">
            <text:p>2</text:p>
          </table:table-cell>
          <table:table-cell table:style-name="ce18"/>
          <table:table-cell table:style-name="ce68" office:value-type="float" office:value="174" calcext:value-type="float">
            <text:p>174</text:p>
          </table:table-cell>
          <table:table-cell table:style-name="ce70" office:value-type="float" office:value="2" calcext:value-type="float">
            <text:p>2</text:p>
          </table:table-cell>
          <table:table-cell table:style-name="ce18"/>
          <table:table-cell table:style-name="ce68" office:value-type="float" office:value="194" calcext:value-type="float">
            <text:p>194</text:p>
          </table:table-cell>
          <table:table-cell table:style-name="ce70" office:value-type="float" office:value="2" calcext:value-type="float">
            <text:p>2</text:p>
          </table:table-cell>
          <table:table-cell table:style-name="ce18"/>
          <table:table-cell table:style-name="ce68" office:value-type="float" office:value="214" calcext:value-type="float">
            <text:p>214</text:p>
          </table:table-cell>
          <table:table-cell table:style-name="ce70" office:value-type="float" office:value="2" calcext:value-type="float">
            <text:p>2</text:p>
          </table:table-cell>
          <table:table-cell table:style-name="ce18"/>
          <table:table-cell table:style-name="ce68" office:value-type="float" office:value="234" calcext:value-type="float">
            <text:p>234</text:p>
          </table:table-cell>
          <table:table-cell table:style-name="ce70" office:value-type="float" office:value="2" calcext:value-type="float">
            <text:p>2</text:p>
          </table:table-cell>
          <table:table-cell table:style-name="ce18"/>
          <table:table-cell table:number-columns-repeated="988"/>
        </table:table-row>
        <table:table-row table:style-name="ro3">
          <table:table-cell table:style-name="ce54" office:value-type="float" office:value="15" calcext:value-type="float">
            <text:p>15</text:p>
          </table:table-cell>
          <table:table-cell table:style-name="ce61" office:value-type="float" office:value="5" calcext:value-type="float">
            <text:p>5</text:p>
          </table:table-cell>
          <table:table-cell table:style-name="ce18"/>
          <table:table-cell table:style-name="ce65" office:value-type="float" office:value="35" calcext:value-type="float">
            <text:p>35</text:p>
          </table:table-cell>
          <table:table-cell table:style-name="ce61" office:value-type="float" office:value="5" calcext:value-type="float">
            <text:p>5</text:p>
          </table:table-cell>
          <table:table-cell table:style-name="ce18"/>
          <table:table-cell table:style-name="ce65" office:value-type="float" office:value="55" calcext:value-type="float">
            <text:p>55</text:p>
          </table:table-cell>
          <table:table-cell table:style-name="ce61" office:value-type="float" office:value="5" calcext:value-type="float">
            <text:p>5</text:p>
          </table:table-cell>
          <table:table-cell table:style-name="ce18"/>
          <table:table-cell table:style-name="ce68" office:value-type="float" office:value="75" calcext:value-type="float">
            <text:p>75</text:p>
          </table:table-cell>
          <table:table-cell table:style-name="ce70" office:value-type="float" office:value="5" calcext:value-type="float">
            <text:p>5</text:p>
          </table:table-cell>
          <table:table-cell table:style-name="ce18"/>
          <table:table-cell table:style-name="ce68" office:value-type="float" office:value="95" calcext:value-type="float">
            <text:p>95</text:p>
          </table:table-cell>
          <table:table-cell table:style-name="ce70" office:value-type="float" office:value="5" calcext:value-type="float">
            <text:p>5</text:p>
          </table:table-cell>
          <table:table-cell table:style-name="ce18"/>
          <table:table-cell table:style-name="ce68" office:value-type="float" office:value="115" calcext:value-type="float">
            <text:p>115</text:p>
          </table:table-cell>
          <table:table-cell table:style-name="ce70" office:value-type="float" office:value="5" calcext:value-type="float">
            <text:p>5</text:p>
          </table:table-cell>
          <table:table-cell table:style-name="ce18"/>
          <table:table-cell table:style-name="ce68" office:value-type="float" office:value="135" calcext:value-type="float">
            <text:p>135</text:p>
          </table:table-cell>
          <table:table-cell table:style-name="ce70" office:value-type="float" office:value="5" calcext:value-type="float">
            <text:p>5</text:p>
          </table:table-cell>
          <table:table-cell table:style-name="ce18"/>
          <table:table-cell table:style-name="ce68" office:value-type="float" office:value="155" calcext:value-type="float">
            <text:p>155</text:p>
          </table:table-cell>
          <table:table-cell table:style-name="ce70" office:value-type="float" office:value="5" calcext:value-type="float">
            <text:p>5</text:p>
          </table:table-cell>
          <table:table-cell table:style-name="ce18"/>
          <table:table-cell table:style-name="ce68" office:value-type="float" office:value="175" calcext:value-type="float">
            <text:p>175</text:p>
          </table:table-cell>
          <table:table-cell table:style-name="ce70" office:value-type="float" office:value="5" calcext:value-type="float">
            <text:p>5</text:p>
          </table:table-cell>
          <table:table-cell table:style-name="ce18"/>
          <table:table-cell table:style-name="ce68" office:value-type="float" office:value="195" calcext:value-type="float">
            <text:p>195</text:p>
          </table:table-cell>
          <table:table-cell table:style-name="ce70" office:value-type="float" office:value="5" calcext:value-type="float">
            <text:p>5</text:p>
          </table:table-cell>
          <table:table-cell table:style-name="ce18"/>
          <table:table-cell table:style-name="ce68" office:value-type="float" office:value="215" calcext:value-type="float">
            <text:p>215</text:p>
          </table:table-cell>
          <table:table-cell table:style-name="ce70" office:value-type="float" office:value="5" calcext:value-type="float">
            <text:p>5</text:p>
          </table:table-cell>
          <table:table-cell table:style-name="ce18"/>
          <table:table-cell table:style-name="ce68" office:value-type="float" office:value="235" calcext:value-type="float">
            <text:p>235</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16" calcext:value-type="float">
            <text:p>16</text:p>
          </table:table-cell>
          <table:table-cell table:style-name="ce61" office:value-type="float" office:value="1" calcext:value-type="float">
            <text:p>1</text:p>
          </table:table-cell>
          <table:table-cell table:style-name="ce18"/>
          <table:table-cell table:style-name="ce65" office:value-type="float" office:value="36" calcext:value-type="float">
            <text:p>36</text:p>
          </table:table-cell>
          <table:table-cell table:style-name="ce61" office:value-type="float" office:value="1" calcext:value-type="float">
            <text:p>1</text:p>
          </table:table-cell>
          <table:table-cell table:style-name="ce18"/>
          <table:table-cell table:style-name="ce65" office:value-type="float" office:value="56" calcext:value-type="float">
            <text:p>56</text:p>
          </table:table-cell>
          <table:table-cell table:style-name="ce61" office:value-type="float" office:value="1" calcext:value-type="float">
            <text:p>1</text:p>
          </table:table-cell>
          <table:table-cell table:style-name="ce18"/>
          <table:table-cell table:style-name="ce68" office:value-type="float" office:value="76" calcext:value-type="float">
            <text:p>76</text:p>
          </table:table-cell>
          <table:table-cell table:style-name="ce70" office:value-type="float" office:value="1" calcext:value-type="float">
            <text:p>1</text:p>
          </table:table-cell>
          <table:table-cell table:style-name="ce18"/>
          <table:table-cell table:style-name="ce68" office:value-type="float" office:value="96" calcext:value-type="float">
            <text:p>96</text:p>
          </table:table-cell>
          <table:table-cell table:style-name="ce70" office:value-type="float" office:value="1" calcext:value-type="float">
            <text:p>1</text:p>
          </table:table-cell>
          <table:table-cell table:style-name="ce18"/>
          <table:table-cell table:style-name="ce68" office:value-type="float" office:value="116" calcext:value-type="float">
            <text:p>116</text:p>
          </table:table-cell>
          <table:table-cell table:style-name="ce70" office:value-type="float" office:value="1" calcext:value-type="float">
            <text:p>1</text:p>
          </table:table-cell>
          <table:table-cell table:style-name="ce18"/>
          <table:table-cell table:style-name="ce68" office:value-type="float" office:value="136" calcext:value-type="float">
            <text:p>136</text:p>
          </table:table-cell>
          <table:table-cell table:style-name="ce70" office:value-type="float" office:value="1" calcext:value-type="float">
            <text:p>1</text:p>
          </table:table-cell>
          <table:table-cell table:style-name="ce18"/>
          <table:table-cell table:style-name="ce68" office:value-type="float" office:value="156" calcext:value-type="float">
            <text:p>156</text:p>
          </table:table-cell>
          <table:table-cell table:style-name="ce70" office:value-type="float" office:value="1" calcext:value-type="float">
            <text:p>1</text:p>
          </table:table-cell>
          <table:table-cell table:style-name="ce18"/>
          <table:table-cell table:style-name="ce68" office:value-type="float" office:value="176" calcext:value-type="float">
            <text:p>176</text:p>
          </table:table-cell>
          <table:table-cell table:style-name="ce70" office:value-type="float" office:value="1" calcext:value-type="float">
            <text:p>1</text:p>
          </table:table-cell>
          <table:table-cell table:style-name="ce18"/>
          <table:table-cell table:style-name="ce68" office:value-type="float" office:value="196" calcext:value-type="float">
            <text:p>196</text:p>
          </table:table-cell>
          <table:table-cell table:style-name="ce70" office:value-type="float" office:value="1" calcext:value-type="float">
            <text:p>1</text:p>
          </table:table-cell>
          <table:table-cell table:style-name="ce18"/>
          <table:table-cell table:style-name="ce68" office:value-type="float" office:value="216" calcext:value-type="float">
            <text:p>216</text:p>
          </table:table-cell>
          <table:table-cell table:style-name="ce70" office:value-type="float" office:value="1" calcext:value-type="float">
            <text:p>1</text:p>
          </table:table-cell>
          <table:table-cell table:style-name="ce18"/>
          <table:table-cell table:style-name="ce68" office:value-type="float" office:value="236" calcext:value-type="float">
            <text:p>236</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7" calcext:value-type="float">
            <text:p>17</text:p>
          </table:table-cell>
          <table:table-cell table:style-name="ce61" office:value-type="float" office:value="1" calcext:value-type="float">
            <text:p>1</text:p>
          </table:table-cell>
          <table:table-cell table:style-name="ce18"/>
          <table:table-cell table:style-name="ce65" office:value-type="float" office:value="37" calcext:value-type="float">
            <text:p>37</text:p>
          </table:table-cell>
          <table:table-cell table:style-name="ce61" office:value-type="float" office:value="1" calcext:value-type="float">
            <text:p>1</text:p>
          </table:table-cell>
          <table:table-cell table:style-name="ce18"/>
          <table:table-cell table:style-name="ce65" office:value-type="float" office:value="57" calcext:value-type="float">
            <text:p>57</text:p>
          </table:table-cell>
          <table:table-cell table:style-name="ce61" office:value-type="float" office:value="1" calcext:value-type="float">
            <text:p>1</text:p>
          </table:table-cell>
          <table:table-cell table:style-name="ce18"/>
          <table:table-cell table:style-name="ce68" office:value-type="float" office:value="77" calcext:value-type="float">
            <text:p>77</text:p>
          </table:table-cell>
          <table:table-cell table:style-name="ce70" office:value-type="float" office:value="1" calcext:value-type="float">
            <text:p>1</text:p>
          </table:table-cell>
          <table:table-cell table:style-name="ce18"/>
          <table:table-cell table:style-name="ce68" office:value-type="float" office:value="97" calcext:value-type="float">
            <text:p>97</text:p>
          </table:table-cell>
          <table:table-cell table:style-name="ce70" office:value-type="float" office:value="1" calcext:value-type="float">
            <text:p>1</text:p>
          </table:table-cell>
          <table:table-cell table:style-name="ce18"/>
          <table:table-cell table:style-name="ce68" office:value-type="float" office:value="117" calcext:value-type="float">
            <text:p>117</text:p>
          </table:table-cell>
          <table:table-cell table:style-name="ce70" office:value-type="float" office:value="1" calcext:value-type="float">
            <text:p>1</text:p>
          </table:table-cell>
          <table:table-cell table:style-name="ce18"/>
          <table:table-cell table:style-name="ce68" office:value-type="float" office:value="137" calcext:value-type="float">
            <text:p>137</text:p>
          </table:table-cell>
          <table:table-cell table:style-name="ce70" office:value-type="float" office:value="1" calcext:value-type="float">
            <text:p>1</text:p>
          </table:table-cell>
          <table:table-cell table:style-name="ce18"/>
          <table:table-cell table:style-name="ce68" office:value-type="float" office:value="157" calcext:value-type="float">
            <text:p>157</text:p>
          </table:table-cell>
          <table:table-cell table:style-name="ce70" office:value-type="float" office:value="1" calcext:value-type="float">
            <text:p>1</text:p>
          </table:table-cell>
          <table:table-cell table:style-name="ce18"/>
          <table:table-cell table:style-name="ce68" office:value-type="float" office:value="177" calcext:value-type="float">
            <text:p>177</text:p>
          </table:table-cell>
          <table:table-cell table:style-name="ce70" office:value-type="float" office:value="1" calcext:value-type="float">
            <text:p>1</text:p>
          </table:table-cell>
          <table:table-cell table:style-name="ce18"/>
          <table:table-cell table:style-name="ce68" office:value-type="float" office:value="197" calcext:value-type="float">
            <text:p>197</text:p>
          </table:table-cell>
          <table:table-cell table:style-name="ce70" office:value-type="float" office:value="1" calcext:value-type="float">
            <text:p>1</text:p>
          </table:table-cell>
          <table:table-cell table:style-name="ce18"/>
          <table:table-cell table:style-name="ce68" office:value-type="float" office:value="217" calcext:value-type="float">
            <text:p>217</text:p>
          </table:table-cell>
          <table:table-cell table:style-name="ce70" office:value-type="float" office:value="1" calcext:value-type="float">
            <text:p>1</text:p>
          </table:table-cell>
          <table:table-cell table:style-name="ce18"/>
          <table:table-cell table:style-name="ce68" office:value-type="float" office:value="237" calcext:value-type="float">
            <text:p>237</text:p>
          </table:table-cell>
          <table:table-cell table:style-name="ce70" office:value-type="float" office:value="1" calcext:value-type="float">
            <text:p>1</text:p>
          </table:table-cell>
          <table:table-cell table:style-name="ce18"/>
          <table:table-cell table:number-columns-repeated="988"/>
        </table:table-row>
        <table:table-row table:style-name="ro3">
          <table:table-cell table:style-name="ce54" office:value-type="float" office:value="18" calcext:value-type="float">
            <text:p>18</text:p>
          </table:table-cell>
          <table:table-cell table:style-name="ce61" office:value-type="float" office:value="5" calcext:value-type="float">
            <text:p>5</text:p>
          </table:table-cell>
          <table:table-cell table:style-name="ce18"/>
          <table:table-cell table:style-name="ce65" office:value-type="float" office:value="38" calcext:value-type="float">
            <text:p>38</text:p>
          </table:table-cell>
          <table:table-cell table:style-name="ce61" office:value-type="float" office:value="5" calcext:value-type="float">
            <text:p>5</text:p>
          </table:table-cell>
          <table:table-cell table:style-name="ce18"/>
          <table:table-cell table:style-name="ce65" office:value-type="float" office:value="58" calcext:value-type="float">
            <text:p>58</text:p>
          </table:table-cell>
          <table:table-cell table:style-name="ce61" office:value-type="float" office:value="5" calcext:value-type="float">
            <text:p>5</text:p>
          </table:table-cell>
          <table:table-cell table:style-name="ce18"/>
          <table:table-cell table:style-name="ce68" office:value-type="float" office:value="78" calcext:value-type="float">
            <text:p>78</text:p>
          </table:table-cell>
          <table:table-cell table:style-name="ce70" office:value-type="float" office:value="5" calcext:value-type="float">
            <text:p>5</text:p>
          </table:table-cell>
          <table:table-cell table:style-name="ce18"/>
          <table:table-cell table:style-name="ce68" office:value-type="float" office:value="98" calcext:value-type="float">
            <text:p>98</text:p>
          </table:table-cell>
          <table:table-cell table:style-name="ce70" office:value-type="float" office:value="5" calcext:value-type="float">
            <text:p>5</text:p>
          </table:table-cell>
          <table:table-cell table:style-name="ce18"/>
          <table:table-cell table:style-name="ce68" office:value-type="float" office:value="118" calcext:value-type="float">
            <text:p>118</text:p>
          </table:table-cell>
          <table:table-cell table:style-name="ce70" office:value-type="float" office:value="5" calcext:value-type="float">
            <text:p>5</text:p>
          </table:table-cell>
          <table:table-cell table:style-name="ce18"/>
          <table:table-cell table:style-name="ce68" office:value-type="float" office:value="138" calcext:value-type="float">
            <text:p>138</text:p>
          </table:table-cell>
          <table:table-cell table:style-name="ce70" office:value-type="float" office:value="5" calcext:value-type="float">
            <text:p>5</text:p>
          </table:table-cell>
          <table:table-cell table:style-name="ce18"/>
          <table:table-cell table:style-name="ce68" office:value-type="float" office:value="158" calcext:value-type="float">
            <text:p>158</text:p>
          </table:table-cell>
          <table:table-cell table:style-name="ce70" office:value-type="float" office:value="5" calcext:value-type="float">
            <text:p>5</text:p>
          </table:table-cell>
          <table:table-cell table:style-name="ce18"/>
          <table:table-cell table:style-name="ce68" office:value-type="float" office:value="178" calcext:value-type="float">
            <text:p>178</text:p>
          </table:table-cell>
          <table:table-cell table:style-name="ce70" office:value-type="float" office:value="5" calcext:value-type="float">
            <text:p>5</text:p>
          </table:table-cell>
          <table:table-cell table:style-name="ce18"/>
          <table:table-cell table:style-name="ce68" office:value-type="float" office:value="198" calcext:value-type="float">
            <text:p>198</text:p>
          </table:table-cell>
          <table:table-cell table:style-name="ce70" office:value-type="float" office:value="5" calcext:value-type="float">
            <text:p>5</text:p>
          </table:table-cell>
          <table:table-cell table:style-name="ce18"/>
          <table:table-cell table:style-name="ce68" office:value-type="float" office:value="218" calcext:value-type="float">
            <text:p>218</text:p>
          </table:table-cell>
          <table:table-cell table:style-name="ce70" office:value-type="float" office:value="5" calcext:value-type="float">
            <text:p>5</text:p>
          </table:table-cell>
          <table:table-cell table:style-name="ce18"/>
          <table:table-cell table:style-name="ce68" office:value-type="float" office:value="238" calcext:value-type="float">
            <text:p>238</text:p>
          </table:table-cell>
          <table:table-cell table:style-name="ce70" office:value-type="float" office:value="5" calcext:value-type="float">
            <text:p>5</text:p>
          </table:table-cell>
          <table:table-cell table:style-name="ce18"/>
          <table:table-cell table:number-columns-repeated="988"/>
        </table:table-row>
        <table:table-row table:style-name="ro3">
          <table:table-cell table:style-name="ce54" office:value-type="float" office:value="19" calcext:value-type="float">
            <text:p>19</text:p>
          </table:table-cell>
          <table:table-cell table:style-name="ce61" office:value-type="float" office:value="4" calcext:value-type="float">
            <text:p>4</text:p>
          </table:table-cell>
          <table:table-cell table:style-name="ce18"/>
          <table:table-cell table:style-name="ce65" office:value-type="float" office:value="39" calcext:value-type="float">
            <text:p>39</text:p>
          </table:table-cell>
          <table:table-cell table:style-name="ce61" office:value-type="float" office:value="4" calcext:value-type="float">
            <text:p>4</text:p>
          </table:table-cell>
          <table:table-cell table:style-name="ce18"/>
          <table:table-cell table:style-name="ce65" office:value-type="float" office:value="59" calcext:value-type="float">
            <text:p>59</text:p>
          </table:table-cell>
          <table:table-cell table:style-name="ce61" office:value-type="float" office:value="4" calcext:value-type="float">
            <text:p>4</text:p>
          </table:table-cell>
          <table:table-cell table:style-name="ce18"/>
          <table:table-cell table:style-name="ce68" office:value-type="float" office:value="79" calcext:value-type="float">
            <text:p>79</text:p>
          </table:table-cell>
          <table:table-cell table:style-name="ce70" office:value-type="float" office:value="4" calcext:value-type="float">
            <text:p>4</text:p>
          </table:table-cell>
          <table:table-cell table:style-name="ce18"/>
          <table:table-cell table:style-name="ce68" office:value-type="float" office:value="99" calcext:value-type="float">
            <text:p>99</text:p>
          </table:table-cell>
          <table:table-cell table:style-name="ce70" office:value-type="float" office:value="4" calcext:value-type="float">
            <text:p>4</text:p>
          </table:table-cell>
          <table:table-cell table:style-name="ce18"/>
          <table:table-cell table:style-name="ce68" office:value-type="float" office:value="119" calcext:value-type="float">
            <text:p>119</text:p>
          </table:table-cell>
          <table:table-cell table:style-name="ce70" office:value-type="float" office:value="4" calcext:value-type="float">
            <text:p>4</text:p>
          </table:table-cell>
          <table:table-cell table:style-name="ce18"/>
          <table:table-cell table:style-name="ce68" office:value-type="float" office:value="139" calcext:value-type="float">
            <text:p>139</text:p>
          </table:table-cell>
          <table:table-cell table:style-name="ce70" office:value-type="float" office:value="4" calcext:value-type="float">
            <text:p>4</text:p>
          </table:table-cell>
          <table:table-cell table:style-name="ce18"/>
          <table:table-cell table:style-name="ce68" office:value-type="float" office:value="159" calcext:value-type="float">
            <text:p>159</text:p>
          </table:table-cell>
          <table:table-cell table:style-name="ce70" office:value-type="float" office:value="4" calcext:value-type="float">
            <text:p>4</text:p>
          </table:table-cell>
          <table:table-cell table:style-name="ce18"/>
          <table:table-cell table:style-name="ce68" office:value-type="float" office:value="179" calcext:value-type="float">
            <text:p>179</text:p>
          </table:table-cell>
          <table:table-cell table:style-name="ce70" office:value-type="float" office:value="4" calcext:value-type="float">
            <text:p>4</text:p>
          </table:table-cell>
          <table:table-cell table:style-name="ce18"/>
          <table:table-cell table:style-name="ce68" office:value-type="float" office:value="199" calcext:value-type="float">
            <text:p>199</text:p>
          </table:table-cell>
          <table:table-cell table:style-name="ce70" office:value-type="float" office:value="4" calcext:value-type="float">
            <text:p>4</text:p>
          </table:table-cell>
          <table:table-cell table:style-name="ce18"/>
          <table:table-cell table:style-name="ce68" office:value-type="float" office:value="219" calcext:value-type="float">
            <text:p>219</text:p>
          </table:table-cell>
          <table:table-cell table:style-name="ce70" office:value-type="float" office:value="4" calcext:value-type="float">
            <text:p>4</text:p>
          </table:table-cell>
          <table:table-cell table:style-name="ce18"/>
          <table:table-cell table:style-name="ce68" office:value-type="float" office:value="239" calcext:value-type="float">
            <text:p>239</text:p>
          </table:table-cell>
          <table:table-cell table:style-name="ce70" office:value-type="float" office:value="4" calcext:value-type="float">
            <text:p>4</text:p>
          </table:table-cell>
          <table:table-cell table:style-name="ce18"/>
          <table:table-cell table:number-columns-repeated="988"/>
        </table:table-row>
        <table:table-row table:style-name="ro3">
          <table:table-cell table:style-name="ce54" office:value-type="float" office:value="20" calcext:value-type="float">
            <text:p>20</text:p>
          </table:table-cell>
          <table:table-cell table:style-name="ce61" office:value-type="float" office:value="4" calcext:value-type="float">
            <text:p>4</text:p>
          </table:table-cell>
          <table:table-cell table:style-name="ce18"/>
          <table:table-cell table:style-name="ce65" office:value-type="float" office:value="40" calcext:value-type="float">
            <text:p>40</text:p>
          </table:table-cell>
          <table:table-cell table:style-name="ce61" office:value-type="float" office:value="4" calcext:value-type="float">
            <text:p>4</text:p>
          </table:table-cell>
          <table:table-cell table:style-name="ce18"/>
          <table:table-cell table:style-name="ce65" office:value-type="float" office:value="60" calcext:value-type="float">
            <text:p>60</text:p>
          </table:table-cell>
          <table:table-cell table:style-name="ce61" office:value-type="float" office:value="4" calcext:value-type="float">
            <text:p>4</text:p>
          </table:table-cell>
          <table:table-cell table:style-name="ce18"/>
          <table:table-cell table:style-name="ce68" office:value-type="float" office:value="80" calcext:value-type="float">
            <text:p>80</text:p>
          </table:table-cell>
          <table:table-cell table:style-name="ce70" office:value-type="float" office:value="4" calcext:value-type="float">
            <text:p>4</text:p>
          </table:table-cell>
          <table:table-cell table:style-name="ce18"/>
          <table:table-cell table:style-name="ce68" office:value-type="float" office:value="100" calcext:value-type="float">
            <text:p>100</text:p>
          </table:table-cell>
          <table:table-cell table:style-name="ce70" office:value-type="float" office:value="4" calcext:value-type="float">
            <text:p>4</text:p>
          </table:table-cell>
          <table:table-cell table:style-name="ce18"/>
          <table:table-cell table:style-name="ce68" office:value-type="float" office:value="120" calcext:value-type="float">
            <text:p>120</text:p>
          </table:table-cell>
          <table:table-cell table:style-name="ce70" office:value-type="float" office:value="4" calcext:value-type="float">
            <text:p>4</text:p>
          </table:table-cell>
          <table:table-cell table:style-name="ce18"/>
          <table:table-cell table:style-name="ce68" office:value-type="float" office:value="140" calcext:value-type="float">
            <text:p>140</text:p>
          </table:table-cell>
          <table:table-cell table:style-name="ce70" office:value-type="float" office:value="4" calcext:value-type="float">
            <text:p>4</text:p>
          </table:table-cell>
          <table:table-cell table:style-name="ce18"/>
          <table:table-cell table:style-name="ce68" office:value-type="float" office:value="160" calcext:value-type="float">
            <text:p>160</text:p>
          </table:table-cell>
          <table:table-cell table:style-name="ce70" office:value-type="float" office:value="4" calcext:value-type="float">
            <text:p>4</text:p>
          </table:table-cell>
          <table:table-cell table:style-name="ce18"/>
          <table:table-cell table:style-name="ce68" office:value-type="float" office:value="180" calcext:value-type="float">
            <text:p>180</text:p>
          </table:table-cell>
          <table:table-cell table:style-name="ce70" office:value-type="float" office:value="4" calcext:value-type="float">
            <text:p>4</text:p>
          </table:table-cell>
          <table:table-cell table:style-name="ce18"/>
          <table:table-cell table:style-name="ce68" office:value-type="float" office:value="200" calcext:value-type="float">
            <text:p>200</text:p>
          </table:table-cell>
          <table:table-cell table:style-name="ce70" office:value-type="float" office:value="4" calcext:value-type="float">
            <text:p>4</text:p>
          </table:table-cell>
          <table:table-cell table:style-name="ce18"/>
          <table:table-cell table:style-name="ce68" office:value-type="float" office:value="220" calcext:value-type="float">
            <text:p>220</text:p>
          </table:table-cell>
          <table:table-cell table:style-name="ce70" office:value-type="float" office:value="4" calcext:value-type="float">
            <text:p>4</text:p>
          </table:table-cell>
          <table:table-cell table:style-name="ce18"/>
          <table:table-cell table:style-name="ce68" office:value-type="float" office:value="240" calcext:value-type="float">
            <text:p>240</text:p>
          </table:table-cell>
          <table:table-cell table:style-name="ce70" office:value-type="float" office:value="4" calcext:value-type="float">
            <text:p>4</text:p>
          </table:table-cell>
          <table:table-cell table:style-name="ce18"/>
          <table:table-cell table:number-columns-repeated="988"/>
        </table:table-row>
        <table:table-row table:style-name="ro3" table:number-rows-repeated="17">
          <table:table-cell table:style-name="ce57"/>
          <table:table-cell table:style-name="ce18" table:number-columns-repeated="35"/>
          <table:table-cell table:number-columns-repeated="988"/>
        </table:table-row>
        <table:table-row table:style-name="ro3" table:visibility="collapse" table:number-rows-repeated="1048528">
          <table:table-cell table:number-columns-repeated="1024"/>
        </table:table-row>
        <table:table-row table:style-name="ro3" table:visibility="collapse">
          <table:table-cell table:number-columns-repeated="1024"/>
        </table:table-row>
      </table:table>
      <table:table table:name="Database" table:style-name="ta1">
        <officeooo:event-listeners>
          <script:event-listener script:language="ooo:script" script:event-name="office:dblclick" xlink:href="vnd.sun.star.script:TCIcode.EventProcess.DoubleklikProcess?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6" form:id="control26"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Input_on_Database.Main?language=Basic&amp;location=document" xlink:type="simple"/>
              </office:event-listeners>
            </form:button>
            <form:button form:name="Push Button 1" form:control-implementation="ooo:com.sun.star.form.component.CommandButton" xml:id="control27" form:id="control27"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ExportAsCsv.Main?language=Basic&amp;location=document" xlink:type="simple"/>
              </office:event-listeners>
            </form:button>
            <form:checkbox form:name="Check Box 1" form:control-implementation="ooo:com.sun.star.form.component.CheckBox" xml:id="control28" form:id="control28" form:label="Delete" form:linked-cell="'olah data'.A39"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6"/>
          <draw:control draw:z-index="1" draw:style-name="gr1" draw:text-style-name="P5" svg:width="30mm" svg:height="15mm" svg:x="2.97mm" svg:y="0.74mm" draw:control="control27"/>
          <draw:control draw:z-index="2" draw:style-name="gr4" draw:text-style-name="P4" svg:width="30mm" svg:height="10mm" svg:x="64.47mm" svg:y="3.2mm" draw:control="control28"/>
        </table:shapes>
        <table:table-column table:style-name="co36" table:visibility="collapse" table:default-cell-style-name="ce37"/>
        <table:table-column table:style-name="co37" table:default-cell-style-name="ce39"/>
        <table:table-column table:style-name="co37" table:number-columns-repeated="2" table:default-cell-style-name="ce37"/>
        <table:table-column table:style-name="co37" table:default-cell-style-name="ce93"/>
        <table:table-column table:style-name="co38" table:default-cell-style-name="ce37"/>
        <table:table-column table:style-name="co37" table:default-cell-style-name="ce39"/>
        <table:table-column table:style-name="co37" table:number-columns-repeated="4" table:default-cell-style-name="ce37"/>
        <table:table-column table:style-name="co37" table:visibility="collapse" table:number-columns-repeated="1012" table:default-cell-style-name="ce37"/>
        <table:table-column table:style-name="co3" table:visibility="collapse" table:default-cell-style-name="ce37"/>
        <table:table-row table:style-name="ro4">
          <table:table-cell table:style-name="ce31" table:number-columns-spanned="11" table:number-rows-spanned="2"/>
          <table:covered-table-cell table:style-name="ce144"/>
          <table:covered-table-cell table:number-columns-repeated="2"/>
          <table:covered-table-cell table:style-name="ce149"/>
          <table:covered-table-cell/>
          <table:covered-table-cell table:style-name="ce144"/>
          <table:covered-table-cell table:number-columns-repeated="4"/>
          <table:table-cell table:number-columns-repeated="1013"/>
        </table:table-row>
        <table:table-row table:style-name="ro5">
          <table:covered-table-cell/>
          <table:covered-table-cell table:style-name="ce144"/>
          <table:covered-table-cell table:number-columns-repeated="2"/>
          <table:covered-table-cell table:style-name="ce149"/>
          <table:covered-table-cell/>
          <table:covered-table-cell table:style-name="ce144"/>
          <table:covered-table-cell table:number-columns-repeated="4"/>
          <table:table-cell table:number-columns-repeated="1013"/>
        </table:table-row>
        <table:table-row table:style-name="ro6">
          <table:table-cell table:style-name="ce142" office:value-type="string" calcext:value-type="string">
            <text:p>ID DATA</text:p>
          </table:table-cell>
          <table:table-cell table:style-name="ce146" office:value-type="string" calcext:value-type="string">
            <text:p>TANGGAL TES</text:p>
          </table:table-cell>
          <table:table-cell table:style-name="ce142" office:value-type="string" calcext:value-type="string">
            <text:p>KOTA</text:p>
          </table:table-cell>
          <table:table-cell table:style-name="ce142" office:value-type="string" calcext:value-type="string">
            <text:p>NO TES</text:p>
          </table:table-cell>
          <table:table-cell table:style-name="ce142" office:value-type="string" calcext:value-type="string">
            <text:p>NAMA KANDIDAT</text:p>
          </table:table-cell>
          <table:table-cell table:style-name="ce142" office:value-type="string" calcext:value-type="string">
            <text:p>JENIS KELAMIN</text:p>
          </table:table-cell>
          <table:table-cell table:style-name="ce146" office:value-type="string" calcext:value-type="string">
            <text:p>TANGGAL LAHIR</text:p>
          </table:table-cell>
          <table:table-cell table:style-name="ce142" office:value-type="string" calcext:value-type="string">
            <text:p>PENDIDIKAN TERAKHIR</text:p>
          </table:table-cell>
          <table:table-cell table:style-name="ce142" office:value-type="string" calcext:value-type="string">
            <text:p>PERUSAHAAN/INSTITUSI</text:p>
          </table:table-cell>
          <table:table-cell table:style-name="ce142" office:value-type="string" calcext:value-type="string">
            <text:p>POSISI YANG DITUJU</text:p>
          </table:table-cell>
          <table:table-cell table:style-name="ce142" office:value-type="string" calcext:value-type="string">
            <text:p>CATATAN/KETERANGAN LAIN</text:p>
          </table:table-cell>
          <table:table-cell table:style-name="ce66" table:number-columns-repeated="1013"/>
        </table:table-row>
        <table:table-row table:style-name="ro3">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4" table:number-rows-repeated="1048489">
          <table:table-cell table:number-columns-repeated="1024"/>
        </table:table-row>
        <table:table-row table:style-name="ro7" table:number-rows-repeated="78">
          <table:table-cell table:number-columns-repeated="1024"/>
        </table:table-row>
        <table:table-row table:style-name="ro7">
          <table:table-cell table:number-columns-repeated="1024"/>
        </table:table-row>
      </table:table>
      <table:table table:name="MainSource" table:style-name="ta4">
        <table:table-column table:style-name="co3" table:number-columns-repeated="459" table:default-cell-style-name="Default"/>
        <table:table-row table:style-name="ro7" table:number-rows-repeated="96">
          <table:table-cell table:number-columns-repeated="459"/>
        </table:table-row>
        <table:table-row table:style-name="ro4" table:number-rows-repeated="3">
          <table:table-cell table:number-columns-repeated="459"/>
        </table:table-row>
        <table:table-row table:style-name="ro4">
          <table:table-cell table:number-columns-repeated="458"/>
          <table:table-cell table:style-name="ce106"/>
        </table:table-row>
        <table:table-row table:style-name="ro3">
          <table:table-cell table:number-columns-repeated="458"/>
          <table:table-cell table:style-name="ce110"/>
        </table:table-row>
        <table:table-row table:style-name="ro3" table:number-rows-repeated="4">
          <table:table-cell table:number-columns-repeated="459"/>
        </table:table-row>
        <table:table-row table:style-name="ro3">
          <table:table-cell table:number-columns-repeated="458"/>
          <table:table-cell table:style-name="ce110"/>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9" form:id="control29"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7" svg:width="22.04mm" svg:height="10.59mm" svg:x="0mm" svg:y="0mm" draw:control="control29"/>
        </table:shapes>
        <table:table-column table:style-name="co3" table:number-columns-repeated="35" table:default-cell-style-name="Default"/>
        <table:table-row table:style-name="ro3">
          <table:table-cell table:style-name="ce155" office:value-type="string" calcext:value-type="string" table:number-columns-spanned="35" table:number-rows-spanned="2">
            <text:p>JAWABAN KANDIDAT</text:p>
          </table:table-cell>
          <table:covered-table-cell table:number-columns-repeated="13" table:style-name="ce51"/>
          <table:covered-table-cell table:number-columns-repeated="21"/>
        </table:table-row>
        <table:table-row table:style-name="ro3">
          <table:covered-table-cell table:number-columns-repeated="14" table:style-name="ce51"/>
          <table:covered-table-cell table:number-columns-repeated="21"/>
        </table:table-row>
        <table:table-row table:style-name="ro3">
          <table:table-cell table:style-name="ce157" office:value-type="string" calcext:value-type="string" table:number-columns-spanned="35" table:number-rows-spanned="1">
            <text:p>SOAL</text:p>
          </table:table-cell>
          <table:covered-table-cell table:number-columns-repeated="13" table:style-name="ce51"/>
          <table:covered-table-cell table:number-columns-repeated="21"/>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3">
          <table:table-cell table:style-name="ce54" office:value-type="float" office:value="1" calcext:value-type="float">
            <text:p>1</text:p>
          </table:table-cell>
          <table:table-cell table:style-name="ce6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61" table:formula="of:=[$'jawaban peserta'.B22]" office:value-type="float" office:value="4" calcext:value-type="float">
            <text:p>4</text:p>
          </table:table-cell>
          <table:table-cell table:style-name="ce18"/>
          <table:table-cell table:style-name="ce65" office:value-type="float" office:value="41" calcext:value-type="float">
            <text:p>41</text:p>
          </table:table-cell>
          <table:table-cell table:style-name="ce61" table:formula="of:=[$'jawaban peserta'.B42]" office:value-type="float" office:value="1" calcext:value-type="float">
            <text:p>1</text:p>
          </table:table-cell>
          <table:table-cell table:style-name="ce18"/>
          <table:table-cell table:style-name="ce68" office:value-type="float" office:value="61" calcext:value-type="float">
            <text:p>61</text:p>
          </table:table-cell>
          <table:table-cell table:style-name="ce70" table:formula="of:=[$'jawaban peserta'.B62]" office:value-type="float" office:value="2" calcext:value-type="float">
            <text:p>2</text:p>
          </table:table-cell>
          <table:table-cell table:style-name="ce18"/>
          <table:table-cell table:style-name="ce68" office:value-type="float" office:value="81" calcext:value-type="float">
            <text:p>81</text:p>
          </table:table-cell>
          <table:table-cell table:style-name="ce70" table:formula="of:=[$'jawaban peserta'.B82]" office:value-type="float" office:value="5" calcext:value-type="float">
            <text:p>5</text:p>
          </table:table-cell>
          <table:table-cell table:style-name="ce18"/>
          <table:table-cell table:style-name="ce68" office:value-type="float" office:value="101" calcext:value-type="float">
            <text:p>101</text:p>
          </table:table-cell>
          <table:table-cell table:style-name="ce70" table:formula="of:=[$'jawaban peserta'.B102]" office:value-type="float" office:value="5" calcext:value-type="float">
            <text:p>5</text:p>
          </table:table-cell>
          <table:table-cell table:style-name="ce18"/>
          <table:table-cell table:style-name="ce68" office:value-type="float" office:value="121" calcext:value-type="float">
            <text:p>121</text:p>
          </table:table-cell>
          <table:table-cell table:style-name="ce70" table:formula="of:=[$'jawaban peserta'.B122]" office:value-type="float" office:value="5" calcext:value-type="float">
            <text:p>5</text:p>
          </table:table-cell>
          <table:table-cell table:style-name="ce18"/>
          <table:table-cell table:style-name="ce68" office:value-type="float" office:value="141" calcext:value-type="float">
            <text:p>141</text:p>
          </table:table-cell>
          <table:table-cell table:style-name="ce70" table:formula="of:=[$'jawaban peserta'.B142]" office:value-type="float" office:value="1" calcext:value-type="float">
            <text:p>1</text:p>
          </table:table-cell>
          <table:table-cell table:style-name="ce18"/>
          <table:table-cell table:style-name="ce68" office:value-type="float" office:value="161" calcext:value-type="float">
            <text:p>161</text:p>
          </table:table-cell>
          <table:table-cell table:style-name="ce70" table:formula="of:=[$'jawaban peserta'.B162]" office:value-type="float" office:value="4" calcext:value-type="float">
            <text:p>4</text:p>
          </table:table-cell>
          <table:table-cell table:style-name="ce18"/>
          <table:table-cell table:style-name="ce68" office:value-type="float" office:value="181" calcext:value-type="float">
            <text:p>181</text:p>
          </table:table-cell>
          <table:table-cell table:style-name="ce70" table:formula="of:=[$'jawaban peserta'.B182]" office:value-type="float" office:value="5" calcext:value-type="float">
            <text:p>5</text:p>
          </table:table-cell>
          <table:table-cell table:style-name="ce18"/>
          <table:table-cell table:style-name="ce68" office:value-type="float" office:value="201" calcext:value-type="float">
            <text:p>201</text:p>
          </table:table-cell>
          <table:table-cell table:style-name="ce70" table:formula="of:=[$'jawaban peserta'.B202]" office:value-type="float" office:value="4" calcext:value-type="float">
            <text:p>4</text:p>
          </table:table-cell>
          <table:table-cell table:style-name="ce18"/>
          <table:table-cell table:style-name="ce68" office:value-type="float" office:value="221" calcext:value-type="float">
            <text:p>221</text:p>
          </table:table-cell>
          <table:table-cell table:style-name="ce70" table:formula="of:=[$'jawaban peserta'.B222]" office:value-type="float" office:value="2" calcext:value-type="float">
            <text:p>2</text:p>
          </table:table-cell>
        </table:table-row>
        <table:table-row table:style-name="ro3">
          <table:table-cell table:style-name="ce54" office:value-type="float" office:value="2" calcext:value-type="float">
            <text:p>2</text:p>
          </table:table-cell>
          <table:table-cell table:style-name="ce6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61" table:formula="of:=[$'jawaban peserta'.B23]" office:value-type="float" office:value="1" calcext:value-type="float">
            <text:p>1</text:p>
          </table:table-cell>
          <table:table-cell table:style-name="ce18"/>
          <table:table-cell table:style-name="ce65" office:value-type="float" office:value="42" calcext:value-type="float">
            <text:p>42</text:p>
          </table:table-cell>
          <table:table-cell table:style-name="ce61" table:formula="of:=[$'jawaban peserta'.B43]" office:value-type="float" office:value="3" calcext:value-type="float">
            <text:p>3</text:p>
          </table:table-cell>
          <table:table-cell table:style-name="ce18"/>
          <table:table-cell table:style-name="ce68" office:value-type="float" office:value="62" calcext:value-type="float">
            <text:p>62</text:p>
          </table:table-cell>
          <table:table-cell table:style-name="ce70" table:formula="of:=[$'jawaban peserta'.B63]" office:value-type="float" office:value="3" calcext:value-type="float">
            <text:p>3</text:p>
          </table:table-cell>
          <table:table-cell table:style-name="ce18"/>
          <table:table-cell table:style-name="ce68" office:value-type="float" office:value="82" calcext:value-type="float">
            <text:p>82</text:p>
          </table:table-cell>
          <table:table-cell table:style-name="ce70" table:formula="of:=[$'jawaban peserta'.B83]" office:value-type="float" office:value="4" calcext:value-type="float">
            <text:p>4</text:p>
          </table:table-cell>
          <table:table-cell table:style-name="ce18"/>
          <table:table-cell table:style-name="ce68" office:value-type="float" office:value="102" calcext:value-type="float">
            <text:p>102</text:p>
          </table:table-cell>
          <table:table-cell table:style-name="ce70" table:formula="of:=[$'jawaban peserta'.B103]" office:value-type="float" office:value="1" calcext:value-type="float">
            <text:p>1</text:p>
          </table:table-cell>
          <table:table-cell table:style-name="ce18"/>
          <table:table-cell table:style-name="ce68" office:value-type="float" office:value="122" calcext:value-type="float">
            <text:p>122</text:p>
          </table:table-cell>
          <table:table-cell table:style-name="ce70" table:formula="of:=[$'jawaban peserta'.B123]" office:value-type="float" office:value="2" calcext:value-type="float">
            <text:p>2</text:p>
          </table:table-cell>
          <table:table-cell table:style-name="ce18"/>
          <table:table-cell table:style-name="ce68" office:value-type="float" office:value="142" calcext:value-type="float">
            <text:p>142</text:p>
          </table:table-cell>
          <table:table-cell table:style-name="ce70" table:formula="of:=[$'jawaban peserta'.B143]" office:value-type="float" office:value="3" calcext:value-type="float">
            <text:p>3</text:p>
          </table:table-cell>
          <table:table-cell table:style-name="ce18"/>
          <table:table-cell table:style-name="ce68" office:value-type="float" office:value="162" calcext:value-type="float">
            <text:p>162</text:p>
          </table:table-cell>
          <table:table-cell table:style-name="ce70" table:formula="of:=[$'jawaban peserta'.B163]" office:value-type="float" office:value="5" calcext:value-type="float">
            <text:p>5</text:p>
          </table:table-cell>
          <table:table-cell table:style-name="ce18"/>
          <table:table-cell table:style-name="ce68" office:value-type="float" office:value="182" calcext:value-type="float">
            <text:p>182</text:p>
          </table:table-cell>
          <table:table-cell table:style-name="ce70" table:formula="of:=[$'jawaban peserta'.B183]" office:value-type="float" office:value="4" calcext:value-type="float">
            <text:p>4</text:p>
          </table:table-cell>
          <table:table-cell table:style-name="ce18"/>
          <table:table-cell table:style-name="ce68" office:value-type="float" office:value="202" calcext:value-type="float">
            <text:p>202</text:p>
          </table:table-cell>
          <table:table-cell table:style-name="ce70" table:formula="of:=[$'jawaban peserta'.B203]" office:value-type="float" office:value="5" calcext:value-type="float">
            <text:p>5</text:p>
          </table:table-cell>
          <table:table-cell table:style-name="ce18"/>
          <table:table-cell table:style-name="ce68" office:value-type="float" office:value="222" calcext:value-type="float">
            <text:p>222</text:p>
          </table:table-cell>
          <table:table-cell table:style-name="ce70" table:formula="of:=[$'jawaban peserta'.B223]" office:value-type="float" office:value="2" calcext:value-type="float">
            <text:p>2</text:p>
          </table:table-cell>
        </table:table-row>
        <table:table-row table:style-name="ro3">
          <table:table-cell table:style-name="ce54" office:value-type="float" office:value="3" calcext:value-type="float">
            <text:p>3</text:p>
          </table:table-cell>
          <table:table-cell table:style-name="ce61" table:formula="of:=[$'jawaban peserta'.B4]" office:value-type="float" office:value="1" calcext:value-type="float">
            <text:p>1</text:p>
          </table:table-cell>
          <table:table-cell table:style-name="ce18"/>
          <table:table-cell table:style-name="ce65" office:value-type="float" office:value="23" calcext:value-type="float">
            <text:p>23</text:p>
          </table:table-cell>
          <table:table-cell table:style-name="ce6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61" table:formula="of:=[$'jawaban peserta'.B44]" office:value-type="float" office:value="3" calcext:value-type="float">
            <text:p>3</text:p>
          </table:table-cell>
          <table:table-cell table:style-name="ce18"/>
          <table:table-cell table:style-name="ce68" office:value-type="float" office:value="63" calcext:value-type="float">
            <text:p>63</text:p>
          </table:table-cell>
          <table:table-cell table:style-name="ce70" table:formula="of:=[$'jawaban peserta'.B64]" office:value-type="float" office:value="1" calcext:value-type="float">
            <text:p>1</text:p>
          </table:table-cell>
          <table:table-cell table:style-name="ce18"/>
          <table:table-cell table:style-name="ce68" office:value-type="float" office:value="83" calcext:value-type="float">
            <text:p>83</text:p>
          </table:table-cell>
          <table:table-cell table:style-name="ce70" table:formula="of:=[$'jawaban peserta'.B84]" office:value-type="float" office:value="2" calcext:value-type="float">
            <text:p>2</text:p>
          </table:table-cell>
          <table:table-cell table:style-name="ce18"/>
          <table:table-cell table:style-name="ce68" office:value-type="float" office:value="103" calcext:value-type="float">
            <text:p>103</text:p>
          </table:table-cell>
          <table:table-cell table:style-name="ce70" table:formula="of:=[$'jawaban peserta'.B104]" office:value-type="float" office:value="5" calcext:value-type="float">
            <text:p>5</text:p>
          </table:table-cell>
          <table:table-cell table:style-name="ce18"/>
          <table:table-cell table:style-name="ce68" office:value-type="float" office:value="123" calcext:value-type="float">
            <text:p>123</text:p>
          </table:table-cell>
          <table:table-cell table:style-name="ce70" table:formula="of:=[$'jawaban peserta'.B124]" office:value-type="float" office:value="3" calcext:value-type="float">
            <text:p>3</text:p>
          </table:table-cell>
          <table:table-cell table:style-name="ce18"/>
          <table:table-cell table:style-name="ce68" office:value-type="float" office:value="143" calcext:value-type="float">
            <text:p>143</text:p>
          </table:table-cell>
          <table:table-cell table:style-name="ce70" table:formula="of:=[$'jawaban peserta'.B144]" office:value-type="float" office:value="3" calcext:value-type="float">
            <text:p>3</text:p>
          </table:table-cell>
          <table:table-cell table:style-name="ce18"/>
          <table:table-cell table:style-name="ce68" office:value-type="float" office:value="163" calcext:value-type="float">
            <text:p>163</text:p>
          </table:table-cell>
          <table:table-cell table:style-name="ce70" table:formula="of:=[$'jawaban peserta'.B164]" office:value-type="float" office:value="1" calcext:value-type="float">
            <text:p>1</text:p>
          </table:table-cell>
          <table:table-cell table:style-name="ce18"/>
          <table:table-cell table:style-name="ce68" office:value-type="float" office:value="183" calcext:value-type="float">
            <text:p>183</text:p>
          </table:table-cell>
          <table:table-cell table:style-name="ce70" table:formula="of:=[$'jawaban peserta'.B184]" office:value-type="float" office:value="3" calcext:value-type="float">
            <text:p>3</text:p>
          </table:table-cell>
          <table:table-cell table:style-name="ce18"/>
          <table:table-cell table:style-name="ce68" office:value-type="float" office:value="203" calcext:value-type="float">
            <text:p>203</text:p>
          </table:table-cell>
          <table:table-cell table:style-name="ce70" table:formula="of:=[$'jawaban peserta'.B204]" office:value-type="float" office:value="3" calcext:value-type="float">
            <text:p>3</text:p>
          </table:table-cell>
          <table:table-cell table:style-name="ce18"/>
          <table:table-cell table:style-name="ce68" office:value-type="float" office:value="223" calcext:value-type="float">
            <text:p>223</text:p>
          </table:table-cell>
          <table:table-cell table:style-name="ce70" table:formula="of:=[$'jawaban peserta'.B224]" office:value-type="float" office:value="1" calcext:value-type="float">
            <text:p>1</text:p>
          </table:table-cell>
        </table:table-row>
        <table:table-row table:style-name="ro3">
          <table:table-cell table:style-name="ce54" office:value-type="float" office:value="4" calcext:value-type="float">
            <text:p>4</text:p>
          </table:table-cell>
          <table:table-cell table:style-name="ce61" table:formula="of:=[$'jawaban peserta'.B5]" office:value-type="float" office:value="2" calcext:value-type="float">
            <text:p>2</text:p>
          </table:table-cell>
          <table:table-cell table:style-name="ce18"/>
          <table:table-cell table:style-name="ce65" office:value-type="float" office:value="24" calcext:value-type="float">
            <text:p>24</text:p>
          </table:table-cell>
          <table:table-cell table:style-name="ce61" table:formula="of:=[$'jawaban peserta'.B25]" office:value-type="float" office:value="1" calcext:value-type="float">
            <text:p>1</text:p>
          </table:table-cell>
          <table:table-cell table:style-name="ce18"/>
          <table:table-cell table:style-name="ce65" office:value-type="float" office:value="44" calcext:value-type="float">
            <text:p>44</text:p>
          </table:table-cell>
          <table:table-cell table:style-name="ce61" table:formula="of:=[$'jawaban peserta'.B45]" office:value-type="float" office:value="5" calcext:value-type="float">
            <text:p>5</text:p>
          </table:table-cell>
          <table:table-cell table:style-name="ce18"/>
          <table:table-cell table:style-name="ce68" office:value-type="float" office:value="64" calcext:value-type="float">
            <text:p>64</text:p>
          </table:table-cell>
          <table:table-cell table:style-name="ce70" table:formula="of:=[$'jawaban peserta'.B65]" office:value-type="float" office:value="4" calcext:value-type="float">
            <text:p>4</text:p>
          </table:table-cell>
          <table:table-cell table:style-name="ce18"/>
          <table:table-cell table:style-name="ce68" office:value-type="float" office:value="84" calcext:value-type="float">
            <text:p>84</text:p>
          </table:table-cell>
          <table:table-cell table:style-name="ce70" table:formula="of:=[$'jawaban peserta'.B85]" office:value-type="float" office:value="5" calcext:value-type="float">
            <text:p>5</text:p>
          </table:table-cell>
          <table:table-cell table:style-name="ce18"/>
          <table:table-cell table:style-name="ce68" office:value-type="float" office:value="104" calcext:value-type="float">
            <text:p>104</text:p>
          </table:table-cell>
          <table:table-cell table:style-name="ce70" table:formula="of:=[$'jawaban peserta'.B105]" office:value-type="float" office:value="3" calcext:value-type="float">
            <text:p>3</text:p>
          </table:table-cell>
          <table:table-cell table:style-name="ce18"/>
          <table:table-cell table:style-name="ce68" office:value-type="float" office:value="124" calcext:value-type="float">
            <text:p>124</text:p>
          </table:table-cell>
          <table:table-cell table:style-name="ce70" table:formula="of:=[$'jawaban peserta'.B125]" office:value-type="float" office:value="2" calcext:value-type="float">
            <text:p>2</text:p>
          </table:table-cell>
          <table:table-cell table:style-name="ce18"/>
          <table:table-cell table:style-name="ce68" office:value-type="float" office:value="144" calcext:value-type="float">
            <text:p>144</text:p>
          </table:table-cell>
          <table:table-cell table:style-name="ce70" table:formula="of:=[$'jawaban peserta'.B145]" office:value-type="float" office:value="2" calcext:value-type="float">
            <text:p>2</text:p>
          </table:table-cell>
          <table:table-cell table:style-name="ce18"/>
          <table:table-cell table:style-name="ce68" office:value-type="float" office:value="164" calcext:value-type="float">
            <text:p>164</text:p>
          </table:table-cell>
          <table:table-cell table:style-name="ce70" table:formula="of:=[$'jawaban peserta'.B165]" office:value-type="float" office:value="1" calcext:value-type="float">
            <text:p>1</text:p>
          </table:table-cell>
          <table:table-cell table:style-name="ce18"/>
          <table:table-cell table:style-name="ce68" office:value-type="float" office:value="184" calcext:value-type="float">
            <text:p>184</text:p>
          </table:table-cell>
          <table:table-cell table:style-name="ce70" table:formula="of:=[$'jawaban peserta'.B185]" office:value-type="float" office:value="3" calcext:value-type="float">
            <text:p>3</text:p>
          </table:table-cell>
          <table:table-cell table:style-name="ce18"/>
          <table:table-cell table:style-name="ce68" office:value-type="float" office:value="204" calcext:value-type="float">
            <text:p>204</text:p>
          </table:table-cell>
          <table:table-cell table:style-name="ce70" table:formula="of:=[$'jawaban peserta'.B205]" office:value-type="float" office:value="3" calcext:value-type="float">
            <text:p>3</text:p>
          </table:table-cell>
          <table:table-cell table:style-name="ce18"/>
          <table:table-cell table:style-name="ce68" office:value-type="float" office:value="224" calcext:value-type="float">
            <text:p>224</text:p>
          </table:table-cell>
          <table:table-cell table:style-name="ce70" table:formula="of:=[$'jawaban peserta'.B225]" office:value-type="float" office:value="1" calcext:value-type="float">
            <text:p>1</text:p>
          </table:table-cell>
        </table:table-row>
        <table:table-row table:style-name="ro3">
          <table:table-cell table:style-name="ce54" office:value-type="float" office:value="5" calcext:value-type="float">
            <text:p>5</text:p>
          </table:table-cell>
          <table:table-cell table:style-name="ce61" table:formula="of:=[$'jawaban peserta'.B6]" office:value-type="float" office:value="3" calcext:value-type="float">
            <text:p>3</text:p>
          </table:table-cell>
          <table:table-cell table:style-name="ce18"/>
          <table:table-cell table:style-name="ce65" office:value-type="float" office:value="25" calcext:value-type="float">
            <text:p>25</text:p>
          </table:table-cell>
          <table:table-cell table:style-name="ce61" table:formula="of:=[$'jawaban peserta'.B26]" office:value-type="float" office:value="1" calcext:value-type="float">
            <text:p>1</text:p>
          </table:table-cell>
          <table:table-cell table:style-name="ce18"/>
          <table:table-cell table:style-name="ce65" office:value-type="float" office:value="45" calcext:value-type="float">
            <text:p>45</text:p>
          </table:table-cell>
          <table:table-cell table:style-name="ce61" table:formula="of:=[$'jawaban peserta'.B46]" office:value-type="float" office:value="4" calcext:value-type="float">
            <text:p>4</text:p>
          </table:table-cell>
          <table:table-cell table:style-name="ce18"/>
          <table:table-cell table:style-name="ce68" office:value-type="float" office:value="65" calcext:value-type="float">
            <text:p>65</text:p>
          </table:table-cell>
          <table:table-cell table:style-name="ce70" table:formula="of:=[$'jawaban peserta'.B66]" office:value-type="float" office:value="1" calcext:value-type="float">
            <text:p>1</text:p>
          </table:table-cell>
          <table:table-cell table:style-name="ce18"/>
          <table:table-cell table:style-name="ce68" office:value-type="float" office:value="85" calcext:value-type="float">
            <text:p>85</text:p>
          </table:table-cell>
          <table:table-cell table:style-name="ce70" table:formula="of:=[$'jawaban peserta'.B86]" office:value-type="float" office:value="3" calcext:value-type="float">
            <text:p>3</text:p>
          </table:table-cell>
          <table:table-cell table:style-name="ce18"/>
          <table:table-cell table:style-name="ce68" office:value-type="float" office:value="105" calcext:value-type="float">
            <text:p>105</text:p>
          </table:table-cell>
          <table:table-cell table:style-name="ce70" table:formula="of:=[$'jawaban peserta'.B106]" office:value-type="float" office:value="3" calcext:value-type="float">
            <text:p>3</text:p>
          </table:table-cell>
          <table:table-cell table:style-name="ce18"/>
          <table:table-cell table:style-name="ce68" office:value-type="float" office:value="125" calcext:value-type="float">
            <text:p>125</text:p>
          </table:table-cell>
          <table:table-cell table:style-name="ce70" table:formula="of:=[$'jawaban peserta'.B126]" office:value-type="float" office:value="3" calcext:value-type="float">
            <text:p>3</text:p>
          </table:table-cell>
          <table:table-cell table:style-name="ce18"/>
          <table:table-cell table:style-name="ce68" office:value-type="float" office:value="145" calcext:value-type="float">
            <text:p>145</text:p>
          </table:table-cell>
          <table:table-cell table:style-name="ce70" table:formula="of:=[$'jawaban peserta'.B146]" office:value-type="float" office:value="2" calcext:value-type="float">
            <text:p>2</text:p>
          </table:table-cell>
          <table:table-cell table:style-name="ce18"/>
          <table:table-cell table:style-name="ce68" office:value-type="float" office:value="165" calcext:value-type="float">
            <text:p>165</text:p>
          </table:table-cell>
          <table:table-cell table:style-name="ce70" table:formula="of:=[$'jawaban peserta'.B166]" office:value-type="float" office:value="5" calcext:value-type="float">
            <text:p>5</text:p>
          </table:table-cell>
          <table:table-cell table:style-name="ce18"/>
          <table:table-cell table:style-name="ce68" office:value-type="float" office:value="185" calcext:value-type="float">
            <text:p>185</text:p>
          </table:table-cell>
          <table:table-cell table:style-name="ce70" table:formula="of:=[$'jawaban peserta'.B186]" office:value-type="float" office:value="3" calcext:value-type="float">
            <text:p>3</text:p>
          </table:table-cell>
          <table:table-cell table:style-name="ce18"/>
          <table:table-cell table:style-name="ce68" office:value-type="float" office:value="205" calcext:value-type="float">
            <text:p>205</text:p>
          </table:table-cell>
          <table:table-cell table:style-name="ce70" table:formula="of:=[$'jawaban peserta'.B206]" office:value-type="float" office:value="1" calcext:value-type="float">
            <text:p>1</text:p>
          </table:table-cell>
          <table:table-cell table:style-name="ce18"/>
          <table:table-cell table:style-name="ce68" office:value-type="float" office:value="225" calcext:value-type="float">
            <text:p>225</text:p>
          </table:table-cell>
          <table:table-cell table:style-name="ce70" table:formula="of:=[$'jawaban peserta'.B226]" office:value-type="float" office:value="2" calcext:value-type="float">
            <text:p>2</text:p>
          </table:table-cell>
        </table:table-row>
        <table:table-row table:style-name="ro3">
          <table:table-cell table:style-name="ce54" office:value-type="float" office:value="6" calcext:value-type="float">
            <text:p>6</text:p>
          </table:table-cell>
          <table:table-cell table:style-name="ce61" table:formula="of:=[$'jawaban peserta'.B7]" office:value-type="float" office:value="5" calcext:value-type="float">
            <text:p>5</text:p>
          </table:table-cell>
          <table:table-cell table:style-name="ce18"/>
          <table:table-cell table:style-name="ce65" office:value-type="float" office:value="26" calcext:value-type="float">
            <text:p>26</text:p>
          </table:table-cell>
          <table:table-cell table:style-name="ce61" table:formula="of:=[$'jawaban peserta'.B27]" office:value-type="float" office:value="1" calcext:value-type="float">
            <text:p>1</text:p>
          </table:table-cell>
          <table:table-cell table:style-name="ce18"/>
          <table:table-cell table:style-name="ce65" office:value-type="float" office:value="46" calcext:value-type="float">
            <text:p>46</text:p>
          </table:table-cell>
          <table:table-cell table:style-name="ce6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70" table:formula="of:=[$'jawaban peserta'.B67]" office:value-type="float" office:value="1" calcext:value-type="float">
            <text:p>1</text:p>
          </table:table-cell>
          <table:table-cell table:style-name="ce18"/>
          <table:table-cell table:style-name="ce68" office:value-type="float" office:value="86" calcext:value-type="float">
            <text:p>86</text:p>
          </table:table-cell>
          <table:table-cell table:style-name="ce70" table:formula="of:=[$'jawaban peserta'.B87]" office:value-type="float" office:value="1" calcext:value-type="float">
            <text:p>1</text:p>
          </table:table-cell>
          <table:table-cell table:style-name="ce18"/>
          <table:table-cell table:style-name="ce68" office:value-type="float" office:value="106" calcext:value-type="float">
            <text:p>106</text:p>
          </table:table-cell>
          <table:table-cell table:style-name="ce70" table:formula="of:=[$'jawaban peserta'.B107]" office:value-type="float" office:value="5" calcext:value-type="float">
            <text:p>5</text:p>
          </table:table-cell>
          <table:table-cell table:style-name="ce18"/>
          <table:table-cell table:style-name="ce68" office:value-type="float" office:value="126" calcext:value-type="float">
            <text:p>126</text:p>
          </table:table-cell>
          <table:table-cell table:style-name="ce70" table:formula="of:=[$'jawaban peserta'.B127]" office:value-type="float" office:value="2" calcext:value-type="float">
            <text:p>2</text:p>
          </table:table-cell>
          <table:table-cell table:style-name="ce18"/>
          <table:table-cell table:style-name="ce68" office:value-type="float" office:value="146" calcext:value-type="float">
            <text:p>146</text:p>
          </table:table-cell>
          <table:table-cell table:style-name="ce70" table:formula="of:=[$'jawaban peserta'.B147]" office:value-type="float" office:value="2" calcext:value-type="float">
            <text:p>2</text:p>
          </table:table-cell>
          <table:table-cell table:style-name="ce18"/>
          <table:table-cell table:style-name="ce68" office:value-type="float" office:value="166" calcext:value-type="float">
            <text:p>166</text:p>
          </table:table-cell>
          <table:table-cell table:style-name="ce70" table:formula="of:=[$'jawaban peserta'.B167]" office:value-type="float" office:value="4" calcext:value-type="float">
            <text:p>4</text:p>
          </table:table-cell>
          <table:table-cell table:style-name="ce18"/>
          <table:table-cell table:style-name="ce68" office:value-type="float" office:value="186" calcext:value-type="float">
            <text:p>186</text:p>
          </table:table-cell>
          <table:table-cell table:style-name="ce70" table:formula="of:=[$'jawaban peserta'.B187]" office:value-type="float" office:value="2" calcext:value-type="float">
            <text:p>2</text:p>
          </table:table-cell>
          <table:table-cell table:style-name="ce18"/>
          <table:table-cell table:style-name="ce68" office:value-type="float" office:value="206" calcext:value-type="float">
            <text:p>206</text:p>
          </table:table-cell>
          <table:table-cell table:style-name="ce70" table:formula="of:=[$'jawaban peserta'.B207]" office:value-type="float" office:value="1" calcext:value-type="float">
            <text:p>1</text:p>
          </table:table-cell>
          <table:table-cell table:style-name="ce18"/>
          <table:table-cell table:style-name="ce68" office:value-type="float" office:value="226" calcext:value-type="float">
            <text:p>226</text:p>
          </table:table-cell>
          <table:table-cell table:style-name="ce70" table:formula="of:=[$'jawaban peserta'.B227]" office:value-type="float" office:value="5" calcext:value-type="float">
            <text:p>5</text:p>
          </table:table-cell>
        </table:table-row>
        <table:table-row table:style-name="ro3">
          <table:table-cell table:style-name="ce54" office:value-type="float" office:value="7" calcext:value-type="float">
            <text:p>7</text:p>
          </table:table-cell>
          <table:table-cell table:style-name="ce61" table:formula="of:=[$'jawaban peserta'.B8]" office:value-type="float" office:value="1" calcext:value-type="float">
            <text:p>1</text:p>
          </table:table-cell>
          <table:table-cell table:style-name="ce18"/>
          <table:table-cell table:style-name="ce65" office:value-type="float" office:value="27" calcext:value-type="float">
            <text:p>27</text:p>
          </table:table-cell>
          <table:table-cell table:style-name="ce61" table:formula="of:=[$'jawaban peserta'.B28]" office:value-type="float" office:value="1" calcext:value-type="float">
            <text:p>1</text:p>
          </table:table-cell>
          <table:table-cell table:style-name="ce18"/>
          <table:table-cell table:style-name="ce65" office:value-type="float" office:value="47" calcext:value-type="float">
            <text:p>47</text:p>
          </table:table-cell>
          <table:table-cell table:style-name="ce61" table:formula="of:=[$'jawaban peserta'.B48]" office:value-type="float" office:value="4" calcext:value-type="float">
            <text:p>4</text:p>
          </table:table-cell>
          <table:table-cell table:style-name="ce18"/>
          <table:table-cell table:style-name="ce68" office:value-type="float" office:value="67" calcext:value-type="float">
            <text:p>67</text:p>
          </table:table-cell>
          <table:table-cell table:style-name="ce70" table:formula="of:=[$'jawaban peserta'.B68]" office:value-type="float" office:value="3" calcext:value-type="float">
            <text:p>3</text:p>
          </table:table-cell>
          <table:table-cell table:style-name="ce18"/>
          <table:table-cell table:style-name="ce68" office:value-type="float" office:value="87" calcext:value-type="float">
            <text:p>87</text:p>
          </table:table-cell>
          <table:table-cell table:style-name="ce70" table:formula="of:=[$'jawaban peserta'.B88]" office:value-type="float" office:value="5" calcext:value-type="float">
            <text:p>5</text:p>
          </table:table-cell>
          <table:table-cell table:style-name="ce18"/>
          <table:table-cell table:style-name="ce68" office:value-type="float" office:value="107" calcext:value-type="float">
            <text:p>107</text:p>
          </table:table-cell>
          <table:table-cell table:style-name="ce70" table:formula="of:=[$'jawaban peserta'.B108]" office:value-type="float" office:value="4" calcext:value-type="float">
            <text:p>4</text:p>
          </table:table-cell>
          <table:table-cell table:style-name="ce18"/>
          <table:table-cell table:style-name="ce68" office:value-type="float" office:value="127" calcext:value-type="float">
            <text:p>127</text:p>
          </table:table-cell>
          <table:table-cell table:style-name="ce70" table:formula="of:=[$'jawaban peserta'.B128]" office:value-type="float" office:value="2" calcext:value-type="float">
            <text:p>2</text:p>
          </table:table-cell>
          <table:table-cell table:style-name="ce18"/>
          <table:table-cell table:style-name="ce68" office:value-type="float" office:value="147" calcext:value-type="float">
            <text:p>147</text:p>
          </table:table-cell>
          <table:table-cell table:style-name="ce70" table:formula="of:=[$'jawaban peserta'.B148]" office:value-type="float" office:value="5" calcext:value-type="float">
            <text:p>5</text:p>
          </table:table-cell>
          <table:table-cell table:style-name="ce18"/>
          <table:table-cell table:style-name="ce68" office:value-type="float" office:value="167" calcext:value-type="float">
            <text:p>167</text:p>
          </table:table-cell>
          <table:table-cell table:style-name="ce70" table:formula="of:=[$'jawaban peserta'.B168]" office:value-type="float" office:value="2" calcext:value-type="float">
            <text:p>2</text:p>
          </table:table-cell>
          <table:table-cell table:style-name="ce18"/>
          <table:table-cell table:style-name="ce68" office:value-type="float" office:value="187" calcext:value-type="float">
            <text:p>187</text:p>
          </table:table-cell>
          <table:table-cell table:style-name="ce70" table:formula="of:=[$'jawaban peserta'.B188]" office:value-type="float" office:value="1" calcext:value-type="float">
            <text:p>1</text:p>
          </table:table-cell>
          <table:table-cell table:style-name="ce18"/>
          <table:table-cell table:style-name="ce68" office:value-type="float" office:value="207" calcext:value-type="float">
            <text:p>207</text:p>
          </table:table-cell>
          <table:table-cell table:style-name="ce70" table:formula="of:=[$'jawaban peserta'.B208]" office:value-type="float" office:value="4" calcext:value-type="float">
            <text:p>4</text:p>
          </table:table-cell>
          <table:table-cell table:style-name="ce18"/>
          <table:table-cell table:style-name="ce68" office:value-type="float" office:value="227" calcext:value-type="float">
            <text:p>227</text:p>
          </table:table-cell>
          <table:table-cell table:style-name="ce70" table:formula="of:=[$'jawaban peserta'.B228]" office:value-type="float" office:value="4" calcext:value-type="float">
            <text:p>4</text:p>
          </table:table-cell>
        </table:table-row>
        <table:table-row table:style-name="ro3">
          <table:table-cell table:style-name="ce54" office:value-type="float" office:value="8" calcext:value-type="float">
            <text:p>8</text:p>
          </table:table-cell>
          <table:table-cell table:style-name="ce6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61" table:formula="of:=[$'jawaban peserta'.B29]" office:value-type="float" office:value="4" calcext:value-type="float">
            <text:p>4</text:p>
          </table:table-cell>
          <table:table-cell table:style-name="ce18"/>
          <table:table-cell table:style-name="ce65" office:value-type="float" office:value="48" calcext:value-type="float">
            <text:p>48</text:p>
          </table:table-cell>
          <table:table-cell table:style-name="ce61" table:formula="of:=[$'jawaban peserta'.B49]" office:value-type="float" office:value="1" calcext:value-type="float">
            <text:p>1</text:p>
          </table:table-cell>
          <table:table-cell table:style-name="ce18"/>
          <table:table-cell table:style-name="ce68" office:value-type="float" office:value="68" calcext:value-type="float">
            <text:p>68</text:p>
          </table:table-cell>
          <table:table-cell table:style-name="ce70" table:formula="of:=[$'jawaban peserta'.B69]" office:value-type="float" office:value="1" calcext:value-type="float">
            <text:p>1</text:p>
          </table:table-cell>
          <table:table-cell table:style-name="ce18"/>
          <table:table-cell table:style-name="ce68" office:value-type="float" office:value="88" calcext:value-type="float">
            <text:p>88</text:p>
          </table:table-cell>
          <table:table-cell table:style-name="ce70" table:formula="of:=[$'jawaban peserta'.B89]" office:value-type="float" office:value="4" calcext:value-type="float">
            <text:p>4</text:p>
          </table:table-cell>
          <table:table-cell table:style-name="ce18"/>
          <table:table-cell table:style-name="ce68" office:value-type="float" office:value="108" calcext:value-type="float">
            <text:p>108</text:p>
          </table:table-cell>
          <table:table-cell table:style-name="ce70" table:formula="of:=[$'jawaban peserta'.B109]" office:value-type="float" office:value="2" calcext:value-type="float">
            <text:p>2</text:p>
          </table:table-cell>
          <table:table-cell table:style-name="ce18"/>
          <table:table-cell table:style-name="ce68" office:value-type="float" office:value="128" calcext:value-type="float">
            <text:p>128</text:p>
          </table:table-cell>
          <table:table-cell table:style-name="ce70" table:formula="of:=[$'jawaban peserta'.B129]" office:value-type="float" office:value="1" calcext:value-type="float">
            <text:p>1</text:p>
          </table:table-cell>
          <table:table-cell table:style-name="ce18"/>
          <table:table-cell table:style-name="ce68" office:value-type="float" office:value="148" calcext:value-type="float">
            <text:p>148</text:p>
          </table:table-cell>
          <table:table-cell table:style-name="ce70" table:formula="of:=[$'jawaban peserta'.B149]" office:value-type="float" office:value="3" calcext:value-type="float">
            <text:p>3</text:p>
          </table:table-cell>
          <table:table-cell table:style-name="ce18"/>
          <table:table-cell table:style-name="ce68" office:value-type="float" office:value="168" calcext:value-type="float">
            <text:p>168</text:p>
          </table:table-cell>
          <table:table-cell table:style-name="ce70" table:formula="of:=[$'jawaban peserta'.B169]" office:value-type="float" office:value="3" calcext:value-type="float">
            <text:p>3</text:p>
          </table:table-cell>
          <table:table-cell table:style-name="ce18"/>
          <table:table-cell table:style-name="ce68" office:value-type="float" office:value="188" calcext:value-type="float">
            <text:p>188</text:p>
          </table:table-cell>
          <table:table-cell table:style-name="ce70" table:formula="of:=[$'jawaban peserta'.B189]" office:value-type="float" office:value="5" calcext:value-type="float">
            <text:p>5</text:p>
          </table:table-cell>
          <table:table-cell table:style-name="ce18"/>
          <table:table-cell table:style-name="ce68" office:value-type="float" office:value="208" calcext:value-type="float">
            <text:p>208</text:p>
          </table:table-cell>
          <table:table-cell table:style-name="ce70" table:formula="of:=[$'jawaban peserta'.B209]" office:value-type="float" office:value="1" calcext:value-type="float">
            <text:p>1</text:p>
          </table:table-cell>
          <table:table-cell table:style-name="ce18"/>
          <table:table-cell table:style-name="ce68" office:value-type="float" office:value="228" calcext:value-type="float">
            <text:p>228</text:p>
          </table:table-cell>
          <table:table-cell table:style-name="ce70" table:formula="of:=[$'jawaban peserta'.B229]" office:value-type="float" office:value="1" calcext:value-type="float">
            <text:p>1</text:p>
          </table:table-cell>
        </table:table-row>
        <table:table-row table:style-name="ro3">
          <table:table-cell table:style-name="ce54" office:value-type="float" office:value="9" calcext:value-type="float">
            <text:p>9</text:p>
          </table:table-cell>
          <table:table-cell table:style-name="ce6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61" table:formula="of:=[$'jawaban peserta'.B30]" office:value-type="float" office:value="3" calcext:value-type="float">
            <text:p>3</text:p>
          </table:table-cell>
          <table:table-cell table:style-name="ce18"/>
          <table:table-cell table:style-name="ce65" office:value-type="float" office:value="49" calcext:value-type="float">
            <text:p>49</text:p>
          </table:table-cell>
          <table:table-cell table:style-name="ce61" table:formula="of:=[$'jawaban peserta'.B50]" office:value-type="float" office:value="1" calcext:value-type="float">
            <text:p>1</text:p>
          </table:table-cell>
          <table:table-cell table:style-name="ce18"/>
          <table:table-cell table:style-name="ce68" office:value-type="float" office:value="69" calcext:value-type="float">
            <text:p>69</text:p>
          </table:table-cell>
          <table:table-cell table:style-name="ce70" table:formula="of:=[$'jawaban peserta'.B70]" office:value-type="float" office:value="1" calcext:value-type="float">
            <text:p>1</text:p>
          </table:table-cell>
          <table:table-cell table:style-name="ce18"/>
          <table:table-cell table:style-name="ce68" office:value-type="float" office:value="89" calcext:value-type="float">
            <text:p>89</text:p>
          </table:table-cell>
          <table:table-cell table:style-name="ce70" table:formula="of:=[$'jawaban peserta'.B90]" office:value-type="float" office:value="2" calcext:value-type="float">
            <text:p>2</text:p>
          </table:table-cell>
          <table:table-cell table:style-name="ce18"/>
          <table:table-cell table:style-name="ce68" office:value-type="float" office:value="109" calcext:value-type="float">
            <text:p>109</text:p>
          </table:table-cell>
          <table:table-cell table:style-name="ce70" table:formula="of:=[$'jawaban peserta'.B110]" office:value-type="float" office:value="3" calcext:value-type="float">
            <text:p>3</text:p>
          </table:table-cell>
          <table:table-cell table:style-name="ce18"/>
          <table:table-cell table:style-name="ce68" office:value-type="float" office:value="129" calcext:value-type="float">
            <text:p>129</text:p>
          </table:table-cell>
          <table:table-cell table:style-name="ce70" table:formula="of:=[$'jawaban peserta'.B130]" office:value-type="float" office:value="4" calcext:value-type="float">
            <text:p>4</text:p>
          </table:table-cell>
          <table:table-cell table:style-name="ce18"/>
          <table:table-cell table:style-name="ce68" office:value-type="float" office:value="149" calcext:value-type="float">
            <text:p>149</text:p>
          </table:table-cell>
          <table:table-cell table:style-name="ce70" table:formula="of:=[$'jawaban peserta'.B150]" office:value-type="float" office:value="4" calcext:value-type="float">
            <text:p>4</text:p>
          </table:table-cell>
          <table:table-cell table:style-name="ce18"/>
          <table:table-cell table:style-name="ce68" office:value-type="float" office:value="169" calcext:value-type="float">
            <text:p>169</text:p>
          </table:table-cell>
          <table:table-cell table:style-name="ce70" table:formula="of:=[$'jawaban peserta'.B170]" office:value-type="float" office:value="1" calcext:value-type="float">
            <text:p>1</text:p>
          </table:table-cell>
          <table:table-cell table:style-name="ce18"/>
          <table:table-cell table:style-name="ce68" office:value-type="float" office:value="189" calcext:value-type="float">
            <text:p>189</text:p>
          </table:table-cell>
          <table:table-cell table:style-name="ce70" table:formula="of:=[$'jawaban peserta'.B190]" office:value-type="float" office:value="5" calcext:value-type="float">
            <text:p>5</text:p>
          </table:table-cell>
          <table:table-cell table:style-name="ce18"/>
          <table:table-cell table:style-name="ce68" office:value-type="float" office:value="209" calcext:value-type="float">
            <text:p>209</text:p>
          </table:table-cell>
          <table:table-cell table:style-name="ce70" table:formula="of:=[$'jawaban peserta'.B210]" office:value-type="float" office:value="2" calcext:value-type="float">
            <text:p>2</text:p>
          </table:table-cell>
          <table:table-cell table:style-name="ce18"/>
          <table:table-cell table:style-name="ce68" office:value-type="float" office:value="229" calcext:value-type="float">
            <text:p>229</text:p>
          </table:table-cell>
          <table:table-cell table:style-name="ce70" table:formula="of:=[$'jawaban peserta'.B230]" office:value-type="float" office:value="4" calcext:value-type="float">
            <text:p>4</text:p>
          </table:table-cell>
        </table:table-row>
        <table:table-row table:style-name="ro3">
          <table:table-cell table:style-name="ce54" office:value-type="float" office:value="10" calcext:value-type="float">
            <text:p>10</text:p>
          </table:table-cell>
          <table:table-cell table:style-name="ce61" table:formula="of:=[$'jawaban peserta'.B11]" office:value-type="float" office:value="1" calcext:value-type="float">
            <text:p>1</text:p>
          </table:table-cell>
          <table:table-cell table:style-name="ce18"/>
          <table:table-cell table:style-name="ce65" office:value-type="float" office:value="30" calcext:value-type="float">
            <text:p>30</text:p>
          </table:table-cell>
          <table:table-cell table:style-name="ce61" table:formula="of:=[$'jawaban peserta'.B31]" office:value-type="float" office:value="2" calcext:value-type="float">
            <text:p>2</text:p>
          </table:table-cell>
          <table:table-cell table:style-name="ce18"/>
          <table:table-cell table:style-name="ce65" office:value-type="float" office:value="50" calcext:value-type="float">
            <text:p>50</text:p>
          </table:table-cell>
          <table:table-cell table:style-name="ce61" table:formula="of:=[$'jawaban peserta'.B51]" office:value-type="float" office:value="4" calcext:value-type="float">
            <text:p>4</text:p>
          </table:table-cell>
          <table:table-cell table:style-name="ce18"/>
          <table:table-cell table:style-name="ce68" office:value-type="float" office:value="70" calcext:value-type="float">
            <text:p>70</text:p>
          </table:table-cell>
          <table:table-cell table:style-name="ce70" table:formula="of:=[$'jawaban peserta'.B71]" office:value-type="float" office:value="3" calcext:value-type="float">
            <text:p>3</text:p>
          </table:table-cell>
          <table:table-cell table:style-name="ce18"/>
          <table:table-cell table:style-name="ce68" office:value-type="float" office:value="90" calcext:value-type="float">
            <text:p>90</text:p>
          </table:table-cell>
          <table:table-cell table:style-name="ce70" table:formula="of:=[$'jawaban peserta'.B91]" office:value-type="float" office:value="1" calcext:value-type="float">
            <text:p>1</text:p>
          </table:table-cell>
          <table:table-cell table:style-name="ce18"/>
          <table:table-cell table:style-name="ce68" office:value-type="float" office:value="110" calcext:value-type="float">
            <text:p>110</text:p>
          </table:table-cell>
          <table:table-cell table:style-name="ce70" table:formula="of:=[$'jawaban peserta'.B111]" office:value-type="float" office:value="5" calcext:value-type="float">
            <text:p>5</text:p>
          </table:table-cell>
          <table:table-cell table:style-name="ce18"/>
          <table:table-cell table:style-name="ce68" office:value-type="float" office:value="130" calcext:value-type="float">
            <text:p>130</text:p>
          </table:table-cell>
          <table:table-cell table:style-name="ce70" table:formula="of:=[$'jawaban peserta'.B131]" office:value-type="float" office:value="1" calcext:value-type="float">
            <text:p>1</text:p>
          </table:table-cell>
          <table:table-cell table:style-name="ce18"/>
          <table:table-cell table:style-name="ce68" office:value-type="float" office:value="150" calcext:value-type="float">
            <text:p>150</text:p>
          </table:table-cell>
          <table:table-cell table:style-name="ce70" table:formula="of:=[$'jawaban peserta'.B151]" office:value-type="float" office:value="4" calcext:value-type="float">
            <text:p>4</text:p>
          </table:table-cell>
          <table:table-cell table:style-name="ce18"/>
          <table:table-cell table:style-name="ce68" office:value-type="float" office:value="170" calcext:value-type="float">
            <text:p>170</text:p>
          </table:table-cell>
          <table:table-cell table:style-name="ce70" table:formula="of:=[$'jawaban peserta'.B171]" office:value-type="float" office:value="3" calcext:value-type="float">
            <text:p>3</text:p>
          </table:table-cell>
          <table:table-cell table:style-name="ce18"/>
          <table:table-cell table:style-name="ce68" office:value-type="float" office:value="190" calcext:value-type="float">
            <text:p>190</text:p>
          </table:table-cell>
          <table:table-cell table:style-name="ce70" table:formula="of:=[$'jawaban peserta'.B191]" office:value-type="float" office:value="4" calcext:value-type="float">
            <text:p>4</text:p>
          </table:table-cell>
          <table:table-cell table:style-name="ce18"/>
          <table:table-cell table:style-name="ce68" office:value-type="float" office:value="210" calcext:value-type="float">
            <text:p>210</text:p>
          </table:table-cell>
          <table:table-cell table:style-name="ce70" table:formula="of:=[$'jawaban peserta'.B211]" office:value-type="float" office:value="4" calcext:value-type="float">
            <text:p>4</text:p>
          </table:table-cell>
          <table:table-cell table:style-name="ce18"/>
          <table:table-cell table:style-name="ce68" office:value-type="float" office:value="230" calcext:value-type="float">
            <text:p>230</text:p>
          </table:table-cell>
          <table:table-cell table:style-name="ce70" table:formula="of:=[$'jawaban peserta'.B231]" office:value-type="float" office:value="4" calcext:value-type="float">
            <text:p>4</text:p>
          </table:table-cell>
        </table:table-row>
        <table:table-row table:style-name="ro3">
          <table:table-cell table:style-name="ce54" office:value-type="float" office:value="11" calcext:value-type="float">
            <text:p>11</text:p>
          </table:table-cell>
          <table:table-cell table:style-name="ce61" table:formula="of:=[$'jawaban peserta'.B12]" office:value-type="float" office:value="2" calcext:value-type="float">
            <text:p>2</text:p>
          </table:table-cell>
          <table:table-cell table:style-name="ce18"/>
          <table:table-cell table:style-name="ce65" office:value-type="float" office:value="31" calcext:value-type="float">
            <text:p>31</text:p>
          </table:table-cell>
          <table:table-cell table:style-name="ce6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61" table:formula="of:=[$'jawaban peserta'.B52]" office:value-type="float" office:value="2" calcext:value-type="float">
            <text:p>2</text:p>
          </table:table-cell>
          <table:table-cell table:style-name="ce18"/>
          <table:table-cell table:style-name="ce68" office:value-type="float" office:value="71" calcext:value-type="float">
            <text:p>71</text:p>
          </table:table-cell>
          <table:table-cell table:style-name="ce70" table:formula="of:=[$'jawaban peserta'.B72]" office:value-type="float" office:value="4" calcext:value-type="float">
            <text:p>4</text:p>
          </table:table-cell>
          <table:table-cell table:style-name="ce18"/>
          <table:table-cell table:style-name="ce68" office:value-type="float" office:value="91" calcext:value-type="float">
            <text:p>91</text:p>
          </table:table-cell>
          <table:table-cell table:style-name="ce70" table:formula="of:=[$'jawaban peserta'.B92]" office:value-type="float" office:value="1" calcext:value-type="float">
            <text:p>1</text:p>
          </table:table-cell>
          <table:table-cell table:style-name="ce18"/>
          <table:table-cell table:style-name="ce68" office:value-type="float" office:value="111" calcext:value-type="float">
            <text:p>111</text:p>
          </table:table-cell>
          <table:table-cell table:style-name="ce70" table:formula="of:=[$'jawaban peserta'.B112]" office:value-type="float" office:value="1" calcext:value-type="float">
            <text:p>1</text:p>
          </table:table-cell>
          <table:table-cell table:style-name="ce18"/>
          <table:table-cell table:style-name="ce68" office:value-type="float" office:value="131" calcext:value-type="float">
            <text:p>131</text:p>
          </table:table-cell>
          <table:table-cell table:style-name="ce70" table:formula="of:=[$'jawaban peserta'.B132]" office:value-type="float" office:value="5" calcext:value-type="float">
            <text:p>5</text:p>
          </table:table-cell>
          <table:table-cell table:style-name="ce18"/>
          <table:table-cell table:style-name="ce68" office:value-type="float" office:value="151" calcext:value-type="float">
            <text:p>151</text:p>
          </table:table-cell>
          <table:table-cell table:style-name="ce70" table:formula="of:=[$'jawaban peserta'.B152]" office:value-type="float" office:value="5" calcext:value-type="float">
            <text:p>5</text:p>
          </table:table-cell>
          <table:table-cell table:style-name="ce18"/>
          <table:table-cell table:style-name="ce68" office:value-type="float" office:value="171" calcext:value-type="float">
            <text:p>171</text:p>
          </table:table-cell>
          <table:table-cell table:style-name="ce70" table:formula="of:=[$'jawaban peserta'.B172]" office:value-type="float" office:value="5" calcext:value-type="float">
            <text:p>5</text:p>
          </table:table-cell>
          <table:table-cell table:style-name="ce18"/>
          <table:table-cell table:style-name="ce68" office:value-type="float" office:value="191" calcext:value-type="float">
            <text:p>191</text:p>
          </table:table-cell>
          <table:table-cell table:style-name="ce70" table:formula="of:=[$'jawaban peserta'.B192]" office:value-type="float" office:value="2" calcext:value-type="float">
            <text:p>2</text:p>
          </table:table-cell>
          <table:table-cell table:style-name="ce18"/>
          <table:table-cell table:style-name="ce68" office:value-type="float" office:value="211" calcext:value-type="float">
            <text:p>211</text:p>
          </table:table-cell>
          <table:table-cell table:style-name="ce70" table:formula="of:=[$'jawaban peserta'.B212]" office:value-type="float" office:value="2" calcext:value-type="float">
            <text:p>2</text:p>
          </table:table-cell>
          <table:table-cell table:style-name="ce18"/>
          <table:table-cell table:style-name="ce68" office:value-type="float" office:value="231" calcext:value-type="float">
            <text:p>231</text:p>
          </table:table-cell>
          <table:table-cell table:style-name="ce70" table:formula="of:=[$'jawaban peserta'.B232]" office:value-type="float" office:value="3" calcext:value-type="float">
            <text:p>3</text:p>
          </table:table-cell>
        </table:table-row>
        <table:table-row table:style-name="ro3">
          <table:table-cell table:style-name="ce54" office:value-type="float" office:value="12" calcext:value-type="float">
            <text:p>12</text:p>
          </table:table-cell>
          <table:table-cell table:style-name="ce61" table:formula="of:=[$'jawaban peserta'.B13]" office:value-type="float" office:value="2" calcext:value-type="float">
            <text:p>2</text:p>
          </table:table-cell>
          <table:table-cell table:style-name="ce18"/>
          <table:table-cell table:style-name="ce65" office:value-type="float" office:value="32" calcext:value-type="float">
            <text:p>32</text:p>
          </table:table-cell>
          <table:table-cell table:style-name="ce61" table:formula="of:=[$'jawaban peserta'.B33]" office:value-type="float" office:value="1" calcext:value-type="float">
            <text:p>1</text:p>
          </table:table-cell>
          <table:table-cell table:style-name="ce18"/>
          <table:table-cell table:style-name="ce65" office:value-type="float" office:value="52" calcext:value-type="float">
            <text:p>52</text:p>
          </table:table-cell>
          <table:table-cell table:style-name="ce61" table:formula="of:=[$'jawaban peserta'.B53]" office:value-type="float" office:value="2" calcext:value-type="float">
            <text:p>2</text:p>
          </table:table-cell>
          <table:table-cell table:style-name="ce18"/>
          <table:table-cell table:style-name="ce68" office:value-type="float" office:value="72" calcext:value-type="float">
            <text:p>72</text:p>
          </table:table-cell>
          <table:table-cell table:style-name="ce70" table:formula="of:=[$'jawaban peserta'.B73]" office:value-type="float" office:value="1" calcext:value-type="float">
            <text:p>1</text:p>
          </table:table-cell>
          <table:table-cell table:style-name="ce18"/>
          <table:table-cell table:style-name="ce68" office:value-type="float" office:value="92" calcext:value-type="float">
            <text:p>92</text:p>
          </table:table-cell>
          <table:table-cell table:style-name="ce70" table:formula="of:=[$'jawaban peserta'.B93]" office:value-type="float" office:value="2" calcext:value-type="float">
            <text:p>2</text:p>
          </table:table-cell>
          <table:table-cell table:style-name="ce18"/>
          <table:table-cell table:style-name="ce68" office:value-type="float" office:value="112" calcext:value-type="float">
            <text:p>112</text:p>
          </table:table-cell>
          <table:table-cell table:style-name="ce70" table:formula="of:=[$'jawaban peserta'.B113]" office:value-type="float" office:value="1" calcext:value-type="float">
            <text:p>1</text:p>
          </table:table-cell>
          <table:table-cell table:style-name="ce18"/>
          <table:table-cell table:style-name="ce68" office:value-type="float" office:value="132" calcext:value-type="float">
            <text:p>132</text:p>
          </table:table-cell>
          <table:table-cell table:style-name="ce70" table:formula="of:=[$'jawaban peserta'.B133]" office:value-type="float" office:value="5" calcext:value-type="float">
            <text:p>5</text:p>
          </table:table-cell>
          <table:table-cell table:style-name="ce18"/>
          <table:table-cell table:style-name="ce68" office:value-type="float" office:value="152" calcext:value-type="float">
            <text:p>152</text:p>
          </table:table-cell>
          <table:table-cell table:style-name="ce70" table:formula="of:=[$'jawaban peserta'.B153]" office:value-type="float" office:value="1" calcext:value-type="float">
            <text:p>1</text:p>
          </table:table-cell>
          <table:table-cell table:style-name="ce18"/>
          <table:table-cell table:style-name="ce68" office:value-type="float" office:value="172" calcext:value-type="float">
            <text:p>172</text:p>
          </table:table-cell>
          <table:table-cell table:style-name="ce70" table:formula="of:=[$'jawaban peserta'.B173]" office:value-type="float" office:value="2" calcext:value-type="float">
            <text:p>2</text:p>
          </table:table-cell>
          <table:table-cell table:style-name="ce18"/>
          <table:table-cell table:style-name="ce68" office:value-type="float" office:value="192" calcext:value-type="float">
            <text:p>192</text:p>
          </table:table-cell>
          <table:table-cell table:style-name="ce70" table:formula="of:=[$'jawaban peserta'.B193]" office:value-type="float" office:value="2" calcext:value-type="float">
            <text:p>2</text:p>
          </table:table-cell>
          <table:table-cell table:style-name="ce18"/>
          <table:table-cell table:style-name="ce68" office:value-type="float" office:value="212" calcext:value-type="float">
            <text:p>212</text:p>
          </table:table-cell>
          <table:table-cell table:style-name="ce70" table:formula="of:=[$'jawaban peserta'.B213]" office:value-type="float" office:value="1" calcext:value-type="float">
            <text:p>1</text:p>
          </table:table-cell>
          <table:table-cell table:style-name="ce18"/>
          <table:table-cell table:style-name="ce68" office:value-type="float" office:value="232" calcext:value-type="float">
            <text:p>232</text:p>
          </table:table-cell>
          <table:table-cell table:style-name="ce70" table:formula="of:=[$'jawaban peserta'.B233]" office:value-type="float" office:value="3" calcext:value-type="float">
            <text:p>3</text:p>
          </table:table-cell>
        </table:table-row>
        <table:table-row table:style-name="ro3">
          <table:table-cell table:style-name="ce54" office:value-type="float" office:value="13" calcext:value-type="float">
            <text:p>13</text:p>
          </table:table-cell>
          <table:table-cell table:style-name="ce6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61" table:formula="of:=[$'jawaban peserta'.B34]" office:value-type="float" office:value="4" calcext:value-type="float">
            <text:p>4</text:p>
          </table:table-cell>
          <table:table-cell table:style-name="ce18"/>
          <table:table-cell table:style-name="ce65" office:value-type="float" office:value="53" calcext:value-type="float">
            <text:p>53</text:p>
          </table:table-cell>
          <table:table-cell table:style-name="ce6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70" table:formula="of:=[$'jawaban peserta'.B74]" office:value-type="float" office:value="5" calcext:value-type="float">
            <text:p>5</text:p>
          </table:table-cell>
          <table:table-cell table:style-name="ce18"/>
          <table:table-cell table:style-name="ce68" office:value-type="float" office:value="93" calcext:value-type="float">
            <text:p>93</text:p>
          </table:table-cell>
          <table:table-cell table:style-name="ce70" table:formula="of:=[$'jawaban peserta'.B94]" office:value-type="float" office:value="1" calcext:value-type="float">
            <text:p>1</text:p>
          </table:table-cell>
          <table:table-cell table:style-name="ce18"/>
          <table:table-cell table:style-name="ce68" office:value-type="float" office:value="113" calcext:value-type="float">
            <text:p>113</text:p>
          </table:table-cell>
          <table:table-cell table:style-name="ce70" table:formula="of:=[$'jawaban peserta'.B114]" office:value-type="float" office:value="1" calcext:value-type="float">
            <text:p>1</text:p>
          </table:table-cell>
          <table:table-cell table:style-name="ce18"/>
          <table:table-cell table:style-name="ce68" office:value-type="float" office:value="133" calcext:value-type="float">
            <text:p>133</text:p>
          </table:table-cell>
          <table:table-cell table:style-name="ce70" table:formula="of:=[$'jawaban peserta'.B134]" office:value-type="float" office:value="3" calcext:value-type="float">
            <text:p>3</text:p>
          </table:table-cell>
          <table:table-cell table:style-name="ce18"/>
          <table:table-cell table:style-name="ce68" office:value-type="float" office:value="153" calcext:value-type="float">
            <text:p>153</text:p>
          </table:table-cell>
          <table:table-cell table:style-name="ce70" table:formula="of:=[$'jawaban peserta'.B154]" office:value-type="float" office:value="4" calcext:value-type="float">
            <text:p>4</text:p>
          </table:table-cell>
          <table:table-cell table:style-name="ce18"/>
          <table:table-cell table:style-name="ce68" office:value-type="float" office:value="173" calcext:value-type="float">
            <text:p>173</text:p>
          </table:table-cell>
          <table:table-cell table:style-name="ce70" table:formula="of:=[$'jawaban peserta'.B174]" office:value-type="float" office:value="1" calcext:value-type="float">
            <text:p>1</text:p>
          </table:table-cell>
          <table:table-cell table:style-name="ce18"/>
          <table:table-cell table:style-name="ce68" office:value-type="float" office:value="193" calcext:value-type="float">
            <text:p>193</text:p>
          </table:table-cell>
          <table:table-cell table:style-name="ce70" table:formula="of:=[$'jawaban peserta'.B194]" office:value-type="float" office:value="2" calcext:value-type="float">
            <text:p>2</text:p>
          </table:table-cell>
          <table:table-cell table:style-name="ce18"/>
          <table:table-cell table:style-name="ce68" office:value-type="float" office:value="213" calcext:value-type="float">
            <text:p>213</text:p>
          </table:table-cell>
          <table:table-cell table:style-name="ce70" table:formula="of:=[$'jawaban peserta'.B214]" office:value-type="float" office:value="4" calcext:value-type="float">
            <text:p>4</text:p>
          </table:table-cell>
          <table:table-cell table:style-name="ce18"/>
          <table:table-cell table:style-name="ce68" office:value-type="float" office:value="233" calcext:value-type="float">
            <text:p>233</text:p>
          </table:table-cell>
          <table:table-cell table:style-name="ce70" table:formula="of:=[$'jawaban peserta'.B234]" office:value-type="float" office:value="2" calcext:value-type="float">
            <text:p>2</text:p>
          </table:table-cell>
        </table:table-row>
        <table:table-row table:style-name="ro3">
          <table:table-cell table:style-name="ce54" office:value-type="float" office:value="14" calcext:value-type="float">
            <text:p>14</text:p>
          </table:table-cell>
          <table:table-cell table:style-name="ce6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61" table:formula="of:=[$'jawaban peserta'.B35]" office:value-type="float" office:value="1" calcext:value-type="float">
            <text:p>1</text:p>
          </table:table-cell>
          <table:table-cell table:style-name="ce18"/>
          <table:table-cell table:style-name="ce65" office:value-type="float" office:value="54" calcext:value-type="float">
            <text:p>54</text:p>
          </table:table-cell>
          <table:table-cell table:style-name="ce61" table:formula="of:=[$'jawaban peserta'.B55]" office:value-type="float" office:value="5" calcext:value-type="float">
            <text:p>5</text:p>
          </table:table-cell>
          <table:table-cell table:style-name="ce18"/>
          <table:table-cell table:style-name="ce68" office:value-type="float" office:value="74" calcext:value-type="float">
            <text:p>74</text:p>
          </table:table-cell>
          <table:table-cell table:style-name="ce70" table:formula="of:=[$'jawaban peserta'.B75]" office:value-type="float" office:value="1" calcext:value-type="float">
            <text:p>1</text:p>
          </table:table-cell>
          <table:table-cell table:style-name="ce18"/>
          <table:table-cell table:style-name="ce68" office:value-type="float" office:value="94" calcext:value-type="float">
            <text:p>94</text:p>
          </table:table-cell>
          <table:table-cell table:style-name="ce70" table:formula="of:=[$'jawaban peserta'.B95]" office:value-type="float" office:value="4" calcext:value-type="float">
            <text:p>4</text:p>
          </table:table-cell>
          <table:table-cell table:style-name="ce18"/>
          <table:table-cell table:style-name="ce68" office:value-type="float" office:value="114" calcext:value-type="float">
            <text:p>114</text:p>
          </table:table-cell>
          <table:table-cell table:style-name="ce70" table:formula="of:=[$'jawaban peserta'.B115]" office:value-type="float" office:value="1" calcext:value-type="float">
            <text:p>1</text:p>
          </table:table-cell>
          <table:table-cell table:style-name="ce18"/>
          <table:table-cell table:style-name="ce68" office:value-type="float" office:value="134" calcext:value-type="float">
            <text:p>134</text:p>
          </table:table-cell>
          <table:table-cell table:style-name="ce70" table:formula="of:=[$'jawaban peserta'.B135]" office:value-type="float" office:value="3" calcext:value-type="float">
            <text:p>3</text:p>
          </table:table-cell>
          <table:table-cell table:style-name="ce18"/>
          <table:table-cell table:style-name="ce68" office:value-type="float" office:value="154" calcext:value-type="float">
            <text:p>154</text:p>
          </table:table-cell>
          <table:table-cell table:style-name="ce70" table:formula="of:=[$'jawaban peserta'.B155]" office:value-type="float" office:value="1" calcext:value-type="float">
            <text:p>1</text:p>
          </table:table-cell>
          <table:table-cell table:style-name="ce18"/>
          <table:table-cell table:style-name="ce68" office:value-type="float" office:value="174" calcext:value-type="float">
            <text:p>174</text:p>
          </table:table-cell>
          <table:table-cell table:style-name="ce70" table:formula="of:=[$'jawaban peserta'.B175]" office:value-type="float" office:value="3" calcext:value-type="float">
            <text:p>3</text:p>
          </table:table-cell>
          <table:table-cell table:style-name="ce18"/>
          <table:table-cell table:style-name="ce68" office:value-type="float" office:value="194" calcext:value-type="float">
            <text:p>194</text:p>
          </table:table-cell>
          <table:table-cell table:style-name="ce70" table:formula="of:=[$'jawaban peserta'.B195]" office:value-type="float" office:value="2" calcext:value-type="float">
            <text:p>2</text:p>
          </table:table-cell>
          <table:table-cell table:style-name="ce18"/>
          <table:table-cell table:style-name="ce68" office:value-type="float" office:value="214" calcext:value-type="float">
            <text:p>214</text:p>
          </table:table-cell>
          <table:table-cell table:style-name="ce70" table:formula="of:=[$'jawaban peserta'.B215]" office:value-type="float" office:value="3" calcext:value-type="float">
            <text:p>3</text:p>
          </table:table-cell>
          <table:table-cell table:style-name="ce18"/>
          <table:table-cell table:style-name="ce68" office:value-type="float" office:value="234" calcext:value-type="float">
            <text:p>234</text:p>
          </table:table-cell>
          <table:table-cell table:style-name="ce70" table:formula="of:=[$'jawaban peserta'.B235]" office:value-type="float" office:value="4" calcext:value-type="float">
            <text:p>4</text:p>
          </table:table-cell>
        </table:table-row>
        <table:table-row table:style-name="ro3">
          <table:table-cell table:style-name="ce54" office:value-type="float" office:value="15" calcext:value-type="float">
            <text:p>15</text:p>
          </table:table-cell>
          <table:table-cell table:style-name="ce61" table:formula="of:=[$'jawaban peserta'.B16]" office:value-type="float" office:value="2" calcext:value-type="float">
            <text:p>2</text:p>
          </table:table-cell>
          <table:table-cell table:style-name="ce18"/>
          <table:table-cell table:style-name="ce65" office:value-type="float" office:value="35" calcext:value-type="float">
            <text:p>35</text:p>
          </table:table-cell>
          <table:table-cell table:style-name="ce61" table:formula="of:=[$'jawaban peserta'.B36]" office:value-type="float" office:value="3" calcext:value-type="float">
            <text:p>3</text:p>
          </table:table-cell>
          <table:table-cell table:style-name="ce18"/>
          <table:table-cell table:style-name="ce65" office:value-type="float" office:value="55" calcext:value-type="float">
            <text:p>55</text:p>
          </table:table-cell>
          <table:table-cell table:style-name="ce61" table:formula="of:=[$'jawaban peserta'.B56]" office:value-type="float" office:value="4" calcext:value-type="float">
            <text:p>4</text:p>
          </table:table-cell>
          <table:table-cell table:style-name="ce18"/>
          <table:table-cell table:style-name="ce68" office:value-type="float" office:value="75" calcext:value-type="float">
            <text:p>75</text:p>
          </table:table-cell>
          <table:table-cell table:style-name="ce70" table:formula="of:=[$'jawaban peserta'.B76]" office:value-type="float" office:value="3" calcext:value-type="float">
            <text:p>3</text:p>
          </table:table-cell>
          <table:table-cell table:style-name="ce18"/>
          <table:table-cell table:style-name="ce68" office:value-type="float" office:value="95" calcext:value-type="float">
            <text:p>95</text:p>
          </table:table-cell>
          <table:table-cell table:style-name="ce70" table:formula="of:=[$'jawaban peserta'.B96]" office:value-type="float" office:value="2" calcext:value-type="float">
            <text:p>2</text:p>
          </table:table-cell>
          <table:table-cell table:style-name="ce18"/>
          <table:table-cell table:style-name="ce68" office:value-type="float" office:value="115" calcext:value-type="float">
            <text:p>115</text:p>
          </table:table-cell>
          <table:table-cell table:style-name="ce70" table:formula="of:=[$'jawaban peserta'.B116]" office:value-type="float" office:value="3" calcext:value-type="float">
            <text:p>3</text:p>
          </table:table-cell>
          <table:table-cell table:style-name="ce18"/>
          <table:table-cell table:style-name="ce68" office:value-type="float" office:value="135" calcext:value-type="float">
            <text:p>135</text:p>
          </table:table-cell>
          <table:table-cell table:style-name="ce70" table:formula="of:=[$'jawaban peserta'.B136]" office:value-type="float" office:value="5" calcext:value-type="float">
            <text:p>5</text:p>
          </table:table-cell>
          <table:table-cell table:style-name="ce18"/>
          <table:table-cell table:style-name="ce68" office:value-type="float" office:value="155" calcext:value-type="float">
            <text:p>155</text:p>
          </table:table-cell>
          <table:table-cell table:style-name="ce70" table:formula="of:=[$'jawaban peserta'.B156]" office:value-type="float" office:value="2" calcext:value-type="float">
            <text:p>2</text:p>
          </table:table-cell>
          <table:table-cell table:style-name="ce18"/>
          <table:table-cell table:style-name="ce68" office:value-type="float" office:value="175" calcext:value-type="float">
            <text:p>175</text:p>
          </table:table-cell>
          <table:table-cell table:style-name="ce70" table:formula="of:=[$'jawaban peserta'.B176]" office:value-type="float" office:value="2" calcext:value-type="float">
            <text:p>2</text:p>
          </table:table-cell>
          <table:table-cell table:style-name="ce18"/>
          <table:table-cell table:style-name="ce68" office:value-type="float" office:value="195" calcext:value-type="float">
            <text:p>195</text:p>
          </table:table-cell>
          <table:table-cell table:style-name="ce70" table:formula="of:=[$'jawaban peserta'.B196]" office:value-type="float" office:value="1" calcext:value-type="float">
            <text:p>1</text:p>
          </table:table-cell>
          <table:table-cell table:style-name="ce18"/>
          <table:table-cell table:style-name="ce68" office:value-type="float" office:value="215" calcext:value-type="float">
            <text:p>215</text:p>
          </table:table-cell>
          <table:table-cell table:style-name="ce70" table:formula="of:=[$'jawaban peserta'.B216]" office:value-type="float" office:value="3" calcext:value-type="float">
            <text:p>3</text:p>
          </table:table-cell>
          <table:table-cell table:style-name="ce18"/>
          <table:table-cell table:style-name="ce68" office:value-type="float" office:value="235" calcext:value-type="float">
            <text:p>235</text:p>
          </table:table-cell>
          <table:table-cell table:style-name="ce70" table:formula="of:=[$'jawaban peserta'.B236]" office:value-type="float" office:value="3" calcext:value-type="float">
            <text:p>3</text:p>
          </table:table-cell>
        </table:table-row>
        <table:table-row table:style-name="ro3">
          <table:table-cell table:style-name="ce54" office:value-type="float" office:value="16" calcext:value-type="float">
            <text:p>16</text:p>
          </table:table-cell>
          <table:table-cell table:style-name="ce61" table:formula="of:=[$'jawaban peserta'.B17]" office:value-type="float" office:value="1" calcext:value-type="float">
            <text:p>1</text:p>
          </table:table-cell>
          <table:table-cell table:style-name="ce18"/>
          <table:table-cell table:style-name="ce65" office:value-type="float" office:value="36" calcext:value-type="float">
            <text:p>36</text:p>
          </table:table-cell>
          <table:table-cell table:style-name="ce61" table:formula="of:=[$'jawaban peserta'.B37]" office:value-type="float" office:value="5" calcext:value-type="float">
            <text:p>5</text:p>
          </table:table-cell>
          <table:table-cell table:style-name="ce18"/>
          <table:table-cell table:style-name="ce65" office:value-type="float" office:value="56" calcext:value-type="float">
            <text:p>56</text:p>
          </table:table-cell>
          <table:table-cell table:style-name="ce6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70" table:formula="of:=[$'jawaban peserta'.B77]" office:value-type="float" office:value="1" calcext:value-type="float">
            <text:p>1</text:p>
          </table:table-cell>
          <table:table-cell table:style-name="ce18"/>
          <table:table-cell table:style-name="ce68" office:value-type="float" office:value="96" calcext:value-type="float">
            <text:p>96</text:p>
          </table:table-cell>
          <table:table-cell table:style-name="ce70" table:formula="of:=[$'jawaban peserta'.B97]" office:value-type="float" office:value="1" calcext:value-type="float">
            <text:p>1</text:p>
          </table:table-cell>
          <table:table-cell table:style-name="ce18"/>
          <table:table-cell table:style-name="ce68" office:value-type="float" office:value="116" calcext:value-type="float">
            <text:p>116</text:p>
          </table:table-cell>
          <table:table-cell table:style-name="ce70" table:formula="of:=[$'jawaban peserta'.B117]" office:value-type="float" office:value="3" calcext:value-type="float">
            <text:p>3</text:p>
          </table:table-cell>
          <table:table-cell table:style-name="ce18"/>
          <table:table-cell table:style-name="ce68" office:value-type="float" office:value="136" calcext:value-type="float">
            <text:p>136</text:p>
          </table:table-cell>
          <table:table-cell table:style-name="ce70" table:formula="of:=[$'jawaban peserta'.B137]" office:value-type="float" office:value="2" calcext:value-type="float">
            <text:p>2</text:p>
          </table:table-cell>
          <table:table-cell table:style-name="ce18"/>
          <table:table-cell table:style-name="ce68" office:value-type="float" office:value="156" calcext:value-type="float">
            <text:p>156</text:p>
          </table:table-cell>
          <table:table-cell table:style-name="ce70" table:formula="of:=[$'jawaban peserta'.B157]" office:value-type="float" office:value="2" calcext:value-type="float">
            <text:p>2</text:p>
          </table:table-cell>
          <table:table-cell table:style-name="ce18"/>
          <table:table-cell table:style-name="ce68" office:value-type="float" office:value="176" calcext:value-type="float">
            <text:p>176</text:p>
          </table:table-cell>
          <table:table-cell table:style-name="ce70" table:formula="of:=[$'jawaban peserta'.B177]" office:value-type="float" office:value="2" calcext:value-type="float">
            <text:p>2</text:p>
          </table:table-cell>
          <table:table-cell table:style-name="ce18"/>
          <table:table-cell table:style-name="ce68" office:value-type="float" office:value="196" calcext:value-type="float">
            <text:p>196</text:p>
          </table:table-cell>
          <table:table-cell table:style-name="ce70" table:formula="of:=[$'jawaban peserta'.B197]" office:value-type="float" office:value="3" calcext:value-type="float">
            <text:p>3</text:p>
          </table:table-cell>
          <table:table-cell table:style-name="ce18"/>
          <table:table-cell table:style-name="ce68" office:value-type="float" office:value="216" calcext:value-type="float">
            <text:p>216</text:p>
          </table:table-cell>
          <table:table-cell table:style-name="ce70" table:formula="of:=[$'jawaban peserta'.B217]" office:value-type="float" office:value="3" calcext:value-type="float">
            <text:p>3</text:p>
          </table:table-cell>
          <table:table-cell table:style-name="ce18"/>
          <table:table-cell table:style-name="ce68" office:value-type="float" office:value="236" calcext:value-type="float">
            <text:p>236</text:p>
          </table:table-cell>
          <table:table-cell table:style-name="ce70" table:formula="of:=[$'jawaban peserta'.B237]" office:value-type="float" office:value="5" calcext:value-type="float">
            <text:p>5</text:p>
          </table:table-cell>
        </table:table-row>
        <table:table-row table:style-name="ro3">
          <table:table-cell table:style-name="ce54" office:value-type="float" office:value="17" calcext:value-type="float">
            <text:p>17</text:p>
          </table:table-cell>
          <table:table-cell table:style-name="ce6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61" table:formula="of:=[$'jawaban peserta'.B38]" office:value-type="float" office:value="3" calcext:value-type="float">
            <text:p>3</text:p>
          </table:table-cell>
          <table:table-cell table:style-name="ce18"/>
          <table:table-cell table:style-name="ce65" office:value-type="float" office:value="57" calcext:value-type="float">
            <text:p>57</text:p>
          </table:table-cell>
          <table:table-cell table:style-name="ce61" table:formula="of:=[$'jawaban peserta'.B58]" office:value-type="float" office:value="3" calcext:value-type="float">
            <text:p>3</text:p>
          </table:table-cell>
          <table:table-cell table:style-name="ce18"/>
          <table:table-cell table:style-name="ce68" office:value-type="float" office:value="77" calcext:value-type="float">
            <text:p>77</text:p>
          </table:table-cell>
          <table:table-cell table:style-name="ce70" table:formula="of:=[$'jawaban peserta'.B78]" office:value-type="float" office:value="3" calcext:value-type="float">
            <text:p>3</text:p>
          </table:table-cell>
          <table:table-cell table:style-name="ce18"/>
          <table:table-cell table:style-name="ce68" office:value-type="float" office:value="97" calcext:value-type="float">
            <text:p>97</text:p>
          </table:table-cell>
          <table:table-cell table:style-name="ce70" table:formula="of:=[$'jawaban peserta'.B98]" office:value-type="float" office:value="4" calcext:value-type="float">
            <text:p>4</text:p>
          </table:table-cell>
          <table:table-cell table:style-name="ce18"/>
          <table:table-cell table:style-name="ce68" office:value-type="float" office:value="117" calcext:value-type="float">
            <text:p>117</text:p>
          </table:table-cell>
          <table:table-cell table:style-name="ce70" table:formula="of:=[$'jawaban peserta'.B118]" office:value-type="float" office:value="5" calcext:value-type="float">
            <text:p>5</text:p>
          </table:table-cell>
          <table:table-cell table:style-name="ce18"/>
          <table:table-cell table:style-name="ce68" office:value-type="float" office:value="137" calcext:value-type="float">
            <text:p>137</text:p>
          </table:table-cell>
          <table:table-cell table:style-name="ce70" table:formula="of:=[$'jawaban peserta'.B138]" office:value-type="float" office:value="5" calcext:value-type="float">
            <text:p>5</text:p>
          </table:table-cell>
          <table:table-cell table:style-name="ce18"/>
          <table:table-cell table:style-name="ce68" office:value-type="float" office:value="157" calcext:value-type="float">
            <text:p>157</text:p>
          </table:table-cell>
          <table:table-cell table:style-name="ce70" table:formula="of:=[$'jawaban peserta'.B158]" office:value-type="float" office:value="4" calcext:value-type="float">
            <text:p>4</text:p>
          </table:table-cell>
          <table:table-cell table:style-name="ce18"/>
          <table:table-cell table:style-name="ce68" office:value-type="float" office:value="177" calcext:value-type="float">
            <text:p>177</text:p>
          </table:table-cell>
          <table:table-cell table:style-name="ce70" table:formula="of:=[$'jawaban peserta'.B178]" office:value-type="float" office:value="4" calcext:value-type="float">
            <text:p>4</text:p>
          </table:table-cell>
          <table:table-cell table:style-name="ce18"/>
          <table:table-cell table:style-name="ce68" office:value-type="float" office:value="197" calcext:value-type="float">
            <text:p>197</text:p>
          </table:table-cell>
          <table:table-cell table:style-name="ce70" table:formula="of:=[$'jawaban peserta'.B198]" office:value-type="float" office:value="2" calcext:value-type="float">
            <text:p>2</text:p>
          </table:table-cell>
          <table:table-cell table:style-name="ce18"/>
          <table:table-cell table:style-name="ce68" office:value-type="float" office:value="217" calcext:value-type="float">
            <text:p>217</text:p>
          </table:table-cell>
          <table:table-cell table:style-name="ce70" table:formula="of:=[$'jawaban peserta'.B218]" office:value-type="float" office:value="1" calcext:value-type="float">
            <text:p>1</text:p>
          </table:table-cell>
          <table:table-cell table:style-name="ce18"/>
          <table:table-cell table:style-name="ce68" office:value-type="float" office:value="237" calcext:value-type="float">
            <text:p>237</text:p>
          </table:table-cell>
          <table:table-cell table:style-name="ce70" table:formula="of:=[$'jawaban peserta'.B238]" office:value-type="float" office:value="3" calcext:value-type="float">
            <text:p>3</text:p>
          </table:table-cell>
        </table:table-row>
        <table:table-row table:style-name="ro3">
          <table:table-cell table:style-name="ce54" office:value-type="float" office:value="18" calcext:value-type="float">
            <text:p>18</text:p>
          </table:table-cell>
          <table:table-cell table:style-name="ce6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6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61" table:formula="of:=[$'jawaban peserta'.B59]" office:value-type="float" office:value="2" calcext:value-type="float">
            <text:p>2</text:p>
          </table:table-cell>
          <table:table-cell table:style-name="ce18"/>
          <table:table-cell table:style-name="ce68" office:value-type="float" office:value="78" calcext:value-type="float">
            <text:p>78</text:p>
          </table:table-cell>
          <table:table-cell table:style-name="ce70" table:formula="of:=[$'jawaban peserta'.B79]" office:value-type="float" office:value="4" calcext:value-type="float">
            <text:p>4</text:p>
          </table:table-cell>
          <table:table-cell table:style-name="ce18"/>
          <table:table-cell table:style-name="ce68" office:value-type="float" office:value="98" calcext:value-type="float">
            <text:p>98</text:p>
          </table:table-cell>
          <table:table-cell table:style-name="ce70" table:formula="of:=[$'jawaban peserta'.B99]" office:value-type="float" office:value="4" calcext:value-type="float">
            <text:p>4</text:p>
          </table:table-cell>
          <table:table-cell table:style-name="ce18"/>
          <table:table-cell table:style-name="ce68" office:value-type="float" office:value="118" calcext:value-type="float">
            <text:p>118</text:p>
          </table:table-cell>
          <table:table-cell table:style-name="ce70" table:formula="of:=[$'jawaban peserta'.B119]" office:value-type="float" office:value="2" calcext:value-type="float">
            <text:p>2</text:p>
          </table:table-cell>
          <table:table-cell table:style-name="ce18"/>
          <table:table-cell table:style-name="ce68" office:value-type="float" office:value="138" calcext:value-type="float">
            <text:p>138</text:p>
          </table:table-cell>
          <table:table-cell table:style-name="ce70" table:formula="of:=[$'jawaban peserta'.B139]" office:value-type="float" office:value="2" calcext:value-type="float">
            <text:p>2</text:p>
          </table:table-cell>
          <table:table-cell table:style-name="ce18"/>
          <table:table-cell table:style-name="ce68" office:value-type="float" office:value="158" calcext:value-type="float">
            <text:p>158</text:p>
          </table:table-cell>
          <table:table-cell table:style-name="ce70" table:formula="of:=[$'jawaban peserta'.B159]" office:value-type="float" office:value="2" calcext:value-type="float">
            <text:p>2</text:p>
          </table:table-cell>
          <table:table-cell table:style-name="ce18"/>
          <table:table-cell table:style-name="ce68" office:value-type="float" office:value="178" calcext:value-type="float">
            <text:p>178</text:p>
          </table:table-cell>
          <table:table-cell table:style-name="ce70" table:formula="of:=[$'jawaban peserta'.B179]" office:value-type="float" office:value="1" calcext:value-type="float">
            <text:p>1</text:p>
          </table:table-cell>
          <table:table-cell table:style-name="ce18"/>
          <table:table-cell table:style-name="ce68" office:value-type="float" office:value="198" calcext:value-type="float">
            <text:p>198</text:p>
          </table:table-cell>
          <table:table-cell table:style-name="ce70" table:formula="of:=[$'jawaban peserta'.B199]" office:value-type="float" office:value="3" calcext:value-type="float">
            <text:p>3</text:p>
          </table:table-cell>
          <table:table-cell table:style-name="ce18"/>
          <table:table-cell table:style-name="ce68" office:value-type="float" office:value="218" calcext:value-type="float">
            <text:p>218</text:p>
          </table:table-cell>
          <table:table-cell table:style-name="ce70" table:formula="of:=[$'jawaban peserta'.B219]" office:value-type="float" office:value="2" calcext:value-type="float">
            <text:p>2</text:p>
          </table:table-cell>
          <table:table-cell table:style-name="ce18"/>
          <table:table-cell table:style-name="ce68" office:value-type="float" office:value="238" calcext:value-type="float">
            <text:p>238</text:p>
          </table:table-cell>
          <table:table-cell table:style-name="ce70" table:formula="of:=[$'jawaban peserta'.B239]" office:value-type="float" office:value="4" calcext:value-type="float">
            <text:p>4</text:p>
          </table:table-cell>
        </table:table-row>
        <table:table-row table:style-name="ro3">
          <table:table-cell table:style-name="ce54" office:value-type="float" office:value="19" calcext:value-type="float">
            <text:p>19</text:p>
          </table:table-cell>
          <table:table-cell table:style-name="ce61" table:formula="of:=[$'jawaban peserta'.B20]" office:value-type="float" office:value="5" calcext:value-type="float">
            <text:p>5</text:p>
          </table:table-cell>
          <table:table-cell table:style-name="ce18"/>
          <table:table-cell table:style-name="ce65" office:value-type="float" office:value="39" calcext:value-type="float">
            <text:p>39</text:p>
          </table:table-cell>
          <table:table-cell table:style-name="ce61" table:formula="of:=[$'jawaban peserta'.B40]" office:value-type="float" office:value="4" calcext:value-type="float">
            <text:p>4</text:p>
          </table:table-cell>
          <table:table-cell table:style-name="ce18"/>
          <table:table-cell table:style-name="ce65" office:value-type="float" office:value="59" calcext:value-type="float">
            <text:p>59</text:p>
          </table:table-cell>
          <table:table-cell table:style-name="ce6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70" table:formula="of:=[$'jawaban peserta'.B80]" office:value-type="float" office:value="4" calcext:value-type="float">
            <text:p>4</text:p>
          </table:table-cell>
          <table:table-cell table:style-name="ce18"/>
          <table:table-cell table:style-name="ce68" office:value-type="float" office:value="99" calcext:value-type="float">
            <text:p>99</text:p>
          </table:table-cell>
          <table:table-cell table:style-name="ce70" table:formula="of:=[$'jawaban peserta'.B100]" office:value-type="float" office:value="3" calcext:value-type="float">
            <text:p>3</text:p>
          </table:table-cell>
          <table:table-cell table:style-name="ce18"/>
          <table:table-cell table:style-name="ce68" office:value-type="float" office:value="119" calcext:value-type="float">
            <text:p>119</text:p>
          </table:table-cell>
          <table:table-cell table:style-name="ce70" table:formula="of:=[$'jawaban peserta'.B120]" office:value-type="float" office:value="1" calcext:value-type="float">
            <text:p>1</text:p>
          </table:table-cell>
          <table:table-cell table:style-name="ce18"/>
          <table:table-cell table:style-name="ce68" office:value-type="float" office:value="139" calcext:value-type="float">
            <text:p>139</text:p>
          </table:table-cell>
          <table:table-cell table:style-name="ce70" table:formula="of:=[$'jawaban peserta'.B140]" office:value-type="float" office:value="4" calcext:value-type="float">
            <text:p>4</text:p>
          </table:table-cell>
          <table:table-cell table:style-name="ce18"/>
          <table:table-cell table:style-name="ce68" office:value-type="float" office:value="159" calcext:value-type="float">
            <text:p>159</text:p>
          </table:table-cell>
          <table:table-cell table:style-name="ce70" table:formula="of:=[$'jawaban peserta'.B160]" office:value-type="float" office:value="1" calcext:value-type="float">
            <text:p>1</text:p>
          </table:table-cell>
          <table:table-cell table:style-name="ce18"/>
          <table:table-cell table:style-name="ce68" office:value-type="float" office:value="179" calcext:value-type="float">
            <text:p>179</text:p>
          </table:table-cell>
          <table:table-cell table:style-name="ce70" table:formula="of:=[$'jawaban peserta'.B180]" office:value-type="float" office:value="5" calcext:value-type="float">
            <text:p>5</text:p>
          </table:table-cell>
          <table:table-cell table:style-name="ce18"/>
          <table:table-cell table:style-name="ce68" office:value-type="float" office:value="199" calcext:value-type="float">
            <text:p>199</text:p>
          </table:table-cell>
          <table:table-cell table:style-name="ce70" table:formula="of:=[$'jawaban peserta'.B200]" office:value-type="float" office:value="2" calcext:value-type="float">
            <text:p>2</text:p>
          </table:table-cell>
          <table:table-cell table:style-name="ce18"/>
          <table:table-cell table:style-name="ce68" office:value-type="float" office:value="219" calcext:value-type="float">
            <text:p>219</text:p>
          </table:table-cell>
          <table:table-cell table:style-name="ce70" table:formula="of:=[$'jawaban peserta'.B220]" office:value-type="float" office:value="3" calcext:value-type="float">
            <text:p>3</text:p>
          </table:table-cell>
          <table:table-cell table:style-name="ce18"/>
          <table:table-cell table:style-name="ce68" office:value-type="float" office:value="239" calcext:value-type="float">
            <text:p>239</text:p>
          </table:table-cell>
          <table:table-cell table:style-name="ce70" table:formula="of:=[$'jawaban peserta'.B240]" office:value-type="float" office:value="4" calcext:value-type="float">
            <text:p>4</text:p>
          </table:table-cell>
        </table:table-row>
        <table:table-row table:style-name="ro3">
          <table:table-cell table:style-name="ce54" office:value-type="float" office:value="20" calcext:value-type="float">
            <text:p>20</text:p>
          </table:table-cell>
          <table:table-cell table:style-name="ce61" table:formula="of:=[$'jawaban peserta'.B21]" office:value-type="float" office:value="3" calcext:value-type="float">
            <text:p>3</text:p>
          </table:table-cell>
          <table:table-cell table:style-name="ce18"/>
          <table:table-cell table:style-name="ce65" office:value-type="float" office:value="40" calcext:value-type="float">
            <text:p>40</text:p>
          </table:table-cell>
          <table:table-cell table:style-name="ce6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61" table:formula="of:=[$'jawaban peserta'.B61]" office:value-type="float" office:value="3" calcext:value-type="float">
            <text:p>3</text:p>
          </table:table-cell>
          <table:table-cell table:style-name="ce18"/>
          <table:table-cell table:style-name="ce68" office:value-type="float" office:value="80" calcext:value-type="float">
            <text:p>80</text:p>
          </table:table-cell>
          <table:table-cell table:style-name="ce70" table:formula="of:=[$'jawaban peserta'.B81]" office:value-type="float" office:value="3" calcext:value-type="float">
            <text:p>3</text:p>
          </table:table-cell>
          <table:table-cell table:style-name="ce18"/>
          <table:table-cell table:style-name="ce68" office:value-type="float" office:value="100" calcext:value-type="float">
            <text:p>100</text:p>
          </table:table-cell>
          <table:table-cell table:style-name="ce70" table:formula="of:=[$'jawaban peserta'.B101]" office:value-type="float" office:value="4" calcext:value-type="float">
            <text:p>4</text:p>
          </table:table-cell>
          <table:table-cell table:style-name="ce18"/>
          <table:table-cell table:style-name="ce68" office:value-type="float" office:value="120" calcext:value-type="float">
            <text:p>120</text:p>
          </table:table-cell>
          <table:table-cell table:style-name="ce70" table:formula="of:=[$'jawaban peserta'.B121]" office:value-type="float" office:value="1" calcext:value-type="float">
            <text:p>1</text:p>
          </table:table-cell>
          <table:table-cell table:style-name="ce18"/>
          <table:table-cell table:style-name="ce68" office:value-type="float" office:value="140" calcext:value-type="float">
            <text:p>140</text:p>
          </table:table-cell>
          <table:table-cell table:style-name="ce70" table:formula="of:=[$'jawaban peserta'.B141]" office:value-type="float" office:value="4" calcext:value-type="float">
            <text:p>4</text:p>
          </table:table-cell>
          <table:table-cell table:style-name="ce18"/>
          <table:table-cell table:style-name="ce68" office:value-type="float" office:value="160" calcext:value-type="float">
            <text:p>160</text:p>
          </table:table-cell>
          <table:table-cell table:style-name="ce70" table:formula="of:=[$'jawaban peserta'.B161]" office:value-type="float" office:value="4" calcext:value-type="float">
            <text:p>4</text:p>
          </table:table-cell>
          <table:table-cell table:style-name="ce18"/>
          <table:table-cell table:style-name="ce68" office:value-type="float" office:value="180" calcext:value-type="float">
            <text:p>180</text:p>
          </table:table-cell>
          <table:table-cell table:style-name="ce70" table:formula="of:=[$'jawaban peserta'.B181]" office:value-type="float" office:value="1" calcext:value-type="float">
            <text:p>1</text:p>
          </table:table-cell>
          <table:table-cell table:style-name="ce18"/>
          <table:table-cell table:style-name="ce68" office:value-type="float" office:value="200" calcext:value-type="float">
            <text:p>200</text:p>
          </table:table-cell>
          <table:table-cell table:style-name="ce70" table:formula="of:=[$'jawaban peserta'.B201]" office:value-type="float" office:value="1" calcext:value-type="float">
            <text:p>1</text:p>
          </table:table-cell>
          <table:table-cell table:style-name="ce18"/>
          <table:table-cell table:style-name="ce68" office:value-type="float" office:value="220" calcext:value-type="float">
            <text:p>220</text:p>
          </table:table-cell>
          <table:table-cell table:style-name="ce70" table:formula="of:=[$'jawaban peserta'.B221]" office:value-type="float" office:value="4" calcext:value-type="float">
            <text:p>4</text:p>
          </table:table-cell>
          <table:table-cell table:style-name="ce18"/>
          <table:table-cell table:style-name="ce68" office:value-type="float" office:value="240" calcext:value-type="float">
            <text:p>240</text:p>
          </table:table-cell>
          <table:table-cell table:style-name="ce70" table:formula="of:=[$'jawaban peserta'.B241]" office:value-type="float" office:value="3" calcext:value-type="float">
            <text:p>3</text:p>
          </table:table-cell>
        </table:table-row>
        <table:table-row table:style-name="ro3" table:number-rows-repeated="1048549">
          <table:table-cell table:number-columns-repeated="35"/>
        </table:table-row>
        <table:table-row table:style-name="ro3">
          <table:table-cell table:number-columns-repeated="35"/>
        </table:table-row>
      </table:table>
      <table:table table:name="grafik" table:style-name="ta5">
        <office:forms form:automatic-focus="false" form:apply-design-mode="false"/>
        <table:table-column table:style-name="co5" table:default-cell-style-name="ce166"/>
        <table:table-column table:style-name="co6" table:default-cell-style-name="ce171"/>
        <table:table-column table:style-name="co39" table:default-cell-style-name="ce174"/>
        <table:table-column table:style-name="co40" table:default-cell-style-name="ce184"/>
        <table:table-column table:style-name="co41" table:default-cell-style-name="ce184"/>
        <table:table-column table:style-name="co42" table:default-cell-style-name="ce183"/>
        <table:table-column table:style-name="co3" table:number-columns-repeated="2" table:default-cell-style-name="ce170"/>
        <table:table-column table:style-name="co3" table:number-columns-repeated="2" table:default-cell-style-name="ce186"/>
        <table:table-column table:style-name="co3" table:number-columns-repeated="1013" table:default-cell-style-name="ce170"/>
        <table:table-row table:style-name="ro3">
          <table:table-cell table:style-name="ce156" office:value-type="string" calcext:value-type="string" table:number-columns-spanned="2" table:number-rows-spanned="1">
            <text:p>Character Categories</text:p>
          </table:table-cell>
          <table:covered-table-cell table:style-name="ce167"/>
          <table:table-cell table:style-name="ce173"/>
          <table:table-cell table:style-name="ce207" office:value-type="string" calcext:value-type="string">
            <text:p>TINGGI</text:p>
          </table:table-cell>
          <table:table-cell table:style-name="ce207" office:value-type="string" calcext:value-type="string">
            <text:p>RENDAH</text:p>
          </table:table-cell>
          <table:table-cell table:number-columns-repeated="7"/>
          <table:table-cell table:style-name="ce189"/>
          <table:table-cell table:number-columns-repeated="1010"/>
        </table:table-row>
        <table:table-row table:style-name="ro8">
          <table:table-cell table:style-name="ce190" office:value-type="string" calcext:value-type="string" table:number-columns-spanned="1" table:number-rows-spanned="5">
            <text:p>Novelty-seeking</text:p>
          </table:table-cell>
          <table:table-cell table:style-name="ce192" table:formula="of:=[.A2]" office:value-type="string" office:string-value="Novelty-seeking" calcext:value-type="string">
            <text:p>Novelty-seeking</text:p>
          </table:table-cell>
          <table:table-cell table:style-name="ce173" table:formula="of:=[$'olah data'.P3]" office:value-type="float" office:value="2.93293650793651" calcext:value-type="float">
            <text:p>2.93</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Novelty-seeking</text:p>
          </table:covered-table-cell>
          <table:table-cell table:style-name="ce168" office:value-type="string" calcext:value-type="string">
            <text:p>Exploratory excitability v. stoic rigidity (10 items)</text:p>
          </table:table-cell>
          <table:table-cell table:style-name="ce173" table:formula="of:=[$'olah data'.P4]" office:value-type="float" office:value="2.7" calcext:value-type="float">
            <text:p>2.70</text:p>
          </table:table-cell>
          <table:table-cell table:style-name="ce209" office:value-type="string" calcext:value-type="string">
            <text:p>- Suka mempelajari hal baru</text:p>
            <text:p>- Cenderung suka ekspolari meskipun terkadang hal tersebut membuang buang waktu</text:p>
            <text:p>- Suka dengan ide dan kegiatan baru</text:p>
            <text:p>- Suka mencari sensasi</text:p>
            <text:p>- Suka bertualang</text:p>
            <text:p>- Mudah bosan (pengetahahuan yang di dapat mrnjadi setengah-setengah)</text:p>
            <text:p>Tidak toleran terhadap rutinitas selalu mencari dan memperkenalkan perubahan</text:p>
            <text:p>- Inkonvensional</text:p>
            <text:p>- Inovatif</text:p>
          </table:table-cell>
          <table:table-cell table:style-name="ce209" office:value-type="string" calcext:value-type="string">
            <text:p>- Kaku </text:p>
            <text:p>- Memerlukan sedikit atau tidak sama sekali stimulus baru</text:p>
            <text:p>- Tidak menyukai eksplorasi dan tidak memperoleh kepuasan dari hal tersebut</text:p>
            <text:p>- Menyukai tempat, orang dan situasi yang akrab</text:p>
            <text:p>- Lambat dalam menerima ide baru</text:p>
            <text:p>- Tahan dengan kegiatan yang rutin</text:p>
            <text:p>- Sulit menerapkan ide dan metode pekerjaan baru (cenderung bertahan pada cara lama)</text:p>
            <text:p/>
          </table:table-cell>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90" office:value-type="string" calcext:value-type="string">
            <text:p>Novelty-seeking</text:p>
          </table:covered-table-cell>
          <table:table-cell table:style-name="ce168" office:value-type="string" calcext:value-type="string">
            <text:p>Impulsiveness v. reflection (9 items)</text:p>
          </table:table-cell>
          <table:table-cell table:style-name="ce173" table:formula="of:=[$'olah data'.P5]" office:value-type="float" office:value="3.11111111111111" calcext:value-type="float">
            <text:p>3.11</text:p>
          </table:table-cell>
          <table:table-cell table:style-name="ce209" office:value-type="string" calcext:value-type="string">
            <text:p>- Riang</text:p>
            <text:p>- Imperfectsionist </text:p>
            <text:p>= Mudah dipengaruhi emosi yang sehingga informasi yang diterima tidak lengkap berakibat pada pembuatan keputusan yang kurang tepat</text:p>
            <text:p>- Bertindak atas naluri sesaat</text:p>
            <text:p>- Sering melakukan revisi pendapat atau keputusan akibat kurangnya informasi </text:p>
            <text:p>- Mudah teralihkan dalam bekerja</text:p>
            <text:p>- Rentang perhatian rendah</text:p>
          </table:table-cell>
          <table:table-cell table:style-name="ce209" office:value-type="string" calcext:value-type="string">
            <text:p>- Reflektif</text:p>
            <text:p>- Dalam pengambilan keputusan didasarkan pada pertimbangan yang matang</text:p>
            <text:p>- Jarang bertindak berdasarkan dugaan </text:p>
            <text:p>- Analitis</text:p>
            <text:p>- Memerlukan informasi rinci</text:p>
            <text:p>- Jarang melanggar aturan</text:p>
            <text:p>- Tidak mudah teralihkan</text:p>
            <text:p>- Dapat fokus pada jangka waktu lama</text:p>
          </table:table-cell>
          <table:table-cell table:style-name="ce184"/>
          <table:table-cell table:style-name="ce171"/>
          <table:table-cell/>
          <table:table-cell table:style-name="ce187" table:number-columns-repeated="2"/>
          <table:table-cell table:number-columns-repeated="1013"/>
        </table:table-row>
        <table:table-row table:style-name="ro8">
          <table:covered-table-cell table:style-name="ce190" office:value-type="string" calcext:value-type="string">
            <text:p>Novelty-seeking</text:p>
          </table:covered-table-cell>
          <table:table-cell table:style-name="ce168" office:value-type="string" calcext:value-type="string">
            <text:p>Extravagance v. reserve (9 items)</text:p>
          </table:table-cell>
          <table:table-cell table:style-name="ce173" table:formula="of:=[$'olah data'.P6]" office:value-type="float" office:value="2.77777777777778" calcext:value-type="float">
            <text:p>2.78</text:p>
          </table:table-cell>
          <table:table-cell table:style-name="ce209" office:value-type="string" calcext:value-type="string">
            <text:p>- Boros baik terkait energi atau materi</text:p>
            <text:p>- Suka membuat orang lain terkesan dengan hidup glamor</text:p>
            <text:p>- Cenderung memaksakan </text:p>
            <text:p>- Sulit melakukan perencanaan baik dalam hal keuangan maupun pekerjaan</text:p>
            <text:p/>
          </table:table-cell>
          <table:table-cell table:style-name="ce209" office:value-type="string" calcext:value-type="string">
            <text:p>- Pendiam</text:p>
            <text:p>- Terkendali </text:p>
            <text:p>- Tidak suka membuang-buang energi atau materi</text:p>
            <text:p>- Terkesan hemat, pelit</text:p>
          </table:table-cell>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60"/>
          <table:table-cell table:style-name="ce168" office:value-type="string" calcext:value-type="string">
            <text:p>Disorderliness v. regimentation (7 items)</text:p>
          </table:table-cell>
          <table:table-cell table:style-name="ce173" table:formula="of:=[$'olah data'.P7]" office:value-type="float" office:value="3.14285714285714" calcext:value-type="float">
            <text:p>3.14</text:p>
          </table:table-cell>
          <table:table-cell table:style-name="ce209" office:value-type="string" calcext:value-type="string">
            <text:p>- Cepat marah</text:p>
            <text:p>- Tidak teratur</text:p>
            <text:p>- Seringkali bereaksi berlebihan ketika mendapatkan hal yang tidak sesuai</text:p>
            <text:p>- Menyukai kegiatan tanpa aturan ketat</text:p>
            <text:p>- Tidak menyukai rutinitas</text:p>
            <text:p>- Menghindari hal yang membuat frustasi, membosankan atau yang memberikan ketidaknyamanan fisik maupun psikologis</text:p>
          </table:table-cell>
          <table:table-cell table:style-name="ce209" office:value-type="string" calcext:value-type="string">
            <text:p>- Terorganisis </text:p>
            <text:p>- Terencana</text:p>
            <text:p>- Sistematis dalam bekerja</text:p>
            <text:p>- Menyukai kegiatan dengan peraturan ketat</text:p>
            <text:p>- Mampu menahan ketidakpuasan dalam keadaan frustasi dibandingkan orang lain</text:p>
            <text:p>- Sabar </text:p>
          </table:table-cell>
          <table:table-cell table:style-name="ce184"/>
          <table:table-cell table:style-name="ce171"/>
          <table:table-cell/>
          <table:table-cell table:style-name="ce185" table:number-columns-repeated="2"/>
          <table:table-cell table:number-columns-repeated="1013"/>
        </table:table-row>
        <table:table-row table:style-name="ro8">
          <table:table-cell table:style-name="ce190" office:value-type="string" calcext:value-type="string" table:number-columns-spanned="1" table:number-rows-spanned="5">
            <text:p>Harm Avoidance</text:p>
          </table:table-cell>
          <table:table-cell table:style-name="ce192" table:formula="of:=[.A7]" office:value-type="string" office:string-value="Harm Avoidance" calcext:value-type="string">
            <text:p>Harm Avoidance</text:p>
          </table:table-cell>
          <table:table-cell table:style-name="ce173" table:formula="of:=[$'olah data'.P8]" office:value-type="float" office:value="3.06939935064935" calcext:value-type="float">
            <text:p>3.07</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HA2</text:p>
          </table:covered-table-cell>
          <table:table-cell table:style-name="ce168" office:value-type="string" calcext:value-type="string">
            <text:p><text:span text:style-name="T1">Anticipatory worry &amp; pessimismv. uninhibited optimism (11 items)</text:span></text:p>
          </table:table-cell>
          <table:table-cell table:style-name="ce173" table:formula="of:=[$'olah data'.P9]" office:value-type="float" office:value="3.54545454545455" calcext:value-type="float">
            <text:p>3.55</text:p>
          </table:table-cell>
          <table:table-cell table:style-name="ce210" office:value-type="string" calcext:value-type="string">
            <text:p>- Cenderung mengantisipasi kegagalan dan bahaya yang mungkin timbul dalam situasi sulit maupun situasi yang tidak terlalu menekan</text:p>
            <text:p>- Terlalu berhati-hati</text:p>
            <text:p>- Menghindari rintangan</text:p>
            <text:p>- Sulit dimotivasi</text:p>
            <text:p>- Sulit menerima pengalaman yang memalukan</text:p>
            <text:p><text:span text:style-name="T2">- Ketika mengalami pengalaman memalukan cenderung terlalu lama memikirkan dan menyesali </text:span><text:span text:style-name="T3">hal tersebut</text:span></text:p>
          </table:table-cell>
          <table:table-cell table:style-name="ce209" office:value-type="string" calcext:value-type="string">
            <text:p>- Berpikir positif</text:p>
            <text:p>- Optimis</text:p>
            <text:p>- Tidak khawatir menghadapi kesulitan</text:p>
            <text:p>- Riang</text:p>
            <text:p>- Berani menerima tantangan</text:p>
            <text:p>- Cenderung tidak perduli</text:p>
            <text:p>- Tidak segan menghadapi tekanan atau tantangan yang dapat menyakiti fisik</text:p>
            <text:p>- Ketika mengalami pengalaman memalukan lebih cepat bangkit</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HA3</text:p>
          </table:covered-table-cell>
          <table:table-cell table:style-name="ce168" office:value-type="string" calcext:value-type="string">
            <text:p>Fear of uncertainty (7 items)</text:p>
          </table:table-cell>
          <table:table-cell table:style-name="ce173" table:formula="of:=[$'olah data'.P10]" office:value-type="float" office:value="2.57142857142857" calcext:value-type="float">
            <text:p>2.57</text:p>
          </table:table-cell>
          <table:table-cell table:style-name="ce209" office:value-type="string" calcext:value-type="string">
            <text:p>- Terencana </text:p>
            <text:p>- Tidak dapat mentolelir kondisi yang tidak pasti yang berpotensi menimbulkan bahaya</text:p>
            <text:p>- Mudah cemas dalam kondisi asing dan tidak pasti, sekalipun tidak berpotensi menimbulkan bahaya</text:p>
            <text:p>- Takut mengambil resiko</text:p>
            <text:p>- Sulit beradaptasi</text:p>
            <text:p>- Sulit merubah rutinitas (statis)</text:p>
            <text:p>- Pasif </text:p>
          </table:table-cell>
          <table:table-cell table:style-name="ce209" office:value-type="string" calcext:value-type="string">
            <text:p>- Tenang sekalipun dalam situasi berbahaya</text:p>
            <text:p>- Percaya diri dalam menghadapi segala situasi</text:p>
            <text:p>- Berani mengambil resiko</text:p>
            <text:p>- Mudah beradaptasi</text:p>
            <text:p>- Mampu bekerja secara dinamis</text:p>
            <text:p>- Aktif </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HA4</text:p>
          </table:covered-table-cell>
          <table:table-cell table:style-name="ce168" office:value-type="string" calcext:value-type="string">
            <text:p>Shyness with strangers (7 items)</text:p>
          </table:table-cell>
          <table:table-cell table:style-name="ce173" table:formula="of:=[$'olah data'.P11]" office:value-type="float" office:value="3.28571428571429" calcext:value-type="float">
            <text:p>3.29</text:p>
          </table:table-cell>
          <table:table-cell table:style-name="ce209" office:value-type="string" calcext:value-type="string">
            <text:p>- Tidak tegas</text:p>
            <text:p>- Pemalu</text:p>
            <text:p>- Tidak nyaman dan tidak percaya diri di lingkungan soial baru</text:p>
            <text:p>- Sulit berinteraksi dengan orang baru yang apabila tidak memberikan jaminan kenyamanan dan penerimaan sosial</text:p>
            <text:p>- Inisiatif mudah terhambat oleh orang lain atau lingkungan yang mengancam</text:p>
          </table:table-cell>
          <table:table-cell table:style-name="ce215" office:value-type="string" calcext:value-type="string">
            <text:p>- Berani</text:p>
            <text:p>- Berani menyampaikan pendapat</text:p>
            <text:p>- Aktif terlibat dalam kegiatan sosial</text:p>
            <text:p>- Percaya diri dan mudah merasa nyaman berada di lingkungan sosial baru</text:p>
            <text:p>- Inisiatif tidak mudah terhambat atau dipatahkan oleh orang lain atau lingkungan mengancam</text:p>
          </table:table-cell>
          <table:table-cell table:style-name="ce171" table:number-columns-repeated="2"/>
          <table:table-cell table:style-name="ce185" table:number-columns-repeated="2"/>
          <table:table-cell table:style-name="ce170"/>
          <table:table-cell table:number-columns-repeated="1012"/>
          <table:table-cell table:style-name="Default"/>
        </table:table-row>
        <table:table-row table:style-name="ro8">
          <table:covered-table-cell table:style-name="ce160"/>
          <table:table-cell table:style-name="ce168" office:value-type="string" calcext:value-type="string">
            <text:p>Fatigability v. asthenia (8 items)</text:p>
          </table:table-cell>
          <table:table-cell table:style-name="ce173" table:formula="of:=[$'olah data'.P12]" office:value-type="float" office:value="2.875" calcext:value-type="float">
            <text:p>2.88</text:p>
          </table:table-cell>
          <table:table-cell table:style-name="ce208" office:value-type="string" calcext:value-type="string">
            <text:p>- Mudah lelah</text:p>
            <text:p>- Memiliki energi yang lebih sedikit dibandingan orang lain</text:p>
            <text:p>- Pemulihan ketika stress dan sakit cenderung membutuhkan waktu yang lama</text:p>
          </table:table-cell>
          <table:table-cell table:style-name="ce208" office:value-type="string" calcext:value-type="string">
            <text:p>- Memiliki banyak energi</text:p>
            <text:p>- Dinamis</text:p>
            <text:p>- Jarang merasa lelah atau kesulitan</text:p>
            <text:p>- Mudah bangkit ketika mengalami stress</text:p>
            <text:p>- Pemulihan ketika sakit cenderung cepat</text:p>
          </table:table-cell>
          <table:table-cell table:style-name="ce184"/>
          <table:table-cell table:style-name="ce171"/>
          <table:table-cell/>
          <table:table-cell table:style-name="ce185" table:number-columns-repeated="2"/>
          <table:table-cell table:number-columns-repeated="1013"/>
        </table:table-row>
        <table:table-row table:style-name="ro8">
          <table:table-cell table:style-name="ce190" office:value-type="string" calcext:value-type="string" table:number-columns-spanned="1" table:number-rows-spanned="5">
            <text:p>Reward Dependence</text:p>
          </table:table-cell>
          <table:table-cell table:style-name="ce192" table:formula="of:=[.A12]" office:value-type="string" office:string-value="Reward Dependence" calcext:value-type="string">
            <text:p>Reward Dependence</text:p>
          </table:table-cell>
          <table:table-cell table:style-name="ce173" table:formula="of:=[$'olah data'.P13]" office:value-type="float" office:value="2.89583333333333" calcext:value-type="float">
            <text:p>2.90</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Reward Dependence</text:p>
          </table:covered-table-cell>
          <table:table-cell table:style-name="ce168" office:value-type="string" calcext:value-type="string">
            <text:p>Sentimentality (8 items)</text:p>
          </table:table-cell>
          <table:table-cell table:style-name="ce173" table:formula="of:=[$'olah data'.P14]" office:value-type="float" office:value="3.25" calcext:value-type="float">
            <text:p>3.25</text:p>
          </table:table-cell>
          <table:table-cell table:style-name="ce208" office:value-type="string" calcext:value-type="string">
            <text:p>- Simpatik terhadap orang lain</text:p>
            <text:p>- Sentimental</text:p>
            <text:p>- Cenderung mudah menunjukkan emosi kepada orang lain</text:p>
            <text:p>- Suka berbagi pengalaman yang serupa dengan orang lain</text:p>
            <text:p>- Hangat </text:p>
          </table:table-cell>
          <table:table-cell table:style-name="ce208" office:value-type="string" calcext:value-type="string">
            <text:p>- Praktis</text:p>
            <text:p>- Tidak terikat secara emosional dengan individu atau lingkungan</text:p>
            <text:p>- Berpikiran keras dan tenang</text:p>
            <text:p>- Jarang tersentuh oleh hal-hal yang sentimental</text:p>
            <text:p>- Terkesan dingin da penyendiri</text:p>
            <text:p>- Tidak sensitif terhadap perasaan orang lain</text:p>
            <text:p>- Sulit menjalin hubungan sosial</text:p>
          </table:table-cell>
          <table:table-cell table:style-name="ce184"/>
          <table:table-cell table:style-name="ce171"/>
          <table:table-cell/>
          <table:table-cell table:style-name="ce185"/>
          <table:table-cell table:style-name="ce187"/>
          <table:table-cell table:number-columns-repeated="1013"/>
        </table:table-row>
        <table:table-row table:style-name="ro8">
          <table:covered-table-cell table:style-name="ce190" office:value-type="string" calcext:value-type="string">
            <text:p>Reward Dependence</text:p>
          </table:covered-table-cell>
          <table:table-cell table:style-name="ce168" office:value-type="string" calcext:value-type="string">
            <text:p>Openness to warm communication vs aloofness (10 items)</text:p>
          </table:table-cell>
          <table:table-cell table:style-name="ce173" table:formula="of:=[$'olah data'.P15]" office:value-type="float" office:value="3" calcext:value-type="float">
            <text:p>3.00</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Reward Dependence</text:p>
          </table:covered-table-cell>
          <table:table-cell table:style-name="ce168" office:value-type="string" calcext:value-type="string">
            <text:p>Attachment (6 items)</text:p>
          </table:table-cell>
          <table:table-cell table:style-name="ce173" table:formula="of:=[$'olah data'.P16]" office:value-type="float" office:value="3" calcext:value-type="float">
            <text:p>3.00</text:p>
          </table:table-cell>
          <table:table-cell table:style-name="ce208" office:value-type="string" calcext:value-type="string">
            <text:p>- Terbuka (lebih menyukai keintiman daripada privasi)</text:p>
            <text:p>- Senang mendiskusikan pengalaman dan perasaan daripada menyimpannya sendiri</text:p>
            <text:p>- Suka membentuk ikatan sosial yang hangat dan menjaga nya dalam waktu yang lama.</text:p>
            <text:p>- Sensitif terhadap penolakan dan hinaan</text:p>
          </table:table-cell>
          <table:table-cell table:style-name="ce208" office:value-type="string" calcext:value-type="string">
            <text:p>- Keterterikatan yang minim terhadap hubungan sosial</text:p>
            <text:p>- Menyukai privasi</text:p>
            <text:p>- Mandiri</text:p>
            <text:p>- Cenderung menghindari berbagi perasaan</text:p>
            <text:p>- Terkadang dianggap individu yang suka menyendiri</text:p>
          </table:table-cell>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60"/>
          <table:table-cell table:style-name="ce168" office:value-type="string" calcext:value-type="string">
            <text:p>Dependence (6 items)</text:p>
          </table:table-cell>
          <table:table-cell table:style-name="ce173" table:formula="of:=[$'olah data'.P17]" office:value-type="float" office:value="2.33333333333333" calcext:value-type="float">
            <text:p>2.33</text:p>
          </table:table-cell>
          <table:table-cell table:style-name="ce208" office:value-type="string" calcext:value-type="string">
            <text:p>- Tegantung pada dukungan sosial</text:p>
            <text:p>- Kemungkinan suka mencari perhatian orang lain</text:p>
            <text:p>- Enggan mengambil keputusan sendiri</text:p>
            <text:p>- Mudah terluka oleh kritik orang lain</text:p>
            <text:p>- Sengang menyenangkan orang lain</text:p>
            <text:p>- Peka terhadap isyarat sosial</text:p>
            <text:p>- Responsif terhadap tekanan sosial</text:p>
            <text:p>- Takut merasa diabaikan</text:p>
          </table:table-cell>
          <table:table-cell table:style-name="ce208" office:value-type="string" calcext:value-type="string">
            <text:p>- Tidak bergantung pada lingkungan sosial</text:p>
            <text:p>- Merasa tidak perlu mencari dukungan emosional dan persetujuan lingkungan untuk mengambil keputusan</text:p>
            <text:p>- Tidak sensitif terhadap tekanan dan kritik sosial</text:p>
            <text:p>- Tidak mudah menyerah terhadap keinginan orang lain dan tidak mencoba menyenangkan orang lain</text:p>
            <text:p>- Mandiri</text:p>
            <text:p>- Independen</text:p>
          </table:table-cell>
          <table:table-cell table:style-name="ce184"/>
          <table:table-cell table:style-name="ce171"/>
          <table:table-cell/>
          <table:table-cell table:style-name="ce185" table:number-columns-repeated="2"/>
          <table:table-cell table:number-columns-repeated="1013"/>
        </table:table-row>
        <table:table-row table:style-name="ro8">
          <table:table-cell table:style-name="ce190" office:value-type="string" calcext:value-type="string" table:number-columns-spanned="1" table:number-rows-spanned="5">
            <text:p>Persistence</text:p>
          </table:table-cell>
          <table:table-cell table:style-name="ce192" table:formula="of:=[.A17]" office:value-type="string" office:string-value="Persistence" calcext:value-type="string">
            <text:p>Persistence</text:p>
          </table:table-cell>
          <table:table-cell table:style-name="ce173" table:formula="of:=[$'olah data'.P18]" office:value-type="float" office:value="2.79375" calcext:value-type="float">
            <text:p>2.79</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P2</text:p>
          </table:covered-table-cell>
          <table:table-cell table:style-name="ce168" office:value-type="string" calcext:value-type="string">
            <text:p>Eagerness of effort vs laziness (9 items)</text:p>
          </table:table-cell>
          <table:table-cell table:style-name="ce173" table:formula="of:=[$'olah data'.P19]" office:value-type="float" office:value="3" calcext:value-type="float">
            <text:p>3.00</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P3</text:p>
          </table:covered-table-cell>
          <table:table-cell table:style-name="ce168" office:value-type="string" calcext:value-type="string">
            <text:p>Work hardened vs spoiled (8 items)</text:p>
          </table:table-cell>
          <table:table-cell table:style-name="ce173" table:formula="of:=[$'olah data'.P20]" office:value-type="float" office:value="2" calcext:value-type="float">
            <text:p>2.00</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P4</text:p>
          </table:covered-table-cell>
          <table:table-cell table:style-name="ce168" office:value-type="string" calcext:value-type="string">
            <text:p>Ambitious vs underachieving (10 items)</text:p>
          </table:table-cell>
          <table:table-cell table:style-name="ce173" table:formula="of:=[$'olah data'.P21]" office:value-type="float" office:value="3.3" calcext:value-type="float">
            <text:p>3.30</text:p>
          </table:table-cell>
          <table:table-cell table:style-name="ce208" table:number-columns-repeated="2"/>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60"/>
          <table:table-cell table:style-name="ce168" office:value-type="string" calcext:value-type="string">
            <text:p>Perfectionist vs pragmatist (8 items)</text:p>
          </table:table-cell>
          <table:table-cell table:style-name="ce173" table:formula="of:=[$'olah data'.P22]" office:value-type="float" office:value="2.875" calcext:value-type="float">
            <text:p>2.88</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table-cell table:style-name="ce190" office:value-type="string" calcext:value-type="string" table:number-columns-spanned="1" table:number-rows-spanned="6">
            <text:p>Self-Directedness</text:p>
          </table:table-cell>
          <table:table-cell table:style-name="ce192" table:formula="of:=[.A22]" office:value-type="string" office:string-value="Self-Directedness" calcext:value-type="string">
            <text:p>Self-Directedness</text:p>
          </table:table-cell>
          <table:table-cell table:style-name="ce173" table:formula="of:=[$'olah data'.P23]" office:value-type="float" office:value="2.64791666666667" calcext:value-type="float">
            <text:p>2.65</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S2</text:p>
          </table:covered-table-cell>
          <table:table-cell table:style-name="ce168" office:value-type="string" calcext:value-type="string">
            <text:p>Responsibility vs. blaming (8 items)</text:p>
          </table:table-cell>
          <table:table-cell table:style-name="ce173" table:formula="of:=[$'olah data'.P24]" office:value-type="float" office:value="2.125" calcext:value-type="float">
            <text:p>2.13</text:p>
          </table:table-cell>
          <table:table-cell table:style-name="ce209" office:value-type="string" calcext:value-type="string">
            <text:p>- Merasa memiliki kebebasan untuk memilih apa yang dilakukan</text:p>
            <text:p>- Berani mengakui bahwa sikap, perilaku, dan masalah yang dihadapi mencerminkan pilihan diri sendiri</text:p>
            <text:p>- Cederung menerima tanggung jawab atas silap dan pilihan mereka</text:p>
            <text:p>- Terkesan sebagai orang yang dapat diandalkan dan dapat dipercaya</text:p>
          </table:table-cell>
          <table:table-cell table:style-name="ce209" office:value-type="string" calcext:value-type="string">
            <text:p>- Cenderung menyalahkan orang lain dan lingkungan eksternal atas apa yang terjadi pada dirinya</text:p>
            <text:p>- Merasa bahwa sikap, perilaku, dan pilihan ditentukan oleh pengaruh di luar kendali mereka dan bertentangan dengan keinginan mereka</text:p>
            <text:p>- Enggan menerima tanggung jawab atas tindakan mereka</text:p>
            <text:p>- Terkesan sebagai individu yang tidk dapat dipercaya dan tidak dapat bertanggung jawab</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S3</text:p>
          </table:covered-table-cell>
          <table:table-cell table:style-name="ce168" office:value-type="string" calcext:value-type="string">
            <text:p>Purposefulness vs. lack of goal direction (6 items)</text:p>
          </table:table-cell>
          <table:table-cell table:style-name="ce173" table:formula="of:=[$'olah data'.P25]" office:value-type="float" office:value="3.16666666666667" calcext:value-type="float">
            <text:p>3.17</text:p>
          </table:table-cell>
          <table:table-cell table:style-name="ce209" office:value-type="string" calcext:value-type="string">
            <text:p>- Terarah</text:p>
            <text:p>- Berorientasi tujuan</text:p>
            <text:p>- Memiliki visi dan misi yang jelas </text:p>
            <text:p>- Berusaha mengembangkan kemampuan diri untuk mencapai tujuan</text:p>
            <text:p>- Aktivitas dipandu oleh tujuan dan nilai jangka panjang</text:p>
          </table:table-cell>
          <table:table-cell table:style-name="ce209" office:value-type="string" calcext:value-type="string">
            <text:p>- Kesulitan menemukan visi misi dalam kehidupn</text:p>
            <text:p>- Tidak yakin terhadap tujuan jangka panjang</text:p>
            <text:p>- Cenderung bereaksi terhadap situasi saat ini dalam kondisi terdesak</text:p>
            <text:p>- Merasa tidak memiliki makna diluar impuls reaktif saat itu</text:p>
            <text:p>- Tidak dapat menunda gratifikasi untuk mencapai tujuan</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S4</text:p>
          </table:covered-table-cell>
          <table:table-cell table:style-name="ce168" office:value-type="string" calcext:value-type="string">
            <text:p>Resourcefulness (5 items)</text:p>
          </table:table-cell>
          <table:table-cell table:style-name="ce173" table:formula="of:=[$'olah data'.P26]" office:value-type="float" office:value="2.4" calcext:value-type="float">
            <text:p>2.40</text:p>
          </table:table-cell>
          <table:table-cell table:style-name="ce209" office:value-type="string" calcext:value-type="string">
            <text:p>- Individu produktif</text:p>
            <text:p>- Efisien </text:p>
            <text:p>- Proaktif</text:p>
            <text:p>- Kompeten</text:p>
            <text:p>- Penuh ide dalam pemecahan masalah</text:p>
            <text:p>- Cenderung memandang siyuasi sulit sebagai tantangan dan peluang</text:p>
          </table:table-cell>
          <table:table-cell table:style-name="ce209" office:value-type="string" calcext:value-type="string">
            <text:p>- Cenderung putus asa</text:p>
            <text:p>- Cenderung nampak tidak berdaya</text:p>
            <text:p>- Mudah putus asa</text:p>
            <text:p>- Tidak efektif dan efisien dalam bekerja</text:p>
            <text:p>- Kurang mengembangkan keterampilan dan kepercayaan diri dalam memecahkan masalah</text:p>
            <text:p>- Seringkali merasa tidak kompeten dalam ketika menghadapi rintangan</text:p>
            <text:p>- Cenderung menunggu orang lain untuk memimpin dalam melakukan sesuatu</text:p>
          </table:table-cell>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90" office:value-type="string" calcext:value-type="string">
            <text:p>S5</text:p>
          </table:covered-table-cell>
          <table:table-cell table:style-name="ce168" office:value-type="string" calcext:value-type="string">
            <text:p>Self-acceptance vs. self-striving (10 items)</text:p>
          </table:table-cell>
          <table:table-cell table:style-name="ce173" table:formula="of:=[$'olah data'.P27]" office:value-type="float" office:value="2.9" calcext:value-type="float">
            <text:p>2.90</text:p>
          </table:table-cell>
          <table:table-cell table:style-name="ce209" office:value-type="string" calcext:value-type="string">
            <text:p>- Percaya diri</text:p>
            <text:p>- Mampu mengenali kekuatan dan menerima kekurangan serta keterbatasan diri</text:p>
            <text:p>- Berusaha melakukan yang terbaik tapi tidak berpura-pura untuk mengesankan orang lain</text:p>
            <text:p>- Cenderung menerima dan merasa nyaman dengan kapasitas mental dan fisik dalam diri meskipun masih tetap berusaha untuk terus meningkatkan diri dengan upaya konstruktif</text:p>
          </table:table-cell>
          <table:table-cell table:style-name="ce209" office:value-type="string" calcext:value-type="string">
            <text:p>- Individu cenderung nampak menunjukkan harga diri yang rendah</text:p>
            <text:p>- Cenderung sulit menerima kapasitas mental dan fisik yang sebenarnya dalam diri</text:p>
            <text:p>- Cenderung berfantasi tentang kekayaan, kepentingan, keantikan, kepentingan yang tidak terbatas</text:p>
            <text:p>- Ketika dihadapkan pada kenyataan hidup yang bertentangan, mungkin menjadi terganggu namun tidak mencoba mengusahakan mencapai tujuan secara konstrukif</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60"/>
          <table:table-cell table:style-name="ce168" office:value-type="string" calcext:value-type="string">
            <text:p>Enlightened second nature (11 items)</text:p>
          </table:table-cell>
          <table:table-cell table:style-name="ce173" table:formula="of:=[$'olah data'.P28]" office:value-type="float" office:value="3.09090909090909" calcext:value-type="float">
            <text:p>3.09</text:p>
          </table:table-cell>
          <table:table-cell table:style-name="ce211" office:value-type="string" calcext:value-type="string">
            <text:p>- Mampu mengembangkan dan merumuskan serta menetapkan langkah-langkah untuk mencapai tujuan jangka panjang</text:p>
            <text:p>- Bertindak untuk memenuhi tujuan jangka panjang</text:p>
            <text:p>- Disiplin</text:p>
            <text:p>- Memiliki skala prioritas terukur</text:p>
            <text:p>- Jarang terlihat kacau karena merasa ‘aman’ dengan skala prioritas dan tujuan yg akan dicapai</text:p>
            <text:p>- Bertindak secara teratur, terarah dan terencana</text:p>
          </table:table-cell>
          <table:table-cell table:style-name="ce208" office:value-type="string" calcext:value-type="string">
            <text:p>- Tidak konsisten</text:p>
            <text:p>- Kesulitan mencapai tujuan</text:p>
            <text:p>- Cenderung tidak terencana, tidak terarah</text:p>
            <text:p>- Mudah tergoda untuk melakukan hal-hal yang diluar rencana awal, sekalipun mengetahui akan ada konsekuensi yang diterima</text:p>
            <text:p>- Tidak disiplin</text:p>
            <text:p>- Tidak memiliki skala prioritas</text:p>
          </table:table-cell>
          <table:table-cell table:style-name="ce184"/>
          <table:table-cell table:style-name="ce171"/>
          <table:table-cell/>
          <table:table-cell table:style-name="ce185" table:number-columns-repeated="2"/>
          <table:table-cell table:number-columns-repeated="1013"/>
        </table:table-row>
        <table:table-row table:style-name="ro8">
          <table:table-cell table:style-name="ce190" office:value-type="string" calcext:value-type="string" table:number-columns-spanned="1" table:number-rows-spanned="6">
            <text:p>Cooperativeness</text:p>
          </table:table-cell>
          <table:table-cell table:style-name="ce192" table:formula="of:=[.A28]" office:value-type="string" office:string-value="Cooperativeness" calcext:value-type="string">
            <text:p>Cooperativeness</text:p>
          </table:table-cell>
          <table:table-cell table:style-name="ce173" table:formula="of:=[$'olah data'.P29]" office:value-type="float" office:value="2.40446428571429" calcext:value-type="float">
            <text:p>2.40</text:p>
          </table:table-cell>
          <table:table-cell table:style-name="ce208"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Cooperativeness</text:p>
          </table:covered-table-cell>
          <table:table-cell table:style-name="ce168" office:value-type="string" calcext:value-type="string">
            <text:p>Social acceptance vs. social intolerance (8 items)</text:p>
          </table:table-cell>
          <table:table-cell table:style-name="ce173" table:formula="of:=[$'olah data'.P30]" office:value-type="float" office:value="2.625" calcext:value-type="float">
            <text:p>2.63</text:p>
          </table:table-cell>
          <table:table-cell table:style-name="ce208" office:value-type="string" calcext:value-type="string">
            <text:p><text:span text:style-name="T4">- Toleran</text:span></text:p>
            <text:p><text:span text:style-name="T4">- Ramah</text:span></text:p>
            <text:p><text:span text:style-name="T5">- Menerima orang lain apa adanya sekalipun terdapat perbedaan besar dengan perilaku, etika, pendapat, nilai, atau penampilan individu tersebut</text:span></text:p>
            <text:p><text:span text:style-name="T4"/></text:p>
          </table:table-cell>
          <table:table-cell table:style-name="ce208" office:value-type="string" calcext:value-type="string">
            <text:p><text:span text:style-name="T4">- Tidak toleran</text:span></text:p>
            <text:p><text:span text:style-name="T4">- Tidak ramah</text:span></text:p>
            <text:p><text:span text:style-name="T4">- Kritis terhadap orang lain yang berbeda pendapat dan memiliki tujuan berbeda</text:span></text:p>
            <text:p><text:span text:style-name="T4"/></text:p>
          </table:table-cell>
          <table:table-cell table:style-name="ce184"/>
          <table:table-cell table:style-name="ce171"/>
          <table:table-cell/>
          <table:table-cell table:style-name="ce188" table:number-columns-repeated="2"/>
          <table:table-cell table:number-columns-repeated="1013"/>
        </table:table-row>
        <table:table-row table:style-name="ro8">
          <table:covered-table-cell table:style-name="ce190" office:value-type="string" calcext:value-type="string">
            <text:p>Cooperativeness</text:p>
          </table:covered-table-cell>
          <table:table-cell table:style-name="ce168" office:value-type="string" calcext:value-type="string">
            <text:p>Empathy vs. social disinterest (5 items)</text:p>
          </table:table-cell>
          <table:table-cell table:style-name="ce173" table:formula="of:=[$'olah data'.P31]" office:value-type="float" office:value="1.6" calcext:value-type="float">
            <text:p>1.60</text:p>
          </table:table-cell>
          <table:table-cell table:style-name="ce208" office:value-type="string" calcext:value-type="string">
            <text:p>- Selaras dalam memeikirkan perasaan orang lain</text:p>
            <text:p>- Cenderung memperlakukan orang lain dengan martabat dan rasa hormat</text:p>
            <text:p>- Sering mengesampingkan penilaian pribadi</text:p>
            <text:p>- Mudah memahami apa yang orang lain alami</text:p>
          </table:table-cell>
          <table:table-cell table:style-name="ce208" office:value-type="string" calcext:value-type="string">
            <text:p>- Tidak sensitif</text:p>
            <text:p>- Tidak perduli perasaan orang lain</text:p>
            <text:p>- Tidak dapat berbagi emosi</text:p>
            <text:p>- Tidak suka berbagi mengenai penderitaan, kesulitan orang lain</text:p>
            <text:p>- Kesulitan menghormati tujuan dan nilai-nilai orang lain</text:p>
            <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90" office:value-type="string" calcext:value-type="string">
            <text:p>Cooperativeness</text:p>
          </table:covered-table-cell>
          <table:table-cell table:style-name="ce168" office:value-type="string" calcext:value-type="string">
            <text:p>Helpfulness vs. unhelpfulness (8 items)</text:p>
          </table:table-cell>
          <table:table-cell table:style-name="ce173" table:formula="of:=[$'olah data'.P32]" office:value-type="float" office:value="3.25" calcext:value-type="float">
            <text:p>3.25</text:p>
          </table:table-cell>
          <table:table-cell table:style-name="ce212" office:value-type="string" calcext:value-type="string">
            <text:p>- Suka melayani orang lain</text:p>
            <text:p>- Suka mengambil peran untuk mendukung orang lain</text:p>
            <text:p>- Senang berbagi ilmu, keterampilan atau pengetahuan untuk menunjang kepentingan orang lain</text:p>
            <text:p>- Dapat bekerja sebagai tim maupun secara mandiri</text:p>
            <text:p/>
          </table:table-cell>
          <table:table-cell table:style-name="ce212" office:value-type="string" calcext:value-type="string">
            <text:p>- Egois</text:p>
            <text:p>- Tidak peka terhadap orang lain</text:p>
            <text:p>- Mengganggap diri sebagai pusat perhatian</text:p>
            <text:p>- Cenderung tidk mempertimbangkan perasaan orang lain, sekalipun saat bekerja dalam tim</text:p>
            <text:p>- Lebih suka bkerja mandiri dan bertanggung jawab atas yang di lakukan</text:p>
          </table:table-cell>
          <table:table-cell/>
          <table:table-cell table:style-name="ce171"/>
          <table:table-cell table:number-columns-repeated="1016"/>
        </table:table-row>
        <table:table-row table:style-name="ro8">
          <table:covered-table-cell table:style-name="ce190" office:value-type="string" calcext:value-type="string">
            <text:p>Cooperativeness</text:p>
          </table:covered-table-cell>
          <table:table-cell table:style-name="ce168" office:value-type="string" calcext:value-type="string">
            <text:p>Compassion vs. revengefulness (7 items)</text:p>
          </table:table-cell>
          <table:table-cell table:style-name="ce173" table:formula="of:=[$'olah data'.P33]" office:value-type="float" office:value="2.14285714285714" calcext:value-type="float">
            <text:p>2.14</text:p>
          </table:table-cell>
          <table:table-cell table:style-name="ce212" office:value-type="string" calcext:value-type="string">
            <text:p>- Penuh kasih sayang</text:p>
            <text:p>- Pemaaf</text:p>
            <text:p>- Dermawan</text:p>
            <text:p>- Baik hati</text:p>
            <text:p>- Tidak mencoba balas dendam sekalipun saat diperakukan dengan buruk</text:p>
          </table:table-cell>
          <table:table-cell table:style-name="ce212" office:value-type="string" calcext:value-type="string">
            <text:p>- Menyukai balas dendam pada orang yang menyakiti mereka</text:p>
            <text:p>- Sifat dan sikap yang ditunjukkan bisa menjadi aktif-agresif ataupun pasif-agresif</text:p>
            <text:p>- (pasif agresif mis: menyimpan dendam, keras kepala, sengaja menyulitkan orang lain)</text:p>
            <text:p>- (aktif-agresif mis: menyakiti orang lain seacara fisik, emosional atau finansial)</text:p>
            <text:p/>
          </table:table-cell>
          <table:table-cell/>
          <table:table-cell table:style-name="ce171"/>
          <table:table-cell table:number-columns-repeated="1016"/>
        </table:table-row>
        <table:table-row table:style-name="ro8">
          <table:covered-table-cell table:style-name="ce160"/>
          <table:table-cell table:style-name="ce168" office:value-type="string" calcext:value-type="string">
            <text:p><text:span text:style-name="T1">Pure-hearted conscience vs. self-serving advantage (8 items)</text:span></text:p>
          </table:table-cell>
          <table:table-cell table:style-name="ce173" table:formula="of:=[$'olah data'.P34]" office:value-type="float" office:value="2.75" calcext:value-type="float">
            <text:p>2.75</text:p>
          </table:table-cell>
          <table:table-cell table:style-name="ce212" office:value-type="string" calcext:value-type="string">
            <text:p>- Jujur</text:p>
            <text:p>- Teliti</text:p>
            <text:p>- Tulus memperlakukan orang lain seacara konsisten</text:p>
            <text:p>- Bersikap menurut etika yang berlaku di masyarakat baik seacra profesional maupun dalam hubungan interaksi sosial dan interpersonal</text:p>
          </table:table-cell>
          <table:table-cell table:style-name="ce212" office:value-type="string" calcext:value-type="string">
            <text:p>- Oportunis</text:p>
            <text:p>- Cenderung melakukan apapu untuk mencapai tujuan </text:p>
            <text:p>- Cenderung memperlakukan orang lain secara tidak adil</text:p>
            <text:p>- Bersikap lebih berat kepada diri sendiri demi mencapai keuntungan pribadi</text:p>
            <text:p>- Manipulatif </text:p>
          </table:table-cell>
          <table:table-cell/>
          <table:table-cell table:style-name="ce171"/>
          <table:table-cell table:number-columns-repeated="1016"/>
        </table:table-row>
        <table:table-row table:style-name="ro8">
          <table:table-cell table:style-name="ce190" office:value-type="string" calcext:value-type="string" table:number-columns-spanned="1" table:number-rows-spanned="4">
            <text:p>Self-Tanscendence</text:p>
          </table:table-cell>
          <table:table-cell table:style-name="ce168" table:formula="of:=[.A34]" office:value-type="string" office:string-value="Self-Tanscendence" calcext:value-type="string">
            <text:p>Self-Tanscendence</text:p>
          </table:table-cell>
          <table:table-cell table:style-name="ce173" table:formula="of:=[$'olah data'.P35]" office:value-type="float" office:value="1.95625" calcext:value-type="float">
            <text:p>1.96</text:p>
          </table:table-cell>
          <table:table-cell table:style-name="ce212" table:number-columns-repeated="2"/>
          <table:table-cell/>
          <table:table-cell table:style-name="ce171"/>
          <table:table-cell table:number-columns-repeated="1016"/>
        </table:table-row>
        <table:table-row table:style-name="ro8">
          <table:covered-table-cell table:style-name="ce192"/>
          <table:table-cell table:style-name="ce168" office:value-type="string" calcext:value-type="string">
            <text:p>Self-forgetful vs. self-conscious experience (10 items)</text:p>
          </table:table-cell>
          <table:table-cell table:style-name="ce173" table:formula="of:=[$'olah data'.P36]" office:value-type="float" office:value="2.2" calcext:value-type="float">
            <text:p>2.20</text:p>
          </table:table-cell>
          <table:table-cell table:style-name="ce211" office:value-type="string" calcext:value-type="string">
            <text:p>- Cenderung melampaui batas ketika terlibat secara mendalam dengan orang lain atau ketika berhadapan dengan apa yang dikerjakan</text:p>
            <text:p>- Cenderung nampak kreatif</text:p>
          </table:table-cell>
          <table:table-cell table:style-name="ce211" office:value-type="string" calcext:value-type="string">
            <text:p>- Memiliki kesadaran diri yang tinggi dalam hubungan sosial</text:p>
            <text:p>- Memiliki kesadaran diri tinggi dalam pekerjaan</text:p>
            <text:p>- Memiliki ketertarikan minimal terhadap seni</text:p>
          </table:table-cell>
          <table:table-cell table:number-columns-repeated="1018"/>
        </table:table-row>
        <table:table-row table:style-name="ro8">
          <table:covered-table-cell table:style-name="ce190" office:value-type="string" calcext:value-type="string">
            <text:p>ST2</text:p>
          </table:covered-table-cell>
          <table:table-cell table:style-name="ce168" office:value-type="string" calcext:value-type="string">
            <text:p><text:span text:style-name="T1">Transpersonal identification vs. self-differentiation (8 items)</text:span></text:p>
          </table:table-cell>
          <table:table-cell table:style-name="ce173" table:formula="of:=[$'olah data'.P37]" office:value-type="float" office:value="3.125" calcext:value-type="float">
            <text:p>3.13</text:p>
          </table:table-cell>
          <table:table-cell table:style-name="ce213" office:value-type="string" calcext:value-type="string">
            <text:p>- Memiliki koneksi yang kuat dengan alam</text:p>
            <text:p>- Menganggap segala sesuatu terlihat merupakan bagian dari kesatuan organisme kehidupan</text:p>
            <text:p>- Bersedia melakukan pengorbanan untuk menciptakan dunia yang lebih baik</text:p>
            <text:p>- Cenderung dianggap sebagai individu yang terlalu rumit dalam berpikir dan idealis</text:p>
          </table:table-cell>
          <table:table-cell table:style-name="ce211" office:value-type="string" calcext:value-type="string">
            <text:p>- Kurang memiliki hubungan yang kuat dengan alam dan manusia</text:p>
            <text:p>- Cenderung menjadi individu yang merasa bahwa memilikitanggung jawab secara langsung atau tidak langsung terhadap apa yang terjadi dengan orang lain dan dengan dunia.</text:p>
            <text:p>- Jarang bersedia berkorban untuk membuat dunia menjadi lebih baik kecuali bila mendapatkan keuntungan praktis dari hal tersebut</text:p>
          </table:table-cell>
          <table:table-cell table:number-columns-repeated="1018"/>
        </table:table-row>
        <table:table-row table:style-name="ro8">
          <table:covered-table-cell table:style-name="ce190" office:value-type="string" calcext:value-type="string">
            <text:p>ST3</text:p>
          </table:covered-table-cell>
          <table:table-cell table:style-name="ce168" office:value-type="string" calcext:value-type="string">
            <text:p>Spiritual acceptance vs. rational materialism (8 items)</text:p>
          </table:table-cell>
          <table:table-cell table:style-name="ce173" table:formula="of:=[$'olah data'.P38]" office:value-type="float" office:value="2.5" calcext:value-type="float">
            <text:p>2.50</text:p>
          </table:table-cell>
          <table:table-cell table:style-name="ce213" office:value-type="string" calcext:value-type="string">
            <text:p>- Mengakui akan keberadaan pengaruh spiritual</text:p>
            <text:p>- Mudah tergugah oleh pengalaman spiritual</text:p>
            <text:p>- Sanggup menghadapi penderitaan bahka kematian bila sesuai dengan keyakinan spiritual yang di anut</text:p>
            <text:p/>
          </table:table-cell>
          <table:table-cell table:style-name="ce211" office:value-type="string" calcext:value-type="string">
            <text:p>- Hanya menerima pengalaman yang dapat dibuktikan secara empiris</text:p>
            <text:p>- Enggan menerima hal-hal yang tidak dapat dijelaskan ecara ilmiah</text:p>
            <text:p>- Tidak ada kontrol atau kemungkinan untuk mengevaluasi hal-hal yang bersifat spiritual seperti kematian, penderitaan</text:p>
          </table:table-cell>
          <table:table-cell table:number-columns-repeated="1018"/>
        </table:table-row>
        <table:table-row table:style-name="ro8">
          <table:table-cell table:style-name="ce162"/>
          <table:table-cell table:style-name="ce168" office:value-type="string" calcext:value-type="string">
            <text:p>Validity Scale (5 items)</text:p>
          </table:table-cell>
          <table:table-cell table:style-name="ce173" table:formula="of:=[$'olah data'.P39]" office:value-type="string" office:string-value="Kandidat asal menjawab" calcext:value-type="string">
            <text:p>Kandidat asal menjawab</text:p>
          </table:table-cell>
          <table:table-cell table:style-name="ce212" table:number-columns-repeated="2"/>
          <table:table-cell table:number-columns-repeated="1018"/>
        </table:table-row>
        <table:table-row table:style-name="ro3">
          <table:table-cell table:style-name="ce163"/>
          <table:table-cell table:style-name="ce169"/>
          <table:table-cell table:number-columns-repeated="1021"/>
        </table:table-row>
        <table:table-row table:style-name="ro3">
          <table:table-cell table:style-name="ce164"/>
          <table:table-cell table:style-name="ce170"/>
          <table:table-cell table:number-columns-repeated="1021"/>
        </table:table-row>
        <table:table-row table:style-name="ro3">
          <table:table-cell table:style-name="ce163"/>
          <table:table-cell table:style-name="ce170"/>
          <table:table-cell table:number-columns-repeated="1021"/>
        </table:table-row>
        <table:table-row table:style-name="ro3">
          <table:table-cell table:style-name="ce165"/>
          <table:table-cell table:style-name="ce170"/>
          <table:table-cell table:number-columns-repeated="1021"/>
        </table:table-row>
        <table:table-row table:style-name="ro3" table:number-rows-repeated="3">
          <table:table-cell table:number-columns-repeated="1023"/>
        </table:table-row>
        <table:table-row table:style-name="ro3">
          <table:table-cell/>
          <table:table-cell table:style-name="ce172"/>
          <table:table-cell table:number-columns-repeated="1021"/>
        </table:table-row>
        <table:table-row table:style-name="ro3" table:number-rows-repeated="1048529">
          <table:table-cell table:number-columns-repeated="1023"/>
        </table:table-row>
        <table:table-row table:style-name="ro3">
          <table:table-cell table:number-columns-repeated="1023"/>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0" form:id="control30"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Goto.Kembali?language=Basic&amp;location=document" xlink:type="simple"/>
              </office:event-listeners>
            </form:button>
            <form:fixed-text form:name="Label Field 1" form:control-implementation="ooo:com.sun.star.form.component.FixedText" xml:id="control31" form:id="control31" form:label="Label Field"/>
            <form:button form:name="Push Button 1" form:control-implementation="ooo:com.sun.star.form.component.CommandButton" xml:id="control32" form:id="control32"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8" svg:width="26.36mm" svg:height="14.32mm" svg:x="158.62mm" svg:y="0.92mm" draw:control="control30"/>
          <draw:control draw:z-index="1" draw:style-name="gr4" draw:text-style-name="P9" svg:width="0.42mm" svg:height="2.21mm" svg:x="267.7mm" svg:y="156.38mm" draw:control="control31"/>
          <draw:control draw:z-index="2" draw:style-name="gr5" draw:text-style-name="P8" svg:width="29.87mm" svg:height="23.5mm" svg:x="158.86mm" svg:y="22.24mm" draw:control="control32"/>
          <draw:frame draw:z-index="3" draw:style-name="gr6" draw:text-style-name="P10" svg:width="330.09mm" svg:height="247.57mm" svg:x="0mm" svg:y="76.94mm">
            <draw:object draw:notify-on-update-of-ranges="grafik.B3:grafik.B37 grafik.C2:grafik.C2 grafik.C3:grafik.C37" xlink:href="./Object 1" xlink:type="simple" xlink:show="embed" xlink:actuate="onLoad">
              <loext:p/>
            </draw:object>
            <draw:image xlink:href="./ObjectReplacements/Object 1" xlink:type="simple" xlink:show="embed" xlink:actuate="onLoad"/>
          </draw:frame>
        </table:shapes>
        <table:table-column table:style-name="co43" table:default-cell-style-name="ce224"/>
        <table:table-column table:style-name="co44" table:default-cell-style-name="ce224"/>
        <table:table-column table:style-name="co3" table:default-cell-style-name="ce229"/>
        <table:table-column table:style-name="co3" table:default-cell-style-name="ce232"/>
        <table:table-column table:style-name="co45" table:default-cell-style-name="ce234"/>
        <table:table-column table:style-name="co3" table:number-columns-repeated="10" table:default-cell-style-name="ce224"/>
        <table:table-column table:style-name="co3" table:visibility="collapse" table:number-columns-repeated="1008" table:default-cell-style-name="ce224"/>
        <table:table-column table:style-name="co3" table:visibility="collapse" table:default-cell-style-name="ce195"/>
        <table:table-row table:style-name="ro3">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33"/>
          <table:table-cell table:style-name="ce153" table:number-columns-repeated="10"/>
          <table:table-cell table:number-columns-repeated="1009"/>
        </table:table-row>
        <table:table-row table:style-name="ro3">
          <table:table-cell table:style-name="ce119" office:value-type="string" calcext:value-type="string">
            <text:p>ID DATA</text:p>
          </table:table-cell>
          <table:table-cell table:style-name="ce119" table:formula="of:=IF([$'olah data'.V2]=0;&quot;&quot;;[$'olah data'.V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TES</text:p>
          </table:table-cell>
          <table:table-cell table:style-name="ce138" table:formula="of:=IF([$'olah data'.W$2]=0;&quot;&quot;;[$'olah data'.W$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KOTA</text:p>
          </table:table-cell>
          <table:table-cell table:style-name="ce119" table:formula="of:=IF([$'olah data'.X$2]=0;&quot;&quot;;[$'olah data'.X$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O TES</text:p>
          </table:table-cell>
          <table:table-cell table:style-name="ce119" table:formula="of:=IF([$'olah data'.Y$2]=0;&quot;&quot;;[$'olah data'.Y$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AMA KANDIDAT</text:p>
          </table:table-cell>
          <table:table-cell table:style-name="ce119" table:formula="of:=IF([$'olah data'.Z$2]=0;&quot;&quot;;[$'olah data'.Z$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JENIS KELAMIN</text:p>
          </table:table-cell>
          <table:table-cell table:style-name="ce119" table:formula="of:=IF([$'olah data'.AA$2]=0;&quot;&quot;;[$'olah data'.AA$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LAHIR</text:p>
          </table:table-cell>
          <table:table-cell table:style-name="ce138" table:formula="of:=IF([$'olah data'.AB$2]=0;&quot;&quot;;[$'olah data'.AB$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NDIDIKAN TERAKHIR</text:p>
          </table:table-cell>
          <table:table-cell table:style-name="ce119" table:formula="of:=IF([$'olah data'.AC$2]=0;&quot;&quot;;[$'olah data'.AC$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RUSAHAAN/INSTITUSI</text:p>
          </table:table-cell>
          <table:table-cell table:style-name="ce119" table:formula="of:=IF([$'olah data'.AD$2]=0;&quot;&quot;;[$'olah data'.AD$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OSISI YANG DITUJU</text:p>
          </table:table-cell>
          <table:table-cell table:style-name="ce119" table:formula="of:=IF([$'olah data'.AE$2]=0;&quot;&quot;;[$'olah data'.AE$2])" office:value-type="string" office:string-value="SALES/MARKETING" calcext:value-type="string">
            <text:p>SALES/MARKETING</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CATATAN/KETERANGAN LAIN</text:p>
          </table:table-cell>
          <table:table-cell table:style-name="ce119" table:formula="of:=IF([$'olah data'.AF$2]=0;&quot;&quot;;[$'olah data'.AF$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IPE SOAL</text:p>
          </table:table-cell>
          <table:table-cell table:style-name="ce119" table:formula="of:=IF([$grafik.D33]=0;&quot;&quot;;[$grafik.D33])" office:value-type="string" office:string-value="- Jujur&#10;- Teliti&#10;- Tulus memperlakukan orang lain seacara konsisten&#10;- Bersikap menurut etika yang berlaku di masyarakat baik seacra profesional maupun dalam hubungan interaksi sosial dan interpersonal" calcext:value-type="string">
            <text:p>- Jujur</text:p>
            <text:p>- Teliti</text:p>
            <text:p>- Tulus memperlakukan orang lain seacara konsisten</text:p>
            <text:p>- Bersikap menurut etika yang berlaku di masyarakat baik seacra profesional maupun dalam hubungan interaksi sosial dan interpersonal</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number-rows-repeated="49">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226" office:value-type="string" calcext:value-type="string">
            <text:p>Dimensi Karakter TCI</text:p>
          </table:table-cell>
          <table:table-cell table:style-name="ce226" office:value-type="string" calcext:value-type="string">
            <text:p>Sub Dimensi Karakter</text:p>
          </table:table-cell>
          <table:table-cell table:style-name="ce226" office:value-type="string" calcext:value-type="string">
            <text:p>Nilai Kandidat</text:p>
          </table:table-cell>
          <table:table-cell table:style-name="ce226" office:value-type="string" calcext:value-type="string">
            <text:p>Batas Nilai </text:p>
          </table:table-cell>
          <table:table-cell table:style-name="ce226" office:value-type="string" calcext:value-type="string">
            <text:p>Penilaian Karakter Kandidat</text:p>
          </table:table-cell>
          <table:table-cell table:style-name="ce245" table:number-columns-repeated="10"/>
          <table:table-cell table:style-name="ce232" table:number-columns-repeated="1009"/>
        </table:table-row>
        <table:table-row table:style-name="ro3">
          <table:table-cell table:style-name="ce226" office:value-type="string" calcext:value-type="string" table:number-columns-spanned="1" table:number-rows-spanned="5">
            <text:p>Novelty-seeking</text:p>
          </table:table-cell>
          <table:table-cell table:style-name="ce227" office:value-type="string" calcext:value-type="string">
            <text:p>Novelty-seeking</text:p>
          </table:table-cell>
          <table:table-cell table:style-name="ce237" table:formula="of:=[$grafik.C2]" office:value-type="float" office:value="2.93293650793651" calcext:value-type="float">
            <text:p>2.93</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Novelty-seeking</text:p>
          </table:covered-table-cell>
          <table:table-cell table:style-name="ce227" office:value-type="string" calcext:value-type="string">
            <text:p>Exploratory excitability v. stoic rigidity (10 items)</text:p>
          </table:table-cell>
          <table:table-cell table:style-name="ce237" table:formula="of:=[$grafik.C3]" office:value-type="float" office:value="2.7" calcext:value-type="float">
            <text:p>2.7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Novelty-seeking</text:p>
          </table:covered-table-cell>
          <table:table-cell table:style-name="ce227" office:value-type="string" calcext:value-type="string">
            <text:p>Impulsiveness v. reflection (9 items)</text:p>
          </table:table-cell>
          <table:table-cell table:style-name="ce237" table:formula="of:=[$grafik.C4]" office:value-type="float" office:value="3.11111111111111" calcext:value-type="float">
            <text:p>3.11</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Novelty-seeking</text:p>
          </table:covered-table-cell>
          <table:table-cell table:style-name="ce227" office:value-type="string" calcext:value-type="string">
            <text:p>Extravagance v. reserve (9 items)</text:p>
          </table:table-cell>
          <table:table-cell table:style-name="ce237" table:formula="of:=[$grafik.C5]" office:value-type="float" office:value="2.77777777777778" calcext:value-type="float">
            <text:p>2.78</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table:table-cell table:style-name="ce227" office:value-type="string" calcext:value-type="string">
            <text:p>Disorderliness v. regimentation (7 items)</text:p>
          </table:table-cell>
          <table:table-cell table:style-name="ce237" table:formula="of:=[$grafik.C6]" office:value-type="float" office:value="3.14285714285714" calcext:value-type="float">
            <text:p>3.14</text:p>
          </table:table-cell>
          <table:table-cell table:style-name="ce227" table:number-columns-repeated="2"/>
          <table:table-cell table:style-name="ce113" table:number-columns-repeated="10"/>
          <table:table-cell table:number-columns-repeated="1009"/>
        </table:table-row>
        <table:table-row table:style-name="ro3">
          <table:table-cell table:style-name="ce226" office:value-type="string" calcext:value-type="string" table:number-columns-spanned="1" table:number-rows-spanned="5">
            <text:p>Harm Avoidance</text:p>
          </table:table-cell>
          <table:table-cell table:style-name="ce227" office:value-type="string" calcext:value-type="string">
            <text:p>Harm Avoidance</text:p>
          </table:table-cell>
          <table:table-cell table:style-name="ce237" table:formula="of:=[$grafik.C7]" office:value-type="float" office:value="3.06939935064935" calcext:value-type="float">
            <text:p>3.07</text:p>
          </table:table-cell>
          <table:table-cell table:style-name="ce227" table:number-columns-repeated="2"/>
          <table:table-cell table:style-name="ce113" table:number-columns-repeated="10"/>
          <table:table-cell table:number-columns-repeated="1009"/>
        </table:table-row>
        <table:table-row table:style-name="ro9">
          <table:covered-table-cell table:style-name="ce227" office:value-type="string" calcext:value-type="string">
            <text:p>HA2</text:p>
          </table:covered-table-cell>
          <table:table-cell table:style-name="ce227" office:value-type="string" calcext:value-type="string">
            <text:p><text:span text:style-name="T1">Anticipatory worry &amp; pessimismv. uninhibited optimism (11 items)</text:span></text:p>
          </table:table-cell>
          <table:table-cell table:style-name="ce237" table:formula="of:=[$grafik.C8]" office:value-type="float" office:value="3.54545454545455" calcext:value-type="float">
            <text:p>3.55</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HA3</text:p>
          </table:covered-table-cell>
          <table:table-cell table:style-name="ce227" office:value-type="string" calcext:value-type="string">
            <text:p>Fear of uncertainty (7 items)</text:p>
          </table:table-cell>
          <table:table-cell table:style-name="ce237" table:formula="of:=[$grafik.C9]" office:value-type="float" office:value="2.57142857142857" calcext:value-type="float">
            <text:p>2.57</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HA4</text:p>
          </table:covered-table-cell>
          <table:table-cell table:style-name="ce227" office:value-type="string" calcext:value-type="string">
            <text:p>Shyness with strangers (7 items)</text:p>
          </table:table-cell>
          <table:table-cell table:style-name="ce237" table:formula="of:=[$grafik.C10]" office:value-type="float" office:value="3.28571428571429" calcext:value-type="float">
            <text:p>3.29</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table:table-cell table:style-name="ce227" office:value-type="string" calcext:value-type="string">
            <text:p>Fatigability v. asthenia (8 items)</text:p>
          </table:table-cell>
          <table:table-cell table:style-name="ce237" table:formula="of:=[$grafik.C11]" office:value-type="float" office:value="2.875" calcext:value-type="float">
            <text:p>2.88</text:p>
          </table:table-cell>
          <table:table-cell table:style-name="ce227" table:number-columns-repeated="2"/>
          <table:table-cell table:style-name="ce113" table:number-columns-repeated="10"/>
          <table:table-cell table:number-columns-repeated="1009"/>
        </table:table-row>
        <table:table-row table:style-name="ro3">
          <table:table-cell table:style-name="ce226" office:value-type="string" calcext:value-type="string" table:number-columns-spanned="1" table:number-rows-spanned="5">
            <text:p>Reward Dependence</text:p>
          </table:table-cell>
          <table:table-cell table:style-name="ce227" office:value-type="string" calcext:value-type="string">
            <text:p>Reward Dependence</text:p>
          </table:table-cell>
          <table:table-cell table:style-name="ce237" table:formula="of:=[$grafik.C12]" office:value-type="float" office:value="2.89583333333333" calcext:value-type="float">
            <text:p>2.9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Reward Dependence</text:p>
          </table:covered-table-cell>
          <table:table-cell table:style-name="ce227" office:value-type="string" calcext:value-type="string">
            <text:p>Sentimentality (8 items)</text:p>
          </table:table-cell>
          <table:table-cell table:style-name="ce237" table:formula="of:=[$grafik.C13]" office:value-type="float" office:value="3.25" calcext:value-type="float">
            <text:p>3.25</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Reward Dependence</text:p>
          </table:covered-table-cell>
          <table:table-cell table:style-name="ce227" office:value-type="string" calcext:value-type="string">
            <text:p>Openness to warm communication vs aloofness (10 items)</text:p>
          </table:table-cell>
          <table:table-cell table:style-name="ce237" table:formula="of:=[$grafik.C14]" office:value-type="float" office:value="3" calcext:value-type="float">
            <text:p>3.0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Reward Dependence</text:p>
          </table:covered-table-cell>
          <table:table-cell table:style-name="ce227" office:value-type="string" calcext:value-type="string">
            <text:p>Attachment (6 items)</text:p>
          </table:table-cell>
          <table:table-cell table:style-name="ce237" table:formula="of:=[$grafik.C15]" office:value-type="float" office:value="3" calcext:value-type="float">
            <text:p>3.0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table:table-cell table:style-name="ce227" office:value-type="string" calcext:value-type="string">
            <text:p>Dependence (6 items)</text:p>
          </table:table-cell>
          <table:table-cell table:style-name="ce237" table:formula="of:=[$grafik.C16]" office:value-type="float" office:value="2.33333333333333" calcext:value-type="float">
            <text:p>2.33</text:p>
          </table:table-cell>
          <table:table-cell table:style-name="ce227" table:number-columns-repeated="2"/>
          <table:table-cell table:style-name="ce113" table:number-columns-repeated="10"/>
          <table:table-cell table:number-columns-repeated="1009"/>
        </table:table-row>
        <table:table-row table:style-name="ro3">
          <table:table-cell table:style-name="ce226" office:value-type="string" calcext:value-type="string" table:number-columns-spanned="1" table:number-rows-spanned="5">
            <text:p>Persistence</text:p>
          </table:table-cell>
          <table:table-cell table:style-name="ce227" office:value-type="string" calcext:value-type="string">
            <text:p>Persistence</text:p>
          </table:table-cell>
          <table:table-cell table:style-name="ce237" table:formula="of:=[$grafik.C17]" office:value-type="float" office:value="2.79375" calcext:value-type="float">
            <text:p>2.79</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P2</text:p>
          </table:covered-table-cell>
          <table:table-cell table:style-name="ce227" office:value-type="string" calcext:value-type="string">
            <text:p>Eagerness of effort vs laziness (9 items)</text:p>
          </table:table-cell>
          <table:table-cell table:style-name="ce237" table:formula="of:=[$grafik.C18]" office:value-type="float" office:value="3" calcext:value-type="float">
            <text:p>3.0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P3</text:p>
          </table:covered-table-cell>
          <table:table-cell table:style-name="ce227" office:value-type="string" calcext:value-type="string">
            <text:p>Work hardened vs spoiled (8 items)</text:p>
          </table:table-cell>
          <table:table-cell table:style-name="ce237" table:formula="of:=[$grafik.C19]" office:value-type="float" office:value="2" calcext:value-type="float">
            <text:p>2.0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P4</text:p>
          </table:covered-table-cell>
          <table:table-cell table:style-name="ce227" office:value-type="string" calcext:value-type="string">
            <text:p>Ambitious vs underachieving (10 items)</text:p>
          </table:table-cell>
          <table:table-cell table:style-name="ce237" table:formula="of:=[$grafik.C20]" office:value-type="float" office:value="3.3" calcext:value-type="float">
            <text:p>3.3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table:table-cell table:style-name="ce227" office:value-type="string" calcext:value-type="string">
            <text:p>Perfectionist vs pragmatist (8 items)</text:p>
          </table:table-cell>
          <table:table-cell table:style-name="ce237" table:formula="of:=[$grafik.C21]" office:value-type="float" office:value="2.875" calcext:value-type="float">
            <text:p>2.88</text:p>
          </table:table-cell>
          <table:table-cell table:style-name="ce227" table:number-columns-repeated="2"/>
          <table:table-cell table:style-name="ce113" table:number-columns-repeated="10"/>
          <table:table-cell table:number-columns-repeated="1009"/>
        </table:table-row>
        <table:table-row table:style-name="ro3">
          <table:table-cell table:style-name="ce226" office:value-type="string" calcext:value-type="string" table:number-columns-spanned="1" table:number-rows-spanned="6">
            <text:p>Self-Directedness</text:p>
          </table:table-cell>
          <table:table-cell table:style-name="ce227" office:value-type="string" calcext:value-type="string">
            <text:p>Self-Directedness</text:p>
          </table:table-cell>
          <table:table-cell table:style-name="ce237" table:formula="of:=[$grafik.C22]" office:value-type="float" office:value="2.64791666666667" calcext:value-type="float">
            <text:p>2.65</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S2</text:p>
          </table:covered-table-cell>
          <table:table-cell table:style-name="ce227" office:value-type="string" calcext:value-type="string">
            <text:p>Responsibility vs. blaming (8 items)</text:p>
          </table:table-cell>
          <table:table-cell table:style-name="ce237" table:formula="of:=[$grafik.C23]" office:value-type="float" office:value="2.125" calcext:value-type="float">
            <text:p>2.13</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S3</text:p>
          </table:covered-table-cell>
          <table:table-cell table:style-name="ce227" office:value-type="string" calcext:value-type="string">
            <text:p>Purposefulness vs. lack of goal direction (6 items)</text:p>
          </table:table-cell>
          <table:table-cell table:style-name="ce237" table:formula="of:=[$grafik.C24]" office:value-type="float" office:value="3.16666666666667" calcext:value-type="float">
            <text:p>3.17</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S4</text:p>
          </table:covered-table-cell>
          <table:table-cell table:style-name="ce227" office:value-type="string" calcext:value-type="string">
            <text:p>Resourcefulness (5 items)</text:p>
          </table:table-cell>
          <table:table-cell table:style-name="ce237" table:formula="of:=[$grafik.C25]" office:value-type="float" office:value="2.4" calcext:value-type="float">
            <text:p>2.4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S5</text:p>
          </table:covered-table-cell>
          <table:table-cell table:style-name="ce227" office:value-type="string" calcext:value-type="string">
            <text:p>Self-acceptance vs. self-striving (10 items)</text:p>
          </table:table-cell>
          <table:table-cell table:style-name="ce237" table:formula="of:=[$grafik.C26]" office:value-type="float" office:value="2.9" calcext:value-type="float">
            <text:p>2.9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table:table-cell table:style-name="ce227" office:value-type="string" calcext:value-type="string">
            <text:p>Enlightened second nature (11 items)</text:p>
          </table:table-cell>
          <table:table-cell table:style-name="ce237" table:formula="of:=[$grafik.C27]" office:value-type="float" office:value="3.09090909090909" calcext:value-type="float">
            <text:p>3.09</text:p>
          </table:table-cell>
          <table:table-cell table:style-name="ce227" table:number-columns-repeated="2"/>
          <table:table-cell table:style-name="ce113" table:number-columns-repeated="10"/>
          <table:table-cell table:number-columns-repeated="1009"/>
        </table:table-row>
        <table:table-row table:style-name="ro3">
          <table:table-cell table:style-name="ce226" office:value-type="string" calcext:value-type="string" table:number-columns-spanned="1" table:number-rows-spanned="6">
            <text:p>Cooperativeness</text:p>
          </table:table-cell>
          <table:table-cell table:style-name="ce227" office:value-type="string" calcext:value-type="string">
            <text:p>Cooperativeness</text:p>
          </table:table-cell>
          <table:table-cell table:style-name="ce237" table:formula="of:=[$grafik.C28]" office:value-type="float" office:value="2.40446428571429" calcext:value-type="float">
            <text:p>2.4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Cooperativeness</text:p>
          </table:covered-table-cell>
          <table:table-cell table:style-name="ce227" office:value-type="string" calcext:value-type="string">
            <text:p>Social acceptance vs. social intolerance (8 items)</text:p>
          </table:table-cell>
          <table:table-cell table:style-name="ce237" table:formula="of:=[$grafik.C29]" office:value-type="float" office:value="2.625" calcext:value-type="float">
            <text:p>2.63</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Cooperativeness</text:p>
          </table:covered-table-cell>
          <table:table-cell table:style-name="ce227" office:value-type="string" calcext:value-type="string">
            <text:p>Empathy vs. social disinterest (5 items)</text:p>
          </table:table-cell>
          <table:table-cell table:style-name="ce237" table:formula="of:=[$grafik.C30]" office:value-type="float" office:value="1.6" calcext:value-type="float">
            <text:p>1.6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Cooperativeness</text:p>
          </table:covered-table-cell>
          <table:table-cell table:style-name="ce227" office:value-type="string" calcext:value-type="string">
            <text:p>Helpfulness vs. unhelpfulness (8 items)</text:p>
          </table:table-cell>
          <table:table-cell table:style-name="ce237" table:formula="of:=[$grafik.C31]" office:value-type="float" office:value="3.25" calcext:value-type="float">
            <text:p>3.25</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Cooperativeness</text:p>
          </table:covered-table-cell>
          <table:table-cell table:style-name="ce227" office:value-type="string" calcext:value-type="string">
            <text:p>Compassion vs. revengefulness (7 items)</text:p>
          </table:table-cell>
          <table:table-cell table:style-name="ce237" table:formula="of:=[$grafik.C32]" office:value-type="float" office:value="2.14285714285714" calcext:value-type="float">
            <text:p>2.14</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table:table-cell table:style-name="ce227" office:value-type="string" calcext:value-type="string">
            <text:p><text:span text:style-name="T1">Pure-hearted conscience vs. self-serving advantage (8 items)</text:span></text:p>
          </table:table-cell>
          <table:table-cell table:style-name="ce237" table:formula="of:=[$grafik.C33]" office:value-type="float" office:value="2.75" calcext:value-type="float">
            <text:p>2.75</text:p>
          </table:table-cell>
          <table:table-cell table:style-name="ce227" table:number-columns-repeated="2"/>
          <table:table-cell table:style-name="ce113" table:number-columns-repeated="10"/>
          <table:table-cell table:number-columns-repeated="1009"/>
        </table:table-row>
        <table:table-row table:style-name="ro3">
          <table:table-cell table:style-name="ce226" office:value-type="string" calcext:value-type="string" table:number-columns-spanned="1" table:number-rows-spanned="4">
            <text:p>Self-Tanscendence</text:p>
          </table:table-cell>
          <table:table-cell table:style-name="ce227" office:value-type="string" calcext:value-type="string">
            <text:p>Self-Tanscendence</text:p>
          </table:table-cell>
          <table:table-cell table:style-name="ce237" table:formula="of:=[$grafik.C34]" office:value-type="float" office:value="1.95625" calcext:value-type="float">
            <text:p>1.96</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table:table-cell table:style-name="ce227" office:value-type="string" calcext:value-type="string">
            <text:p>Self-forgetful vs. self-conscious experience (10 items)</text:p>
          </table:table-cell>
          <table:table-cell table:style-name="ce237" table:formula="of:=[$grafik.C35]" office:value-type="float" office:value="2.2" calcext:value-type="float">
            <text:p>2.20</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ST2</text:p>
          </table:covered-table-cell>
          <table:table-cell table:style-name="ce227" office:value-type="string" calcext:value-type="string">
            <text:p><text:span text:style-name="T1">Transpersonal identification vs. self-differentiation (8 items)</text:span></text:p>
          </table:table-cell>
          <table:table-cell table:style-name="ce237" table:formula="of:=[$grafik.C36]" office:value-type="float" office:value="3.125" calcext:value-type="float">
            <text:p>3.13</text:p>
          </table:table-cell>
          <table:table-cell table:style-name="ce227" table:number-columns-repeated="2"/>
          <table:table-cell table:style-name="ce113" table:number-columns-repeated="10"/>
          <table:table-cell table:number-columns-repeated="1009"/>
        </table:table-row>
        <table:table-row table:style-name="ro3">
          <table:covered-table-cell table:style-name="ce227" office:value-type="string" calcext:value-type="string">
            <text:p>ST3</text:p>
          </table:covered-table-cell>
          <table:table-cell table:style-name="ce227" office:value-type="string" calcext:value-type="string">
            <text:p>Spiritual acceptance vs. rational materialism (8 items)</text:p>
          </table:table-cell>
          <table:table-cell table:style-name="ce237" table:formula="of:=[$grafik.C37]" office:value-type="float" office:value="2.5" calcext:value-type="float">
            <text:p>2.50</text:p>
          </table:table-cell>
          <table:table-cell table:style-name="ce227" table:number-columns-repeated="2"/>
          <table:table-cell table:style-name="ce113" table:number-columns-repeated="10"/>
          <table:table-cell table:number-columns-repeated="1009"/>
        </table:table-row>
        <table:table-row table:style-name="ro9">
          <table:table-cell table:style-name="ce227"/>
          <table:table-cell table:style-name="ce227" office:value-type="string" calcext:value-type="string">
            <text:p>Validity Scale (5 items)</text:p>
          </table:table-cell>
          <table:table-cell table:style-name="ce237" table:formula="of:=[$grafik.C38]" office:value-type="string" office:string-value="Kandidat asal menjawab" calcext:value-type="string">
            <text:p>Kandidat asal menjawab</text:p>
          </table:table-cell>
          <table:table-cell table:style-name="ce227" table:number-columns-repeated="2"/>
          <table:table-cell table:style-name="ce113" table:number-columns-repeated="10"/>
          <table:table-cell table:number-columns-repeated="1009"/>
        </table:table-row>
        <table:table-row table:style-name="ro3" table:number-rows-repeated="53">
          <table:table-cell table:style-name="ce113" table:number-columns-repeated="15"/>
          <table:table-cell table:number-columns-repeated="1009"/>
        </table:table-row>
        <table:table-row table:style-name="ro3">
          <table:table-cell table:style-name="ce113" table:number-columns-repeated="2"/>
          <table:table-cell/>
          <table:table-cell table:style-name="ce113" table:number-columns-repeated="12"/>
          <table:table-cell table:number-columns-repeated="1009"/>
        </table:table-row>
        <table:table-row table:style-name="ro3" table:number-rows-repeated="1048421">
          <table:table-cell table:number-columns-repeated="1024"/>
        </table:table-row>
        <table:table-row table:style-name="ro3">
          <table:table-cell table:number-columns-repeated="1024"/>
        </table:table-row>
      </table:table>
      <table:named-expressions/>
      <table:database-ranges>
        <table:database-range table:name="__Anonymous_Sheet_DB__4"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New" svg:font-family="'Courier New'" style:font-pitch="variable"/>
    <style:font-face style:name="Segoe UI" svg:font-family="'Segoe UI'"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
      <number:number number:decimal-places="2" loext:min-decimal-places="2"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3">00/00/0000</text:date>, <text:time style:data-style-name="N2" text:time-value="12:57:06.09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27</meta:editing-cycles>
    <meta:creation-date>2018-06-26T10:19:00</meta:creation-date>
    <dc:date>2018-09-03T16:01:21.557000000</dc:date>
    <meta:generator>LibreOffice/6.0.6.2$Windows_X86_64 LibreOffice_project/0c292870b25a325b5ed35f6b45599d2ea4458e77</meta:generator>
    <meta:editing-duration>P1DT11H44M17S</meta:editing-duration>
    <meta:print-date>2018-07-30T13:34:10.562000000</meta:print-date>
    <meta:document-statistic meta:table-count="9" meta:cell-count="7324" meta:object-count="33"/>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Reverse
Dim Doc as Object

Doc = ThisComponent
Copy = Doc.Sheets().GetByName("olah data").GetCellRangeByName("AG2:JL2")
Paste = Doc.Sheets().GetByName("jawaban peserta").GetCellRangeByName("V2:JA2")
Paste.DataArray = Copy.taArray

For i = 0 to 240 
	Copy = Doc.Sheets().GetByName("jawaban peserta").GetCellByPosition(i+21,1)
	Paste = Doc.Sheets().GetByName("jawaban peserta").GetCellByPosition(18,i+1)
	Paste.DataArray = Copy.DataArray


Next i


End Sub

Sub CopyTranspose
Dim Doc as Object

Doc = ThisComponent
Copy = Doc.Sheets().GetByName("jawaban peserta").GetCellRangeByName("AG2:JL2")
Paste = Doc.Sheets().GetByName("olah data").GetCellRangeByName("V2:JA2")
Paste.DataArray = Copy.DataArray

For i = 0 to 240 
	Copy = Doc.Sheets().GetByName("jawaban peserta").GetCellByPosition(18,i+1)
	Paste = Doc.Sheets().GetByName("jawaban peserta").GetCellByPosition(i+21,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CIcode/EventProcess.xml><?xml version="1.0" encoding="utf-8"?>
<!DOCTYPE module  PUBLIC '-//OpenOffice.org//DTD OfficeDocument 1.0//EN'  'module.dtd'>
<script:module xmlns:script="http://openoffice.org/2000/script" script:name="EventProcess" script:language="StarBasic" script:moduleType="normal">REM  *****  BASIC  *****

Sub Main

End Sub

Sub DoubleklikProcess
Doc = ThisComponent

Doc.BasicLibraries.LoadLibrary("TCIcode")
Doc.Sheets().GetByName("olah data").GetCellRangeByName("A60").Value = 1
SetActiveViewOutput
End Sub
</script:module>
</file>

<file path=Basic/TCIcode/ExportAsCsv.xml><?xml version="1.0" encoding="utf-8"?>
<!DOCTYPE module  PUBLIC '-//OpenOffice.org//DTD OfficeDocument 1.0//EN'  'module.dtd'>
<script:module xmlns:script="http://openoffice.org/2000/script" script:name="ExportAsCsv" script:language="StarBasic" script:moduleType="normal">REM  *****  BASIC  *****

Sub Main
ExportToCSV
End Sub

Sub ExportToCSV()
   dim document as object
   dim dispatcher as object
 
	doc = Thiscomponent
	path1=DirectoryNameoutofPath(ThisComponent.getURL(),"/")
	chrpathright = len(path1)-17
	pathdirectory = left(path1,chrpathright)
	destination =  pathdirectory+"DatabaseTCI.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cript:module>
</file>

<file path=Basic/TCIcode/Goto.xml><?xml version="1.0" encoding="utf-8"?>
<!DOCTYPE module  PUBLIC '-//OpenOffice.org//DTD OfficeDocument 1.0//EN'  'module.dtd'>
<script:module xmlns:script="http://openoffice.org/2000/script" script:name="Goto"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Kembali
	ThisComponent.BasicLibraries.LoadLibrary("TCIcode")
	A60Value = ThisComponent.Sheets().GetByName("olah data").GetCellRangeByName("A60").Value
	if A60Value = 1 Then:
		SetActiveDatabase
	elseif A60Value = 0 Then  :
		SetActiveViewInput
	Else :
		msgbox "Error"
	End If
	
End Sub

Sub SetActiveViewInput
Dim Doc as Object
ThisComponent.BasicLibraries.LoadLibrary("TCIcode")
ValueInput0_A60
Doc = ThisComponent
SheetLihatJawaban =  Doc.Sheets().GetByName("View Input")
ActiveSheet = Doc.CurrentController.SetActiveSheet(SheetLihatJawaban)

End Sub


Sub SetActiveDatabase
Dim Doc as Object

Doc = ThisComponent
SheetLihatJawaban =  Doc.Sheets().GetByName("Database")
ActiveSheet = Doc.CurrentController.SetActiveSheet(SheetLihatJawaban)

End Sub
</script:module>
</file>

<file path=Basic/TCIcode/Input_on_Database.xml><?xml version="1.0" encoding="utf-8"?>
<!DOCTYPE module  PUBLIC '-//OpenOffice.org//DTD OfficeDocument 1.0//EN'  'module.dtd'>
<script:module xmlns:script="http://openoffice.org/2000/script" script:name="Input_on_Database" script:language="StarBasic" script:moduleType="normal">REM  *****  BASIC  *****

Sub Main
Input_Button_Database
End Sub

Sub Input_Button_Database
ThisComponent.BasicLibraries.LoadLibrary("TCIcode")
SetActiveViewInput
End Sub
</script:module>
</file>

<file path=Basic/TCIcode/ProsesJwbPeserta.xml><?xml version="1.0" encoding="utf-8"?>
<!DOCTYPE module  PUBLIC '-//OpenOffice.org//DTD OfficeDocument 1.0//EN'  'module.dtd'>
<script:module xmlns:script="http://openoffice.org/2000/script" script:name="ProsesJwbPeserta" script:language="StarBasic" script:moduleType="normal">REM  *****  BASIC  *****

Sub Main

End Sub


Sub CopyTransposeReverse
Dim Doc as Object

Doc = ThisComponent
Copy = Doc.Sheets().GetByName("olah data").GetCellRangeByName("AG2:JL2")
Paste = Doc.Sheets().GetByName("jawaban peserta").GetCellRangeByName("V2:JA2")
Paste.DataArray = Copy.DataArray

For i = 0 to 240 
	Copy = Doc.Sheets().GetByName("jawaban peserta").GetCellByPosition(i+21,1)
	Paste = Doc.Sheets().GetByName("jawaban peserta").GetCellByPosition(1,i+1)
	Paste.DataArray = Copy.DataArray


Next i


End Sub

Sub CopyTranspose
Dim Doc as Object

Doc = ThisComponent
Copy = Doc.Sheets().GetByName("jawaban peserta").GetCellRangeByName("C2:C241")
Paste = Doc.Sheets().GetByName("jawaban peserta").GetCellRangeByName("B2:B241")
Paste.DataArray = Copy.DataArray

For i = 0 to 240 
	Copy = Doc.Sheets().GetByName("jawaban peserta").GetCellByPosition(1,i+1)
	Paste = Doc.Sheets().GetByName("jawaban peserta").GetCellByPosition(i+21,1)

	Paste.DataArray = Copy.DataArray
Next i
Copy = Doc.Sheets().GetByName("jawaban peserta").GetCellRangeByName("V2:JA2")
Paste = Doc.Sheets().GetByName("olah data").GetCellRangeByName("AG2:JL2")
Paste.DataArray = Copy.DataArray


End Sub

Sub LihatHasil
	ThisComponent.BasicLibraries.LoadLibrary("TCIcode")
	SetActiveViewOutput
End Sub
</script:module>
</file>

<file path=Basic/TCIcode/ValueInput.xml><?xml version="1.0" encoding="utf-8"?>
<!DOCTYPE module  PUBLIC '-//OpenOffice.org//DTD OfficeDocument 1.0//EN'  'module.dtd'>
<script:module xmlns:script="http://openoffice.org/2000/script" script:name="ValueInput" script:language="StarBasic" script:moduleType="normal">REM  *****  BASIC  *****

Sub Main

End Sub

Sub ValueInput1_A60
Doc = ThisComponent

Doc.Sheets().GetByName("olah data").GetCellRangeByName("A60").Value = 1

End Sub

Sub ValueInput0_A60
Doc = ThisComponent

Doc.Sheets().GetByName("olah data").GetCellRangeByName("A60").Value = 0

End Sub
</script:module>
</file>

<file path=Basic/TCIcode/script-lb.xml><?xml version="1.0" encoding="utf-8"?>
<!DOCTYPE library  PUBLIC '-//OpenOffice.org//DTD OfficeDocument 1.0//EN'  'library.dtd'>
<library:library xmlns:library="http://openoffice.org/2000/library" library:name="TCIcode" library:readonly="false" library:passwordprotected="false">
  <library:element library:name="Goto"/>
  <library:element library:name="ProsesJwbPeserta"/>
  <library:element library:name="EventProcess"/>
  <library:element library:name="ValueInput"/>
  <library:element library:name="ExportAsCsv"/>
  <library:element library:name="Input_on_Datab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y library:name="TCIcode"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CIcode/dialog-lb.xml><?xml version="1.0" encoding="utf-8"?>
<!DOCTYPE library  PUBLIC '-//OpenOffice.org//DTD OfficeDocument 1.0//EN'  'library.dtd'>
<library:library xmlns:library="http://openoffice.org/2000/library" library:name="TCIcode"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y library:name="TCIcode"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
      <number:number number:decimal-places="2" loext:min-decimal-places="2" number:min-integer-digits="0"/>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6" style:family="chart" style:data-style-name="N16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01cm" svg:height="24.758cm" xlink:href=".." xlink:type="simple" chart:class="chart:bar" chart:style-name="ch1">
        <chart:legend chart:legend-position="end" svg:x="31.594cm" svg:y="12.08cm" style:legend-expansion="high" chart:style-name="ch2"/>
        <chart:plot-area chart:style-name="ch3" table:cell-range-address="grafik.B2:grafik.C37" chart:data-source-has-labels="both" svg:x="0.66cm" svg:y="0.495cm" svg:width="30.274cm" svg:height="23.768cm">
          <chartooo:coordinate-region svg:x="10.965cm" svg:y="0.495cm" svg:width="19.637cm" svg:height="23.121cm"/>
          <chart:axis chart:dimension="x" chart:name="primary-x" chart:style-name="ch4" chartooo:axis-type="auto">
            <chartooo:date-scale/>
            <chart:categories table:cell-range-address="grafik.B3:grafik.B37"/>
          </chart:axis>
          <chart:axis chart:dimension="x" chart:name="secondary-x" chart:style-name="ch5"/>
          <chart:axis chart:dimension="y" chart:name="primary-y" chart:style-name="ch6">
            <chart:grid chart:style-name="ch7" chart:class="major"/>
          </chart:axis>
          <chart:series chart:style-name="ch8" chart:values-cell-range-address="grafik.C3:grafik.C37" chart:label-cell-address="grafik.C2:grafik.C2" chart:class="chart:bar">
            <chart:data-point chart:repeated="3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2.93</text:p>
                <draw:g>
                  <svg:desc>grafik.C2:grafik.C2</svg:desc>
                </draw:g>
              </table:table-cell>
            </table:table-row>
          </table:table-header-rows>
          <table:table-rows>
            <table:table-row>
              <table:table-cell office:value-type="string">
                <text:p>Exploratory excitability v. stoic rigidity (10 items)</text:p>
                <draw:g>
                  <svg:desc>grafik.B3:grafik.B37</svg:desc>
                </draw:g>
              </table:table-cell>
              <table:table-cell office:value-type="float" office:value="2.7">
                <text:p>2.7</text:p>
                <draw:g>
                  <svg:desc>grafik.C3:grafik.C37</svg:desc>
                </draw:g>
              </table:table-cell>
            </table:table-row>
            <table:table-row>
              <table:table-cell office:value-type="string">
                <text:p>Impulsiveness v. reflection (9 items)</text:p>
              </table:table-cell>
              <table:table-cell office:value-type="float" office:value="3.11111111111111">
                <text:p>3.11111111111111</text:p>
              </table:table-cell>
            </table:table-row>
            <table:table-row>
              <table:table-cell office:value-type="string">
                <text:p>Extravagance v. reserve (9 items)</text:p>
              </table:table-cell>
              <table:table-cell office:value-type="float" office:value="2.77777777777778">
                <text:p>2.77777777777778</text:p>
              </table:table-cell>
            </table:table-row>
            <table:table-row>
              <table:table-cell office:value-type="string">
                <text:p>Disorderliness v. regimentation (7 items)</text:p>
              </table:table-cell>
              <table:table-cell office:value-type="float" office:value="3.14285714285714">
                <text:p>3.14285714285714</text:p>
              </table:table-cell>
            </table:table-row>
            <table:table-row>
              <table:table-cell office:value-type="string">
                <text:p>Harm Avoidance</text:p>
              </table:table-cell>
              <table:table-cell office:value-type="float" office:value="3.06939935064935">
                <text:p>3.06939935064935</text:p>
              </table:table-cell>
            </table:table-row>
            <table:table-row>
              <table:table-cell office:value-type="string">
                <text:p>Anticipatory worry &amp; pessimismv. uninhibited optimism (11 items)</text:p>
              </table:table-cell>
              <table:table-cell office:value-type="float" office:value="3.54545454545455">
                <text:p>3.54545454545455</text:p>
              </table:table-cell>
            </table:table-row>
            <table:table-row>
              <table:table-cell office:value-type="string">
                <text:p>Fear of uncertainty (7 items)</text:p>
              </table:table-cell>
              <table:table-cell office:value-type="float" office:value="2.57142857142857">
                <text:p>2.57142857142857</text:p>
              </table:table-cell>
            </table:table-row>
            <table:table-row>
              <table:table-cell office:value-type="string">
                <text:p>Shyness with strangers (7 items)</text:p>
              </table:table-cell>
              <table:table-cell office:value-type="float" office:value="3.28571428571429">
                <text:p>3.28571428571429</text:p>
              </table:table-cell>
            </table:table-row>
            <table:table-row>
              <table:table-cell office:value-type="string">
                <text:p>Fatigability v. asthenia (8 items)</text:p>
              </table:table-cell>
              <table:table-cell office:value-type="float" office:value="2.875">
                <text:p>2.875</text:p>
              </table:table-cell>
            </table:table-row>
            <table:table-row>
              <table:table-cell office:value-type="string">
                <text:p>Reward Dependence</text:p>
              </table:table-cell>
              <table:table-cell office:value-type="float" office:value="2.89583333333333">
                <text:p>2.89583333333333</text:p>
              </table:table-cell>
            </table:table-row>
            <table:table-row>
              <table:table-cell office:value-type="string">
                <text:p>Sentimentality (8 items)</text:p>
              </table:table-cell>
              <table:table-cell office:value-type="float" office:value="3.25">
                <text:p>3.25</text:p>
              </table:table-cell>
            </table:table-row>
            <table:table-row>
              <table:table-cell office:value-type="string">
                <text:p>Openness to warm communication vs aloofness (10 items)</text:p>
              </table:table-cell>
              <table:table-cell office:value-type="float" office:value="3">
                <text:p>3</text:p>
              </table:table-cell>
            </table:table-row>
            <table:table-row>
              <table:table-cell office:value-type="string">
                <text:p>Attachment (6 items)</text:p>
              </table:table-cell>
              <table:table-cell office:value-type="float" office:value="3">
                <text:p>3</text:p>
              </table:table-cell>
            </table:table-row>
            <table:table-row>
              <table:table-cell office:value-type="string">
                <text:p>Dependence (6 items)</text:p>
              </table:table-cell>
              <table:table-cell office:value-type="float" office:value="2.33333333333333">
                <text:p>2.33333333333333</text:p>
              </table:table-cell>
            </table:table-row>
            <table:table-row>
              <table:table-cell office:value-type="string">
                <text:p>Persistence</text:p>
              </table:table-cell>
              <table:table-cell office:value-type="float" office:value="2.79375">
                <text:p>2.79375</text:p>
              </table:table-cell>
            </table:table-row>
            <table:table-row>
              <table:table-cell office:value-type="string">
                <text:p>Eagerness of effort vs laziness (9 items)</text:p>
              </table:table-cell>
              <table:table-cell office:value-type="float" office:value="3">
                <text:p>3</text:p>
              </table:table-cell>
            </table:table-row>
            <table:table-row>
              <table:table-cell office:value-type="string">
                <text:p>Work hardened vs spoiled (8 items)</text:p>
              </table:table-cell>
              <table:table-cell office:value-type="float" office:value="2">
                <text:p>2</text:p>
              </table:table-cell>
            </table:table-row>
            <table:table-row>
              <table:table-cell office:value-type="string">
                <text:p>Ambitious vs underachieving (10 items)</text:p>
              </table:table-cell>
              <table:table-cell office:value-type="float" office:value="3.3">
                <text:p>3.3</text:p>
              </table:table-cell>
            </table:table-row>
            <table:table-row>
              <table:table-cell office:value-type="string">
                <text:p>Perfectionist vs pragmatist (8 items)</text:p>
              </table:table-cell>
              <table:table-cell office:value-type="float" office:value="2.875">
                <text:p>2.875</text:p>
              </table:table-cell>
            </table:table-row>
            <table:table-row>
              <table:table-cell office:value-type="string">
                <text:p>Self-Directedness</text:p>
              </table:table-cell>
              <table:table-cell office:value-type="float" office:value="2.64791666666667">
                <text:p>2.64791666666667</text:p>
              </table:table-cell>
            </table:table-row>
            <table:table-row>
              <table:table-cell office:value-type="string">
                <text:p>Responsibility vs. blaming (8 items)</text:p>
              </table:table-cell>
              <table:table-cell office:value-type="float" office:value="2.125">
                <text:p>2.125</text:p>
              </table:table-cell>
            </table:table-row>
            <table:table-row>
              <table:table-cell office:value-type="string">
                <text:p>Purposefulness vs. lack of goal direction (6 items)</text:p>
              </table:table-cell>
              <table:table-cell office:value-type="float" office:value="3.16666666666667">
                <text:p>3.16666666666667</text:p>
              </table:table-cell>
            </table:table-row>
            <table:table-row>
              <table:table-cell office:value-type="string">
                <text:p>Resourcefulness (5 items)</text:p>
              </table:table-cell>
              <table:table-cell office:value-type="float" office:value="2.4">
                <text:p>2.4</text:p>
              </table:table-cell>
            </table:table-row>
            <table:table-row>
              <table:table-cell office:value-type="string">
                <text:p>Self-acceptance vs. self-striving (10 items)</text:p>
              </table:table-cell>
              <table:table-cell office:value-type="float" office:value="2.9">
                <text:p>2.9</text:p>
              </table:table-cell>
            </table:table-row>
            <table:table-row>
              <table:table-cell office:value-type="string">
                <text:p>Enlightened second nature (11 items)</text:p>
              </table:table-cell>
              <table:table-cell office:value-type="float" office:value="3.09090909090909">
                <text:p>3.09090909090909</text:p>
              </table:table-cell>
            </table:table-row>
            <table:table-row>
              <table:table-cell office:value-type="string">
                <text:p>Cooperativeness</text:p>
              </table:table-cell>
              <table:table-cell office:value-type="float" office:value="2.40446428571429">
                <text:p>2.40446428571429</text:p>
              </table:table-cell>
            </table:table-row>
            <table:table-row>
              <table:table-cell office:value-type="string">
                <text:p>Social acceptance vs. social intolerance (8 items)</text:p>
              </table:table-cell>
              <table:table-cell office:value-type="float" office:value="2.625">
                <text:p>2.625</text:p>
              </table:table-cell>
            </table:table-row>
            <table:table-row>
              <table:table-cell office:value-type="string">
                <text:p>Empathy vs. social disinterest (5 items)</text:p>
              </table:table-cell>
              <table:table-cell office:value-type="float" office:value="1.6">
                <text:p>1.6</text:p>
              </table:table-cell>
            </table:table-row>
            <table:table-row>
              <table:table-cell office:value-type="string">
                <text:p>Helpfulness vs. unhelpfulness (8 items)</text:p>
              </table:table-cell>
              <table:table-cell office:value-type="float" office:value="3.25">
                <text:p>3.25</text:p>
              </table:table-cell>
            </table:table-row>
            <table:table-row>
              <table:table-cell office:value-type="string">
                <text:p>Compassion vs. revengefulness (7 items)</text:p>
              </table:table-cell>
              <table:table-cell office:value-type="float" office:value="2.14285714285714">
                <text:p>2.14285714285714</text:p>
              </table:table-cell>
            </table:table-row>
            <table:table-row>
              <table:table-cell office:value-type="string">
                <text:p>Pure-hearted conscience vs. self-serving advantage (8 items)</text:p>
              </table:table-cell>
              <table:table-cell office:value-type="float" office:value="2.75">
                <text:p>2.75</text:p>
              </table:table-cell>
            </table:table-row>
            <table:table-row>
              <table:table-cell office:value-type="string">
                <text:p>Self-Tanscendence</text:p>
              </table:table-cell>
              <table:table-cell office:value-type="float" office:value="1.95625">
                <text:p>1.95625</text:p>
              </table:table-cell>
            </table:table-row>
            <table:table-row>
              <table:table-cell office:value-type="string">
                <text:p>Self-forgetful vs. self-conscious experience (10 items)</text:p>
              </table:table-cell>
              <table:table-cell office:value-type="float" office:value="2.2">
                <text:p>2.2</text:p>
              </table:table-cell>
            </table:table-row>
            <table:table-row>
              <table:table-cell office:value-type="string">
                <text:p>Transpersonal identification vs. self-differentiation (8 items)</text:p>
              </table:table-cell>
              <table:table-cell office:value-type="float" office:value="3.125">
                <text:p>3.125</text:p>
              </table:table-cell>
            </table:table-row>
            <table:table-row>
              <table:table-cell office:value-type="string">
                <text:p>Spiritual acceptance vs. rational materialism (8 items)</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